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Batang" svg:font-family="Batang, 바탕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28.005cm" fo:margin-left="-0.691cm" fo:margin-top="0cm" fo:margin-bottom="0cm" table:align="left" style:writing-mode="page"/>
    </style:style>
    <style:style style:name="Таблица1.A" style:family="table-column">
      <style:table-column-properties style:column-width="1.649cm"/>
    </style:style>
    <style:style style:name="Таблица1.B" style:family="table-column">
      <style:table-column-properties style:column-width="0.601cm"/>
    </style:style>
    <style:style style:name="Таблица1.C" style:family="table-column">
      <style:table-column-properties style:column-width="1.397cm"/>
    </style:style>
    <style:style style:name="Таблица1.D" style:family="table-column">
      <style:table-column-properties style:column-width="1.852cm"/>
    </style:style>
    <style:style style:name="Таблица1.E" style:family="table-column">
      <style:table-column-properties style:column-width="0.249cm"/>
    </style:style>
    <style:style style:name="Таблица1.F" style:family="table-column">
      <style:table-column-properties style:column-width="1.501cm"/>
    </style:style>
    <style:style style:name="Таблица1.G" style:family="table-column">
      <style:table-column-properties style:column-width="1.75cm"/>
    </style:style>
    <style:style style:name="Таблица1.H" style:family="table-column">
      <style:table-column-properties style:column-width="0.503cm"/>
    </style:style>
    <style:style style:name="Таблица1.I" style:family="table-column">
      <style:table-column-properties style:column-width="1.498cm"/>
    </style:style>
    <style:style style:name="Таблица1.J" style:family="table-column">
      <style:table-column-properties style:column-width="2.702cm"/>
    </style:style>
    <style:style style:name="Таблица1.K" style:family="table-column">
      <style:table-column-properties style:column-width="0.3cm"/>
    </style:style>
    <style:style style:name="Таблица1.L" style:family="table-column">
      <style:table-column-properties style:column-width="5.255cm"/>
    </style:style>
    <style:style style:name="Таблица1.M" style:family="table-column">
      <style:table-column-properties style:column-width="0.245cm"/>
    </style:style>
    <style:style style:name="Таблица1.N" style:family="table-column">
      <style:table-column-properties style:column-width="0.053cm"/>
    </style:style>
    <style:style style:name="Таблица1.O" style:family="table-column">
      <style:table-column-properties style:column-width="0.7cm"/>
    </style:style>
    <style:style style:name="Таблица1.P" style:family="table-column">
      <style:table-column-properties style:column-width="0.496cm"/>
    </style:style>
    <style:style style:name="Таблица1.Q" style:family="table-column">
      <style:table-column-properties style:column-width="0.605cm"/>
    </style:style>
    <style:style style:name="Таблица1.R" style:family="table-column">
      <style:table-column-properties style:column-width="0.191cm"/>
    </style:style>
    <style:style style:name="Таблица1.S" style:family="table-column">
      <style:table-column-properties style:column-width="0.961cm"/>
    </style:style>
    <style:style style:name="Таблица1.T" style:family="table-column">
      <style:table-column-properties style:column-width="1.053cm"/>
    </style:style>
    <style:style style:name="Таблица1.U" style:family="table-column">
      <style:table-column-properties style:column-width="0.192cm"/>
    </style:style>
    <style:style style:name="Таблица1.V" style:family="table-column">
      <style:table-column-properties style:column-width="0.753cm"/>
    </style:style>
    <style:style style:name="Таблица1.W" style:family="table-column">
      <style:table-column-properties style:column-width="0.499cm"/>
    </style:style>
    <style:style style:name="Таблица1.X" style:family="table-column">
      <style:table-column-properties style:column-width="0.953cm"/>
    </style:style>
    <style:style style:name="Таблица1.Y" style:family="table-column">
      <style:table-column-properties style:column-width="0.138cm"/>
    </style:style>
    <style:style style:name="Таблица1.Z" style:family="table-column">
      <style:table-column-properties style:column-width="0.66cm"/>
    </style:style>
    <style:style style:name="Таблица1.a" style:family="table-column">
      <style:table-column-properties style:column-width="0.427cm"/>
    </style:style>
    <style:style style:name="Таблица1.b" style:family="table-column">
      <style:table-column-properties style:column-width="0.824cm"/>
    </style:style>
    <style:style style:name="Таблица1.1" style:family="table-row">
      <style:table-row-properties style:row-height="0.564cm" fo:keep-together="always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P1" style:family="table-cell">
      <style:table-cell-properties fo:padding-left="0.191cm" fo:padding-right="0.191cm" fo:padding-top="0cm" fo:padding-bottom="0cm" fo:border="0.5pt solid #000000"/>
    </style:style>
    <style:style style:name="Таблица1.2" style:family="table-row">
      <style:table-row-properties style:row-height="0.494cm" fo:keep-together="always"/>
    </style:style>
    <style:style style:name="Таблица1.G2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/>
    </style:style>
    <style:style style:name="Таблица1.G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.5" style:family="table-row">
      <style:table-row-properties style:row-height="0.847cm" fo:keep-together="always"/>
    </style:style>
    <style:style style:name="Таблица1.Q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.6" style:family="table-row">
      <style:table-row-properties style:row-height="1.058cm" fo:keep-together="always"/>
    </style:style>
    <style:style style:name="Таблица1.A6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/>
    </style:style>
    <style:style style:name="Таблица1.I6" style:family="table-cell">
      <style:table-cell-properties style:vertical-align="middle" fo:padding-left="0.191cm" fo:padding-right="0.191cm" fo:padding-top="0cm" fo:padding-bottom="0cm" fo:border-left="0.5pt solid #000000" fo:border-right="1.5pt solid #000000" fo:border-top="0.5pt solid #000000" fo:border-bottom="none"/>
    </style:style>
    <style:style style:name="Таблица1.K6" style:family="table-cell">
      <style:table-cell-properties style:vertical-align="middle" fo:padding-left="0.191cm" fo:padding-right="0.191cm" fo:padding-top="0cm" fo:padding-bottom="0cm" fo:border-left="1.5pt solid #000000" fo:border-right="0.5pt solid #000000" fo:border-top="1.5pt solid #000000" fo:border-bottom="1.5pt solid #000000"/>
    </style:style>
    <style:style style:name="Таблица1.N6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1.5pt solid #000000"/>
    </style:style>
    <style:style style:name="Таблица1.V6" style:family="table-cell">
      <style:table-cell-properties style:vertical-align="middle" fo:padding-left="0.191cm" fo:padding-right="0.191cm" fo:padding-top="0cm" fo:padding-bottom="0cm" fo:border-left="0.5pt solid #000000" fo:border-right="1.5pt solid #000000" fo:border-top="1.5pt solid #000000" fo:border-bottom="1.5pt solid #000000"/>
    </style:style>
    <style:style style:name="Таблица1.7" style:family="table-row">
      <style:table-row-properties style:row-height="0.882cm" fo:keep-together="always"/>
    </style:style>
    <style:style style:name="Таблица1.A7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/>
    </style:style>
    <style:style style:name="Таблица1.J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.X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Таблица1.b7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Таблица1.8" style:family="table-row">
      <style:table-row-properties style:min-row-height="4.175cm" fo:keep-together="always"/>
    </style:style>
    <style:style style:name="Таблица1.A8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1.O8" style:family="table-cell">
      <style:table-cell-properties fo:padding-left="0.191cm" fo:padding-right="0.191cm" fo:padding-top="0cm" fo:padding-bottom="0cm" fo:border-left="none" fo:border-right="0.5pt solid #000000" fo:border-top="none" fo:border-bottom="none"/>
    </style:style>
    <style:style style:name="Таблица1.9" style:family="table-row">
      <style:table-row-properties style:min-row-height="0.975cm" fo:keep-together="always"/>
    </style:style>
    <style:style style:name="Таблица1.10" style:family="table-row">
      <style:table-row-properties style:min-row-height="4.2cm" fo:keep-together="always"/>
    </style:style>
    <style:style style:name="Таблица1.A10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1.U10" style:family="table-cell">
      <style:table-cell-properties fo:padding-left="0.191cm" fo:padding-right="0.191cm" fo:padding-top="0cm" fo:padding-bottom="0cm" fo:border-left="none" fo:border-right="0.5pt solid #000000" fo:border-top="none" fo:border-bottom="none"/>
    </style:style>
    <style:style style:name="Таблица1.11" style:family="table-row">
      <style:table-row-properties style:min-row-height="1.369cm" fo:keep-together="always"/>
    </style:style>
    <style:style style:name="Таблица1.A11" style:family="table-cell">
      <style:table-cell-properties fo:padding-left="0.191cm" fo:padding-right="0.191cm" fo:padding-top="0cm" fo:padding-bottom="0cm" fo:border-left="0.5pt solid #000000" fo:border-right="0.5pt solid #000000" fo:border-top="none" fo:border-bottom="1.5pt solid #000000"/>
    </style:style>
    <style:style style:name="Таблица1.12" style:family="table-row">
      <style:table-row-properties style:row-height="0.813cm" fo:keep-together="always"/>
    </style:style>
    <style:style style:name="Таблица1.A12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Таблица1.C12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Таблица1.S12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Таблица1.Y12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Таблица2" style:family="table">
      <style:table-properties style:width="28.192cm" fo:margin-left="-0.501cm" fo:margin-top="0cm" fo:margin-bottom="0cm" table:align="left" style:writing-mode="page"/>
    </style:style>
    <style:style style:name="Таблица2.A" style:family="table-column">
      <style:table-column-properties style:column-width="1.24cm"/>
    </style:style>
    <style:style style:name="Таблица2.B" style:family="table-column">
      <style:table-column-properties style:column-width="0.792cm"/>
    </style:style>
    <style:style style:name="Таблица2.C" style:family="table-column">
      <style:table-column-properties style:column-width="0.206cm"/>
    </style:style>
    <style:style style:name="Таблица2.D" style:family="table-column">
      <style:table-column-properties style:column-width="0.086cm"/>
    </style:style>
    <style:style style:name="Таблица2.E" style:family="table-column">
      <style:table-column-properties style:column-width="0.212cm"/>
    </style:style>
    <style:style style:name="Таблица2.F" style:family="table-column">
      <style:table-column-properties style:column-width="0.697cm"/>
    </style:style>
    <style:style style:name="Таблица2.G" style:family="table-column">
      <style:table-column-properties style:column-width="0.75cm"/>
    </style:style>
    <style:style style:name="Таблица2.H" style:family="table-column">
      <style:table-column-properties style:column-width="0.254cm"/>
    </style:style>
    <style:style style:name="Таблица2.I" style:family="table-column">
      <style:table-column-properties style:column-width="1.503cm"/>
    </style:style>
    <style:style style:name="Таблица2.J" style:family="table-column">
      <style:table-column-properties style:column-width="0.247cm"/>
    </style:style>
    <style:style style:name="Таблица2.K" style:family="table-column">
      <style:table-column-properties style:column-width="0.46cm"/>
    </style:style>
    <style:style style:name="Таблица2.L" style:family="table-column">
      <style:table-column-properties style:column-width="0.84cm"/>
    </style:style>
    <style:style style:name="Таблица2.M" style:family="table-column">
      <style:table-column-properties style:column-width="0.838cm"/>
    </style:style>
    <style:style style:name="Таблица2.N" style:family="table-column">
      <style:table-column-properties style:column-width="1.505cm"/>
    </style:style>
    <style:style style:name="Таблица2.O" style:family="table-column">
      <style:table-column-properties style:column-width="0.903cm"/>
    </style:style>
    <style:style style:name="Таблица2.P" style:family="table-column">
      <style:table-column-properties style:column-width="0.459cm"/>
    </style:style>
    <style:style style:name="Таблица2.Q" style:family="table-column">
      <style:table-column-properties style:column-width="0.55cm"/>
    </style:style>
    <style:style style:name="Таблица2.R" style:family="table-column">
      <style:table-column-properties style:column-width="0.848cm"/>
    </style:style>
    <style:style style:name="Таблица2.S" style:family="table-column">
      <style:table-column-properties style:column-width="0.499cm"/>
    </style:style>
    <style:style style:name="Таблица2.U" style:family="table-column">
      <style:table-column-properties style:column-width="0.24cm"/>
    </style:style>
    <style:style style:name="Таблица2.V" style:family="table-column">
      <style:table-column-properties style:column-width="0.282cm"/>
    </style:style>
    <style:style style:name="Таблица2.W" style:family="table-column">
      <style:table-column-properties style:column-width="1.448cm"/>
    </style:style>
    <style:style style:name="Таблица2.X" style:family="table-column">
      <style:table-column-properties style:column-width="0.33cm"/>
    </style:style>
    <style:style style:name="Таблица2.Y" style:family="table-column">
      <style:table-column-properties style:column-width="0.801cm"/>
    </style:style>
    <style:style style:name="Таблица2.Z" style:family="table-column">
      <style:table-column-properties style:column-width="1.249cm"/>
    </style:style>
    <style:style style:name="Таблица2.a" style:family="table-column">
      <style:table-column-properties style:column-width="0.051cm"/>
    </style:style>
    <style:style style:name="Таблица2.b" style:family="table-column">
      <style:table-column-properties style:column-width="0.871cm"/>
    </style:style>
    <style:style style:name="Таблица2.c" style:family="table-column">
      <style:table-column-properties style:column-width="0.386cm"/>
    </style:style>
    <style:style style:name="Таблица2.d" style:family="table-column">
      <style:table-column-properties style:column-width="0.245cm"/>
    </style:style>
    <style:style style:name="Таблица2.e" style:family="table-column">
      <style:table-column-properties style:column-width="0.448cm"/>
    </style:style>
    <style:style style:name="Таблица2.f" style:family="table-column">
      <style:table-column-properties style:column-width="0.857cm"/>
    </style:style>
    <style:style style:name="Таблица2.g" style:family="table-column">
      <style:table-column-properties style:column-width="0.155cm"/>
    </style:style>
    <style:style style:name="Таблица2.i" style:family="table-column">
      <style:table-column-properties style:column-width="0.104cm"/>
    </style:style>
    <style:style style:name="Таблица2.j" style:family="table-column">
      <style:table-column-properties style:column-width="0.381cm"/>
    </style:style>
    <style:style style:name="Таблица2.k" style:family="table-column">
      <style:table-column-properties style:column-width="0.767cm"/>
    </style:style>
    <style:style style:name="Таблица2.l" style:family="table-column">
      <style:table-column-properties style:column-width="0.358cm"/>
    </style:style>
    <style:style style:name="Таблица2.m" style:family="table-column">
      <style:table-column-properties style:column-width="0.081cm"/>
    </style:style>
    <style:style style:name="Таблица2.n" style:family="table-column">
      <style:table-column-properties style:column-width="0.564cm"/>
    </style:style>
    <style:style style:name="Таблица2.p" style:family="table-column">
      <style:table-column-properties style:column-width="0.102cm"/>
    </style:style>
    <style:style style:name="Таблица2.q" style:family="table-column">
      <style:table-column-properties style:column-width="0.603cm"/>
    </style:style>
    <style:style style:name="Таблица2.r" style:family="table-column">
      <style:table-column-properties style:column-width="0.716cm"/>
    </style:style>
    <style:style style:name="Таблица2.s" style:family="table-column">
      <style:table-column-properties style:column-width="0.279cm"/>
    </style:style>
    <style:style style:name="Таблица2.t" style:family="table-column">
      <style:table-column-properties style:column-width="0.048cm"/>
    </style:style>
    <style:style style:name="Таблица2.u" style:family="table-column">
      <style:table-column-properties style:column-width="0.31cm"/>
    </style:style>
    <style:style style:name="Таблица2.v" style:family="table-column">
      <style:table-column-properties style:column-width="1.379cm"/>
    </style:style>
    <style:style style:name="Таблица2.1" style:family="table-row">
      <style:table-row-properties style:row-height="0.436cm" fo:keep-together="auto"/>
    </style:style>
    <style:style style:name="Таблица2.A1" style:family="table-cell">
      <style:table-cell-properties fo:background-color="transparent" fo:padding="0cm" fo:border="none">
        <style:background-image/>
      </style:table-cell-properties>
    </style:style>
    <style:style style:name="Таблица2.e1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2.g1" style:family="table-cell">
      <style:table-cell-properties fo:background-color="transparent" fo:padding="0cm" fo:border-left="0.5pt solid #000000" fo:border-right="none" fo:border-top="0.5pt solid #000000" fo:border-bottom="0.5pt solid #000000">
        <style:background-image/>
      </style:table-cell-properties>
    </style:style>
    <style:style style:name="Таблица2.s1" style:family="table-cell">
      <style:table-cell-properties fo:background-color="transparent" fo:padding="0cm" fo:border="0.5pt solid #000000">
        <style:background-image/>
      </style:table-cell-properties>
    </style:style>
    <style:style style:name="Таблица2.M2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none">
        <style:background-image/>
      </style:table-cell-properties>
    </style:style>
    <style:style style:name="Таблица2.R2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2.s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.M3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Таблица2.5" style:family="table-row">
      <style:table-row-properties style:row-height="0.9cm" fo:keep-together="auto"/>
    </style:style>
    <style:style style:name="Таблица2.f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.q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0.5pt solid #000000" fo:border-bottom="1.5pt solid #000000">
        <style:background-image/>
      </style:table-cell-properties>
    </style:style>
    <style:style style:name="Таблица2.v5" style:family="table-cell">
      <style:table-cell-properties style:vertical-align="middle" fo:background-color="transparent" fo:padding-left="0.018cm" fo:padding-right="0.018cm" fo:padding-top="0cm" fo:padding-bottom="0cm" fo:border-left="0.5pt solid #000000" fo:border-right="0.5pt solid #000000" fo:border-top="0.5pt solid #000000" fo:border-bottom="1.5pt solid #000000">
        <style:background-image/>
      </style:table-cell-properties>
    </style:style>
    <style:style style:name="Таблица2.6" style:family="table-row">
      <style:table-row-properties style:row-height="0.46cm" fo:keep-together="auto"/>
    </style:style>
    <style:style style:name="Таблица2.F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2.O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2.V6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.5pt solid #000000" fo:border-bottom="1.5pt solid #000000">
        <style:background-image/>
      </style:table-cell-properties>
    </style:style>
    <style:style style:name="Таблица2.c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1.5pt solid #000000" fo:border-bottom="1.5pt solid #000000">
        <style:background-image/>
      </style:table-cell-properties>
    </style:style>
    <style:style style:name="Таблица2.k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1.5pt solid #000000" fo:border-bottom="1.5pt solid #000000">
        <style:background-image/>
      </style:table-cell-properties>
    </style:style>
    <style:style style:name="Таблица2.7" style:family="table-row">
      <style:table-row-properties style:row-height="0.425cm" fo:keep-together="auto"/>
    </style:style>
    <style:style style:name="Таблица2.P9" style:family="table-cell">
      <style:table-cell-properties style:vertical-align="middle" fo:background-color="transparent" fo:padding-left="0.018cm" fo:padding-right="0.018cm" fo:padding-top="0cm" fo:padding-bottom="0cm" fo:border="0.5pt solid #000000">
        <style:background-image/>
      </style:table-cell-properties>
    </style:style>
    <style:style style:name="Таблица2.n9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1.5pt solid #000000" fo:border-bottom="0.5pt solid #000000">
        <style:background-image/>
      </style:table-cell-properties>
    </style:style>
    <style:style style:name="Таблица2.u9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1.5pt solid #000000" fo:border-bottom="0.5pt solid #000000">
        <style:background-image/>
      </style:table-cell-properties>
    </style:style>
    <style:style style:name="Таблица2.F10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.L10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.N10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.O10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1.5pt solid #000000">
        <style:background-image/>
      </style:table-cell-properties>
    </style:style>
    <style:style style:name="Таблица2.P10" style:family="table-cell">
      <style:table-cell-properties style:vertical-align="middle" fo:background-color="transparent" fo:padding-left="0.018cm" fo:padding-right="0.018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2.11" style:family="table-row">
      <style:table-row-properties style:row-height="0.45cm" fo:keep-together="auto"/>
    </style:style>
    <style:style style:name="Таблица2.A11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2.B11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1.5pt solid #000000" fo:border-bottom="0.5pt solid #000000">
        <style:background-image/>
      </style:table-cell-properties>
    </style:style>
    <style:style style:name="Таблица2.D11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1.5pt solid #000000" fo:border-bottom="0.5pt solid #000000">
        <style:background-image/>
      </style:table-cell-properties>
    </style:style>
    <style:style style:name="Таблица2.S11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1.5pt solid #000000" fo:border-bottom="0.5pt solid #000000">
        <style:background-image/>
      </style:table-cell-properties>
    </style:style>
    <style:style style:name="Таблица2.B12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0.5pt solid #000000" fo:border-bottom="1.5pt solid #000000">
        <style:background-image/>
      </style:table-cell-properties>
    </style:style>
    <style:style style:name="Таблица2.T12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2.h13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.u13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Таблица2.14" style:family="table-row">
      <style:table-row-properties style:row-height="0.758cm" fo:keep-together="auto"/>
    </style:style>
    <style:style style:name="Таблица2.27" style:family="table-row">
      <style:table-row-properties style:row-height="0.81cm" fo:keep-together="auto"/>
    </style:style>
    <style:style style:name="Таблица2.28" style:family="table-row">
      <style:table-row-properties style:row-height="0.69cm" fo:keep-together="auto"/>
    </style:style>
    <style:style style:name="Таблица2.29" style:family="table-row">
      <style:table-row-properties style:row-height="0.755cm" fo:keep-together="auto"/>
    </style:style>
    <style:style style:name="Таблица2.30" style:family="table-row">
      <style:table-row-properties style:row-height="0.785cm" fo:keep-together="auto"/>
    </style:style>
    <style:style style:name="Таблица2.m30" style:family="table-cell">
      <style:table-cell-properties style:vertical-align="middle" fo:background-color="transparent" fo:padding-left="0.018cm" fo:padding-right="0.018cm" fo:padding-top="0cm" fo:padding-bottom="0cm" fo:border-left="0.5pt solid #000000" fo:border-right="0.5pt solid #000000" fo:border-top="1.5pt solid #000000" fo:border-bottom="0.5pt solid #000000">
        <style:background-image/>
      </style:table-cell-properties>
    </style:style>
    <style:style style:name="Таблица3" style:family="table">
      <style:table-properties style:width="28.256cm" fo:margin-left="-0.501cm" fo:margin-top="0cm" fo:margin-bottom="0cm" table:align="left" style:writing-mode="page"/>
    </style:style>
    <style:style style:name="Таблица3.A" style:family="table-column">
      <style:table-column-properties style:column-width="1.212cm"/>
    </style:style>
    <style:style style:name="Таблица3.B" style:family="table-column">
      <style:table-column-properties style:column-width="0.273cm"/>
    </style:style>
    <style:style style:name="Таблица3.C" style:family="table-column">
      <style:table-column-properties style:column-width="0.51cm"/>
    </style:style>
    <style:style style:name="Таблица3.E" style:family="table-column">
      <style:table-column-properties style:column-width="0.275cm"/>
    </style:style>
    <style:style style:name="Таблица3.F" style:family="table-column">
      <style:table-column-properties style:column-width="0.741cm"/>
    </style:style>
    <style:style style:name="Таблица3.G" style:family="table-column">
      <style:table-column-properties style:column-width="0.28cm"/>
    </style:style>
    <style:style style:name="Таблица3.H" style:family="table-column">
      <style:table-column-properties style:column-width="0.501cm"/>
    </style:style>
    <style:style style:name="Таблица3.J" style:family="table-column">
      <style:table-column-properties style:column-width="1.448cm"/>
    </style:style>
    <style:style style:name="Таблица3.L" style:family="table-column">
      <style:table-column-properties style:column-width="1.258cm"/>
    </style:style>
    <style:style style:name="Таблица3.M" style:family="table-column">
      <style:table-column-properties style:column-width="0.344cm"/>
    </style:style>
    <style:style style:name="Таблица3.N" style:family="table-column">
      <style:table-column-properties style:column-width="1.565cm"/>
    </style:style>
    <style:style style:name="Таблица3.O" style:family="table-column">
      <style:table-column-properties style:column-width="0.977cm"/>
    </style:style>
    <style:style style:name="Таблица3.S" style:family="table-column">
      <style:table-column-properties style:column-width="0.155cm"/>
    </style:style>
    <style:style style:name="Таблица3.T" style:family="table-column">
      <style:table-column-properties style:column-width="1.094cm"/>
    </style:style>
    <style:style style:name="Таблица3.V" style:family="table-column">
      <style:table-column-properties style:column-width="1.207cm"/>
    </style:style>
    <style:style style:name="Таблица3.W" style:family="table-column">
      <style:table-column-properties style:column-width="0.263cm"/>
    </style:style>
    <style:style style:name="Таблица3.X" style:family="table-column">
      <style:table-column-properties style:column-width="0.527cm"/>
    </style:style>
    <style:style style:name="Таблица3.Y" style:family="table-column">
      <style:table-column-properties style:column-width="0.27cm"/>
    </style:style>
    <style:style style:name="Таблица3.Z" style:family="table-column">
      <style:table-column-properties style:column-width="0.198cm"/>
    </style:style>
    <style:style style:name="Таблица3.a" style:family="table-column">
      <style:table-column-properties style:column-width="1.187cm"/>
    </style:style>
    <style:style style:name="Таблица3.b" style:family="table-column">
      <style:table-column-properties style:column-width="0.143cm"/>
    </style:style>
    <style:style style:name="Таблица3.c" style:family="table-column">
      <style:table-column-properties style:column-width="0.355cm"/>
    </style:style>
    <style:style style:name="Таблица3.d" style:family="table-column">
      <style:table-column-properties style:column-width="0.822cm"/>
    </style:style>
    <style:style style:name="Таблица3.e" style:family="table-column">
      <style:table-column-properties style:column-width="0.863cm"/>
    </style:style>
    <style:style style:name="Таблица3.f" style:family="table-column">
      <style:table-column-properties style:column-width="0.924cm"/>
    </style:style>
    <style:style style:name="Таблица3.g" style:family="table-column">
      <style:table-column-properties style:column-width="0.513cm"/>
    </style:style>
    <style:style style:name="Таблица3.h" style:family="table-column">
      <style:table-column-properties style:column-width="0.736cm"/>
    </style:style>
    <style:style style:name="Таблица3.k" style:family="table-column">
      <style:table-column-properties style:column-width="0.141cm"/>
    </style:style>
    <style:style style:name="Таблица3.l" style:family="table-column">
      <style:table-column-properties style:column-width="0.616cm"/>
    </style:style>
    <style:style style:name="Таблица3.m" style:family="table-column">
      <style:table-column-properties style:column-width="1.231cm"/>
    </style:style>
    <style:style style:name="Таблица3.n" style:family="table-column">
      <style:table-column-properties style:column-width="0.536cm"/>
    </style:style>
    <style:style style:name="Таблица3.o" style:family="table-column">
      <style:table-column-properties style:column-width="1.42cm"/>
    </style:style>
    <style:style style:name="Таблица3.p" style:family="table-column">
      <style:table-column-properties style:column-width="0.256cm"/>
    </style:style>
    <style:style style:name="Таблица3.q" style:family="table-column">
      <style:table-column-properties style:column-width="0.078cm"/>
    </style:style>
    <style:style style:name="Таблица3.r" style:family="table-column">
      <style:table-column-properties style:column-width="1.692cm"/>
    </style:style>
    <style:style style:name="Таблица3.1" style:family="table-row">
      <style:table-row-properties style:row-height="0.436cm" fo:keep-together="auto"/>
    </style:style>
    <style:style style:name="Таблица3.A1" style:family="table-cell">
      <style:table-cell-properties fo:background-color="transparent" fo:padding="0cm" fo:border="none">
        <style:background-image/>
      </style:table-cell-properties>
    </style:style>
    <style:style style:name="Таблица3.f1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3.r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M2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none">
        <style:background-image/>
      </style:table-cell-properties>
    </style:style>
    <style:style style:name="Таблица3.Q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.M3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Таблица3.5" style:family="table-row">
      <style:table-row-properties style:row-height="0.9cm" fo:keep-together="auto"/>
    </style:style>
    <style:style style:name="Таблица3.X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3.j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3.r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0.5pt solid #000000" fo:border-bottom="1.5pt solid #000000">
        <style:background-image/>
      </style:table-cell-properties>
    </style:style>
    <style:style style:name="Таблица3.6" style:family="table-row">
      <style:table-row-properties style:row-height="0.425cm" fo:keep-together="auto"/>
    </style:style>
    <style:style style:name="Таблица3.Y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3.c6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.5pt solid #000000" fo:border-bottom="1.5pt solid #000000">
        <style:background-image/>
      </style:table-cell-properties>
    </style:style>
    <style:style style:name="Таблица3.m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1.5pt solid #000000" fo:border-bottom="1pt solid #000000">
        <style:background-image/>
      </style:table-cell-properties>
    </style:style>
    <style:style style:name="Таблица3.Y7" style:family="table-cell">
      <style:table-cell-properties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3.c7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pt solid #000000" fo:border-bottom="1pt solid #000000">
        <style:background-image/>
      </style:table-cell-properties>
    </style:style>
    <style:style style:name="Таблица3.C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3.F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3.H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3.L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3.N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3.O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3.P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3.R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3.U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3.Y8" style:family="table-cell">
      <style:table-cell-properties fo:background-color="transparent" fo:padding-left="0.191cm" fo:padding-right="0.191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Таблица3.c8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pt solid #000000" fo:border-bottom="1.5pt solid #000000">
        <style:background-image/>
      </style:table-cell-properties>
    </style:style>
    <style:style style:name="Таблица3.9" style:family="table-row">
      <style:table-row-properties style:row-height="0.45cm" fo:keep-together="auto"/>
    </style:style>
    <style:style style:name="Таблица3.A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3.B9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1.5pt solid #000000" fo:border-bottom="0.5pt solid #000000">
        <style:background-image/>
      </style:table-cell-properties>
    </style:style>
    <style:style style:name="Таблица3.E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1.5pt solid #000000" fo:border-bottom="0.5pt solid #000000">
        <style:background-image/>
      </style:table-cell-properties>
    </style:style>
    <style:style style:name="Таблица3.T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1.5pt solid #000000" fo:border-bottom="0.5pt solid #000000">
        <style:background-image/>
      </style:table-cell-properties>
    </style:style>
    <style:style style:name="Таблица3.B10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0.5pt solid #000000" fo:border-bottom="1.5pt solid #000000">
        <style:background-image/>
      </style:table-cell-properties>
    </style:style>
    <style:style style:name="Таблица3.T10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3.g11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3.p11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Таблица3.12" style:family="table-row">
      <style:table-row-properties style:row-height="0.758cm" fo:keep-together="auto"/>
    </style:style>
    <style:style style:name="Таблица3.28" style:family="table-row">
      <style:table-row-properties style:row-height="0.76cm" fo:keep-together="auto"/>
    </style:style>
    <style:style style:name="Таблица3.B2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1pt solid #000000">
        <style:background-image/>
      </style:table-cell-properties>
    </style:style>
    <style:style style:name="Таблица3.29" style:family="table-row">
      <style:table-row-properties style:row-height="0.801cm" fo:keep-together="auto"/>
    </style:style>
    <style:style style:name="Таблица3.A29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1.5pt solid #000000" fo:border-bottom="0.5pt solid #000000">
        <style:background-image/>
      </style:table-cell-properties>
    </style:style>
    <style:style style:name="Таблица3.q29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1.5pt solid #000000" fo:border-bottom="0.5pt solid #000000">
        <style:background-image/>
      </style:table-cell-properties>
    </style:style>
    <style:style style:name="Таблица4" style:family="table">
      <style:table-properties style:width="28.256cm" fo:margin-left="-0.501cm" fo:margin-top="0cm" fo:margin-bottom="0cm" table:align="left" style:writing-mode="page"/>
    </style:style>
    <style:style style:name="Таблица4.A" style:family="table-column">
      <style:table-column-properties style:column-width="1.212cm"/>
    </style:style>
    <style:style style:name="Таблица4.B" style:family="table-column">
      <style:table-column-properties style:column-width="0.273cm"/>
    </style:style>
    <style:style style:name="Таблица4.C" style:family="table-column">
      <style:table-column-properties style:column-width="0.51cm"/>
    </style:style>
    <style:style style:name="Таблица4.E" style:family="table-column">
      <style:table-column-properties style:column-width="0.275cm"/>
    </style:style>
    <style:style style:name="Таблица4.F" style:family="table-column">
      <style:table-column-properties style:column-width="0.741cm"/>
    </style:style>
    <style:style style:name="Таблица4.G" style:family="table-column">
      <style:table-column-properties style:column-width="0.28cm"/>
    </style:style>
    <style:style style:name="Таблица4.H" style:family="table-column">
      <style:table-column-properties style:column-width="0.501cm"/>
    </style:style>
    <style:style style:name="Таблица4.J" style:family="table-column">
      <style:table-column-properties style:column-width="1.448cm"/>
    </style:style>
    <style:style style:name="Таблица4.L" style:family="table-column">
      <style:table-column-properties style:column-width="1.258cm"/>
    </style:style>
    <style:style style:name="Таблица4.M" style:family="table-column">
      <style:table-column-properties style:column-width="0.344cm"/>
    </style:style>
    <style:style style:name="Таблица4.N" style:family="table-column">
      <style:table-column-properties style:column-width="1.565cm"/>
    </style:style>
    <style:style style:name="Таблица4.O" style:family="table-column">
      <style:table-column-properties style:column-width="0.977cm"/>
    </style:style>
    <style:style style:name="Таблица4.S" style:family="table-column">
      <style:table-column-properties style:column-width="0.155cm"/>
    </style:style>
    <style:style style:name="Таблица4.T" style:family="table-column">
      <style:table-column-properties style:column-width="1.094cm"/>
    </style:style>
    <style:style style:name="Таблица4.V" style:family="table-column">
      <style:table-column-properties style:column-width="1.207cm"/>
    </style:style>
    <style:style style:name="Таблица4.W" style:family="table-column">
      <style:table-column-properties style:column-width="0.263cm"/>
    </style:style>
    <style:style style:name="Таблица4.X" style:family="table-column">
      <style:table-column-properties style:column-width="0.527cm"/>
    </style:style>
    <style:style style:name="Таблица4.Y" style:family="table-column">
      <style:table-column-properties style:column-width="0.27cm"/>
    </style:style>
    <style:style style:name="Таблица4.Z" style:family="table-column">
      <style:table-column-properties style:column-width="0.198cm"/>
    </style:style>
    <style:style style:name="Таблица4.a" style:family="table-column">
      <style:table-column-properties style:column-width="1.187cm"/>
    </style:style>
    <style:style style:name="Таблица4.b" style:family="table-column">
      <style:table-column-properties style:column-width="0.143cm"/>
    </style:style>
    <style:style style:name="Таблица4.c" style:family="table-column">
      <style:table-column-properties style:column-width="0.355cm"/>
    </style:style>
    <style:style style:name="Таблица4.d" style:family="table-column">
      <style:table-column-properties style:column-width="0.822cm"/>
    </style:style>
    <style:style style:name="Таблица4.e" style:family="table-column">
      <style:table-column-properties style:column-width="0.863cm"/>
    </style:style>
    <style:style style:name="Таблица4.f" style:family="table-column">
      <style:table-column-properties style:column-width="0.924cm"/>
    </style:style>
    <style:style style:name="Таблица4.g" style:family="table-column">
      <style:table-column-properties style:column-width="0.513cm"/>
    </style:style>
    <style:style style:name="Таблица4.h" style:family="table-column">
      <style:table-column-properties style:column-width="0.736cm"/>
    </style:style>
    <style:style style:name="Таблица4.k" style:family="table-column">
      <style:table-column-properties style:column-width="0.141cm"/>
    </style:style>
    <style:style style:name="Таблица4.l" style:family="table-column">
      <style:table-column-properties style:column-width="0.616cm"/>
    </style:style>
    <style:style style:name="Таблица4.m" style:family="table-column">
      <style:table-column-properties style:column-width="1.231cm"/>
    </style:style>
    <style:style style:name="Таблица4.n" style:family="table-column">
      <style:table-column-properties style:column-width="0.536cm"/>
    </style:style>
    <style:style style:name="Таблица4.o" style:family="table-column">
      <style:table-column-properties style:column-width="1.42cm"/>
    </style:style>
    <style:style style:name="Таблица4.p" style:family="table-column">
      <style:table-column-properties style:column-width="0.256cm"/>
    </style:style>
    <style:style style:name="Таблица4.q" style:family="table-column">
      <style:table-column-properties style:column-width="0.078cm"/>
    </style:style>
    <style:style style:name="Таблица4.r" style:family="table-column">
      <style:table-column-properties style:column-width="1.692cm"/>
    </style:style>
    <style:style style:name="Таблица4.1" style:family="table-row">
      <style:table-row-properties style:row-height="0.436cm" fo:keep-together="auto"/>
    </style:style>
    <style:style style:name="Таблица4.A1" style:family="table-cell">
      <style:table-cell-properties fo:background-color="transparent" fo:padding="0cm" fo:border="none">
        <style:background-image/>
      </style:table-cell-properties>
    </style:style>
    <style:style style:name="Таблица4.f1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4.r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.M2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none">
        <style:background-image/>
      </style:table-cell-properties>
    </style:style>
    <style:style style:name="Таблица4.Q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4.M3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Таблица4.5" style:family="table-row">
      <style:table-row-properties style:row-height="0.9cm" fo:keep-together="auto"/>
    </style:style>
    <style:style style:name="Таблица4.X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4.j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4.r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0.5pt solid #000000" fo:border-bottom="1.5pt solid #000000">
        <style:background-image/>
      </style:table-cell-properties>
    </style:style>
    <style:style style:name="Таблица4.6" style:family="table-row">
      <style:table-row-properties style:row-height="0.425cm" fo:keep-together="auto"/>
    </style:style>
    <style:style style:name="Таблица4.Y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4.c6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.5pt solid #000000" fo:border-bottom="1.5pt solid #000000">
        <style:background-image/>
      </style:table-cell-properties>
    </style:style>
    <style:style style:name="Таблица4.m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1.5pt solid #000000" fo:border-bottom="1pt solid #000000">
        <style:background-image/>
      </style:table-cell-properties>
    </style:style>
    <style:style style:name="Таблица4.Y7" style:family="table-cell">
      <style:table-cell-properties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4.c7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pt solid #000000" fo:border-bottom="1pt solid #000000">
        <style:background-image/>
      </style:table-cell-properties>
    </style:style>
    <style:style style:name="Таблица4.C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4.F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4.H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4.L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4.N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4.O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4.P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4.R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4.U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4.Y8" style:family="table-cell">
      <style:table-cell-properties fo:background-color="transparent" fo:padding-left="0.191cm" fo:padding-right="0.191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Таблица4.c8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pt solid #000000" fo:border-bottom="1.5pt solid #000000">
        <style:background-image/>
      </style:table-cell-properties>
    </style:style>
    <style:style style:name="Таблица4.9" style:family="table-row">
      <style:table-row-properties style:row-height="0.45cm" fo:keep-together="auto"/>
    </style:style>
    <style:style style:name="Таблица4.A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4.B9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1.5pt solid #000000" fo:border-bottom="0.5pt solid #000000">
        <style:background-image/>
      </style:table-cell-properties>
    </style:style>
    <style:style style:name="Таблица4.E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1.5pt solid #000000" fo:border-bottom="0.5pt solid #000000">
        <style:background-image/>
      </style:table-cell-properties>
    </style:style>
    <style:style style:name="Таблица4.T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1.5pt solid #000000" fo:border-bottom="0.5pt solid #000000">
        <style:background-image/>
      </style:table-cell-properties>
    </style:style>
    <style:style style:name="Таблица4.B10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0.5pt solid #000000" fo:border-bottom="1.5pt solid #000000">
        <style:background-image/>
      </style:table-cell-properties>
    </style:style>
    <style:style style:name="Таблица4.T10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4.g11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4.p11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Таблица4.12" style:family="table-row">
      <style:table-row-properties style:row-height="0.758cm" fo:keep-together="auto"/>
    </style:style>
    <style:style style:name="Таблица4.28" style:family="table-row">
      <style:table-row-properties style:row-height="0.76cm" fo:keep-together="auto"/>
    </style:style>
    <style:style style:name="Таблица4.B2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1pt solid #000000">
        <style:background-image/>
      </style:table-cell-properties>
    </style:style>
    <style:style style:name="Таблица4.29" style:family="table-row">
      <style:table-row-properties style:row-height="0.801cm" fo:keep-together="auto"/>
    </style:style>
    <style:style style:name="Таблица4.A29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1.5pt solid #000000" fo:border-bottom="0.5pt solid #000000">
        <style:background-image/>
      </style:table-cell-properties>
    </style:style>
    <style:style style:name="Таблица4.q29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1.5pt solid #000000" fo:border-bottom="0.5pt solid #000000">
        <style:background-image/>
      </style:table-cell-properties>
    </style:style>
    <style:style style:name="Таблица5" style:family="table">
      <style:table-properties style:width="28.256cm" fo:margin-left="-0.501cm" fo:margin-top="0cm" fo:margin-bottom="0cm" table:align="left" style:writing-mode="page"/>
    </style:style>
    <style:style style:name="Таблица5.A" style:family="table-column">
      <style:table-column-properties style:column-width="1.212cm"/>
    </style:style>
    <style:style style:name="Таблица5.B" style:family="table-column">
      <style:table-column-properties style:column-width="0.273cm"/>
    </style:style>
    <style:style style:name="Таблица5.C" style:family="table-column">
      <style:table-column-properties style:column-width="0.51cm"/>
    </style:style>
    <style:style style:name="Таблица5.E" style:family="table-column">
      <style:table-column-properties style:column-width="0.275cm"/>
    </style:style>
    <style:style style:name="Таблица5.F" style:family="table-column">
      <style:table-column-properties style:column-width="0.741cm"/>
    </style:style>
    <style:style style:name="Таблица5.G" style:family="table-column">
      <style:table-column-properties style:column-width="0.28cm"/>
    </style:style>
    <style:style style:name="Таблица5.H" style:family="table-column">
      <style:table-column-properties style:column-width="0.501cm"/>
    </style:style>
    <style:style style:name="Таблица5.J" style:family="table-column">
      <style:table-column-properties style:column-width="1.448cm"/>
    </style:style>
    <style:style style:name="Таблица5.L" style:family="table-column">
      <style:table-column-properties style:column-width="1.258cm"/>
    </style:style>
    <style:style style:name="Таблица5.M" style:family="table-column">
      <style:table-column-properties style:column-width="0.344cm"/>
    </style:style>
    <style:style style:name="Таблица5.N" style:family="table-column">
      <style:table-column-properties style:column-width="1.565cm"/>
    </style:style>
    <style:style style:name="Таблица5.O" style:family="table-column">
      <style:table-column-properties style:column-width="0.977cm"/>
    </style:style>
    <style:style style:name="Таблица5.S" style:family="table-column">
      <style:table-column-properties style:column-width="0.155cm"/>
    </style:style>
    <style:style style:name="Таблица5.T" style:family="table-column">
      <style:table-column-properties style:column-width="1.094cm"/>
    </style:style>
    <style:style style:name="Таблица5.V" style:family="table-column">
      <style:table-column-properties style:column-width="1.207cm"/>
    </style:style>
    <style:style style:name="Таблица5.W" style:family="table-column">
      <style:table-column-properties style:column-width="0.263cm"/>
    </style:style>
    <style:style style:name="Таблица5.X" style:family="table-column">
      <style:table-column-properties style:column-width="0.527cm"/>
    </style:style>
    <style:style style:name="Таблица5.Y" style:family="table-column">
      <style:table-column-properties style:column-width="0.27cm"/>
    </style:style>
    <style:style style:name="Таблица5.Z" style:family="table-column">
      <style:table-column-properties style:column-width="0.198cm"/>
    </style:style>
    <style:style style:name="Таблица5.a" style:family="table-column">
      <style:table-column-properties style:column-width="1.187cm"/>
    </style:style>
    <style:style style:name="Таблица5.b" style:family="table-column">
      <style:table-column-properties style:column-width="0.143cm"/>
    </style:style>
    <style:style style:name="Таблица5.c" style:family="table-column">
      <style:table-column-properties style:column-width="0.355cm"/>
    </style:style>
    <style:style style:name="Таблица5.d" style:family="table-column">
      <style:table-column-properties style:column-width="0.822cm"/>
    </style:style>
    <style:style style:name="Таблица5.e" style:family="table-column">
      <style:table-column-properties style:column-width="0.863cm"/>
    </style:style>
    <style:style style:name="Таблица5.f" style:family="table-column">
      <style:table-column-properties style:column-width="0.924cm"/>
    </style:style>
    <style:style style:name="Таблица5.g" style:family="table-column">
      <style:table-column-properties style:column-width="0.513cm"/>
    </style:style>
    <style:style style:name="Таблица5.h" style:family="table-column">
      <style:table-column-properties style:column-width="0.736cm"/>
    </style:style>
    <style:style style:name="Таблица5.k" style:family="table-column">
      <style:table-column-properties style:column-width="0.141cm"/>
    </style:style>
    <style:style style:name="Таблица5.l" style:family="table-column">
      <style:table-column-properties style:column-width="0.616cm"/>
    </style:style>
    <style:style style:name="Таблица5.m" style:family="table-column">
      <style:table-column-properties style:column-width="1.231cm"/>
    </style:style>
    <style:style style:name="Таблица5.n" style:family="table-column">
      <style:table-column-properties style:column-width="0.536cm"/>
    </style:style>
    <style:style style:name="Таблица5.o" style:family="table-column">
      <style:table-column-properties style:column-width="1.42cm"/>
    </style:style>
    <style:style style:name="Таблица5.p" style:family="table-column">
      <style:table-column-properties style:column-width="0.256cm"/>
    </style:style>
    <style:style style:name="Таблица5.q" style:family="table-column">
      <style:table-column-properties style:column-width="0.078cm"/>
    </style:style>
    <style:style style:name="Таблица5.r" style:family="table-column">
      <style:table-column-properties style:column-width="1.692cm"/>
    </style:style>
    <style:style style:name="Таблица5.1" style:family="table-row">
      <style:table-row-properties style:row-height="0.436cm" fo:keep-together="auto"/>
    </style:style>
    <style:style style:name="Таблица5.A1" style:family="table-cell">
      <style:table-cell-properties fo:background-color="transparent" fo:padding="0cm" fo:border="none">
        <style:background-image/>
      </style:table-cell-properties>
    </style:style>
    <style:style style:name="Таблица5.f1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5.r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5.M2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none">
        <style:background-image/>
      </style:table-cell-properties>
    </style:style>
    <style:style style:name="Таблица5.Q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5.M3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Таблица5.5" style:family="table-row">
      <style:table-row-properties style:row-height="0.9cm" fo:keep-together="auto"/>
    </style:style>
    <style:style style:name="Таблица5.X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5.j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5.r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0.5pt solid #000000" fo:border-bottom="1.5pt solid #000000">
        <style:background-image/>
      </style:table-cell-properties>
    </style:style>
    <style:style style:name="Таблица5.6" style:family="table-row">
      <style:table-row-properties style:row-height="0.425cm" fo:keep-together="auto"/>
    </style:style>
    <style:style style:name="Таблица5.Y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5.c6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.5pt solid #000000" fo:border-bottom="1.5pt solid #000000">
        <style:background-image/>
      </style:table-cell-properties>
    </style:style>
    <style:style style:name="Таблица5.m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1.5pt solid #000000" fo:border-bottom="1pt solid #000000">
        <style:background-image/>
      </style:table-cell-properties>
    </style:style>
    <style:style style:name="Таблица5.Y7" style:family="table-cell">
      <style:table-cell-properties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5.c7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pt solid #000000" fo:border-bottom="1pt solid #000000">
        <style:background-image/>
      </style:table-cell-properties>
    </style:style>
    <style:style style:name="Таблица5.C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5.F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5.H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5.L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5.N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5.O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5.P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5.R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5.U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5.Y8" style:family="table-cell">
      <style:table-cell-properties fo:background-color="transparent" fo:padding-left="0.191cm" fo:padding-right="0.191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Таблица5.c8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pt solid #000000" fo:border-bottom="1.5pt solid #000000">
        <style:background-image/>
      </style:table-cell-properties>
    </style:style>
    <style:style style:name="Таблица5.9" style:family="table-row">
      <style:table-row-properties style:row-height="0.45cm" fo:keep-together="auto"/>
    </style:style>
    <style:style style:name="Таблица5.A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5.B9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1.5pt solid #000000" fo:border-bottom="0.5pt solid #000000">
        <style:background-image/>
      </style:table-cell-properties>
    </style:style>
    <style:style style:name="Таблица5.E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1.5pt solid #000000" fo:border-bottom="0.5pt solid #000000">
        <style:background-image/>
      </style:table-cell-properties>
    </style:style>
    <style:style style:name="Таблица5.T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1.5pt solid #000000" fo:border-bottom="0.5pt solid #000000">
        <style:background-image/>
      </style:table-cell-properties>
    </style:style>
    <style:style style:name="Таблица5.B10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0.5pt solid #000000" fo:border-bottom="1.5pt solid #000000">
        <style:background-image/>
      </style:table-cell-properties>
    </style:style>
    <style:style style:name="Таблица5.T10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5.g11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5.p11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Таблица5.12" style:family="table-row">
      <style:table-row-properties style:row-height="0.758cm" fo:keep-together="auto"/>
    </style:style>
    <style:style style:name="Таблица5.28" style:family="table-row">
      <style:table-row-properties style:row-height="0.76cm" fo:keep-together="auto"/>
    </style:style>
    <style:style style:name="Таблица5.B2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1pt solid #000000">
        <style:background-image/>
      </style:table-cell-properties>
    </style:style>
    <style:style style:name="Таблица5.29" style:family="table-row">
      <style:table-row-properties style:row-height="0.801cm" fo:keep-together="auto"/>
    </style:style>
    <style:style style:name="Таблица5.A29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1.5pt solid #000000" fo:border-bottom="0.5pt solid #000000">
        <style:background-image/>
      </style:table-cell-properties>
    </style:style>
    <style:style style:name="Таблица5.q29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1.5pt solid #000000" fo:border-bottom="0.5pt solid #000000">
        <style:background-image/>
      </style:table-cell-properties>
    </style:style>
    <style:style style:name="Таблица27" style:family="table">
      <style:table-properties style:width="28.256cm" fo:margin-left="-0.501cm" fo:margin-top="0cm" fo:margin-bottom="0cm" table:align="left" style:writing-mode="page"/>
    </style:style>
    <style:style style:name="Таблица27.A" style:family="table-column">
      <style:table-column-properties style:column-width="1.212cm"/>
    </style:style>
    <style:style style:name="Таблица27.B" style:family="table-column">
      <style:table-column-properties style:column-width="0.273cm"/>
    </style:style>
    <style:style style:name="Таблица27.C" style:family="table-column">
      <style:table-column-properties style:column-width="0.51cm"/>
    </style:style>
    <style:style style:name="Таблица27.E" style:family="table-column">
      <style:table-column-properties style:column-width="0.275cm"/>
    </style:style>
    <style:style style:name="Таблица27.F" style:family="table-column">
      <style:table-column-properties style:column-width="0.741cm"/>
    </style:style>
    <style:style style:name="Таблица27.G" style:family="table-column">
      <style:table-column-properties style:column-width="0.28cm"/>
    </style:style>
    <style:style style:name="Таблица27.H" style:family="table-column">
      <style:table-column-properties style:column-width="0.501cm"/>
    </style:style>
    <style:style style:name="Таблица27.J" style:family="table-column">
      <style:table-column-properties style:column-width="1.448cm"/>
    </style:style>
    <style:style style:name="Таблица27.L" style:family="table-column">
      <style:table-column-properties style:column-width="1.258cm"/>
    </style:style>
    <style:style style:name="Таблица27.M" style:family="table-column">
      <style:table-column-properties style:column-width="0.344cm"/>
    </style:style>
    <style:style style:name="Таблица27.N" style:family="table-column">
      <style:table-column-properties style:column-width="1.565cm"/>
    </style:style>
    <style:style style:name="Таблица27.O" style:family="table-column">
      <style:table-column-properties style:column-width="0.977cm"/>
    </style:style>
    <style:style style:name="Таблица27.S" style:family="table-column">
      <style:table-column-properties style:column-width="0.155cm"/>
    </style:style>
    <style:style style:name="Таблица27.T" style:family="table-column">
      <style:table-column-properties style:column-width="1.094cm"/>
    </style:style>
    <style:style style:name="Таблица27.V" style:family="table-column">
      <style:table-column-properties style:column-width="1.207cm"/>
    </style:style>
    <style:style style:name="Таблица27.W" style:family="table-column">
      <style:table-column-properties style:column-width="0.263cm"/>
    </style:style>
    <style:style style:name="Таблица27.X" style:family="table-column">
      <style:table-column-properties style:column-width="0.527cm"/>
    </style:style>
    <style:style style:name="Таблица27.Y" style:family="table-column">
      <style:table-column-properties style:column-width="0.27cm"/>
    </style:style>
    <style:style style:name="Таблица27.Z" style:family="table-column">
      <style:table-column-properties style:column-width="0.198cm"/>
    </style:style>
    <style:style style:name="Таблица27.a" style:family="table-column">
      <style:table-column-properties style:column-width="1.187cm"/>
    </style:style>
    <style:style style:name="Таблица27.b" style:family="table-column">
      <style:table-column-properties style:column-width="0.143cm"/>
    </style:style>
    <style:style style:name="Таблица27.c" style:family="table-column">
      <style:table-column-properties style:column-width="0.355cm"/>
    </style:style>
    <style:style style:name="Таблица27.d" style:family="table-column">
      <style:table-column-properties style:column-width="0.822cm"/>
    </style:style>
    <style:style style:name="Таблица27.e" style:family="table-column">
      <style:table-column-properties style:column-width="0.863cm"/>
    </style:style>
    <style:style style:name="Таблица27.f" style:family="table-column">
      <style:table-column-properties style:column-width="0.924cm"/>
    </style:style>
    <style:style style:name="Таблица27.g" style:family="table-column">
      <style:table-column-properties style:column-width="0.513cm"/>
    </style:style>
    <style:style style:name="Таблица27.h" style:family="table-column">
      <style:table-column-properties style:column-width="0.736cm"/>
    </style:style>
    <style:style style:name="Таблица27.k" style:family="table-column">
      <style:table-column-properties style:column-width="0.141cm"/>
    </style:style>
    <style:style style:name="Таблица27.l" style:family="table-column">
      <style:table-column-properties style:column-width="0.616cm"/>
    </style:style>
    <style:style style:name="Таблица27.m" style:family="table-column">
      <style:table-column-properties style:column-width="1.231cm"/>
    </style:style>
    <style:style style:name="Таблица27.n" style:family="table-column">
      <style:table-column-properties style:column-width="0.536cm"/>
    </style:style>
    <style:style style:name="Таблица27.o" style:family="table-column">
      <style:table-column-properties style:column-width="1.42cm"/>
    </style:style>
    <style:style style:name="Таблица27.p" style:family="table-column">
      <style:table-column-properties style:column-width="0.256cm"/>
    </style:style>
    <style:style style:name="Таблица27.q" style:family="table-column">
      <style:table-column-properties style:column-width="0.078cm"/>
    </style:style>
    <style:style style:name="Таблица27.r" style:family="table-column">
      <style:table-column-properties style:column-width="1.692cm"/>
    </style:style>
    <style:style style:name="Таблица27.1" style:family="table-row">
      <style:table-row-properties style:row-height="0.436cm" fo:keep-together="auto"/>
    </style:style>
    <style:style style:name="Таблица27.A1" style:family="table-cell">
      <style:table-cell-properties fo:background-color="transparent" fo:padding="0cm" fo:border="none">
        <style:background-image/>
      </style:table-cell-properties>
    </style:style>
    <style:style style:name="Таблица27.f1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27.r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7.M2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none">
        <style:background-image/>
      </style:table-cell-properties>
    </style:style>
    <style:style style:name="Таблица27.Q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7.M3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Таблица27.5" style:family="table-row">
      <style:table-row-properties style:row-height="0.9cm" fo:keep-together="auto"/>
    </style:style>
    <style:style style:name="Таблица27.X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27.j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7.r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0.5pt solid #000000" fo:border-bottom="1.5pt solid #000000">
        <style:background-image/>
      </style:table-cell-properties>
    </style:style>
    <style:style style:name="Таблица27.6" style:family="table-row">
      <style:table-row-properties style:row-height="0.425cm" fo:keep-together="auto"/>
    </style:style>
    <style:style style:name="Таблица27.Y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27.c6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.5pt solid #000000" fo:border-bottom="1.5pt solid #000000">
        <style:background-image/>
      </style:table-cell-properties>
    </style:style>
    <style:style style:name="Таблица27.m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1.5pt solid #000000" fo:border-bottom="1pt solid #000000">
        <style:background-image/>
      </style:table-cell-properties>
    </style:style>
    <style:style style:name="Таблица27.Y7" style:family="table-cell">
      <style:table-cell-properties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27.c7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pt solid #000000" fo:border-bottom="1pt solid #000000">
        <style:background-image/>
      </style:table-cell-properties>
    </style:style>
    <style:style style:name="Таблица27.C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7.F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7.H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7.L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7.N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7.O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7.P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7.R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7.U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7.Y8" style:family="table-cell">
      <style:table-cell-properties fo:background-color="transparent" fo:padding-left="0.191cm" fo:padding-right="0.191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Таблица27.c8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pt solid #000000" fo:border-bottom="1.5pt solid #000000">
        <style:background-image/>
      </style:table-cell-properties>
    </style:style>
    <style:style style:name="Таблица27.9" style:family="table-row">
      <style:table-row-properties style:row-height="0.45cm" fo:keep-together="auto"/>
    </style:style>
    <style:style style:name="Таблица27.A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27.B9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1.5pt solid #000000" fo:border-bottom="0.5pt solid #000000">
        <style:background-image/>
      </style:table-cell-properties>
    </style:style>
    <style:style style:name="Таблица27.E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1.5pt solid #000000" fo:border-bottom="0.5pt solid #000000">
        <style:background-image/>
      </style:table-cell-properties>
    </style:style>
    <style:style style:name="Таблица27.T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1.5pt solid #000000" fo:border-bottom="0.5pt solid #000000">
        <style:background-image/>
      </style:table-cell-properties>
    </style:style>
    <style:style style:name="Таблица27.B10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0.5pt solid #000000" fo:border-bottom="1.5pt solid #000000">
        <style:background-image/>
      </style:table-cell-properties>
    </style:style>
    <style:style style:name="Таблица27.T10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27.g11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7.p11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Таблица27.12" style:family="table-row">
      <style:table-row-properties style:row-height="0.758cm" fo:keep-together="auto"/>
    </style:style>
    <style:style style:name="Таблица27.28" style:family="table-row">
      <style:table-row-properties style:row-height="0.76cm" fo:keep-together="auto"/>
    </style:style>
    <style:style style:name="Таблица27.B2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1pt solid #000000">
        <style:background-image/>
      </style:table-cell-properties>
    </style:style>
    <style:style style:name="Таблица27.29" style:family="table-row">
      <style:table-row-properties style:row-height="0.801cm" fo:keep-together="auto"/>
    </style:style>
    <style:style style:name="Таблица27.A29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1.5pt solid #000000" fo:border-bottom="0.5pt solid #000000">
        <style:background-image/>
      </style:table-cell-properties>
    </style:style>
    <style:style style:name="Таблица27.q29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1.5pt solid #000000" fo:border-bottom="0.5pt solid #000000">
        <style:background-image/>
      </style:table-cell-properties>
    </style:style>
    <style:style style:name="Таблица6" style:family="table">
      <style:table-properties style:width="28.256cm" fo:margin-left="-0.501cm" fo:margin-top="0cm" fo:margin-bottom="0cm" table:align="left" style:writing-mode="page"/>
    </style:style>
    <style:style style:name="Таблица6.A" style:family="table-column">
      <style:table-column-properties style:column-width="1.212cm"/>
    </style:style>
    <style:style style:name="Таблица6.B" style:family="table-column">
      <style:table-column-properties style:column-width="0.273cm"/>
    </style:style>
    <style:style style:name="Таблица6.C" style:family="table-column">
      <style:table-column-properties style:column-width="0.51cm"/>
    </style:style>
    <style:style style:name="Таблица6.E" style:family="table-column">
      <style:table-column-properties style:column-width="0.275cm"/>
    </style:style>
    <style:style style:name="Таблица6.F" style:family="table-column">
      <style:table-column-properties style:column-width="0.741cm"/>
    </style:style>
    <style:style style:name="Таблица6.G" style:family="table-column">
      <style:table-column-properties style:column-width="0.28cm"/>
    </style:style>
    <style:style style:name="Таблица6.H" style:family="table-column">
      <style:table-column-properties style:column-width="0.501cm"/>
    </style:style>
    <style:style style:name="Таблица6.J" style:family="table-column">
      <style:table-column-properties style:column-width="1.448cm"/>
    </style:style>
    <style:style style:name="Таблица6.L" style:family="table-column">
      <style:table-column-properties style:column-width="1.258cm"/>
    </style:style>
    <style:style style:name="Таблица6.M" style:family="table-column">
      <style:table-column-properties style:column-width="0.344cm"/>
    </style:style>
    <style:style style:name="Таблица6.N" style:family="table-column">
      <style:table-column-properties style:column-width="1.565cm"/>
    </style:style>
    <style:style style:name="Таблица6.O" style:family="table-column">
      <style:table-column-properties style:column-width="0.977cm"/>
    </style:style>
    <style:style style:name="Таблица6.S" style:family="table-column">
      <style:table-column-properties style:column-width="0.155cm"/>
    </style:style>
    <style:style style:name="Таблица6.T" style:family="table-column">
      <style:table-column-properties style:column-width="1.094cm"/>
    </style:style>
    <style:style style:name="Таблица6.V" style:family="table-column">
      <style:table-column-properties style:column-width="1.207cm"/>
    </style:style>
    <style:style style:name="Таблица6.W" style:family="table-column">
      <style:table-column-properties style:column-width="0.263cm"/>
    </style:style>
    <style:style style:name="Таблица6.X" style:family="table-column">
      <style:table-column-properties style:column-width="0.527cm"/>
    </style:style>
    <style:style style:name="Таблица6.Y" style:family="table-column">
      <style:table-column-properties style:column-width="0.27cm"/>
    </style:style>
    <style:style style:name="Таблица6.Z" style:family="table-column">
      <style:table-column-properties style:column-width="0.198cm"/>
    </style:style>
    <style:style style:name="Таблица6.a" style:family="table-column">
      <style:table-column-properties style:column-width="1.187cm"/>
    </style:style>
    <style:style style:name="Таблица6.b" style:family="table-column">
      <style:table-column-properties style:column-width="0.143cm"/>
    </style:style>
    <style:style style:name="Таблица6.c" style:family="table-column">
      <style:table-column-properties style:column-width="0.355cm"/>
    </style:style>
    <style:style style:name="Таблица6.d" style:family="table-column">
      <style:table-column-properties style:column-width="0.822cm"/>
    </style:style>
    <style:style style:name="Таблица6.e" style:family="table-column">
      <style:table-column-properties style:column-width="0.863cm"/>
    </style:style>
    <style:style style:name="Таблица6.f" style:family="table-column">
      <style:table-column-properties style:column-width="0.924cm"/>
    </style:style>
    <style:style style:name="Таблица6.g" style:family="table-column">
      <style:table-column-properties style:column-width="0.513cm"/>
    </style:style>
    <style:style style:name="Таблица6.h" style:family="table-column">
      <style:table-column-properties style:column-width="0.736cm"/>
    </style:style>
    <style:style style:name="Таблица6.k" style:family="table-column">
      <style:table-column-properties style:column-width="0.141cm"/>
    </style:style>
    <style:style style:name="Таблица6.l" style:family="table-column">
      <style:table-column-properties style:column-width="0.616cm"/>
    </style:style>
    <style:style style:name="Таблица6.m" style:family="table-column">
      <style:table-column-properties style:column-width="1.231cm"/>
    </style:style>
    <style:style style:name="Таблица6.n" style:family="table-column">
      <style:table-column-properties style:column-width="0.536cm"/>
    </style:style>
    <style:style style:name="Таблица6.o" style:family="table-column">
      <style:table-column-properties style:column-width="1.42cm"/>
    </style:style>
    <style:style style:name="Таблица6.p" style:family="table-column">
      <style:table-column-properties style:column-width="0.256cm"/>
    </style:style>
    <style:style style:name="Таблица6.q" style:family="table-column">
      <style:table-column-properties style:column-width="0.078cm"/>
    </style:style>
    <style:style style:name="Таблица6.r" style:family="table-column">
      <style:table-column-properties style:column-width="1.692cm"/>
    </style:style>
    <style:style style:name="Таблица6.1" style:family="table-row">
      <style:table-row-properties style:row-height="0.436cm" fo:keep-together="auto"/>
    </style:style>
    <style:style style:name="Таблица6.A1" style:family="table-cell">
      <style:table-cell-properties fo:background-color="transparent" fo:padding="0cm" fo:border="none">
        <style:background-image/>
      </style:table-cell-properties>
    </style:style>
    <style:style style:name="Таблица6.f1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6.r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6.M2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none">
        <style:background-image/>
      </style:table-cell-properties>
    </style:style>
    <style:style style:name="Таблица6.Q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6.M3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Таблица6.5" style:family="table-row">
      <style:table-row-properties style:row-height="0.9cm" fo:keep-together="auto"/>
    </style:style>
    <style:style style:name="Таблица6.X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6.j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6.r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0.5pt solid #000000" fo:border-bottom="1.5pt solid #000000">
        <style:background-image/>
      </style:table-cell-properties>
    </style:style>
    <style:style style:name="Таблица6.6" style:family="table-row">
      <style:table-row-properties style:row-height="0.425cm" fo:keep-together="auto"/>
    </style:style>
    <style:style style:name="Таблица6.Y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6.c6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.5pt solid #000000" fo:border-bottom="1.5pt solid #000000">
        <style:background-image/>
      </style:table-cell-properties>
    </style:style>
    <style:style style:name="Таблица6.m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1.5pt solid #000000" fo:border-bottom="1pt solid #000000">
        <style:background-image/>
      </style:table-cell-properties>
    </style:style>
    <style:style style:name="Таблица6.Y7" style:family="table-cell">
      <style:table-cell-properties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6.c7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pt solid #000000" fo:border-bottom="1pt solid #000000">
        <style:background-image/>
      </style:table-cell-properties>
    </style:style>
    <style:style style:name="Таблица6.C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6.F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6.H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6.L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6.N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6.O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6.P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6.R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6.U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6.Y8" style:family="table-cell">
      <style:table-cell-properties fo:background-color="transparent" fo:padding-left="0.191cm" fo:padding-right="0.191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Таблица6.c8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pt solid #000000" fo:border-bottom="1.5pt solid #000000">
        <style:background-image/>
      </style:table-cell-properties>
    </style:style>
    <style:style style:name="Таблица6.9" style:family="table-row">
      <style:table-row-properties style:row-height="0.45cm" fo:keep-together="auto"/>
    </style:style>
    <style:style style:name="Таблица6.A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6.B9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1.5pt solid #000000" fo:border-bottom="0.5pt solid #000000">
        <style:background-image/>
      </style:table-cell-properties>
    </style:style>
    <style:style style:name="Таблица6.E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1.5pt solid #000000" fo:border-bottom="0.5pt solid #000000">
        <style:background-image/>
      </style:table-cell-properties>
    </style:style>
    <style:style style:name="Таблица6.T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1.5pt solid #000000" fo:border-bottom="0.5pt solid #000000">
        <style:background-image/>
      </style:table-cell-properties>
    </style:style>
    <style:style style:name="Таблица6.B10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0.5pt solid #000000" fo:border-bottom="1.5pt solid #000000">
        <style:background-image/>
      </style:table-cell-properties>
    </style:style>
    <style:style style:name="Таблица6.T10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6.g11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6.p11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Таблица6.12" style:family="table-row">
      <style:table-row-properties style:row-height="0.758cm" fo:keep-together="auto"/>
    </style:style>
    <style:style style:name="Таблица6.28" style:family="table-row">
      <style:table-row-properties style:row-height="0.76cm" fo:keep-together="auto"/>
    </style:style>
    <style:style style:name="Таблица6.B2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1pt solid #000000">
        <style:background-image/>
      </style:table-cell-properties>
    </style:style>
    <style:style style:name="Таблица6.29" style:family="table-row">
      <style:table-row-properties style:row-height="0.801cm" fo:keep-together="auto"/>
    </style:style>
    <style:style style:name="Таблица6.A29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1.5pt solid #000000" fo:border-bottom="0.5pt solid #000000">
        <style:background-image/>
      </style:table-cell-properties>
    </style:style>
    <style:style style:name="Таблица6.q29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1.5pt solid #000000" fo:border-bottom="0.5pt solid #000000">
        <style:background-image/>
      </style:table-cell-properties>
    </style:style>
    <style:style style:name="Таблица7" style:family="table">
      <style:table-properties style:width="28.256cm" fo:margin-left="-0.501cm" fo:margin-top="0cm" fo:margin-bottom="0cm" table:align="left" style:writing-mode="page"/>
    </style:style>
    <style:style style:name="Таблица7.A" style:family="table-column">
      <style:table-column-properties style:column-width="1.212cm"/>
    </style:style>
    <style:style style:name="Таблица7.B" style:family="table-column">
      <style:table-column-properties style:column-width="0.273cm"/>
    </style:style>
    <style:style style:name="Таблица7.C" style:family="table-column">
      <style:table-column-properties style:column-width="0.51cm"/>
    </style:style>
    <style:style style:name="Таблица7.E" style:family="table-column">
      <style:table-column-properties style:column-width="0.275cm"/>
    </style:style>
    <style:style style:name="Таблица7.F" style:family="table-column">
      <style:table-column-properties style:column-width="0.741cm"/>
    </style:style>
    <style:style style:name="Таблица7.G" style:family="table-column">
      <style:table-column-properties style:column-width="0.28cm"/>
    </style:style>
    <style:style style:name="Таблица7.H" style:family="table-column">
      <style:table-column-properties style:column-width="0.501cm"/>
    </style:style>
    <style:style style:name="Таблица7.J" style:family="table-column">
      <style:table-column-properties style:column-width="1.448cm"/>
    </style:style>
    <style:style style:name="Таблица7.L" style:family="table-column">
      <style:table-column-properties style:column-width="1.258cm"/>
    </style:style>
    <style:style style:name="Таблица7.M" style:family="table-column">
      <style:table-column-properties style:column-width="0.344cm"/>
    </style:style>
    <style:style style:name="Таблица7.N" style:family="table-column">
      <style:table-column-properties style:column-width="1.565cm"/>
    </style:style>
    <style:style style:name="Таблица7.O" style:family="table-column">
      <style:table-column-properties style:column-width="0.977cm"/>
    </style:style>
    <style:style style:name="Таблица7.S" style:family="table-column">
      <style:table-column-properties style:column-width="0.155cm"/>
    </style:style>
    <style:style style:name="Таблица7.T" style:family="table-column">
      <style:table-column-properties style:column-width="1.094cm"/>
    </style:style>
    <style:style style:name="Таблица7.V" style:family="table-column">
      <style:table-column-properties style:column-width="1.207cm"/>
    </style:style>
    <style:style style:name="Таблица7.W" style:family="table-column">
      <style:table-column-properties style:column-width="0.263cm"/>
    </style:style>
    <style:style style:name="Таблица7.X" style:family="table-column">
      <style:table-column-properties style:column-width="0.527cm"/>
    </style:style>
    <style:style style:name="Таблица7.Y" style:family="table-column">
      <style:table-column-properties style:column-width="0.27cm"/>
    </style:style>
    <style:style style:name="Таблица7.Z" style:family="table-column">
      <style:table-column-properties style:column-width="0.198cm"/>
    </style:style>
    <style:style style:name="Таблица7.a" style:family="table-column">
      <style:table-column-properties style:column-width="1.187cm"/>
    </style:style>
    <style:style style:name="Таблица7.b" style:family="table-column">
      <style:table-column-properties style:column-width="0.143cm"/>
    </style:style>
    <style:style style:name="Таблица7.c" style:family="table-column">
      <style:table-column-properties style:column-width="0.355cm"/>
    </style:style>
    <style:style style:name="Таблица7.d" style:family="table-column">
      <style:table-column-properties style:column-width="0.822cm"/>
    </style:style>
    <style:style style:name="Таблица7.e" style:family="table-column">
      <style:table-column-properties style:column-width="0.863cm"/>
    </style:style>
    <style:style style:name="Таблица7.f" style:family="table-column">
      <style:table-column-properties style:column-width="0.924cm"/>
    </style:style>
    <style:style style:name="Таблица7.g" style:family="table-column">
      <style:table-column-properties style:column-width="0.513cm"/>
    </style:style>
    <style:style style:name="Таблица7.h" style:family="table-column">
      <style:table-column-properties style:column-width="0.736cm"/>
    </style:style>
    <style:style style:name="Таблица7.k" style:family="table-column">
      <style:table-column-properties style:column-width="0.141cm"/>
    </style:style>
    <style:style style:name="Таблица7.l" style:family="table-column">
      <style:table-column-properties style:column-width="0.616cm"/>
    </style:style>
    <style:style style:name="Таблица7.m" style:family="table-column">
      <style:table-column-properties style:column-width="1.231cm"/>
    </style:style>
    <style:style style:name="Таблица7.n" style:family="table-column">
      <style:table-column-properties style:column-width="0.536cm"/>
    </style:style>
    <style:style style:name="Таблица7.o" style:family="table-column">
      <style:table-column-properties style:column-width="1.42cm"/>
    </style:style>
    <style:style style:name="Таблица7.p" style:family="table-column">
      <style:table-column-properties style:column-width="0.256cm"/>
    </style:style>
    <style:style style:name="Таблица7.q" style:family="table-column">
      <style:table-column-properties style:column-width="0.078cm"/>
    </style:style>
    <style:style style:name="Таблица7.r" style:family="table-column">
      <style:table-column-properties style:column-width="1.692cm"/>
    </style:style>
    <style:style style:name="Таблица7.1" style:family="table-row">
      <style:table-row-properties style:row-height="0.436cm" fo:keep-together="auto"/>
    </style:style>
    <style:style style:name="Таблица7.A1" style:family="table-cell">
      <style:table-cell-properties fo:background-color="transparent" fo:padding="0cm" fo:border="none">
        <style:background-image/>
      </style:table-cell-properties>
    </style:style>
    <style:style style:name="Таблица7.f1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7.r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7.M2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none">
        <style:background-image/>
      </style:table-cell-properties>
    </style:style>
    <style:style style:name="Таблица7.Q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7.M3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Таблица7.5" style:family="table-row">
      <style:table-row-properties style:row-height="0.9cm" fo:keep-together="auto"/>
    </style:style>
    <style:style style:name="Таблица7.X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7.j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7.r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0.5pt solid #000000" fo:border-bottom="1.5pt solid #000000">
        <style:background-image/>
      </style:table-cell-properties>
    </style:style>
    <style:style style:name="Таблица7.6" style:family="table-row">
      <style:table-row-properties style:row-height="0.425cm" fo:keep-together="auto"/>
    </style:style>
    <style:style style:name="Таблица7.Y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7.c6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.5pt solid #000000" fo:border-bottom="1.5pt solid #000000">
        <style:background-image/>
      </style:table-cell-properties>
    </style:style>
    <style:style style:name="Таблица7.m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1.5pt solid #000000" fo:border-bottom="1pt solid #000000">
        <style:background-image/>
      </style:table-cell-properties>
    </style:style>
    <style:style style:name="Таблица7.Y7" style:family="table-cell">
      <style:table-cell-properties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7.c7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pt solid #000000" fo:border-bottom="1pt solid #000000">
        <style:background-image/>
      </style:table-cell-properties>
    </style:style>
    <style:style style:name="Таблица7.C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7.F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7.H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7.L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7.N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7.O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7.P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7.R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7.U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7.Y8" style:family="table-cell">
      <style:table-cell-properties fo:background-color="transparent" fo:padding-left="0.191cm" fo:padding-right="0.191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Таблица7.c8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pt solid #000000" fo:border-bottom="1.5pt solid #000000">
        <style:background-image/>
      </style:table-cell-properties>
    </style:style>
    <style:style style:name="Таблица7.9" style:family="table-row">
      <style:table-row-properties style:row-height="0.45cm" fo:keep-together="auto"/>
    </style:style>
    <style:style style:name="Таблица7.A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7.B9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1.5pt solid #000000" fo:border-bottom="0.5pt solid #000000">
        <style:background-image/>
      </style:table-cell-properties>
    </style:style>
    <style:style style:name="Таблица7.E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1.5pt solid #000000" fo:border-bottom="0.5pt solid #000000">
        <style:background-image/>
      </style:table-cell-properties>
    </style:style>
    <style:style style:name="Таблица7.T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1.5pt solid #000000" fo:border-bottom="0.5pt solid #000000">
        <style:background-image/>
      </style:table-cell-properties>
    </style:style>
    <style:style style:name="Таблица7.B10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0.5pt solid #000000" fo:border-bottom="1.5pt solid #000000">
        <style:background-image/>
      </style:table-cell-properties>
    </style:style>
    <style:style style:name="Таблица7.T10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7.g11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7.p11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Таблица7.12" style:family="table-row">
      <style:table-row-properties style:row-height="0.758cm" fo:keep-together="auto"/>
    </style:style>
    <style:style style:name="Таблица7.28" style:family="table-row">
      <style:table-row-properties style:row-height="0.76cm" fo:keep-together="auto"/>
    </style:style>
    <style:style style:name="Таблица7.B2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1pt solid #000000">
        <style:background-image/>
      </style:table-cell-properties>
    </style:style>
    <style:style style:name="Таблица7.29" style:family="table-row">
      <style:table-row-properties style:row-height="0.801cm" fo:keep-together="auto"/>
    </style:style>
    <style:style style:name="Таблица7.A29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1.5pt solid #000000" fo:border-bottom="0.5pt solid #000000">
        <style:background-image/>
      </style:table-cell-properties>
    </style:style>
    <style:style style:name="Таблица7.q29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1.5pt solid #000000" fo:border-bottom="0.5pt solid #000000">
        <style:background-image/>
      </style:table-cell-properties>
    </style:style>
    <style:style style:name="Таблица8" style:family="table">
      <style:table-properties style:width="28.256cm" fo:margin-left="-0.501cm" fo:margin-top="0cm" fo:margin-bottom="0cm" table:align="left" style:writing-mode="page"/>
    </style:style>
    <style:style style:name="Таблица8.A" style:family="table-column">
      <style:table-column-properties style:column-width="1.212cm"/>
    </style:style>
    <style:style style:name="Таблица8.B" style:family="table-column">
      <style:table-column-properties style:column-width="0.273cm"/>
    </style:style>
    <style:style style:name="Таблица8.C" style:family="table-column">
      <style:table-column-properties style:column-width="0.51cm"/>
    </style:style>
    <style:style style:name="Таблица8.E" style:family="table-column">
      <style:table-column-properties style:column-width="0.275cm"/>
    </style:style>
    <style:style style:name="Таблица8.F" style:family="table-column">
      <style:table-column-properties style:column-width="0.741cm"/>
    </style:style>
    <style:style style:name="Таблица8.G" style:family="table-column">
      <style:table-column-properties style:column-width="0.28cm"/>
    </style:style>
    <style:style style:name="Таблица8.H" style:family="table-column">
      <style:table-column-properties style:column-width="0.501cm"/>
    </style:style>
    <style:style style:name="Таблица8.J" style:family="table-column">
      <style:table-column-properties style:column-width="1.448cm"/>
    </style:style>
    <style:style style:name="Таблица8.L" style:family="table-column">
      <style:table-column-properties style:column-width="1.258cm"/>
    </style:style>
    <style:style style:name="Таблица8.M" style:family="table-column">
      <style:table-column-properties style:column-width="0.344cm"/>
    </style:style>
    <style:style style:name="Таблица8.N" style:family="table-column">
      <style:table-column-properties style:column-width="1.565cm"/>
    </style:style>
    <style:style style:name="Таблица8.O" style:family="table-column">
      <style:table-column-properties style:column-width="0.977cm"/>
    </style:style>
    <style:style style:name="Таблица8.S" style:family="table-column">
      <style:table-column-properties style:column-width="0.155cm"/>
    </style:style>
    <style:style style:name="Таблица8.T" style:family="table-column">
      <style:table-column-properties style:column-width="1.094cm"/>
    </style:style>
    <style:style style:name="Таблица8.V" style:family="table-column">
      <style:table-column-properties style:column-width="1.207cm"/>
    </style:style>
    <style:style style:name="Таблица8.W" style:family="table-column">
      <style:table-column-properties style:column-width="0.263cm"/>
    </style:style>
    <style:style style:name="Таблица8.X" style:family="table-column">
      <style:table-column-properties style:column-width="0.527cm"/>
    </style:style>
    <style:style style:name="Таблица8.Y" style:family="table-column">
      <style:table-column-properties style:column-width="0.27cm"/>
    </style:style>
    <style:style style:name="Таблица8.Z" style:family="table-column">
      <style:table-column-properties style:column-width="0.198cm"/>
    </style:style>
    <style:style style:name="Таблица8.a" style:family="table-column">
      <style:table-column-properties style:column-width="1.187cm"/>
    </style:style>
    <style:style style:name="Таблица8.b" style:family="table-column">
      <style:table-column-properties style:column-width="0.143cm"/>
    </style:style>
    <style:style style:name="Таблица8.c" style:family="table-column">
      <style:table-column-properties style:column-width="0.355cm"/>
    </style:style>
    <style:style style:name="Таблица8.d" style:family="table-column">
      <style:table-column-properties style:column-width="0.822cm"/>
    </style:style>
    <style:style style:name="Таблица8.e" style:family="table-column">
      <style:table-column-properties style:column-width="0.863cm"/>
    </style:style>
    <style:style style:name="Таблица8.f" style:family="table-column">
      <style:table-column-properties style:column-width="0.924cm"/>
    </style:style>
    <style:style style:name="Таблица8.g" style:family="table-column">
      <style:table-column-properties style:column-width="0.513cm"/>
    </style:style>
    <style:style style:name="Таблица8.h" style:family="table-column">
      <style:table-column-properties style:column-width="0.736cm"/>
    </style:style>
    <style:style style:name="Таблица8.k" style:family="table-column">
      <style:table-column-properties style:column-width="0.141cm"/>
    </style:style>
    <style:style style:name="Таблица8.l" style:family="table-column">
      <style:table-column-properties style:column-width="0.616cm"/>
    </style:style>
    <style:style style:name="Таблица8.m" style:family="table-column">
      <style:table-column-properties style:column-width="1.231cm"/>
    </style:style>
    <style:style style:name="Таблица8.n" style:family="table-column">
      <style:table-column-properties style:column-width="0.536cm"/>
    </style:style>
    <style:style style:name="Таблица8.o" style:family="table-column">
      <style:table-column-properties style:column-width="1.42cm"/>
    </style:style>
    <style:style style:name="Таблица8.p" style:family="table-column">
      <style:table-column-properties style:column-width="0.256cm"/>
    </style:style>
    <style:style style:name="Таблица8.q" style:family="table-column">
      <style:table-column-properties style:column-width="0.078cm"/>
    </style:style>
    <style:style style:name="Таблица8.r" style:family="table-column">
      <style:table-column-properties style:column-width="1.692cm"/>
    </style:style>
    <style:style style:name="Таблица8.1" style:family="table-row">
      <style:table-row-properties style:row-height="0.436cm" fo:keep-together="auto"/>
    </style:style>
    <style:style style:name="Таблица8.A1" style:family="table-cell">
      <style:table-cell-properties fo:background-color="transparent" fo:padding="0cm" fo:border="none">
        <style:background-image/>
      </style:table-cell-properties>
    </style:style>
    <style:style style:name="Таблица8.f1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8.r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8.M2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none">
        <style:background-image/>
      </style:table-cell-properties>
    </style:style>
    <style:style style:name="Таблица8.Q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8.M3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Таблица8.5" style:family="table-row">
      <style:table-row-properties style:row-height="0.9cm" fo:keep-together="auto"/>
    </style:style>
    <style:style style:name="Таблица8.X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8.j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8.r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0.5pt solid #000000" fo:border-bottom="1.5pt solid #000000">
        <style:background-image/>
      </style:table-cell-properties>
    </style:style>
    <style:style style:name="Таблица8.6" style:family="table-row">
      <style:table-row-properties style:row-height="0.425cm" fo:keep-together="auto"/>
    </style:style>
    <style:style style:name="Таблица8.Y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8.c6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.5pt solid #000000" fo:border-bottom="1.5pt solid #000000">
        <style:background-image/>
      </style:table-cell-properties>
    </style:style>
    <style:style style:name="Таблица8.m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1.5pt solid #000000" fo:border-bottom="1pt solid #000000">
        <style:background-image/>
      </style:table-cell-properties>
    </style:style>
    <style:style style:name="Таблица8.Y7" style:family="table-cell">
      <style:table-cell-properties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8.c7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pt solid #000000" fo:border-bottom="1pt solid #000000">
        <style:background-image/>
      </style:table-cell-properties>
    </style:style>
    <style:style style:name="Таблица8.C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8.F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8.H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8.L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8.N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8.O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8.P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8.R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8.U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8.Y8" style:family="table-cell">
      <style:table-cell-properties fo:background-color="transparent" fo:padding-left="0.191cm" fo:padding-right="0.191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Таблица8.c8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pt solid #000000" fo:border-bottom="1.5pt solid #000000">
        <style:background-image/>
      </style:table-cell-properties>
    </style:style>
    <style:style style:name="Таблица8.9" style:family="table-row">
      <style:table-row-properties style:row-height="0.45cm" fo:keep-together="auto"/>
    </style:style>
    <style:style style:name="Таблица8.A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8.B9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1.5pt solid #000000" fo:border-bottom="0.5pt solid #000000">
        <style:background-image/>
      </style:table-cell-properties>
    </style:style>
    <style:style style:name="Таблица8.E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1.5pt solid #000000" fo:border-bottom="0.5pt solid #000000">
        <style:background-image/>
      </style:table-cell-properties>
    </style:style>
    <style:style style:name="Таблица8.T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1.5pt solid #000000" fo:border-bottom="0.5pt solid #000000">
        <style:background-image/>
      </style:table-cell-properties>
    </style:style>
    <style:style style:name="Таблица8.B10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0.5pt solid #000000" fo:border-bottom="1.5pt solid #000000">
        <style:background-image/>
      </style:table-cell-properties>
    </style:style>
    <style:style style:name="Таблица8.T10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8.g11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8.p11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Таблица8.12" style:family="table-row">
      <style:table-row-properties style:row-height="0.758cm" fo:keep-together="auto"/>
    </style:style>
    <style:style style:name="Таблица8.28" style:family="table-row">
      <style:table-row-properties style:row-height="0.76cm" fo:keep-together="auto"/>
    </style:style>
    <style:style style:name="Таблица8.B2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1pt solid #000000">
        <style:background-image/>
      </style:table-cell-properties>
    </style:style>
    <style:style style:name="Таблица8.29" style:family="table-row">
      <style:table-row-properties style:row-height="0.801cm" fo:keep-together="auto"/>
    </style:style>
    <style:style style:name="Таблица8.A29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1.5pt solid #000000" fo:border-bottom="0.5pt solid #000000">
        <style:background-image/>
      </style:table-cell-properties>
    </style:style>
    <style:style style:name="Таблица8.q29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1.5pt solid #000000" fo:border-bottom="0.5pt solid #000000">
        <style:background-image/>
      </style:table-cell-properties>
    </style:style>
    <style:style style:name="Таблица9" style:family="table">
      <style:table-properties style:width="28.256cm" fo:margin-left="-0.501cm" fo:margin-top="0cm" fo:margin-bottom="0cm" table:align="left" style:writing-mode="page"/>
    </style:style>
    <style:style style:name="Таблица9.A" style:family="table-column">
      <style:table-column-properties style:column-width="1.212cm"/>
    </style:style>
    <style:style style:name="Таблица9.B" style:family="table-column">
      <style:table-column-properties style:column-width="0.273cm"/>
    </style:style>
    <style:style style:name="Таблица9.C" style:family="table-column">
      <style:table-column-properties style:column-width="0.51cm"/>
    </style:style>
    <style:style style:name="Таблица9.E" style:family="table-column">
      <style:table-column-properties style:column-width="0.275cm"/>
    </style:style>
    <style:style style:name="Таблица9.F" style:family="table-column">
      <style:table-column-properties style:column-width="0.741cm"/>
    </style:style>
    <style:style style:name="Таблица9.G" style:family="table-column">
      <style:table-column-properties style:column-width="0.28cm"/>
    </style:style>
    <style:style style:name="Таблица9.H" style:family="table-column">
      <style:table-column-properties style:column-width="0.501cm"/>
    </style:style>
    <style:style style:name="Таблица9.J" style:family="table-column">
      <style:table-column-properties style:column-width="1.448cm"/>
    </style:style>
    <style:style style:name="Таблица9.L" style:family="table-column">
      <style:table-column-properties style:column-width="1.258cm"/>
    </style:style>
    <style:style style:name="Таблица9.M" style:family="table-column">
      <style:table-column-properties style:column-width="0.344cm"/>
    </style:style>
    <style:style style:name="Таблица9.N" style:family="table-column">
      <style:table-column-properties style:column-width="1.565cm"/>
    </style:style>
    <style:style style:name="Таблица9.O" style:family="table-column">
      <style:table-column-properties style:column-width="0.977cm"/>
    </style:style>
    <style:style style:name="Таблица9.S" style:family="table-column">
      <style:table-column-properties style:column-width="0.155cm"/>
    </style:style>
    <style:style style:name="Таблица9.T" style:family="table-column">
      <style:table-column-properties style:column-width="1.094cm"/>
    </style:style>
    <style:style style:name="Таблица9.V" style:family="table-column">
      <style:table-column-properties style:column-width="1.207cm"/>
    </style:style>
    <style:style style:name="Таблица9.W" style:family="table-column">
      <style:table-column-properties style:column-width="0.263cm"/>
    </style:style>
    <style:style style:name="Таблица9.X" style:family="table-column">
      <style:table-column-properties style:column-width="0.527cm"/>
    </style:style>
    <style:style style:name="Таблица9.Y" style:family="table-column">
      <style:table-column-properties style:column-width="0.27cm"/>
    </style:style>
    <style:style style:name="Таблица9.Z" style:family="table-column">
      <style:table-column-properties style:column-width="0.198cm"/>
    </style:style>
    <style:style style:name="Таблица9.a" style:family="table-column">
      <style:table-column-properties style:column-width="1.187cm"/>
    </style:style>
    <style:style style:name="Таблица9.b" style:family="table-column">
      <style:table-column-properties style:column-width="0.143cm"/>
    </style:style>
    <style:style style:name="Таблица9.c" style:family="table-column">
      <style:table-column-properties style:column-width="0.355cm"/>
    </style:style>
    <style:style style:name="Таблица9.d" style:family="table-column">
      <style:table-column-properties style:column-width="0.822cm"/>
    </style:style>
    <style:style style:name="Таблица9.e" style:family="table-column">
      <style:table-column-properties style:column-width="0.863cm"/>
    </style:style>
    <style:style style:name="Таблица9.f" style:family="table-column">
      <style:table-column-properties style:column-width="0.924cm"/>
    </style:style>
    <style:style style:name="Таблица9.g" style:family="table-column">
      <style:table-column-properties style:column-width="0.513cm"/>
    </style:style>
    <style:style style:name="Таблица9.h" style:family="table-column">
      <style:table-column-properties style:column-width="0.736cm"/>
    </style:style>
    <style:style style:name="Таблица9.k" style:family="table-column">
      <style:table-column-properties style:column-width="0.141cm"/>
    </style:style>
    <style:style style:name="Таблица9.l" style:family="table-column">
      <style:table-column-properties style:column-width="0.616cm"/>
    </style:style>
    <style:style style:name="Таблица9.m" style:family="table-column">
      <style:table-column-properties style:column-width="1.231cm"/>
    </style:style>
    <style:style style:name="Таблица9.n" style:family="table-column">
      <style:table-column-properties style:column-width="0.536cm"/>
    </style:style>
    <style:style style:name="Таблица9.o" style:family="table-column">
      <style:table-column-properties style:column-width="1.42cm"/>
    </style:style>
    <style:style style:name="Таблица9.p" style:family="table-column">
      <style:table-column-properties style:column-width="0.256cm"/>
    </style:style>
    <style:style style:name="Таблица9.q" style:family="table-column">
      <style:table-column-properties style:column-width="0.078cm"/>
    </style:style>
    <style:style style:name="Таблица9.r" style:family="table-column">
      <style:table-column-properties style:column-width="1.692cm"/>
    </style:style>
    <style:style style:name="Таблица9.1" style:family="table-row">
      <style:table-row-properties style:row-height="0.436cm" fo:keep-together="auto"/>
    </style:style>
    <style:style style:name="Таблица9.A1" style:family="table-cell">
      <style:table-cell-properties fo:background-color="transparent" fo:padding="0cm" fo:border="none">
        <style:background-image/>
      </style:table-cell-properties>
    </style:style>
    <style:style style:name="Таблица9.f1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9.r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9.M2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none">
        <style:background-image/>
      </style:table-cell-properties>
    </style:style>
    <style:style style:name="Таблица9.Q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9.M3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Таблица9.5" style:family="table-row">
      <style:table-row-properties style:row-height="0.9cm" fo:keep-together="auto"/>
    </style:style>
    <style:style style:name="Таблица9.X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9.j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9.r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0.5pt solid #000000" fo:border-bottom="1.5pt solid #000000">
        <style:background-image/>
      </style:table-cell-properties>
    </style:style>
    <style:style style:name="Таблица9.6" style:family="table-row">
      <style:table-row-properties style:row-height="0.425cm" fo:keep-together="auto"/>
    </style:style>
    <style:style style:name="Таблица9.Y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9.c6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.5pt solid #000000" fo:border-bottom="1.5pt solid #000000">
        <style:background-image/>
      </style:table-cell-properties>
    </style:style>
    <style:style style:name="Таблица9.m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1.5pt solid #000000" fo:border-bottom="1pt solid #000000">
        <style:background-image/>
      </style:table-cell-properties>
    </style:style>
    <style:style style:name="Таблица9.Y7" style:family="table-cell">
      <style:table-cell-properties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9.c7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pt solid #000000" fo:border-bottom="1pt solid #000000">
        <style:background-image/>
      </style:table-cell-properties>
    </style:style>
    <style:style style:name="Таблица9.C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9.F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9.H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9.L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9.N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9.O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9.P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9.R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9.U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9.Y8" style:family="table-cell">
      <style:table-cell-properties fo:background-color="transparent" fo:padding-left="0.191cm" fo:padding-right="0.191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Таблица9.c8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pt solid #000000" fo:border-bottom="1.5pt solid #000000">
        <style:background-image/>
      </style:table-cell-properties>
    </style:style>
    <style:style style:name="Таблица9.9" style:family="table-row">
      <style:table-row-properties style:row-height="0.45cm" fo:keep-together="auto"/>
    </style:style>
    <style:style style:name="Таблица9.A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9.B9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1.5pt solid #000000" fo:border-bottom="0.5pt solid #000000">
        <style:background-image/>
      </style:table-cell-properties>
    </style:style>
    <style:style style:name="Таблица9.E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1.5pt solid #000000" fo:border-bottom="0.5pt solid #000000">
        <style:background-image/>
      </style:table-cell-properties>
    </style:style>
    <style:style style:name="Таблица9.T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1.5pt solid #000000" fo:border-bottom="0.5pt solid #000000">
        <style:background-image/>
      </style:table-cell-properties>
    </style:style>
    <style:style style:name="Таблица9.B10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0.5pt solid #000000" fo:border-bottom="1.5pt solid #000000">
        <style:background-image/>
      </style:table-cell-properties>
    </style:style>
    <style:style style:name="Таблица9.T10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9.g11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9.p11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Таблица9.12" style:family="table-row">
      <style:table-row-properties style:row-height="0.758cm" fo:keep-together="auto"/>
    </style:style>
    <style:style style:name="Таблица9.28" style:family="table-row">
      <style:table-row-properties style:row-height="0.76cm" fo:keep-together="auto"/>
    </style:style>
    <style:style style:name="Таблица9.B2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1pt solid #000000">
        <style:background-image/>
      </style:table-cell-properties>
    </style:style>
    <style:style style:name="Таблица9.29" style:family="table-row">
      <style:table-row-properties style:row-height="0.801cm" fo:keep-together="auto"/>
    </style:style>
    <style:style style:name="Таблица9.A29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1.5pt solid #000000" fo:border-bottom="0.5pt solid #000000">
        <style:background-image/>
      </style:table-cell-properties>
    </style:style>
    <style:style style:name="Таблица9.q29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1.5pt solid #000000" fo:border-bottom="0.5pt solid #000000">
        <style:background-image/>
      </style:table-cell-properties>
    </style:style>
    <style:style style:name="Таблица28" style:family="table">
      <style:table-properties style:width="28.256cm" fo:margin-left="-0.501cm" fo:margin-top="0cm" fo:margin-bottom="0cm" table:align="left" style:writing-mode="page"/>
    </style:style>
    <style:style style:name="Таблица28.A" style:family="table-column">
      <style:table-column-properties style:column-width="1.212cm"/>
    </style:style>
    <style:style style:name="Таблица28.B" style:family="table-column">
      <style:table-column-properties style:column-width="0.273cm"/>
    </style:style>
    <style:style style:name="Таблица28.C" style:family="table-column">
      <style:table-column-properties style:column-width="0.51cm"/>
    </style:style>
    <style:style style:name="Таблица28.E" style:family="table-column">
      <style:table-column-properties style:column-width="0.275cm"/>
    </style:style>
    <style:style style:name="Таблица28.F" style:family="table-column">
      <style:table-column-properties style:column-width="0.741cm"/>
    </style:style>
    <style:style style:name="Таблица28.G" style:family="table-column">
      <style:table-column-properties style:column-width="0.28cm"/>
    </style:style>
    <style:style style:name="Таблица28.H" style:family="table-column">
      <style:table-column-properties style:column-width="0.501cm"/>
    </style:style>
    <style:style style:name="Таблица28.J" style:family="table-column">
      <style:table-column-properties style:column-width="1.448cm"/>
    </style:style>
    <style:style style:name="Таблица28.L" style:family="table-column">
      <style:table-column-properties style:column-width="1.258cm"/>
    </style:style>
    <style:style style:name="Таблица28.M" style:family="table-column">
      <style:table-column-properties style:column-width="0.344cm"/>
    </style:style>
    <style:style style:name="Таблица28.N" style:family="table-column">
      <style:table-column-properties style:column-width="1.565cm"/>
    </style:style>
    <style:style style:name="Таблица28.O" style:family="table-column">
      <style:table-column-properties style:column-width="0.977cm"/>
    </style:style>
    <style:style style:name="Таблица28.S" style:family="table-column">
      <style:table-column-properties style:column-width="0.155cm"/>
    </style:style>
    <style:style style:name="Таблица28.T" style:family="table-column">
      <style:table-column-properties style:column-width="1.094cm"/>
    </style:style>
    <style:style style:name="Таблица28.V" style:family="table-column">
      <style:table-column-properties style:column-width="1.207cm"/>
    </style:style>
    <style:style style:name="Таблица28.W" style:family="table-column">
      <style:table-column-properties style:column-width="0.263cm"/>
    </style:style>
    <style:style style:name="Таблица28.X" style:family="table-column">
      <style:table-column-properties style:column-width="0.527cm"/>
    </style:style>
    <style:style style:name="Таблица28.Y" style:family="table-column">
      <style:table-column-properties style:column-width="0.27cm"/>
    </style:style>
    <style:style style:name="Таблица28.Z" style:family="table-column">
      <style:table-column-properties style:column-width="0.198cm"/>
    </style:style>
    <style:style style:name="Таблица28.a" style:family="table-column">
      <style:table-column-properties style:column-width="1.187cm"/>
    </style:style>
    <style:style style:name="Таблица28.b" style:family="table-column">
      <style:table-column-properties style:column-width="0.143cm"/>
    </style:style>
    <style:style style:name="Таблица28.c" style:family="table-column">
      <style:table-column-properties style:column-width="0.355cm"/>
    </style:style>
    <style:style style:name="Таблица28.d" style:family="table-column">
      <style:table-column-properties style:column-width="0.822cm"/>
    </style:style>
    <style:style style:name="Таблица28.e" style:family="table-column">
      <style:table-column-properties style:column-width="0.863cm"/>
    </style:style>
    <style:style style:name="Таблица28.f" style:family="table-column">
      <style:table-column-properties style:column-width="0.924cm"/>
    </style:style>
    <style:style style:name="Таблица28.g" style:family="table-column">
      <style:table-column-properties style:column-width="0.513cm"/>
    </style:style>
    <style:style style:name="Таблица28.h" style:family="table-column">
      <style:table-column-properties style:column-width="0.736cm"/>
    </style:style>
    <style:style style:name="Таблица28.k" style:family="table-column">
      <style:table-column-properties style:column-width="0.141cm"/>
    </style:style>
    <style:style style:name="Таблица28.l" style:family="table-column">
      <style:table-column-properties style:column-width="0.616cm"/>
    </style:style>
    <style:style style:name="Таблица28.m" style:family="table-column">
      <style:table-column-properties style:column-width="1.231cm"/>
    </style:style>
    <style:style style:name="Таблица28.n" style:family="table-column">
      <style:table-column-properties style:column-width="0.536cm"/>
    </style:style>
    <style:style style:name="Таблица28.o" style:family="table-column">
      <style:table-column-properties style:column-width="1.42cm"/>
    </style:style>
    <style:style style:name="Таблица28.p" style:family="table-column">
      <style:table-column-properties style:column-width="0.256cm"/>
    </style:style>
    <style:style style:name="Таблица28.q" style:family="table-column">
      <style:table-column-properties style:column-width="0.078cm"/>
    </style:style>
    <style:style style:name="Таблица28.r" style:family="table-column">
      <style:table-column-properties style:column-width="1.692cm"/>
    </style:style>
    <style:style style:name="Таблица28.1" style:family="table-row">
      <style:table-row-properties style:row-height="0.436cm" fo:keep-together="auto"/>
    </style:style>
    <style:style style:name="Таблица28.A1" style:family="table-cell">
      <style:table-cell-properties fo:background-color="transparent" fo:padding="0cm" fo:border="none">
        <style:background-image/>
      </style:table-cell-properties>
    </style:style>
    <style:style style:name="Таблица28.f1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28.r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8.M2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none">
        <style:background-image/>
      </style:table-cell-properties>
    </style:style>
    <style:style style:name="Таблица28.Q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8.M3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Таблица28.5" style:family="table-row">
      <style:table-row-properties style:row-height="0.9cm" fo:keep-together="auto"/>
    </style:style>
    <style:style style:name="Таблица28.X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28.j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8.r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0.5pt solid #000000" fo:border-bottom="1.5pt solid #000000">
        <style:background-image/>
      </style:table-cell-properties>
    </style:style>
    <style:style style:name="Таблица28.6" style:family="table-row">
      <style:table-row-properties style:row-height="0.425cm" fo:keep-together="auto"/>
    </style:style>
    <style:style style:name="Таблица28.Y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28.c6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.5pt solid #000000" fo:border-bottom="1.5pt solid #000000">
        <style:background-image/>
      </style:table-cell-properties>
    </style:style>
    <style:style style:name="Таблица28.m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1.5pt solid #000000" fo:border-bottom="1pt solid #000000">
        <style:background-image/>
      </style:table-cell-properties>
    </style:style>
    <style:style style:name="Таблица28.Y7" style:family="table-cell">
      <style:table-cell-properties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28.c7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pt solid #000000" fo:border-bottom="1pt solid #000000">
        <style:background-image/>
      </style:table-cell-properties>
    </style:style>
    <style:style style:name="Таблица28.C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8.F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8.H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8.L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8.N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8.O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8.P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8.R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8.U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8.Y8" style:family="table-cell">
      <style:table-cell-properties fo:background-color="transparent" fo:padding-left="0.191cm" fo:padding-right="0.191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Таблица28.c8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pt solid #000000" fo:border-bottom="1.5pt solid #000000">
        <style:background-image/>
      </style:table-cell-properties>
    </style:style>
    <style:style style:name="Таблица28.9" style:family="table-row">
      <style:table-row-properties style:row-height="0.45cm" fo:keep-together="auto"/>
    </style:style>
    <style:style style:name="Таблица28.A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28.B9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1.5pt solid #000000" fo:border-bottom="0.5pt solid #000000">
        <style:background-image/>
      </style:table-cell-properties>
    </style:style>
    <style:style style:name="Таблица28.E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1.5pt solid #000000" fo:border-bottom="0.5pt solid #000000">
        <style:background-image/>
      </style:table-cell-properties>
    </style:style>
    <style:style style:name="Таблица28.T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1.5pt solid #000000" fo:border-bottom="0.5pt solid #000000">
        <style:background-image/>
      </style:table-cell-properties>
    </style:style>
    <style:style style:name="Таблица28.B10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0.5pt solid #000000" fo:border-bottom="1.5pt solid #000000">
        <style:background-image/>
      </style:table-cell-properties>
    </style:style>
    <style:style style:name="Таблица28.T10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28.g11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8.p11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Таблица28.12" style:family="table-row">
      <style:table-row-properties style:row-height="0.758cm" fo:keep-together="auto"/>
    </style:style>
    <style:style style:name="Таблица28.28" style:family="table-row">
      <style:table-row-properties style:row-height="0.76cm" fo:keep-together="auto"/>
    </style:style>
    <style:style style:name="Таблица28.B2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1pt solid #000000">
        <style:background-image/>
      </style:table-cell-properties>
    </style:style>
    <style:style style:name="Таблица28.29" style:family="table-row">
      <style:table-row-properties style:row-height="0.801cm" fo:keep-together="auto"/>
    </style:style>
    <style:style style:name="Таблица28.A29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1.5pt solid #000000" fo:border-bottom="0.5pt solid #000000">
        <style:background-image/>
      </style:table-cell-properties>
    </style:style>
    <style:style style:name="Таблица28.q29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1.5pt solid #000000" fo:border-bottom="0.5pt solid #000000">
        <style:background-image/>
      </style:table-cell-properties>
    </style:style>
    <style:style style:name="Таблица10" style:family="table">
      <style:table-properties style:width="28.256cm" fo:margin-left="-0.501cm" fo:margin-top="0cm" fo:margin-bottom="0cm" table:align="left" style:writing-mode="page"/>
    </style:style>
    <style:style style:name="Таблица10.A" style:family="table-column">
      <style:table-column-properties style:column-width="1.199cm"/>
    </style:style>
    <style:style style:name="Таблица10.B" style:family="table-column">
      <style:table-column-properties style:column-width="0.272cm"/>
    </style:style>
    <style:style style:name="Таблица10.C" style:family="table-column">
      <style:table-column-properties style:column-width="0.506cm"/>
    </style:style>
    <style:style style:name="Таблица10.E" style:family="table-column">
      <style:table-column-properties style:column-width="0.275cm"/>
    </style:style>
    <style:style style:name="Таблица10.F" style:family="table-column">
      <style:table-column-properties style:column-width="0.739cm"/>
    </style:style>
    <style:style style:name="Таблица10.G" style:family="table-column">
      <style:table-column-properties style:column-width="0.078cm"/>
    </style:style>
    <style:style style:name="Таблица10.H" style:family="table-column">
      <style:table-column-properties style:column-width="0.245cm"/>
    </style:style>
    <style:style style:name="Таблица10.I" style:family="table-column">
      <style:table-column-properties style:column-width="0.499cm"/>
    </style:style>
    <style:style style:name="Таблица10.K" style:family="table-column">
      <style:table-column-properties style:column-width="0.129cm"/>
    </style:style>
    <style:style style:name="Таблица10.L" style:family="table-column">
      <style:table-column-properties style:column-width="1.36cm"/>
    </style:style>
    <style:style style:name="Таблица10.M" style:family="table-column">
      <style:table-column-properties style:column-width="0.277cm"/>
    </style:style>
    <style:style style:name="Таблица10.N" style:family="table-column">
      <style:table-column-properties style:column-width="1.256cm"/>
    </style:style>
    <style:style style:name="Таблица10.O" style:family="table-column">
      <style:table-column-properties style:column-width="0.344cm"/>
    </style:style>
    <style:style style:name="Таблица10.P" style:family="table-column">
      <style:table-column-properties style:column-width="1.563cm"/>
    </style:style>
    <style:style style:name="Таблица10.Q" style:family="table-column">
      <style:table-column-properties style:column-width="0.975cm"/>
    </style:style>
    <style:style style:name="Таблица10.U" style:family="table-column">
      <style:table-column-properties style:column-width="0.168cm"/>
    </style:style>
    <style:style style:name="Таблица10.V" style:family="table-column">
      <style:table-column-properties style:column-width="1.094cm"/>
    </style:style>
    <style:style style:name="Таблица10.W" style:family="table-column">
      <style:table-column-properties style:column-width="0.259cm"/>
    </style:style>
    <style:style style:name="Таблица10.X" style:family="table-column">
      <style:table-column-properties style:column-width="0.972cm"/>
    </style:style>
    <style:style style:name="Таблица10.Y" style:family="table-column">
      <style:table-column-properties style:column-width="0.284cm"/>
    </style:style>
    <style:style style:name="Таблица10.Z" style:family="table-column">
      <style:table-column-properties style:column-width="0.25cm"/>
    </style:style>
    <style:style style:name="Таблица10.a" style:family="table-column">
      <style:table-column-properties style:column-width="0.755cm"/>
    </style:style>
    <style:style style:name="Таблица10.b" style:family="table-column">
      <style:table-column-properties style:column-width="0.212cm"/>
    </style:style>
    <style:style style:name="Таблица10.c" style:family="table-column">
      <style:table-column-properties style:column-width="1.184cm"/>
    </style:style>
    <style:style style:name="Таблица10.d" style:family="table-column">
      <style:table-column-properties style:column-width="0.446cm"/>
    </style:style>
    <style:style style:name="Таблица10.e" style:family="table-column">
      <style:table-column-properties style:column-width="0.833cm"/>
    </style:style>
    <style:style style:name="Таблица10.f" style:family="table-column">
      <style:table-column-properties style:column-width="0.848cm"/>
    </style:style>
    <style:style style:name="Таблица10.g" style:family="table-column">
      <style:table-column-properties style:column-width="0.935cm"/>
    </style:style>
    <style:style style:name="Таблица10.i" style:family="table-column">
      <style:table-column-properties style:column-width="0.748cm"/>
    </style:style>
    <style:style style:name="Таблица10.k" style:family="table-column">
      <style:table-column-properties style:column-width="0.28cm"/>
    </style:style>
    <style:style style:name="Таблица10.l" style:family="table-column">
      <style:table-column-properties style:column-width="0.141cm"/>
    </style:style>
    <style:style style:name="Таблица10.m" style:family="table-column">
      <style:table-column-properties style:column-width="0.628cm"/>
    </style:style>
    <style:style style:name="Таблица10.n" style:family="table-column">
      <style:table-column-properties style:column-width="1.229cm"/>
    </style:style>
    <style:style style:name="Таблица10.o" style:family="table-column">
      <style:table-column-properties style:column-width="0.524cm"/>
    </style:style>
    <style:style style:name="Таблица10.p" style:family="table-column">
      <style:table-column-properties style:column-width="1.431cm"/>
    </style:style>
    <style:style style:name="Таблица10.q" style:family="table-column">
      <style:table-column-properties style:column-width="0.243cm"/>
    </style:style>
    <style:style style:name="Таблица10.s" style:family="table-column">
      <style:table-column-properties style:column-width="1.706cm"/>
    </style:style>
    <style:style style:name="Таблица10.1" style:family="table-row">
      <style:table-row-properties style:row-height="0.436cm" fo:keep-together="auto"/>
    </style:style>
    <style:style style:name="Таблица10.A1" style:family="table-cell">
      <style:table-cell-properties fo:background-color="transparent" fo:padding="0cm" fo:border="none">
        <style:background-image/>
      </style:table-cell-properties>
    </style:style>
    <style:style style:name="Таблица10.g1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10.s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0.O2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none">
        <style:background-image/>
      </style:table-cell-properties>
    </style:style>
    <style:style style:name="Таблица10.S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0.O3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Таблица10.5" style:family="table-row">
      <style:table-row-properties style:row-height="0.9cm" fo:keep-together="auto"/>
    </style:style>
    <style:style style:name="Таблица10.a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10.k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10.s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0.5pt solid #000000" fo:border-bottom="1.5pt solid #000000">
        <style:background-image/>
      </style:table-cell-properties>
    </style:style>
    <style:style style:name="Таблица10.6" style:family="table-row">
      <style:table-row-properties style:row-height="0.425cm" fo:keep-together="auto"/>
    </style:style>
    <style:style style:name="Таблица10.Z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10.c6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.5pt solid #000000" fo:border-bottom="1.5pt solid #000000">
        <style:background-image/>
      </style:table-cell-properties>
    </style:style>
    <style:style style:name="Таблица10.n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1.5pt solid #000000" fo:border-bottom="1pt solid #000000">
        <style:background-image/>
      </style:table-cell-properties>
    </style:style>
    <style:style style:name="Таблица10.Z7" style:family="table-cell">
      <style:table-cell-properties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10.c7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pt solid #000000" fo:border-bottom="1pt solid #000000">
        <style:background-image/>
      </style:table-cell-properties>
    </style:style>
    <style:style style:name="Таблица10.C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10.F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10.I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10.N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10.P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10.Q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10.R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10.T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10.W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10.Z8" style:family="table-cell">
      <style:table-cell-properties fo:background-color="transparent" fo:padding-left="0.191cm" fo:padding-right="0.191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Таблица10.c8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pt solid #000000" fo:border-bottom="1.5pt solid #000000">
        <style:background-image/>
      </style:table-cell-properties>
    </style:style>
    <style:style style:name="Таблица10.9" style:family="table-row">
      <style:table-row-properties style:row-height="0.45cm" fo:keep-together="auto"/>
    </style:style>
    <style:style style:name="Таблица10.A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10.B9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1.5pt solid #000000" fo:border-bottom="0.5pt solid #000000">
        <style:background-image/>
      </style:table-cell-properties>
    </style:style>
    <style:style style:name="Таблица10.E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1.5pt solid #000000" fo:border-bottom="0.5pt solid #000000">
        <style:background-image/>
      </style:table-cell-properties>
    </style:style>
    <style:style style:name="Таблица10.V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1.5pt solid #000000" fo:border-bottom="0.5pt solid #000000">
        <style:background-image/>
      </style:table-cell-properties>
    </style:style>
    <style:style style:name="Таблица10.B10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0.5pt solid #000000" fo:border-bottom="1.5pt solid #000000">
        <style:background-image/>
      </style:table-cell-properties>
    </style:style>
    <style:style style:name="Таблица10.V10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10.h11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10.q11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Таблица10.12" style:family="table-row">
      <style:table-row-properties style:row-height="0.758cm" fo:keep-together="auto"/>
    </style:style>
    <style:style style:name="Таблица10.E13" style:family="table-cell">
      <style:table-cell-properties fo:background-color="transparent" fo:padding-left="0.018cm" fo:padding-right="0.018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Таблица10.H13" style:family="table-cell">
      <style:table-cell-properties fo:background-color="transparent" fo:padding-left="0.018cm" fo:padding-right="0.018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Таблица10.L13" style:family="table-cell">
      <style:table-cell-properties fo:background-color="transparent" fo:padding-left="0.018cm" fo:padding-right="0.018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Таблица10.M13" style:family="table-cell">
      <style:table-cell-properties fo:background-color="transparent" fo:padding-left="0.018cm" fo:padding-right="0.018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Таблица10.V13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0.E14" style:family="table-cell">
      <style:table-cell-properties fo:background-color="transparent" fo:padding-left="0.018cm" fo:padding-right="0.018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Таблица10.H14" style:family="table-cell">
      <style:table-cell-properties fo:background-color="transparent" fo:padding-left="0.018cm" fo:padding-right="0.018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Таблица10.L14" style:family="table-cell">
      <style:table-cell-properties fo:background-color="transparent" fo:padding-left="0.018cm" fo:padding-right="0.018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Таблица10.M14" style:family="table-cell">
      <style:table-cell-properties fo:background-color="transparent" fo:padding-left="0.018cm" fo:padding-right="0.018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Таблица10.V14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0.E15" style:family="table-cell">
      <style:table-cell-properties fo:background-color="transparent" fo:padding-left="0.018cm" fo:padding-right="0.018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Таблица10.H15" style:family="table-cell">
      <style:table-cell-properties fo:background-color="transparent" fo:padding-left="0.018cm" fo:padding-right="0.018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Таблица10.L15" style:family="table-cell">
      <style:table-cell-properties fo:background-color="transparent" fo:padding-left="0.018cm" fo:padding-right="0.018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Таблица10.M15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0.Y16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0.Y17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0.18" style:family="table-row">
      <style:table-row-properties style:row-height="0.766cm" fo:keep-together="auto"/>
    </style:style>
    <style:style style:name="Таблица10.Y18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0.Y19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0.Y20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0.Y21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0.Y22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0.Y23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0.Y24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0.Y25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0.Y26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0.Y27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0.28" style:family="table-row">
      <style:table-row-properties style:row-height="0.76cm" fo:keep-together="auto"/>
    </style:style>
    <style:style style:name="Таблица10.B2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pt solid #000000">
        <style:background-image/>
      </style:table-cell-properties>
    </style:style>
    <style:style style:name="Таблица10.Y28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1pt solid #000000">
        <style:background-image/>
      </style:table-cell-properties>
    </style:style>
    <style:style style:name="Таблица10.29" style:family="table-row">
      <style:table-row-properties style:row-height="0.801cm" fo:keep-together="auto"/>
    </style:style>
    <style:style style:name="Таблица10.A29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1.5pt solid #000000" fo:border-bottom="0.5pt solid #000000">
        <style:background-image/>
      </style:table-cell-properties>
    </style:style>
    <style:style style:name="Таблица10.r29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1.5pt solid #000000" fo:border-bottom="0.5pt solid #000000">
        <style:background-image/>
      </style:table-cell-properties>
    </style:style>
    <style:style style:name="Таблица11" style:family="table">
      <style:table-properties style:width="28.259cm" fo:margin-left="-0.691cm" fo:margin-top="0cm" fo:margin-bottom="0cm" table:align="left" fo:background-color="transparent" style:writing-mode="page">
        <style:background-image/>
      </style:table-properties>
    </style:style>
    <style:style style:name="Таблица11.A" style:family="table-column">
      <style:table-column-properties style:column-width="0.974cm"/>
    </style:style>
    <style:style style:name="Таблица11.B" style:family="table-column">
      <style:table-column-properties style:column-width="0.564cm"/>
    </style:style>
    <style:style style:name="Таблица11.C" style:family="table-column">
      <style:table-column-properties style:column-width="0.529cm"/>
    </style:style>
    <style:style style:name="Таблица11.D" style:family="table-column">
      <style:table-column-properties style:column-width="0.501cm"/>
    </style:style>
    <style:style style:name="Таблица11.E" style:family="table-column">
      <style:table-column-properties style:column-width="0.547cm"/>
    </style:style>
    <style:style style:name="Таблица11.F" style:family="table-column">
      <style:table-column-properties style:column-width="0.515cm"/>
    </style:style>
    <style:style style:name="Таблица11.H" style:family="table-column">
      <style:table-column-properties style:column-width="1.249cm"/>
    </style:style>
    <style:style style:name="Таблица11.I" style:family="table-column">
      <style:table-column-properties style:column-width="0.296cm"/>
    </style:style>
    <style:style style:name="Таблица11.J" style:family="table-column">
      <style:table-column-properties style:column-width="0.245cm"/>
    </style:style>
    <style:style style:name="Таблица11.K" style:family="table-column">
      <style:table-column-properties style:column-width="1.284cm"/>
    </style:style>
    <style:style style:name="Таблица11.L" style:family="table-column">
      <style:table-column-properties style:column-width="0.681cm"/>
    </style:style>
    <style:style style:name="Таблица11.M" style:family="table-column">
      <style:table-column-properties style:column-width="1.492cm"/>
    </style:style>
    <style:style style:name="Таблица11.N" style:family="table-column">
      <style:table-column-properties style:column-width="1.007cm"/>
    </style:style>
    <style:style style:name="Таблица11.O" style:family="table-column">
      <style:table-column-properties style:column-width="0.931cm"/>
    </style:style>
    <style:style style:name="Таблица11.P" style:family="table-column">
      <style:table-column-properties style:column-width="0.113cm"/>
    </style:style>
    <style:style style:name="Таблица11.Q" style:family="table-column">
      <style:table-column-properties style:column-width="0.663cm"/>
    </style:style>
    <style:style style:name="Таблица11.R" style:family="table-column">
      <style:table-column-properties style:column-width="0.649cm"/>
    </style:style>
    <style:style style:name="Таблица11.S" style:family="table-column">
      <style:table-column-properties style:column-width="0.078cm"/>
    </style:style>
    <style:style style:name="Таблица11.T" style:family="table-column">
      <style:table-column-properties style:column-width="0.358cm"/>
    </style:style>
    <style:style style:name="Таблица11.U" style:family="table-column">
      <style:table-column-properties style:column-width="0.63cm"/>
    </style:style>
    <style:style style:name="Таблица11.V" style:family="table-column">
      <style:table-column-properties style:column-width="0.418cm"/>
    </style:style>
    <style:style style:name="Таблица11.W" style:family="table-column">
      <style:table-column-properties style:column-width="1.593cm"/>
    </style:style>
    <style:style style:name="Таблица11.X" style:family="table-column">
      <style:table-column-properties style:column-width="0.45cm"/>
    </style:style>
    <style:style style:name="Таблица11.Y" style:family="table-column">
      <style:table-column-properties style:column-width="0.254cm"/>
    </style:style>
    <style:style style:name="Таблица11.Z" style:family="table-column">
      <style:table-column-properties style:column-width="0.69cm"/>
    </style:style>
    <style:style style:name="Таблица11.a" style:family="table-column">
      <style:table-column-properties style:column-width="0.219cm"/>
    </style:style>
    <style:style style:name="Таблица11.b" style:family="table-column">
      <style:table-column-properties style:column-width="0.39cm"/>
    </style:style>
    <style:style style:name="Таблица11.c" style:family="table-column">
      <style:table-column-properties style:column-width="0.573cm"/>
    </style:style>
    <style:style style:name="Таблица11.d" style:family="table-column">
      <style:table-column-properties style:column-width="0.086cm"/>
    </style:style>
    <style:style style:name="Таблица11.e" style:family="table-column">
      <style:table-column-properties style:column-width="0.215cm"/>
    </style:style>
    <style:style style:name="Таблица11.f" style:family="table-column">
      <style:table-column-properties style:column-width="1.395cm"/>
    </style:style>
    <style:style style:name="Таблица11.g" style:family="table-column">
      <style:table-column-properties style:column-width="0.085cm"/>
    </style:style>
    <style:style style:name="Таблица11.h" style:family="table-column">
      <style:table-column-properties style:column-width="0.231cm"/>
    </style:style>
    <style:style style:name="Таблица11.i" style:family="table-column">
      <style:table-column-properties style:column-width="0.714cm"/>
    </style:style>
    <style:style style:name="Таблица11.j" style:family="table-column">
      <style:table-column-properties style:column-width="0.423cm"/>
    </style:style>
    <style:style style:name="Таблица11.k" style:family="table-column">
      <style:table-column-properties style:column-width="0.189cm"/>
    </style:style>
    <style:style style:name="Таблица11.l" style:family="table-column">
      <style:table-column-properties style:column-width="0.145cm"/>
    </style:style>
    <style:style style:name="Таблица11.m" style:family="table-column">
      <style:table-column-properties style:column-width="0.235cm"/>
    </style:style>
    <style:style style:name="Таблица11.n" style:family="table-column">
      <style:table-column-properties style:column-width="0.136cm"/>
    </style:style>
    <style:style style:name="Таблица11.o" style:family="table-column">
      <style:table-column-properties style:column-width="0.725cm"/>
    </style:style>
    <style:style style:name="Таблица11.p" style:family="table-column">
      <style:table-column-properties style:column-width="0.166cm"/>
    </style:style>
    <style:style style:name="Таблица11.q" style:family="table-column">
      <style:table-column-properties style:column-width="0.083cm"/>
    </style:style>
    <style:style style:name="Таблица11.r" style:family="table-column">
      <style:table-column-properties style:column-width="1.127cm"/>
    </style:style>
    <style:style style:name="Таблица11.s" style:family="table-column">
      <style:table-column-properties style:column-width="0.118cm"/>
    </style:style>
    <style:style style:name="Таблица11.t" style:family="table-column">
      <style:table-column-properties style:column-width="1.566cm"/>
    </style:style>
    <style:style style:name="Таблица11.u" style:family="table-column">
      <style:table-column-properties style:column-width="0.302cm"/>
    </style:style>
    <style:style style:name="Таблица11.v" style:family="table-column">
      <style:table-column-properties style:column-width="0.109cm"/>
    </style:style>
    <style:style style:name="Таблица11.w" style:family="table-column">
      <style:table-column-properties style:column-width="1.787cm"/>
    </style:style>
    <style:style style:name="Таблица11.1" style:family="table-row">
      <style:table-row-properties style:row-height="0.533cm" fo:keep-together="always"/>
    </style:style>
    <style:style style:name="Таблица11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11.L1" style:family="table-cell">
      <style:table-cell-properties fo:padding-left="0.191cm" fo:padding-right="0.191cm" fo:padding-top="0cm" fo:padding-bottom="0cm" fo:border="none"/>
    </style:style>
    <style:style style:name="Таблица11.P1" style:family="table-cell">
      <style:table-cell-properties fo:padding-left="0.191cm" fo:padding-right="0.191cm" fo:padding-top="0cm" fo:padding-bottom="0cm" fo:border-left="none" fo:border-right="0.5pt solid #000000" fo:border-top="none" fo:border-bottom="none"/>
    </style:style>
    <style:style style:name="Таблица11.g1" style:family="table-cell">
      <style:table-cell-properties fo:padding-left="0.191cm" fo:padding-right="0.191cm" fo:padding-top="0cm" fo:padding-bottom="0cm" fo:border="0.5pt solid #000000"/>
    </style:style>
    <style:style style:name="Таблица11.2" style:family="table-row">
      <style:table-row-properties style:row-height="0.459cm" fo:keep-together="always"/>
    </style:style>
    <style:style style:name="Таблица11.L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11.L3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/>
    </style:style>
    <style:style style:name="Таблица11.L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1.5" style:family="table-row">
      <style:table-row-properties style:row-height="0.769cm" fo:keep-together="always"/>
    </style:style>
    <style:style style:name="Таблица11.n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1.X6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Таблица11.b6" style:family="table-cell">
      <style:table-cell-properties style:vertical-align="middle" fo:padding-left="0.191cm" fo:padding-right="0.191cm" fo:padding-top="0cm" fo:padding-bottom="0cm" fo:border-left="1.5pt solid #000000" fo:border-right="0.5pt solid #000000" fo:border-top="1.5pt solid #000000" fo:border-bottom="1.5pt solid #000000"/>
    </style:style>
    <style:style style:name="Таблица11.r6" style:family="table-cell">
      <style:table-cell-properties style:vertical-align="middle" fo:padding-left="0.191cm" fo:padding-right="0.191cm" fo:padding-top="0cm" fo:padding-bottom="0cm" fo:border-left="0.5pt solid #000000" fo:border-right="1.5pt solid #000000" fo:border-top="1.5pt solid #000000" fo:border-bottom="1.5pt solid #000000"/>
    </style:style>
    <style:style style:name="Таблица11.X7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Таблица11.b7" style:family="table-cell">
      <style:table-cell-properties fo:padding-left="0.191cm" fo:padding-right="0.191cm" fo:padding-top="0cm" fo:padding-bottom="0cm" fo:border-left="1.5pt solid #000000" fo:border-right="0.5pt solid #000000" fo:border-top="none" fo:border-bottom="none"/>
    </style:style>
    <style:style style:name="Таблица11.C8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1.E8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1.G8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1.K8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1.M8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1.N8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1.O8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1.Q8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1.V8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1.X8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/>
    </style:style>
    <style:style style:name="Таблица11.b8" style:family="table-cell">
      <style:table-cell-properties fo:padding-left="0.191cm" fo:padding-right="0.191cm" fo:padding-top="0cm" fo:padding-bottom="0cm" fo:border-left="1.5pt solid #000000" fo:border-right="0.5pt solid #000000" fo:border-top="none" fo:border-bottom="1.5pt solid #000000"/>
    </style:style>
    <style:style style:name="Таблица11.A9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Таблица11.B9" style:family="table-cell">
      <style:table-cell-properties fo:padding-left="0.191cm" fo:padding-right="0.191cm" fo:padding-top="0cm" fo:padding-bottom="0cm" fo:border-left="1.5pt solid #000000" fo:border-right="0.5pt solid #000000" fo:border-top="1.5pt solid #000000" fo:border-bottom="0.5pt solid #000000"/>
    </style:style>
    <style:style style:name="Таблица11.D9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Таблица11.F9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Таблица11.H9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Таблица11.I9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Таблица11.S9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Таблица11.A10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Таблица11.B10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0.5pt solid #000000"/>
    </style:style>
    <style:style style:name="Таблица11.w10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Таблица11.B11" style:family="table-cell">
      <style:table-cell-properties fo:padding-left="0.191cm" fo:padding-right="0.191cm" fo:padding-top="0cm" fo:padding-bottom="0cm" fo:border-left="0.5pt solid #000000" fo:border-right="1.5pt solid #000000" fo:border-top="1.5pt solid #000000" fo:border-bottom="0.5pt solid #000000"/>
    </style:style>
    <style:style style:name="Таблица11.T11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/>
    </style:style>
    <style:style style:name="Таблица11.i1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1.l1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1.q1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1.t1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1.w11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/>
    </style:style>
    <style:style style:name="Таблица11.12" style:family="table-row">
      <style:table-row-properties style:row-height="0.766cm" fo:background-color="transparent" fo:keep-together="always">
        <style:background-image/>
      </style:table-row-properties>
    </style:style>
    <style:style style:name="Таблица11.A12" style:family="table-cell">
      <style:table-cell-properties style:vertical-align="middle" fo:padding-left="0.101cm" fo:padding-right="0.191cm" fo:padding-top="0cm" fo:padding-bottom="0cm" fo:border="0.5pt solid #000000"/>
    </style:style>
    <style:style style:name="Таблица11.B1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1.a1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1.d1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1.h1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1.k1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1.p1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1.t1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1.v12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1.A13" style:family="table-cell">
      <style:table-cell-properties style:vertical-align="middle" fo:padding-left="0.101cm" fo:padding-right="0.191cm" fo:padding-top="0cm" fo:padding-bottom="0cm" fo:border-left="0.5pt solid #000000" fo:border-right="0.5pt solid #000000" fo:border-top="none" fo:border-bottom="0.5pt solid #000000"/>
    </style:style>
    <style:style style:name="Таблица11.B1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1.a13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1.d13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1.h13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1.k13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1.p13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1.t13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1.v13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1.B1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1.a14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1.d14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1.h14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1.k14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1.p14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1.t14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1.v14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1.B1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1.a15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1.d15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1.h15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1.k15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1.p15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1.t15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1.v15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1.B1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1.a16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1.d16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1.h16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1.k16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1.p16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1.t16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1.v16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1.B2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1.c20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1.B2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1.c21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1.B2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1.c22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1.B2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1.c23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1.B2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1.c24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1.25" style:family="table-row">
      <style:table-row-properties style:row-height="0.725cm" fo:background-color="transparent" fo:keep-together="always">
        <style:background-image/>
      </style:table-row-properties>
    </style:style>
    <style:style style:name="Таблица11.B2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1.c25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1.26" style:family="table-row">
      <style:table-row-properties style:row-height="0.928cm" fo:background-color="transparent" fo:keep-together="always">
        <style:background-image/>
      </style:table-row-properties>
    </style:style>
    <style:style style:name="Таблица11.B2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1.c26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1.B2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11.c27" style:family="table-cell">
      <style:table-cell-properties fo:padding-left="0.191cm" fo:padding-right="0.191cm" fo:padding-top="0cm" fo:padding-bottom="0cm" fo:border-left="none" fo:border-right="0.5pt solid #000000" fo:border-top="none" fo:border-bottom="0.5pt solid #000000"/>
    </style:style>
    <style:style style:name="Таблица11.28" style:family="table-row">
      <style:table-row-properties style:row-height="0.905cm" fo:keep-together="always"/>
    </style:style>
    <style:style style:name="Таблица11.A2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Таблица11.m28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Таблица11.u28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Таблица12" style:family="table">
      <style:table-properties style:width="28.259cm" fo:margin-left="-0.691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Таблица12.A" style:family="table-column">
      <style:table-column-properties style:column-width="1.214cm"/>
    </style:style>
    <style:style style:name="Таблица12.B" style:family="table-column">
      <style:table-column-properties style:column-width="0.339cm"/>
    </style:style>
    <style:style style:name="Таблица12.C" style:family="table-column">
      <style:table-column-properties style:column-width="0.533cm"/>
    </style:style>
    <style:style style:name="Таблица12.D" style:family="table-column">
      <style:table-column-properties style:column-width="0.504cm"/>
    </style:style>
    <style:style style:name="Таблица12.E" style:family="table-column">
      <style:table-column-properties style:column-width="0.55cm"/>
    </style:style>
    <style:style style:name="Таблица12.F" style:family="table-column">
      <style:table-column-properties style:column-width="0.52cm"/>
    </style:style>
    <style:style style:name="Таблица12.H" style:family="table-column">
      <style:table-column-properties style:column-width="1.259cm"/>
    </style:style>
    <style:style style:name="Таблица12.I" style:family="table-column">
      <style:table-column-properties style:column-width="0.3cm"/>
    </style:style>
    <style:style style:name="Таблица12.J" style:family="table-column">
      <style:table-column-properties style:column-width="0.247cm"/>
    </style:style>
    <style:style style:name="Таблица12.K" style:family="table-column">
      <style:table-column-properties style:column-width="1.296cm"/>
    </style:style>
    <style:style style:name="Таблица12.L" style:family="table-column">
      <style:table-column-properties style:column-width="0.686cm"/>
    </style:style>
    <style:style style:name="Таблица12.M" style:family="table-column">
      <style:table-column-properties style:column-width="1.506cm"/>
    </style:style>
    <style:style style:name="Таблица12.N" style:family="table-column">
      <style:table-column-properties style:column-width="1.016cm"/>
    </style:style>
    <style:style style:name="Таблица12.O" style:family="table-column">
      <style:table-column-properties style:column-width="0.94cm"/>
    </style:style>
    <style:style style:name="Таблица12.P" style:family="table-column">
      <style:table-column-properties style:column-width="0.115cm"/>
    </style:style>
    <style:style style:name="Таблица12.Q" style:family="table-column">
      <style:table-column-properties style:column-width="0.669cm"/>
    </style:style>
    <style:style style:name="Таблица12.R" style:family="table-column">
      <style:table-column-properties style:column-width="0.656cm"/>
    </style:style>
    <style:style style:name="Таблица12.S" style:family="table-column">
      <style:table-column-properties style:column-width="0.078cm"/>
    </style:style>
    <style:style style:name="Таблица12.T" style:family="table-column">
      <style:table-column-properties style:column-width="0.362cm"/>
    </style:style>
    <style:style style:name="Таблица12.U" style:family="table-column">
      <style:table-column-properties style:column-width="0.635cm"/>
    </style:style>
    <style:style style:name="Таблица12.V" style:family="table-column">
      <style:table-column-properties style:column-width="0.422cm"/>
    </style:style>
    <style:style style:name="Таблица12.W" style:family="table-column">
      <style:table-column-properties style:column-width="1.083cm"/>
    </style:style>
    <style:style style:name="Таблица12.X" style:family="table-column">
      <style:table-column-properties style:column-width="0.564cm"/>
    </style:style>
    <style:style style:name="Таблица12.Y" style:family="table-column">
      <style:table-column-properties style:column-width="0.453cm"/>
    </style:style>
    <style:style style:name="Таблица12.Z" style:family="table-column">
      <style:table-column-properties style:column-width="0.256cm"/>
    </style:style>
    <style:style style:name="Таблица12.a" style:family="table-column">
      <style:table-column-properties style:column-width="0.875cm"/>
    </style:style>
    <style:style style:name="Таблица12.b" style:family="table-column">
      <style:table-column-properties style:column-width="0.977cm"/>
    </style:style>
    <style:style style:name="Таблица12.c" style:family="table-column">
      <style:table-column-properties style:column-width="0.217cm"/>
    </style:style>
    <style:style style:name="Таблица12.d" style:family="table-column">
      <style:table-column-properties style:column-width="1.408cm"/>
    </style:style>
    <style:style style:name="Таблица12.e" style:family="table-column">
      <style:table-column-properties style:column-width="0.279cm"/>
    </style:style>
    <style:style style:name="Таблица12.f" style:family="table-column">
      <style:table-column-properties style:column-width="0.721cm"/>
    </style:style>
    <style:style style:name="Таблица12.g" style:family="table-column">
      <style:table-column-properties style:column-width="0.577cm"/>
    </style:style>
    <style:style style:name="Таблица12.h" style:family="table-column">
      <style:table-column-properties style:column-width="0.146cm"/>
    </style:style>
    <style:style style:name="Таблица12.i" style:family="table-column">
      <style:table-column-properties style:column-width="0.236cm"/>
    </style:style>
    <style:style style:name="Таблица12.j" style:family="table-column">
      <style:table-column-properties style:column-width="0.138cm"/>
    </style:style>
    <style:style style:name="Таблица12.k" style:family="table-column">
      <style:table-column-properties style:column-width="0.859cm"/>
    </style:style>
    <style:style style:name="Таблица12.l" style:family="table-column">
      <style:table-column-properties style:column-width="0.083cm"/>
    </style:style>
    <style:style style:name="Таблица12.m" style:family="table-column">
      <style:table-column-properties style:column-width="1.138cm"/>
    </style:style>
    <style:style style:name="Таблица12.n" style:family="table-column">
      <style:table-column-properties style:column-width="0.12cm"/>
    </style:style>
    <style:style style:name="Таблица12.o" style:family="table-column">
      <style:table-column-properties style:column-width="1.58cm"/>
    </style:style>
    <style:style style:name="Таблица12.p" style:family="table-column">
      <style:table-column-properties style:column-width="0.374cm"/>
    </style:style>
    <style:style style:name="Таблица12.q" style:family="table-column">
      <style:table-column-properties style:column-width="1.796cm"/>
    </style:style>
    <style:style style:name="Таблица12.1" style:family="table-row">
      <style:table-row-properties style:row-height="0.533cm" fo:keep-together="always"/>
    </style:style>
    <style:style style:name="Таблица12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12.L1" style:family="table-cell">
      <style:table-cell-properties fo:padding-left="0.191cm" fo:padding-right="0.191cm" fo:padding-top="0cm" fo:padding-bottom="0cm" fo:border="none"/>
    </style:style>
    <style:style style:name="Таблица12.P1" style:family="table-cell">
      <style:table-cell-properties fo:padding-left="0.191cm" fo:padding-right="0.191cm" fo:padding-top="0cm" fo:padding-bottom="0cm" fo:border-left="none" fo:border-right="0.5pt solid #000000" fo:border-top="none" fo:border-bottom="none"/>
    </style:style>
    <style:style style:name="Таблица12.e1" style:family="table-cell">
      <style:table-cell-properties fo:padding-left="0.191cm" fo:padding-right="0.191cm" fo:padding-top="0cm" fo:padding-bottom="0cm" fo:border="0.5pt solid #000000"/>
    </style:style>
    <style:style style:name="Таблица12.2" style:family="table-row">
      <style:table-row-properties style:row-height="0.459cm" fo:keep-together="always"/>
    </style:style>
    <style:style style:name="Таблица12.L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12.L3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/>
    </style:style>
    <style:style style:name="Таблица12.L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2.5" style:family="table-row">
      <style:table-row-properties style:row-height="0.769cm" fo:keep-together="always"/>
    </style:style>
    <style:style style:name="Таблица12.j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2.Y6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Таблица12.b6" style:family="table-cell">
      <style:table-cell-properties style:vertical-align="middle" fo:padding-left="0.191cm" fo:padding-right="0.191cm" fo:padding-top="0cm" fo:padding-bottom="0cm" fo:border-left="1.5pt solid #000000" fo:border-right="0.5pt solid #000000" fo:border-top="1.5pt solid #000000" fo:border-bottom="1.5pt solid #000000"/>
    </style:style>
    <style:style style:name="Таблица12.m6" style:family="table-cell">
      <style:table-cell-properties style:vertical-align="middle" fo:padding-left="0.191cm" fo:padding-right="0.191cm" fo:padding-top="0cm" fo:padding-bottom="0cm" fo:border-left="0.5pt solid #000000" fo:border-right="1.5pt solid #000000" fo:border-top="1.5pt solid #000000" fo:border-bottom="1.5pt solid #000000"/>
    </style:style>
    <style:style style:name="Таблица12.Y7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Таблица12.b7" style:family="table-cell">
      <style:table-cell-properties fo:padding-left="0.191cm" fo:padding-right="0.191cm" fo:padding-top="0cm" fo:padding-bottom="0cm" fo:border-left="1.5pt solid #000000" fo:border-right="0.5pt solid #000000" fo:border-top="none" fo:border-bottom="none"/>
    </style:style>
    <style:style style:name="Таблица12.C8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2.E8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2.G8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2.K8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2.M8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2.N8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2.O8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2.Q8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2.V8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2.Y8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/>
    </style:style>
    <style:style style:name="Таблица12.b8" style:family="table-cell">
      <style:table-cell-properties fo:padding-left="0.191cm" fo:padding-right="0.191cm" fo:padding-top="0cm" fo:padding-bottom="0cm" fo:border-left="1.5pt solid #000000" fo:border-right="0.5pt solid #000000" fo:border-top="none" fo:border-bottom="1.5pt solid #000000"/>
    </style:style>
    <style:style style:name="Таблица12.A9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Таблица12.B9" style:family="table-cell">
      <style:table-cell-properties fo:padding-left="0.191cm" fo:padding-right="0.191cm" fo:padding-top="0cm" fo:padding-bottom="0cm" fo:border-left="1.5pt solid #000000" fo:border-right="0.5pt solid #000000" fo:border-top="1.5pt solid #000000" fo:border-bottom="0.5pt solid #000000"/>
    </style:style>
    <style:style style:name="Таблица12.D9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Таблица12.F9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Таблица12.H9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Таблица12.I9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Таблица12.S9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Таблица12.A10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Таблица12.B10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0.5pt solid #000000"/>
    </style:style>
    <style:style style:name="Таблица12.q10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Таблица12.B11" style:family="table-cell">
      <style:table-cell-properties fo:padding-left="0.191cm" fo:padding-right="0.191cm" fo:padding-top="0cm" fo:padding-bottom="0cm" fo:border-left="0.5pt solid #000000" fo:border-right="1.5pt solid #000000" fo:border-top="1.5pt solid #000000" fo:border-bottom="0.5pt solid #000000"/>
    </style:style>
    <style:style style:name="Таблица12.T11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/>
    </style:style>
    <style:style style:name="Таблица12.f1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2.h1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2.l1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2.o1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2.q11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/>
    </style:style>
    <style:style style:name="Таблица12.12" style:family="table-row">
      <style:table-row-properties style:row-height="0.766cm" fo:keep-together="always"/>
    </style:style>
    <style:style style:name="Таблица12.A1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2.B1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2.X12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2.B1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2.X13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2.B1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2.X14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2.B1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2.X15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2.B1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2.X16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2.B1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2.18" style:family="table-row">
      <style:table-row-properties style:row-height="0.766cm" fo:background-color="transparent" fo:keep-together="always">
        <style:background-image/>
      </style:table-row-properties>
    </style:style>
    <style:style style:name="Таблица12.A18" style:family="table-cell">
      <style:table-cell-properties style:vertical-align="middle" fo:background-color="transparent" fo:padding-left="0.191cm" fo:padding-right="0.191cm" fo:padding-top="0cm" fo:padding-bottom="0cm" fo:border="0.5pt solid #000000" style:writing-mode="page">
        <style:background-image/>
      </style:table-cell-properties>
    </style:style>
    <style:style style:name="Таблица12.B1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2.A19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2.B1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2.X19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2.B2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2.X20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2.B2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2.X21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2.B2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2.X22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2.B2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2.X23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2.B2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2.X24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2.B2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2.X25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2.26" style:family="table-row">
      <style:table-row-properties style:row-height="0.725cm" fo:keep-together="always"/>
    </style:style>
    <style:style style:name="Таблица12.B2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2.X26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2.27" style:family="table-row">
      <style:table-row-properties style:row-height="0.928cm" fo:keep-together="always"/>
    </style:style>
    <style:style style:name="Таблица12.B2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2.X27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2.28" style:family="table-row">
      <style:table-row-properties style:row-height="0.905cm" fo:keep-together="always"/>
    </style:style>
    <style:style style:name="Таблица12.A2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Таблица12.D2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Таблица12.i28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Таблица12.p28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Таблица13" style:family="table">
      <style:table-properties style:width="28.259cm" fo:margin-left="-0.691cm" fo:margin-top="0cm" fo:margin-bottom="0cm" table:align="left" style:writing-mode="page"/>
    </style:style>
    <style:style style:name="Таблица13.A" style:family="table-column">
      <style:table-column-properties style:column-width="0.984cm"/>
    </style:style>
    <style:style style:name="Таблица13.B" style:family="table-column">
      <style:table-column-properties style:column-width="0.57cm"/>
    </style:style>
    <style:style style:name="Таблица13.C" style:family="table-column">
      <style:table-column-properties style:column-width="0.534cm"/>
    </style:style>
    <style:style style:name="Таблица13.D" style:family="table-column">
      <style:table-column-properties style:column-width="0.506cm"/>
    </style:style>
    <style:style style:name="Таблица13.E" style:family="table-column">
      <style:table-column-properties style:column-width="0.552cm"/>
    </style:style>
    <style:style style:name="Таблица13.F" style:family="table-column">
      <style:table-column-properties style:column-width="0.52cm"/>
    </style:style>
    <style:style style:name="Таблица13.H" style:family="table-column">
      <style:table-column-properties style:column-width="1.261cm"/>
    </style:style>
    <style:style style:name="Таблица13.I" style:family="table-column">
      <style:table-column-properties style:column-width="0.3cm"/>
    </style:style>
    <style:style style:name="Таблица13.J" style:family="table-column">
      <style:table-column-properties style:column-width="0.247cm"/>
    </style:style>
    <style:style style:name="Таблица13.K" style:family="table-column">
      <style:table-column-properties style:column-width="1.298cm"/>
    </style:style>
    <style:style style:name="Таблица13.L" style:family="table-column">
      <style:table-column-properties style:column-width="0.688cm"/>
    </style:style>
    <style:style style:name="Таблица13.M" style:family="table-column">
      <style:table-column-properties style:column-width="1.508cm"/>
    </style:style>
    <style:style style:name="Таблица13.N" style:family="table-column">
      <style:table-column-properties style:column-width="1.018cm"/>
    </style:style>
    <style:style style:name="Таблица13.O" style:family="table-column">
      <style:table-column-properties style:column-width="0.942cm"/>
    </style:style>
    <style:style style:name="Таблица13.P" style:family="table-column">
      <style:table-column-properties style:column-width="0.115cm"/>
    </style:style>
    <style:style style:name="Таблица13.Q" style:family="table-column">
      <style:table-column-properties style:column-width="0.67cm"/>
    </style:style>
    <style:style style:name="Таблица13.R" style:family="table-column">
      <style:table-column-properties style:column-width="0.656cm"/>
    </style:style>
    <style:style style:name="Таблица13.S" style:family="table-column">
      <style:table-column-properties style:column-width="0.078cm"/>
    </style:style>
    <style:style style:name="Таблица13.T" style:family="table-column">
      <style:table-column-properties style:column-width="0.362cm"/>
    </style:style>
    <style:style style:name="Таблица13.U" style:family="table-column">
      <style:table-column-properties style:column-width="0.637cm"/>
    </style:style>
    <style:style style:name="Таблица13.V" style:family="table-column">
      <style:table-column-properties style:column-width="0.423cm"/>
    </style:style>
    <style:style style:name="Таблица13.W" style:family="table-column">
      <style:table-column-properties style:column-width="1.609cm"/>
    </style:style>
    <style:style style:name="Таблица13.X" style:family="table-column">
      <style:table-column-properties style:column-width="0.453cm"/>
    </style:style>
    <style:style style:name="Таблица13.Y" style:family="table-column">
      <style:table-column-properties style:column-width="0.258cm"/>
    </style:style>
    <style:style style:name="Таблица13.Z" style:family="table-column">
      <style:table-column-properties style:column-width="0.877cm"/>
    </style:style>
    <style:style style:name="Таблица13.a" style:family="table-column">
      <style:table-column-properties style:column-width="0.979cm"/>
    </style:style>
    <style:style style:name="Таблица13.b" style:family="table-column">
      <style:table-column-properties style:column-width="0.217cm"/>
    </style:style>
    <style:style style:name="Таблица13.c" style:family="table-column">
      <style:table-column-properties style:column-width="1.411cm"/>
    </style:style>
    <style:style style:name="Таблица13.d" style:family="table-column">
      <style:table-column-properties style:column-width="0.279cm"/>
    </style:style>
    <style:style style:name="Таблица13.e" style:family="table-column">
      <style:table-column-properties style:column-width="0.723cm"/>
    </style:style>
    <style:style style:name="Таблица13.f" style:family="table-column">
      <style:table-column-properties style:column-width="0.579cm"/>
    </style:style>
    <style:style style:name="Таблица13.g" style:family="table-column">
      <style:table-column-properties style:column-width="0.146cm"/>
    </style:style>
    <style:style style:name="Таблица13.h" style:family="table-column">
      <style:table-column-properties style:column-width="0.236cm"/>
    </style:style>
    <style:style style:name="Таблица13.i" style:family="table-column">
      <style:table-column-properties style:column-width="0.138cm"/>
    </style:style>
    <style:style style:name="Таблица13.j" style:family="table-column">
      <style:table-column-properties style:column-width="0.861cm"/>
    </style:style>
    <style:style style:name="Таблица13.k" style:family="table-column">
      <style:table-column-properties style:column-width="0.083cm"/>
    </style:style>
    <style:style style:name="Таблица13.l" style:family="table-column">
      <style:table-column-properties style:column-width="1.138cm"/>
    </style:style>
    <style:style style:name="Таблица13.m" style:family="table-column">
      <style:table-column-properties style:column-width="0.12cm"/>
    </style:style>
    <style:style style:name="Таблица13.n" style:family="table-column">
      <style:table-column-properties style:column-width="1.582cm"/>
    </style:style>
    <style:style style:name="Таблица13.o" style:family="table-column">
      <style:table-column-properties style:column-width="0.374cm"/>
    </style:style>
    <style:style style:name="Таблица13.p" style:family="table-column">
      <style:table-column-properties style:column-width="1.794cm"/>
    </style:style>
    <style:style style:name="Таблица13.1" style:family="table-row">
      <style:table-row-properties style:row-height="0.533cm" fo:keep-together="always"/>
    </style:style>
    <style:style style:name="Таблица13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13.L1" style:family="table-cell">
      <style:table-cell-properties fo:padding-left="0.191cm" fo:padding-right="0.191cm" fo:padding-top="0cm" fo:padding-bottom="0cm" fo:border="none"/>
    </style:style>
    <style:style style:name="Таблица13.P1" style:family="table-cell">
      <style:table-cell-properties fo:padding-left="0.191cm" fo:padding-right="0.191cm" fo:padding-top="0cm" fo:padding-bottom="0cm" fo:border-left="none" fo:border-right="0.5pt solid #000000" fo:border-top="none" fo:border-bottom="none"/>
    </style:style>
    <style:style style:name="Таблица13.d1" style:family="table-cell">
      <style:table-cell-properties fo:padding-left="0.191cm" fo:padding-right="0.191cm" fo:padding-top="0cm" fo:padding-bottom="0cm" fo:border="0.5pt solid #000000"/>
    </style:style>
    <style:style style:name="Таблица13.2" style:family="table-row">
      <style:table-row-properties style:row-height="0.459cm" fo:keep-together="always"/>
    </style:style>
    <style:style style:name="Таблица13.L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13.L3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/>
    </style:style>
    <style:style style:name="Таблица13.L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3.5" style:family="table-row">
      <style:table-row-properties style:row-height="0.769cm" fo:keep-together="always"/>
    </style:style>
    <style:style style:name="Таблица13.i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3.X6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Таблица13.a6" style:family="table-cell">
      <style:table-cell-properties style:vertical-align="middle" fo:padding-left="0.191cm" fo:padding-right="0.191cm" fo:padding-top="0cm" fo:padding-bottom="0cm" fo:border-left="1.5pt solid #000000" fo:border-right="0.5pt solid #000000" fo:border-top="1.5pt solid #000000" fo:border-bottom="1.5pt solid #000000"/>
    </style:style>
    <style:style style:name="Таблица13.l6" style:family="table-cell">
      <style:table-cell-properties style:vertical-align="middle" fo:padding-left="0.191cm" fo:padding-right="0.191cm" fo:padding-top="0cm" fo:padding-bottom="0cm" fo:border-left="0.5pt solid #000000" fo:border-right="1.5pt solid #000000" fo:border-top="1.5pt solid #000000" fo:border-bottom="1.5pt solid #000000"/>
    </style:style>
    <style:style style:name="Таблица13.X7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Таблица13.a7" style:family="table-cell">
      <style:table-cell-properties fo:padding-left="0.191cm" fo:padding-right="0.191cm" fo:padding-top="0cm" fo:padding-bottom="0cm" fo:border-left="1.5pt solid #000000" fo:border-right="0.5pt solid #000000" fo:border-top="none" fo:border-bottom="none"/>
    </style:style>
    <style:style style:name="Таблица13.C8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3.E8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3.G8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3.K8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3.M8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3.N8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3.O8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3.Q8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3.V8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3.X8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/>
    </style:style>
    <style:style style:name="Таблица13.a8" style:family="table-cell">
      <style:table-cell-properties fo:padding-left="0.191cm" fo:padding-right="0.191cm" fo:padding-top="0cm" fo:padding-bottom="0cm" fo:border-left="1.5pt solid #000000" fo:border-right="0.5pt solid #000000" fo:border-top="none" fo:border-bottom="1.5pt solid #000000"/>
    </style:style>
    <style:style style:name="Таблица13.A9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Таблица13.B9" style:family="table-cell">
      <style:table-cell-properties fo:padding-left="0.191cm" fo:padding-right="0.191cm" fo:padding-top="0cm" fo:padding-bottom="0cm" fo:border-left="1.5pt solid #000000" fo:border-right="0.5pt solid #000000" fo:border-top="1.5pt solid #000000" fo:border-bottom="0.5pt solid #000000"/>
    </style:style>
    <style:style style:name="Таблица13.D9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Таблица13.F9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Таблица13.H9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Таблица13.I9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Таблица13.S9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Таблица13.A10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Таблица13.B10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0.5pt solid #000000"/>
    </style:style>
    <style:style style:name="Таблица13.p10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Таблица13.B11" style:family="table-cell">
      <style:table-cell-properties fo:padding-left="0.191cm" fo:padding-right="0.191cm" fo:padding-top="0cm" fo:padding-bottom="0cm" fo:border-left="0.5pt solid #000000" fo:border-right="1.5pt solid #000000" fo:border-top="1.5pt solid #000000" fo:border-bottom="0.5pt solid #000000"/>
    </style:style>
    <style:style style:name="Таблица13.T11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/>
    </style:style>
    <style:style style:name="Таблица13.e1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3.g1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3.k1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3.n1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3.p11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/>
    </style:style>
    <style:style style:name="Таблица13.12" style:family="table-row">
      <style:table-row-properties style:row-height="0.766cm" fo:keep-together="always"/>
    </style:style>
    <style:style style:name="Таблица13.26" style:family="table-row">
      <style:table-row-properties style:row-height="0.725cm" fo:keep-together="always"/>
    </style:style>
    <style:style style:name="Таблица13.27" style:family="table-row">
      <style:table-row-properties style:row-height="0.928cm" fo:keep-together="always"/>
    </style:style>
    <style:style style:name="Таблица13.28" style:family="table-row">
      <style:table-row-properties style:row-height="0.905cm" fo:keep-together="always"/>
    </style:style>
    <style:style style:name="Таблица13.A2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Таблица13.h28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Таблица13.o28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Таблица14" style:family="table">
      <style:table-properties style:width="28.256cm" fo:margin-left="-0.691cm" fo:margin-top="0cm" fo:margin-bottom="0cm" table:align="left" style:writing-mode="page"/>
    </style:style>
    <style:style style:name="Таблица14.A" style:family="table-column">
      <style:table-column-properties style:column-width="0.981cm"/>
    </style:style>
    <style:style style:name="Таблица14.B" style:family="table-column">
      <style:table-column-properties style:column-width="0.568cm"/>
    </style:style>
    <style:style style:name="Таблица14.C" style:family="table-column">
      <style:table-column-properties style:column-width="0.533cm"/>
    </style:style>
    <style:style style:name="Таблица14.D" style:family="table-column">
      <style:table-column-properties style:column-width="0.506cm"/>
    </style:style>
    <style:style style:name="Таблица14.E" style:family="table-column">
      <style:table-column-properties style:column-width="0.552cm"/>
    </style:style>
    <style:style style:name="Таблица14.F" style:family="table-column">
      <style:table-column-properties style:column-width="0.52cm"/>
    </style:style>
    <style:style style:name="Таблица14.G" style:family="table-column">
      <style:table-column-properties style:column-width="0.536cm"/>
    </style:style>
    <style:style style:name="Таблица14.H" style:family="table-column">
      <style:table-column-properties style:column-width="1.258cm"/>
    </style:style>
    <style:style style:name="Таблица14.I" style:family="table-column">
      <style:table-column-properties style:column-width="0.3cm"/>
    </style:style>
    <style:style style:name="Таблица14.J" style:family="table-column">
      <style:table-column-properties style:column-width="0.247cm"/>
    </style:style>
    <style:style style:name="Таблица14.K" style:family="table-column">
      <style:table-column-properties style:column-width="1.298cm"/>
    </style:style>
    <style:style style:name="Таблица14.L" style:family="table-column">
      <style:table-column-properties style:column-width="0.688cm"/>
    </style:style>
    <style:style style:name="Таблица14.M" style:family="table-column">
      <style:table-column-properties style:column-width="1.508cm"/>
    </style:style>
    <style:style style:name="Таблица14.N" style:family="table-column">
      <style:table-column-properties style:column-width="1.016cm"/>
    </style:style>
    <style:style style:name="Таблица14.O" style:family="table-column">
      <style:table-column-properties style:column-width="0.944cm"/>
    </style:style>
    <style:style style:name="Таблица14.P" style:family="table-column">
      <style:table-column-properties style:column-width="0.115cm"/>
    </style:style>
    <style:style style:name="Таблица14.Q" style:family="table-column">
      <style:table-column-properties style:column-width="0.667cm"/>
    </style:style>
    <style:style style:name="Таблица14.R" style:family="table-column">
      <style:table-column-properties style:column-width="0.658cm"/>
    </style:style>
    <style:style style:name="Таблица14.S" style:family="table-column">
      <style:table-column-properties style:column-width="0.078cm"/>
    </style:style>
    <style:style style:name="Таблица14.T" style:family="table-column">
      <style:table-column-properties style:column-width="0.367cm"/>
    </style:style>
    <style:style style:name="Таблица14.U" style:family="table-column">
      <style:table-column-properties style:column-width="0.635cm"/>
    </style:style>
    <style:style style:name="Таблица14.V" style:family="table-column">
      <style:table-column-properties style:column-width="0.423cm"/>
    </style:style>
    <style:style style:name="Таблица14.W" style:family="table-column">
      <style:table-column-properties style:column-width="1.609cm"/>
    </style:style>
    <style:style style:name="Таблица14.X" style:family="table-column">
      <style:table-column-properties style:column-width="0.452cm"/>
    </style:style>
    <style:style style:name="Таблица14.Y" style:family="table-column">
      <style:table-column-properties style:column-width="0.256cm"/>
    </style:style>
    <style:style style:name="Таблица14.Z" style:family="table-column">
      <style:table-column-properties style:column-width="0.878cm"/>
    </style:style>
    <style:style style:name="Таблица14.a" style:family="table-column">
      <style:table-column-properties style:column-width="0.982cm"/>
    </style:style>
    <style:style style:name="Таблица14.b" style:family="table-column">
      <style:table-column-properties style:column-width="0.212cm"/>
    </style:style>
    <style:style style:name="Таблица14.c" style:family="table-column">
      <style:table-column-properties style:column-width="1.415cm"/>
    </style:style>
    <style:style style:name="Таблица14.d" style:family="table-column">
      <style:table-column-properties style:column-width="0.275cm"/>
    </style:style>
    <style:style style:name="Таблица14.e" style:family="table-column">
      <style:table-column-properties style:column-width="0.723cm"/>
    </style:style>
    <style:style style:name="Таблица14.f" style:family="table-column">
      <style:table-column-properties style:column-width="0.579cm"/>
    </style:style>
    <style:style style:name="Таблица14.g" style:family="table-column">
      <style:table-column-properties style:column-width="0.15cm"/>
    </style:style>
    <style:style style:name="Таблица14.h" style:family="table-column">
      <style:table-column-properties style:column-width="0.235cm"/>
    </style:style>
    <style:style style:name="Таблица14.i" style:family="table-column">
      <style:table-column-properties style:column-width="0.136cm"/>
    </style:style>
    <style:style style:name="Таблица14.j" style:family="table-column">
      <style:table-column-properties style:column-width="0.861cm"/>
    </style:style>
    <style:style style:name="Таблица14.k" style:family="table-column">
      <style:table-column-properties style:column-width="0.085cm"/>
    </style:style>
    <style:style style:name="Таблица14.l" style:family="table-column">
      <style:table-column-properties style:column-width="1.138cm"/>
    </style:style>
    <style:style style:name="Таблица14.m" style:family="table-column">
      <style:table-column-properties style:column-width="0.118cm"/>
    </style:style>
    <style:style style:name="Таблица14.n" style:family="table-column">
      <style:table-column-properties style:column-width="1.584cm"/>
    </style:style>
    <style:style style:name="Таблица14.o" style:family="table-column">
      <style:table-column-properties style:column-width="0.374cm"/>
    </style:style>
    <style:style style:name="Таблица14.p" style:family="table-column">
      <style:table-column-properties style:column-width="1.799cm"/>
    </style:style>
    <style:style style:name="Таблица14.1" style:family="table-row">
      <style:table-row-properties style:row-height="0.533cm" fo:keep-together="always"/>
    </style:style>
    <style:style style:name="Таблица14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14.L1" style:family="table-cell">
      <style:table-cell-properties fo:padding-left="0.191cm" fo:padding-right="0.191cm" fo:padding-top="0cm" fo:padding-bottom="0cm" fo:border="none"/>
    </style:style>
    <style:style style:name="Таблица14.P1" style:family="table-cell">
      <style:table-cell-properties fo:padding-left="0.191cm" fo:padding-right="0.191cm" fo:padding-top="0cm" fo:padding-bottom="0cm" fo:border-left="none" fo:border-right="0.5pt solid #000000" fo:border-top="none" fo:border-bottom="none"/>
    </style:style>
    <style:style style:name="Таблица14.d1" style:family="table-cell">
      <style:table-cell-properties fo:padding-left="0.191cm" fo:padding-right="0.191cm" fo:padding-top="0cm" fo:padding-bottom="0cm" fo:border="0.5pt solid #000000"/>
    </style:style>
    <style:style style:name="Таблица14.2" style:family="table-row">
      <style:table-row-properties style:row-height="0.459cm" fo:keep-together="always"/>
    </style:style>
    <style:style style:name="Таблица14.L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14.L3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/>
    </style:style>
    <style:style style:name="Таблица14.L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4.5" style:family="table-row">
      <style:table-row-properties style:row-height="0.769cm" fo:keep-together="always"/>
    </style:style>
    <style:style style:name="Таблица14.i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4.X6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Таблица14.a6" style:family="table-cell">
      <style:table-cell-properties style:vertical-align="middle" fo:padding-left="0.191cm" fo:padding-right="0.191cm" fo:padding-top="0cm" fo:padding-bottom="0cm" fo:border-left="1.5pt solid #000000" fo:border-right="0.5pt solid #000000" fo:border-top="1.5pt solid #000000" fo:border-bottom="1.5pt solid #000000"/>
    </style:style>
    <style:style style:name="Таблица14.l6" style:family="table-cell">
      <style:table-cell-properties style:vertical-align="middle" fo:padding-left="0.191cm" fo:padding-right="0.191cm" fo:padding-top="0cm" fo:padding-bottom="0cm" fo:border-left="0.5pt solid #000000" fo:border-right="1.5pt solid #000000" fo:border-top="1.5pt solid #000000" fo:border-bottom="1.5pt solid #000000"/>
    </style:style>
    <style:style style:name="Таблица14.X7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Таблица14.a7" style:family="table-cell">
      <style:table-cell-properties fo:padding-left="0.191cm" fo:padding-right="0.191cm" fo:padding-top="0cm" fo:padding-bottom="0cm" fo:border-left="1.5pt solid #000000" fo:border-right="0.5pt solid #000000" fo:border-top="none" fo:border-bottom="none"/>
    </style:style>
    <style:style style:name="Таблица14.C8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4.E8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4.G8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4.K8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4.M8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4.N8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4.O8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4.Q8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4.V8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4.X8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/>
    </style:style>
    <style:style style:name="Таблица14.a8" style:family="table-cell">
      <style:table-cell-properties fo:padding-left="0.191cm" fo:padding-right="0.191cm" fo:padding-top="0cm" fo:padding-bottom="0cm" fo:border-left="1.5pt solid #000000" fo:border-right="0.5pt solid #000000" fo:border-top="none" fo:border-bottom="1.5pt solid #000000"/>
    </style:style>
    <style:style style:name="Таблица14.A9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Таблица14.B9" style:family="table-cell">
      <style:table-cell-properties fo:padding-left="0.191cm" fo:padding-right="0.191cm" fo:padding-top="0cm" fo:padding-bottom="0cm" fo:border-left="1.5pt solid #000000" fo:border-right="0.5pt solid #000000" fo:border-top="1.5pt solid #000000" fo:border-bottom="0.5pt solid #000000"/>
    </style:style>
    <style:style style:name="Таблица14.D9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Таблица14.F9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Таблица14.H9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Таблица14.I9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Таблица14.S9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Таблица14.A10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Таблица14.B10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0.5pt solid #000000"/>
    </style:style>
    <style:style style:name="Таблица14.p10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Таблица14.B11" style:family="table-cell">
      <style:table-cell-properties fo:padding-left="0.191cm" fo:padding-right="0.191cm" fo:padding-top="0cm" fo:padding-bottom="0cm" fo:border-left="0.5pt solid #000000" fo:border-right="1.5pt solid #000000" fo:border-top="1.5pt solid #000000" fo:border-bottom="0.5pt solid #000000"/>
    </style:style>
    <style:style style:name="Таблица14.T11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/>
    </style:style>
    <style:style style:name="Таблица14.e1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4.g1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4.k1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4.n1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4.p11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/>
    </style:style>
    <style:style style:name="Таблица14.12" style:family="table-row">
      <style:table-row-properties style:row-height="0.766cm" fo:keep-together="always"/>
    </style:style>
    <style:style style:name="Таблица14.26" style:family="table-row">
      <style:table-row-properties style:row-height="0.725cm" fo:keep-together="always"/>
    </style:style>
    <style:style style:name="Таблица14.27" style:family="table-row">
      <style:table-row-properties style:row-height="0.928cm" fo:keep-together="always"/>
    </style:style>
    <style:style style:name="Таблица14.28" style:family="table-row">
      <style:table-row-properties style:row-height="0.905cm" fo:keep-together="always"/>
    </style:style>
    <style:style style:name="Таблица14.A2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Таблица14.h28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Таблица14.o28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Таблица15" style:family="table">
      <style:table-properties style:width="28.256cm" fo:margin-left="-0.691cm" fo:margin-top="0cm" fo:margin-bottom="0cm" table:align="left" style:writing-mode="page"/>
    </style:style>
    <style:style style:name="Таблица15.A" style:family="table-column">
      <style:table-column-properties style:column-width="0.981cm"/>
    </style:style>
    <style:style style:name="Таблица15.B" style:family="table-column">
      <style:table-column-properties style:column-width="0.568cm"/>
    </style:style>
    <style:style style:name="Таблица15.C" style:family="table-column">
      <style:table-column-properties style:column-width="0.533cm"/>
    </style:style>
    <style:style style:name="Таблица15.D" style:family="table-column">
      <style:table-column-properties style:column-width="0.506cm"/>
    </style:style>
    <style:style style:name="Таблица15.E" style:family="table-column">
      <style:table-column-properties style:column-width="0.552cm"/>
    </style:style>
    <style:style style:name="Таблица15.F" style:family="table-column">
      <style:table-column-properties style:column-width="0.52cm"/>
    </style:style>
    <style:style style:name="Таблица15.G" style:family="table-column">
      <style:table-column-properties style:column-width="0.536cm"/>
    </style:style>
    <style:style style:name="Таблица15.H" style:family="table-column">
      <style:table-column-properties style:column-width="1.258cm"/>
    </style:style>
    <style:style style:name="Таблица15.I" style:family="table-column">
      <style:table-column-properties style:column-width="0.3cm"/>
    </style:style>
    <style:style style:name="Таблица15.J" style:family="table-column">
      <style:table-column-properties style:column-width="0.247cm"/>
    </style:style>
    <style:style style:name="Таблица15.K" style:family="table-column">
      <style:table-column-properties style:column-width="1.298cm"/>
    </style:style>
    <style:style style:name="Таблица15.L" style:family="table-column">
      <style:table-column-properties style:column-width="0.688cm"/>
    </style:style>
    <style:style style:name="Таблица15.M" style:family="table-column">
      <style:table-column-properties style:column-width="1.508cm"/>
    </style:style>
    <style:style style:name="Таблица15.N" style:family="table-column">
      <style:table-column-properties style:column-width="1.016cm"/>
    </style:style>
    <style:style style:name="Таблица15.O" style:family="table-column">
      <style:table-column-properties style:column-width="0.944cm"/>
    </style:style>
    <style:style style:name="Таблица15.P" style:family="table-column">
      <style:table-column-properties style:column-width="0.115cm"/>
    </style:style>
    <style:style style:name="Таблица15.Q" style:family="table-column">
      <style:table-column-properties style:column-width="0.667cm"/>
    </style:style>
    <style:style style:name="Таблица15.R" style:family="table-column">
      <style:table-column-properties style:column-width="0.658cm"/>
    </style:style>
    <style:style style:name="Таблица15.S" style:family="table-column">
      <style:table-column-properties style:column-width="0.078cm"/>
    </style:style>
    <style:style style:name="Таблица15.T" style:family="table-column">
      <style:table-column-properties style:column-width="0.367cm"/>
    </style:style>
    <style:style style:name="Таблица15.U" style:family="table-column">
      <style:table-column-properties style:column-width="0.635cm"/>
    </style:style>
    <style:style style:name="Таблица15.V" style:family="table-column">
      <style:table-column-properties style:column-width="0.423cm"/>
    </style:style>
    <style:style style:name="Таблица15.W" style:family="table-column">
      <style:table-column-properties style:column-width="1.609cm"/>
    </style:style>
    <style:style style:name="Таблица15.X" style:family="table-column">
      <style:table-column-properties style:column-width="0.452cm"/>
    </style:style>
    <style:style style:name="Таблица15.Y" style:family="table-column">
      <style:table-column-properties style:column-width="0.256cm"/>
    </style:style>
    <style:style style:name="Таблица15.Z" style:family="table-column">
      <style:table-column-properties style:column-width="0.878cm"/>
    </style:style>
    <style:style style:name="Таблица15.a" style:family="table-column">
      <style:table-column-properties style:column-width="0.982cm"/>
    </style:style>
    <style:style style:name="Таблица15.b" style:family="table-column">
      <style:table-column-properties style:column-width="0.212cm"/>
    </style:style>
    <style:style style:name="Таблица15.c" style:family="table-column">
      <style:table-column-properties style:column-width="1.415cm"/>
    </style:style>
    <style:style style:name="Таблица15.d" style:family="table-column">
      <style:table-column-properties style:column-width="0.275cm"/>
    </style:style>
    <style:style style:name="Таблица15.e" style:family="table-column">
      <style:table-column-properties style:column-width="0.723cm"/>
    </style:style>
    <style:style style:name="Таблица15.f" style:family="table-column">
      <style:table-column-properties style:column-width="0.579cm"/>
    </style:style>
    <style:style style:name="Таблица15.g" style:family="table-column">
      <style:table-column-properties style:column-width="0.15cm"/>
    </style:style>
    <style:style style:name="Таблица15.h" style:family="table-column">
      <style:table-column-properties style:column-width="0.235cm"/>
    </style:style>
    <style:style style:name="Таблица15.i" style:family="table-column">
      <style:table-column-properties style:column-width="0.136cm"/>
    </style:style>
    <style:style style:name="Таблица15.j" style:family="table-column">
      <style:table-column-properties style:column-width="0.861cm"/>
    </style:style>
    <style:style style:name="Таблица15.k" style:family="table-column">
      <style:table-column-properties style:column-width="0.085cm"/>
    </style:style>
    <style:style style:name="Таблица15.l" style:family="table-column">
      <style:table-column-properties style:column-width="1.138cm"/>
    </style:style>
    <style:style style:name="Таблица15.m" style:family="table-column">
      <style:table-column-properties style:column-width="0.118cm"/>
    </style:style>
    <style:style style:name="Таблица15.n" style:family="table-column">
      <style:table-column-properties style:column-width="1.584cm"/>
    </style:style>
    <style:style style:name="Таблица15.o" style:family="table-column">
      <style:table-column-properties style:column-width="0.374cm"/>
    </style:style>
    <style:style style:name="Таблица15.p" style:family="table-column">
      <style:table-column-properties style:column-width="1.799cm"/>
    </style:style>
    <style:style style:name="Таблица15.1" style:family="table-row">
      <style:table-row-properties style:row-height="0.533cm" fo:keep-together="always"/>
    </style:style>
    <style:style style:name="Таблица15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15.L1" style:family="table-cell">
      <style:table-cell-properties fo:padding-left="0.191cm" fo:padding-right="0.191cm" fo:padding-top="0cm" fo:padding-bottom="0cm" fo:border="none"/>
    </style:style>
    <style:style style:name="Таблица15.P1" style:family="table-cell">
      <style:table-cell-properties fo:padding-left="0.191cm" fo:padding-right="0.191cm" fo:padding-top="0cm" fo:padding-bottom="0cm" fo:border-left="none" fo:border-right="0.5pt solid #000000" fo:border-top="none" fo:border-bottom="none"/>
    </style:style>
    <style:style style:name="Таблица15.d1" style:family="table-cell">
      <style:table-cell-properties fo:padding-left="0.191cm" fo:padding-right="0.191cm" fo:padding-top="0cm" fo:padding-bottom="0cm" fo:border="0.5pt solid #000000"/>
    </style:style>
    <style:style style:name="Таблица15.2" style:family="table-row">
      <style:table-row-properties style:row-height="0.459cm" fo:keep-together="always"/>
    </style:style>
    <style:style style:name="Таблица15.L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15.L3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/>
    </style:style>
    <style:style style:name="Таблица15.L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5.5" style:family="table-row">
      <style:table-row-properties style:row-height="0.769cm" fo:keep-together="always"/>
    </style:style>
    <style:style style:name="Таблица15.i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5.X6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Таблица15.a6" style:family="table-cell">
      <style:table-cell-properties style:vertical-align="middle" fo:padding-left="0.191cm" fo:padding-right="0.191cm" fo:padding-top="0cm" fo:padding-bottom="0cm" fo:border-left="1.5pt solid #000000" fo:border-right="0.5pt solid #000000" fo:border-top="1.5pt solid #000000" fo:border-bottom="1.5pt solid #000000"/>
    </style:style>
    <style:style style:name="Таблица15.l6" style:family="table-cell">
      <style:table-cell-properties style:vertical-align="middle" fo:padding-left="0.191cm" fo:padding-right="0.191cm" fo:padding-top="0cm" fo:padding-bottom="0cm" fo:border-left="0.5pt solid #000000" fo:border-right="1.5pt solid #000000" fo:border-top="1.5pt solid #000000" fo:border-bottom="1.5pt solid #000000"/>
    </style:style>
    <style:style style:name="Таблица15.X7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Таблица15.a7" style:family="table-cell">
      <style:table-cell-properties fo:padding-left="0.191cm" fo:padding-right="0.191cm" fo:padding-top="0cm" fo:padding-bottom="0cm" fo:border-left="1.5pt solid #000000" fo:border-right="0.5pt solid #000000" fo:border-top="none" fo:border-bottom="none"/>
    </style:style>
    <style:style style:name="Таблица15.C8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5.E8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5.G8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5.K8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5.M8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5.N8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5.O8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5.Q8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5.V8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5.X8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/>
    </style:style>
    <style:style style:name="Таблица15.a8" style:family="table-cell">
      <style:table-cell-properties fo:padding-left="0.191cm" fo:padding-right="0.191cm" fo:padding-top="0cm" fo:padding-bottom="0cm" fo:border-left="1.5pt solid #000000" fo:border-right="0.5pt solid #000000" fo:border-top="none" fo:border-bottom="1.5pt solid #000000"/>
    </style:style>
    <style:style style:name="Таблица15.A9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Таблица15.B9" style:family="table-cell">
      <style:table-cell-properties fo:padding-left="0.191cm" fo:padding-right="0.191cm" fo:padding-top="0cm" fo:padding-bottom="0cm" fo:border-left="1.5pt solid #000000" fo:border-right="0.5pt solid #000000" fo:border-top="1.5pt solid #000000" fo:border-bottom="0.5pt solid #000000"/>
    </style:style>
    <style:style style:name="Таблица15.D9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Таблица15.F9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Таблица15.H9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Таблица15.I9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Таблица15.S9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Таблица15.A10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Таблица15.B10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0.5pt solid #000000"/>
    </style:style>
    <style:style style:name="Таблица15.p10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Таблица15.B11" style:family="table-cell">
      <style:table-cell-properties fo:padding-left="0.191cm" fo:padding-right="0.191cm" fo:padding-top="0cm" fo:padding-bottom="0cm" fo:border-left="0.5pt solid #000000" fo:border-right="1.5pt solid #000000" fo:border-top="1.5pt solid #000000" fo:border-bottom="0.5pt solid #000000"/>
    </style:style>
    <style:style style:name="Таблица15.T11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/>
    </style:style>
    <style:style style:name="Таблица15.e1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5.g1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5.k1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5.n1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5.p11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/>
    </style:style>
    <style:style style:name="Таблица15.12" style:family="table-row">
      <style:table-row-properties style:row-height="0.766cm" fo:keep-together="always"/>
    </style:style>
    <style:style style:name="Таблица15.B1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5.26" style:family="table-row">
      <style:table-row-properties style:row-height="0.725cm" fo:keep-together="always"/>
    </style:style>
    <style:style style:name="Таблица15.27" style:family="table-row">
      <style:table-row-properties style:row-height="0.928cm" fo:keep-together="always"/>
    </style:style>
    <style:style style:name="Таблица15.28" style:family="table-row">
      <style:table-row-properties style:row-height="0.905cm" fo:keep-together="always"/>
    </style:style>
    <style:style style:name="Таблица15.A2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Таблица15.h28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Таблица15.o28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Таблица18" style:family="table">
      <style:table-properties style:width="28.254cm" fo:margin-left="-0.501cm" fo:margin-top="0cm" fo:margin-bottom="0cm" table:align="left" style:writing-mode="page"/>
    </style:style>
    <style:style style:name="Таблица18.A" style:family="table-column">
      <style:table-column-properties style:column-width="1.245cm"/>
    </style:style>
    <style:style style:name="Таблица18.B" style:family="table-column">
      <style:table-column-properties style:column-width="0.245cm"/>
    </style:style>
    <style:style style:name="Таблица18.C" style:family="table-column">
      <style:table-column-properties style:column-width="0.501cm"/>
    </style:style>
    <style:style style:name="Таблица18.E" style:family="table-column">
      <style:table-column-properties style:column-width="0.111cm"/>
    </style:style>
    <style:style style:name="Таблица18.F" style:family="table-column">
      <style:table-column-properties style:column-width="0.143cm"/>
    </style:style>
    <style:style style:name="Таблица18.G" style:family="table-column">
      <style:table-column-properties style:column-width="0.746cm"/>
    </style:style>
    <style:style style:name="Таблица18.H" style:family="table-column">
      <style:table-column-properties style:column-width="0.088cm"/>
    </style:style>
    <style:style style:name="Таблица18.I" style:family="table-column">
      <style:table-column-properties style:column-width="0.169cm"/>
    </style:style>
    <style:style style:name="Таблица18.J" style:family="table-column">
      <style:table-column-properties style:column-width="0.492cm"/>
    </style:style>
    <style:style style:name="Таблица18.K" style:family="table-column">
      <style:table-column-properties style:column-width="0.25cm"/>
    </style:style>
    <style:style style:name="Таблица18.L" style:family="table-column">
      <style:table-column-properties style:column-width="0.069cm"/>
    </style:style>
    <style:style style:name="Таблица18.M" style:family="table-column">
      <style:table-column-properties style:column-width="1.432cm"/>
    </style:style>
    <style:style style:name="Таблица18.N" style:family="table-column">
      <style:table-column-properties style:column-width="0.076cm"/>
    </style:style>
    <style:style style:name="Таблица18.O" style:family="table-column">
      <style:table-column-properties style:column-width="0.182cm"/>
    </style:style>
    <style:style style:name="Таблица18.P" style:family="table-column">
      <style:table-column-properties style:column-width="1.296cm"/>
    </style:style>
    <style:style style:name="Таблица18.Q" style:family="table-column">
      <style:table-column-properties style:column-width="0.328cm"/>
    </style:style>
    <style:style style:name="Таблица18.R" style:family="table-column">
      <style:table-column-properties style:column-width="1.626cm"/>
    </style:style>
    <style:style style:name="Таблица18.S" style:family="table-column">
      <style:table-column-properties style:column-width="1cm"/>
    </style:style>
    <style:style style:name="Таблица18.T" style:family="table-column">
      <style:table-column-properties style:column-width="0.75cm"/>
    </style:style>
    <style:style style:name="Таблица18.V" style:family="table-column">
      <style:table-column-properties style:column-width="1.125cm"/>
    </style:style>
    <style:style style:name="Таблица18.W" style:family="table-column">
      <style:table-column-properties style:column-width="0.109cm"/>
    </style:style>
    <style:style style:name="Таблица18.X" style:family="table-column">
      <style:table-column-properties style:column-width="1.018cm"/>
    </style:style>
    <style:style style:name="Таблица18.Y" style:family="table-column">
      <style:table-column-properties style:column-width="0.249cm"/>
    </style:style>
    <style:style style:name="Таблица18.Z" style:family="table-column">
      <style:table-column-properties style:column-width="1.249cm"/>
    </style:style>
    <style:style style:name="Таблица18.a" style:family="table-column">
      <style:table-column-properties style:column-width="0.231cm"/>
    </style:style>
    <style:style style:name="Таблица18.b" style:family="table-column">
      <style:table-column-properties style:column-width="0.52cm"/>
    </style:style>
    <style:style style:name="Таблица18.d" style:family="table-column">
      <style:table-column-properties style:column-width="1.39cm"/>
    </style:style>
    <style:style style:name="Таблица18.e" style:family="table-column">
      <style:table-column-properties style:column-width="0.113cm"/>
    </style:style>
    <style:style style:name="Таблица18.f" style:family="table-column">
      <style:table-column-properties style:column-width="0.339cm"/>
    </style:style>
    <style:style style:name="Таблица18.g" style:family="table-column">
      <style:table-column-properties style:column-width="0.834cm"/>
    </style:style>
    <style:style style:name="Таблица18.h" style:family="table-column">
      <style:table-column-properties style:column-width="0.873cm"/>
    </style:style>
    <style:style style:name="Таблица18.i" style:family="table-column">
      <style:table-column-properties style:column-width="0.949cm"/>
    </style:style>
    <style:style style:name="Таблица18.j" style:family="table-column">
      <style:table-column-properties style:column-width="0.503cm"/>
    </style:style>
    <style:style style:name="Таблица18.m" style:family="table-column">
      <style:table-column-properties style:column-width="0.258cm"/>
    </style:style>
    <style:style style:name="Таблица18.o" style:family="table-column">
      <style:table-column-properties style:column-width="0.61cm"/>
    </style:style>
    <style:style style:name="Таблица18.p" style:family="table-column">
      <style:table-column-properties style:column-width="1.275cm"/>
    </style:style>
    <style:style style:name="Таблица18.q" style:family="table-column">
      <style:table-column-properties style:column-width="0.531cm"/>
    </style:style>
    <style:style style:name="Таблица18.r" style:family="table-column">
      <style:table-column-properties style:column-width="1.471cm"/>
    </style:style>
    <style:style style:name="Таблица18.s" style:family="table-column">
      <style:table-column-properties style:column-width="0.229cm"/>
    </style:style>
    <style:style style:name="Таблица18.t" style:family="table-column">
      <style:table-column-properties style:column-width="0.042cm"/>
    </style:style>
    <style:style style:name="Таблица18.u" style:family="table-column">
      <style:table-column-properties style:column-width="1.736cm"/>
    </style:style>
    <style:style style:name="Таблица18.1" style:family="table-row">
      <style:table-row-properties style:row-height="0.436cm" fo:keep-together="auto"/>
    </style:style>
    <style:style style:name="Таблица18.A1" style:family="table-cell">
      <style:table-cell-properties fo:background-color="transparent" fo:padding="0cm" fo:border="none">
        <style:background-image/>
      </style:table-cell-properties>
    </style:style>
    <style:style style:name="Таблица18.i1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18.u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8.Q2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none">
        <style:background-image/>
      </style:table-cell-properties>
    </style:style>
    <style:style style:name="Таблица18.U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8.Q3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Таблица18.W3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18.5" style:family="table-row">
      <style:table-row-properties style:row-height="0.9cm" fo:keep-together="auto"/>
    </style:style>
    <style:style style:name="Таблица18.b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18.m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18.u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0.5pt solid #000000" fo:border-bottom="1.5pt solid #000000">
        <style:background-image/>
      </style:table-cell-properties>
    </style:style>
    <style:style style:name="Таблица18.6" style:family="table-row">
      <style:table-row-properties style:row-height="0.425cm" fo:keep-together="auto"/>
    </style:style>
    <style:style style:name="Таблица18.c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18.f6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.5pt solid #000000" fo:border-bottom="1.5pt solid #000000">
        <style:background-image/>
      </style:table-cell-properties>
    </style:style>
    <style:style style:name="Таблица18.p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1.5pt solid #000000" fo:border-bottom="1.5pt solid #000000">
        <style:background-image/>
      </style:table-cell-properties>
    </style:style>
    <style:style style:name="Таблица18.c7" style:family="table-cell">
      <style:table-cell-properties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18.f7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pt solid #000000" fo:border-bottom="1pt solid #000000">
        <style:background-image/>
      </style:table-cell-properties>
    </style:style>
    <style:style style:name="Таблица18.C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18.G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18.J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18.P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18.R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18.S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18.T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18.V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18.Y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18.c8" style:family="table-cell">
      <style:table-cell-properties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18.f8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pt solid #000000" fo:border-bottom="1.5pt solid #000000">
        <style:background-image/>
      </style:table-cell-properties>
    </style:style>
    <style:style style:name="Таблица18.9" style:family="table-row">
      <style:table-row-properties style:row-height="0.45cm" fo:keep-together="auto"/>
    </style:style>
    <style:style style:name="Таблица18.A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18.B9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1.5pt solid #000000" fo:border-bottom="0.5pt solid #000000">
        <style:background-image/>
      </style:table-cell-properties>
    </style:style>
    <style:style style:name="Таблица18.E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1.5pt solid #000000" fo:border-bottom="0.5pt solid #000000">
        <style:background-image/>
      </style:table-cell-properties>
    </style:style>
    <style:style style:name="Таблица18.W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1.5pt solid #000000" fo:border-bottom="0.5pt solid #000000">
        <style:background-image/>
      </style:table-cell-properties>
    </style:style>
    <style:style style:name="Таблица18.B10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0.5pt solid #000000" fo:border-bottom="0.5pt solid #000000">
        <style:background-image/>
      </style:table-cell-properties>
    </style:style>
    <style:style style:name="Таблица18.e10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18.W11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0.5pt solid #000000" fo:border-bottom="1.5pt solid #000000">
        <style:background-image/>
      </style:table-cell-properties>
    </style:style>
    <style:style style:name="Таблица18.j11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18.s11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Таблица18.12" style:family="table-row">
      <style:table-row-properties style:row-height="0.758cm" fo:keep-together="auto"/>
    </style:style>
    <style:style style:name="Таблица18.F13" style:family="table-cell">
      <style:table-cell-properties fo:background-color="transparent" fo:padding-left="0.018cm" fo:padding-right="0.018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Таблица18.I13" style:family="table-cell">
      <style:table-cell-properties fo:background-color="transparent" fo:padding-left="0.018cm" fo:padding-right="0.018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Таблица18.M13" style:family="table-cell">
      <style:table-cell-properties fo:background-color="transparent" fo:padding-left="0.018cm" fo:padding-right="0.018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Таблица18.O13" style:family="table-cell">
      <style:table-cell-properties fo:background-color="transparent" fo:padding-left="0.018cm" fo:padding-right="0.018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Таблица18.X13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8.X14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8.a15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8.a16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8.a17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8.a18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8.a19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8.a20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8.a21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8.a22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8.a23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8.a24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8.a25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8.a26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8.27" style:family="table-row">
      <style:table-row-properties style:row-height="0.803cm" fo:keep-together="auto"/>
    </style:style>
    <style:style style:name="Таблица18.A28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Таблица18.B2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18.A29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1.5pt solid #000000" fo:border-bottom="0.5pt solid #000000">
        <style:background-image/>
      </style:table-cell-properties>
    </style:style>
    <style:style style:name="Таблица18.t29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1.5pt solid #000000" fo:border-bottom="0.5pt solid #000000">
        <style:background-image/>
      </style:table-cell-properties>
    </style:style>
    <style:style style:name="Таблица20" style:family="table">
      <style:table-properties style:width="28.254cm" fo:margin-left="-0.501cm" fo:margin-top="0cm" fo:margin-bottom="0cm" table:align="left" style:writing-mode="page"/>
    </style:style>
    <style:style style:name="Таблица20.A" style:family="table-column">
      <style:table-column-properties style:column-width="1.21cm"/>
    </style:style>
    <style:style style:name="Таблица20.B" style:family="table-column">
      <style:table-column-properties style:column-width="0.273cm"/>
    </style:style>
    <style:style style:name="Таблица20.C" style:family="table-column">
      <style:table-column-properties style:column-width="0.512cm"/>
    </style:style>
    <style:style style:name="Таблица20.D" style:family="table-column">
      <style:table-column-properties style:column-width="0.268cm"/>
    </style:style>
    <style:style style:name="Таблица20.E" style:family="table-column">
      <style:table-column-properties style:column-width="0.279cm"/>
    </style:style>
    <style:style style:name="Таблица20.F" style:family="table-column">
      <style:table-column-properties style:column-width="0.741cm"/>
    </style:style>
    <style:style style:name="Таблица20.G" style:family="table-column">
      <style:table-column-properties style:column-width="0.284cm"/>
    </style:style>
    <style:style style:name="Таблица20.H" style:family="table-column">
      <style:table-column-properties style:column-width="0.503cm"/>
    </style:style>
    <style:style style:name="Таблица20.J" style:family="table-column">
      <style:table-column-properties style:column-width="1.455cm"/>
    </style:style>
    <style:style style:name="Таблица20.L" style:family="table-column">
      <style:table-column-properties style:column-width="1.263cm"/>
    </style:style>
    <style:style style:name="Таблица20.M" style:family="table-column">
      <style:table-column-properties style:column-width="0.342cm"/>
    </style:style>
    <style:style style:name="Таблица20.N" style:family="table-column">
      <style:table-column-properties style:column-width="1.572cm"/>
    </style:style>
    <style:style style:name="Таблица20.O" style:family="table-column">
      <style:table-column-properties style:column-width="0.979cm"/>
    </style:style>
    <style:style style:name="Таблица20.P" style:family="table-column">
      <style:table-column-properties style:column-width="0.744cm"/>
    </style:style>
    <style:style style:name="Таблица20.Q" style:family="table-column">
      <style:table-column-properties style:column-width="0.275cm"/>
    </style:style>
    <style:style style:name="Таблица20.S" style:family="table-column">
      <style:table-column-properties style:column-width="0.153cm"/>
    </style:style>
    <style:style style:name="Таблица20.T" style:family="table-column">
      <style:table-column-properties style:column-width="1.099cm"/>
    </style:style>
    <style:style style:name="Таблица20.U" style:family="table-column">
      <style:table-column-properties style:column-width="0.277cm"/>
    </style:style>
    <style:style style:name="Таблица20.V" style:family="table-column">
      <style:table-column-properties style:column-width="1.431cm"/>
    </style:style>
    <style:style style:name="Таблица20.W" style:family="table-column">
      <style:table-column-properties style:column-width="0.529cm"/>
    </style:style>
    <style:style style:name="Таблица20.Y" style:family="table-column">
      <style:table-column-properties style:column-width="1.346cm"/>
    </style:style>
    <style:style style:name="Таблица20.Z" style:family="table-column">
      <style:table-column-properties style:column-width="0.143cm"/>
    </style:style>
    <style:style style:name="Таблица20.a" style:family="table-column">
      <style:table-column-properties style:column-width="0.356cm"/>
    </style:style>
    <style:style style:name="Таблица20.b" style:family="table-column">
      <style:table-column-properties style:column-width="0.829cm"/>
    </style:style>
    <style:style style:name="Таблица20.c" style:family="table-column">
      <style:table-column-properties style:column-width="0.863cm"/>
    </style:style>
    <style:style style:name="Таблица20.d" style:family="table-column">
      <style:table-column-properties style:column-width="0.926cm"/>
    </style:style>
    <style:style style:name="Таблица20.e" style:family="table-column">
      <style:table-column-properties style:column-width="0.515cm"/>
    </style:style>
    <style:style style:name="Таблица20.f" style:family="table-column">
      <style:table-column-properties style:column-width="0.737cm"/>
    </style:style>
    <style:style style:name="Таблица20.h" style:family="table-column">
      <style:table-column-properties style:column-width="0.282cm"/>
    </style:style>
    <style:style style:name="Таблица20.i" style:family="table-column">
      <style:table-column-properties style:column-width="0.141cm"/>
    </style:style>
    <style:style style:name="Таблица20.j" style:family="table-column">
      <style:table-column-properties style:column-width="0.617cm"/>
    </style:style>
    <style:style style:name="Таблица20.k" style:family="table-column">
      <style:table-column-properties style:column-width="1.235cm"/>
    </style:style>
    <style:style style:name="Таблица20.l" style:family="table-column">
      <style:table-column-properties style:column-width="0.538cm"/>
    </style:style>
    <style:style style:name="Таблица20.m" style:family="table-column">
      <style:table-column-properties style:column-width="1.42cm"/>
    </style:style>
    <style:style style:name="Таблица20.n" style:family="table-column">
      <style:table-column-properties style:column-width="0.259cm"/>
    </style:style>
    <style:style style:name="Таблица20.o" style:family="table-column">
      <style:table-column-properties style:column-width="0.078cm"/>
    </style:style>
    <style:style style:name="Таблица20.p" style:family="table-column">
      <style:table-column-properties style:column-width="1.702cm"/>
    </style:style>
    <style:style style:name="Таблица20.1" style:family="table-row">
      <style:table-row-properties style:row-height="0.436cm" fo:keep-together="auto"/>
    </style:style>
    <style:style style:name="Таблица20.A1" style:family="table-cell">
      <style:table-cell-properties fo:background-color="transparent" fo:padding="0cm" fo:border="none">
        <style:background-image/>
      </style:table-cell-properties>
    </style:style>
    <style:style style:name="Таблица20.d1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20.p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0.M2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none">
        <style:background-image/>
      </style:table-cell-properties>
    </style:style>
    <style:style style:name="Таблица20.Q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0.M3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Таблица20.5" style:family="table-row">
      <style:table-row-properties style:row-height="0.9cm" fo:keep-together="auto"/>
    </style:style>
    <style:style style:name="Таблица20.W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20.h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0.p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0.5pt solid #000000" fo:border-bottom="1.5pt solid #000000">
        <style:background-image/>
      </style:table-cell-properties>
    </style:style>
    <style:style style:name="Таблица20.6" style:family="table-row">
      <style:table-row-properties style:row-height="0.425cm" fo:keep-together="auto"/>
    </style:style>
    <style:style style:name="Таблица20.X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20.a6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.5pt solid #000000" fo:border-bottom="1.5pt solid #000000">
        <style:background-image/>
      </style:table-cell-properties>
    </style:style>
    <style:style style:name="Таблица20.k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1.5pt solid #000000" fo:border-bottom="1.5pt solid #000000">
        <style:background-image/>
      </style:table-cell-properties>
    </style:style>
    <style:style style:name="Таблица20.X7" style:family="table-cell">
      <style:table-cell-properties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20.a7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pt solid #000000" fo:border-bottom="1pt solid #000000">
        <style:background-image/>
      </style:table-cell-properties>
    </style:style>
    <style:style style:name="Таблица20.C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0.F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0.H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0.L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0.N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0.O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0.P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0.R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0.U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0.X8" style:family="table-cell">
      <style:table-cell-properties fo:background-color="transparent" fo:padding-left="0.191cm" fo:padding-right="0.191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Таблица20.a8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pt solid #000000" fo:border-bottom="1.5pt solid #000000">
        <style:background-image/>
      </style:table-cell-properties>
    </style:style>
    <style:style style:name="Таблица20.9" style:family="table-row">
      <style:table-row-properties style:row-height="0.45cm" fo:keep-together="auto"/>
    </style:style>
    <style:style style:name="Таблица20.A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20.B9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1.5pt solid #000000" fo:border-bottom="0.5pt solid #000000">
        <style:background-image/>
      </style:table-cell-properties>
    </style:style>
    <style:style style:name="Таблица20.E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1.5pt solid #000000" fo:border-bottom="0.5pt solid #000000">
        <style:background-image/>
      </style:table-cell-properties>
    </style:style>
    <style:style style:name="Таблица20.T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1pt solid #000000" fo:border-bottom="0.5pt solid #000000">
        <style:background-image/>
      </style:table-cell-properties>
    </style:style>
    <style:style style:name="Таблица20.B10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0.5pt solid #000000" fo:border-bottom="0.5pt solid #000000">
        <style:background-image/>
      </style:table-cell-properties>
    </style:style>
    <style:style style:name="Таблица20.Z10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20.B11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1.5pt solid #000000" fo:border-bottom="0.5pt solid #000000">
        <style:background-image/>
      </style:table-cell-properties>
    </style:style>
    <style:style style:name="Таблица20.T11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0.5pt solid #000000" fo:border-bottom="1.5pt solid #000000">
        <style:background-image/>
      </style:table-cell-properties>
    </style:style>
    <style:style style:name="Таблица20.e11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0.n11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Таблица20.12" style:family="table-row">
      <style:table-row-properties style:row-height="0.758cm" fo:keep-together="auto"/>
    </style:style>
    <style:style style:name="Таблица20.27" style:family="table-row">
      <style:table-row-properties style:row-height="0.803cm" fo:keep-together="auto"/>
    </style:style>
    <style:style style:name="Таблица20.28" style:family="table-row">
      <style:table-row-properties style:row-height="0.767cm" fo:keep-together="auto"/>
    </style:style>
    <style:style style:name="Таблица20.B2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1pt solid #000000">
        <style:background-image/>
      </style:table-cell-properties>
    </style:style>
    <style:style style:name="Таблица20.A29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1.5pt solid #000000" fo:border-bottom="0.5pt solid #000000">
        <style:background-image/>
      </style:table-cell-properties>
    </style:style>
    <style:style style:name="Таблица20.o29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1.5pt solid #000000" fo:border-bottom="0.5pt solid #000000">
        <style:background-image/>
      </style:table-cell-properties>
    </style:style>
    <style:style style:name="Таблица21" style:family="table">
      <style:table-properties style:width="28.254cm" fo:margin-left="-0.501cm" fo:margin-top="0cm" fo:margin-bottom="0cm" table:align="left" style:writing-mode="page"/>
    </style:style>
    <style:style style:name="Таблица21.A" style:family="table-column">
      <style:table-column-properties style:column-width="1.21cm"/>
    </style:style>
    <style:style style:name="Таблица21.B" style:family="table-column">
      <style:table-column-properties style:column-width="0.273cm"/>
    </style:style>
    <style:style style:name="Таблица21.C" style:family="table-column">
      <style:table-column-properties style:column-width="0.512cm"/>
    </style:style>
    <style:style style:name="Таблица21.D" style:family="table-column">
      <style:table-column-properties style:column-width="0.268cm"/>
    </style:style>
    <style:style style:name="Таблица21.E" style:family="table-column">
      <style:table-column-properties style:column-width="0.279cm"/>
    </style:style>
    <style:style style:name="Таблица21.F" style:family="table-column">
      <style:table-column-properties style:column-width="0.741cm"/>
    </style:style>
    <style:style style:name="Таблица21.G" style:family="table-column">
      <style:table-column-properties style:column-width="0.284cm"/>
    </style:style>
    <style:style style:name="Таблица21.H" style:family="table-column">
      <style:table-column-properties style:column-width="0.503cm"/>
    </style:style>
    <style:style style:name="Таблица21.J" style:family="table-column">
      <style:table-column-properties style:column-width="1.455cm"/>
    </style:style>
    <style:style style:name="Таблица21.L" style:family="table-column">
      <style:table-column-properties style:column-width="1.263cm"/>
    </style:style>
    <style:style style:name="Таблица21.M" style:family="table-column">
      <style:table-column-properties style:column-width="0.342cm"/>
    </style:style>
    <style:style style:name="Таблица21.N" style:family="table-column">
      <style:table-column-properties style:column-width="1.572cm"/>
    </style:style>
    <style:style style:name="Таблица21.O" style:family="table-column">
      <style:table-column-properties style:column-width="0.979cm"/>
    </style:style>
    <style:style style:name="Таблица21.P" style:family="table-column">
      <style:table-column-properties style:column-width="0.744cm"/>
    </style:style>
    <style:style style:name="Таблица21.Q" style:family="table-column">
      <style:table-column-properties style:column-width="0.275cm"/>
    </style:style>
    <style:style style:name="Таблица21.S" style:family="table-column">
      <style:table-column-properties style:column-width="0.153cm"/>
    </style:style>
    <style:style style:name="Таблица21.T" style:family="table-column">
      <style:table-column-properties style:column-width="1.099cm"/>
    </style:style>
    <style:style style:name="Таблица21.U" style:family="table-column">
      <style:table-column-properties style:column-width="0.277cm"/>
    </style:style>
    <style:style style:name="Таблица21.V" style:family="table-column">
      <style:table-column-properties style:column-width="1.431cm"/>
    </style:style>
    <style:style style:name="Таблица21.W" style:family="table-column">
      <style:table-column-properties style:column-width="0.529cm"/>
    </style:style>
    <style:style style:name="Таблица21.Y" style:family="table-column">
      <style:table-column-properties style:column-width="1.346cm"/>
    </style:style>
    <style:style style:name="Таблица21.Z" style:family="table-column">
      <style:table-column-properties style:column-width="0.143cm"/>
    </style:style>
    <style:style style:name="Таблица21.a" style:family="table-column">
      <style:table-column-properties style:column-width="0.356cm"/>
    </style:style>
    <style:style style:name="Таблица21.b" style:family="table-column">
      <style:table-column-properties style:column-width="0.829cm"/>
    </style:style>
    <style:style style:name="Таблица21.c" style:family="table-column">
      <style:table-column-properties style:column-width="0.863cm"/>
    </style:style>
    <style:style style:name="Таблица21.d" style:family="table-column">
      <style:table-column-properties style:column-width="0.926cm"/>
    </style:style>
    <style:style style:name="Таблица21.e" style:family="table-column">
      <style:table-column-properties style:column-width="0.515cm"/>
    </style:style>
    <style:style style:name="Таблица21.f" style:family="table-column">
      <style:table-column-properties style:column-width="0.737cm"/>
    </style:style>
    <style:style style:name="Таблица21.h" style:family="table-column">
      <style:table-column-properties style:column-width="0.282cm"/>
    </style:style>
    <style:style style:name="Таблица21.i" style:family="table-column">
      <style:table-column-properties style:column-width="0.141cm"/>
    </style:style>
    <style:style style:name="Таблица21.j" style:family="table-column">
      <style:table-column-properties style:column-width="0.617cm"/>
    </style:style>
    <style:style style:name="Таблица21.k" style:family="table-column">
      <style:table-column-properties style:column-width="1.235cm"/>
    </style:style>
    <style:style style:name="Таблица21.l" style:family="table-column">
      <style:table-column-properties style:column-width="0.538cm"/>
    </style:style>
    <style:style style:name="Таблица21.m" style:family="table-column">
      <style:table-column-properties style:column-width="1.42cm"/>
    </style:style>
    <style:style style:name="Таблица21.n" style:family="table-column">
      <style:table-column-properties style:column-width="0.259cm"/>
    </style:style>
    <style:style style:name="Таблица21.o" style:family="table-column">
      <style:table-column-properties style:column-width="0.078cm"/>
    </style:style>
    <style:style style:name="Таблица21.p" style:family="table-column">
      <style:table-column-properties style:column-width="1.702cm"/>
    </style:style>
    <style:style style:name="Таблица21.1" style:family="table-row">
      <style:table-row-properties style:row-height="0.436cm" fo:keep-together="auto"/>
    </style:style>
    <style:style style:name="Таблица21.A1" style:family="table-cell">
      <style:table-cell-properties fo:background-color="transparent" fo:padding="0cm" fo:border="none">
        <style:background-image/>
      </style:table-cell-properties>
    </style:style>
    <style:style style:name="Таблица21.d1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21.p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1.M2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none">
        <style:background-image/>
      </style:table-cell-properties>
    </style:style>
    <style:style style:name="Таблица21.Q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1.M3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Таблица21.5" style:family="table-row">
      <style:table-row-properties style:row-height="0.9cm" fo:keep-together="auto"/>
    </style:style>
    <style:style style:name="Таблица21.W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21.h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1.p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0.5pt solid #000000" fo:border-bottom="1.5pt solid #000000">
        <style:background-image/>
      </style:table-cell-properties>
    </style:style>
    <style:style style:name="Таблица21.6" style:family="table-row">
      <style:table-row-properties style:row-height="0.425cm" fo:keep-together="auto"/>
    </style:style>
    <style:style style:name="Таблица21.X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21.a6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.5pt solid #000000" fo:border-bottom="1.5pt solid #000000">
        <style:background-image/>
      </style:table-cell-properties>
    </style:style>
    <style:style style:name="Таблица21.k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1.5pt solid #000000" fo:border-bottom="1.5pt solid #000000">
        <style:background-image/>
      </style:table-cell-properties>
    </style:style>
    <style:style style:name="Таблица21.X7" style:family="table-cell">
      <style:table-cell-properties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21.a7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pt solid #000000" fo:border-bottom="1pt solid #000000">
        <style:background-image/>
      </style:table-cell-properties>
    </style:style>
    <style:style style:name="Таблица21.C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1.F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1.H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1.L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1.N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1.O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1.P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1.R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1.U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1.X8" style:family="table-cell">
      <style:table-cell-properties fo:background-color="transparent" fo:padding-left="0.191cm" fo:padding-right="0.191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Таблица21.a8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pt solid #000000" fo:border-bottom="1.5pt solid #000000">
        <style:background-image/>
      </style:table-cell-properties>
    </style:style>
    <style:style style:name="Таблица21.9" style:family="table-row">
      <style:table-row-properties style:row-height="0.45cm" fo:keep-together="auto"/>
    </style:style>
    <style:style style:name="Таблица21.A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21.B9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1.5pt solid #000000" fo:border-bottom="0.5pt solid #000000">
        <style:background-image/>
      </style:table-cell-properties>
    </style:style>
    <style:style style:name="Таблица21.E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1.5pt solid #000000" fo:border-bottom="0.5pt solid #000000">
        <style:background-image/>
      </style:table-cell-properties>
    </style:style>
    <style:style style:name="Таблица21.T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1pt solid #000000" fo:border-bottom="0.5pt solid #000000">
        <style:background-image/>
      </style:table-cell-properties>
    </style:style>
    <style:style style:name="Таблица21.B10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0.5pt solid #000000" fo:border-bottom="0.5pt solid #000000">
        <style:background-image/>
      </style:table-cell-properties>
    </style:style>
    <style:style style:name="Таблица21.Z10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21.B11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1.5pt solid #000000" fo:border-bottom="0.5pt solid #000000">
        <style:background-image/>
      </style:table-cell-properties>
    </style:style>
    <style:style style:name="Таблица21.T11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0.5pt solid #000000" fo:border-bottom="1.5pt solid #000000">
        <style:background-image/>
      </style:table-cell-properties>
    </style:style>
    <style:style style:name="Таблица21.e11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1.n11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Таблица21.12" style:family="table-row">
      <style:table-row-properties style:row-height="0.758cm" fo:keep-together="auto"/>
    </style:style>
    <style:style style:name="Таблица21.27" style:family="table-row">
      <style:table-row-properties style:row-height="0.803cm" fo:keep-together="auto"/>
    </style:style>
    <style:style style:name="Таблица21.28" style:family="table-row">
      <style:table-row-properties style:row-height="0.767cm" fo:keep-together="auto"/>
    </style:style>
    <style:style style:name="Таблица21.B2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1pt solid #000000">
        <style:background-image/>
      </style:table-cell-properties>
    </style:style>
    <style:style style:name="Таблица21.A29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1.5pt solid #000000" fo:border-bottom="0.5pt solid #000000">
        <style:background-image/>
      </style:table-cell-properties>
    </style:style>
    <style:style style:name="Таблица21.o29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1.5pt solid #000000" fo:border-bottom="0.5pt solid #000000">
        <style:background-image/>
      </style:table-cell-properties>
    </style:style>
    <style:style style:name="Таблица22" style:family="table">
      <style:table-properties style:width="28.254cm" fo:margin-left="-0.501cm" fo:margin-top="0cm" fo:margin-bottom="0cm" table:align="left" style:writing-mode="page"/>
    </style:style>
    <style:style style:name="Таблица22.A" style:family="table-column">
      <style:table-column-properties style:column-width="1.21cm"/>
    </style:style>
    <style:style style:name="Таблица22.B" style:family="table-column">
      <style:table-column-properties style:column-width="0.273cm"/>
    </style:style>
    <style:style style:name="Таблица22.C" style:family="table-column">
      <style:table-column-properties style:column-width="0.512cm"/>
    </style:style>
    <style:style style:name="Таблица22.D" style:family="table-column">
      <style:table-column-properties style:column-width="0.268cm"/>
    </style:style>
    <style:style style:name="Таблица22.E" style:family="table-column">
      <style:table-column-properties style:column-width="0.279cm"/>
    </style:style>
    <style:style style:name="Таблица22.F" style:family="table-column">
      <style:table-column-properties style:column-width="0.741cm"/>
    </style:style>
    <style:style style:name="Таблица22.G" style:family="table-column">
      <style:table-column-properties style:column-width="0.284cm"/>
    </style:style>
    <style:style style:name="Таблица22.H" style:family="table-column">
      <style:table-column-properties style:column-width="0.503cm"/>
    </style:style>
    <style:style style:name="Таблица22.J" style:family="table-column">
      <style:table-column-properties style:column-width="1.455cm"/>
    </style:style>
    <style:style style:name="Таблица22.L" style:family="table-column">
      <style:table-column-properties style:column-width="1.263cm"/>
    </style:style>
    <style:style style:name="Таблица22.M" style:family="table-column">
      <style:table-column-properties style:column-width="0.342cm"/>
    </style:style>
    <style:style style:name="Таблица22.N" style:family="table-column">
      <style:table-column-properties style:column-width="1.572cm"/>
    </style:style>
    <style:style style:name="Таблица22.O" style:family="table-column">
      <style:table-column-properties style:column-width="0.979cm"/>
    </style:style>
    <style:style style:name="Таблица22.P" style:family="table-column">
      <style:table-column-properties style:column-width="0.744cm"/>
    </style:style>
    <style:style style:name="Таблица22.Q" style:family="table-column">
      <style:table-column-properties style:column-width="0.275cm"/>
    </style:style>
    <style:style style:name="Таблица22.S" style:family="table-column">
      <style:table-column-properties style:column-width="0.153cm"/>
    </style:style>
    <style:style style:name="Таблица22.T" style:family="table-column">
      <style:table-column-properties style:column-width="1.099cm"/>
    </style:style>
    <style:style style:name="Таблица22.U" style:family="table-column">
      <style:table-column-properties style:column-width="0.277cm"/>
    </style:style>
    <style:style style:name="Таблица22.V" style:family="table-column">
      <style:table-column-properties style:column-width="1.431cm"/>
    </style:style>
    <style:style style:name="Таблица22.W" style:family="table-column">
      <style:table-column-properties style:column-width="0.529cm"/>
    </style:style>
    <style:style style:name="Таблица22.Y" style:family="table-column">
      <style:table-column-properties style:column-width="1.346cm"/>
    </style:style>
    <style:style style:name="Таблица22.Z" style:family="table-column">
      <style:table-column-properties style:column-width="0.143cm"/>
    </style:style>
    <style:style style:name="Таблица22.a" style:family="table-column">
      <style:table-column-properties style:column-width="0.356cm"/>
    </style:style>
    <style:style style:name="Таблица22.b" style:family="table-column">
      <style:table-column-properties style:column-width="0.829cm"/>
    </style:style>
    <style:style style:name="Таблица22.c" style:family="table-column">
      <style:table-column-properties style:column-width="0.863cm"/>
    </style:style>
    <style:style style:name="Таблица22.d" style:family="table-column">
      <style:table-column-properties style:column-width="0.926cm"/>
    </style:style>
    <style:style style:name="Таблица22.e" style:family="table-column">
      <style:table-column-properties style:column-width="0.515cm"/>
    </style:style>
    <style:style style:name="Таблица22.f" style:family="table-column">
      <style:table-column-properties style:column-width="0.737cm"/>
    </style:style>
    <style:style style:name="Таблица22.h" style:family="table-column">
      <style:table-column-properties style:column-width="0.282cm"/>
    </style:style>
    <style:style style:name="Таблица22.i" style:family="table-column">
      <style:table-column-properties style:column-width="0.141cm"/>
    </style:style>
    <style:style style:name="Таблица22.j" style:family="table-column">
      <style:table-column-properties style:column-width="0.617cm"/>
    </style:style>
    <style:style style:name="Таблица22.k" style:family="table-column">
      <style:table-column-properties style:column-width="1.235cm"/>
    </style:style>
    <style:style style:name="Таблица22.l" style:family="table-column">
      <style:table-column-properties style:column-width="0.538cm"/>
    </style:style>
    <style:style style:name="Таблица22.m" style:family="table-column">
      <style:table-column-properties style:column-width="1.42cm"/>
    </style:style>
    <style:style style:name="Таблица22.n" style:family="table-column">
      <style:table-column-properties style:column-width="0.259cm"/>
    </style:style>
    <style:style style:name="Таблица22.o" style:family="table-column">
      <style:table-column-properties style:column-width="0.078cm"/>
    </style:style>
    <style:style style:name="Таблица22.p" style:family="table-column">
      <style:table-column-properties style:column-width="1.702cm"/>
    </style:style>
    <style:style style:name="Таблица22.1" style:family="table-row">
      <style:table-row-properties style:row-height="0.436cm" fo:keep-together="auto"/>
    </style:style>
    <style:style style:name="Таблица22.A1" style:family="table-cell">
      <style:table-cell-properties fo:background-color="transparent" fo:padding="0cm" fo:border="none">
        <style:background-image/>
      </style:table-cell-properties>
    </style:style>
    <style:style style:name="Таблица22.d1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22.p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2.M2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none">
        <style:background-image/>
      </style:table-cell-properties>
    </style:style>
    <style:style style:name="Таблица22.Q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2.M3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Таблица22.5" style:family="table-row">
      <style:table-row-properties style:row-height="0.9cm" fo:keep-together="auto"/>
    </style:style>
    <style:style style:name="Таблица22.W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22.h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2.p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0.5pt solid #000000" fo:border-bottom="1.5pt solid #000000">
        <style:background-image/>
      </style:table-cell-properties>
    </style:style>
    <style:style style:name="Таблица22.6" style:family="table-row">
      <style:table-row-properties style:row-height="0.425cm" fo:keep-together="auto"/>
    </style:style>
    <style:style style:name="Таблица22.X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22.a6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.5pt solid #000000" fo:border-bottom="1.5pt solid #000000">
        <style:background-image/>
      </style:table-cell-properties>
    </style:style>
    <style:style style:name="Таблица22.k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1.5pt solid #000000" fo:border-bottom="1.5pt solid #000000">
        <style:background-image/>
      </style:table-cell-properties>
    </style:style>
    <style:style style:name="Таблица22.X7" style:family="table-cell">
      <style:table-cell-properties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22.a7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pt solid #000000" fo:border-bottom="1pt solid #000000">
        <style:background-image/>
      </style:table-cell-properties>
    </style:style>
    <style:style style:name="Таблица22.C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2.F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2.H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2.L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2.N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2.O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2.P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2.R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2.U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2.X8" style:family="table-cell">
      <style:table-cell-properties fo:background-color="transparent" fo:padding-left="0.191cm" fo:padding-right="0.191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Таблица22.a8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pt solid #000000" fo:border-bottom="1.5pt solid #000000">
        <style:background-image/>
      </style:table-cell-properties>
    </style:style>
    <style:style style:name="Таблица22.9" style:family="table-row">
      <style:table-row-properties style:row-height="0.45cm" fo:keep-together="auto"/>
    </style:style>
    <style:style style:name="Таблица22.A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22.B9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1.5pt solid #000000" fo:border-bottom="0.5pt solid #000000">
        <style:background-image/>
      </style:table-cell-properties>
    </style:style>
    <style:style style:name="Таблица22.E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1.5pt solid #000000" fo:border-bottom="0.5pt solid #000000">
        <style:background-image/>
      </style:table-cell-properties>
    </style:style>
    <style:style style:name="Таблица22.T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1pt solid #000000" fo:border-bottom="0.5pt solid #000000">
        <style:background-image/>
      </style:table-cell-properties>
    </style:style>
    <style:style style:name="Таблица22.B10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0.5pt solid #000000" fo:border-bottom="0.5pt solid #000000">
        <style:background-image/>
      </style:table-cell-properties>
    </style:style>
    <style:style style:name="Таблица22.Z10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22.B11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1.5pt solid #000000" fo:border-bottom="0.5pt solid #000000">
        <style:background-image/>
      </style:table-cell-properties>
    </style:style>
    <style:style style:name="Таблица22.T11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0.5pt solid #000000" fo:border-bottom="1.5pt solid #000000">
        <style:background-image/>
      </style:table-cell-properties>
    </style:style>
    <style:style style:name="Таблица22.e11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2.n11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Таблица22.12" style:family="table-row">
      <style:table-row-properties style:row-height="0.758cm" fo:keep-together="auto"/>
    </style:style>
    <style:style style:name="Таблица22.27" style:family="table-row">
      <style:table-row-properties style:row-height="0.803cm" fo:keep-together="auto"/>
    </style:style>
    <style:style style:name="Таблица22.28" style:family="table-row">
      <style:table-row-properties style:row-height="0.767cm" fo:keep-together="auto"/>
    </style:style>
    <style:style style:name="Таблица22.B2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1pt solid #000000">
        <style:background-image/>
      </style:table-cell-properties>
    </style:style>
    <style:style style:name="Таблица22.A29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1.5pt solid #000000" fo:border-bottom="0.5pt solid #000000">
        <style:background-image/>
      </style:table-cell-properties>
    </style:style>
    <style:style style:name="Таблица22.o29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1.5pt solid #000000" fo:border-bottom="0.5pt solid #000000">
        <style:background-image/>
      </style:table-cell-properties>
    </style:style>
    <style:style style:name="Таблица16" style:family="table">
      <style:table-properties style:width="28.254cm" fo:margin-left="-0.501cm" fo:margin-top="0cm" fo:margin-bottom="0cm" table:align="left" style:writing-mode="page"/>
    </style:style>
    <style:style style:name="Таблица16.A" style:family="table-column">
      <style:table-column-properties style:column-width="1.245cm"/>
    </style:style>
    <style:style style:name="Таблица16.B" style:family="table-column">
      <style:table-column-properties style:column-width="0.245cm"/>
    </style:style>
    <style:style style:name="Таблица16.C" style:family="table-column">
      <style:table-column-properties style:column-width="0.501cm"/>
    </style:style>
    <style:style style:name="Таблица16.E" style:family="table-column">
      <style:table-column-properties style:column-width="0.111cm"/>
    </style:style>
    <style:style style:name="Таблица16.F" style:family="table-column">
      <style:table-column-properties style:column-width="0.143cm"/>
    </style:style>
    <style:style style:name="Таблица16.G" style:family="table-column">
      <style:table-column-properties style:column-width="0.746cm"/>
    </style:style>
    <style:style style:name="Таблица16.H" style:family="table-column">
      <style:table-column-properties style:column-width="0.088cm"/>
    </style:style>
    <style:style style:name="Таблица16.I" style:family="table-column">
      <style:table-column-properties style:column-width="0.169cm"/>
    </style:style>
    <style:style style:name="Таблица16.J" style:family="table-column">
      <style:table-column-properties style:column-width="0.492cm"/>
    </style:style>
    <style:style style:name="Таблица16.K" style:family="table-column">
      <style:table-column-properties style:column-width="0.25cm"/>
    </style:style>
    <style:style style:name="Таблица16.L" style:family="table-column">
      <style:table-column-properties style:column-width="0.069cm"/>
    </style:style>
    <style:style style:name="Таблица16.M" style:family="table-column">
      <style:table-column-properties style:column-width="1.432cm"/>
    </style:style>
    <style:style style:name="Таблица16.N" style:family="table-column">
      <style:table-column-properties style:column-width="0.076cm"/>
    </style:style>
    <style:style style:name="Таблица16.O" style:family="table-column">
      <style:table-column-properties style:column-width="0.182cm"/>
    </style:style>
    <style:style style:name="Таблица16.P" style:family="table-column">
      <style:table-column-properties style:column-width="1.296cm"/>
    </style:style>
    <style:style style:name="Таблица16.Q" style:family="table-column">
      <style:table-column-properties style:column-width="0.328cm"/>
    </style:style>
    <style:style style:name="Таблица16.R" style:family="table-column">
      <style:table-column-properties style:column-width="1.626cm"/>
    </style:style>
    <style:style style:name="Таблица16.S" style:family="table-column">
      <style:table-column-properties style:column-width="1cm"/>
    </style:style>
    <style:style style:name="Таблица16.T" style:family="table-column">
      <style:table-column-properties style:column-width="0.75cm"/>
    </style:style>
    <style:style style:name="Таблица16.V" style:family="table-column">
      <style:table-column-properties style:column-width="1.125cm"/>
    </style:style>
    <style:style style:name="Таблица16.W" style:family="table-column">
      <style:table-column-properties style:column-width="0.109cm"/>
    </style:style>
    <style:style style:name="Таблица16.X" style:family="table-column">
      <style:table-column-properties style:column-width="1.018cm"/>
    </style:style>
    <style:style style:name="Таблица16.Y" style:family="table-column">
      <style:table-column-properties style:column-width="0.249cm"/>
    </style:style>
    <style:style style:name="Таблица16.Z" style:family="table-column">
      <style:table-column-properties style:column-width="1.249cm"/>
    </style:style>
    <style:style style:name="Таблица16.a" style:family="table-column">
      <style:table-column-properties style:column-width="0.231cm"/>
    </style:style>
    <style:style style:name="Таблица16.b" style:family="table-column">
      <style:table-column-properties style:column-width="0.52cm"/>
    </style:style>
    <style:style style:name="Таблица16.d" style:family="table-column">
      <style:table-column-properties style:column-width="1.39cm"/>
    </style:style>
    <style:style style:name="Таблица16.e" style:family="table-column">
      <style:table-column-properties style:column-width="0.113cm"/>
    </style:style>
    <style:style style:name="Таблица16.f" style:family="table-column">
      <style:table-column-properties style:column-width="0.339cm"/>
    </style:style>
    <style:style style:name="Таблица16.g" style:family="table-column">
      <style:table-column-properties style:column-width="0.834cm"/>
    </style:style>
    <style:style style:name="Таблица16.h" style:family="table-column">
      <style:table-column-properties style:column-width="0.873cm"/>
    </style:style>
    <style:style style:name="Таблица16.i" style:family="table-column">
      <style:table-column-properties style:column-width="0.949cm"/>
    </style:style>
    <style:style style:name="Таблица16.j" style:family="table-column">
      <style:table-column-properties style:column-width="0.503cm"/>
    </style:style>
    <style:style style:name="Таблица16.m" style:family="table-column">
      <style:table-column-properties style:column-width="0.258cm"/>
    </style:style>
    <style:style style:name="Таблица16.o" style:family="table-column">
      <style:table-column-properties style:column-width="0.61cm"/>
    </style:style>
    <style:style style:name="Таблица16.p" style:family="table-column">
      <style:table-column-properties style:column-width="1.275cm"/>
    </style:style>
    <style:style style:name="Таблица16.q" style:family="table-column">
      <style:table-column-properties style:column-width="0.531cm"/>
    </style:style>
    <style:style style:name="Таблица16.r" style:family="table-column">
      <style:table-column-properties style:column-width="1.471cm"/>
    </style:style>
    <style:style style:name="Таблица16.s" style:family="table-column">
      <style:table-column-properties style:column-width="0.229cm"/>
    </style:style>
    <style:style style:name="Таблица16.t" style:family="table-column">
      <style:table-column-properties style:column-width="0.042cm"/>
    </style:style>
    <style:style style:name="Таблица16.u" style:family="table-column">
      <style:table-column-properties style:column-width="1.736cm"/>
    </style:style>
    <style:style style:name="Таблица16.1" style:family="table-row">
      <style:table-row-properties style:row-height="0.436cm" fo:keep-together="auto"/>
    </style:style>
    <style:style style:name="Таблица16.A1" style:family="table-cell">
      <style:table-cell-properties fo:background-color="transparent" fo:padding="0cm" fo:border="none">
        <style:background-image/>
      </style:table-cell-properties>
    </style:style>
    <style:style style:name="Таблица16.i1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16.u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6.Q2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none">
        <style:background-image/>
      </style:table-cell-properties>
    </style:style>
    <style:style style:name="Таблица16.U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6.Q3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Таблица16.W3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16.5" style:family="table-row">
      <style:table-row-properties style:row-height="0.9cm" fo:keep-together="auto"/>
    </style:style>
    <style:style style:name="Таблица16.b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16.m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16.u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0.5pt solid #000000" fo:border-bottom="1.5pt solid #000000">
        <style:background-image/>
      </style:table-cell-properties>
    </style:style>
    <style:style style:name="Таблица16.6" style:family="table-row">
      <style:table-row-properties style:row-height="0.425cm" fo:keep-together="auto"/>
    </style:style>
    <style:style style:name="Таблица16.c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16.f6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.5pt solid #000000" fo:border-bottom="1.5pt solid #000000">
        <style:background-image/>
      </style:table-cell-properties>
    </style:style>
    <style:style style:name="Таблица16.p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1.5pt solid #000000" fo:border-bottom="1.5pt solid #000000">
        <style:background-image/>
      </style:table-cell-properties>
    </style:style>
    <style:style style:name="Таблица16.c7" style:family="table-cell">
      <style:table-cell-properties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16.f7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pt solid #000000" fo:border-bottom="1pt solid #000000">
        <style:background-image/>
      </style:table-cell-properties>
    </style:style>
    <style:style style:name="Таблица16.C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16.G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16.J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16.P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16.R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16.S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16.T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16.V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16.Y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16.c8" style:family="table-cell">
      <style:table-cell-properties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16.f8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pt solid #000000" fo:border-bottom="1.5pt solid #000000">
        <style:background-image/>
      </style:table-cell-properties>
    </style:style>
    <style:style style:name="Таблица16.9" style:family="table-row">
      <style:table-row-properties style:row-height="0.45cm" fo:keep-together="auto"/>
    </style:style>
    <style:style style:name="Таблица16.A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16.B9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1.5pt solid #000000" fo:border-bottom="0.5pt solid #000000">
        <style:background-image/>
      </style:table-cell-properties>
    </style:style>
    <style:style style:name="Таблица16.E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1.5pt solid #000000" fo:border-bottom="0.5pt solid #000000">
        <style:background-image/>
      </style:table-cell-properties>
    </style:style>
    <style:style style:name="Таблица16.W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1.5pt solid #000000" fo:border-bottom="0.5pt solid #000000">
        <style:background-image/>
      </style:table-cell-properties>
    </style:style>
    <style:style style:name="Таблица16.B10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0.5pt solid #000000" fo:border-bottom="0.5pt solid #000000">
        <style:background-image/>
      </style:table-cell-properties>
    </style:style>
    <style:style style:name="Таблица16.e10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16.W11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0.5pt solid #000000" fo:border-bottom="1.5pt solid #000000">
        <style:background-image/>
      </style:table-cell-properties>
    </style:style>
    <style:style style:name="Таблица16.j11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16.s11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Таблица16.12" style:family="table-row">
      <style:table-row-properties style:row-height="0.758cm" fo:keep-together="auto"/>
    </style:style>
    <style:style style:name="Таблица16.F13" style:family="table-cell">
      <style:table-cell-properties fo:background-color="transparent" fo:padding-left="0.018cm" fo:padding-right="0.018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Таблица16.I13" style:family="table-cell">
      <style:table-cell-properties fo:background-color="transparent" fo:padding-left="0.018cm" fo:padding-right="0.018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Таблица16.M13" style:family="table-cell">
      <style:table-cell-properties fo:background-color="transparent" fo:padding-left="0.018cm" fo:padding-right="0.018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Таблица16.O13" style:family="table-cell">
      <style:table-cell-properties fo:background-color="transparent" fo:padding-left="0.018cm" fo:padding-right="0.018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Таблица16.X13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6.X14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6.a15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6.a16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6.a17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6.a18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6.a19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6.a20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6.a21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6.a22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6.a23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6.a24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6.a25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6.a26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6.27" style:family="table-row">
      <style:table-row-properties style:row-height="0.803cm" fo:keep-together="auto"/>
    </style:style>
    <style:style style:name="Таблица16.28" style:family="table-row">
      <style:table-row-properties style:row-height="0.767cm" fo:keep-together="auto"/>
    </style:style>
    <style:style style:name="Таблица16.B2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1pt solid #000000">
        <style:background-image/>
      </style:table-cell-properties>
    </style:style>
    <style:style style:name="Таблица16.A29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1.5pt solid #000000" fo:border-bottom="0.5pt solid #000000">
        <style:background-image/>
      </style:table-cell-properties>
    </style:style>
    <style:style style:name="Таблица16.t29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1.5pt solid #000000" fo:border-bottom="0.5pt solid #000000">
        <style:background-image/>
      </style:table-cell-properties>
    </style:style>
    <style:style style:name="Таблица25" style:family="table">
      <style:table-properties style:width="28.21cm" fo:margin-left="-0.457cm" fo:margin-top="0cm" fo:margin-bottom="0cm" table:align="left" style:writing-mode="page"/>
    </style:style>
    <style:style style:name="Таблица25.A" style:family="table-column">
      <style:table-column-properties style:column-width="1.191cm"/>
    </style:style>
    <style:style style:name="Таблица25.B" style:family="table-column">
      <style:table-column-properties style:column-width="0.265cm"/>
    </style:style>
    <style:style style:name="Таблица25.C" style:family="table-column">
      <style:table-column-properties style:column-width="0.496cm"/>
    </style:style>
    <style:style style:name="Таблица25.E" style:family="table-column">
      <style:table-column-properties style:column-width="0.298cm"/>
    </style:style>
    <style:style style:name="Таблица25.F" style:family="table-column">
      <style:table-column-properties style:column-width="0.728cm"/>
    </style:style>
    <style:style style:name="Таблица25.G" style:family="table-column">
      <style:table-column-properties style:column-width="0.296cm"/>
    </style:style>
    <style:style style:name="Таблица25.H" style:family="table-column">
      <style:table-column-properties style:column-width="0.497cm"/>
    </style:style>
    <style:style style:name="Таблица25.J" style:family="table-column">
      <style:table-column-properties style:column-width="1.455cm"/>
    </style:style>
    <style:style style:name="Таблица25.L" style:family="table-column">
      <style:table-column-properties style:column-width="1.258cm"/>
    </style:style>
    <style:style style:name="Таблица25.M" style:family="table-column">
      <style:table-column-properties style:column-width="0.33cm"/>
    </style:style>
    <style:style style:name="Таблица25.N" style:family="table-column">
      <style:table-column-properties style:column-width="1.588cm"/>
    </style:style>
    <style:style style:name="Таблица25.O" style:family="table-column">
      <style:table-column-properties style:column-width="0.96cm"/>
    </style:style>
    <style:style style:name="Таблица25.P" style:family="table-column">
      <style:table-column-properties style:column-width="0.76cm"/>
    </style:style>
    <style:style style:name="Таблица25.R" style:family="table-column">
      <style:table-column-properties style:column-width="0.993cm"/>
    </style:style>
    <style:style style:name="Таблица25.S" style:family="table-column">
      <style:table-column-properties style:column-width="0.132cm"/>
    </style:style>
    <style:style style:name="Таблица25.T" style:family="table-column">
      <style:table-column-properties style:column-width="1.124cm"/>
    </style:style>
    <style:style style:name="Таблица25.V" style:family="table-column">
      <style:table-column-properties style:column-width="1.423cm"/>
    </style:style>
    <style:style style:name="Таблица25.W" style:family="table-column">
      <style:table-column-properties style:column-width="0.529cm"/>
    </style:style>
    <style:style style:name="Таблица25.Y" style:family="table-column">
      <style:table-column-properties style:column-width="1.323cm"/>
    </style:style>
    <style:style style:name="Таблица25.Z" style:family="table-column">
      <style:table-column-properties style:column-width="0.166cm"/>
    </style:style>
    <style:style style:name="Таблица25.a" style:family="table-column">
      <style:table-column-properties style:column-width="0.332cm"/>
    </style:style>
    <style:style style:name="Таблица25.b" style:family="table-column">
      <style:table-column-properties style:column-width="0.826cm"/>
    </style:style>
    <style:style style:name="Таблица25.c" style:family="table-column">
      <style:table-column-properties style:column-width="0.894cm"/>
    </style:style>
    <style:style style:name="Таблица25.d" style:family="table-column">
      <style:table-column-properties style:column-width="0.926cm"/>
    </style:style>
    <style:style style:name="Таблица25.f" style:family="table-column">
      <style:table-column-properties style:column-width="0.727cm"/>
    </style:style>
    <style:style style:name="Таблица25.j" style:family="table-column">
      <style:table-column-properties style:column-width="0.628cm"/>
    </style:style>
    <style:style style:name="Таблица25.k" style:family="table-column">
      <style:table-column-properties style:column-width="1.224cm"/>
    </style:style>
    <style:style style:name="Таблица25.l" style:family="table-column">
      <style:table-column-properties style:column-width="0.563cm"/>
    </style:style>
    <style:style style:name="Таблица25.m" style:family="table-column">
      <style:table-column-properties style:column-width="1.422cm"/>
    </style:style>
    <style:style style:name="Таблица25.n" style:family="table-column">
      <style:table-column-properties style:column-width="0.231cm"/>
    </style:style>
    <style:style style:name="Таблица25.o" style:family="table-column">
      <style:table-column-properties style:column-width="0.101cm"/>
    </style:style>
    <style:style style:name="Таблица25.p" style:family="table-column">
      <style:table-column-properties style:column-width="1.685cm"/>
    </style:style>
    <style:style style:name="Таблица25.1" style:family="table-row">
      <style:table-row-properties style:row-height="0.436cm" fo:keep-together="auto"/>
    </style:style>
    <style:style style:name="Таблица25.A1" style:family="table-cell">
      <style:table-cell-properties fo:background-color="transparent" fo:padding="0cm" fo:border="none">
        <style:background-image/>
      </style:table-cell-properties>
    </style:style>
    <style:style style:name="Таблица25.d1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25.p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5.M2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none">
        <style:background-image/>
      </style:table-cell-properties>
    </style:style>
    <style:style style:name="Таблица25.Q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5.M3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Таблица25.5" style:family="table-row">
      <style:table-row-properties style:row-height="0.9cm" fo:keep-together="auto"/>
    </style:style>
    <style:style style:name="Таблица25.W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25.h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5.p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0.5pt solid #000000" fo:border-bottom="1.5pt solid #000000">
        <style:background-image/>
      </style:table-cell-properties>
    </style:style>
    <style:style style:name="Таблица25.6" style:family="table-row">
      <style:table-row-properties style:row-height="0.425cm" fo:keep-together="auto"/>
    </style:style>
    <style:style style:name="Таблица25.X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25.a6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.5pt solid #000000" fo:border-bottom="1.5pt solid #000000">
        <style:background-image/>
      </style:table-cell-properties>
    </style:style>
    <style:style style:name="Таблица25.k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1.5pt solid #000000" fo:border-bottom="1.5pt solid #000000">
        <style:background-image/>
      </style:table-cell-properties>
    </style:style>
    <style:style style:name="Таблица25.X7" style:family="table-cell">
      <style:table-cell-properties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25.a7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pt solid #000000" fo:border-bottom="1pt solid #000000">
        <style:background-image/>
      </style:table-cell-properties>
    </style:style>
    <style:style style:name="Таблица25.C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5.F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5.H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5.L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5.N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5.O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5.P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5.R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5.U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5.X8" style:family="table-cell">
      <style:table-cell-properties fo:background-color="transparent" fo:padding-left="0.191cm" fo:padding-right="0.191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Таблица25.a8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pt solid #000000" fo:border-bottom="1.5pt solid #000000">
        <style:background-image/>
      </style:table-cell-properties>
    </style:style>
    <style:style style:name="Таблица25.9" style:family="table-row">
      <style:table-row-properties style:row-height="0.45cm" fo:keep-together="auto"/>
    </style:style>
    <style:style style:name="Таблица25.A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25.B9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1.5pt solid #000000" fo:border-bottom="0.5pt solid #000000">
        <style:background-image/>
      </style:table-cell-properties>
    </style:style>
    <style:style style:name="Таблица25.E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1.5pt solid #000000" fo:border-bottom="0.5pt solid #000000">
        <style:background-image/>
      </style:table-cell-properties>
    </style:style>
    <style:style style:name="Таблица25.T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1pt solid #000000" fo:border-bottom="0.5pt solid #000000">
        <style:background-image/>
      </style:table-cell-properties>
    </style:style>
    <style:style style:name="Таблица25.B10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0.5pt solid #000000" fo:border-bottom="0.5pt solid #000000">
        <style:background-image/>
      </style:table-cell-properties>
    </style:style>
    <style:style style:name="Таблица25.Z10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25.B11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1.5pt solid #000000" fo:border-bottom="0.5pt solid #000000">
        <style:background-image/>
      </style:table-cell-properties>
    </style:style>
    <style:style style:name="Таблица25.T11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0.5pt solid #000000" fo:border-bottom="1.5pt solid #000000">
        <style:background-image/>
      </style:table-cell-properties>
    </style:style>
    <style:style style:name="Таблица25.e11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25.n11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Таблица25.12" style:family="table-row">
      <style:table-row-properties style:row-height="0.758cm" fo:keep-together="auto"/>
    </style:style>
    <style:style style:name="Таблица25.B14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5.27" style:family="table-row">
      <style:table-row-properties style:row-height="0.803cm" fo:keep-together="auto"/>
    </style:style>
    <style:style style:name="Таблица25.28" style:family="table-row">
      <style:table-row-properties style:row-height="0.767cm" fo:keep-together="auto"/>
    </style:style>
    <style:style style:name="Таблица25.B2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1pt solid #000000">
        <style:background-image/>
      </style:table-cell-properties>
    </style:style>
    <style:style style:name="Таблица25.A29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1.5pt solid #000000" fo:border-bottom="0.5pt solid #000000">
        <style:background-image/>
      </style:table-cell-properties>
    </style:style>
    <style:style style:name="Таблица25.o29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1.5pt solid #000000" fo:border-bottom="0.5pt solid #000000">
        <style:background-image/>
      </style:table-cell-properties>
    </style:style>
    <style:style style:name="Таблица39" style:family="table">
      <style:table-properties style:width="28.21cm" fo:margin-left="-0.457cm" fo:margin-top="0cm" fo:margin-bottom="0cm" table:align="left" style:writing-mode="page"/>
    </style:style>
    <style:style style:name="Таблица39.A" style:family="table-column">
      <style:table-column-properties style:column-width="1.191cm"/>
    </style:style>
    <style:style style:name="Таблица39.B" style:family="table-column">
      <style:table-column-properties style:column-width="0.265cm"/>
    </style:style>
    <style:style style:name="Таблица39.C" style:family="table-column">
      <style:table-column-properties style:column-width="0.496cm"/>
    </style:style>
    <style:style style:name="Таблица39.E" style:family="table-column">
      <style:table-column-properties style:column-width="0.298cm"/>
    </style:style>
    <style:style style:name="Таблица39.F" style:family="table-column">
      <style:table-column-properties style:column-width="0.728cm"/>
    </style:style>
    <style:style style:name="Таблица39.G" style:family="table-column">
      <style:table-column-properties style:column-width="0.296cm"/>
    </style:style>
    <style:style style:name="Таблица39.H" style:family="table-column">
      <style:table-column-properties style:column-width="0.497cm"/>
    </style:style>
    <style:style style:name="Таблица39.J" style:family="table-column">
      <style:table-column-properties style:column-width="1.455cm"/>
    </style:style>
    <style:style style:name="Таблица39.L" style:family="table-column">
      <style:table-column-properties style:column-width="1.258cm"/>
    </style:style>
    <style:style style:name="Таблица39.M" style:family="table-column">
      <style:table-column-properties style:column-width="0.33cm"/>
    </style:style>
    <style:style style:name="Таблица39.N" style:family="table-column">
      <style:table-column-properties style:column-width="1.588cm"/>
    </style:style>
    <style:style style:name="Таблица39.O" style:family="table-column">
      <style:table-column-properties style:column-width="0.96cm"/>
    </style:style>
    <style:style style:name="Таблица39.P" style:family="table-column">
      <style:table-column-properties style:column-width="0.76cm"/>
    </style:style>
    <style:style style:name="Таблица39.R" style:family="table-column">
      <style:table-column-properties style:column-width="0.993cm"/>
    </style:style>
    <style:style style:name="Таблица39.S" style:family="table-column">
      <style:table-column-properties style:column-width="0.132cm"/>
    </style:style>
    <style:style style:name="Таблица39.T" style:family="table-column">
      <style:table-column-properties style:column-width="1.124cm"/>
    </style:style>
    <style:style style:name="Таблица39.V" style:family="table-column">
      <style:table-column-properties style:column-width="1.423cm"/>
    </style:style>
    <style:style style:name="Таблица39.W" style:family="table-column">
      <style:table-column-properties style:column-width="0.529cm"/>
    </style:style>
    <style:style style:name="Таблица39.Y" style:family="table-column">
      <style:table-column-properties style:column-width="1.323cm"/>
    </style:style>
    <style:style style:name="Таблица39.Z" style:family="table-column">
      <style:table-column-properties style:column-width="0.166cm"/>
    </style:style>
    <style:style style:name="Таблица39.a" style:family="table-column">
      <style:table-column-properties style:column-width="0.332cm"/>
    </style:style>
    <style:style style:name="Таблица39.b" style:family="table-column">
      <style:table-column-properties style:column-width="0.826cm"/>
    </style:style>
    <style:style style:name="Таблица39.c" style:family="table-column">
      <style:table-column-properties style:column-width="0.894cm"/>
    </style:style>
    <style:style style:name="Таблица39.d" style:family="table-column">
      <style:table-column-properties style:column-width="0.926cm"/>
    </style:style>
    <style:style style:name="Таблица39.f" style:family="table-column">
      <style:table-column-properties style:column-width="0.727cm"/>
    </style:style>
    <style:style style:name="Таблица39.j" style:family="table-column">
      <style:table-column-properties style:column-width="0.628cm"/>
    </style:style>
    <style:style style:name="Таблица39.k" style:family="table-column">
      <style:table-column-properties style:column-width="1.224cm"/>
    </style:style>
    <style:style style:name="Таблица39.l" style:family="table-column">
      <style:table-column-properties style:column-width="0.563cm"/>
    </style:style>
    <style:style style:name="Таблица39.m" style:family="table-column">
      <style:table-column-properties style:column-width="1.422cm"/>
    </style:style>
    <style:style style:name="Таблица39.n" style:family="table-column">
      <style:table-column-properties style:column-width="0.231cm"/>
    </style:style>
    <style:style style:name="Таблица39.o" style:family="table-column">
      <style:table-column-properties style:column-width="0.101cm"/>
    </style:style>
    <style:style style:name="Таблица39.p" style:family="table-column">
      <style:table-column-properties style:column-width="1.685cm"/>
    </style:style>
    <style:style style:name="Таблица39.1" style:family="table-row">
      <style:table-row-properties style:row-height="0.436cm" fo:keep-together="auto"/>
    </style:style>
    <style:style style:name="Таблица39.A1" style:family="table-cell">
      <style:table-cell-properties fo:background-color="transparent" fo:padding="0cm" fo:border="none">
        <style:background-image/>
      </style:table-cell-properties>
    </style:style>
    <style:style style:name="Таблица39.d1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39.p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9.M2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none">
        <style:background-image/>
      </style:table-cell-properties>
    </style:style>
    <style:style style:name="Таблица39.Q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9.M3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Таблица39.5" style:family="table-row">
      <style:table-row-properties style:row-height="0.9cm" fo:keep-together="auto"/>
    </style:style>
    <style:style style:name="Таблица39.W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39.h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39.p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0.5pt solid #000000" fo:border-bottom="1.5pt solid #000000">
        <style:background-image/>
      </style:table-cell-properties>
    </style:style>
    <style:style style:name="Таблица39.6" style:family="table-row">
      <style:table-row-properties style:row-height="0.425cm" fo:keep-together="auto"/>
    </style:style>
    <style:style style:name="Таблица39.X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39.a6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.5pt solid #000000" fo:border-bottom="1.5pt solid #000000">
        <style:background-image/>
      </style:table-cell-properties>
    </style:style>
    <style:style style:name="Таблица39.k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1.5pt solid #000000" fo:border-bottom="1.5pt solid #000000">
        <style:background-image/>
      </style:table-cell-properties>
    </style:style>
    <style:style style:name="Таблица39.X7" style:family="table-cell">
      <style:table-cell-properties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39.a7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pt solid #000000" fo:border-bottom="1pt solid #000000">
        <style:background-image/>
      </style:table-cell-properties>
    </style:style>
    <style:style style:name="Таблица39.C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39.F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39.H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39.L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39.N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39.O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39.P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39.R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39.U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39.X8" style:family="table-cell">
      <style:table-cell-properties fo:background-color="transparent" fo:padding-left="0.191cm" fo:padding-right="0.191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Таблица39.a8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pt solid #000000" fo:border-bottom="1.5pt solid #000000">
        <style:background-image/>
      </style:table-cell-properties>
    </style:style>
    <style:style style:name="Таблица39.9" style:family="table-row">
      <style:table-row-properties style:row-height="0.45cm" fo:keep-together="auto"/>
    </style:style>
    <style:style style:name="Таблица39.A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39.B9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1.5pt solid #000000" fo:border-bottom="0.5pt solid #000000">
        <style:background-image/>
      </style:table-cell-properties>
    </style:style>
    <style:style style:name="Таблица39.E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1.5pt solid #000000" fo:border-bottom="0.5pt solid #000000">
        <style:background-image/>
      </style:table-cell-properties>
    </style:style>
    <style:style style:name="Таблица39.T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1pt solid #000000" fo:border-bottom="0.5pt solid #000000">
        <style:background-image/>
      </style:table-cell-properties>
    </style:style>
    <style:style style:name="Таблица39.B10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0.5pt solid #000000" fo:border-bottom="0.5pt solid #000000">
        <style:background-image/>
      </style:table-cell-properties>
    </style:style>
    <style:style style:name="Таблица39.Z10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39.B11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1.5pt solid #000000" fo:border-bottom="0.5pt solid #000000">
        <style:background-image/>
      </style:table-cell-properties>
    </style:style>
    <style:style style:name="Таблица39.T11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0.5pt solid #000000" fo:border-bottom="1.5pt solid #000000">
        <style:background-image/>
      </style:table-cell-properties>
    </style:style>
    <style:style style:name="Таблица39.e11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39.n11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Таблица39.12" style:family="table-row">
      <style:table-row-properties style:row-height="0.758cm" fo:keep-together="auto"/>
    </style:style>
    <style:style style:name="Таблица39.B14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9.27" style:family="table-row">
      <style:table-row-properties style:row-height="0.803cm" fo:keep-together="auto"/>
    </style:style>
    <style:style style:name="Таблица39.28" style:family="table-row">
      <style:table-row-properties style:row-height="0.767cm" fo:keep-together="auto"/>
    </style:style>
    <style:style style:name="Таблица39.B2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1pt solid #000000">
        <style:background-image/>
      </style:table-cell-properties>
    </style:style>
    <style:style style:name="Таблица39.A29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1.5pt solid #000000" fo:border-bottom="0.5pt solid #000000">
        <style:background-image/>
      </style:table-cell-properties>
    </style:style>
    <style:style style:name="Таблица39.o29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1.5pt solid #000000" fo:border-bottom="0.5pt solid #000000">
        <style:background-image/>
      </style:table-cell-properties>
    </style:style>
    <style:style style:name="Таблица40" style:family="table">
      <style:table-properties style:width="28.254cm" fo:margin-left="-0.501cm" fo:margin-top="0cm" fo:margin-bottom="0cm" table:align="left" style:writing-mode="page"/>
    </style:style>
    <style:style style:name="Таблица40.A" style:family="table-column">
      <style:table-column-properties style:column-width="1.21cm"/>
    </style:style>
    <style:style style:name="Таблица40.B" style:family="table-column">
      <style:table-column-properties style:column-width="0.273cm"/>
    </style:style>
    <style:style style:name="Таблица40.C" style:family="table-column">
      <style:table-column-properties style:column-width="0.512cm"/>
    </style:style>
    <style:style style:name="Таблица40.D" style:family="table-column">
      <style:table-column-properties style:column-width="0.268cm"/>
    </style:style>
    <style:style style:name="Таблица40.E" style:family="table-column">
      <style:table-column-properties style:column-width="0.279cm"/>
    </style:style>
    <style:style style:name="Таблица40.F" style:family="table-column">
      <style:table-column-properties style:column-width="0.741cm"/>
    </style:style>
    <style:style style:name="Таблица40.G" style:family="table-column">
      <style:table-column-properties style:column-width="0.284cm"/>
    </style:style>
    <style:style style:name="Таблица40.H" style:family="table-column">
      <style:table-column-properties style:column-width="0.503cm"/>
    </style:style>
    <style:style style:name="Таблица40.J" style:family="table-column">
      <style:table-column-properties style:column-width="1.455cm"/>
    </style:style>
    <style:style style:name="Таблица40.L" style:family="table-column">
      <style:table-column-properties style:column-width="1.263cm"/>
    </style:style>
    <style:style style:name="Таблица40.M" style:family="table-column">
      <style:table-column-properties style:column-width="0.342cm"/>
    </style:style>
    <style:style style:name="Таблица40.N" style:family="table-column">
      <style:table-column-properties style:column-width="1.572cm"/>
    </style:style>
    <style:style style:name="Таблица40.O" style:family="table-column">
      <style:table-column-properties style:column-width="0.979cm"/>
    </style:style>
    <style:style style:name="Таблица40.P" style:family="table-column">
      <style:table-column-properties style:column-width="0.744cm"/>
    </style:style>
    <style:style style:name="Таблица40.Q" style:family="table-column">
      <style:table-column-properties style:column-width="0.275cm"/>
    </style:style>
    <style:style style:name="Таблица40.S" style:family="table-column">
      <style:table-column-properties style:column-width="0.153cm"/>
    </style:style>
    <style:style style:name="Таблица40.T" style:family="table-column">
      <style:table-column-properties style:column-width="1.099cm"/>
    </style:style>
    <style:style style:name="Таблица40.U" style:family="table-column">
      <style:table-column-properties style:column-width="0.277cm"/>
    </style:style>
    <style:style style:name="Таблица40.V" style:family="table-column">
      <style:table-column-properties style:column-width="1.431cm"/>
    </style:style>
    <style:style style:name="Таблица40.W" style:family="table-column">
      <style:table-column-properties style:column-width="0.529cm"/>
    </style:style>
    <style:style style:name="Таблица40.Y" style:family="table-column">
      <style:table-column-properties style:column-width="1.346cm"/>
    </style:style>
    <style:style style:name="Таблица40.Z" style:family="table-column">
      <style:table-column-properties style:column-width="0.143cm"/>
    </style:style>
    <style:style style:name="Таблица40.a" style:family="table-column">
      <style:table-column-properties style:column-width="0.356cm"/>
    </style:style>
    <style:style style:name="Таблица40.b" style:family="table-column">
      <style:table-column-properties style:column-width="0.829cm"/>
    </style:style>
    <style:style style:name="Таблица40.c" style:family="table-column">
      <style:table-column-properties style:column-width="0.863cm"/>
    </style:style>
    <style:style style:name="Таблица40.d" style:family="table-column">
      <style:table-column-properties style:column-width="0.926cm"/>
    </style:style>
    <style:style style:name="Таблица40.e" style:family="table-column">
      <style:table-column-properties style:column-width="0.515cm"/>
    </style:style>
    <style:style style:name="Таблица40.f" style:family="table-column">
      <style:table-column-properties style:column-width="0.737cm"/>
    </style:style>
    <style:style style:name="Таблица40.h" style:family="table-column">
      <style:table-column-properties style:column-width="0.282cm"/>
    </style:style>
    <style:style style:name="Таблица40.i" style:family="table-column">
      <style:table-column-properties style:column-width="0.141cm"/>
    </style:style>
    <style:style style:name="Таблица40.j" style:family="table-column">
      <style:table-column-properties style:column-width="0.617cm"/>
    </style:style>
    <style:style style:name="Таблица40.k" style:family="table-column">
      <style:table-column-properties style:column-width="1.235cm"/>
    </style:style>
    <style:style style:name="Таблица40.l" style:family="table-column">
      <style:table-column-properties style:column-width="0.538cm"/>
    </style:style>
    <style:style style:name="Таблица40.m" style:family="table-column">
      <style:table-column-properties style:column-width="1.42cm"/>
    </style:style>
    <style:style style:name="Таблица40.n" style:family="table-column">
      <style:table-column-properties style:column-width="0.259cm"/>
    </style:style>
    <style:style style:name="Таблица40.o" style:family="table-column">
      <style:table-column-properties style:column-width="0.078cm"/>
    </style:style>
    <style:style style:name="Таблица40.p" style:family="table-column">
      <style:table-column-properties style:column-width="1.702cm"/>
    </style:style>
    <style:style style:name="Таблица40.1" style:family="table-row">
      <style:table-row-properties style:row-height="0.436cm" fo:keep-together="auto"/>
    </style:style>
    <style:style style:name="Таблица40.A1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40.M1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none">
        <style:background-image/>
      </style:table-cell-properties>
    </style:style>
    <style:style style:name="Таблица40.Q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40.p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0.M2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Таблица40.4" style:family="table-row">
      <style:table-row-properties style:row-height="0.9cm" fo:keep-together="auto"/>
    </style:style>
    <style:style style:name="Таблица40.W4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40.h4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40.p4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0.5pt solid #000000" fo:border-bottom="1.5pt solid #000000">
        <style:background-image/>
      </style:table-cell-properties>
    </style:style>
    <style:style style:name="Таблица40.5" style:family="table-row">
      <style:table-row-properties style:row-height="0.425cm" fo:keep-together="auto"/>
    </style:style>
    <style:style style:name="Таблица40.X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40.a5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.5pt solid #000000" fo:border-bottom="1.5pt solid #000000">
        <style:background-image/>
      </style:table-cell-properties>
    </style:style>
    <style:style style:name="Таблица40.k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1.5pt solid #000000" fo:border-bottom="1.5pt solid #000000">
        <style:background-image/>
      </style:table-cell-properties>
    </style:style>
    <style:style style:name="Таблица40.X6" style:family="table-cell">
      <style:table-cell-properties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40.a6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pt solid #000000" fo:border-bottom="1pt solid #000000">
        <style:background-image/>
      </style:table-cell-properties>
    </style:style>
    <style:style style:name="Таблица40.C7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40.F7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40.H7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40.L7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40.N7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40.O7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40.P7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40.R7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40.U7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40.X7" style:family="table-cell">
      <style:table-cell-properties fo:background-color="transparent" fo:padding-left="0.191cm" fo:padding-right="0.191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Таблица40.a7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pt solid #000000" fo:border-bottom="1.5pt solid #000000">
        <style:background-image/>
      </style:table-cell-properties>
    </style:style>
    <style:style style:name="Таблица40.8" style:family="table-row">
      <style:table-row-properties style:row-height="0.45cm" fo:keep-together="auto"/>
    </style:style>
    <style:style style:name="Таблица40.A8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40.B8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1.5pt solid #000000" fo:border-bottom="0.5pt solid #000000">
        <style:background-image/>
      </style:table-cell-properties>
    </style:style>
    <style:style style:name="Таблица40.E8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1.5pt solid #000000" fo:border-bottom="0.5pt solid #000000">
        <style:background-image/>
      </style:table-cell-properties>
    </style:style>
    <style:style style:name="Таблица40.T8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1pt solid #000000" fo:border-bottom="0.5pt solid #000000">
        <style:background-image/>
      </style:table-cell-properties>
    </style:style>
    <style:style style:name="Таблица40.B9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0.5pt solid #000000" fo:border-bottom="0.5pt solid #000000">
        <style:background-image/>
      </style:table-cell-properties>
    </style:style>
    <style:style style:name="Таблица40.Z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40.B10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1.5pt solid #000000" fo:border-bottom="0.5pt solid #000000">
        <style:background-image/>
      </style:table-cell-properties>
    </style:style>
    <style:style style:name="Таблица40.T10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0.5pt solid #000000" fo:border-bottom="1.5pt solid #000000">
        <style:background-image/>
      </style:table-cell-properties>
    </style:style>
    <style:style style:name="Таблица40.e10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40.n10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Таблица40.11" style:family="table-row">
      <style:table-row-properties style:row-height="0.758cm" fo:keep-together="auto"/>
    </style:style>
    <style:style style:name="Таблица40.B13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0.26" style:family="table-row">
      <style:table-row-properties style:row-height="0.803cm" fo:keep-together="auto"/>
    </style:style>
    <style:style style:name="Таблица40.27" style:family="table-row">
      <style:table-row-properties style:row-height="0.767cm" fo:keep-together="auto"/>
    </style:style>
    <style:style style:name="Таблица40.B27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1pt solid #000000">
        <style:background-image/>
      </style:table-cell-properties>
    </style:style>
    <style:style style:name="Таблица40.A28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1.5pt solid #000000" fo:border-bottom="0.5pt solid #000000">
        <style:background-image/>
      </style:table-cell-properties>
    </style:style>
    <style:style style:name="Таблица40.o28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1.5pt solid #000000" fo:border-bottom="0.5pt solid #000000">
        <style:background-image/>
      </style:table-cell-properties>
    </style:style>
    <style:style style:name="Таблица52" style:family="table">
      <style:table-properties style:width="28.21cm" fo:margin-left="-0.457cm" fo:margin-top="0cm" fo:margin-bottom="0cm" table:align="left" style:writing-mode="page"/>
    </style:style>
    <style:style style:name="Таблица52.A" style:family="table-column">
      <style:table-column-properties style:column-width="1.191cm"/>
    </style:style>
    <style:style style:name="Таблица52.B" style:family="table-column">
      <style:table-column-properties style:column-width="0.265cm"/>
    </style:style>
    <style:style style:name="Таблица52.C" style:family="table-column">
      <style:table-column-properties style:column-width="0.496cm"/>
    </style:style>
    <style:style style:name="Таблица52.E" style:family="table-column">
      <style:table-column-properties style:column-width="0.298cm"/>
    </style:style>
    <style:style style:name="Таблица52.F" style:family="table-column">
      <style:table-column-properties style:column-width="0.728cm"/>
    </style:style>
    <style:style style:name="Таблица52.G" style:family="table-column">
      <style:table-column-properties style:column-width="0.296cm"/>
    </style:style>
    <style:style style:name="Таблица52.H" style:family="table-column">
      <style:table-column-properties style:column-width="0.497cm"/>
    </style:style>
    <style:style style:name="Таблица52.J" style:family="table-column">
      <style:table-column-properties style:column-width="1.455cm"/>
    </style:style>
    <style:style style:name="Таблица52.L" style:family="table-column">
      <style:table-column-properties style:column-width="1.258cm"/>
    </style:style>
    <style:style style:name="Таблица52.M" style:family="table-column">
      <style:table-column-properties style:column-width="0.33cm"/>
    </style:style>
    <style:style style:name="Таблица52.N" style:family="table-column">
      <style:table-column-properties style:column-width="1.588cm"/>
    </style:style>
    <style:style style:name="Таблица52.O" style:family="table-column">
      <style:table-column-properties style:column-width="0.96cm"/>
    </style:style>
    <style:style style:name="Таблица52.P" style:family="table-column">
      <style:table-column-properties style:column-width="0.76cm"/>
    </style:style>
    <style:style style:name="Таблица52.R" style:family="table-column">
      <style:table-column-properties style:column-width="0.993cm"/>
    </style:style>
    <style:style style:name="Таблица52.S" style:family="table-column">
      <style:table-column-properties style:column-width="0.132cm"/>
    </style:style>
    <style:style style:name="Таблица52.T" style:family="table-column">
      <style:table-column-properties style:column-width="1.124cm"/>
    </style:style>
    <style:style style:name="Таблица52.V" style:family="table-column">
      <style:table-column-properties style:column-width="1.423cm"/>
    </style:style>
    <style:style style:name="Таблица52.W" style:family="table-column">
      <style:table-column-properties style:column-width="0.529cm"/>
    </style:style>
    <style:style style:name="Таблица52.Y" style:family="table-column">
      <style:table-column-properties style:column-width="1.323cm"/>
    </style:style>
    <style:style style:name="Таблица52.Z" style:family="table-column">
      <style:table-column-properties style:column-width="0.166cm"/>
    </style:style>
    <style:style style:name="Таблица52.a" style:family="table-column">
      <style:table-column-properties style:column-width="0.332cm"/>
    </style:style>
    <style:style style:name="Таблица52.b" style:family="table-column">
      <style:table-column-properties style:column-width="0.826cm"/>
    </style:style>
    <style:style style:name="Таблица52.c" style:family="table-column">
      <style:table-column-properties style:column-width="0.894cm"/>
    </style:style>
    <style:style style:name="Таблица52.d" style:family="table-column">
      <style:table-column-properties style:column-width="0.926cm"/>
    </style:style>
    <style:style style:name="Таблица52.f" style:family="table-column">
      <style:table-column-properties style:column-width="0.727cm"/>
    </style:style>
    <style:style style:name="Таблица52.j" style:family="table-column">
      <style:table-column-properties style:column-width="0.628cm"/>
    </style:style>
    <style:style style:name="Таблица52.k" style:family="table-column">
      <style:table-column-properties style:column-width="1.224cm"/>
    </style:style>
    <style:style style:name="Таблица52.l" style:family="table-column">
      <style:table-column-properties style:column-width="0.563cm"/>
    </style:style>
    <style:style style:name="Таблица52.m" style:family="table-column">
      <style:table-column-properties style:column-width="1.422cm"/>
    </style:style>
    <style:style style:name="Таблица52.n" style:family="table-column">
      <style:table-column-properties style:column-width="0.231cm"/>
    </style:style>
    <style:style style:name="Таблица52.o" style:family="table-column">
      <style:table-column-properties style:column-width="0.101cm"/>
    </style:style>
    <style:style style:name="Таблица52.p" style:family="table-column">
      <style:table-column-properties style:column-width="1.685cm"/>
    </style:style>
    <style:style style:name="Таблица52.1" style:family="table-row">
      <style:table-row-properties style:row-height="0.436cm" fo:keep-together="auto"/>
    </style:style>
    <style:style style:name="Таблица52.A1" style:family="table-cell">
      <style:table-cell-properties fo:background-color="transparent" fo:padding="0cm" fo:border="none">
        <style:background-image/>
      </style:table-cell-properties>
    </style:style>
    <style:style style:name="Таблица52.d1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52.p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52.M2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none">
        <style:background-image/>
      </style:table-cell-properties>
    </style:style>
    <style:style style:name="Таблица52.Q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52.M3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Таблица52.5" style:family="table-row">
      <style:table-row-properties style:row-height="0.9cm" fo:keep-together="auto"/>
    </style:style>
    <style:style style:name="Таблица52.W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52.h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52.p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0.5pt solid #000000" fo:border-bottom="1.5pt solid #000000">
        <style:background-image/>
      </style:table-cell-properties>
    </style:style>
    <style:style style:name="Таблица52.6" style:family="table-row">
      <style:table-row-properties style:row-height="0.425cm" fo:keep-together="auto"/>
    </style:style>
    <style:style style:name="Таблица52.X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52.a6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.5pt solid #000000" fo:border-bottom="1.5pt solid #000000">
        <style:background-image/>
      </style:table-cell-properties>
    </style:style>
    <style:style style:name="Таблица52.k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1.5pt solid #000000" fo:border-bottom="1.5pt solid #000000">
        <style:background-image/>
      </style:table-cell-properties>
    </style:style>
    <style:style style:name="Таблица52.X7" style:family="table-cell">
      <style:table-cell-properties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52.a7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pt solid #000000" fo:border-bottom="1pt solid #000000">
        <style:background-image/>
      </style:table-cell-properties>
    </style:style>
    <style:style style:name="Таблица52.C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52.F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52.H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52.L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52.N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52.O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52.P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52.R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52.U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52.X8" style:family="table-cell">
      <style:table-cell-properties fo:background-color="transparent" fo:padding-left="0.191cm" fo:padding-right="0.191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Таблица52.a8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pt solid #000000" fo:border-bottom="1.5pt solid #000000">
        <style:background-image/>
      </style:table-cell-properties>
    </style:style>
    <style:style style:name="Таблица52.9" style:family="table-row">
      <style:table-row-properties style:row-height="0.45cm" fo:keep-together="auto"/>
    </style:style>
    <style:style style:name="Таблица52.A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52.B9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1.5pt solid #000000" fo:border-bottom="0.5pt solid #000000">
        <style:background-image/>
      </style:table-cell-properties>
    </style:style>
    <style:style style:name="Таблица52.E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1.5pt solid #000000" fo:border-bottom="0.5pt solid #000000">
        <style:background-image/>
      </style:table-cell-properties>
    </style:style>
    <style:style style:name="Таблица52.T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1pt solid #000000" fo:border-bottom="0.5pt solid #000000">
        <style:background-image/>
      </style:table-cell-properties>
    </style:style>
    <style:style style:name="Таблица52.B10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0.5pt solid #000000" fo:border-bottom="0.5pt solid #000000">
        <style:background-image/>
      </style:table-cell-properties>
    </style:style>
    <style:style style:name="Таблица52.Z10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52.B11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1.5pt solid #000000" fo:border-bottom="0.5pt solid #000000">
        <style:background-image/>
      </style:table-cell-properties>
    </style:style>
    <style:style style:name="Таблица52.T11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0.5pt solid #000000" fo:border-bottom="1.5pt solid #000000">
        <style:background-image/>
      </style:table-cell-properties>
    </style:style>
    <style:style style:name="Таблица52.e11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52.n11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Таблица52.12" style:family="table-row">
      <style:table-row-properties style:row-height="0.758cm" fo:keep-together="auto"/>
    </style:style>
    <style:style style:name="Таблица52.B14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52.27" style:family="table-row">
      <style:table-row-properties style:row-height="0.803cm" fo:keep-together="auto"/>
    </style:style>
    <style:style style:name="Таблица52.28" style:family="table-row">
      <style:table-row-properties style:row-height="0.767cm" fo:keep-together="auto"/>
    </style:style>
    <style:style style:name="Таблица52.B2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1pt solid #000000">
        <style:background-image/>
      </style:table-cell-properties>
    </style:style>
    <style:style style:name="Таблица52.A29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1.5pt solid #000000" fo:border-bottom="0.5pt solid #000000">
        <style:background-image/>
      </style:table-cell-properties>
    </style:style>
    <style:style style:name="Таблица52.o29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1.5pt solid #000000" fo:border-bottom="0.5pt solid #000000">
        <style:background-image/>
      </style:table-cell-properties>
    </style:style>
    <style:style style:name="Таблица53" style:family="table">
      <style:table-properties style:width="28.254cm" fo:margin-left="-0.501cm" fo:margin-top="0cm" fo:margin-bottom="0cm" table:align="left" style:writing-mode="page"/>
    </style:style>
    <style:style style:name="Таблица53.A" style:family="table-column">
      <style:table-column-properties style:column-width="1.21cm"/>
    </style:style>
    <style:style style:name="Таблица53.B" style:family="table-column">
      <style:table-column-properties style:column-width="0.273cm"/>
    </style:style>
    <style:style style:name="Таблица53.C" style:family="table-column">
      <style:table-column-properties style:column-width="0.512cm"/>
    </style:style>
    <style:style style:name="Таблица53.D" style:family="table-column">
      <style:table-column-properties style:column-width="0.268cm"/>
    </style:style>
    <style:style style:name="Таблица53.E" style:family="table-column">
      <style:table-column-properties style:column-width="0.279cm"/>
    </style:style>
    <style:style style:name="Таблица53.F" style:family="table-column">
      <style:table-column-properties style:column-width="0.741cm"/>
    </style:style>
    <style:style style:name="Таблица53.G" style:family="table-column">
      <style:table-column-properties style:column-width="0.284cm"/>
    </style:style>
    <style:style style:name="Таблица53.H" style:family="table-column">
      <style:table-column-properties style:column-width="0.503cm"/>
    </style:style>
    <style:style style:name="Таблица53.J" style:family="table-column">
      <style:table-column-properties style:column-width="1.455cm"/>
    </style:style>
    <style:style style:name="Таблица53.L" style:family="table-column">
      <style:table-column-properties style:column-width="1.263cm"/>
    </style:style>
    <style:style style:name="Таблица53.M" style:family="table-column">
      <style:table-column-properties style:column-width="0.342cm"/>
    </style:style>
    <style:style style:name="Таблица53.N" style:family="table-column">
      <style:table-column-properties style:column-width="1.572cm"/>
    </style:style>
    <style:style style:name="Таблица53.O" style:family="table-column">
      <style:table-column-properties style:column-width="0.979cm"/>
    </style:style>
    <style:style style:name="Таблица53.P" style:family="table-column">
      <style:table-column-properties style:column-width="0.744cm"/>
    </style:style>
    <style:style style:name="Таблица53.Q" style:family="table-column">
      <style:table-column-properties style:column-width="0.275cm"/>
    </style:style>
    <style:style style:name="Таблица53.S" style:family="table-column">
      <style:table-column-properties style:column-width="0.153cm"/>
    </style:style>
    <style:style style:name="Таблица53.T" style:family="table-column">
      <style:table-column-properties style:column-width="1.099cm"/>
    </style:style>
    <style:style style:name="Таблица53.U" style:family="table-column">
      <style:table-column-properties style:column-width="0.277cm"/>
    </style:style>
    <style:style style:name="Таблица53.V" style:family="table-column">
      <style:table-column-properties style:column-width="1.431cm"/>
    </style:style>
    <style:style style:name="Таблица53.W" style:family="table-column">
      <style:table-column-properties style:column-width="0.529cm"/>
    </style:style>
    <style:style style:name="Таблица53.Y" style:family="table-column">
      <style:table-column-properties style:column-width="1.346cm"/>
    </style:style>
    <style:style style:name="Таблица53.Z" style:family="table-column">
      <style:table-column-properties style:column-width="0.143cm"/>
    </style:style>
    <style:style style:name="Таблица53.a" style:family="table-column">
      <style:table-column-properties style:column-width="0.356cm"/>
    </style:style>
    <style:style style:name="Таблица53.b" style:family="table-column">
      <style:table-column-properties style:column-width="0.829cm"/>
    </style:style>
    <style:style style:name="Таблица53.c" style:family="table-column">
      <style:table-column-properties style:column-width="0.863cm"/>
    </style:style>
    <style:style style:name="Таблица53.d" style:family="table-column">
      <style:table-column-properties style:column-width="0.926cm"/>
    </style:style>
    <style:style style:name="Таблица53.e" style:family="table-column">
      <style:table-column-properties style:column-width="0.515cm"/>
    </style:style>
    <style:style style:name="Таблица53.f" style:family="table-column">
      <style:table-column-properties style:column-width="0.737cm"/>
    </style:style>
    <style:style style:name="Таблица53.h" style:family="table-column">
      <style:table-column-properties style:column-width="0.282cm"/>
    </style:style>
    <style:style style:name="Таблица53.i" style:family="table-column">
      <style:table-column-properties style:column-width="0.141cm"/>
    </style:style>
    <style:style style:name="Таблица53.j" style:family="table-column">
      <style:table-column-properties style:column-width="0.617cm"/>
    </style:style>
    <style:style style:name="Таблица53.k" style:family="table-column">
      <style:table-column-properties style:column-width="1.235cm"/>
    </style:style>
    <style:style style:name="Таблица53.l" style:family="table-column">
      <style:table-column-properties style:column-width="0.538cm"/>
    </style:style>
    <style:style style:name="Таблица53.m" style:family="table-column">
      <style:table-column-properties style:column-width="1.42cm"/>
    </style:style>
    <style:style style:name="Таблица53.n" style:family="table-column">
      <style:table-column-properties style:column-width="0.259cm"/>
    </style:style>
    <style:style style:name="Таблица53.o" style:family="table-column">
      <style:table-column-properties style:column-width="0.078cm"/>
    </style:style>
    <style:style style:name="Таблица53.p" style:family="table-column">
      <style:table-column-properties style:column-width="1.702cm"/>
    </style:style>
    <style:style style:name="Таблица53.1" style:family="table-row">
      <style:table-row-properties style:row-height="0.436cm" fo:keep-together="auto"/>
    </style:style>
    <style:style style:name="Таблица53.A1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53.M1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none">
        <style:background-image/>
      </style:table-cell-properties>
    </style:style>
    <style:style style:name="Таблица53.Q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53.p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53.M2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Таблица53.4" style:family="table-row">
      <style:table-row-properties style:row-height="0.9cm" fo:keep-together="auto"/>
    </style:style>
    <style:style style:name="Таблица53.W4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53.h4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53.p4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0.5pt solid #000000" fo:border-bottom="1.5pt solid #000000">
        <style:background-image/>
      </style:table-cell-properties>
    </style:style>
    <style:style style:name="Таблица53.5" style:family="table-row">
      <style:table-row-properties style:row-height="0.425cm" fo:keep-together="auto"/>
    </style:style>
    <style:style style:name="Таблица53.X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53.a5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.5pt solid #000000" fo:border-bottom="1.5pt solid #000000">
        <style:background-image/>
      </style:table-cell-properties>
    </style:style>
    <style:style style:name="Таблица53.k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1.5pt solid #000000" fo:border-bottom="1.5pt solid #000000">
        <style:background-image/>
      </style:table-cell-properties>
    </style:style>
    <style:style style:name="Таблица53.X6" style:family="table-cell">
      <style:table-cell-properties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53.a6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pt solid #000000" fo:border-bottom="1pt solid #000000">
        <style:background-image/>
      </style:table-cell-properties>
    </style:style>
    <style:style style:name="Таблица53.C7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53.F7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53.H7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53.L7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53.N7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53.O7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53.P7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53.R7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53.U7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53.X7" style:family="table-cell">
      <style:table-cell-properties fo:background-color="transparent" fo:padding-left="0.191cm" fo:padding-right="0.191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Таблица53.a7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pt solid #000000" fo:border-bottom="1.5pt solid #000000">
        <style:background-image/>
      </style:table-cell-properties>
    </style:style>
    <style:style style:name="Таблица53.8" style:family="table-row">
      <style:table-row-properties style:row-height="0.45cm" fo:keep-together="auto"/>
    </style:style>
    <style:style style:name="Таблица53.A8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53.B8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1.5pt solid #000000" fo:border-bottom="0.5pt solid #000000">
        <style:background-image/>
      </style:table-cell-properties>
    </style:style>
    <style:style style:name="Таблица53.E8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1.5pt solid #000000" fo:border-bottom="0.5pt solid #000000">
        <style:background-image/>
      </style:table-cell-properties>
    </style:style>
    <style:style style:name="Таблица53.T8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1pt solid #000000" fo:border-bottom="0.5pt solid #000000">
        <style:background-image/>
      </style:table-cell-properties>
    </style:style>
    <style:style style:name="Таблица53.B9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0.5pt solid #000000" fo:border-bottom="0.5pt solid #000000">
        <style:background-image/>
      </style:table-cell-properties>
    </style:style>
    <style:style style:name="Таблица53.Z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53.B10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1.5pt solid #000000" fo:border-bottom="0.5pt solid #000000">
        <style:background-image/>
      </style:table-cell-properties>
    </style:style>
    <style:style style:name="Таблица53.T10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0.5pt solid #000000" fo:border-bottom="1.5pt solid #000000">
        <style:background-image/>
      </style:table-cell-properties>
    </style:style>
    <style:style style:name="Таблица53.e10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53.n10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Таблица53.11" style:family="table-row">
      <style:table-row-properties style:row-height="0.758cm" fo:keep-together="auto"/>
    </style:style>
    <style:style style:name="Таблица53.B13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53.26" style:family="table-row">
      <style:table-row-properties style:row-height="0.803cm" fo:keep-together="auto"/>
    </style:style>
    <style:style style:name="Таблица53.27" style:family="table-row">
      <style:table-row-properties style:row-height="0.767cm" fo:keep-together="auto"/>
    </style:style>
    <style:style style:name="Таблица53.B27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1pt solid #000000">
        <style:background-image/>
      </style:table-cell-properties>
    </style:style>
    <style:style style:name="Таблица53.A28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1.5pt solid #000000" fo:border-bottom="0.5pt solid #000000">
        <style:background-image/>
      </style:table-cell-properties>
    </style:style>
    <style:style style:name="Таблица53.o28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1.5pt solid #000000" fo:border-bottom="0.5pt solid #000000">
        <style:background-image/>
      </style:table-cell-properties>
    </style:style>
    <style:style style:name="Таблица56" style:family="table">
      <style:table-properties style:width="28.256cm" fo:margin-left="-0.501cm" fo:margin-top="0cm" fo:margin-bottom="0cm" table:align="left" style:writing-mode="page"/>
    </style:style>
    <style:style style:name="Таблица56.A" style:family="table-column">
      <style:table-column-properties style:column-width="1.212cm"/>
    </style:style>
    <style:style style:name="Таблица56.B" style:family="table-column">
      <style:table-column-properties style:column-width="0.273cm"/>
    </style:style>
    <style:style style:name="Таблица56.C" style:family="table-column">
      <style:table-column-properties style:column-width="0.51cm"/>
    </style:style>
    <style:style style:name="Таблица56.E" style:family="table-column">
      <style:table-column-properties style:column-width="0.275cm"/>
    </style:style>
    <style:style style:name="Таблица56.F" style:family="table-column">
      <style:table-column-properties style:column-width="0.741cm"/>
    </style:style>
    <style:style style:name="Таблица56.G" style:family="table-column">
      <style:table-column-properties style:column-width="0.28cm"/>
    </style:style>
    <style:style style:name="Таблица56.H" style:family="table-column">
      <style:table-column-properties style:column-width="0.501cm"/>
    </style:style>
    <style:style style:name="Таблица56.J" style:family="table-column">
      <style:table-column-properties style:column-width="1.448cm"/>
    </style:style>
    <style:style style:name="Таблица56.L" style:family="table-column">
      <style:table-column-properties style:column-width="1.258cm"/>
    </style:style>
    <style:style style:name="Таблица56.M" style:family="table-column">
      <style:table-column-properties style:column-width="0.344cm"/>
    </style:style>
    <style:style style:name="Таблица56.N" style:family="table-column">
      <style:table-column-properties style:column-width="1.565cm"/>
    </style:style>
    <style:style style:name="Таблица56.O" style:family="table-column">
      <style:table-column-properties style:column-width="0.977cm"/>
    </style:style>
    <style:style style:name="Таблица56.S" style:family="table-column">
      <style:table-column-properties style:column-width="0.155cm"/>
    </style:style>
    <style:style style:name="Таблица56.T" style:family="table-column">
      <style:table-column-properties style:column-width="1.094cm"/>
    </style:style>
    <style:style style:name="Таблица56.V" style:family="table-column">
      <style:table-column-properties style:column-width="1.207cm"/>
    </style:style>
    <style:style style:name="Таблица56.W" style:family="table-column">
      <style:table-column-properties style:column-width="0.263cm"/>
    </style:style>
    <style:style style:name="Таблица56.X" style:family="table-column">
      <style:table-column-properties style:column-width="0.527cm"/>
    </style:style>
    <style:style style:name="Таблица56.Y" style:family="table-column">
      <style:table-column-properties style:column-width="0.27cm"/>
    </style:style>
    <style:style style:name="Таблица56.Z" style:family="table-column">
      <style:table-column-properties style:column-width="0.198cm"/>
    </style:style>
    <style:style style:name="Таблица56.a" style:family="table-column">
      <style:table-column-properties style:column-width="1.187cm"/>
    </style:style>
    <style:style style:name="Таблица56.b" style:family="table-column">
      <style:table-column-properties style:column-width="0.143cm"/>
    </style:style>
    <style:style style:name="Таблица56.c" style:family="table-column">
      <style:table-column-properties style:column-width="0.355cm"/>
    </style:style>
    <style:style style:name="Таблица56.d" style:family="table-column">
      <style:table-column-properties style:column-width="0.822cm"/>
    </style:style>
    <style:style style:name="Таблица56.e" style:family="table-column">
      <style:table-column-properties style:column-width="0.863cm"/>
    </style:style>
    <style:style style:name="Таблица56.f" style:family="table-column">
      <style:table-column-properties style:column-width="0.924cm"/>
    </style:style>
    <style:style style:name="Таблица56.g" style:family="table-column">
      <style:table-column-properties style:column-width="0.513cm"/>
    </style:style>
    <style:style style:name="Таблица56.h" style:family="table-column">
      <style:table-column-properties style:column-width="0.736cm"/>
    </style:style>
    <style:style style:name="Таблица56.k" style:family="table-column">
      <style:table-column-properties style:column-width="0.141cm"/>
    </style:style>
    <style:style style:name="Таблица56.l" style:family="table-column">
      <style:table-column-properties style:column-width="0.616cm"/>
    </style:style>
    <style:style style:name="Таблица56.m" style:family="table-column">
      <style:table-column-properties style:column-width="1.231cm"/>
    </style:style>
    <style:style style:name="Таблица56.n" style:family="table-column">
      <style:table-column-properties style:column-width="0.536cm"/>
    </style:style>
    <style:style style:name="Таблица56.o" style:family="table-column">
      <style:table-column-properties style:column-width="1.42cm"/>
    </style:style>
    <style:style style:name="Таблица56.p" style:family="table-column">
      <style:table-column-properties style:column-width="0.256cm"/>
    </style:style>
    <style:style style:name="Таблица56.q" style:family="table-column">
      <style:table-column-properties style:column-width="0.078cm"/>
    </style:style>
    <style:style style:name="Таблица56.r" style:family="table-column">
      <style:table-column-properties style:column-width="1.692cm"/>
    </style:style>
    <style:style style:name="Таблица56.1" style:family="table-row">
      <style:table-row-properties style:row-height="0.436cm" fo:keep-together="auto"/>
    </style:style>
    <style:style style:name="Таблица56.A1" style:family="table-cell">
      <style:table-cell-properties fo:background-color="transparent" fo:padding="0cm" fo:border="none">
        <style:background-image/>
      </style:table-cell-properties>
    </style:style>
    <style:style style:name="Таблица56.f1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56.r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56.M2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none">
        <style:background-image/>
      </style:table-cell-properties>
    </style:style>
    <style:style style:name="Таблица56.Q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56.M3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Таблица56.5" style:family="table-row">
      <style:table-row-properties style:row-height="0.9cm" fo:keep-together="auto"/>
    </style:style>
    <style:style style:name="Таблица56.X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56.j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56.r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0.5pt solid #000000" fo:border-bottom="1.5pt solid #000000">
        <style:background-image/>
      </style:table-cell-properties>
    </style:style>
    <style:style style:name="Таблица56.6" style:family="table-row">
      <style:table-row-properties style:row-height="0.425cm" fo:keep-together="auto"/>
    </style:style>
    <style:style style:name="Таблица56.Y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56.c6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.5pt solid #000000" fo:border-bottom="1.5pt solid #000000">
        <style:background-image/>
      </style:table-cell-properties>
    </style:style>
    <style:style style:name="Таблица56.m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1.5pt solid #000000" fo:border-bottom="1pt solid #000000">
        <style:background-image/>
      </style:table-cell-properties>
    </style:style>
    <style:style style:name="Таблица56.Y7" style:family="table-cell">
      <style:table-cell-properties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56.c7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pt solid #000000" fo:border-bottom="1pt solid #000000">
        <style:background-image/>
      </style:table-cell-properties>
    </style:style>
    <style:style style:name="Таблица56.C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56.F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56.H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56.L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56.N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56.O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56.P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56.R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56.U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56.Y8" style:family="table-cell">
      <style:table-cell-properties fo:background-color="transparent" fo:padding-left="0.191cm" fo:padding-right="0.191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Таблица56.c8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pt solid #000000" fo:border-bottom="1.5pt solid #000000">
        <style:background-image/>
      </style:table-cell-properties>
    </style:style>
    <style:style style:name="Таблица56.9" style:family="table-row">
      <style:table-row-properties style:row-height="0.45cm" fo:keep-together="auto"/>
    </style:style>
    <style:style style:name="Таблица56.A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56.B9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1.5pt solid #000000" fo:border-bottom="0.5pt solid #000000">
        <style:background-image/>
      </style:table-cell-properties>
    </style:style>
    <style:style style:name="Таблица56.E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1.5pt solid #000000" fo:border-bottom="0.5pt solid #000000">
        <style:background-image/>
      </style:table-cell-properties>
    </style:style>
    <style:style style:name="Таблица56.T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1.5pt solid #000000" fo:border-bottom="0.5pt solid #000000">
        <style:background-image/>
      </style:table-cell-properties>
    </style:style>
    <style:style style:name="Таблица56.B10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0.5pt solid #000000" fo:border-bottom="1.5pt solid #000000">
        <style:background-image/>
      </style:table-cell-properties>
    </style:style>
    <style:style style:name="Таблица56.T10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56.g11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56.p11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Таблица56.12" style:family="table-row">
      <style:table-row-properties style:row-height="0.758cm" fo:keep-together="auto"/>
    </style:style>
    <style:style style:name="Таблица56.28" style:family="table-row">
      <style:table-row-properties style:row-height="0.76cm" fo:keep-together="auto"/>
    </style:style>
    <style:style style:name="Таблица56.B2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1pt solid #000000">
        <style:background-image/>
      </style:table-cell-properties>
    </style:style>
    <style:style style:name="Таблица56.29" style:family="table-row">
      <style:table-row-properties style:row-height="0.801cm" fo:keep-together="auto"/>
    </style:style>
    <style:style style:name="Таблица56.A29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1.5pt solid #000000" fo:border-bottom="0.5pt solid #000000">
        <style:background-image/>
      </style:table-cell-properties>
    </style:style>
    <style:style style:name="Таблица56.q29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1.5pt solid #000000" fo:border-bottom="0.5pt solid #000000">
        <style:background-image/>
      </style:table-cell-properties>
    </style:style>
    <style:style style:name="Таблица45" style:family="table">
      <style:table-properties style:width="28.254cm" fo:margin-left="-0.501cm" fo:margin-top="0cm" fo:margin-bottom="0cm" table:align="left" style:writing-mode="page"/>
    </style:style>
    <style:style style:name="Таблица45.A" style:family="table-column">
      <style:table-column-properties style:column-width="1.245cm"/>
    </style:style>
    <style:style style:name="Таблица45.B" style:family="table-column">
      <style:table-column-properties style:column-width="0.245cm"/>
    </style:style>
    <style:style style:name="Таблица45.C" style:family="table-column">
      <style:table-column-properties style:column-width="0.501cm"/>
    </style:style>
    <style:style style:name="Таблица45.E" style:family="table-column">
      <style:table-column-properties style:column-width="0.111cm"/>
    </style:style>
    <style:style style:name="Таблица45.F" style:family="table-column">
      <style:table-column-properties style:column-width="0.143cm"/>
    </style:style>
    <style:style style:name="Таблица45.G" style:family="table-column">
      <style:table-column-properties style:column-width="0.746cm"/>
    </style:style>
    <style:style style:name="Таблица45.H" style:family="table-column">
      <style:table-column-properties style:column-width="0.088cm"/>
    </style:style>
    <style:style style:name="Таблица45.I" style:family="table-column">
      <style:table-column-properties style:column-width="0.169cm"/>
    </style:style>
    <style:style style:name="Таблица45.J" style:family="table-column">
      <style:table-column-properties style:column-width="0.492cm"/>
    </style:style>
    <style:style style:name="Таблица45.K" style:family="table-column">
      <style:table-column-properties style:column-width="0.25cm"/>
    </style:style>
    <style:style style:name="Таблица45.L" style:family="table-column">
      <style:table-column-properties style:column-width="0.069cm"/>
    </style:style>
    <style:style style:name="Таблица45.M" style:family="table-column">
      <style:table-column-properties style:column-width="1.432cm"/>
    </style:style>
    <style:style style:name="Таблица45.N" style:family="table-column">
      <style:table-column-properties style:column-width="0.076cm"/>
    </style:style>
    <style:style style:name="Таблица45.O" style:family="table-column">
      <style:table-column-properties style:column-width="0.182cm"/>
    </style:style>
    <style:style style:name="Таблица45.P" style:family="table-column">
      <style:table-column-properties style:column-width="1.296cm"/>
    </style:style>
    <style:style style:name="Таблица45.Q" style:family="table-column">
      <style:table-column-properties style:column-width="0.328cm"/>
    </style:style>
    <style:style style:name="Таблица45.R" style:family="table-column">
      <style:table-column-properties style:column-width="1.626cm"/>
    </style:style>
    <style:style style:name="Таблица45.S" style:family="table-column">
      <style:table-column-properties style:column-width="1cm"/>
    </style:style>
    <style:style style:name="Таблица45.T" style:family="table-column">
      <style:table-column-properties style:column-width="0.75cm"/>
    </style:style>
    <style:style style:name="Таблица45.V" style:family="table-column">
      <style:table-column-properties style:column-width="1.125cm"/>
    </style:style>
    <style:style style:name="Таблица45.W" style:family="table-column">
      <style:table-column-properties style:column-width="0.109cm"/>
    </style:style>
    <style:style style:name="Таблица45.X" style:family="table-column">
      <style:table-column-properties style:column-width="1.018cm"/>
    </style:style>
    <style:style style:name="Таблица45.Y" style:family="table-column">
      <style:table-column-properties style:column-width="0.249cm"/>
    </style:style>
    <style:style style:name="Таблица45.Z" style:family="table-column">
      <style:table-column-properties style:column-width="1.249cm"/>
    </style:style>
    <style:style style:name="Таблица45.a" style:family="table-column">
      <style:table-column-properties style:column-width="0.231cm"/>
    </style:style>
    <style:style style:name="Таблица45.b" style:family="table-column">
      <style:table-column-properties style:column-width="0.52cm"/>
    </style:style>
    <style:style style:name="Таблица45.d" style:family="table-column">
      <style:table-column-properties style:column-width="1.39cm"/>
    </style:style>
    <style:style style:name="Таблица45.e" style:family="table-column">
      <style:table-column-properties style:column-width="0.113cm"/>
    </style:style>
    <style:style style:name="Таблица45.f" style:family="table-column">
      <style:table-column-properties style:column-width="0.339cm"/>
    </style:style>
    <style:style style:name="Таблица45.g" style:family="table-column">
      <style:table-column-properties style:column-width="0.834cm"/>
    </style:style>
    <style:style style:name="Таблица45.h" style:family="table-column">
      <style:table-column-properties style:column-width="0.873cm"/>
    </style:style>
    <style:style style:name="Таблица45.i" style:family="table-column">
      <style:table-column-properties style:column-width="0.949cm"/>
    </style:style>
    <style:style style:name="Таблица45.j" style:family="table-column">
      <style:table-column-properties style:column-width="0.503cm"/>
    </style:style>
    <style:style style:name="Таблица45.m" style:family="table-column">
      <style:table-column-properties style:column-width="0.258cm"/>
    </style:style>
    <style:style style:name="Таблица45.o" style:family="table-column">
      <style:table-column-properties style:column-width="0.61cm"/>
    </style:style>
    <style:style style:name="Таблица45.p" style:family="table-column">
      <style:table-column-properties style:column-width="1.275cm"/>
    </style:style>
    <style:style style:name="Таблица45.q" style:family="table-column">
      <style:table-column-properties style:column-width="0.531cm"/>
    </style:style>
    <style:style style:name="Таблица45.r" style:family="table-column">
      <style:table-column-properties style:column-width="1.471cm"/>
    </style:style>
    <style:style style:name="Таблица45.s" style:family="table-column">
      <style:table-column-properties style:column-width="0.229cm"/>
    </style:style>
    <style:style style:name="Таблица45.t" style:family="table-column">
      <style:table-column-properties style:column-width="0.042cm"/>
    </style:style>
    <style:style style:name="Таблица45.u" style:family="table-column">
      <style:table-column-properties style:column-width="1.736cm"/>
    </style:style>
    <style:style style:name="Таблица45.1" style:family="table-row">
      <style:table-row-properties style:row-height="0.436cm" fo:keep-together="auto"/>
    </style:style>
    <style:style style:name="Таблица45.A1" style:family="table-cell">
      <style:table-cell-properties fo:background-color="transparent" fo:padding="0cm" fo:border="none">
        <style:background-image/>
      </style:table-cell-properties>
    </style:style>
    <style:style style:name="Таблица45.i1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45.u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5.Q2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none">
        <style:background-image/>
      </style:table-cell-properties>
    </style:style>
    <style:style style:name="Таблица45.U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45.Q3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Таблица45.W3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45.5" style:family="table-row">
      <style:table-row-properties style:row-height="0.9cm" fo:keep-together="auto"/>
    </style:style>
    <style:style style:name="Таблица45.b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45.m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45.u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0.5pt solid #000000" fo:border-bottom="1.5pt solid #000000">
        <style:background-image/>
      </style:table-cell-properties>
    </style:style>
    <style:style style:name="Таблица45.6" style:family="table-row">
      <style:table-row-properties style:row-height="0.425cm" fo:keep-together="auto"/>
    </style:style>
    <style:style style:name="Таблица45.c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45.f6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.5pt solid #000000" fo:border-bottom="1.5pt solid #000000">
        <style:background-image/>
      </style:table-cell-properties>
    </style:style>
    <style:style style:name="Таблица45.p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1.5pt solid #000000" fo:border-bottom="1.5pt solid #000000">
        <style:background-image/>
      </style:table-cell-properties>
    </style:style>
    <style:style style:name="Таблица45.c7" style:family="table-cell">
      <style:table-cell-properties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45.f7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pt solid #000000" fo:border-bottom="1pt solid #000000">
        <style:background-image/>
      </style:table-cell-properties>
    </style:style>
    <style:style style:name="Таблица45.C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45.G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45.J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45.P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45.R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45.S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45.T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45.V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45.Y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45.c8" style:family="table-cell">
      <style:table-cell-properties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45.f8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pt solid #000000" fo:border-bottom="1.5pt solid #000000">
        <style:background-image/>
      </style:table-cell-properties>
    </style:style>
    <style:style style:name="Таблица45.9" style:family="table-row">
      <style:table-row-properties style:row-height="0.45cm" fo:keep-together="auto"/>
    </style:style>
    <style:style style:name="Таблица45.A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45.B9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1.5pt solid #000000" fo:border-bottom="0.5pt solid #000000">
        <style:background-image/>
      </style:table-cell-properties>
    </style:style>
    <style:style style:name="Таблица45.E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1.5pt solid #000000" fo:border-bottom="0.5pt solid #000000">
        <style:background-image/>
      </style:table-cell-properties>
    </style:style>
    <style:style style:name="Таблица45.W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1.5pt solid #000000" fo:border-bottom="0.5pt solid #000000">
        <style:background-image/>
      </style:table-cell-properties>
    </style:style>
    <style:style style:name="Таблица45.B10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0.5pt solid #000000" fo:border-bottom="0.5pt solid #000000">
        <style:background-image/>
      </style:table-cell-properties>
    </style:style>
    <style:style style:name="Таблица45.e10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45.W11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0.5pt solid #000000" fo:border-bottom="1.5pt solid #000000">
        <style:background-image/>
      </style:table-cell-properties>
    </style:style>
    <style:style style:name="Таблица45.j11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45.s11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Таблица45.12" style:family="table-row">
      <style:table-row-properties style:row-height="0.758cm" fo:keep-together="auto"/>
    </style:style>
    <style:style style:name="Таблица45.F13" style:family="table-cell">
      <style:table-cell-properties fo:background-color="transparent" fo:padding-left="0.018cm" fo:padding-right="0.018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Таблица45.I13" style:family="table-cell">
      <style:table-cell-properties fo:background-color="transparent" fo:padding-left="0.018cm" fo:padding-right="0.018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Таблица45.M13" style:family="table-cell">
      <style:table-cell-properties fo:background-color="transparent" fo:padding-left="0.018cm" fo:padding-right="0.018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Таблица45.O13" style:family="table-cell">
      <style:table-cell-properties fo:background-color="transparent" fo:padding-left="0.018cm" fo:padding-right="0.018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Таблица45.X13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45.X14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45.a15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45.a16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45.a17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45.a18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45.a19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45.a20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45.a21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45.a22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45.a23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45.a24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45.a25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45.a26" style:family="table-cell">
      <style:table-cell-properties fo:background-color="transparent" fo:padding-left="0.018cm" fo:padding-right="0.018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45.27" style:family="table-row">
      <style:table-row-properties style:row-height="0.803cm" fo:keep-together="auto"/>
    </style:style>
    <style:style style:name="Таблица45.28" style:family="table-row">
      <style:table-row-properties style:row-height="0.767cm" fo:keep-together="auto"/>
    </style:style>
    <style:style style:name="Таблица45.B2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1pt solid #000000">
        <style:background-image/>
      </style:table-cell-properties>
    </style:style>
    <style:style style:name="Таблица45.A29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1.5pt solid #000000" fo:border-bottom="0.5pt solid #000000">
        <style:background-image/>
      </style:table-cell-properties>
    </style:style>
    <style:style style:name="Таблица45.t29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1.5pt solid #000000" fo:border-bottom="0.5pt solid #000000">
        <style:background-image/>
      </style:table-cell-properties>
    </style:style>
    <style:style style:name="Таблица46" style:family="table">
      <style:table-properties style:width="28.256cm" fo:margin-left="-0.501cm" fo:margin-top="0cm" fo:margin-bottom="0cm" table:align="left" style:writing-mode="page"/>
    </style:style>
    <style:style style:name="Таблица46.A" style:family="table-column">
      <style:table-column-properties style:column-width="1.212cm"/>
    </style:style>
    <style:style style:name="Таблица46.B" style:family="table-column">
      <style:table-column-properties style:column-width="0.273cm"/>
    </style:style>
    <style:style style:name="Таблица46.C" style:family="table-column">
      <style:table-column-properties style:column-width="0.51cm"/>
    </style:style>
    <style:style style:name="Таблица46.E" style:family="table-column">
      <style:table-column-properties style:column-width="0.275cm"/>
    </style:style>
    <style:style style:name="Таблица46.F" style:family="table-column">
      <style:table-column-properties style:column-width="0.741cm"/>
    </style:style>
    <style:style style:name="Таблица46.G" style:family="table-column">
      <style:table-column-properties style:column-width="0.28cm"/>
    </style:style>
    <style:style style:name="Таблица46.H" style:family="table-column">
      <style:table-column-properties style:column-width="0.501cm"/>
    </style:style>
    <style:style style:name="Таблица46.J" style:family="table-column">
      <style:table-column-properties style:column-width="1.448cm"/>
    </style:style>
    <style:style style:name="Таблица46.L" style:family="table-column">
      <style:table-column-properties style:column-width="1.258cm"/>
    </style:style>
    <style:style style:name="Таблица46.M" style:family="table-column">
      <style:table-column-properties style:column-width="0.344cm"/>
    </style:style>
    <style:style style:name="Таблица46.N" style:family="table-column">
      <style:table-column-properties style:column-width="1.565cm"/>
    </style:style>
    <style:style style:name="Таблица46.O" style:family="table-column">
      <style:table-column-properties style:column-width="0.977cm"/>
    </style:style>
    <style:style style:name="Таблица46.S" style:family="table-column">
      <style:table-column-properties style:column-width="0.155cm"/>
    </style:style>
    <style:style style:name="Таблица46.T" style:family="table-column">
      <style:table-column-properties style:column-width="1.094cm"/>
    </style:style>
    <style:style style:name="Таблица46.V" style:family="table-column">
      <style:table-column-properties style:column-width="1.207cm"/>
    </style:style>
    <style:style style:name="Таблица46.W" style:family="table-column">
      <style:table-column-properties style:column-width="0.263cm"/>
    </style:style>
    <style:style style:name="Таблица46.X" style:family="table-column">
      <style:table-column-properties style:column-width="0.527cm"/>
    </style:style>
    <style:style style:name="Таблица46.Y" style:family="table-column">
      <style:table-column-properties style:column-width="0.27cm"/>
    </style:style>
    <style:style style:name="Таблица46.Z" style:family="table-column">
      <style:table-column-properties style:column-width="0.198cm"/>
    </style:style>
    <style:style style:name="Таблица46.a" style:family="table-column">
      <style:table-column-properties style:column-width="1.187cm"/>
    </style:style>
    <style:style style:name="Таблица46.b" style:family="table-column">
      <style:table-column-properties style:column-width="0.143cm"/>
    </style:style>
    <style:style style:name="Таблица46.c" style:family="table-column">
      <style:table-column-properties style:column-width="0.355cm"/>
    </style:style>
    <style:style style:name="Таблица46.d" style:family="table-column">
      <style:table-column-properties style:column-width="0.822cm"/>
    </style:style>
    <style:style style:name="Таблица46.e" style:family="table-column">
      <style:table-column-properties style:column-width="0.863cm"/>
    </style:style>
    <style:style style:name="Таблица46.f" style:family="table-column">
      <style:table-column-properties style:column-width="0.924cm"/>
    </style:style>
    <style:style style:name="Таблица46.g" style:family="table-column">
      <style:table-column-properties style:column-width="0.513cm"/>
    </style:style>
    <style:style style:name="Таблица46.h" style:family="table-column">
      <style:table-column-properties style:column-width="0.736cm"/>
    </style:style>
    <style:style style:name="Таблица46.k" style:family="table-column">
      <style:table-column-properties style:column-width="0.141cm"/>
    </style:style>
    <style:style style:name="Таблица46.l" style:family="table-column">
      <style:table-column-properties style:column-width="0.616cm"/>
    </style:style>
    <style:style style:name="Таблица46.m" style:family="table-column">
      <style:table-column-properties style:column-width="1.231cm"/>
    </style:style>
    <style:style style:name="Таблица46.n" style:family="table-column">
      <style:table-column-properties style:column-width="0.536cm"/>
    </style:style>
    <style:style style:name="Таблица46.o" style:family="table-column">
      <style:table-column-properties style:column-width="1.42cm"/>
    </style:style>
    <style:style style:name="Таблица46.p" style:family="table-column">
      <style:table-column-properties style:column-width="0.256cm"/>
    </style:style>
    <style:style style:name="Таблица46.q" style:family="table-column">
      <style:table-column-properties style:column-width="0.078cm"/>
    </style:style>
    <style:style style:name="Таблица46.r" style:family="table-column">
      <style:table-column-properties style:column-width="1.692cm"/>
    </style:style>
    <style:style style:name="Таблица46.1" style:family="table-row">
      <style:table-row-properties style:row-height="0.436cm" fo:keep-together="auto"/>
    </style:style>
    <style:style style:name="Таблица46.A1" style:family="table-cell">
      <style:table-cell-properties fo:background-color="transparent" fo:padding="0cm" fo:border="none">
        <style:background-image/>
      </style:table-cell-properties>
    </style:style>
    <style:style style:name="Таблица46.f1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46.r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6.M2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none">
        <style:background-image/>
      </style:table-cell-properties>
    </style:style>
    <style:style style:name="Таблица46.Q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46.M3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Таблица46.5" style:family="table-row">
      <style:table-row-properties style:row-height="0.9cm" fo:keep-together="auto"/>
    </style:style>
    <style:style style:name="Таблица46.X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46.j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46.r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0.5pt solid #000000" fo:border-bottom="1.5pt solid #000000">
        <style:background-image/>
      </style:table-cell-properties>
    </style:style>
    <style:style style:name="Таблица46.6" style:family="table-row">
      <style:table-row-properties style:row-height="0.425cm" fo:keep-together="auto"/>
    </style:style>
    <style:style style:name="Таблица46.Y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46.c6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.5pt solid #000000" fo:border-bottom="1.5pt solid #000000">
        <style:background-image/>
      </style:table-cell-properties>
    </style:style>
    <style:style style:name="Таблица46.m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1.5pt solid #000000" fo:border-bottom="1pt solid #000000">
        <style:background-image/>
      </style:table-cell-properties>
    </style:style>
    <style:style style:name="Таблица46.Y7" style:family="table-cell">
      <style:table-cell-properties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46.c7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pt solid #000000" fo:border-bottom="1pt solid #000000">
        <style:background-image/>
      </style:table-cell-properties>
    </style:style>
    <style:style style:name="Таблица46.C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46.F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46.H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46.L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46.N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46.O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46.P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46.R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46.U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46.Y8" style:family="table-cell">
      <style:table-cell-properties fo:background-color="transparent" fo:padding-left="0.191cm" fo:padding-right="0.191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Таблица46.c8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none" fo:border-top="1pt solid #000000" fo:border-bottom="1.5pt solid #000000">
        <style:background-image/>
      </style:table-cell-properties>
    </style:style>
    <style:style style:name="Таблица46.9" style:family="table-row">
      <style:table-row-properties style:row-height="0.45cm" fo:keep-together="auto"/>
    </style:style>
    <style:style style:name="Таблица46.A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Таблица46.B9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1.5pt solid #000000" fo:border-bottom="0.5pt solid #000000">
        <style:background-image/>
      </style:table-cell-properties>
    </style:style>
    <style:style style:name="Таблица46.E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1.5pt solid #000000" fo:border-bottom="0.5pt solid #000000">
        <style:background-image/>
      </style:table-cell-properties>
    </style:style>
    <style:style style:name="Таблица46.T9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1.5pt solid #000000" fo:border-bottom="0.5pt solid #000000">
        <style:background-image/>
      </style:table-cell-properties>
    </style:style>
    <style:style style:name="Таблица46.B10" style:family="table-cell">
      <style:table-cell-properties style:vertical-align="bottom" fo:background-color="transparent" fo:padding-left="0.191cm" fo:padding-right="0.191cm" fo:padding-top="0cm" fo:padding-bottom="0cm" fo:border-left="1.5pt solid #000000" fo:border-right="none" fo:border-top="0.5pt solid #000000" fo:border-bottom="1.5pt solid #000000">
        <style:background-image/>
      </style:table-cell-properties>
    </style:style>
    <style:style style:name="Таблица46.T10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46.g11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Таблица46.p11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Таблица46.12" style:family="table-row">
      <style:table-row-properties style:row-height="0.758cm" fo:keep-together="auto"/>
    </style:style>
    <style:style style:name="Таблица46.28" style:family="table-row">
      <style:table-row-properties style:row-height="0.801cm" fo:keep-together="auto"/>
    </style:style>
    <style:style style:name="Таблица46.A28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1.5pt solid #000000" fo:border-bottom="0.5pt solid #000000">
        <style:background-image/>
      </style:table-cell-properties>
    </style:style>
    <style:style style:name="Таблица46.q28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1.5pt solid #000000" fo:border-bottom="0.5pt solid #000000">
        <style:background-image/>
      </style:table-cell-properties>
    </style:style>
    <style:style style:name="Таблица17" style:family="table">
      <style:table-properties style:width="19.907cm" fo:margin-left="-0.501cm" fo:margin-top="0cm" fo:margin-bottom="0cm" table:align="left" style:writing-mode="page"/>
    </style:style>
    <style:style style:name="Таблица17.A" style:family="table-column">
      <style:table-column-properties style:column-width="2.051cm"/>
    </style:style>
    <style:style style:name="Таблица17.B" style:family="table-column">
      <style:table-column-properties style:column-width="1.201cm"/>
    </style:style>
    <style:style style:name="Таблица17.C" style:family="table-column">
      <style:table-column-properties style:column-width="0.998cm"/>
    </style:style>
    <style:style style:name="Таблица17.D" style:family="table-column">
      <style:table-column-properties style:column-width="1.901cm"/>
    </style:style>
    <style:style style:name="Таблица17.E" style:family="table-column">
      <style:table-column-properties style:column-width="2cm"/>
    </style:style>
    <style:style style:name="Таблица17.F" style:family="table-column">
      <style:table-column-properties style:column-width="0.801cm"/>
    </style:style>
    <style:style style:name="Таблица17.G" style:family="table-column">
      <style:table-column-properties style:column-width="0.852cm"/>
    </style:style>
    <style:style style:name="Таблица17.H" style:family="table-column">
      <style:table-column-properties style:column-width="0.947cm"/>
    </style:style>
    <style:style style:name="Таблица17.I" style:family="table-column">
      <style:table-column-properties style:column-width="3.604cm"/>
    </style:style>
    <style:style style:name="Таблица17.J" style:family="table-column">
      <style:table-column-properties style:column-width="0.4cm"/>
    </style:style>
    <style:style style:name="Таблица17.K" style:family="table-column">
      <style:table-column-properties style:column-width="1.05cm"/>
    </style:style>
    <style:style style:name="Таблица17.L" style:family="table-column">
      <style:table-column-properties style:column-width="0.651cm"/>
    </style:style>
    <style:style style:name="Таблица17.M" style:family="table-column">
      <style:table-column-properties style:column-width="2.325cm"/>
    </style:style>
    <style:style style:name="Таблица17.N" style:family="table-column">
      <style:table-column-properties style:column-width="1.125cm"/>
    </style:style>
    <style:style style:name="Таблица17.1" style:family="table-row">
      <style:table-row-properties style:row-height="0.758cm" fo:keep-together="always"/>
    </style:style>
    <style:style style:name="Таблица17.A1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/>
    </style:style>
    <style:style style:name="Таблица17.B1" style:family="table-cell">
      <style:table-cell-properties fo:padding-left="0.191cm" fo:padding-right="0.191cm" fo:padding-top="0cm" fo:padding-bottom="0cm" fo:border="0.5pt solid #000000"/>
    </style:style>
    <style:style style:name="Таблица17.J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7.N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7.A2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/>
    </style:style>
    <style:style style:name="Таблица17.B2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Таблица17.H2" style:family="table-cell">
      <style:table-cell-properties style:vertical-align="middle" fo:padding-left="0.191cm" fo:padding-right="0.191cm" fo:padding-top="0cm" fo:padding-bottom="0cm" fo:border-left="1.5pt solid #000000" fo:border-right="0.5pt solid #000000" fo:border-top="1.5pt solid #000000" fo:border-bottom="1.5pt solid #000000"/>
    </style:style>
    <style:style style:name="Таблица17.L2" style:family="table-cell">
      <style:table-cell-properties style:vertical-align="middle" fo:padding-left="0.191cm" fo:padding-right="0.191cm" fo:padding-top="0cm" fo:padding-bottom="0cm" fo:border-left="0.5pt solid #000000" fo:border-right="1.5pt solid #000000" fo:border-top="1.5pt solid #000000" fo:border-bottom="1.5pt solid #000000"/>
    </style:style>
    <style:style style:name="Таблица17.A3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/>
    </style:style>
    <style:style style:name="Таблица17.K3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Таблица17.M3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Таблица17.A4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/>
    </style:style>
    <style:style style:name="Таблица17.M4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Таблица17.A5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/>
    </style:style>
    <style:style style:name="Таблица17.A6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/>
    </style:style>
    <style:style style:name="Таблица17.A7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/>
    </style:style>
    <style:style style:name="Таблица17.A8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/>
    </style:style>
    <style:style style:name="Таблица17.A9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/>
    </style:style>
    <style:style style:name="Таблица17.A10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/>
    </style:style>
    <style:style style:name="Таблица17.A1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/>
    </style:style>
    <style:style style:name="Таблица17.A12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/>
    </style:style>
    <style:style style:name="Таблица17.A13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/>
    </style:style>
    <style:style style:name="Таблица17.A14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/>
    </style:style>
    <style:style style:name="Таблица17.A15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/>
    </style:style>
    <style:style style:name="Таблица17.A16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/>
    </style:style>
    <style:style style:name="Таблица17.A17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/>
    </style:style>
    <style:style style:name="Таблица17.A18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/>
    </style:style>
    <style:style style:name="Таблица17.A19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/>
    </style:style>
    <style:style style:name="Таблица17.A20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/>
    </style:style>
    <style:style style:name="Таблица17.A2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/>
    </style:style>
    <style:style style:name="Таблица17.A22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/>
    </style:style>
    <style:style style:name="Таблица17.A23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/>
    </style:style>
    <style:style style:name="Таблица17.A24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/>
    </style:style>
    <style:style style:name="Таблица17.A25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/>
    </style:style>
    <style:style style:name="Таблица17.A26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/>
    </style:style>
    <style:style style:name="Таблица17.A27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/>
    </style:style>
    <style:style style:name="Таблица17.A28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/>
    </style:style>
    <style:style style:name="Таблица17.A29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/>
    </style:style>
    <style:style style:name="Таблица17.A30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/>
    </style:style>
    <style:style style:name="Таблица17.A3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/>
    </style:style>
    <style:style style:name="Таблица17.A32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/>
    </style:style>
    <style:style style:name="Таблица17.A33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/>
    </style:style>
    <style:style style:name="Таблица17.A34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/>
    </style:style>
    <style:style style:name="Таблица17.A35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/>
    </style:style>
    <style:style style:name="Таблица17.B35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7.C35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7.E35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7.G35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7.I35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7.K35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7.M35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Таблица17.36" style:family="table-row">
      <style:table-row-properties style:row-height="0.732cm" fo:keep-together="always"/>
    </style:style>
    <style:style style:name="Таблица17.A36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/>
    </style:style>
    <style:style style:name="Таблица17.B3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7.D3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P1" style:family="paragraph" style:parent-style-name="Header">
      <style:paragraph-properties>
        <style:tab-stops/>
      </style:paragraph-properties>
    </style:style>
    <style:style style:name="P2" style:family="paragraph" style:parent-style-name="Header">
      <style:paragraph-properties fo:text-align="center" style:justify-single-word="false">
        <style:tab-stops/>
      </style:paragraph-properties>
    </style:style>
    <style:style style:name="P3" style:family="paragraph" style:parent-style-name="Header">
      <style:paragraph-properties fo:text-align="center" style:justify-single-word="false">
        <style:tab-stops/>
      </style:paragraph-properties>
      <style:text-properties officeooo:paragraph-rsid="00132818"/>
    </style:style>
    <style:style style:name="P4" style:family="paragraph" style:parent-style-name="Header">
      <style:paragraph-properties fo:text-align="center" style:justify-single-word="false">
        <style:tab-stops/>
      </style:paragraph-properties>
      <style:text-properties officeooo:paragraph-rsid="00227f33"/>
    </style:style>
    <style:style style:name="P5" style:family="paragraph" style:parent-style-name="Header">
      <style:paragraph-properties fo:text-align="center" style:justify-single-word="false">
        <style:tab-stops/>
      </style:paragraph-properties>
      <style:text-properties officeooo:paragraph-rsid="0026699c"/>
    </style:style>
    <style:style style:name="P6" style:family="paragraph" style:parent-style-name="Header">
      <style:paragraph-properties fo:text-align="center" style:justify-single-word="false">
        <style:tab-stops/>
      </style:paragraph-properties>
      <style:text-properties officeooo:paragraph-rsid="0027088b"/>
    </style:style>
    <style:style style:name="P7" style:family="paragraph" style:parent-style-name="Header">
      <style:paragraph-properties fo:text-align="center" style:justify-single-word="false">
        <style:tab-stops/>
      </style:paragraph-properties>
      <style:text-properties officeooo:paragraph-rsid="002a4fe6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 fo:text-indent="0.055cm" style:auto-text-indent="false"/>
    </style:style>
    <style:style style:name="P10" style:family="paragraph" style:parent-style-name="Standard">
      <style:paragraph-properties fo:text-align="center" style:justify-single-word="false" fo:text-indent="-0.028cm" style:auto-text-indent="false"/>
    </style:style>
    <style:style style:name="P11" style:family="paragraph" style:parent-style-name="Standard">
      <style:paragraph-properties fo:text-align="center" style:justify-single-word="false" fo:text-indent="-0.046cm" style:auto-text-indent="false"/>
    </style:style>
    <style:style style:name="P12" style:family="paragraph" style:parent-style-name="Standard">
      <style:paragraph-properties fo:text-align="center" style:justify-single-word="false">
        <style:tab-stops>
          <style:tab-stop style:position="7.502cm"/>
          <style:tab-stop style:position="28.504cm"/>
        </style:tab-stops>
      </style:paragraph-properties>
    </style:style>
    <style:style style:name="P13" style:family="paragraph" style:parent-style-name="Standard_20__28_WW_29_">
      <style:paragraph-properties fo:text-align="center" style:justify-single-word="false" style:snap-to-layout-grid="false"/>
    </style:style>
    <style:style style:name="P14" style:family="paragraph" style:parent-style-name="Standard_20__28_WW_29_">
      <style:paragraph-properties fo:text-align="center" style:justify-single-word="false" style:snap-to-layout-grid="false"/>
      <style:text-properties officeooo:paragraph-rsid="00132818"/>
    </style:style>
    <style:style style:name="P15" style:family="paragraph" style:parent-style-name="Standard_20__28_WW_29_">
      <style:paragraph-properties fo:text-align="center" style:justify-single-word="false" style:snap-to-layout-grid="false"/>
      <style:text-properties officeooo:paragraph-rsid="00227f33"/>
    </style:style>
    <style:style style:name="P16" style:family="paragraph" style:parent-style-name="Standard_20__28_WW_29_">
      <style:paragraph-properties fo:text-align="center" style:justify-single-word="false" style:snap-to-layout-grid="false"/>
      <style:text-properties officeooo:paragraph-rsid="002a4fe6"/>
    </style:style>
    <style:style style:name="P17" style:family="paragraph" style:parent-style-name="Header">
      <style:paragraph-properties fo:line-height="0.755cm" fo:text-indent="0.556cm" style:auto-text-indent="false"/>
    </style:style>
    <style:style style:name="P18" style:family="paragraph" style:parent-style-name="Header">
      <style:paragraph-properties fo:margin-right="0.319cm" fo:line-height="0.755cm">
        <style:tab-stops/>
      </style:paragraph-properties>
    </style:style>
    <style:style style:name="P19" style:family="paragraph" style:parent-style-name="Header">
      <style:paragraph-properties fo:margin-right="0.319cm" fo:line-height="0.755cm" fo:text-indent="0.559cm" style:auto-text-indent="false">
        <style:tab-stops/>
      </style:paragraph-properties>
    </style:style>
    <style:style style:name="P20" style:family="paragraph" style:parent-style-name="Header">
      <style:paragraph-properties fo:margin-right="0.33cm" fo:line-height="0.755cm" fo:text-indent="0.559cm" style:auto-text-indent="false">
        <style:tab-stops/>
      </style:paragraph-properties>
    </style:style>
    <style:style style:name="P21" style:family="paragraph" style:parent-style-name="Header">
      <style:paragraph-properties fo:margin-right="0.319cm" fo:line-height="0.755cm" fo:text-indent="0.06cm" style:auto-text-indent="false">
        <style:tab-stops/>
      </style:paragraph-properties>
    </style:style>
    <style:style style:name="P22" style:family="paragraph" style:parent-style-name="Header">
      <style:paragraph-properties fo:margin-right="0.319cm" fo:line-height="0.755cm" fo:text-indent="0.811cm" style:auto-text-indent="false">
        <style:tab-stops/>
      </style:paragraph-properties>
      <style:text-properties officeooo:paragraph-rsid="00377b7f"/>
    </style:style>
    <style:style style:name="P23" style:family="paragraph" style:parent-style-name="Header">
      <style:paragraph-properties fo:line-height="0.755cm" fo:text-align="justify" style:justify-single-word="false" fo:text-indent="0.559cm" style:auto-text-indent="false"/>
    </style:style>
    <style:style style:name="P24" style:family="paragraph" style:parent-style-name="Header">
      <style:paragraph-properties fo:line-height="0.755cm" fo:text-align="justify" style:justify-single-word="false"/>
    </style:style>
    <style:style style:name="P25" style:family="paragraph" style:parent-style-name="Header">
      <style:paragraph-properties fo:line-height="0.755cm" fo:text-align="justify" style:justify-single-word="false" fo:text-indent="0.06cm" style:auto-text-indent="false"/>
      <style:text-properties officeooo:paragraph-rsid="0011eedb"/>
    </style:style>
    <style:style style:name="P26" style:family="paragraph" style:parent-style-name="Header">
      <style:paragraph-properties fo:line-height="0.755cm" fo:text-align="justify" style:justify-single-word="false"/>
      <style:text-properties officeooo:paragraph-rsid="0011eedb"/>
    </style:style>
    <style:style style:name="P27" style:family="paragraph" style:parent-style-name="Header">
      <style:paragraph-properties fo:line-height="0.755cm" fo:text-align="justify" style:justify-single-word="false" fo:text-indent="0cm" style:auto-text-indent="false"/>
      <style:text-properties officeooo:paragraph-rsid="0011eedb"/>
    </style:style>
    <style:style style:name="P28" style:family="paragraph" style:parent-style-name="Header">
      <style:paragraph-properties fo:line-height="0.755cm" fo:text-align="justify" style:justify-single-word="false" fo:text-indent="0.559cm" style:auto-text-indent="false"/>
      <style:text-properties officeooo:paragraph-rsid="00132818"/>
    </style:style>
    <style:style style:name="P29" style:family="paragraph" style:parent-style-name="Header">
      <style:paragraph-properties fo:line-height="0.755cm" fo:text-align="justify" style:justify-single-word="false"/>
      <style:text-properties officeooo:paragraph-rsid="00132818"/>
    </style:style>
    <style:style style:name="P30" style:family="paragraph" style:parent-style-name="Header">
      <style:paragraph-properties fo:line-height="0.755cm" fo:text-align="justify" style:justify-single-word="false" fo:text-indent="0.811cm" style:auto-text-indent="false"/>
    </style:style>
    <style:style style:name="P31" style:family="paragraph" style:parent-style-name="Header">
      <style:paragraph-properties fo:line-height="0.755cm" fo:text-align="justify" style:justify-single-word="false" fo:text-indent="-0.011cm" style:auto-text-indent="false"/>
    </style:style>
    <style:style style:name="P32" style:family="paragraph" style:parent-style-name="Header">
      <style:paragraph-properties fo:line-height="0.755cm" fo:text-indent="0.556cm" style:auto-text-indent="false"/>
      <style:text-properties officeooo:paragraph-rsid="0011eedb"/>
    </style:style>
    <style:style style:name="P33" style:family="paragraph" style:parent-style-name="Header">
      <style:paragraph-properties fo:line-height="0.755cm" fo:text-indent="0.811cm" style:auto-text-indent="false"/>
    </style:style>
    <style:style style:name="P34" style:family="paragraph" style:parent-style-name="Header">
      <style:paragraph-properties fo:line-height="0.755cm" fo:text-indent="0cm" style:auto-text-indent="false"/>
      <style:text-properties officeooo:paragraph-rsid="00377b7f"/>
    </style:style>
    <style:style style:name="P35" style:family="paragraph" style:parent-style-name="Header">
      <style:paragraph-properties fo:line-height="0.755cm"/>
      <style:text-properties officeooo:paragraph-rsid="00377b7f"/>
    </style:style>
    <style:style style:name="P36" style:family="paragraph" style:parent-style-name="Header">
      <style:paragraph-properties fo:line-height="0.755cm"/>
    </style:style>
    <style:style style:name="P37" style:family="paragraph" style:parent-style-name="Standard">
      <style:paragraph-properties fo:line-height="115%">
        <style:tab-stops>
          <style:tab-stop style:position="7.502cm"/>
          <style:tab-stop style:position="28.504cm"/>
        </style:tab-stops>
      </style:paragraph-properties>
    </style:style>
    <style:style style:name="P38" style:family="paragraph" style:parent-style-name="Header">
      <style:paragraph-properties fo:line-height="0.755cm"/>
      <style:text-properties style:font-size-complex="14pt"/>
    </style:style>
    <style:style style:name="P39" style:family="paragraph" style:parent-style-name="Standard">
      <style:text-properties style:font-size-complex="14pt"/>
    </style:style>
    <style:style style:name="P40" style:family="paragraph" style:parent-style-name="Standard">
      <style:paragraph-properties fo:line-height="150%" fo:text-indent="0.508cm" style:auto-text-indent="false" style:snap-to-layout-grid="false"/>
      <style:text-properties style:font-size-complex="14pt"/>
    </style:style>
    <style:style style:name="P41" style:family="paragraph" style:parent-style-name="Standard">
      <style:paragraph-properties fo:line-height="150%" fo:text-indent="0cm" style:auto-text-indent="false"/>
      <style:text-properties officeooo:paragraph-rsid="00359bf1" style:font-size-complex="14pt"/>
    </style:style>
    <style:style style:name="P42" style:family="paragraph" style:parent-style-name="Standard">
      <style:paragraph-properties fo:text-indent="0.556cm" style:auto-text-indent="false"/>
      <style:text-properties style:font-size-complex="14pt"/>
    </style:style>
    <style:style style:name="P43" style:family="paragraph" style:parent-style-name="Standard">
      <style:paragraph-properties fo:text-align="center" style:justify-single-word="false"/>
      <style:text-properties style:font-size-complex="14pt"/>
    </style:style>
    <style:style style:name="P44" style:family="paragraph" style:parent-style-name="Standard_20__28_WW_29_">
      <style:paragraph-properties fo:text-align="center" style:justify-single-word="false" style:snap-to-layout-grid="false"/>
      <style:text-properties style:font-size-complex="14pt"/>
    </style:style>
    <style:style style:name="P45" style:family="paragraph" style:parent-style-name="Standard_20__28_WW_29_">
      <style:paragraph-properties fo:text-align="center" style:justify-single-word="false" style:snap-to-layout-grid="false"/>
      <style:text-properties officeooo:paragraph-rsid="00132818" style:font-size-complex="14pt"/>
    </style:style>
    <style:style style:name="P46" style:family="paragraph" style:parent-style-name="Standard_20__28_WW_29_">
      <style:paragraph-properties fo:text-align="center" style:justify-single-word="false" style:snap-to-layout-grid="false"/>
      <style:text-properties officeooo:paragraph-rsid="0026699c" style:font-size-complex="14pt"/>
    </style:style>
    <style:style style:name="P47" style:family="paragraph" style:parent-style-name="Standard_20__28_WW_29_">
      <style:paragraph-properties fo:text-align="center" style:justify-single-word="false" style:snap-to-layout-grid="false"/>
      <style:text-properties officeooo:paragraph-rsid="0027088b" style:font-size-complex="14pt"/>
    </style:style>
    <style:style style:name="P48" style:family="paragraph" style:parent-style-name="Standard_20__28_WW_29_">
      <style:paragraph-properties fo:text-align="center" style:justify-single-word="false"/>
      <style:text-properties style:font-size-complex="14pt"/>
    </style:style>
    <style:style style:name="P49" style:family="paragraph" style:parent-style-name="Standard_20__28_WW_29_">
      <style:paragraph-properties fo:text-align="center" style:justify-single-word="false"/>
      <style:text-properties officeooo:paragraph-rsid="00132818" style:font-size-complex="14pt"/>
    </style:style>
    <style:style style:name="P50" style:family="paragraph" style:parent-style-name="Standard_20__28_WW_29_">
      <style:paragraph-properties fo:text-align="center" style:justify-single-word="false"/>
      <style:text-properties officeooo:paragraph-rsid="00227f33" style:font-size-complex="14pt"/>
    </style:style>
    <style:style style:name="P51" style:family="paragraph" style:parent-style-name="Standard_20__28_WW_29_">
      <style:paragraph-properties fo:text-align="center" style:justify-single-word="false"/>
      <style:text-properties officeooo:paragraph-rsid="0026699c" style:font-size-complex="14pt"/>
    </style:style>
    <style:style style:name="P52" style:family="paragraph" style:parent-style-name="Standard_20__28_WW_29_">
      <style:paragraph-properties fo:text-align="center" style:justify-single-word="false"/>
      <style:text-properties officeooo:paragraph-rsid="0027088b" style:font-size-complex="14pt"/>
    </style:style>
    <style:style style:name="P53" style:family="paragraph" style:parent-style-name="Standard_20__28_WW_29_">
      <style:paragraph-properties fo:text-align="center" style:justify-single-word="false"/>
      <style:text-properties officeooo:paragraph-rsid="002a4fe6" style:font-size-complex="14pt"/>
    </style:style>
    <style:style style:name="P54" style:family="paragraph" style:parent-style-name="Standard">
      <style:paragraph-properties fo:line-height="115%">
        <style:tab-stops>
          <style:tab-stop style:position="7.502cm"/>
          <style:tab-stop style:position="28.504cm"/>
        </style:tab-stops>
      </style:paragraph-properties>
      <style:text-properties style:font-size-complex="14pt"/>
    </style:style>
    <style:style style:name="P55" style:family="paragraph" style:parent-style-name="Standard">
      <style:paragraph-properties fo:text-indent="0.055cm" style:auto-text-indent="false"/>
      <style:text-properties style:font-size-complex="14pt"/>
    </style:style>
    <style:style style:name="P56" style:family="paragraph" style:parent-style-name="Standard">
      <style:paragraph-properties fo:text-indent="0.559cm" style:auto-text-indent="false"/>
      <style:text-properties style:font-size-complex="14pt"/>
    </style:style>
    <style:style style:name="P57" style:family="paragraph" style:parent-style-name="Standard">
      <style:paragraph-properties>
        <style:tab-stops>
          <style:tab-stop style:position="1.187cm"/>
        </style:tab-stops>
      </style:paragraph-properties>
      <style:text-properties style:font-size-complex="14pt"/>
    </style:style>
    <style:style style:name="P58" style:family="paragraph" style:parent-style-name="Standard">
      <style:paragraph-properties fo:margin-top="0cm" fo:margin-bottom="0cm" style:contextual-spacing="false" fo:text-align="justify" style:justify-single-word="false" fo:text-indent="0.559cm" style:auto-text-indent="false"/>
      <style:text-properties style:font-size-complex="14pt"/>
    </style:style>
    <style:style style:name="P59" style:family="paragraph" style:parent-style-name="Standard">
      <style:paragraph-properties fo:margin-top="0cm" fo:margin-bottom="0cm" style:contextual-spacing="false"/>
      <style:text-properties style:font-size-complex="14pt"/>
    </style:style>
    <style:style style:name="P60" style:family="paragraph" style:parent-style-name="Header">
      <style:paragraph-properties fo:line-height="0.755cm" fo:text-align="justify" style:justify-single-word="false"/>
      <style:text-properties officeooo:rsid="002a4fe6" officeooo:paragraph-rsid="002d684f" style:font-size-complex="14pt"/>
    </style:style>
    <style:style style:name="P61" style:family="paragraph" style:parent-style-name="Standard">
      <style:paragraph-properties fo:margin-right="-0.25cm" fo:text-align="end" style:justify-single-word="false"/>
      <style:text-properties fo:font-size="12pt" style:font-size-asian="12pt" style:font-size-complex="12pt"/>
    </style:style>
    <style:style style:name="P62" style:family="paragraph" style:parent-style-name="Standard">
      <style:paragraph-properties fo:margin-right="-0.25cm" fo:margin-top="0cm" fo:margin-bottom="0cm" style:contextual-spacing="false" fo:text-align="end" style:justify-single-word="false" fo:break-before="page"/>
      <style:text-properties fo:font-size="12pt" officeooo:paragraph-rsid="00132818" style:font-size-asian="12pt" style:font-size-complex="12pt"/>
    </style:style>
    <style:style style:name="P63" style:family="paragraph" style:parent-style-name="Standard">
      <style:paragraph-properties fo:margin-right="-0.25cm" fo:text-align="end" style:justify-single-word="false"/>
      <style:text-properties fo:font-size="12pt" officeooo:paragraph-rsid="00227f33" style:font-size-asian="12pt" style:font-size-complex="12pt"/>
    </style:style>
    <style:style style:name="P64" style:family="paragraph" style:parent-style-name="Standard_20__28_WW_29_">
      <style:paragraph-properties style:snap-to-layout-grid="false"/>
      <style:text-properties fo:font-size="12pt" style:font-size-asian="12pt" style:font-size-complex="12pt"/>
    </style:style>
    <style:style style:name="P65" style:family="paragraph" style:parent-style-name="Standard_20__28_WW_29_">
      <style:paragraph-properties fo:text-indent="0.06cm" style:auto-text-indent="false" style:snap-to-layout-grid="false"/>
      <style:text-properties fo:font-size="12pt" style:font-size-asian="12pt" style:font-size-complex="12pt"/>
    </style:style>
    <style:style style:name="P66" style:family="paragraph" style:parent-style-name="Standard">
      <style:text-properties fo:font-size="12pt" style:font-size-asian="12pt"/>
    </style:style>
    <style:style style:name="P67" style:family="paragraph" style:parent-style-name="Standard_20__28_WW_29_">
      <style:paragraph-properties style:snap-to-layout-grid="false"/>
      <style:text-properties fo:font-size="12pt" style:font-size-asian="12pt"/>
    </style:style>
    <style:style style:name="P68" style:family="paragraph" style:parent-style-name="Standard_20__28_WW_29_">
      <style:paragraph-properties style:snap-to-layout-grid="false"/>
      <style:text-properties fo:font-size="12pt" officeooo:paragraph-rsid="00132818" style:font-size-asian="12pt"/>
    </style:style>
    <style:style style:name="P69" style:family="paragraph" style:parent-style-name="Standard_20__28_WW_29_">
      <style:paragraph-properties style:snap-to-layout-grid="false"/>
      <style:text-properties fo:font-size="12pt" officeooo:paragraph-rsid="00227f33" style:font-size-asian="12pt"/>
    </style:style>
    <style:style style:name="P70" style:family="paragraph" style:parent-style-name="Standard_20__28_WW_29_">
      <style:paragraph-properties style:snap-to-layout-grid="false"/>
      <style:text-properties fo:font-size="12pt" officeooo:paragraph-rsid="0026699c" style:font-size-asian="12pt"/>
    </style:style>
    <style:style style:name="P71" style:family="paragraph" style:parent-style-name="Standard_20__28_WW_29_">
      <style:paragraph-properties style:snap-to-layout-grid="false"/>
      <style:text-properties fo:font-size="12pt" officeooo:paragraph-rsid="0027088b" style:font-size-asian="12pt"/>
    </style:style>
    <style:style style:name="P72" style:family="paragraph" style:parent-style-name="Standard_20__28_WW_29_">
      <style:paragraph-properties style:snap-to-layout-grid="false"/>
      <style:text-properties fo:font-size="12pt" officeooo:paragraph-rsid="002a4fe6" style:font-size-asian="12pt"/>
    </style:style>
    <style:style style:name="P73" style:family="paragraph" style:parent-style-name="Standard_20__28_WW_29_">
      <style:paragraph-properties fo:text-align="center" style:justify-single-word="false" style:snap-to-layout-grid="false"/>
      <style:text-properties fo:font-size="12pt" style:font-size-asian="12pt"/>
    </style:style>
    <style:style style:name="P74" style:family="paragraph" style:parent-style-name="Standard_20__28_WW_29_">
      <style:paragraph-properties fo:text-align="center" style:justify-single-word="false" style:snap-to-layout-grid="false"/>
      <style:text-properties fo:font-size="12pt" officeooo:paragraph-rsid="00132818" style:font-size-asian="12pt"/>
    </style:style>
    <style:style style:name="P75" style:family="paragraph" style:parent-style-name="Standard_20__28_WW_29_">
      <style:paragraph-properties fo:text-align="center" style:justify-single-word="false" style:snap-to-layout-grid="false"/>
      <style:text-properties fo:font-size="12pt" officeooo:paragraph-rsid="0026699c" style:font-size-asian="12pt"/>
    </style:style>
    <style:style style:name="P76" style:family="paragraph" style:parent-style-name="Standard_20__28_WW_29_">
      <style:paragraph-properties fo:text-align="center" style:justify-single-word="false" style:snap-to-layout-grid="false"/>
      <style:text-properties fo:font-size="12pt" officeooo:paragraph-rsid="0027088b" style:font-size-asian="12pt"/>
    </style:style>
    <style:style style:name="P77" style:family="paragraph" style:parent-style-name="Standard">
      <style:paragraph-properties fo:text-align="end" style:justify-single-word="false"/>
      <style:text-properties fo:font-size="12pt" style:font-size-asian="12pt"/>
    </style:style>
    <style:style style:name="P78" style:family="paragraph" style:parent-style-name="Header">
      <style:paragraph-properties fo:line-height="0.755cm" fo:text-align="justify" style:justify-single-word="false" fo:text-indent="0.559cm" style:auto-text-indent="false"/>
      <style:text-properties fo:background-color="transparent"/>
    </style:style>
    <style:style style:name="P79" style:family="paragraph" style:parent-style-name="Header">
      <style:paragraph-properties fo:line-height="0.755cm" fo:text-align="justify" style:justify-single-word="false"/>
      <style:text-properties fo:background-color="transparent"/>
    </style:style>
    <style:style style:name="P80" style:family="paragraph" style:parent-style-name="Header">
      <style:paragraph-properties fo:line-height="0.755cm" fo:text-align="justify" style:justify-single-word="false" fo:text-indent="0.556cm" style:auto-text-indent="false"/>
      <style:text-properties fo:background-color="transparent"/>
    </style:style>
    <style:style style:name="P81" style:family="paragraph" style:parent-style-name="Header">
      <style:paragraph-properties fo:line-height="0.755cm" fo:text-align="justify" style:justify-single-word="false"/>
      <style:text-properties officeooo:paragraph-rsid="00377b7f" fo:background-color="transparent"/>
    </style:style>
    <style:style style:name="P82" style:family="paragraph" style:parent-style-name="Standard">
      <style:paragraph-properties fo:text-indent="0.559cm" style:auto-text-indent="false"/>
      <style:text-properties fo:background-color="transparent"/>
    </style:style>
    <style:style style:name="P83" style:family="paragraph" style:parent-style-name="Standard">
      <style:text-properties fo:background-color="transparent"/>
    </style:style>
    <style:style style:name="P84" style:family="paragraph" style:parent-style-name="Standard">
      <style:paragraph-properties fo:text-align="center" style:justify-single-word="false"/>
      <style:text-properties fo:background-color="transparent"/>
    </style:style>
    <style:style style:name="P85" style:family="paragraph" style:parent-style-name="Standard">
      <style:paragraph-properties fo:text-align="center" style:justify-single-word="false"/>
      <style:text-properties officeooo:paragraph-rsid="00132818" fo:background-color="transparent"/>
    </style:style>
    <style:style style:name="P86" style:family="paragraph" style:parent-style-name="Standard">
      <style:text-properties officeooo:paragraph-rsid="00132818" fo:background-color="transparent"/>
    </style:style>
    <style:style style:name="P87" style:family="paragraph" style:parent-style-name="Standard">
      <style:paragraph-properties fo:text-indent="4.561cm" style:auto-text-indent="false"/>
      <style:text-properties officeooo:paragraph-rsid="00132818" fo:background-color="transparent"/>
    </style:style>
    <style:style style:name="P88" style:family="paragraph" style:parent-style-name="Standard">
      <style:paragraph-properties fo:text-indent="0.554cm" style:auto-text-indent="false"/>
      <style:text-properties officeooo:paragraph-rsid="00132818" fo:background-color="transparent"/>
    </style:style>
    <style:style style:name="P89" style:family="paragraph" style:parent-style-name="Standard">
      <style:text-properties fo:background-color="transparent" style:font-size-complex="14pt"/>
    </style:style>
    <style:style style:name="P90" style:family="paragraph" style:parent-style-name="Standard">
      <style:text-properties officeooo:paragraph-rsid="00132818" fo:background-color="transparent" style:font-size-complex="14pt"/>
    </style:style>
    <style:style style:name="P91" style:family="paragraph" style:parent-style-name="Standard">
      <style:paragraph-properties fo:text-indent="4.561cm" style:auto-text-indent="false"/>
      <style:text-properties fo:background-color="transparent" style:font-size-complex="14pt"/>
    </style:style>
    <style:style style:name="P92" style:family="paragraph" style:parent-style-name="Standard">
      <style:paragraph-properties fo:text-indent="0.82cm" style:auto-text-indent="false"/>
      <style:text-properties fo:background-color="transparent" style:font-size-complex="14pt"/>
    </style:style>
    <style:style style:name="P93" style:family="paragraph" style:parent-style-name="Standard">
      <style:paragraph-properties fo:text-align="center" style:justify-single-word="false"/>
      <style:text-properties fo:background-color="transparent" style:font-size-complex="14pt"/>
    </style:style>
    <style:style style:name="P94" style:family="paragraph" style:parent-style-name="Header">
      <style:paragraph-properties fo:margin-right="-0.187cm" fo:line-height="0.755cm">
        <style:tab-stops/>
      </style:paragraph-properties>
      <style:text-properties officeooo:paragraph-rsid="0011eedb" fo:background-color="transparent" style:font-size-complex="14pt"/>
    </style:style>
    <style:style style:name="P95" style:family="paragraph" style:parent-style-name="Standard">
      <style:paragraph-properties fo:margin-top="0cm" fo:margin-bottom="0cm" style:contextual-spacing="false"/>
      <style:text-properties fo:background-color="transparent" style:font-size-complex="14pt"/>
    </style:style>
    <style:style style:name="P96" style:family="paragraph" style:parent-style-name="Standard">
      <style:paragraph-properties fo:text-indent="0.554cm" style:auto-text-indent="false"/>
      <style:text-properties fo:background-color="transparent"/>
    </style:style>
    <style:style style:name="P97" style:family="paragraph" style:parent-style-name="Standard">
      <style:paragraph-properties fo:text-indent="0.811cm" style:auto-text-indent="false"/>
      <style:text-properties fo:background-color="transparent"/>
    </style:style>
    <style:style style:name="P98" style:family="paragraph" style:parent-style-name="Standard">
      <style:paragraph-properties fo:text-indent="0cm" style:auto-text-indent="false"/>
      <style:text-properties fo:background-color="transparent"/>
    </style:style>
    <style:style style:name="P99" style:family="paragraph" style:parent-style-name="Standard">
      <style:text-properties officeooo:paragraph-rsid="0011eedb" fo:background-color="transparent"/>
    </style:style>
    <style:style style:name="P100" style:family="paragraph" style:parent-style-name="Standard">
      <style:text-properties officeooo:rsid="0011eedb" officeooo:paragraph-rsid="0011eedb" fo:background-color="transparent"/>
    </style:style>
    <style:style style:name="P101" style:family="paragraph" style:parent-style-name="Standard">
      <style:paragraph-properties fo:text-indent="0.81cm" style:auto-text-indent="false"/>
      <style:text-properties officeooo:rsid="0011eedb" officeooo:paragraph-rsid="0011eedb" fo:background-color="transparent"/>
    </style:style>
    <style:style style:name="P102" style:family="paragraph" style:parent-style-name="Standard">
      <style:paragraph-properties fo:text-indent="0cm" style:auto-text-indent="false"/>
      <style:text-properties officeooo:paragraph-rsid="003693ca" fo:background-color="transparent"/>
    </style:style>
    <style:style style:name="P103" style:family="paragraph" style:parent-style-name="Standard">
      <style:text-properties officeooo:paragraph-rsid="003693ca" fo:background-color="transparent"/>
    </style:style>
    <style:style style:name="P104" style:family="paragraph" style:parent-style-name="Standard">
      <style:text-properties officeooo:paragraph-rsid="00377b7f" fo:background-color="transparent"/>
    </style:style>
    <style:style style:name="P105" style:family="paragraph" style:parent-style-name="Normal_20__28_Web_29_">
      <style:paragraph-properties fo:margin-top="0cm" fo:margin-bottom="0cm" style:contextual-spacing="false" style:line-height-at-least="0.75cm" fo:text-indent="0.813cm" style:auto-text-indent="false"/>
      <style:text-properties officeooo:rsid="0011eedb" officeooo:paragraph-rsid="00359bf1"/>
    </style:style>
    <style:style style:name="P106" style:family="paragraph" style:parent-style-name="Header">
      <style:paragraph-properties fo:line-height="0.755cm" fo:text-align="justify" style:justify-single-word="false"/>
      <style:text-properties fo:background-color="#ffff00"/>
    </style:style>
    <style:style style:name="P107" style:family="paragraph" style:parent-style-name="Header">
      <style:paragraph-properties fo:line-height="0.755cm" fo:text-align="justify" style:justify-single-word="false" fo:text-indent="0.81cm" style:auto-text-indent="false"/>
      <style:text-properties fo:background-color="#ffff00"/>
    </style:style>
    <style:style style:name="P108" style:family="paragraph" style:parent-style-name="Standard">
      <style:paragraph-properties fo:text-indent="0.508cm" style:auto-text-indent="false" style:snap-to-layout-grid="false"/>
      <style:text-properties fo:background-color="#ffff00" style:font-size-complex="14pt"/>
    </style:style>
    <style:style style:name="P109" style:family="paragraph" style:parent-style-name="Standard">
      <style:paragraph-properties fo:text-indent="0.813cm" style:auto-text-indent="false"/>
      <style:text-properties fo:background-color="#ffff00"/>
    </style:style>
    <style:style style:name="P110" style:family="paragraph" style:parent-style-name="Standard">
      <style:paragraph-properties fo:text-align="center" style:justify-single-word="false"/>
      <style:text-properties officeooo:paragraph-rsid="00132818" fo:background-color="#ffff00"/>
    </style:style>
    <style:style style:name="P111" style:family="paragraph" style:parent-style-name="Standard">
      <style:text-properties fo:background-color="#ffff00"/>
    </style:style>
    <style:style style:name="P112" style:family="paragraph" style:parent-style-name="Standard">
      <style:paragraph-properties fo:text-indent="0.81cm" style:auto-text-indent="false"/>
      <style:text-properties fo:background-color="#ffff00"/>
    </style:style>
    <style:style style:name="P113" style:family="paragraph" style:parent-style-name="Standard">
      <style:paragraph-properties fo:text-indent="0.81cm" style:auto-text-indent="false"/>
      <style:text-properties officeooo:paragraph-rsid="00342a88" fo:background-color="#ffff00"/>
    </style:style>
    <style:style style:name="P114" style:family="paragraph" style:parent-style-name="Standard">
      <style:paragraph-properties fo:text-indent="0.559cm" style:auto-text-indent="false"/>
    </style:style>
    <style:style style:name="P115" style:family="paragraph" style:parent-style-name="Standard">
      <style:paragraph-properties fo:margin-right="0.3cm" fo:text-indent="0.559cm" style:auto-text-indent="false"/>
    </style:style>
    <style:style style:name="P116" style:family="paragraph" style:parent-style-name="Standard">
      <style:paragraph-properties fo:margin-right="-0.22cm" fo:margin-top="0cm" fo:margin-bottom="0cm" style:contextual-spacing="false" fo:text-indent="0.559cm" style:auto-text-indent="false"/>
    </style:style>
    <style:style style:name="P117" style:family="paragraph" style:parent-style-name="western">
      <style:paragraph-properties fo:margin-top="0cm" fo:margin-bottom="0.21cm" style:contextual-spacing="false" fo:text-indent="0.559cm" style:auto-text-indent="false"/>
    </style:style>
    <style:style style:name="P118" style:family="paragraph" style:parent-style-name="Normal_20__28_Web_29_">
      <style:paragraph-properties fo:margin-top="0cm" fo:margin-bottom="0cm" style:contextual-spacing="false"/>
    </style:style>
    <style:style style:name="P119" style:family="paragraph" style:parent-style-name="Standard">
      <style:paragraph-properties fo:margin-top="0cm" fo:margin-bottom="0cm" style:contextual-spacing="false"/>
    </style:style>
    <style:style style:name="P120" style:family="paragraph" style:parent-style-name="Normal_20__28_Web_29_">
      <style:paragraph-properties fo:margin-top="0cm" fo:margin-bottom="0cm" style:contextual-spacing="false" fo:text-indent="0.81cm" style:auto-text-indent="false"/>
      <style:text-properties style:use-window-font-color="true" loext:opacity="0%" fo:font-size="14pt" style:font-size-asian="14pt" style:font-size-complex="14pt"/>
    </style:style>
    <style:style style:name="P121" style:family="paragraph" style:parent-style-name="Normal_20__28_Web_29_">
      <style:paragraph-properties fo:margin-top="0cm" fo:margin-bottom="0cm" style:contextual-spacing="false" fo:text-indent="0.81cm" style:auto-text-indent="false"/>
      <style:text-properties style:use-window-font-color="true" loext:opacity="0%" fo:font-size="14pt" officeooo:paragraph-rsid="00132818" style:font-size-asian="14pt" style:font-size-complex="14pt"/>
    </style:style>
    <style:style style:name="P122" style:family="paragraph" style:parent-style-name="Normal_20__28_Web_29_">
      <style:paragraph-properties fo:margin-right="0.319cm" fo:margin-top="0cm" fo:margin-bottom="0cm" style:contextual-spacing="false"/>
      <style:text-properties style:use-window-font-color="true" loext:opacity="0%" fo:font-size="14pt" style:font-size-asian="14pt" style:font-size-complex="14pt"/>
    </style:style>
    <style:style style:name="P123" style:family="paragraph" style:parent-style-name="Normal_20__28_Web_29_">
      <style:paragraph-properties fo:margin-right="0.319cm" fo:margin-top="0cm" fo:margin-bottom="0cm" style:contextual-spacing="false" fo:text-indent="0.559cm" style:auto-text-indent="false"/>
      <style:text-properties style:use-window-font-color="true" loext:opacity="0%" fo:font-size="14pt" style:font-size-asian="14pt" style:font-size-complex="14pt"/>
    </style:style>
    <style:style style:name="P124" style:family="paragraph" style:parent-style-name="Standard">
      <style:paragraph-properties fo:text-align="start" style:justify-single-word="false"/>
      <style:text-properties style:use-window-font-color="true" loext:opacity="0%" style:font-name="Times New Roman1" fo:font-size="14pt" fo:language="ru" fo:country="RU" officeooo:paragraph-rsid="0026699c" style:font-name-asian="Batang" style:font-size-asian="14pt" style:language-asian="ko" style:country-asian="KR" style:font-name-complex="Times New Roman1" style:font-size-complex="14pt" style:language-complex="ar" style:country-complex="SA"/>
    </style:style>
    <style:style style:name="P125" style:family="paragraph" style:parent-style-name="Standard">
      <style:paragraph-properties fo:text-align="start" style:justify-single-word="false"/>
      <style:text-properties style:use-window-font-color="true" loext:opacity="0%" style:font-name="Times New Roman1" fo:font-size="14pt" fo:language="ru" fo:country="RU" officeooo:paragraph-rsid="0027088b" style:font-name-asian="Batang" style:font-size-asian="14pt" style:language-asian="ko" style:country-asian="KR" style:font-name-complex="Times New Roman1" style:font-size-complex="14pt" style:language-complex="ar" style:country-complex="SA"/>
    </style:style>
    <style:style style:name="P126" style:family="paragraph" style:parent-style-name="Standard">
      <style:paragraph-properties fo:text-align="start" style:justify-single-word="false"/>
      <style:text-properties style:use-window-font-color="true" loext:opacity="0%" style:font-name="Times New Roman1" fo:font-size="14pt" fo:language="ru" fo:country="RU" officeooo:paragraph-rsid="002d684f" style:font-name-asian="Batang" style:font-size-asian="14pt" style:language-asian="ko" style:country-asian="KR" style:font-name-complex="Times New Roman1" style:font-size-complex="14pt" style:language-complex="ar" style:country-complex="SA"/>
    </style:style>
    <style:style style:name="P127" style:family="paragraph" style:parent-style-name="Standard">
      <style:paragraph-properties fo:line-height="150%" fo:text-align="center" style:justify-single-word="false"/>
    </style:style>
    <style:style style:name="P128" style:family="paragraph" style:parent-style-name="Standard">
      <style:paragraph-properties fo:line-height="150%">
        <style:tab-stops>
          <style:tab-stop style:position="7.502cm"/>
          <style:tab-stop style:position="28.504cm"/>
        </style:tab-stops>
      </style:paragraph-properties>
    </style:style>
    <style:style style:name="P129" style:family="paragraph" style:parent-style-name="Standard">
      <style:paragraph-properties fo:line-height="150%" fo:text-indent="0.31cm" style:auto-text-indent="false">
        <style:tab-stops>
          <style:tab-stop style:position="7.502cm"/>
          <style:tab-stop style:position="28.504cm"/>
        </style:tab-stops>
      </style:paragraph-properties>
    </style:style>
    <style:style style:name="P130" style:family="paragraph" style:parent-style-name="Standard">
      <style:paragraph-properties fo:margin-left="0.31cm" fo:line-height="150%">
        <style:tab-stops>
          <style:tab-stop style:position="7.502cm"/>
          <style:tab-stop style:position="28.504cm"/>
        </style:tab-stops>
      </style:paragraph-properties>
    </style:style>
    <style:style style:name="P131" style:family="paragraph" style:parent-style-name="Standard">
      <style:paragraph-properties fo:margin-left="0.233cm" fo:line-height="150%">
        <style:tab-stops>
          <style:tab-stop style:position="7.502cm"/>
          <style:tab-stop style:position="28.504cm"/>
        </style:tab-stops>
      </style:paragraph-properties>
    </style:style>
    <style:style style:name="P132" style:family="paragraph" style:parent-style-name="Standard">
      <style:paragraph-properties fo:text-align="end" style:justify-single-word="false"/>
    </style:style>
    <style:style style:name="P133" style:family="paragraph" style:parent-style-name="Standard">
      <style:paragraph-properties fo:margin-right="-0.25cm" fo:text-align="end" style:justify-single-word="false"/>
    </style:style>
    <style:style style:name="P134" style:family="paragraph" style:parent-style-name="Standard">
      <style:paragraph-properties fo:margin-right="-0.25cm" fo:text-align="end" style:justify-single-word="false"/>
      <style:text-properties officeooo:paragraph-rsid="00132818"/>
    </style:style>
    <style:style style:name="P135" style:family="paragraph" style:parent-style-name="Standard">
      <style:paragraph-properties fo:margin-right="-0.25cm" fo:margin-top="0cm" fo:margin-bottom="0cm" style:contextual-spacing="false" fo:text-align="end" style:justify-single-word="false" fo:break-before="page"/>
      <style:text-properties officeooo:paragraph-rsid="00132818"/>
    </style:style>
    <style:style style:name="P136" style:family="paragraph" style:parent-style-name="Standard_20__28_WW_29_">
      <style:paragraph-properties fo:text-align="end" style:justify-single-word="false" style:snap-to-layout-grid="false"/>
    </style:style>
    <style:style style:name="P137" style:family="paragraph" style:parent-style-name="Standard_20__28_WW_29_">
      <style:paragraph-properties fo:text-align="end" style:justify-single-word="false" style:snap-to-layout-grid="false"/>
      <style:text-properties officeooo:paragraph-rsid="00132818"/>
    </style:style>
    <style:style style:name="P138" style:family="paragraph" style:parent-style-name="Standard" style:master-page-name="">
      <style:paragraph-properties fo:margin-right="-0.25cm" fo:margin-top="0cm" fo:margin-bottom="0cm" style:contextual-spacing="false" fo:text-align="end" style:justify-single-word="false" style:page-number="auto" fo:break-before="auto" fo:break-after="auto"/>
      <style:text-properties officeooo:paragraph-rsid="00227f33"/>
    </style:style>
    <style:style style:name="P139" style:family="paragraph" style:parent-style-name="Standard">
      <style:paragraph-properties fo:margin-right="-0.25cm" fo:text-align="end" style:justify-single-word="false"/>
      <style:text-properties officeooo:paragraph-rsid="00227f33"/>
    </style:style>
    <style:style style:name="P140" style:family="paragraph" style:parent-style-name="Standard">
      <style:paragraph-properties fo:margin-right="-0.25cm" fo:text-align="end" style:justify-single-word="false"/>
      <style:text-properties officeooo:paragraph-rsid="002474ee"/>
    </style:style>
    <style:style style:name="P141" style:family="paragraph" style:parent-style-name="Standard">
      <style:paragraph-properties fo:margin-right="-0.25cm" fo:text-align="end" style:justify-single-word="false"/>
      <style:text-properties officeooo:paragraph-rsid="0026699c"/>
    </style:style>
    <style:style style:name="P142" style:family="paragraph" style:parent-style-name="Standard">
      <style:paragraph-properties fo:margin-right="-0.25cm" fo:text-align="end" style:justify-single-word="false"/>
      <style:text-properties officeooo:paragraph-rsid="0027088b"/>
    </style:style>
    <style:style style:name="P143" style:family="paragraph" style:parent-style-name="Standard">
      <style:paragraph-properties fo:margin-right="-0.25cm" fo:text-align="end" style:justify-single-word="false"/>
      <style:text-properties officeooo:paragraph-rsid="003693ca"/>
    </style:style>
    <style:style style:name="P144" style:family="paragraph" style:parent-style-name="Standard">
      <style:paragraph-properties fo:margin-right="-0.25cm" fo:text-align="end" style:justify-single-word="false" fo:break-before="page"/>
      <style:text-properties officeooo:paragraph-rsid="002a4fe6"/>
    </style:style>
    <style:style style:name="P145" style:family="paragraph" style:parent-style-name="Standard">
      <style:text-properties style:text-position="super 58%"/>
    </style:style>
    <style:style style:name="P146" style:family="paragraph" style:parent-style-name="Standard">
      <style:text-properties fo:font-size="8pt" style:font-size-asian="8pt"/>
    </style:style>
    <style:style style:name="P147" style:family="paragraph" style:parent-style-name="Standard_20__28_WW_29_">
      <style:paragraph-properties style:snap-to-layout-grid="false"/>
      <style:text-properties fo:font-size="8pt" style:font-size-asian="8pt"/>
    </style:style>
    <style:style style:name="P148" style:family="paragraph" style:parent-style-name="Standard_20__28_WW_29_">
      <style:paragraph-properties style:snap-to-layout-grid="false"/>
      <style:text-properties fo:font-size="8pt" officeooo:paragraph-rsid="00132818" style:font-size-asian="8pt"/>
    </style:style>
    <style:style style:name="P149" style:family="paragraph" style:parent-style-name="Standard_20__28_WW_29_">
      <style:paragraph-properties style:snap-to-layout-grid="false"/>
      <style:text-properties fo:font-size="8pt" officeooo:paragraph-rsid="00227f33" style:font-size-asian="8pt"/>
    </style:style>
    <style:style style:name="P150" style:family="paragraph" style:parent-style-name="Standard_20__28_WW_29_">
      <style:paragraph-properties style:snap-to-layout-grid="false"/>
      <style:text-properties fo:font-size="8pt" officeooo:paragraph-rsid="0026699c" style:font-size-asian="8pt"/>
    </style:style>
    <style:style style:name="P151" style:family="paragraph" style:parent-style-name="Standard_20__28_WW_29_">
      <style:paragraph-properties style:snap-to-layout-grid="false"/>
      <style:text-properties fo:font-size="8pt" officeooo:paragraph-rsid="0027088b" style:font-size-asian="8pt"/>
    </style:style>
    <style:style style:name="P152" style:family="paragraph" style:parent-style-name="Standard_20__28_WW_29_">
      <style:paragraph-properties style:snap-to-layout-grid="false"/>
      <style:text-properties fo:font-size="8pt" officeooo:paragraph-rsid="002a4fe6" style:font-size-asian="8pt"/>
    </style:style>
    <style:style style:name="P153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154" style:family="paragraph" style:parent-style-name="Standard">
      <style:text-properties fo:font-size="10pt" style:font-size-asian="10pt"/>
    </style:style>
    <style:style style:name="P155" style:family="paragraph" style:parent-style-name="Standard">
      <style:paragraph-properties fo:line-height="0.741cm" fo:text-align="end" style:justify-single-word="false"/>
      <style:text-properties fo:font-size="10pt" style:font-size-asian="10pt"/>
    </style:style>
    <style:style style:name="P156" style:family="paragraph" style:parent-style-name="Standard">
      <style:paragraph-properties fo:line-height="0.741cm" fo:text-align="end" style:justify-single-word="false" fo:text-indent="-0.191cm" style:auto-text-indent="false"/>
      <style:text-properties fo:font-size="10pt" style:font-size-asian="10pt"/>
    </style:style>
    <style:style style:name="P157" style:family="paragraph" style:parent-style-name="Standard">
      <style:paragraph-properties fo:line-height="0.741cm" fo:text-align="end" style:justify-single-word="false" fo:text-indent="-0.053cm" style:auto-text-indent="false"/>
      <style:text-properties fo:font-size="10pt" style:font-size-asian="10pt"/>
    </style:style>
    <style:style style:name="P158" style:family="paragraph" style:parent-style-name="Standard">
      <style:paragraph-properties fo:margin-right="-0.187cm" fo:line-height="0.741cm" fo:text-align="center" style:justify-single-word="false"/>
      <style:text-properties fo:font-size="10pt" style:font-size-asian="10pt"/>
    </style:style>
    <style:style style:name="P159" style:family="paragraph" style:parent-style-name="Standard">
      <style:paragraph-properties fo:margin-left="-0.191cm" fo:margin-right="-0.198cm" fo:line-height="0.741cm" fo:text-align="center" style:justify-single-word="false" fo:text-indent="-0.011cm" style:auto-text-indent="false"/>
      <style:text-properties fo:font-size="10pt" style:font-size-asian="10pt"/>
    </style:style>
    <style:style style:name="P160" style:family="paragraph" style:parent-style-name="Standard">
      <style:paragraph-properties fo:margin-right="-0.191cm" fo:line-height="0.741cm" fo:text-align="center" style:justify-single-word="false" fo:text-indent="-0.191cm" style:auto-text-indent="false"/>
      <style:text-properties fo:font-size="10pt" style:font-size-asian="10pt"/>
    </style:style>
    <style:style style:name="P161" style:family="paragraph" style:parent-style-name="Standard">
      <style:paragraph-properties fo:margin-right="-0.191cm" fo:line-height="0.741cm" fo:text-align="center" style:justify-single-word="false"/>
      <style:text-properties fo:font-size="10pt" style:font-size-asian="10pt"/>
    </style:style>
    <style:style style:name="P162" style:family="paragraph" style:parent-style-name="Standard_20__28_WW_29_">
      <style:paragraph-properties style:snap-to-layout-grid="false"/>
      <style:text-properties fo:font-size="10pt" style:font-size-asian="10pt"/>
    </style:style>
    <style:style style:name="P163" style:family="paragraph" style:parent-style-name="Standard_20__28_WW_29_">
      <style:paragraph-properties style:snap-to-layout-grid="false"/>
      <style:text-properties fo:font-size="10pt" officeooo:paragraph-rsid="00132818" style:font-size-asian="10pt"/>
    </style:style>
    <style:style style:name="P164" style:family="paragraph" style:parent-style-name="Standard_20__28_WW_29_">
      <style:paragraph-properties style:snap-to-layout-grid="false"/>
      <style:text-properties fo:font-size="10pt" officeooo:paragraph-rsid="00227f33" style:font-size-asian="10pt"/>
    </style:style>
    <style:style style:name="P165" style:family="paragraph" style:parent-style-name="Standard_20__28_WW_29_">
      <style:paragraph-properties style:snap-to-layout-grid="false"/>
      <style:text-properties fo:font-size="10pt" officeooo:paragraph-rsid="0026699c" style:font-size-asian="10pt"/>
    </style:style>
    <style:style style:name="P166" style:family="paragraph" style:parent-style-name="Standard_20__28_WW_29_">
      <style:paragraph-properties style:snap-to-layout-grid="false"/>
      <style:text-properties fo:font-size="10pt" officeooo:paragraph-rsid="0027088b" style:font-size-asian="10pt"/>
    </style:style>
    <style:style style:name="P167" style:family="paragraph" style:parent-style-name="Standard_20__28_WW_29_">
      <style:paragraph-properties style:snap-to-layout-grid="false"/>
      <style:text-properties fo:font-size="10pt" officeooo:paragraph-rsid="002a4fe6" style:font-size-asian="10pt"/>
    </style:style>
    <style:style style:name="P168" style:family="paragraph" style:parent-style-name="Standard_20__28_WW_29_">
      <style:paragraph-properties fo:text-align="end" style:justify-single-word="false" style:snap-to-layout-grid="false"/>
      <style:text-properties fo:font-size="10pt" style:font-size-asian="10pt"/>
    </style:style>
    <style:style style:name="P169" style:family="paragraph" style:parent-style-name="Standard_20__28_WW_29_">
      <style:paragraph-properties fo:text-align="end" style:justify-single-word="false" style:snap-to-layout-grid="false"/>
      <style:text-properties fo:font-size="10pt" officeooo:paragraph-rsid="00132818" style:font-size-asian="10pt"/>
    </style:style>
    <style:style style:name="P170" style:family="paragraph" style:parent-style-name="Standard_20__28_WW_29_">
      <style:paragraph-properties fo:text-align="end" style:justify-single-word="false" style:snap-to-layout-grid="false"/>
      <style:text-properties fo:font-size="10pt" officeooo:paragraph-rsid="00227f33" style:font-size-asian="10pt"/>
    </style:style>
    <style:style style:name="P171" style:family="paragraph" style:parent-style-name="Standard_20__28_WW_29_">
      <style:paragraph-properties fo:text-align="end" style:justify-single-word="false" style:snap-to-layout-grid="false"/>
      <style:text-properties fo:font-size="10pt" officeooo:paragraph-rsid="0026699c" style:font-size-asian="10pt"/>
    </style:style>
    <style:style style:name="P172" style:family="paragraph" style:parent-style-name="Standard_20__28_WW_29_">
      <style:paragraph-properties fo:text-align="end" style:justify-single-word="false" style:snap-to-layout-grid="false"/>
      <style:text-properties fo:font-size="10pt" officeooo:paragraph-rsid="0027088b" style:font-size-asian="10pt"/>
    </style:style>
    <style:style style:name="P173" style:family="paragraph" style:parent-style-name="western">
      <style:paragraph-properties fo:margin-top="0cm" fo:margin-bottom="0.21cm" style:contextual-spacing="false" fo:text-indent="0.559cm" style:auto-text-indent="false"/>
      <style:text-properties fo:font-size="10pt" style:font-size-asian="10pt"/>
    </style:style>
    <style:style style:name="P174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175" style:family="paragraph" style:parent-style-name="Standard">
      <style:paragraph-properties fo:text-align="center" style:justify-single-word="false"/>
      <style:text-properties fo:font-size="10pt" officeooo:paragraph-rsid="00132818" style:font-size-asian="10pt"/>
    </style:style>
    <style:style style:name="P176" style:family="paragraph" style:parent-style-name="Standard">
      <style:paragraph-properties fo:text-align="center" style:justify-single-word="false"/>
      <style:text-properties fo:font-size="10pt" officeooo:paragraph-rsid="00227f33" style:font-size-asian="10pt"/>
    </style:style>
    <style:style style:name="P177" style:family="paragraph" style:parent-style-name="Standard_20__28_WW_29_">
      <style:paragraph-properties fo:text-align="center" style:justify-single-word="false" style:snap-to-layout-grid="false"/>
      <style:text-properties fo:font-size="10pt" style:font-size-asian="10pt"/>
    </style:style>
    <style:style style:name="P178" style:family="paragraph" style:parent-style-name="Standard_20__28_WW_29_">
      <style:paragraph-properties fo:text-align="center" style:justify-single-word="false" style:snap-to-layout-grid="false"/>
      <style:text-properties fo:font-size="10pt" officeooo:paragraph-rsid="00132818" style:font-size-asian="10pt"/>
    </style:style>
    <style:style style:name="P179" style:family="paragraph" style:parent-style-name="Standard_20__28_WW_29_">
      <style:paragraph-properties fo:text-align="center" style:justify-single-word="false" style:snap-to-layout-grid="false"/>
      <style:text-properties fo:font-size="10pt" officeooo:paragraph-rsid="00227f33" style:font-size-asian="10pt"/>
    </style:style>
    <style:style style:name="P180" style:family="paragraph" style:parent-style-name="Standard_20__28_WW_29_">
      <style:paragraph-properties fo:text-align="center" style:justify-single-word="false" style:snap-to-layout-grid="false"/>
      <style:text-properties fo:font-size="10pt" officeooo:paragraph-rsid="0026699c" style:font-size-asian="10pt"/>
    </style:style>
    <style:style style:name="P181" style:family="paragraph" style:parent-style-name="Standard_20__28_WW_29_">
      <style:paragraph-properties fo:text-align="center" style:justify-single-word="false" style:snap-to-layout-grid="false"/>
      <style:text-properties fo:font-size="10pt" officeooo:paragraph-rsid="0027088b" style:font-size-asian="10pt"/>
    </style:style>
    <style:style style:name="P182" style:family="paragraph" style:parent-style-name="Standard_20__28_WW_29_">
      <style:paragraph-properties fo:text-align="center" style:justify-single-word="false" style:snap-to-layout-grid="false"/>
      <style:text-properties fo:font-size="10pt" officeooo:paragraph-rsid="002a4fe6" style:font-size-asian="10pt"/>
    </style:style>
    <style:style style:name="P183" style:family="paragraph" style:parent-style-name="Standard">
      <style:paragraph-properties fo:text-align="center" style:justify-single-word="false"/>
      <style:text-properties fo:font-size="10pt" officeooo:paragraph-rsid="002a4fe6" style:font-size-asian="10pt"/>
    </style:style>
    <style:style style:name="P184" style:family="paragraph" style:parent-style-name="Standard">
      <style:paragraph-properties fo:line-height="0.741cm" fo:text-align="end" style:justify-single-word="false"/>
      <style:text-properties fo:font-size="10pt" officeooo:rsid="002d684f" officeooo:paragraph-rsid="002d684f" style:font-size-asian="10pt"/>
    </style:style>
    <style:style style:name="P185" style:family="paragraph" style:parent-style-name="Standard_20__28_WW_29_">
      <style:paragraph-properties fo:text-align="end" style:justify-single-word="false" style:snap-to-layout-grid="false"/>
      <style:text-properties fo:font-size="10pt" fo:background-color="transparent" style:font-size-asian="10pt"/>
    </style:style>
    <style:style style:name="P186" style:family="paragraph" style:parent-style-name="Standard_20__28_WW_29_">
      <style:paragraph-properties fo:text-align="end" style:justify-single-word="false" style:snap-to-layout-grid="false"/>
      <style:text-properties fo:font-size="10pt" fo:language="ru" fo:country="RU" officeooo:paragraph-rsid="0027088b" style:font-size-asian="10pt"/>
    </style:style>
    <style:style style:name="P187" style:family="paragraph" style:parent-style-name="Standard_20__28_WW_29_">
      <style:paragraph-properties fo:text-align="end" style:justify-single-word="false" style:snap-to-layout-grid="false"/>
      <style:text-properties fo:font-size="10pt" fo:language="en" fo:country="US" officeooo:rsid="003693ca" officeooo:paragraph-rsid="003693ca" style:font-size-asian="10pt"/>
    </style:style>
    <style:style style:name="P188" style:family="paragraph" style:parent-style-name="Standard">
      <style:paragraph-properties fo:text-align="center" style:justify-single-word="false"/>
      <style:text-properties style:text-position="sub 58%"/>
    </style:style>
    <style:style style:name="P189" style:family="paragraph" style:parent-style-name="Standard">
      <style:paragraph-properties fo:line-height="200%">
        <style:tab-stops>
          <style:tab-stop style:position="7.502cm"/>
          <style:tab-stop style:position="28.504cm"/>
        </style:tab-stops>
      </style:paragraph-properties>
      <style:text-properties fo:font-size="22pt" style:font-size-asian="22pt" style:font-size-complex="22pt"/>
    </style:style>
    <style:style style:name="P190" style:family="paragraph" style:parent-style-name="Standard">
      <style:paragraph-properties fo:line-height="200%" fo:text-align="center" style:justify-single-word="false" fo:text-indent="0.31cm" style:auto-text-indent="false">
        <style:tab-stops>
          <style:tab-stop style:position="7.502cm"/>
          <style:tab-stop style:position="28.504cm"/>
        </style:tab-stops>
      </style:paragraph-properties>
      <style:text-properties fo:font-size="22pt" style:font-size-asian="22pt" style:font-size-complex="22pt"/>
    </style:style>
    <style:style style:name="P191" style:family="paragraph" style:parent-style-name="Standard">
      <style:paragraph-properties fo:text-indent="0.82cm" style:auto-text-indent="false"/>
    </style:style>
    <style:style style:name="P192" style:family="paragraph" style:parent-style-name="Standard">
      <style:paragraph-properties fo:text-indent="0.319cm" style:auto-text-indent="false"/>
    </style:style>
    <style:style style:name="P193" style:family="paragraph" style:parent-style-name="Standard">
      <style:paragraph-properties fo:text-indent="0.556cm" style:auto-text-indent="false"/>
    </style:style>
    <style:style style:name="P194" style:family="paragraph" style:parent-style-name="Standard">
      <style:paragraph-properties fo:text-indent="0.056cm" style:auto-text-indent="false"/>
    </style:style>
    <style:style style:name="P195" style:family="paragraph" style:parent-style-name="Standard">
      <style:paragraph-properties fo:text-indent="0.489cm" style:auto-text-indent="false"/>
    </style:style>
    <style:style style:name="P196" style:family="paragraph" style:parent-style-name="Standard">
      <style:paragraph-properties fo:margin-left="4.314cm" fo:text-indent="-0.949cm" style:auto-text-indent="false"/>
    </style:style>
    <style:style style:name="P197" style:family="paragraph" style:parent-style-name="Standard">
      <style:paragraph-properties fo:text-indent="4.558cm" style:auto-text-indent="false"/>
    </style:style>
    <style:style style:name="P198" style:family="paragraph" style:parent-style-name="Standard">
      <style:paragraph-properties fo:text-indent="4.314cm" style:auto-text-indent="false"/>
    </style:style>
    <style:style style:name="P199" style:family="paragraph" style:parent-style-name="Standard">
      <style:paragraph-properties fo:margin-right="-0.191cm" fo:text-indent="4.314cm" style:auto-text-indent="false"/>
    </style:style>
    <style:style style:name="P200" style:family="paragraph" style:parent-style-name="Standard">
      <style:paragraph-properties fo:text-indent="0.732cm" style:auto-text-indent="false"/>
    </style:style>
    <style:style style:name="P201" style:family="paragraph" style:parent-style-name="Standard">
      <style:paragraph-properties fo:margin-right="-0.191cm" fo:text-indent="16.066cm" style:auto-text-indent="false"/>
    </style:style>
    <style:style style:name="P202" style:family="paragraph" style:parent-style-name="Standard">
      <style:paragraph-properties fo:text-indent="15.817cm" style:auto-text-indent="false"/>
    </style:style>
    <style:style style:name="P203" style:family="paragraph" style:parent-style-name="Standard">
      <style:paragraph-properties fo:text-indent="0.806cm" style:auto-text-indent="false"/>
    </style:style>
    <style:style style:name="P204" style:family="paragraph" style:parent-style-name="Standard">
      <style:paragraph-properties fo:text-indent="0.055cm" style:auto-text-indent="false"/>
    </style:style>
    <style:style style:name="P205" style:family="paragraph" style:parent-style-name="Standard">
      <style:paragraph-properties fo:line-height="0.741cm" fo:text-align="end" style:justify-single-word="false" fo:text-indent="-0.191cm" style:auto-text-indent="false"/>
    </style:style>
    <style:style style:name="P206" style:family="paragraph" style:parent-style-name="Standard">
      <style:text-properties fo:language="en" fo:country="US" style:font-size-complex="14pt"/>
    </style:style>
    <style:style style:name="P207" style:family="paragraph" style:parent-style-name="Standard">
      <style:paragraph-properties fo:margin-top="0cm" fo:margin-bottom="0cm" style:contextual-spacing="false"/>
      <style:text-properties fo:language="en" fo:country="US" style:font-size-complex="14pt"/>
    </style:style>
    <style:style style:name="P208" style:family="paragraph" style:parent-style-name="Standard">
      <style:paragraph-properties fo:text-indent="0.811cm" style:auto-text-indent="false"/>
    </style:style>
    <style:style style:name="P209" style:family="paragraph" style:parent-style-name="Standard">
      <style:paragraph-properties fo:text-indent="0.485cm" style:auto-text-indent="false"/>
    </style:style>
    <style:style style:name="P210" style:family="paragraph" style:parent-style-name="Standard">
      <style:paragraph-properties fo:text-indent="0.483cm" style:auto-text-indent="false"/>
    </style:style>
    <style:style style:name="P211" style:family="paragraph" style:parent-style-name="Standard">
      <style:paragraph-properties fo:text-indent="0.06cm" style:auto-text-indent="false"/>
    </style:style>
    <style:style style:name="P212" style:family="paragraph" style:parent-style-name="Standard">
      <style:paragraph-properties fo:text-indent="0.813cm" style:auto-text-indent="false"/>
    </style:style>
    <style:style style:name="P213" style:family="paragraph" style:parent-style-name="Standard_20__28_WW_29_">
      <style:paragraph-properties style:snap-to-layout-grid="false"/>
    </style:style>
    <style:style style:name="P214" style:family="paragraph" style:parent-style-name="Standard_20__28_WW_29_">
      <style:paragraph-properties style:snap-to-layout-grid="false"/>
      <style:text-properties officeooo:paragraph-rsid="00132818"/>
    </style:style>
    <style:style style:name="P215" style:family="paragraph" style:parent-style-name="Standard_20__28_WW_29_">
      <style:paragraph-properties style:snap-to-layout-grid="false"/>
      <style:text-properties officeooo:paragraph-rsid="00227f33"/>
    </style:style>
    <style:style style:name="P216" style:family="paragraph" style:parent-style-name="Standard_20__28_WW_29_">
      <style:paragraph-properties style:snap-to-layout-grid="false"/>
      <style:text-properties officeooo:paragraph-rsid="0026699c"/>
    </style:style>
    <style:style style:name="P217" style:family="paragraph" style:parent-style-name="Standard_20__28_WW_29_">
      <style:paragraph-properties style:snap-to-layout-grid="false"/>
      <style:text-properties officeooo:paragraph-rsid="0027088b"/>
    </style:style>
    <style:style style:name="P218" style:family="paragraph" style:parent-style-name="Standard_20__28_WW_29_">
      <style:paragraph-properties style:snap-to-layout-grid="false"/>
      <style:text-properties officeooo:paragraph-rsid="002a4fe6"/>
    </style:style>
    <style:style style:name="P219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20" style:family="paragraph" style:parent-style-name="Standard_20__28_WW_29_">
      <style:paragraph-properties fo:text-align="center" style:justify-single-word="false" style:snap-to-layout-grid="false"/>
      <style:text-properties fo:font-size="16pt" style:font-size-asian="16pt" style:font-size-complex="16pt"/>
    </style:style>
    <style:style style:name="P221" style:family="paragraph" style:parent-style-name="Standard_20__28_WW_29_">
      <style:paragraph-properties fo:text-align="center" style:justify-single-word="false" style:snap-to-layout-grid="false"/>
      <style:text-properties fo:font-size="16pt" officeooo:paragraph-rsid="00132818" style:font-size-asian="16pt" style:font-size-complex="16pt"/>
    </style:style>
    <style:style style:name="P222" style:family="paragraph" style:parent-style-name="Standard_20__28_WW_29_">
      <style:paragraph-properties fo:text-align="center" style:justify-single-word="false" style:snap-to-layout-grid="false"/>
      <style:text-properties fo:font-size="16pt" officeooo:paragraph-rsid="00227f33" style:font-size-asian="16pt" style:font-size-complex="16pt"/>
    </style:style>
    <style:style style:name="P223" style:family="paragraph" style:parent-style-name="Standard_20__28_WW_29_">
      <style:paragraph-properties fo:text-align="center" style:justify-single-word="false" style:snap-to-layout-grid="false"/>
      <style:text-properties fo:font-size="16pt" officeooo:paragraph-rsid="0026699c" style:font-size-asian="16pt" style:font-size-complex="16pt"/>
    </style:style>
    <style:style style:name="P224" style:family="paragraph" style:parent-style-name="Standard_20__28_WW_29_">
      <style:paragraph-properties fo:text-align="center" style:justify-single-word="false" style:snap-to-layout-grid="false"/>
      <style:text-properties fo:font-size="16pt" officeooo:paragraph-rsid="0027088b" style:font-size-asian="16pt" style:font-size-complex="16pt"/>
    </style:style>
    <style:style style:name="P225" style:family="paragraph" style:parent-style-name="Standard_20__28_WW_29_">
      <style:paragraph-properties fo:text-align="center" style:justify-single-word="false" style:snap-to-layout-grid="false"/>
      <style:text-properties fo:font-size="16pt" officeooo:paragraph-rsid="002a4fe6" style:font-size-asian="16pt" style:font-size-complex="16pt"/>
    </style:style>
    <style:style style:name="P226" style:family="paragraph" style:parent-style-name="Standard_20__28_WW_29_">
      <style:paragraph-properties fo:text-align="center" style:justify-single-word="false" style:snap-to-layout-grid="false"/>
      <style:text-properties fo:font-size="16pt" fo:background-color="transparent" style:font-size-asian="16pt" style:font-size-complex="16pt"/>
    </style:style>
    <style:style style:name="P227" style:family="paragraph" style:parent-style-name="Standard">
      <style:paragraph-properties fo:text-indent="0cm" style:auto-text-indent="false"/>
      <style:text-properties officeooo:paragraph-rsid="0011eedb"/>
    </style:style>
    <style:style style:name="P228" style:family="paragraph" style:parent-style-name="Standard">
      <style:text-properties officeooo:paragraph-rsid="0011eedb"/>
    </style:style>
    <style:style style:name="P229" style:family="paragraph" style:parent-style-name="Standard">
      <style:text-properties officeooo:paragraph-rsid="00132818"/>
    </style:style>
    <style:style style:name="P230" style:family="paragraph" style:parent-style-name="Standard">
      <style:paragraph-properties fo:text-indent="0.554cm" style:auto-text-indent="false"/>
      <style:text-properties officeooo:paragraph-rsid="00132818"/>
    </style:style>
    <style:style style:name="P231" style:family="paragraph" style:parent-style-name="Standard">
      <style:paragraph-properties fo:text-indent="4.314cm" style:auto-text-indent="false"/>
      <style:text-properties officeooo:paragraph-rsid="00132818"/>
    </style:style>
    <style:style style:name="P232" style:family="paragraph" style:parent-style-name="Standard">
      <style:paragraph-properties fo:text-indent="0.485cm" style:auto-text-indent="false"/>
      <style:text-properties officeooo:paragraph-rsid="00132818"/>
    </style:style>
    <style:style style:name="P233" style:family="paragraph" style:parent-style-name="Standard">
      <style:paragraph-properties fo:text-indent="0.483cm" style:auto-text-indent="false"/>
      <style:text-properties officeooo:paragraph-rsid="00132818"/>
    </style:style>
    <style:style style:name="P234" style:family="paragraph" style:parent-style-name="Standard">
      <style:paragraph-properties fo:text-indent="0.06cm" style:auto-text-indent="false"/>
      <style:text-properties officeooo:paragraph-rsid="00132818"/>
    </style:style>
    <style:style style:name="P235" style:family="paragraph" style:parent-style-name="Standard">
      <style:paragraph-properties fo:text-indent="0.811cm" style:auto-text-indent="false"/>
      <style:text-properties officeooo:paragraph-rsid="00132818"/>
    </style:style>
    <style:style style:name="P236" style:family="paragraph" style:parent-style-name="Table_20_Heading">
      <style:text-properties officeooo:paragraph-rsid="00132818"/>
    </style:style>
    <style:style style:name="P237" style:family="paragraph" style:parent-style-name="Standard">
      <style:paragraph-properties fo:text-indent="0cm" style:auto-text-indent="false"/>
      <style:text-properties officeooo:paragraph-rsid="00163bc8"/>
    </style:style>
    <style:style style:name="P238" style:family="paragraph" style:parent-style-name="Standard">
      <style:paragraph-properties fo:text-indent="0cm" style:auto-text-indent="false">
        <style:tab-stops>
          <style:tab-stop style:position="1.187cm"/>
        </style:tab-stops>
      </style:paragraph-properties>
    </style:style>
    <style:style style:name="P239" style:family="paragraph" style:parent-style-name="Standard">
      <style:paragraph-properties>
        <style:tab-stops>
          <style:tab-stop style:position="7.502cm"/>
          <style:tab-stop style:position="28.504cm"/>
        </style:tab-stops>
      </style:paragraph-properties>
    </style:style>
    <style:style style:name="P240" style:family="paragraph" style:parent-style-name="Standard">
      <style:paragraph-properties fo:margin-left="0.233cm">
        <style:tab-stops>
          <style:tab-stop style:position="7.502cm"/>
          <style:tab-stop style:position="28.504cm"/>
        </style:tab-stops>
      </style:paragraph-properties>
    </style:style>
    <style:style style:name="P241" style:family="paragraph" style:parent-style-name="Standard_20__28_WW_29_">
      <style:paragraph-properties style:snap-to-layout-grid="false"/>
      <style:text-properties fo:font-size="11pt" style:font-size-asian="11pt" style:font-size-complex="11pt"/>
    </style:style>
    <style:style style:name="P242" style:family="paragraph" style:parent-style-name="Standard_20__28_WW_29_">
      <style:paragraph-properties fo:margin-left="0.011cm" fo:margin-right="-0.191cm" fo:text-indent="-0.268cm" style:auto-text-indent="false" style:snap-to-layout-grid="false"/>
      <style:text-properties fo:font-size="11pt" style:font-size-asian="11pt" style:font-size-complex="11pt"/>
    </style:style>
    <style:style style:name="P243" style:family="paragraph" style:parent-style-name="Standard_20__28_WW_29_">
      <style:paragraph-properties fo:margin-left="-0.023cm" fo:margin-right="-0.224cm" style:snap-to-layout-grid="false"/>
      <style:text-properties fo:font-size="11pt" style:font-size-asian="11pt" style:font-size-complex="11pt"/>
    </style:style>
    <style:style style:name="P244" style:family="paragraph" style:parent-style-name="Standard_20__28_WW_29_">
      <style:paragraph-properties fo:margin-left="-0.023cm" fo:margin-right="-0.224cm" style:snap-to-layout-grid="false"/>
      <style:text-properties fo:font-size="11pt" officeooo:paragraph-rsid="00132818" style:font-size-asian="11pt" style:font-size-complex="11pt"/>
    </style:style>
    <style:style style:name="P245" style:family="paragraph" style:parent-style-name="Standard_20__28_WW_29_">
      <style:paragraph-properties fo:margin-left="0.011cm" fo:margin-right="-0.191cm" fo:text-indent="-0.268cm" style:auto-text-indent="false" style:snap-to-layout-grid="false"/>
      <style:text-properties fo:font-size="11pt" officeooo:paragraph-rsid="00132818" style:font-size-asian="11pt" style:font-size-complex="11pt"/>
    </style:style>
    <style:style style:name="P246" style:family="paragraph" style:parent-style-name="Standard_20__28_WW_29_">
      <style:paragraph-properties style:snap-to-layout-grid="false"/>
      <style:text-properties fo:font-size="11pt" officeooo:paragraph-rsid="00132818" style:font-size-asian="11pt" style:font-size-complex="11pt"/>
    </style:style>
    <style:style style:name="P247" style:family="paragraph" style:parent-style-name="Standard_20__28_WW_29_">
      <style:paragraph-properties fo:margin-left="0.011cm" fo:margin-right="-0.191cm" fo:text-indent="-0.268cm" style:auto-text-indent="false" style:snap-to-layout-grid="false"/>
      <style:text-properties fo:font-size="11pt" officeooo:paragraph-rsid="00227f33" style:font-size-asian="11pt" style:font-size-complex="11pt"/>
    </style:style>
    <style:style style:name="P248" style:family="paragraph" style:parent-style-name="Standard_20__28_WW_29_">
      <style:paragraph-properties fo:margin-left="-0.023cm" fo:margin-right="-0.224cm" style:snap-to-layout-grid="false"/>
      <style:text-properties fo:font-size="11pt" officeooo:paragraph-rsid="00227f33" style:font-size-asian="11pt" style:font-size-complex="11pt"/>
    </style:style>
    <style:style style:name="P249" style:family="paragraph" style:parent-style-name="Standard_20__28_WW_29_">
      <style:paragraph-properties style:snap-to-layout-grid="false"/>
      <style:text-properties fo:font-size="11pt" officeooo:paragraph-rsid="00227f33" style:font-size-asian="11pt" style:font-size-complex="11pt"/>
    </style:style>
    <style:style style:name="P250" style:family="paragraph" style:parent-style-name="Standard_20__28_WW_29_">
      <style:paragraph-properties fo:margin-left="-0.023cm" fo:margin-right="-0.224cm" style:snap-to-layout-grid="false"/>
      <style:text-properties fo:font-size="11pt" officeooo:paragraph-rsid="0026699c" style:font-size-asian="11pt" style:font-size-complex="11pt"/>
    </style:style>
    <style:style style:name="P251" style:family="paragraph" style:parent-style-name="Standard_20__28_WW_29_">
      <style:paragraph-properties fo:margin-left="0.011cm" fo:margin-right="-0.191cm" fo:text-indent="-0.268cm" style:auto-text-indent="false" style:snap-to-layout-grid="false"/>
      <style:text-properties fo:font-size="11pt" officeooo:paragraph-rsid="0026699c" style:font-size-asian="11pt" style:font-size-complex="11pt"/>
    </style:style>
    <style:style style:name="P252" style:family="paragraph" style:parent-style-name="Standard_20__28_WW_29_">
      <style:paragraph-properties fo:margin-left="-0.023cm" fo:margin-right="-0.224cm" style:snap-to-layout-grid="false"/>
      <style:text-properties fo:font-size="11pt" officeooo:paragraph-rsid="0027088b" style:font-size-asian="11pt" style:font-size-complex="11pt"/>
    </style:style>
    <style:style style:name="P253" style:family="paragraph" style:parent-style-name="Standard_20__28_WW_29_">
      <style:paragraph-properties fo:margin-left="0.011cm" fo:margin-right="-0.191cm" fo:text-indent="-0.268cm" style:auto-text-indent="false" style:snap-to-layout-grid="false"/>
      <style:text-properties fo:font-size="11pt" officeooo:paragraph-rsid="0027088b" style:font-size-asian="11pt" style:font-size-complex="11pt"/>
    </style:style>
    <style:style style:name="P254" style:family="paragraph" style:parent-style-name="Standard_20__28_WW_29_">
      <style:paragraph-properties fo:margin-left="0.011cm" fo:margin-right="-0.191cm" fo:text-indent="-0.268cm" style:auto-text-indent="false" style:snap-to-layout-grid="false"/>
      <style:text-properties fo:font-size="11pt" officeooo:paragraph-rsid="002a4fe6" style:font-size-asian="11pt" style:font-size-complex="11pt"/>
    </style:style>
    <style:style style:name="P255" style:family="paragraph" style:parent-style-name="Standard_20__28_WW_29_">
      <style:paragraph-properties fo:margin-left="-0.023cm" fo:margin-right="-0.224cm" style:snap-to-layout-grid="false"/>
      <style:text-properties fo:font-size="11pt" officeooo:paragraph-rsid="002a4fe6" style:font-size-asian="11pt" style:font-size-complex="11pt"/>
    </style:style>
    <style:style style:name="P256" style:family="paragraph" style:parent-style-name="Standard_20__28_WW_29_">
      <style:paragraph-properties style:snap-to-layout-grid="false"/>
      <style:text-properties fo:font-size="11pt" officeooo:paragraph-rsid="002a4fe6" style:font-size-asian="11pt" style:font-size-complex="11pt"/>
    </style:style>
    <style:style style:name="P257" style:family="paragraph" style:parent-style-name="Standard_20__28_WW_29_">
      <style:paragraph-properties fo:margin-left="0.011cm" fo:margin-right="-0.191cm" fo:text-align="center" style:justify-single-word="false" fo:text-indent="-0.268cm" style:auto-text-indent="false" style:snap-to-layout-grid="false"/>
      <style:text-properties fo:font-size="11pt" style:font-size-asian="11pt" style:font-size-complex="11pt"/>
    </style:style>
    <style:style style:name="P258" style:family="paragraph" style:parent-style-name="Standard_20__28_WW_29_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259" style:family="paragraph" style:parent-style-name="Standard_20__28_WW_29_">
      <style:paragraph-properties fo:margin-left="0.011cm" fo:margin-right="-0.191cm" fo:text-align="center" style:justify-single-word="false" fo:text-indent="-0.268cm" style:auto-text-indent="false" style:snap-to-layout-grid="false"/>
      <style:text-properties fo:font-size="11pt" officeooo:paragraph-rsid="00132818" style:font-size-asian="11pt" style:font-size-complex="11pt"/>
    </style:style>
    <style:style style:name="P260" style:family="paragraph" style:parent-style-name="Standard_20__28_WW_29_">
      <style:paragraph-properties fo:text-align="center" style:justify-single-word="false" style:snap-to-layout-grid="false"/>
      <style:text-properties fo:font-size="11pt" officeooo:paragraph-rsid="00132818" style:font-size-asian="11pt" style:font-size-complex="11pt"/>
    </style:style>
    <style:style style:name="P261" style:family="paragraph" style:parent-style-name="Standard_20__28_WW_29_">
      <style:paragraph-properties fo:margin-left="0.011cm" fo:margin-right="-0.191cm" fo:text-align="center" style:justify-single-word="false" fo:text-indent="-0.268cm" style:auto-text-indent="false" style:snap-to-layout-grid="false"/>
      <style:text-properties fo:font-size="11pt" officeooo:paragraph-rsid="0026699c" style:font-size-asian="11pt" style:font-size-complex="11pt"/>
    </style:style>
    <style:style style:name="P262" style:family="paragraph" style:parent-style-name="Standard_20__28_WW_29_">
      <style:paragraph-properties fo:text-align="center" style:justify-single-word="false" style:snap-to-layout-grid="false"/>
      <style:text-properties fo:font-size="11pt" officeooo:paragraph-rsid="0026699c" style:font-size-asian="11pt" style:font-size-complex="11pt"/>
    </style:style>
    <style:style style:name="P263" style:family="paragraph" style:parent-style-name="Standard_20__28_WW_29_">
      <style:paragraph-properties fo:margin-left="0.011cm" fo:margin-right="-0.191cm" fo:text-align="center" style:justify-single-word="false" fo:text-indent="-0.268cm" style:auto-text-indent="false" style:snap-to-layout-grid="false"/>
      <style:text-properties fo:font-size="11pt" officeooo:paragraph-rsid="0027088b" style:font-size-asian="11pt" style:font-size-complex="11pt"/>
    </style:style>
    <style:style style:name="P264" style:family="paragraph" style:parent-style-name="Standard_20__28_WW_29_">
      <style:paragraph-properties fo:text-align="center" style:justify-single-word="false" style:snap-to-layout-grid="false"/>
      <style:text-properties fo:font-size="11pt" officeooo:paragraph-rsid="0027088b" style:font-size-asian="11pt" style:font-size-complex="11pt"/>
    </style:style>
    <style:style style:name="P265" style:family="paragraph" style:parent-style-name="Standard_20__28_WW_29_">
      <style:paragraph-properties fo:text-align="justify" style:justify-single-word="false" style:snap-to-layout-grid="false"/>
      <style:text-properties fo:font-size="11pt" style:font-size-asian="11pt" style:font-size-complex="11pt"/>
    </style:style>
    <style:style style:name="P266" style:family="paragraph" style:parent-style-name="Standard_20__28_WW_29_">
      <style:paragraph-properties style:snap-to-layout-grid="false"/>
      <style:text-properties fo:font-size="11pt" style:font-size-asian="11pt"/>
    </style:style>
    <style:style style:name="P267" style:family="paragraph" style:parent-style-name="Standard_20__28_WW_29_">
      <style:paragraph-properties style:snap-to-layout-grid="false"/>
      <style:text-properties fo:font-size="11pt" officeooo:paragraph-rsid="00132818" style:font-size-asian="11pt"/>
    </style:style>
    <style:style style:name="P268" style:family="paragraph" style:parent-style-name="Standard_20__28_WW_29_">
      <style:paragraph-properties fo:text-indent="0.871cm" style:auto-text-indent="false" style:snap-to-layout-grid="false"/>
      <style:text-properties fo:font-size="11pt" officeooo:paragraph-rsid="00132818" style:font-size-asian="11pt"/>
    </style:style>
    <style:style style:name="P269" style:family="paragraph" style:parent-style-name="Standard_20__28_WW_29_">
      <style:paragraph-properties fo:text-indent="5.375cm" style:auto-text-indent="false" style:snap-to-layout-grid="false"/>
      <style:text-properties fo:font-size="11pt" officeooo:paragraph-rsid="00132818" style:font-size-asian="11pt"/>
    </style:style>
    <style:style style:name="P270" style:family="paragraph" style:parent-style-name="Standard_20__28_WW_29_">
      <style:paragraph-properties fo:text-indent="0.871cm" style:auto-text-indent="false" style:snap-to-layout-grid="false"/>
      <style:text-properties fo:font-size="11pt" style:font-size-asian="11pt"/>
    </style:style>
    <style:style style:name="P271" style:family="paragraph" style:parent-style-name="Standard_20__28_WW_29_">
      <style:paragraph-properties fo:text-indent="5.375cm" style:auto-text-indent="false" style:snap-to-layout-grid="false"/>
      <style:text-properties fo:font-size="11pt" style:font-size-asian="11pt"/>
    </style:style>
    <style:style style:name="P272" style:family="paragraph" style:parent-style-name="Standard_20__28_WW_29_">
      <style:paragraph-properties style:snap-to-layout-grid="false"/>
      <style:text-properties fo:font-size="11pt" officeooo:paragraph-rsid="00227f33" style:font-size-asian="11pt"/>
    </style:style>
    <style:style style:name="P273" style:family="paragraph" style:parent-style-name="Standard_20__28_WW_29_">
      <style:paragraph-properties style:snap-to-layout-grid="false"/>
      <style:text-properties fo:font-size="11pt" officeooo:paragraph-rsid="0026699c" style:font-size-asian="11pt"/>
    </style:style>
    <style:style style:name="P274" style:family="paragraph" style:parent-style-name="Standard_20__28_WW_29_">
      <style:paragraph-properties fo:text-indent="0.871cm" style:auto-text-indent="false" style:snap-to-layout-grid="false"/>
      <style:text-properties fo:font-size="11pt" officeooo:paragraph-rsid="0026699c" style:font-size-asian="11pt"/>
    </style:style>
    <style:style style:name="P275" style:family="paragraph" style:parent-style-name="Standard_20__28_WW_29_">
      <style:paragraph-properties fo:text-indent="5.375cm" style:auto-text-indent="false" style:snap-to-layout-grid="false"/>
      <style:text-properties fo:font-size="11pt" officeooo:paragraph-rsid="0026699c" style:font-size-asian="11pt"/>
    </style:style>
    <style:style style:name="P276" style:family="paragraph" style:parent-style-name="Standard_20__28_WW_29_">
      <style:paragraph-properties style:snap-to-layout-grid="false"/>
      <style:text-properties fo:font-size="11pt" officeooo:paragraph-rsid="0027088b" style:font-size-asian="11pt"/>
    </style:style>
    <style:style style:name="P277" style:family="paragraph" style:parent-style-name="Standard_20__28_WW_29_">
      <style:paragraph-properties fo:text-indent="0.871cm" style:auto-text-indent="false" style:snap-to-layout-grid="false"/>
      <style:text-properties fo:font-size="11pt" officeooo:paragraph-rsid="0027088b" style:font-size-asian="11pt"/>
    </style:style>
    <style:style style:name="P278" style:family="paragraph" style:parent-style-name="Standard_20__28_WW_29_">
      <style:paragraph-properties fo:text-indent="5.375cm" style:auto-text-indent="false" style:snap-to-layout-grid="false"/>
      <style:text-properties fo:font-size="11pt" officeooo:paragraph-rsid="0027088b" style:font-size-asian="11pt"/>
    </style:style>
    <style:style style:name="P279" style:family="paragraph" style:parent-style-name="Standard_20__28_WW_29_">
      <style:paragraph-properties style:snap-to-layout-grid="false"/>
      <style:text-properties fo:font-size="11pt" officeooo:paragraph-rsid="002a4fe6" style:font-size-asian="11pt"/>
    </style:style>
    <style:style style:name="P280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281" style:family="paragraph" style:parent-style-name="Standard_20__28_WW_29_">
      <style:paragraph-properties fo:margin-right="-0.191cm" fo:text-align="center" style:justify-single-word="false" style:snap-to-layout-grid="false"/>
      <style:text-properties fo:font-size="11pt" style:font-size-asian="11pt"/>
    </style:style>
    <style:style style:name="P282" style:family="paragraph" style:parent-style-name="Standard_20__28_WW_29_">
      <style:paragraph-properties fo:text-align="center" style:justify-single-word="false" style:snap-to-layout-grid="false"/>
      <style:text-properties fo:font-size="11pt" style:font-size-asian="11pt"/>
    </style:style>
    <style:style style:name="P283" style:family="paragraph" style:parent-style-name="Standard_20__28_WW_29_">
      <style:paragraph-properties fo:margin-right="-0.191cm" fo:text-align="center" style:justify-single-word="false" style:snap-to-layout-grid="false"/>
      <style:text-properties fo:font-size="11pt" officeooo:paragraph-rsid="00132818" style:font-size-asian="11pt"/>
    </style:style>
    <style:style style:name="P284" style:family="paragraph" style:parent-style-name="Standard_20__28_WW_29_">
      <style:paragraph-properties fo:text-align="center" style:justify-single-word="false" style:snap-to-layout-grid="false"/>
      <style:text-properties fo:font-size="11pt" officeooo:paragraph-rsid="00132818" style:font-size-asian="11pt"/>
    </style:style>
    <style:style style:name="P285" style:family="paragraph" style:parent-style-name="Standard_20__28_WW_29_">
      <style:paragraph-properties fo:margin-right="-0.191cm" fo:text-align="center" style:justify-single-word="false" style:snap-to-layout-grid="false"/>
      <style:text-properties fo:font-size="11pt" officeooo:paragraph-rsid="00227f33" style:font-size-asian="11pt"/>
    </style:style>
    <style:style style:name="P286" style:family="paragraph" style:parent-style-name="Standard_20__28_WW_29_">
      <style:paragraph-properties fo:text-align="center" style:justify-single-word="false" style:snap-to-layout-grid="false"/>
      <style:text-properties fo:font-size="11pt" officeooo:paragraph-rsid="00227f33" style:font-size-asian="11pt"/>
    </style:style>
    <style:style style:name="P287" style:family="paragraph" style:parent-style-name="Standard_20__28_WW_29_">
      <style:paragraph-properties fo:margin-right="-0.191cm" fo:text-align="center" style:justify-single-word="false" style:snap-to-layout-grid="false"/>
      <style:text-properties fo:font-size="11pt" officeooo:paragraph-rsid="0026699c" style:font-size-asian="11pt"/>
    </style:style>
    <style:style style:name="P288" style:family="paragraph" style:parent-style-name="Standard_20__28_WW_29_">
      <style:paragraph-properties fo:text-align="center" style:justify-single-word="false" style:snap-to-layout-grid="false"/>
      <style:text-properties fo:font-size="11pt" officeooo:paragraph-rsid="0026699c" style:font-size-asian="11pt"/>
    </style:style>
    <style:style style:name="P289" style:family="paragraph" style:parent-style-name="Standard_20__28_WW_29_">
      <style:paragraph-properties fo:margin-right="-0.191cm" fo:text-align="center" style:justify-single-word="false" style:snap-to-layout-grid="false"/>
      <style:text-properties fo:font-size="11pt" officeooo:paragraph-rsid="0027088b" style:font-size-asian="11pt"/>
    </style:style>
    <style:style style:name="P290" style:family="paragraph" style:parent-style-name="Standard_20__28_WW_29_">
      <style:paragraph-properties fo:text-align="center" style:justify-single-word="false" style:snap-to-layout-grid="false"/>
      <style:text-properties fo:font-size="11pt" officeooo:paragraph-rsid="0027088b" style:font-size-asian="11pt"/>
    </style:style>
    <style:style style:name="P291" style:family="paragraph" style:parent-style-name="Standard_20__28_WW_29_">
      <style:paragraph-properties fo:margin-right="-0.191cm" fo:text-align="center" style:justify-single-word="false" style:snap-to-layout-grid="false"/>
      <style:text-properties fo:font-size="11pt" officeooo:paragraph-rsid="002a4fe6" style:font-size-asian="11pt"/>
    </style:style>
    <style:style style:name="P292" style:family="paragraph" style:parent-style-name="Standard_20__28_WW_29_">
      <style:paragraph-properties fo:text-align="center" style:justify-single-word="false" style:snap-to-layout-grid="false"/>
      <style:text-properties fo:font-size="11pt" officeooo:paragraph-rsid="002a4fe6" style:font-size-asian="11pt"/>
    </style:style>
    <style:style style:name="P293" style:family="paragraph" style:parent-style-name="Standard_20__28_WW_29_">
      <style:paragraph-properties fo:text-align="center" style:justify-single-word="false" style:snap-to-layout-grid="false"/>
      <style:text-properties fo:font-size="18pt" style:font-size-asian="18pt"/>
    </style:style>
    <style:style style:name="P294" style:family="paragraph" style:parent-style-name="Standard_20__28_WW_29_">
      <style:paragraph-properties fo:text-align="center" style:justify-single-word="false" style:snap-to-layout-grid="false"/>
      <style:text-properties fo:font-size="18pt" officeooo:paragraph-rsid="00132818" style:font-size-asian="18pt"/>
    </style:style>
    <style:style style:name="P295" style:family="paragraph" style:parent-style-name="Standard_20__28_WW_29_">
      <style:paragraph-properties fo:text-align="center" style:justify-single-word="false" style:snap-to-layout-grid="false"/>
      <style:text-properties fo:font-size="18pt" officeooo:paragraph-rsid="00227f33" style:font-size-asian="18pt"/>
    </style:style>
    <style:style style:name="P296" style:family="paragraph" style:parent-style-name="Standard_20__28_WW_29_">
      <style:paragraph-properties fo:text-align="center" style:justify-single-word="false" style:snap-to-layout-grid="false"/>
      <style:text-properties fo:font-size="18pt" officeooo:paragraph-rsid="0026699c" style:font-size-asian="18pt"/>
    </style:style>
    <style:style style:name="P297" style:family="paragraph" style:parent-style-name="Standard_20__28_WW_29_">
      <style:paragraph-properties fo:text-align="center" style:justify-single-word="false" style:snap-to-layout-grid="false"/>
      <style:text-properties fo:font-size="18pt" officeooo:paragraph-rsid="0027088b" style:font-size-asian="18pt"/>
    </style:style>
    <style:style style:name="P298" style:family="paragraph" style:parent-style-name="Standard_20__28_WW_29_">
      <style:paragraph-properties fo:text-align="center" style:justify-single-word="false" style:snap-to-layout-grid="false"/>
      <style:text-properties fo:font-size="18pt" officeooo:paragraph-rsid="002a4fe6" style:font-size-asian="18pt"/>
    </style:style>
    <style:style style:name="P299" style:family="paragraph" style:parent-style-name="Header">
      <loext:graphic-properties draw:fill="none"/>
      <style:paragraph-properties fo:margin-left="0.101cm" fo:margin-right="0.4cm" fo:line-height="0.7cm" fo:text-align="justify" style:justify-single-word="false" fo:orphans="2" fo:widows="2" fo:hyphenation-ladder-count="no-limit" fo:text-indent="0cm" style:auto-text-indent="false" fo:background-color="transparent" style:snap-to-layout-grid="false" style:writing-mode="lr-tb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fo:font-size="18pt" officeooo:rsid="00247ad5" officeooo:paragraph-rsid="0027088b" style:font-size-asian="18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0" style:family="paragraph" style:parent-style-name="Standard_20__28_WW_29_">
      <style:paragraph-properties fo:text-align="center" style:justify-single-word="false" style:snap-to-layout-grid="false"/>
      <style:text-properties officeooo:rsid="00155e93" officeooo:paragraph-rsid="00155e93"/>
    </style:style>
    <style:style style:name="P301" style:family="paragraph" style:parent-style-name="western">
      <style:paragraph-properties fo:margin-top="0cm" fo:margin-bottom="0.21cm" style:contextual-spacing="false"/>
      <style:text-properties fo:font-size="14pt" style:font-size-asian="14pt" style:font-size-complex="14pt"/>
    </style:style>
    <style:style style:name="P302" style:family="paragraph" style:parent-style-name="western">
      <style:paragraph-properties fo:margin-top="0cm" fo:margin-bottom="0.21cm" style:contextual-spacing="false" fo:text-indent="0.559cm" style:auto-text-indent="false"/>
      <style:text-properties fo:font-size="14pt" style:font-size-asian="14pt" style:font-size-complex="14pt"/>
    </style:style>
    <style:style style:name="P303" style:family="paragraph" style:parent-style-name="western">
      <style:paragraph-properties fo:margin-top="0cm" fo:margin-bottom="0.21cm" style:contextual-spacing="false" fo:text-indent="0.559cm" style:auto-text-indent="false"/>
      <style:text-properties fo:font-size="14pt" officeooo:paragraph-rsid="00132818" style:font-size-asian="14pt" style:font-size-complex="14pt"/>
    </style:style>
    <style:style style:name="P304" style:family="paragraph" style:parent-style-name="western">
      <style:paragraph-properties fo:margin-top="0cm" fo:margin-bottom="0.21cm" style:contextual-spacing="false"/>
      <style:text-properties fo:font-size="14pt" officeooo:paragraph-rsid="00132818" style:font-size-asian="14pt" style:font-size-complex="14pt"/>
    </style:style>
    <style:style style:name="P305" style:family="paragraph" style:parent-style-name="annotation_20_text">
      <style:paragraph-properties fo:text-align="center" style:justify-single-word="false"/>
      <style:text-properties fo:font-size="14pt" style:font-size-asian="14pt" style:font-size-complex="14pt"/>
    </style:style>
    <style:style style:name="P30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07" style:family="paragraph" style:parent-style-name="Header">
      <style:paragraph-properties fo:margin-left="0cm" fo:margin-right="0.319cm" fo:line-height="0.755cm" fo:text-align="justify" style:justify-single-word="false" fo:text-indent="0cm" style:auto-text-indent="false" style:writing-mode="lr-tb"/>
      <style:text-properties fo:font-size="14pt" officeooo:paragraph-rsid="00227f33" style:font-size-asian="14pt" style:font-size-complex="14pt"/>
    </style:style>
    <style:style style:name="P308" style:family="paragraph" style:parent-style-name="western">
      <style:paragraph-properties fo:margin-top="0cm" fo:margin-bottom="0.21cm" style:contextual-spacing="false" fo:text-indent="0.82cm" style:auto-text-indent="false"/>
      <style:text-properties fo:font-size="14pt" style:font-size-asian="14pt" style:font-size-complex="14pt"/>
    </style:style>
    <style:style style:name="P309" style:family="paragraph" style:parent-style-name="western">
      <style:paragraph-properties fo:margin-top="0cm" fo:margin-bottom="0.21cm" style:contextual-spacing="false" fo:text-indent="0.559cm" style:auto-text-indent="false"/>
      <style:text-properties fo:font-size="14pt" officeooo:paragraph-rsid="00227f33" style:font-size-asian="14pt" style:font-size-complex="14pt"/>
    </style:style>
    <style:style style:name="P310" style:family="paragraph" style:parent-style-name="western">
      <style:paragraph-properties fo:margin-top="0cm" fo:margin-bottom="0.21cm" style:contextual-spacing="false"/>
      <style:text-properties fo:font-size="14pt" officeooo:paragraph-rsid="00227f33" style:font-size-asian="14pt" style:font-size-complex="14pt"/>
    </style:style>
    <style:style style:name="P311" style:family="paragraph" style:parent-style-name="western">
      <style:paragraph-properties fo:margin-top="0cm" fo:margin-bottom="0.21cm" style:contextual-spacing="false" fo:text-indent="0.559cm" style:auto-text-indent="false"/>
      <style:text-properties fo:font-size="14pt" officeooo:rsid="002d684f" officeooo:paragraph-rsid="002d684f" style:font-size-asian="14pt" style:font-size-complex="14pt"/>
    </style:style>
    <style:style style:name="P312" style:family="paragraph" style:parent-style-name="western">
      <style:paragraph-properties fo:margin-top="0cm" fo:margin-bottom="0.21cm" style:contextual-spacing="false"/>
      <style:text-properties fo:font-size="14pt" officeooo:paragraph-rsid="002a4fe6" style:font-size-asian="14pt" style:font-size-complex="14pt"/>
    </style:style>
    <style:style style:name="P313" style:family="paragraph" style:parent-style-name="Standard">
      <style:paragraph-properties fo:text-align="center" style:justify-single-word="false"/>
      <style:text-properties fo:font-size="14pt" officeooo:paragraph-rsid="00132818" fo:background-color="#ffff00" style:font-size-asian="14pt" style:font-size-complex="14pt"/>
    </style:style>
    <style:style style:name="P314" style:family="paragraph" style:parent-style-name="western">
      <style:paragraph-properties fo:margin-top="0cm" fo:margin-bottom="0.21cm" style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315" style:family="paragraph" style:parent-style-name="Standard">
      <style:paragraph-properties fo:text-align="center" style:justify-single-word="false"/>
      <style:text-properties fo:font-size="14pt" officeooo:paragraph-rsid="00132818" fo:background-color="transparent" style:font-size-asian="14pt" style:font-size-complex="14pt"/>
    </style:style>
    <style:style style:name="P316" style:family="paragraph" style:parent-style-name="western">
      <style:paragraph-properties fo:margin-top="0cm" fo:margin-bottom="0.21cm" style:contextual-spacing="false"/>
      <style:text-properties fo:font-size="14pt" fo:background-color="transparent" style:font-size-asian="14pt" style:font-size-complex="14pt"/>
    </style:style>
    <style:style style:name="P317" style:family="paragraph" style:parent-style-name="Header">
      <style:paragraph-properties fo:line-height="0.755cm" fo:text-align="justify" style:justify-single-word="false" fo:text-indent="0.811cm" style:auto-text-indent="false"/>
      <style:text-properties officeooo:rsid="00227f33" officeooo:paragraph-rsid="0023bc35"/>
    </style:style>
    <style:style style:name="P318" style:family="paragraph" style:parent-style-name="Header">
      <style:paragraph-properties fo:line-height="0.755cm" fo:text-align="justify" style:justify-single-word="false" fo:text-indent="0.811cm" style:auto-text-indent="false"/>
      <style:text-properties officeooo:rsid="00227f33" officeooo:paragraph-rsid="0027088b"/>
    </style:style>
    <style:style style:name="P319" style:family="paragraph" style:parent-style-name="Header">
      <style:paragraph-properties fo:margin-left="0cm" fo:margin-right="0.347cm" fo:line-height="0.76cm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text-position="0% 100%" style:font-name="Times New Roman1" fo:font-size="14pt" fo:letter-spacing="normal" fo:language="ru" fo:country="RU" fo:font-style="normal" style:text-underline-style="none" fo:font-weight="normal" officeooo:rsid="00906571" officeooo:paragraph-rsid="00227f33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20" style:family="paragraph" style:parent-style-name="Standard">
      <style:paragraph-properties fo:margin-left="0cm" fo:margin-right="0.319cm" fo:line-height="0.76cm" fo:text-align="start" style:justify-single-word="false" fo:text-indent="0cm" style:auto-text-indent="false">
        <style:tab-stops/>
      </style:paragraph-properties>
      <style:text-properties style:text-position="0% 100%" style:font-name="Times New Roman1" fo:font-size="14pt" fo:letter-spacing="normal" fo:language="ru" fo:country="RU" fo:font-style="normal" style:text-underline-style="none" fo:font-weight="normal" officeooo:rsid="00906571" officeooo:paragraph-rsid="00227f33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21" style:family="paragraph" style:parent-style-name="Header">
      <style:paragraph-properties fo:margin-left="0cm" fo:margin-right="0.347cm" fo:line-height="0.76cm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text-position="0% 100%" style:font-name="Times New Roman1" fo:font-size="14pt" officeooo:rsid="002aee89" officeooo:paragraph-rsid="00227f33" style:font-size-asian="14pt" style:font-size-complex="14pt"/>
    </style:style>
    <style:style style:name="P322" style:family="paragraph" style:parent-style-name="Header">
      <style:paragraph-properties fo:margin-left="0cm" fo:margin-right="0.347cm" fo:line-height="0.76cm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text-position="0% 100%" style:font-name="Times New Roman1" fo:font-size="14pt" officeooo:rsid="02315739" officeooo:paragraph-rsid="00227f33" style:font-size-asian="14pt" style:font-size-complex="14pt"/>
    </style:style>
    <style:style style:name="P323" style:family="paragraph" style:parent-style-name="Header">
      <style:paragraph-properties fo:margin-left="0cm" fo:margin-right="0.347cm" fo:line-height="0.76cm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font-name="Times New Roman1" fo:font-size="14pt" officeooo:paragraph-rsid="00227f33" style:font-size-asian="14pt" style:font-size-complex="14pt"/>
    </style:style>
    <style:style style:name="P324" style:family="paragraph" style:parent-style-name="Standard">
      <style:paragraph-properties fo:margin-left="0cm" fo:margin-right="0.347cm" fo:line-height="0.76cm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font-name="Times New Roman1" fo:font-size="14pt" officeooo:paragraph-rsid="00227f33" style:font-size-asian="14pt" style:font-size-complex="14pt"/>
    </style:style>
    <style:style style:name="P325" style:family="paragraph" style:parent-style-name="Header">
      <style:paragraph-properties fo:margin-left="0cm" fo:margin-right="0.347cm" fo:line-height="0.76cm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font-name="Times New Roman1" fo:font-size="14pt" officeooo:paragraph-rsid="0023bc35" style:font-size-asian="14pt" style:font-size-complex="14pt"/>
    </style:style>
    <style:style style:name="P326" style:family="paragraph" style:parent-style-name="Header">
      <style:paragraph-properties fo:margin-left="0cm" fo:margin-right="0.347cm" fo:line-height="0.76cm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font-name="Times New Roman1" fo:font-size="14pt" officeooo:paragraph-rsid="0027088b" style:font-size-asian="14pt" style:font-size-complex="14pt"/>
    </style:style>
    <style:style style:name="P327" style:family="paragraph" style:parent-style-name="Standard">
      <style:paragraph-properties fo:margin-left="0cm" fo:margin-right="0.347cm" fo:line-height="0.76cm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font-name="Times New Roman1" fo:font-size="14pt" officeooo:paragraph-rsid="0027088b" style:font-size-asian="14pt" style:font-size-complex="14pt"/>
    </style:style>
    <style:style style:name="P328" style:family="paragraph" style:parent-style-name="Header">
      <style:paragraph-properties fo:margin-left="0cm" fo:margin-right="0.347cm" fo:line-height="0.76cm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font-name="Times New Roman1" fo:font-size="14pt" officeooo:paragraph-rsid="0026699c" style:font-size-asian="14pt" style:font-size-complex="14pt"/>
    </style:style>
    <style:style style:name="P329" style:family="paragraph" style:parent-style-name="Standard">
      <style:paragraph-properties fo:margin-left="0cm" fo:margin-right="0.347cm" fo:line-height="0.76cm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font-name="Times New Roman1" fo:font-size="14pt" officeooo:paragraph-rsid="00377b7f" style:font-size-asian="14pt" style:font-size-complex="14pt"/>
    </style:style>
    <style:style style:name="P330" style:family="paragraph" style:parent-style-name="Header">
      <loext:graphic-properties draw:fill="none"/>
      <style:paragraph-properties fo:margin-left="0.101cm" fo:margin-right="0.4cm" fo:line-height="0.76cm" fo:orphans="2" fo:widows="2" fo:hyphenation-ladder-count="no-limit" fo:text-indent="0cm" style:auto-text-indent="false" fo:background-color="transparent" style:snap-to-layout-grid="false" style:writing-mode="lr-tb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font-name="Times New Roman1" fo:font-size="14pt" officeooo:paragraph-rsid="0026699c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1" style:family="paragraph" style:parent-style-name="Header">
      <loext:graphic-properties draw:fill="none"/>
      <style:paragraph-properties fo:margin-left="0.101cm" fo:margin-right="0.4cm" fo:line-height="0.76cm" fo:orphans="2" fo:widows="2" fo:hyphenation-ladder-count="no-limit" fo:text-indent="0cm" style:auto-text-indent="false" fo:background-color="transparent" style:snap-to-layout-grid="false" style:writing-mode="lr-tb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font-name="Times New Roman1" fo:font-size="14pt" officeooo:paragraph-rsid="0027088b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2" style:family="paragraph" style:parent-style-name="Header">
      <style:paragraph-properties fo:margin-left="0cm" fo:margin-right="0.347cm" fo:margin-top="0.101cm" fo:margin-bottom="0cm" style:contextual-spacing="false" fo:line-height="0.7cm" fo:text-align="start" style:justify-single-word="false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font-name="Times New Roman1" fo:font-size="14pt" officeooo:paragraph-rsid="00227f33" style:font-size-asian="14pt" style:font-size-complex="14pt"/>
    </style:style>
    <style:style style:name="P333" style:family="paragraph" style:parent-style-name="Header">
      <style:paragraph-properties fo:margin-left="0cm" fo:margin-right="0.347cm" fo:margin-top="0.09cm" fo:margin-bottom="0cm" style:contextual-spacing="false" fo:line-height="0.76cm" fo:text-align="start" style:justify-single-word="false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font-name="Times New Roman1" fo:font-size="14pt" officeooo:rsid="00163b79" officeooo:paragraph-rsid="00227f33" style:font-size-asian="14pt" style:font-size-complex="14pt"/>
    </style:style>
    <style:style style:name="P334" style:family="paragraph" style:parent-style-name="Header">
      <style:paragraph-properties fo:margin-left="0cm" fo:margin-right="0.347cm" fo:margin-top="0.09cm" fo:margin-bottom="0cm" style:contextual-spacing="false" fo:line-height="0.67cm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font-name="Times New Roman1" fo:font-size="14pt" officeooo:rsid="00163b79" officeooo:paragraph-rsid="0027088b" style:font-size-asian="14pt" style:font-size-complex="14pt"/>
    </style:style>
    <style:style style:name="P335" style:family="paragraph" style:parent-style-name="Header">
      <style:paragraph-properties fo:margin-left="0cm" fo:margin-right="0.347cm" fo:margin-top="0.09cm" fo:margin-bottom="0cm" style:contextual-spacing="false" fo:line-height="0.67cm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font-name="Times New Roman1" fo:font-size="14pt" officeooo:rsid="00163b79" officeooo:paragraph-rsid="0026699c" style:font-size-asian="14pt" style:font-size-complex="14pt"/>
    </style:style>
    <style:style style:name="P336" style:family="paragraph" style:parent-style-name="Header">
      <style:paragraph-properties fo:margin-left="0cm" fo:margin-right="0.319cm" fo:line-height="0.755cm" fo:text-align="start" style:justify-single-word="false" fo:text-indent="0cm" style:auto-text-indent="false" style:snap-to-layout-grid="false">
        <style:tab-stops/>
      </style:paragraph-properties>
      <style:text-properties style:font-name="Times New Roman1" fo:font-size="14pt" officeooo:paragraph-rsid="00227f33" style:font-size-asian="14pt" style:font-size-complex="14pt"/>
    </style:style>
    <style:style style:name="P337" style:family="paragraph" style:parent-style-name="Header">
      <style:paragraph-properties fo:margin-left="0.31cm" fo:margin-right="0.319cm" fo:line-height="0.755cm" fo:text-align="start" style:justify-single-word="false" fo:text-indent="0cm" style:auto-text-indent="false" style:snap-to-layout-grid="false">
        <style:tab-stops/>
      </style:paragraph-properties>
      <style:text-properties style:font-name="Times New Roman1" fo:font-size="14pt" officeooo:paragraph-rsid="00227f33" style:font-size-asian="14pt" style:font-size-complex="14pt"/>
    </style:style>
    <style:style style:name="P338" style:family="paragraph" style:parent-style-name="Header">
      <style:paragraph-properties fo:margin-left="0cm" fo:margin-right="0.319cm" fo:line-height="0.755cm" fo:text-align="justify" style:justify-single-word="false" fo:text-indent="0cm" style:auto-text-indent="false" style:snap-to-layout-grid="false">
        <style:tab-stops/>
      </style:paragraph-properties>
      <style:text-properties style:font-name="Times New Roman1" fo:font-size="14pt" officeooo:paragraph-rsid="00227f33" style:font-size-asian="14pt" style:font-size-complex="14pt"/>
    </style:style>
    <style:style style:name="P339" style:family="paragraph" style:parent-style-name="Header">
      <style:paragraph-properties fo:margin-left="0cm" fo:margin-right="0.319cm" fo:line-height="0.755cm" fo:text-align="start" style:justify-single-word="false" fo:text-indent="0cm" style:auto-text-indent="false" style:snap-to-layout-grid="false">
        <style:tab-stops/>
      </style:paragraph-properties>
      <style:text-properties style:font-name="Times New Roman1" fo:font-size="14pt" officeooo:rsid="021e86ae" officeooo:paragraph-rsid="00227f33" style:font-size-asian="14pt" style:font-size-complex="14pt"/>
    </style:style>
    <style:style style:name="P340" style:family="paragraph" style:parent-style-name="Header">
      <style:paragraph-properties fo:margin-left="0cm" fo:margin-right="0.325cm" fo:line-height="0.755cm" fo:text-align="justify" style:justify-single-word="false" fo:text-indent="0cm" style:auto-text-indent="false">
        <style:tab-stops/>
      </style:paragraph-properties>
      <style:text-properties style:font-name="Times New Roman1" fo:font-size="14pt" officeooo:rsid="021e86ae" officeooo:paragraph-rsid="00227f33" style:font-size-asian="14pt" style:font-size-complex="14pt"/>
    </style:style>
    <style:style style:name="P341" style:family="paragraph" style:parent-style-name="Standard">
      <style:paragraph-properties fo:margin-left="0cm" fo:margin-right="0.347cm" fo:margin-top="0.019cm" fo:margin-bottom="0cm" style:contextual-spacing="false" fo:line-height="0.67cm" fo:text-align="start" style:justify-single-word="false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font-name="Times New Roman1" fo:font-size="14pt" officeooo:paragraph-rsid="00227f33" style:font-size-asian="14pt" style:font-size-complex="14pt"/>
    </style:style>
    <style:style style:name="P342" style:family="paragraph" style:parent-style-name="Header">
      <style:paragraph-properties fo:margin-left="0cm" fo:margin-right="0.347cm" fo:line-height="0.76cm" fo:text-align="start" style:justify-single-word="false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font-name="Times New Roman1" fo:font-size="14pt" officeooo:rsid="0029d6c3" officeooo:paragraph-rsid="00227f33" style:font-size-asian="14pt" style:font-size-complex="14pt"/>
    </style:style>
    <style:style style:name="P343" style:family="paragraph" style:parent-style-name="Header">
      <style:paragraph-properties fo:margin-left="0.31cm" fo:margin-right="0.319cm" fo:line-height="0.755cm" fo:text-align="start" style:justify-single-word="false" fo:text-indent="0cm" style:auto-text-indent="false" style:snap-to-layout-grid="false">
        <style:tab-stops/>
      </style:paragraph-properties>
      <style:text-properties style:font-name="Times New Roman1" fo:font-size="14pt" fo:language="ru" fo:country="RU" officeooo:paragraph-rsid="00227f33" style:font-size-asian="14pt" style:language-asian="ru" style:country-asian="RU" style:font-size-complex="14pt"/>
    </style:style>
    <style:style style:name="P344" style:family="paragraph" style:parent-style-name="Header">
      <style:paragraph-properties fo:margin-left="0cm" fo:margin-right="0.347cm" fo:line-height="0.76cm" fo:text-align="justify" style:justify-single-word="false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font-name="Times New Roman1" fo:font-size="14pt" fo:language="ru" fo:country="RU" officeooo:paragraph-rsid="0026699c" style:font-size-asian="14pt" style:language-asian="ru" style:country-asian="RU" style:font-size-complex="14pt"/>
    </style:style>
    <style:style style:name="P345" style:family="paragraph" style:parent-style-name="Header">
      <style:paragraph-properties fo:margin-left="0cm" fo:margin-right="0.347cm" fo:line-height="0.76cm" fo:text-align="justify" style:justify-single-word="false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font-name="Times New Roman1" fo:font-size="14pt" fo:language="ru" fo:country="RU" officeooo:paragraph-rsid="0027088b" style:font-size-asian="14pt" style:language-asian="ru" style:country-asian="RU" style:font-size-complex="14pt"/>
    </style:style>
    <style:style style:name="P346" style:family="paragraph" style:parent-style-name="Standard">
      <loext:graphic-properties draw:fill="none"/>
      <style:paragraph-properties fo:margin-left="0.101cm" fo:margin-right="0.3cm" fo:line-height="0.76cm" fo:text-align="start" style:justify-single-word="false" fo:orphans="0" fo:widows="0" fo:hyphenation-ladder-count="no-limit" fo:text-indent="0cm" style:auto-text-indent="false" fo:background-color="transparent" style:vertical-align="baseline" style:snap-to-layout-grid="false" style:writing-mode="lr-tb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font-name="Times New Roman1" fo:font-size="14pt" fo:language="ru" fo:country="RU" officeooo:paragraph-rsid="0026699c" style:font-size-asian="14pt" style:language-asian="ru" style:country-asian="RU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7" style:family="paragraph" style:parent-style-name="Standard">
      <loext:graphic-properties draw:fill="none"/>
      <style:paragraph-properties fo:margin-left="0.101cm" fo:margin-right="0.3cm" fo:line-height="0.76cm" fo:text-align="start" style:justify-single-word="false" fo:orphans="0" fo:widows="0" fo:hyphenation-ladder-count="no-limit" fo:text-indent="0cm" style:auto-text-indent="false" fo:background-color="transparent" style:vertical-align="baseline" style:snap-to-layout-grid="false" style:writing-mode="lr-tb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font-name="Times New Roman1" fo:font-size="14pt" fo:language="ru" fo:country="RU" officeooo:paragraph-rsid="0027088b" style:font-size-asian="14pt" style:language-asian="ru" style:country-asian="RU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8" style:family="paragraph" style:parent-style-name="Header">
      <style:paragraph-properties fo:margin-left="0cm" fo:margin-right="0.347cm" fo:line-height="0.76cm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font-name="Times New Roman1" fo:font-size="14pt" officeooo:rsid="0035eb9d" officeooo:paragraph-rsid="0027088b" style:letter-kerning="true" style:font-name-asian="Arial Unicode MS" style:font-size-asian="14pt" style:font-name-complex="Tahoma" style:font-size-complex="14pt"/>
    </style:style>
    <style:style style:name="P349" style:family="paragraph" style:parent-style-name="Header">
      <style:paragraph-properties fo:margin-left="0cm" fo:margin-right="0.347cm" fo:line-height="0.76cm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font-name="Times New Roman1" fo:font-size="14pt" officeooo:rsid="0035eb9d" officeooo:paragraph-rsid="0026699c" style:letter-kerning="true" style:font-name-asian="Arial Unicode MS" style:font-size-asian="14pt" style:font-name-complex="Tahoma" style:font-size-complex="14pt"/>
    </style:style>
    <style:style style:name="P350" style:family="paragraph" style:parent-style-name="Header">
      <style:paragraph-properties fo:margin-left="0.31cm" fo:margin-right="0.319cm" fo:line-height="0.755cm" fo:text-align="start" style:justify-single-word="false" fo:text-indent="0cm" style:auto-text-indent="false" style:snap-to-layout-grid="false">
        <style:tab-stops/>
      </style:paragraph-properties>
      <style:text-properties style:font-name="Times New Roman1" officeooo:paragraph-rsid="00227f33"/>
    </style:style>
    <style:style style:name="P351" style:family="paragraph" style:parent-style-name="Standard">
      <style:paragraph-properties fo:margin-left="0.31cm" fo:margin-right="0.319cm" fo:line-height="0.755cm" fo:text-align="center" style:justify-single-word="false" fo:text-indent="0cm" style:auto-text-indent="false" style:snap-to-layout-grid="false">
        <style:tab-stops/>
      </style:paragraph-properties>
      <style:text-properties style:font-name="Times New Roman1" officeooo:paragraph-rsid="00227f33"/>
    </style:style>
    <style:style style:name="P352" style:family="paragraph" style:parent-style-name="Header">
      <loext:graphic-properties draw:fill="none"/>
      <style:paragraph-properties fo:margin-left="0.101cm" fo:margin-right="0.4cm" fo:margin-top="0.101cm" fo:margin-bottom="0cm" style:contextual-spacing="false" fo:line-height="0.7cm" fo:orphans="2" fo:widows="2" fo:hyphenation-ladder-count="no-limit" fo:text-indent="0cm" style:auto-text-indent="false" fo:background-color="transparent" style:snap-to-layout-grid="false" style:writing-mode="lr-tb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font-name="Times New Roman1" fo:font-weight="bold" officeooo:paragraph-rsid="00227f33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3" style:family="paragraph" style:parent-style-name="Header">
      <loext:graphic-properties draw:fill="none"/>
      <style:paragraph-properties fo:margin-left="0.101cm" fo:margin-right="0.4cm" fo:margin-top="0.101cm" fo:margin-bottom="0cm" style:contextual-spacing="false" fo:line-height="0.7cm" fo:orphans="2" fo:widows="2" fo:hyphenation-ladder-count="no-limit" fo:text-indent="0cm" style:auto-text-indent="false" fo:background-color="transparent" style:snap-to-layout-grid="false" style:writing-mode="lr-tb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font-name="Times New Roman1" fo:font-weight="bold" officeooo:rsid="02370b28" officeooo:paragraph-rsid="00227f33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4" style:family="paragraph" style:parent-style-name="Standard">
      <loext:graphic-properties draw:fill="none"/>
      <style:paragraph-properties fo:margin-left="0.101cm" fo:margin-right="0cm" fo:margin-top="0cm" fo:margin-bottom="0cm" style:contextual-spacing="false" fo:line-height="0.73cm" fo:text-align="start" style:justify-single-word="false" fo:orphans="2" fo:widows="2" fo:hyphenation-ladder-count="no-limit" fo:text-indent="0cm" style:auto-text-indent="false" fo:background-color="transparent" style:snap-to-layout-grid="false" style:writing-mode="lr-tb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font-name="Times New Roman1" fo:font-size="16pt" officeooo:paragraph-rsid="00227f33" style:font-size-asian="16pt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5" style:family="paragraph" style:parent-style-name="Header">
      <loext:graphic-properties draw:fill="none"/>
      <style:paragraph-properties fo:margin-left="0.101cm" fo:margin-right="0.4cm" fo:margin-top="0.09cm" fo:margin-bottom="0cm" style:contextual-spacing="false" fo:line-height="0.67cm" fo:orphans="2" fo:widows="2" fo:hyphenation-ladder-count="no-limit" fo:text-indent="0cm" style:auto-text-indent="false" fo:background-color="transparent" style:snap-to-layout-grid="false" style:writing-mode="lr-tb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officeooo:paragraph-rsid="0023bc3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6" style:family="paragraph" style:parent-style-name="Header">
      <loext:graphic-properties draw:fill="none"/>
      <style:paragraph-properties fo:margin-left="0.101cm" fo:margin-right="0.4cm" fo:margin-top="0.09cm" fo:margin-bottom="0cm" style:contextual-spacing="false" fo:line-height="0.67cm" fo:orphans="2" fo:widows="2" fo:hyphenation-ladder-count="no-limit" fo:text-indent="0cm" style:auto-text-indent="false" fo:background-color="transparent" style:snap-to-layout-grid="false" style:writing-mode="lr-tb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officeooo:paragraph-rsid="0026699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7" style:family="paragraph" style:parent-style-name="Header">
      <loext:graphic-properties draw:fill="none"/>
      <style:paragraph-properties fo:margin-left="0cm" fo:margin-right="0.101cm" fo:margin-top="0.101cm" fo:margin-bottom="0cm" style:contextual-spacing="false" fo:line-height="0.67cm" fo:orphans="2" fo:widows="2" fo:hyphenation-ladder-count="no-limit" fo:text-indent="0cm" style:auto-text-indent="false" fo:background-color="transparent" style:snap-to-layout-grid="false" style:writing-mode="lr-tb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officeooo:paragraph-rsid="0026699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8" style:family="paragraph" style:parent-style-name="Header">
      <loext:graphic-properties draw:fill="none"/>
      <style:paragraph-properties fo:margin-left="0cm" fo:margin-right="0.101cm" fo:margin-top="0.101cm" fo:margin-bottom="0cm" style:contextual-spacing="false" fo:line-height="0.67cm" fo:orphans="2" fo:widows="2" fo:hyphenation-ladder-count="no-limit" fo:text-indent="0cm" style:auto-text-indent="false" fo:background-color="transparent" style:snap-to-layout-grid="false" style:writing-mode="lr-tb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officeooo:paragraph-rsid="0027088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9" style:family="paragraph" style:parent-style-name="Header">
      <loext:graphic-properties draw:fill="none"/>
      <style:paragraph-properties fo:margin-left="0.101cm" fo:margin-right="0.4cm" fo:margin-top="0.09cm" fo:margin-bottom="0cm" style:contextual-spacing="false" fo:line-height="0.67cm" fo:orphans="2" fo:widows="2" fo:hyphenation-ladder-count="no-limit" fo:text-indent="0cm" style:auto-text-indent="false" fo:background-color="transparent" style:snap-to-layout-grid="false" style:writing-mode="lr-tb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officeooo:paragraph-rsid="0027088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0" style:family="paragraph" style:parent-style-name="Header">
      <style:paragraph-properties fo:margin-left="0cm" fo:margin-right="0.347cm" fo:margin-top="0.101cm" fo:margin-bottom="0cm" style:contextual-spacing="false" fo:line-height="0.67cm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officeooo:paragraph-rsid="0026699c"/>
    </style:style>
    <style:style style:name="P361" style:family="paragraph" style:parent-style-name="Header">
      <style:paragraph-properties fo:margin-left="0cm" fo:margin-right="0.347cm" fo:margin-top="0.101cm" fo:margin-bottom="0cm" style:contextual-spacing="false" fo:line-height="0.67cm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officeooo:paragraph-rsid="0027088b"/>
    </style:style>
    <style:style style:name="P362" style:family="paragraph" style:parent-style-name="Header">
      <style:paragraph-properties fo:line-height="0.755cm" fo:text-align="justify" style:justify-single-word="false" fo:text-indent="0.811cm" style:auto-text-indent="false"/>
      <style:text-properties fo:font-size="13pt" officeooo:rsid="0011eedb" officeooo:paragraph-rsid="0011eedb" style:font-size-asian="13pt" style:font-size-complex="13pt"/>
    </style:style>
    <style:style style:name="P363" style:family="paragraph" style:parent-style-name="Header">
      <loext:graphic-properties draw:fill="none"/>
      <style:paragraph-properties fo:margin-left="0.101cm" fo:margin-right="0.4cm" fo:line-height="0.76cm" fo:orphans="2" fo:widows="2" fo:hyphenation-ladder-count="no-limit" fo:text-indent="0cm" style:auto-text-indent="false" fo:background-color="transparent" style:snap-to-layout-grid="false" style:writing-mode="lr-tb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officeooo:paragraph-rsid="0027088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4" style:family="paragraph" style:parent-style-name="Standard">
      <loext:graphic-properties draw:fill="none"/>
      <style:paragraph-properties fo:margin-left="0.101cm" fo:margin-right="0.4cm" fo:line-height="0.76cm" fo:orphans="2" fo:widows="2" fo:hyphenation-ladder-count="no-limit" fo:text-indent="0cm" style:auto-text-indent="false" fo:background-color="transparent" style:snap-to-layout-grid="false" style:writing-mode="lr-tb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officeooo:paragraph-rsid="0027088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5" style:family="paragraph" style:parent-style-name="Header">
      <loext:graphic-properties draw:fill="none"/>
      <style:paragraph-properties fo:margin-left="0.101cm" fo:margin-right="0cm" fo:line-height="0.76cm" fo:orphans="2" fo:widows="2" fo:hyphenation-ladder-count="no-limit" fo:text-indent="0cm" style:auto-text-indent="false" fo:background-color="transparent" style:snap-to-layout-grid="false" style:writing-mode="lr-tb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officeooo:paragraph-rsid="0027088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6" style:family="paragraph" style:parent-style-name="Header">
      <loext:graphic-properties draw:fill="none"/>
      <style:paragraph-properties fo:margin-left="0cm" fo:margin-right="0cm" fo:line-height="0.76cm" fo:orphans="2" fo:widows="2" fo:hyphenation-ladder-count="no-limit" fo:text-indent="0cm" style:auto-text-indent="false" fo:background-color="transparent" style:snap-to-layout-grid="false" style:writing-mode="lr-tb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officeooo:paragraph-rsid="0027088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7" style:family="paragraph" style:parent-style-name="Header">
      <loext:graphic-properties draw:fill="none"/>
      <style:paragraph-properties fo:margin-left="0.101cm" fo:margin-right="0.4cm" fo:line-height="0.76cm" fo:orphans="2" fo:widows="2" fo:hyphenation-ladder-count="no-limit" fo:text-indent="0cm" style:auto-text-indent="false" fo:background-color="transparent" style:snap-to-layout-grid="false" style:writing-mode="lr-tb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officeooo:paragraph-rsid="0026699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8" style:family="paragraph" style:parent-style-name="Standard">
      <loext:graphic-properties draw:fill="none"/>
      <style:paragraph-properties fo:margin-left="0.101cm" fo:margin-right="0.4cm" fo:line-height="0.76cm" fo:orphans="2" fo:widows="2" fo:hyphenation-ladder-count="no-limit" fo:text-indent="0cm" style:auto-text-indent="false" fo:background-color="transparent" style:snap-to-layout-grid="false" style:writing-mode="lr-tb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officeooo:paragraph-rsid="0026699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9" style:family="paragraph" style:parent-style-name="Header">
      <loext:graphic-properties draw:fill="none"/>
      <style:paragraph-properties fo:margin-left="0.101cm" fo:margin-right="0cm" fo:line-height="0.76cm" fo:orphans="2" fo:widows="2" fo:hyphenation-ladder-count="no-limit" fo:text-indent="0cm" style:auto-text-indent="false" fo:background-color="transparent" style:snap-to-layout-grid="false" style:writing-mode="lr-tb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officeooo:paragraph-rsid="0026699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0" style:family="paragraph" style:parent-style-name="Header">
      <loext:graphic-properties draw:fill="none"/>
      <style:paragraph-properties fo:margin-left="0cm" fo:margin-right="0cm" fo:line-height="0.76cm" fo:orphans="2" fo:widows="2" fo:hyphenation-ladder-count="no-limit" fo:text-indent="0cm" style:auto-text-indent="false" fo:background-color="transparent" style:snap-to-layout-grid="false" style:writing-mode="lr-tb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officeooo:paragraph-rsid="0026699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1" style:family="paragraph" style:parent-style-name="Standard">
      <style:paragraph-properties fo:margin-left="0cm" fo:margin-right="0.347cm" fo:line-height="0.76cm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officeooo:paragraph-rsid="0026699c"/>
    </style:style>
    <style:style style:name="P372" style:family="paragraph" style:parent-style-name="Standard">
      <style:paragraph-properties fo:margin-left="0cm" fo:margin-right="0.347cm" fo:line-height="0.76cm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officeooo:paragraph-rsid="0027088b"/>
    </style:style>
    <style:style style:name="P373" style:family="paragraph" style:parent-style-name="Standard">
      <loext:graphic-properties draw:fill="none"/>
      <style:paragraph-properties fo:margin-left="0.101cm" fo:margin-right="0.3cm" fo:line-height="0.76cm" fo:text-align="justify" style:justify-single-word="false" fo:orphans="0" fo:widows="0" fo:hyphenation-ladder-count="no-limit" fo:text-indent="0cm" style:auto-text-indent="false" fo:background-color="transparent" style:vertical-align="baseline" style:snap-to-layout-grid="false" style:writing-mode="lr-tb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officeooo:paragraph-rsid="0026699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4" style:family="paragraph" style:parent-style-name="Standard">
      <loext:graphic-properties draw:fill="none"/>
      <style:paragraph-properties fo:margin-left="0.101cm" fo:margin-right="0.3cm" fo:line-height="0.76cm" fo:text-align="justify" style:justify-single-word="false" fo:orphans="0" fo:widows="0" fo:hyphenation-ladder-count="no-limit" fo:text-indent="0cm" style:auto-text-indent="false" fo:background-color="transparent" style:vertical-align="baseline" style:snap-to-layout-grid="false" style:writing-mode="lr-tb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officeooo:paragraph-rsid="0027088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5" style:family="paragraph" style:parent-style-name="Standard">
      <loext:graphic-properties draw:fill="none"/>
      <style:paragraph-properties fo:margin-left="0.101cm" fo:margin-right="0.3cm" fo:line-height="0.76cm" fo:text-align="justify" style:justify-single-word="false" fo:orphans="0" fo:widows="0" fo:hyphenation-ladder-count="no-limit" fo:text-indent="0cm" style:auto-text-indent="false" fo:background-color="transparent" style:vertical-align="baseline" style:snap-to-layout-grid="false" style:writing-mode="lr-tb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officeooo:paragraph-rsid="002d684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6" style:family="paragraph" style:parent-style-name="Header">
      <loext:graphic-properties draw:fill="none"/>
      <style:paragraph-properties fo:margin-left="0.101cm" fo:margin-right="0.4cm" fo:line-height="0.7cm" fo:orphans="2" fo:widows="2" fo:hyphenation-ladder-count="no-limit" fo:text-indent="0cm" style:auto-text-indent="false" fo:background-color="transparent" style:snap-to-layout-grid="false" style:writing-mode="lr-tb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officeooo:paragraph-rsid="0027088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7" style:family="paragraph" style:parent-style-name="Standard">
      <style:paragraph-properties fo:text-align="center" style:justify-single-word="false"/>
      <style:text-properties fo:color="#000000" loext:opacity="100%" style:font-size-complex="14pt"/>
    </style:style>
    <style:style style:name="P378" style:family="paragraph" style:parent-style-name="Standard">
      <style:paragraph-properties fo:text-align="center" style:justify-single-word="false"/>
      <style:text-properties fo:color="#000000" loext:opacity="100%" fo:font-size="14pt" style:font-size-asian="14pt" style:font-size-complex="14pt"/>
    </style:style>
    <style:style style:name="P379" style:family="paragraph" style:parent-style-name="Standard">
      <style:paragraph-properties fo:text-align="center" style:justify-single-word="false"/>
      <style:text-properties fo:color="#000000" loext:opacity="100%" fo:font-size="14pt" officeooo:paragraph-rsid="00132818" fo:background-color="#ffff00" style:font-size-asian="14pt" style:font-size-complex="14pt"/>
    </style:style>
    <style:style style:name="P380" style:family="paragraph" style:parent-style-name="Standard">
      <style:paragraph-properties fo:text-align="center" style:justify-single-word="false"/>
      <style:text-properties fo:color="#000000" loext:opacity="100%" fo:font-size="14pt" officeooo:paragraph-rsid="00132818" fo:background-color="transparent" style:font-size-asian="14pt" style:font-size-complex="14pt"/>
    </style:style>
    <style:style style:name="P381" style:family="paragraph" style:parent-style-name="Standard">
      <style:paragraph-properties fo:margin-left="0.739cm" fo:text-align="center" style:justify-single-word="false" fo:text-indent="-0.25cm" style:auto-text-indent="false"/>
      <style:text-properties fo:font-weight="bold" style:font-weight-asian="bold" style:font-size-complex="14pt"/>
    </style:style>
    <style:style style:name="P382" style:family="paragraph" style:parent-style-name="Standard">
      <style:paragraph-properties fo:text-align="end" style:justify-single-word="false"/>
      <style:text-properties fo:font-size="9pt" style:font-size-asian="9pt"/>
    </style:style>
    <style:style style:name="P383" style:family="paragraph" style:parent-style-name="Standard">
      <style:text-properties fo:font-size="9pt" style:font-size-asian="9pt"/>
    </style:style>
    <style:style style:name="P384" style:family="paragraph" style:parent-style-name="Standard">
      <style:paragraph-properties fo:text-align="justify" style:justify-single-word="false"/>
      <style:text-properties fo:font-size="9pt" style:font-size-asian="9pt"/>
    </style:style>
    <style:style style:name="P385" style:family="paragraph" style:parent-style-name="Standard">
      <style:paragraph-properties fo:line-height="0.741cm" fo:text-align="end" style:justify-single-word="false">
        <style:tab-stops>
          <style:tab-stop style:position="0.621cm"/>
        </style:tab-stops>
      </style:paragraph-properties>
      <style:text-properties fo:font-size="9pt" style:font-size-asian="9pt" style:font-size-complex="9pt"/>
    </style:style>
    <style:style style:name="P386" style:family="paragraph" style:parent-style-name="Standard">
      <style:text-properties officeooo:paragraph-rsid="00227f33"/>
    </style:style>
    <style:style style:name="P387" style:family="paragraph" style:parent-style-name="Table_20_Heading">
      <style:text-properties officeooo:paragraph-rsid="00227f33"/>
    </style:style>
    <style:style style:name="P388" style:family="paragraph" style:parent-style-name="Standard">
      <style:text-properties officeooo:paragraph-rsid="0026699c"/>
    </style:style>
    <style:style style:name="P389" style:family="paragraph" style:parent-style-name="Table_20_Heading">
      <style:text-properties officeooo:paragraph-rsid="0026699c"/>
    </style:style>
    <style:style style:name="P390" style:family="paragraph" style:parent-style-name="Standard">
      <style:text-properties officeooo:paragraph-rsid="0027088b"/>
    </style:style>
    <style:style style:name="P391" style:family="paragraph" style:parent-style-name="Table_20_Heading">
      <style:text-properties officeooo:paragraph-rsid="0027088b"/>
    </style:style>
    <style:style style:name="P392" style:family="paragraph" style:parent-style-name="Standard_20__28_WW_29_">
      <style:paragraph-properties fo:text-align="center" style:justify-single-word="false" style:snap-to-layout-grid="false"/>
      <style:text-properties officeooo:rsid="002c111c" officeooo:paragraph-rsid="002c111c"/>
    </style:style>
    <style:style style:name="P393" style:family="paragraph" style:parent-style-name="Standard">
      <style:paragraph-properties fo:text-indent="0.806cm" style:auto-text-indent="false"/>
      <style:text-properties officeooo:paragraph-rsid="00359bf1"/>
    </style:style>
    <style:style style:name="P394" style:family="paragraph" style:parent-style-name="Heading_20_4">
      <style:text-properties officeooo:paragraph-rsid="00359bf1"/>
    </style:style>
    <style:style style:name="P395" style:family="paragraph" style:parent-style-name="Standard">
      <style:paragraph-properties fo:text-indent="0.813cm" style:auto-text-indent="false"/>
      <style:text-properties officeooo:paragraph-rsid="00359bf1"/>
    </style:style>
    <style:style style:name="P396" style:family="paragraph" style:parent-style-name="Standard">
      <style:text-properties officeooo:paragraph-rsid="00359bf1"/>
    </style:style>
    <style:style style:name="P397" style:family="paragraph" style:parent-style-name="Normal_20__28_Web_29_">
      <style:paragraph-properties fo:margin-top="0cm" fo:margin-bottom="0cm" style:contextual-spacing="false" style:line-height-at-least="0.75cm" fo:text-indent="0.811cm" style:auto-text-indent="false"/>
    </style:style>
    <style:style style:name="P398" style:family="paragraph" style:parent-style-name="Header">
      <style:paragraph-properties fo:line-height="0.755cm" fo:text-align="justify" style:justify-single-word="false" fo:text-indent="0cm" style:auto-text-indent="false"/>
      <style:text-properties officeooo:rsid="0028504b" officeooo:paragraph-rsid="002a4fe6"/>
    </style:style>
    <style:style style:name="P399" style:family="paragraph" style:parent-style-name="Header">
      <style:paragraph-properties fo:line-height="0.755cm" fo:text-align="justify" style:justify-single-word="false" fo:text-indent="0.81cm" style:auto-text-indent="false"/>
      <style:text-properties officeooo:rsid="002d684f" officeooo:paragraph-rsid="002f0f68"/>
    </style:style>
    <style:style style:name="P400" style:family="paragraph" style:parent-style-name="Standard">
      <style:paragraph-properties fo:text-indent="0.813cm" style:auto-text-indent="false"/>
      <style:text-properties officeooo:rsid="003693ca" officeooo:paragraph-rsid="003693ca"/>
    </style:style>
    <style:style style:name="P40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orphans="2" fo:widows="2" fo:hyphenation-ladder-count="no-limit" fo:text-indent="0cm" style:auto-text-indent="false" fo:background-color="transparent" style:vertical-align="auto">
        <style:tab-stops/>
      </style:paragraph-properties>
      <style:text-properties fo:color="#729fcf" loext:opacity="100%" officeooo:rsid="0021e21d" officeooo:paragraph-rsid="002d684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02" style:family="paragraph" style:parent-style-name="Standard">
      <style:text-properties officeooo:paragraph-rsid="002a4fe6"/>
    </style:style>
    <style:style style:name="P403" style:family="paragraph" style:parent-style-name="Table_20_Heading">
      <style:text-properties officeooo:paragraph-rsid="002a4fe6"/>
    </style:style>
    <style:style style:name="P404" style:family="paragraph" style:parent-style-name="Standard">
      <style:text-properties officeooo:paragraph-rsid="0038c2de"/>
    </style:style>
    <style:style style:name="P405" style:family="paragraph" style:parent-style-name="Standard_20__28_WW_29_">
      <style:paragraph-properties fo:text-align="center" style:justify-single-word="false" style:snap-to-layout-grid="false"/>
      <style:text-properties officeooo:rsid="0038c2de" officeooo:paragraph-rsid="0038c2de"/>
    </style:style>
    <style:style style:name="P406" style:family="paragraph" style:parent-style-name="Header">
      <style:paragraph-properties>
        <style:tab-stops/>
      </style:paragraph-properties>
      <style:text-properties officeooo:paragraph-rsid="003cd18d"/>
    </style:style>
    <style:style style:name="P407" style:family="paragraph" style:parent-style-name="Header">
      <style:paragraph-properties fo:text-align="center" style:justify-single-word="false">
        <style:tab-stops/>
      </style:paragraph-properties>
      <style:text-properties officeooo:paragraph-rsid="003cd18d"/>
    </style:style>
    <style:style style:name="P408" style:family="paragraph" style:parent-style-name="Standard" style:list-style-name="">
      <style:paragraph-properties fo:margin-left="0cm" fo:margin-top="0cm" fo:margin-bottom="0.21cm" style:contextual-spacing="false" fo:text-indent="0cm" style:auto-text-indent="false" fo:keep-with-next="always"/>
      <style:text-properties style:font-size-complex="14pt"/>
    </style:style>
    <style:style style:name="P409" style:family="paragraph" style:parent-style-name="Standard" style:master-page-name="Converted1">
      <style:paragraph-properties fo:margin-right="0.245cm" fo:text-align="end" style:justify-single-word="false" style:page-number="auto"/>
      <style:text-properties fo:font-size="12pt" officeooo:paragraph-rsid="003cd18d" style:font-size-asian="12pt"/>
    </style:style>
    <style:style style:name="P410" style:family="paragraph" style:parent-style-name="Standard">
      <style:paragraph-properties fo:margin-right="0.496cm" fo:text-align="end" style:justify-single-word="false"/>
      <style:text-properties fo:font-size="12pt" officeooo:paragraph-rsid="003cd18d" style:font-size-asian="12pt"/>
    </style:style>
    <style:style style:name="P411" style:family="paragraph" style:parent-style-name="Standard">
      <style:paragraph-properties fo:text-align="center" style:justify-single-word="false"/>
      <style:text-properties fo:font-size="14pt" officeooo:paragraph-rsid="00132818" fo:background-color="transparent" style:font-size-asian="14pt" style:font-size-complex="14pt"/>
    </style:style>
    <style:style style:name="P412" style:family="paragraph" style:parent-style-name="Standard">
      <style:paragraph-properties fo:text-align="center" style:justify-single-word="false"/>
      <style:text-properties fo:color="#000000" loext:opacity="100%" fo:font-size="14pt" officeooo:paragraph-rsid="00132818" fo:background-color="transparent" style:font-size-asian="14pt" style:font-size-complex="14pt"/>
    </style:style>
    <style:style style:name="P413" style:family="paragraph" style:parent-style-name="Standard">
      <style:paragraph-properties fo:margin-right="-0.25cm" fo:margin-top="0cm" fo:margin-bottom="0cm" style:contextual-spacing="false" fo:text-align="end" style:justify-single-word="false"/>
    </style:style>
    <style:style style:name="P414" style:family="paragraph" style:parent-style-name="Standard">
      <style:paragraph-properties fo:margin-right="-0.25cm"/>
      <style:text-properties fo:color="#ff0000" loext:opacity="100%" officeooo:paragraph-rsid="003cd18d"/>
    </style:style>
    <style:style style:name="P415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416" style:family="paragraph" style:parent-style-name="Standard">
      <style:paragraph-properties fo:text-align="center" style:justify-single-word="false"/>
      <style:text-properties fo:font-size="10pt" officeooo:paragraph-rsid="003cd18d" style:font-size-asian="10pt"/>
    </style:style>
    <style:style style:name="P417" style:family="paragraph" style:parent-style-name="Standard">
      <style:text-properties fo:font-size="10pt" style:font-size-asian="10pt"/>
    </style:style>
    <style:style style:name="P418" style:family="paragraph" style:parent-style-name="Standard">
      <style:text-properties fo:font-size="10pt" officeooo:paragraph-rsid="003cd18d" style:font-size-asian="10pt"/>
    </style:style>
    <style:style style:name="P419" style:family="paragraph" style:parent-style-name="Standard">
      <style:paragraph-properties fo:text-align="center" style:justify-single-word="false"/>
      <style:text-properties fo:font-size="8pt" officeooo:paragraph-rsid="003cd18d" style:font-size-asian="8pt" style:font-size-complex="8pt"/>
    </style:style>
    <style:style style:name="P420" style:family="paragraph" style:parent-style-name="Standard">
      <style:paragraph-properties fo:text-align="center" style:justify-single-word="false"/>
      <style:text-properties fo:font-size="11pt" officeooo:paragraph-rsid="003cd18d" style:font-size-asian="11pt"/>
    </style:style>
    <style:style style:name="P421" style:family="paragraph" style:parent-style-name="Standard">
      <style:paragraph-properties fo:text-align="center" style:justify-single-word="false"/>
      <style:text-properties fo:font-size="16pt" officeooo:paragraph-rsid="003cd18d" style:font-size-asian="16pt" style:font-size-complex="16pt"/>
    </style:style>
    <style:style style:name="P422" style:family="paragraph" style:parent-style-name="Standard">
      <style:text-properties officeooo:paragraph-rsid="003cd18d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background-color="transparent" loext:char-shading-value="0" style:font-size-asian="12pt" style:font-size-complex="12pt"/>
    </style:style>
    <style:style style:name="T4" style:family="text">
      <style:text-properties style:text-position="super 58%"/>
    </style:style>
    <style:style style:name="T5" style:family="text">
      <style:text-properties style:text-position="super 58%" style:font-size-complex="14pt"/>
    </style:style>
    <style:style style:name="T6" style:family="text">
      <style:text-properties style:text-position="super 58%" officeooo:rsid="00243ad4"/>
    </style:style>
    <style:style style:name="T7" style:family="text">
      <style:text-properties fo:font-size="10pt" style:font-size-asian="10pt"/>
    </style:style>
    <style:style style:name="T8" style:family="text">
      <style:text-properties fo:font-size="10pt" officeooo:rsid="0017f330" style:font-size-asian="10pt"/>
    </style:style>
    <style:style style:name="T9" style:family="text">
      <style:text-properties fo:font-size="10pt" officeooo:rsid="002d684f" style:font-size-asian="10pt"/>
    </style:style>
    <style:style style:name="T10" style:family="text">
      <style:text-properties fo:font-size="10pt" fo:language="ru" fo:country="RU" officeooo:rsid="0017f330" style:font-size-asian="10pt"/>
    </style:style>
    <style:style style:name="T11" style:family="text">
      <style:text-properties fo:font-size="14pt" fo:font-weight="normal" style:font-size-asian="14pt" style:font-weight-asian="normal" style:font-size-complex="16pt" style:font-weight-complex="normal"/>
    </style:style>
    <style:style style:name="T12" style:family="text">
      <style:text-properties fo:font-size="14pt" fo:language="en" fo:country="US" fo:font-weight="normal" style:font-size-asian="14pt" style:font-weight-asian="normal" style:font-size-complex="16pt" style:font-weight-complex="normal"/>
    </style:style>
    <style:style style:name="T13" style:family="text">
      <style:text-properties fo:font-size="14pt" fo:language="ru" fo:country="RU" fo:font-weight="normal" style:font-size-asian="14pt" style:font-weight-asian="normal" style:font-size-complex="16pt" style:font-weight-complex="normal"/>
    </style:style>
    <style:style style:name="T14" style:family="text">
      <style:text-properties fo:font-size="14pt" style:font-size-asian="1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officeooo:rsid="0038c2de" style:font-size-asian="14pt" style:font-size-complex="14pt"/>
    </style:style>
    <style:style style:name="T17" style:family="text">
      <style:text-properties fo:color="#000000" loext:opacity="100%" fo:font-size="14pt" style:font-size-asian="14pt" style:font-size-complex="14pt"/>
    </style:style>
    <style:style style:name="T18" style:family="text">
      <style:text-properties fo:color="#000000" loext:opacity="100%" fo:font-size="14pt" fo:background-color="transparent" loext:char-shading-value="0" style:font-size-asian="14pt" style:font-size-complex="14pt"/>
    </style:style>
    <style:style style:name="T19" style:family="text">
      <style:text-properties fo:color="#000000" loext:opacity="100%" fo:background-color="transparent" loext:char-shading-value="0"/>
    </style:style>
    <style:style style:name="T20" style:family="text">
      <style:text-properties fo:color="#000000" loext:opacity="100%" style:text-position="0% 100%" style:font-name="Times New Roman1" fo:font-size="16pt" fo:letter-spacing="-0.004cm" fo:language="ru" fo:country="RU" fo:font-style="normal" style:text-underline-style="none" fo:font-weight="normal" officeooo:rsid="001b9571" style:letter-kerning="true" fo:background-color="#ffffff" loext:char-shading-value="0" style:font-name-asian="Times New Roman1" style:font-size-asian="16pt" style:language-asian="ru" style:country-asian="RU" style:font-style-asian="normal" style:font-weight-asian="normal" style:font-name-complex="Times New Roman" style:font-size-complex="16pt" style:language-complex="ar" style:country-complex="SA" style:font-style-complex="normal" style:font-weight-complex="normal"/>
    </style:style>
    <style:style style:name="T21" style:family="text">
      <style:text-properties fo:color="#000000" loext:opacity="100%" style:text-position="0% 100%" style:font-name="Times New Roman1" fo:font-size="16pt" fo:letter-spacing="-0.004cm" fo:language="ru" fo:country="RU" fo:font-style="normal" style:text-underline-style="none" fo:font-weight="normal" officeooo:rsid="0023bc35" style:letter-kerning="true" fo:background-color="#ffffff" loext:char-shading-value="0" style:font-name-asian="Times New Roman1" style:font-size-asian="16pt" style:language-asian="ru" style:country-asian="RU" style:font-style-asian="normal" style:font-weight-asian="normal" style:font-name-complex="Times New Roman" style:font-size-complex="16pt" style:language-complex="ar" style:country-complex="SA" style:font-style-complex="normal" style:font-weight-complex="normal"/>
    </style:style>
    <style:style style:name="T22" style:family="text">
      <style:text-properties fo:color="#000000" loext:opacity="100%" style:text-position="0% 100%" style:font-name="Times New Roman1" fo:font-size="16pt" fo:letter-spacing="-0.004cm" fo:language="ru" fo:country="RU" fo:font-style="normal" style:text-underline-style="none" fo:font-weight="normal" officeooo:rsid="0026699c" style:letter-kerning="true" fo:background-color="#ffffff" loext:char-shading-value="0" style:font-name-asian="Times New Roman1" style:font-size-asian="16pt" style:language-asian="ru" style:country-asian="RU" style:font-style-asian="normal" style:font-weight-asian="normal" style:font-name-complex="Times New Roman" style:font-size-complex="16pt" style:language-complex="ar" style:country-complex="SA" style:font-style-complex="normal" style:font-weight-complex="normal"/>
    </style:style>
    <style:style style:name="T23" style:family="text">
      <style:text-properties fo:color="#000000" loext:opacity="100%" style:text-position="0% 100%" style:font-name="Times New Roman1" fo:font-size="16pt" fo:letter-spacing="-0.004cm" fo:language="ru" fo:country="RU" fo:font-style="normal" style:text-underline-style="none" fo:font-weight="normal" officeooo:rsid="0027088b" style:letter-kerning="true" fo:background-color="#ffffff" loext:char-shading-value="0" style:font-name-asian="Times New Roman1" style:font-size-asian="16pt" style:language-asian="ru" style:country-asian="RU" style:font-style-asian="normal" style:font-weight-asian="normal" style:font-name-complex="Times New Roman" style:font-size-complex="16pt" style:language-complex="ar" style:country-complex="SA" style:font-style-complex="normal" style:font-weight-complex="normal"/>
    </style:style>
    <style:style style:name="T24" style:family="text">
      <style:text-properties fo:color="#000000" loext:opacity="100%" style:text-position="0% 100%" style:font-name="Times New Roman1" fo:font-size="14pt" fo:letter-spacing="-0.004cm" fo:language="ru" fo:country="RU" fo:font-style="normal" style:text-underline-style="none" fo:font-weight="normal" officeooo:rsid="001b9571" style:letter-kerning="true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5" style:family="text">
      <style:text-properties fo:color="#000000" loext:opacity="100%" style:text-position="0% 100%" style:font-name="Times New Roman1" fo:font-size="14pt" fo:letter-spacing="-0.004cm" fo:language="ru" fo:country="RU" fo:font-style="normal" style:text-underline-style="none" fo:font-weight="normal" officeooo:rsid="00365a33" style:letter-kerning="true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6" style:family="text">
      <style:text-properties fo:color="#000000" loext:opacity="100%" style:text-position="0% 100%" style:font-name="Times New Roman1" fo:font-size="14pt" fo:letter-spacing="-0.004cm" fo:language="ru" fo:country="RU" fo:font-style="normal" style:text-underline-style="none" fo:font-weight="normal" officeooo:rsid="00321fab" style:letter-kerning="true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7" style:family="text">
      <style:text-properties fo:color="#000000" loext:opacity="100%" style:text-position="0% 100%" style:font-name="Times New Roman1" fo:font-size="14pt" fo:letter-spacing="-0.004cm" fo:language="ru" fo:country="RU" fo:font-style="normal" style:text-underline-style="none" fo:font-weight="normal" officeooo:rsid="003d2d6f" style:letter-kerning="true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8" style:family="text">
      <style:text-properties fo:color="#000000" loext:opacity="100%" style:text-position="0% 100%" style:font-name="Times New Roman1" fo:font-size="14pt" fo:letter-spacing="-0.004cm" fo:language="ru" fo:country="RU" fo:font-style="normal" style:text-underline-style="none" fo:font-weight="normal" officeooo:rsid="00382c46" style:letter-kerning="true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9" style:family="text">
      <style:text-properties fo:color="#000000" loext:opacity="100%" style:text-position="0% 100%" style:font-name="Times New Roman1" fo:font-size="14pt" fo:letter-spacing="-0.004cm" fo:language="ru" fo:country="RU" fo:font-style="normal" style:text-underline-style="none" fo:font-weight="normal" officeooo:rsid="0154d083" style:letter-kerning="true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30" style:family="text">
      <style:text-properties fo:color="#000000" loext:opacity="100%" style:text-position="0% 100%" style:font-name="Times New Roman1" fo:font-size="14pt" fo:letter-spacing="-0.004cm" fo:language="ru" fo:country="RU" fo:font-style="normal" style:text-underline-style="none" fo:font-weight="normal" officeooo:rsid="002474ee" style:letter-kerning="true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31" style:family="text">
      <style:text-properties fo:color="#000000" loext:opacity="100%" style:text-position="0% 100%" style:font-name="Times New Roman1" fo:font-size="14pt" fo:letter-spacing="-0.004cm" fo:language="ru" fo:country="RU" fo:font-style="normal" style:text-underline-style="none" fo:font-weight="normal" officeooo:rsid="00401b3d" style:letter-kerning="true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32" style:family="text">
      <style:text-properties fo:color="#000000" loext:opacity="100%" style:text-position="0% 100%" style:font-name="Times New Roman1" fo:font-size="14pt" fo:letter-spacing="-0.004cm" fo:language="ru" fo:country="RU" fo:font-style="normal" style:text-underline-style="none" fo:font-weight="normal" officeooo:rsid="00c1f6ca" style:letter-kerning="true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33" style:family="text">
      <style:text-properties fo:color="#000000" loext:opacity="100%" style:text-position="0% 100%" style:font-name="Times New Roman1" fo:font-size="14pt" fo:letter-spacing="-0.004cm" fo:language="ru" fo:country="RU" fo:font-style="normal" style:text-underline-style="none" fo:font-weight="normal" officeooo:rsid="003840c0" style:letter-kerning="true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34" style:family="text">
      <style:text-properties fo:color="#000000" loext:opacity="100%" style:text-position="0% 100%" style:font-name="Times New Roman1" fo:font-size="14pt" fo:letter-spacing="-0.004cm" fo:language="ru" fo:country="RU" fo:font-style="normal" style:text-underline-style="none" fo:font-weight="normal" officeooo:rsid="0015d9c0" style:letter-kerning="true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35" style:family="text">
      <style:text-properties fo:color="#000000" loext:opacity="100%" style:text-position="0% 100%" style:font-name="Times New Roman1" fo:font-size="14pt" fo:letter-spacing="-0.004cm" fo:language="ru" fo:country="RU" fo:font-style="normal" style:text-underline-style="none" fo:font-weight="normal" officeooo:rsid="0027088b" style:letter-kerning="true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36" style:family="text">
      <style:text-properties fo:color="#000000" loext:opacity="100%" style:text-position="0% 100%" style:font-name="Times New Roman1" fo:font-size="14pt" fo:letter-spacing="-0.004cm" fo:language="ru" fo:country="RU" fo:font-style="normal" style:text-underline-style="none" fo:font-weight="normal" officeooo:rsid="0028504b" style:letter-kerning="true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37" style:family="text">
      <style:text-properties fo:color="#000000" loext:opacity="100%" style:text-position="0% 100%" style:font-name="Times New Roman1" fo:font-size="14pt" fo:letter-spacing="-0.004cm" fo:language="ru" fo:country="RU" fo:font-style="normal" style:text-underline-style="none" fo:font-weight="normal" officeooo:rsid="00377b7f" style:letter-kerning="true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38" style:family="text">
      <style:text-properties fo:color="#000000" loext:opacity="100%" style:text-position="0% 100%" style:font-name="Times New Roman1" fo:font-size="14pt" fo:letter-spacing="-0.004cm" fo:language="ru" fo:country="RU" fo:font-style="normal" style:text-underline-style="none" fo:font-weight="normal" officeooo:rsid="0038b54e" style:letter-kerning="true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39" style:family="text">
      <style:text-properties fo:color="#000000" loext:opacity="100%" style:text-position="0% 100%" style:font-name="Times New Roman1" fo:font-size="14pt" fo:letter-spacing="-0.004cm" fo:language="ru" fo:country="RU" fo:font-style="normal" style:text-underline-style="none" fo:font-weight="normal" officeooo:rsid="0038c2de" style:letter-kerning="true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40" style:family="text">
      <style:text-properties fo:color="#000000" loext:opacity="100%" style:text-position="0% 100%" style:font-name="Times New Roman1" fo:font-size="14pt" fo:letter-spacing="-0.004cm" fo:language="ru" fo:country="RU" fo:font-style="normal" style:text-underline-style="none" fo:font-weight="normal" officeooo:rsid="002f3ac3" style:letter-kerning="true" fo:background-color="#ffffff" loext:char-shading-value="0" style:font-name-asian="Times New Roman1" style:font-size-asian="14pt" style:language-asian="zh" style:country-asian="CN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41" style:family="text">
      <style:text-properties fo:color="#000000" loext:opacity="100%" style:text-position="0% 100%" style:font-name="Times New Roman1" fo:font-size="14pt" fo:letter-spacing="-0.004cm" fo:language="ru" fo:country="RU" fo:font-style="normal" style:text-underline-style="none" fo:font-weight="normal" officeooo:rsid="002474ee" style:letter-kerning="true" fo:background-color="#ffffff" loext:char-shading-value="0" style:font-name-asian="Times New Roman1" style:font-size-asian="14pt" style:language-asian="zh" style:country-asian="CN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42" style:family="text">
      <style:text-properties fo:color="#000000" loext:opacity="100%" style:text-position="0% 100%" style:font-name="Times New Roman1" fo:font-size="14pt" fo:letter-spacing="-0.004cm" fo:language="ru" fo:country="RU" fo:font-style="normal" style:text-underline-style="none" fo:font-weight="normal" officeooo:rsid="002f3ac3" style:letter-kerning="true" fo:background-color="#ffffff" loext:char-shading-value="0" style:font-name-asian="Times New Roman1" style:font-size-asian="14pt" style:language-asian="zh" style:country-asian="CN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43" style:family="text">
      <style:text-properties fo:color="#000000" loext:opacity="100%" style:text-position="0% 100%" style:font-name="Times New Roman1" fo:font-size="14pt" fo:letter-spacing="-0.004cm" fo:language="ru" fo:country="RU" fo:font-style="normal" style:text-underline-style="none" fo:font-weight="normal" officeooo:rsid="0035eb9d" style:letter-kerning="true" fo:background-color="#ffffff" loext:char-shading-value="0" style:font-name-asian="Arial Unicode MS" style:font-size-asian="14pt" style:language-asian="ru" style:country-asian="RU" style:font-style-asian="normal" style:font-weight-asian="normal" style:font-name-complex="Tahoma" style:font-size-complex="14pt" style:language-complex="ar" style:country-complex="SA" style:font-style-complex="normal" style:font-weight-complex="normal"/>
    </style:style>
    <style:style style:name="T44" style:family="text">
      <style:text-properties fo:color="#000000" loext:opacity="100%" style:text-position="0% 100%" style:font-name="Times New Roman1" fo:font-size="14pt" fo:letter-spacing="-0.004cm" fo:language="ru" fo:country="RU" fo:font-style="normal" style:text-underline-style="none" fo:font-weight="normal" officeooo:rsid="00365a33" style:letter-kerning="true" fo:background-color="#ffffff" loext:char-shading-value="0" style:font-name-asian="Arial Unicode MS" style:font-size-asian="14pt" style:language-asian="ru" style:country-asian="RU" style:font-style-asian="normal" style:font-weight-asian="normal" style:font-name-complex="Tahoma" style:font-size-complex="14pt" style:language-complex="ar" style:country-complex="SA" style:font-style-complex="normal" style:font-weight-complex="normal"/>
    </style:style>
    <style:style style:name="T45" style:family="text">
      <style:text-properties fo:color="#000000" loext:opacity="100%" style:text-position="0% 100%" style:font-name="Times New Roman1" fo:font-size="14pt" fo:letter-spacing="-0.004cm" fo:language="ru" fo:country="RU" fo:font-style="normal" style:text-underline-style="none" fo:font-weight="normal" officeooo:rsid="00382c46" style:letter-kerning="true" fo:background-color="#ffffff" loext:char-shading-value="0" style:font-name-asian="Arial Unicode MS" style:font-size-asian="14pt" style:language-asian="ru" style:country-asian="RU" style:font-style-asian="normal" style:font-weight-asian="normal" style:font-name-complex="Tahoma" style:font-size-complex="14pt" style:language-complex="ar" style:country-complex="SA" style:font-style-complex="normal" style:font-weight-complex="normal"/>
    </style:style>
    <style:style style:name="T46" style:family="text">
      <style:text-properties fo:color="#000000" loext:opacity="100%" style:text-position="0% 100%" style:font-name="Times New Roman1" fo:font-size="14pt" fo:letter-spacing="-0.004cm" fo:language="ru" fo:country="RU" fo:font-style="normal" style:text-underline-style="none" fo:font-weight="normal" officeooo:rsid="003840c0" style:letter-kerning="true" fo:background-color="#ffffff" loext:char-shading-value="0" style:font-name-asian="Arial Unicode MS" style:font-size-asian="14pt" style:language-asian="ru" style:country-asian="RU" style:font-style-asian="normal" style:font-weight-asian="normal" style:font-name-complex="Tahoma" style:font-size-complex="14pt" style:language-complex="ar" style:country-complex="SA" style:font-style-complex="normal" style:font-weight-complex="normal"/>
    </style:style>
    <style:style style:name="T47" style:family="text">
      <style:text-properties fo:color="#000000" loext:opacity="100%" style:text-position="0% 100%" style:font-name="Times New Roman1" fo:font-size="14pt" fo:letter-spacing="-0.004cm" fo:language="ru" fo:country="RU" fo:font-style="normal" style:text-underline-style="none" fo:font-weight="normal" officeooo:rsid="001b9571" style:letter-kerning="true" fo:background-color="#ffffff" loext:char-shading-value="0" style:font-name-asian="Arial Unicode MS" style:font-size-asian="14pt" style:language-asian="ru" style:country-asian="RU" style:font-style-asian="normal" style:font-weight-asian="normal" style:font-name-complex="Tahoma" style:font-size-complex="14pt" style:language-complex="ar" style:country-complex="SA" style:font-style-complex="normal" style:font-weight-complex="normal"/>
    </style:style>
    <style:style style:name="T48" style:family="text">
      <style:text-properties fo:color="#000000" loext:opacity="100%" style:text-position="0% 100%" style:font-name="Times New Roman1" fo:font-size="14pt" fo:letter-spacing="-0.004cm" fo:language="ru" fo:country="RU" fo:font-style="normal" style:text-underline-style="none" fo:font-weight="normal" officeooo:rsid="02099184" style:letter-kerning="true" fo:background-color="#ffffff" loext:char-shading-value="0" style:font-name-asian="Arial Unicode MS" style:font-size-asian="14pt" style:language-asian="ru" style:country-asian="RU" style:font-style-asian="normal" style:font-weight-asian="normal" style:font-name-complex="Tahoma" style:font-size-complex="14pt" style:language-complex="ar" style:country-complex="SA" style:font-style-complex="normal" style:font-weight-complex="normal"/>
    </style:style>
    <style:style style:name="T49" style:family="text">
      <style:text-properties fo:color="#000000" loext:opacity="100%" style:text-position="0% 100%" style:font-name="Times New Roman1" fo:font-size="14pt" fo:letter-spacing="-0.004cm" fo:language="ru" fo:country="RU" fo:font-style="normal" style:text-underline-style="none" fo:font-weight="normal" officeooo:rsid="0027088b" style:letter-kerning="true" fo:background-color="#ffffff" loext:char-shading-value="0" style:font-name-asian="Arial Unicode MS" style:font-size-asian="14pt" style:language-asian="ru" style:country-asian="RU" style:font-style-asian="normal" style:font-weight-asian="normal" style:font-name-complex="Tahoma" style:font-size-complex="14pt" style:language-complex="ar" style:country-complex="SA" style:font-style-complex="normal" style:font-weight-complex="normal"/>
    </style:style>
    <style:style style:name="T50" style:family="text">
      <style:text-properties fo:color="#000000" loext:opacity="100%" style:text-position="0% 100%" style:font-name="Times New Roman1" fo:font-size="14pt" fo:letter-spacing="-0.004cm" fo:language="ru" fo:country="RU" fo:font-style="normal" style:text-underline-style="none" fo:font-weight="normal" officeooo:rsid="001b9571" style:letter-kerning="true" fo:background-color="transparent" loext:char-shading-value="0" style:font-name-asian="Times New Roman1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51" style:family="text">
      <style:text-properties fo:color="#000000" loext:opacity="100%" style:text-position="0% 100%" style:font-name="Times New Roman1" fo:font-size="14pt" fo:letter-spacing="-0.004cm" fo:language="ru" fo:country="RU" fo:font-style="normal" style:text-underline-style="none" fo:font-weight="normal" officeooo:rsid="00163b79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52" style:family="text">
      <style:text-properties fo:color="#000000" loext:opacity="100%" style:text-position="0% 100%" style:font-name="Times New Roman1" fo:font-size="14pt" fo:letter-spacing="-0.004cm" fo:language="ru" fo:country="RU" fo:font-style="normal" style:text-underline-style="none" fo:font-weight="normal" officeooo:rsid="001d07ec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53" style:family="text">
      <style:text-properties fo:color="#000000" loext:opacity="100%" style:text-position="0% 100%" style:font-name="Times New Roman1" fo:font-size="14pt" fo:letter-spacing="-0.004cm" fo:language="ru" fo:country="RU" fo:font-style="normal" style:text-underline-style="none" fo:font-weight="normal" officeooo:rsid="0154cfb3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54" style:family="text">
      <style:text-properties fo:color="#000000" loext:opacity="100%" style:text-position="0% 100%" style:font-name="Times New Roman1" fo:font-size="14pt" fo:letter-spacing="-0.004cm" fo:language="ru" fo:country="RU" fo:font-style="normal" style:text-underline-style="none" fo:font-weight="normal" officeooo:rsid="001b9571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55" style:family="text">
      <style:text-properties fo:color="#000000" loext:opacity="100%" style:text-position="0% 100%" style:font-name="Times New Roman1" fo:font-size="14pt" fo:letter-spacing="-0.004cm" fo:language="ru" fo:country="RU" fo:font-style="normal" style:text-underline-style="none" fo:font-weight="normal" officeooo:rsid="003840c0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56" style:family="text">
      <style:text-properties fo:color="#000000" loext:opacity="100%" style:text-position="0% 100%" style:font-name="Times New Roman1" fo:font-size="14pt" fo:letter-spacing="-0.004cm" fo:language="ru" fo:country="RU" fo:font-style="normal" style:text-underline-style="none" fo:font-weight="normal" officeooo:rsid="002474ee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57" style:family="text">
      <style:text-properties fo:color="#000000" loext:opacity="100%" style:text-position="0% 100%" style:font-name="Times New Roman1" fo:font-size="14pt" fo:letter-spacing="-0.004cm" fo:language="ru" fo:country="RU" fo:font-style="normal" style:text-underline-style="none" fo:font-weight="normal" officeooo:rsid="0027088b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58" style:family="text">
      <style:text-properties fo:color="#000000" loext:opacity="100%" style:text-position="0% 100%" style:font-name="Times New Roman1" fo:font-size="14pt" fo:letter-spacing="-0.004cm" fo:language="ru" fo:country="RU" fo:font-style="normal" style:text-underline-style="none" fo:font-weight="normal" officeooo:rsid="0028504b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59" style:family="text">
      <style:text-properties fo:color="#000000" loext:opacity="100%" style:text-position="0% 100%" style:font-name="Times New Roman1" fo:font-size="14pt" fo:letter-spacing="-0.004cm" fo:language="ru" fo:country="RU" fo:font-style="normal" style:text-underline-style="none" fo:font-weight="normal" officeooo:rsid="0038b54e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60" style:family="text">
      <style:text-properties fo:color="#000000" loext:opacity="100%" style:text-position="0% 100%" style:font-name="Times New Roman1" fo:font-size="14pt" fo:letter-spacing="-0.004cm" fo:language="ru" fo:country="RU" fo:font-style="normal" style:text-underline-style="none" fo:font-weight="normal" officeooo:rsid="0038c2de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61" style:family="text">
      <style:text-properties fo:color="#000000" loext:opacity="100%" style:text-position="0% 100%" style:font-name="Times New Roman1" fo:font-size="14pt" fo:letter-spacing="-0.004cm" fo:language="ru" fo:country="RU" fo:font-style="normal" style:text-underline-style="none" fo:font-weight="normal" officeooo:rsid="00163b79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62" style:family="text">
      <style:text-properties fo:color="#000000" loext:opacity="100%" style:text-position="0% 100%" style:font-name="Times New Roman1" fo:font-size="14pt" fo:letter-spacing="-0.004cm" fo:language="ru" fo:country="RU" fo:font-style="normal" style:text-underline-style="none" fo:font-weight="normal" officeooo:rsid="0154cfb3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63" style:family="text">
      <style:text-properties fo:color="#000000" loext:opacity="100%" style:text-position="0% 100%" style:font-name="Times New Roman1" fo:font-size="14pt" fo:letter-spacing="-0.004cm" fo:language="en" fo:country="US" fo:font-style="normal" style:text-underline-style="none" fo:font-weight="normal" officeooo:rsid="001d07ec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64" style:family="text">
      <style:text-properties fo:color="#000000" loext:opacity="100%" style:text-position="0% 100%" style:font-name="Times New Roman1" fo:font-size="14pt" fo:letter-spacing="-0.004cm" fo:language="en" fo:country="US" fo:font-style="normal" style:text-underline-style="none" fo:font-weight="normal" officeooo:rsid="00163b79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65" style:family="text">
      <style:text-properties fo:color="#000000" loext:opacity="100%" style:text-position="0% 100%" style:font-name="Times New Roman1" fo:font-size="14pt" fo:letter-spacing="-0.004cm" fo:language="en" fo:country="US" fo:font-style="normal" style:text-underline-style="none" fo:font-weight="normal" officeooo:rsid="00321fab" style:letter-kerning="true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66" style:family="text">
      <style:text-properties fo:color="#000000" loext:opacity="100%" style:text-position="0% 100%" style:font-name="Times New Roman1" fo:font-size="14pt" fo:letter-spacing="-0.011cm" fo:language="ru" fo:country="RU" fo:font-style="normal" style:text-underline-style="none" fo:font-weight="normal" officeooo:rsid="02099184" fo:background-color="#ffffff" loext:char-shading-value="0" style:font-name-asian="Times New Roman1" style:font-size-asian="14pt" style:language-asian="zh" style:country-asian="CN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67" style:family="text">
      <style:text-properties fo:color="#000000" loext:opacity="100%" style:text-position="0% 100%" style:font-name="Times New Roman1" fo:font-size="14pt" fo:letter-spacing="-0.011cm" fo:language="ru" fo:country="RU" fo:font-style="normal" style:text-underline-style="none" fo:font-weight="normal" officeooo:rsid="00163b79" fo:background-color="#ffffff" loext:char-shading-value="0" style:font-name-asian="Times New Roman1" style:font-size-asian="14pt" style:language-asian="zh" style:country-asian="CN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68" style:family="text">
      <style:text-properties fo:color="#000000" loext:opacity="100%" style:text-position="0% 100%" style:font-name="Times New Roman1" fo:font-size="14pt" fo:letter-spacing="normal" fo:language="ru" fo:country="RU" fo:font-style="normal" style:text-underline-style="none" fo:font-weight="normal" officeooo:rsid="00163b79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69" style:family="text">
      <style:text-properties fo:color="#000000" loext:opacity="100%" style:text-position="0% 100%" style:font-name="Times New Roman1" fo:font-size="14pt" officeooo:rsid="00dfe08d" style:letter-kerning="false" style:font-size-asian="14pt" style:font-name-complex="Times New Roman1" style:font-size-complex="14pt"/>
    </style:style>
    <style:style style:name="T70" style:family="text">
      <style:text-properties fo:color="#000000" loext:opacity="100%" style:text-position="0% 100%" style:font-name="Times New Roman1" fo:font-size="14pt" officeooo:rsid="002d684f" style:letter-kerning="false" style:font-size-asian="14pt" style:font-name-complex="Times New Roman1" style:font-size-complex="14pt"/>
    </style:style>
    <style:style style:name="T71" style:family="text">
      <style:text-properties fo:color="#000000" loext:opacity="100%" style:text-position="0% 100%" style:font-name="Times New Roman1" fo:font-size="14pt" officeooo:rsid="0038c2de" style:letter-kerning="false" style:font-size-asian="14pt" style:font-name-complex="Times New Roman1" style:font-size-complex="14pt"/>
    </style:style>
    <style:style style:name="T72" style:family="text">
      <style:text-properties fo:color="#000000" loext:opacity="100%" style:text-position="0% 100%" style:font-name="Times New Roman1" fo:font-size="14pt" fo:language="ru" fo:country="RU" fo:font-style="normal" officeooo:rsid="002d684f" style:letter-kerning="false" fo:background-color="transparent" loext:char-shading-value="0" style:font-name-asian="Times New Roman1" style:font-size-asian="14pt" style:font-style-asian="normal" style:font-name-complex="Times New Roman1" style:font-style-complex="normal"/>
    </style:style>
    <style:style style:name="T73" style:family="text">
      <style:text-properties fo:color="#000000" loext:opacity="100%" style:text-position="0% 100%" style:font-name="Times New Roman1" fo:font-size="14pt" fo:language="ru" fo:country="RU" fo:font-style="normal" style:letter-kerning="false" fo:background-color="transparent" loext:char-shading-value="0" style:font-name-asian="Times New Roman1" style:font-size-asian="14pt" style:language-asian="ko" style:country-asian="KR" style:font-style-asian="normal" style:font-name-complex="Times New Roman1" style:font-size-complex="14pt" style:language-complex="ar" style:country-complex="SA" style:font-style-complex="normal"/>
    </style:style>
    <style:style style:name="T74" style:family="text">
      <style:text-properties fo:color="#000000" loext:opacity="100%" style:text-position="0% 100%" style:font-name="Times New Roman1" fo:font-size="14pt" fo:language="ru" fo:country="RU" fo:font-style="normal" officeooo:rsid="002d684f" style:letter-kerning="false" fo:background-color="transparent" loext:char-shading-value="0" style:font-name-asian="Times New Roman1" style:font-size-asian="14pt" style:language-asian="ko" style:country-asian="KR" style:font-style-asian="normal" style:font-name-complex="Times New Roman1" style:font-size-complex="14pt" style:language-complex="ar" style:country-complex="SA" style:font-style-complex="normal"/>
    </style:style>
    <style:style style:name="T75" style:family="text">
      <style:text-properties fo:color="#000000" loext:opacity="100%" style:text-position="0% 100%" style:font-name="Times New Roman1" fo:font-size="14pt" fo:language="ru" fo:country="RU" fo:font-style="normal" officeooo:rsid="0038c2de" style:letter-kerning="false" fo:background-color="transparent" loext:char-shading-value="0" style:font-name-asian="Times New Roman1" style:font-size-asian="14pt" style:language-asian="ko" style:country-asian="KR" style:font-style-asian="normal" style:font-name-complex="Times New Roman1" style:font-size-complex="14pt" style:language-complex="ar" style:country-complex="SA" style:font-style-complex="normal"/>
    </style:style>
    <style:style style:name="T76" style:family="text">
      <style:text-properties fo:color="#000000" loext:opacity="100%" style:text-position="0% 100%" style:font-name="Times New Roman1" fo:font-size="13pt" fo:letter-spacing="-0.004cm" fo:language="ru" fo:country="RU" fo:font-style="normal" style:text-underline-style="none" fo:font-weight="normal" officeooo:rsid="001b9571" style:letter-kerning="true" fo:background-color="#ffffff" loext:char-shading-value="0" style:font-name-asian="Times New Roman1" style:font-size-asian="13pt" style:language-asian="ru" style:country-asian="RU" style:font-style-asian="normal" style:font-weight-asian="normal" style:font-name-complex="Times New Roman" style:font-size-complex="13pt" style:language-complex="ar" style:country-complex="SA" style:font-style-complex="normal" style:font-weight-complex="normal"/>
    </style:style>
    <style:style style:name="T77" style:family="text">
      <style:text-properties fo:color="#000000" loext:opacity="100%" style:text-position="0% 100%" style:font-name="Times New Roman1" fo:font-size="13pt" fo:letter-spacing="-0.004cm" fo:language="ru" fo:country="RU" fo:font-style="normal" style:text-underline-style="none" fo:font-weight="normal" officeooo:rsid="0038671d" style:letter-kerning="true" fo:background-color="#ffffff" loext:char-shading-value="0" style:font-name-asian="Times New Roman1" style:font-size-asian="13pt" style:language-asian="ru" style:country-asian="RU" style:font-style-asian="normal" style:font-weight-asian="normal" style:font-name-complex="Times New Roman" style:font-size-complex="13pt" style:language-complex="ar" style:country-complex="SA" style:font-style-complex="normal" style:font-weight-complex="normal"/>
    </style:style>
    <style:style style:name="T78" style:family="text">
      <style:text-properties fo:color="#000000" loext:opacity="100%" style:text-position="0% 100%" style:font-name="Times New Roman1" fo:font-size="13pt" fo:letter-spacing="-0.004cm" fo:language="ru" fo:country="RU" fo:font-style="normal" style:text-underline-style="none" fo:font-weight="normal" officeooo:rsid="0023bc35" style:letter-kerning="true" fo:background-color="#ffffff" loext:char-shading-value="0" style:font-name-asian="Times New Roman1" style:font-size-asian="13pt" style:language-asian="ru" style:country-asian="RU" style:font-style-asian="normal" style:font-weight-asian="normal" style:font-name-complex="Times New Roman" style:font-size-complex="13pt" style:language-complex="ar" style:country-complex="SA" style:font-style-complex="normal" style:font-weight-complex="normal"/>
    </style:style>
    <style:style style:name="T79" style:family="text">
      <style:text-properties fo:color="#000000" loext:opacity="100%" style:text-position="0% 100%" style:font-name="Times New Roman1" fo:font-size="13pt" fo:letter-spacing="-0.004cm" fo:language="ru" fo:country="RU" fo:font-style="normal" style:text-underline-style="none" fo:font-weight="normal" officeooo:rsid="0027088b" style:letter-kerning="true" fo:background-color="#ffffff" loext:char-shading-value="0" style:font-name-asian="Times New Roman1" style:font-size-asian="13pt" style:language-asian="ru" style:country-asian="RU" style:font-style-asian="normal" style:font-weight-asian="normal" style:font-name-complex="Times New Roman" style:font-size-complex="13pt" style:language-complex="ar" style:country-complex="SA" style:font-style-complex="normal" style:font-weight-complex="normal"/>
    </style:style>
    <style:style style:name="T80" style:family="text">
      <style:text-properties fo:color="#000000" loext:opacity="100%" style:text-position="0% 100%" style:font-name="Times New Roman1" fo:font-size="13pt" fo:letter-spacing="-0.004cm" fo:language="ru" fo:country="RU" fo:font-style="normal" style:text-underline-style="none" fo:font-weight="normal" officeooo:rsid="00377b7f" style:letter-kerning="true" fo:background-color="#ffffff" loext:char-shading-value="0" style:font-name-asian="Times New Roman1" style:font-size-asian="13pt" style:language-asian="ru" style:country-asian="RU" style:font-style-asian="normal" style:font-weight-asian="normal" style:font-name-complex="Times New Roman" style:font-size-complex="13pt" style:language-complex="ar" style:country-complex="SA" style:font-style-complex="normal" style:font-weight-complex="normal"/>
    </style:style>
    <style:style style:name="T81" style:family="text">
      <style:text-properties fo:color="#000000" loext:opacity="100%" style:text-position="0% 100%" fo:letter-spacing="-0.004cm" fo:font-style="normal" style:text-underline-style="none" fo:font-weight="normal" officeooo:rsid="0111485c" style:letter-kerning="true" fo:background-color="#ffffff" loext:char-shading-value="0" style:font-name-asian="Times New Roman1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82" style:family="text">
      <style:text-properties fo:color="#000000" loext:opacity="100%" style:text-position="0% 100%" fo:letter-spacing="-0.004cm" fo:font-style="normal" style:text-underline-style="none" fo:font-weight="normal" officeooo:rsid="00534773" style:letter-kerning="true" fo:background-color="#ffffff" loext:char-shading-value="0" style:font-name-asian="Times New Roman1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83" style:family="text">
      <style:text-properties fo:color="#000000" loext:opacity="100%" style:text-position="0% 100%" fo:letter-spacing="-0.004cm" fo:font-style="normal" style:text-underline-style="none" fo:font-weight="normal" officeooo:rsid="00365a33" style:letter-kerning="true" fo:background-color="#ffffff" loext:char-shading-value="0" style:font-name-asian="Times New Roman1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84" style:family="text">
      <style:text-properties fo:color="#000000" loext:opacity="100%" style:text-position="0% 100%" fo:letter-spacing="-0.004cm" fo:font-style="normal" style:text-underline-style="none" fo:font-weight="normal" officeooo:rsid="00321fab" style:letter-kerning="true" fo:background-color="#ffffff" loext:char-shading-value="0" style:font-name-asian="Times New Roman1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85" style:family="text">
      <style:text-properties fo:color="#000000" loext:opacity="100%" style:text-position="0% 100%" fo:letter-spacing="-0.004cm" fo:font-style="normal" style:text-underline-style="none" fo:font-weight="normal" officeooo:rsid="001b9571" style:letter-kerning="true" fo:background-color="#ffffff" loext:char-shading-value="0" style:font-name-asian="Times New Roman1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86" style:family="text">
      <style:text-properties fo:color="#000000" loext:opacity="100%" style:text-position="0% 100%" fo:letter-spacing="-0.004cm" fo:font-style="normal" style:text-underline-style="none" fo:font-weight="normal" officeooo:rsid="003f1437" style:letter-kerning="true" fo:background-color="#ffffff" loext:char-shading-value="0" style:font-name-asian="Times New Roman1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87" style:family="text">
      <style:text-properties fo:color="#000000" loext:opacity="100%" style:text-position="0% 100%" fo:letter-spacing="-0.004cm" fo:font-style="normal" style:text-underline-style="none" fo:font-weight="normal" officeooo:rsid="0027088b" style:letter-kerning="true" fo:background-color="#ffffff" loext:char-shading-value="0" style:font-name-asian="Times New Roman1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88" style:family="text">
      <style:text-properties fo:color="#000000" loext:opacity="100%" style:text-position="0% 100%" fo:letter-spacing="-0.004cm" fo:font-style="normal" style:text-underline-style="none" fo:font-weight="normal" officeooo:rsid="010de045" style:letter-kerning="true" fo:background-color="#ffffff" loext:char-shading-value="0" style:font-name-asian="Arial Unicode MS" style:font-style-asian="normal" style:font-weight-asian="normal" style:font-name-complex="Tahoma" style:language-complex="ar" style:country-complex="SA" style:font-style-complex="normal" style:font-weight-complex="normal"/>
    </style:style>
    <style:style style:name="T89" style:family="text">
      <style:text-properties fo:color="#000000" loext:opacity="100%" style:text-position="0% 100%" fo:letter-spacing="-0.004cm" fo:font-style="normal" style:text-underline-style="none" fo:font-weight="normal" officeooo:rsid="00382c46" style:letter-kerning="true" fo:background-color="#ffffff" loext:char-shading-value="0" style:font-name-asian="Arial Unicode MS" style:font-style-asian="normal" style:font-weight-asian="normal" style:font-name-complex="Tahoma" style:language-complex="ar" style:country-complex="SA" style:font-style-complex="normal" style:font-weight-complex="normal"/>
    </style:style>
    <style:style style:name="T90" style:family="text">
      <style:text-properties fo:color="#000000" loext:opacity="100%" style:text-position="0% 100%" fo:letter-spacing="-0.004cm" fo:font-style="normal" style:text-underline-style="none" fo:font-weight="normal" officeooo:rsid="002474ee" style:letter-kerning="true" fo:background-color="#ffffff" loext:char-shading-value="0" style:font-name-asian="Arial Unicode MS" style:font-style-asian="normal" style:font-weight-asian="normal" style:font-name-complex="Tahoma" style:language-complex="ar" style:country-complex="SA" style:font-style-complex="normal" style:font-weight-complex="normal"/>
    </style:style>
    <style:style style:name="T91" style:family="text">
      <style:text-properties fo:color="#000000" loext:opacity="100%" style:text-position="0% 100%" fo:letter-spacing="-0.004cm" fo:language="ru" fo:country="RU" fo:font-style="normal" style:text-underline-style="none" fo:font-weight="normal" officeooo:rsid="002f3ac3" style:letter-kerning="true" fo:background-color="#ffffff" loext:char-shading-value="0" style:font-name-asian="Arial Unicode MS" style:language-asian="zh" style:country-asian="CN" style:font-style-asian="normal" style:font-weight-asian="normal" style:font-name-complex="Tahoma" style:language-complex="ar" style:country-complex="SA" style:font-style-complex="normal" style:font-weight-complex="normal"/>
    </style:style>
    <style:style style:name="T92" style:family="text">
      <style:text-properties fo:color="#000000" loext:opacity="100%" style:text-position="0% 100%" fo:letter-spacing="-0.004cm" fo:language="ru" fo:country="RU" fo:font-style="normal" style:text-underline-style="none" fo:font-weight="normal" officeooo:rsid="0035eb9d" style:letter-kerning="true" fo:background-color="#ffffff" loext:char-shading-value="0" style:font-name-asian="Arial Unicode MS" style:language-asian="ru" style:country-asian="RU" style:font-style-asian="normal" style:font-weight-asian="normal" style:font-name-complex="Tahoma" style:language-complex="ar" style:country-complex="SA" style:font-style-complex="normal" style:font-weight-complex="normal"/>
    </style:style>
    <style:style style:name="T93" style:family="text">
      <style:text-properties fo:color="#000000" loext:opacity="100%" style:text-position="0% 100%" fo:letter-spacing="-0.004cm" fo:language="ru" fo:country="RU" fo:font-style="normal" style:text-underline-style="none" fo:font-weight="normal" officeooo:rsid="0096dfd4" style:letter-kerning="true" fo:background-color="#ffffff" loext:char-shading-value="0" style:font-name-asian="Times New Roman1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94" style:family="text">
      <style:text-properties fo:color="#000000" loext:opacity="100%" style:text-position="0% 100%" fo:letter-spacing="-0.004cm" fo:language="ru" fo:country="RU" fo:font-style="normal" style:text-underline-style="none" fo:font-weight="normal" officeooo:rsid="0035eb9d" style:letter-kerning="true" fo:background-color="#ffffff" loext:char-shading-value="0" style:font-name-asian="Times New Roman1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95" style:family="text">
      <style:text-properties fo:color="#000000" loext:opacity="100%" style:text-position="0% 100%" fo:letter-spacing="-0.004cm" fo:language="ru" fo:country="RU" fo:font-style="normal" style:text-underline-style="none" fo:font-weight="normal" officeooo:rsid="002474ee" style:letter-kerning="true" fo:background-color="#ffffff" loext:char-shading-value="0" style:font-name-asian="Times New Roman1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96" style:family="text">
      <style:text-properties fo:color="#000000" loext:opacity="100%" style:text-position="0% 100%" fo:letter-spacing="-0.004cm" fo:language="ru" fo:country="RU" fo:font-style="normal" style:text-underline-style="none" fo:font-weight="normal" officeooo:rsid="0038b54e" style:letter-kerning="true" fo:background-color="#ffffff" loext:char-shading-value="0" style:font-name-asian="Times New Roman1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97" style:family="text">
      <style:text-properties fo:color="#000000" loext:opacity="100%" style:text-position="0% 100%" fo:letter-spacing="-0.004cm" fo:language="ru" fo:country="RU" fo:font-style="normal" style:text-underline-style="none" fo:font-weight="normal" officeooo:rsid="0038c2de" style:letter-kerning="true" fo:background-color="#ffffff" loext:char-shading-value="0" style:font-name-asian="Times New Roman1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98" style:family="text">
      <style:text-properties fo:color="#000000" loext:opacity="100%" style:text-position="0% 100%" fo:letter-spacing="-0.004cm" fo:language="ru" fo:country="RU" fo:font-style="normal" style:text-underline-style="none" fo:font-weight="normal" officeooo:rsid="002f3ac3" style:letter-kerning="true" fo:background-color="#ffffff" loext:char-shading-value="0" style:font-name-asian="Times New Roman1" style:language-asian="zh" style:country-asian="CN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99" style:family="text">
      <style:text-properties fo:color="#000000" loext:opacity="100%" style:text-position="0% 100%" fo:letter-spacing="-0.004cm" fo:language="ru" fo:country="RU" fo:font-style="normal" style:text-underline-style="none" fo:font-weight="normal" officeooo:rsid="002474ee" style:letter-kerning="true" fo:background-color="#ffffff" loext:char-shading-value="0" style:font-name-asian="Times New Roman1" style:language-asian="zh" style:country-asian="CN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00" style:family="text">
      <style:text-properties fo:color="#000000" loext:opacity="100%" style:text-position="0% 100%" fo:letter-spacing="-0.004cm" fo:language="ru" fo:country="RU" fo:font-style="normal" style:text-underline-style="none" fo:font-weight="normal" officeooo:rsid="002f3ac3" style:letter-kerning="true" fo:background-color="#ffffff" loext:char-shading-value="0" style:font-name-asian="Times New Roman1" style:language-asian="zh" style:country-asian="C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01" style:family="text">
      <style:text-properties fo:color="#000000" loext:opacity="100%" style:text-position="0% 100%" fo:letter-spacing="-0.004cm" fo:language="ru" fo:country="RU" fo:font-style="normal" style:text-underline-style="none" fo:font-weight="normal" officeooo:rsid="002474ee" fo:background-color="#ffffff" loext:char-shading-value="0" style:font-name-asian="Times New Roman1" style:language-asian="ru" style:country-asian="RU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02" style:family="text">
      <style:text-properties fo:color="#000000" loext:opacity="100%" style:text-position="0% 100%" fo:letter-spacing="-0.004cm" fo:language="ru" fo:country="RU" fo:font-style="normal" style:text-underline-style="none" fo:font-weight="normal" officeooo:rsid="0154d083" fo:background-color="#ffffff" loext:char-shading-value="0" style:font-name-asian="Times New Roman1" style:language-asian="ru" style:country-asian="RU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03" style:family="text">
      <style:text-properties fo:color="#000000" loext:opacity="100%" style:text-position="0% 100%" fo:letter-spacing="-0.004cm" fo:language="ru" fo:country="RU" fo:font-style="normal" style:text-underline-style="none" fo:font-weight="normal" officeooo:rsid="0035eb9d" fo:background-color="#ffffff" loext:char-shading-value="0" style:font-name-asian="Times New Roman1" style:language-asian="ru" style:country-asian="RU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04" style:family="text">
      <style:text-properties fo:color="#000000" loext:opacity="100%" style:text-position="0% 100%" fo:letter-spacing="-0.004cm" fo:language="ru" fo:country="RU" fo:font-style="normal" style:text-underline-style="none" fo:font-weight="normal" officeooo:rsid="0028504b" fo:background-color="#ffffff" loext:char-shading-value="0" style:font-name-asian="Times New Roman1" style:language-asian="ru" style:country-asian="RU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05" style:family="text">
      <style:text-properties fo:color="#000000" loext:opacity="100%" style:text-position="0% 100%" fo:letter-spacing="-0.004cm" fo:language="ru" fo:country="RU" fo:font-style="normal" style:text-underline-style="none" fo:font-weight="normal" officeooo:rsid="00377b7f" fo:background-color="#ffffff" loext:char-shading-value="0" style:font-name-asian="Times New Roman1" style:language-asian="ru" style:country-asian="RU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06" style:family="text">
      <style:text-properties fo:color="#000000" loext:opacity="100%" style:text-position="0% 100%" fo:letter-spacing="-0.004cm" fo:language="ru" fo:country="RU" fo:font-style="normal" style:text-underline-style="none" fo:font-weight="normal" officeooo:rsid="0038b54e" fo:background-color="#ffffff" loext:char-shading-value="0" style:font-name-asian="Times New Roman1" style:language-asian="ru" style:country-asian="RU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07" style:family="text">
      <style:text-properties fo:color="#000000" loext:opacity="100%" style:text-position="0% 100%" fo:letter-spacing="-0.004cm" fo:language="ru" fo:country="RU" fo:font-style="normal" style:text-underline-style="none" fo:font-weight="normal" officeooo:rsid="0038c2de" fo:background-color="#ffffff" loext:char-shading-value="0" style:font-name-asian="Times New Roman1" style:language-asian="ru" style:country-asian="RU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08" style:family="text">
      <style:text-properties fo:color="#000000" loext:opacity="100%" style:text-position="0% 100%" fo:letter-spacing="-0.004cm" fo:language="ru" fo:country="RU" fo:font-style="normal" style:text-underline-style="none" fo:font-weight="normal" fo:background-color="#ffffff" loext:char-shading-value="0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109" style:family="text">
      <style:text-properties fo:color="#000000" loext:opacity="100%" style:text-position="0% 100%" fo:font-size="14pt" fo:letter-spacing="-0.004cm" fo:language="ru" fo:country="RU" fo:font-style="normal" style:text-underline-style="none" fo:font-weight="normal" officeooo:rsid="00365a33" style:letter-kerning="true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10" style:family="text">
      <style:text-properties fo:color="#000000" loext:opacity="100%" style:text-position="0% 100%" fo:font-size="14pt" fo:letter-spacing="-0.004cm" fo:language="ru" fo:country="RU" fo:font-style="normal" style:text-underline-style="none" fo:font-weight="normal" officeooo:rsid="00321fab" style:letter-kerning="true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11" style:family="text">
      <style:text-properties fo:color="#000000" loext:opacity="100%" style:text-position="0% 100%" fo:font-size="14pt" fo:letter-spacing="-0.004cm" fo:language="ru" fo:country="RU" fo:font-style="normal" style:text-underline-style="none" fo:font-weight="normal" officeooo:rsid="001b9571" style:letter-kerning="true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12" style:family="text">
      <style:text-properties fo:color="#000000" loext:opacity="100%" style:text-position="0% 100%" fo:font-size="14pt" fo:letter-spacing="-0.004cm" fo:language="ru" fo:country="RU" fo:font-style="normal" style:text-underline-style="none" fo:font-weight="normal" officeooo:rsid="00401b3d" style:letter-kerning="true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13" style:family="text">
      <style:text-properties fo:color="#000000" loext:opacity="100%" style:text-position="0% 100%" fo:font-size="14pt" fo:letter-spacing="-0.004cm" fo:language="ru" fo:country="RU" fo:font-style="normal" style:text-underline-style="none" fo:font-weight="normal" officeooo:rsid="003840c0" style:letter-kerning="true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14" style:family="text">
      <style:text-properties fo:color="#000000" loext:opacity="100%" style:text-position="0% 100%" fo:font-size="14pt" fo:letter-spacing="-0.004cm" fo:language="ru" fo:country="RU" fo:font-style="normal" style:text-underline-style="none" fo:font-weight="normal" officeooo:rsid="0027088b" style:letter-kerning="true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15" style:family="text">
      <style:text-properties fo:color="#000000" loext:opacity="100%" officeooo:rsid="0011eedb"/>
    </style:style>
    <style:style style:name="T116" style:family="text">
      <style:text-properties style:text-position="sub 58%" fo:font-size="11pt" style:font-size-asian="11pt"/>
    </style:style>
    <style:style style:name="T117" style:family="text">
      <style:text-properties style:font-size-complex="14pt"/>
    </style:style>
    <style:style style:name="T118" style:family="text">
      <style:text-properties officeooo:rsid="0011eedb" style:font-size-complex="14pt"/>
    </style:style>
    <style:style style:name="T119" style:family="text">
      <style:text-properties officeooo:rsid="00377b7f" style:font-size-complex="14pt"/>
    </style:style>
    <style:style style:name="T120" style:family="text">
      <style:text-properties officeooo:rsid="0038c2de" style:font-size-complex="14pt"/>
    </style:style>
    <style:style style:name="T121" style:family="text">
      <style:text-properties fo:font-size="11pt" style:font-size-asian="11pt"/>
    </style:style>
    <style:style style:name="T122" style:family="text">
      <style:text-properties fo:language="en" fo:country="US"/>
    </style:style>
    <style:style style:name="T123" style:family="text">
      <style:text-properties fo:language="en" fo:country="US" style:font-size-complex="14pt"/>
    </style:style>
    <style:style style:name="T124" style:family="text">
      <style:text-properties fo:language="en" fo:country="US" style:letter-kerning="true" style:font-name-asian="Andale Sans UI" style:font-name-complex="Tahoma1" style:font-size-complex="14pt"/>
    </style:style>
    <style:style style:name="T125" style:family="text">
      <style:text-properties fo:language="en" fo:country="US" fo:background-color="transparent" loext:char-shading-value="0" style:font-size-complex="14pt"/>
    </style:style>
    <style:style style:name="T126" style:family="text">
      <style:text-properties fo:language="en" fo:country="US" officeooo:rsid="0023ee4f"/>
    </style:style>
    <style:style style:name="T127" style:family="text">
      <style:text-properties fo:language="en" fo:country="US" officeooo:rsid="0028504b"/>
    </style:style>
    <style:style style:name="T128" style:family="text">
      <style:text-properties style:font-name-asian="Calibri1" style:language-asian="en" style:country-asian="US" style:font-size-complex="14pt"/>
    </style:style>
    <style:style style:name="T129" style:family="text">
      <style:text-properties fo:font-weight="bold" officeooo:rsid="01f10fb6" style:font-weight-asian="bold" style:font-weight-complex="bold"/>
    </style:style>
    <style:style style:name="T130" style:family="text">
      <style:text-properties fo:font-weight="bold" officeooo:rsid="00227f33" style:font-weight-asian="bold" style:font-weight-complex="bold"/>
    </style:style>
    <style:style style:name="T131" style:family="text">
      <style:text-properties style:use-window-font-color="true" loext:opacity="0%" fo:font-size="14pt" style:font-size-asian="14pt"/>
    </style:style>
    <style:style style:name="T132" style:family="text">
      <style:text-properties style:use-window-font-color="true" loext:opacity="0%" fo:font-size="14pt" style:font-size-asian="14pt" style:font-size-complex="14pt"/>
    </style:style>
    <style:style style:name="T133" style:family="text">
      <style:text-properties style:use-window-font-color="true" loext:opacity="0%" fo:font-size="14pt" officeooo:rsid="0011eedb" style:font-size-asian="14pt" style:font-size-complex="14pt"/>
    </style:style>
    <style:style style:name="T134" style:family="text">
      <style:text-properties style:use-window-font-color="true" loext:opacity="0%" fo:font-size="14pt" officeooo:rsid="00359bf1" style:font-size-asian="14pt" style:font-size-complex="14pt"/>
    </style:style>
    <style:style style:name="T135" style:family="text">
      <style:text-properties style:use-window-font-color="true" loext:opacity="0%" fo:font-size="14pt" fo:background-color="transparent" loext:char-shading-value="0" style:font-size-asian="14pt" style:font-size-complex="14pt"/>
    </style:style>
    <style:style style:name="T136" style:family="text">
      <style:text-properties style:use-window-font-color="true" loext:opacity="0%" fo:font-size="14pt" officeooo:rsid="00359bf1" fo:background-color="transparent" loext:char-shading-value="0" style:font-size-asian="14pt" style:font-size-complex="14pt"/>
    </style:style>
    <style:style style:name="T137" style:family="text">
      <style:text-properties style:use-window-font-color="true" loext:opacity="0%" fo:font-size="14pt" fo:language="ru" fo:country="RU" officeooo:rsid="002bebe2" style:font-name-asian="Times New Roman1" style:font-size-asian="14pt" style:language-asian="zh" style:country-asian="CN" style:font-name-complex="Times New Roman1" style:font-size-complex="14pt" style:language-complex="ar" style:country-complex="SA"/>
    </style:style>
    <style:style style:name="T138" style:family="text">
      <style:text-properties style:use-window-font-color="true" loext:opacity="0%" style:font-name="Times New Roman1" fo:font-size="14pt" fo:language="ru" fo:country="RU" officeooo:rsid="002474ee" style:font-name-asian="Times New Roman1" style:font-size-asian="14pt" style:language-asian="zh" style:country-asian="CN" style:font-name-complex="Times New Roman1" style:font-size-complex="14pt" style:language-complex="ar" style:country-complex="SA"/>
    </style:style>
    <style:style style:name="T139" style:family="text">
      <style:text-properties style:use-window-font-color="true" loext:opacity="0%" style:font-name="Times New Roman1" fo:font-size="14pt" fo:language="ru" fo:country="RU" officeooo:rsid="00377b7f" style:font-name-asian="Times New Roman1" style:font-size-asian="14pt" style:language-asian="zh" style:country-asian="CN" style:font-name-complex="Times New Roman1" style:font-size-complex="14pt" style:language-complex="ar" style:country-complex="SA"/>
    </style:style>
    <style:style style:name="T140" style:family="text">
      <style:text-properties style:use-window-font-color="true" loext:opacity="0%" style:font-name="Times New Roman1" fo:font-size="14pt" fo:language="ru" fo:country="RU" officeooo:rsid="0038b54e" style:font-name-asian="Times New Roman1" style:font-size-asian="14pt" style:language-asian="zh" style:country-asian="CN" style:font-name-complex="Times New Roman1" style:font-size-complex="14pt" style:language-complex="ar" style:country-complex="SA"/>
    </style:style>
    <style:style style:name="T141" style:family="text">
      <style:text-properties style:use-window-font-color="true" loext:opacity="0%" style:font-name="Times New Roman1" fo:font-size="14pt" fo:language="ru" fo:country="RU" officeooo:rsid="0038c2de" style:font-name-asian="Times New Roman1" style:font-size-asian="14pt" style:language-asian="zh" style:country-asian="CN" style:font-name-complex="Times New Roman1" style:font-size-complex="14pt" style:language-complex="ar" style:country-complex="SA"/>
    </style:style>
    <style:style style:name="T142" style:family="text">
      <style:text-properties style:use-window-font-color="true" loext:opacity="0%" style:font-name="Times New Roman1" fo:font-size="14pt" fo:language="ru" fo:country="RU" officeooo:rsid="0038671d" fo:background-color="transparent" loext:char-shading-value="0" style:font-name-asian="Times New Roman1" style:font-size-asian="14pt" style:language-asian="zh" style:country-asian="CN" style:font-name-complex="Times New Roman1" style:font-size-complex="14pt" style:language-complex="ar" style:country-complex="SA"/>
    </style:style>
    <style:style style:name="T143" style:family="text">
      <style:text-properties style:use-window-font-color="true" loext:opacity="0%" style:text-position="0% 100%" fo:language="ru" fo:country="RU" officeooo:rsid="0025875f" style:font-name-asian="Times New Roman1" style:language-asian="zh" style:country-asian="CN" style:font-name-complex="Times New Roman1" style:language-complex="ar" style:country-complex="SA"/>
    </style:style>
    <style:style style:name="T144" style:family="text">
      <style:text-properties style:use-window-font-color="true" loext:opacity="0%" style:text-position="0% 100%" fo:language="ru" fo:country="RU" officeooo:rsid="01fe7b89" style:font-name-asian="Times New Roman1" style:language-asian="zh" style:country-asian="CN" style:font-name-complex="Times New Roman1" style:language-complex="ar" style:country-complex="SA"/>
    </style:style>
    <style:style style:name="T145" style:family="text">
      <style:text-properties style:use-window-font-color="true" loext:opacity="0%" style:text-position="0% 100%" fo:language="ru" fo:country="RU" officeooo:rsid="00243ad4" style:font-name-asian="Times New Roman1" style:language-asian="zh" style:country-asian="CN" style:font-name-complex="Times New Roman1" style:language-complex="ar" style:country-complex="SA"/>
    </style:style>
    <style:style style:name="T146" style:family="text">
      <style:text-properties style:use-window-font-color="true" loext:opacity="0%" style:text-position="0% 100%" fo:language="ru" fo:country="RU" officeooo:rsid="002bebe2" style:font-name-asian="Times New Roman1" style:language-asian="zh" style:country-asian="CN" style:font-name-complex="Times New Roman1" style:language-complex="ar" style:country-complex="SA"/>
    </style:style>
    <style:style style:name="T147" style:family="text">
      <style:text-properties style:use-window-font-color="true" loext:opacity="0%" style:text-position="0% 100%" fo:language="ru" fo:country="RU" officeooo:rsid="002842d3" style:font-name-asian="Times New Roman1" style:language-asian="zh" style:country-asian="CN" style:font-name-complex="Times New Roman1" style:language-complex="ar" style:country-complex="SA"/>
    </style:style>
    <style:style style:name="T148" style:family="text">
      <style:text-properties style:use-window-font-color="true" loext:opacity="0%" style:text-position="0% 100%" fo:language="ru" fo:country="RU" officeooo:rsid="0028cb04" style:font-name-asian="Times New Roman1" style:language-asian="zh" style:country-asian="CN" style:font-name-complex="Times New Roman1" style:language-complex="ar" style:country-complex="SA"/>
    </style:style>
    <style:style style:name="T149" style:family="text">
      <style:text-properties style:use-window-font-color="true" loext:opacity="0%" style:text-position="0% 100%" fo:letter-spacing="normal" fo:language="ru" fo:country="RU" fo:font-style="normal" style:text-underline-style="none" fo:font-weight="normal" officeooo:rsid="0028cb04" style:font-name-asian="Times New Roman1" style:language-asian="zh" style:country-asian="CN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50" style:family="text">
      <style:text-properties style:use-window-font-color="true" loext:opacity="0%" style:text-position="0% 100%" fo:font-size="14pt" fo:letter-spacing="-0.004cm" fo:language="ru" fo:country="RU" fo:font-style="normal" style:text-underline-style="none" fo:font-weight="bold" officeooo:rsid="01c3bafa" fo:background-color="#ffffff" loext:char-shading-value="0" style:font-name-asian="Times New Roman1" style:font-size-asian="14pt" style:language-asian="ru" style:country-asian="RU" style:font-style-asian="normal" style:font-weight-asian="bold" style:font-name-complex="Times New Roman1" style:font-size-complex="14pt" style:language-complex="ar" style:country-complex="SA" style:font-style-complex="normal" style:font-weight-complex="bold"/>
    </style:style>
    <style:style style:name="T151" style:family="text">
      <style:text-properties style:use-window-font-color="true" loext:opacity="0%" style:text-position="0% 100%" fo:font-size="14pt" fo:letter-spacing="-0.004cm" fo:language="ru" fo:country="RU" fo:font-style="normal" style:text-underline-style="none" fo:font-weight="bold" officeooo:rsid="0104320b" fo:background-color="#ffffff" loext:char-shading-value="0" style:font-name-asian="Times New Roman1" style:font-size-asian="14pt" style:language-asian="ru" style:country-asian="RU" style:font-style-asian="normal" style:font-weight-asian="bold" style:font-name-complex="Times New Roman1" style:font-size-complex="14pt" style:language-complex="ar" style:country-complex="SA" style:font-style-complex="normal" style:font-weight-complex="bold"/>
    </style:style>
    <style:style style:name="T152" style:family="text">
      <style:text-properties style:use-window-font-color="true" loext:opacity="0%" style:text-position="0% 100%" style:font-name="Times New Roman1" fo:font-size="16pt" fo:letter-spacing="-0.004cm" fo:language="ru" fo:country="RU" fo:font-style="normal" style:text-underline-style="none" fo:font-weight="normal" officeooo:rsid="0038671d" style:letter-kerning="true" fo:background-color="#ffffff" loext:char-shading-value="0" style:font-name-asian="Times New Roman1" style:font-size-asian="16pt" style:language-asian="zh" style:country-asian="CN" style:font-style-asian="normal" style:font-weight-asian="normal" style:font-name-complex="Times New Roman1" style:font-size-complex="16pt" style:language-complex="ar" style:country-complex="SA" style:font-style-complex="normal" style:font-weight-complex="normal"/>
    </style:style>
    <style:style style:name="T153" style:family="text">
      <style:text-properties style:use-window-font-color="true" loext:opacity="0%" style:text-position="0% 100%" style:font-name="Times New Roman1" fo:font-size="14pt" fo:letter-spacing="-0.004cm" fo:language="ru" fo:country="RU" fo:font-style="normal" style:text-underline-style="none" fo:font-weight="normal" officeooo:rsid="020833e7" fo:background-color="#ffffff" loext:char-shading-value="0" style:font-name-asian="Times New Roman1" style:font-size-asian="14pt" style:language-asian="zh" style:country-asian="CN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54" style:family="text">
      <style:text-properties style:use-window-font-color="true" loext:opacity="0%" style:text-position="0% 100%" style:font-name="Times New Roman1" fo:font-size="14pt" fo:letter-spacing="-0.004cm" fo:language="ru" fo:country="RU" fo:font-style="normal" style:text-underline-style="none" fo:font-weight="normal" officeooo:rsid="0028504b" fo:background-color="#ffffff" loext:char-shading-value="0" style:font-name-asian="Times New Roman1" style:font-size-asian="14pt" style:language-asian="zh" style:country-asian="CN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55" style:family="text">
      <style:text-properties style:use-window-font-color="true" loext:opacity="0%" style:text-position="0% 100%" style:font-name="Times New Roman1" fo:font-size="14pt" fo:letter-spacing="-0.004cm" fo:language="ru" fo:country="RU" fo:font-style="normal" style:text-underline-style="none" fo:font-weight="normal" officeooo:rsid="0011eedb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56" style:family="text">
      <style:text-properties style:use-window-font-color="true" loext:opacity="0%" style:text-position="0% 100%" style:font-name="Times New Roman1" fo:font-size="14pt" fo:letter-spacing="-0.004cm" fo:language="ru" fo:country="RU" fo:font-style="normal" style:text-underline-style="none" fo:font-weight="normal" officeooo:rsid="022f7c0d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57" style:family="text">
      <style:text-properties style:use-window-font-color="true" loext:opacity="0%" style:text-position="0% 100%" style:font-name="Times New Roman1" fo:font-size="14pt" fo:letter-spacing="-0.004cm" fo:language="ru" fo:country="RU" fo:font-style="normal" style:text-underline-style="none" fo:font-weight="normal" officeooo:rsid="0035eb9d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58" style:family="text">
      <style:text-properties style:use-window-font-color="true" loext:opacity="0%" style:text-position="0% 100%" style:font-name="Times New Roman1" fo:font-size="13pt" fo:letter-spacing="-0.004cm" fo:language="ru" fo:country="RU" fo:font-style="normal" style:text-underline-style="none" fo:font-weight="normal" officeooo:rsid="0038671d" style:letter-kerning="true" fo:background-color="#ffffff" loext:char-shading-value="0" style:font-name-asian="Times New Roman1" style:font-size-asian="13pt" style:language-asian="zh" style:country-asian="CN" style:font-style-asian="normal" style:font-weight-asian="normal" style:font-name-complex="Times New Roman1" style:font-size-complex="13pt" style:language-complex="ar" style:country-complex="SA" style:font-style-complex="normal" style:font-weight-complex="normal"/>
    </style:style>
    <style:style style:name="T159" style:family="text">
      <style:text-properties style:use-window-font-color="true" loext:opacity="0%" style:text-position="0% 100%" fo:letter-spacing="-0.004cm" fo:language="ru" fo:country="RU" fo:font-style="normal" style:text-underline-style="none" fo:font-weight="normal" officeooo:rsid="0026699c" fo:background-color="transparent" loext:char-shading-value="0" style:font-name-asian="Times New Roman1" style:language-asian="ru" style:country-asian="RU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60" style:family="text">
      <style:text-properties style:use-window-font-color="true" loext:opacity="0%" style:text-position="0% 100%" fo:letter-spacing="-0.004cm" fo:language="ru" fo:country="RU" fo:font-style="normal" style:text-underline-style="none" fo:font-weight="normal" officeooo:rsid="001eb0c3" fo:background-color="transparent" loext:char-shading-value="0" style:font-name-asian="Times New Roman1" style:language-asian="ru" style:country-asian="RU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61" style:family="text">
      <style:text-properties style:use-window-font-color="true" loext:opacity="0%" style:text-position="0% 100%" fo:letter-spacing="-0.004cm" fo:language="ru" fo:country="RU" fo:font-style="normal" style:text-underline-style="none" fo:font-weight="normal" officeooo:rsid="001b9571" fo:background-color="transparent" loext:char-shading-value="0" style:font-name-asian="Times New Roman1" style:language-asian="ru" style:country-asian="RU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62" style:family="text">
      <style:text-properties style:use-window-font-color="true" loext:opacity="0%" style:text-position="0% 100%" fo:letter-spacing="-0.004cm" fo:language="ru" fo:country="RU" fo:font-style="normal" style:text-underline-style="none" fo:font-weight="normal" officeooo:rsid="003a9312" fo:background-color="transparent" loext:char-shading-value="0" style:font-name-asian="Times New Roman1" style:language-asian="ru" style:country-asian="RU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63" style:family="text">
      <style:text-properties style:use-window-font-color="true" loext:opacity="0%" style:text-position="0% 100%" fo:letter-spacing="-0.004cm" fo:language="ru" fo:country="RU" fo:font-style="normal" style:text-underline-style="none" fo:font-weight="normal" officeooo:rsid="001ef169" fo:background-color="transparent" loext:char-shading-value="0" style:font-name-asian="Times New Roman1" style:language-asian="ru" style:country-asian="RU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64" style:family="text">
      <style:text-properties style:use-window-font-color="true" loext:opacity="0%" style:text-position="0% 100%" fo:letter-spacing="-0.004cm" fo:language="ru" fo:country="RU" fo:font-style="normal" style:text-underline-style="none" fo:font-weight="normal" officeooo:rsid="0027088b" fo:background-color="transparent" loext:char-shading-value="0" style:font-name-asian="Times New Roman1" style:language-asian="ru" style:country-asian="RU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65" style:family="text">
      <style:text-properties style:use-window-font-color="true" loext:opacity="0%" style:text-position="0% 100%" fo:letter-spacing="-0.004cm" fo:language="ru" fo:country="RU" fo:font-style="normal" style:text-underline-style="none" fo:font-weight="normal" officeooo:rsid="003a9312" fo:background-color="transparent" loext:char-shading-value="0" style:font-name-asian="Times New Roman1" style:language-asian="zh" style:country-asian="CN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66" style:family="text">
      <style:text-properties style:use-window-font-color="true" loext:opacity="0%" style:text-position="0% 100%" fo:letter-spacing="-0.004cm" fo:language="ru" fo:country="RU" fo:font-style="normal" style:text-underline-style="none" fo:font-weight="normal" officeooo:rsid="0154d083" fo:background-color="transparent" loext:char-shading-value="0" style:font-name-asian="Times New Roman1" style:language-asian="zh" style:country-asian="CN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67" style:family="text">
      <style:text-properties style:use-window-font-color="true" loext:opacity="0%" style:text-position="0% 100%" fo:letter-spacing="-0.004cm" fo:language="ru" fo:country="RU" fo:font-style="normal" style:text-underline-style="none" fo:font-weight="normal" officeooo:rsid="0027088b" fo:background-color="transparent" loext:char-shading-value="0" style:font-name-asian="Times New Roman1" style:language-asian="zh" style:country-asian="CN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68" style:family="text">
      <style:text-properties style:use-window-font-color="true" loext:opacity="0%" style:text-position="0% 100%" fo:letter-spacing="-0.004cm" fo:language="ru" fo:country="RU" fo:font-style="normal" style:text-underline-style="none" fo:font-weight="normal" officeooo:rsid="01dc888d" fo:background-color="#ffffff" loext:char-shading-value="0" style:font-name-asian="Times New Roman1" style:language-asian="ru" style:country-asian="RU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69" style:family="text">
      <style:text-properties style:use-window-font-color="true" loext:opacity="0%" style:text-position="0% 100%" fo:letter-spacing="-0.004cm" fo:language="ru" fo:country="RU" fo:font-style="normal" style:text-underline-style="none" fo:font-weight="normal" officeooo:rsid="022d7c36" style:letter-kerning="true" fo:background-color="#ffffff" loext:char-shading-value="0" style:font-name-asian="Arial Unicode MS" style:language-asian="ru" style:country-asian="RU" style:font-style-asian="normal" style:font-weight-asian="normal" style:font-name-complex="Tahoma" style:language-complex="ar" style:country-complex="SA" style:font-style-complex="normal" style:font-weight-complex="normal"/>
    </style:style>
    <style:style style:name="T170" style:family="text">
      <style:text-properties style:use-window-font-color="true" loext:opacity="0%" style:text-position="super 58%" fo:language="ru" fo:country="RU" officeooo:rsid="00243ad4" style:font-name-asian="Times New Roman1" style:language-asian="zh" style:country-asian="CN" style:font-name-complex="Times New Roman1" style:language-complex="ar" style:country-complex="SA"/>
    </style:style>
    <style:style style:name="T171" style:family="text">
      <style:text-properties style:use-window-font-color="true" loext:opacity="0%" style:text-position="super 58%" fo:language="ru" fo:country="RU" officeooo:rsid="001f37d8" style:font-name-asian="Times New Roman1" style:language-asian="zh" style:country-asian="CN" style:font-name-complex="Times New Roman1" style:language-complex="ar" style:country-complex="SA"/>
    </style:style>
    <style:style style:name="T172" style:family="text">
      <style:text-properties style:use-window-font-color="true" loext:opacity="0%" fo:language="ru" fo:country="RU" officeooo:rsid="01fdbef0" style:font-name-asian="Times New Roman1" style:language-asian="zh" style:country-asian="CN" style:font-name-complex="Times New Roman1" style:language-complex="ar" style:country-complex="SA"/>
    </style:style>
    <style:style style:name="T173" style:family="text">
      <style:text-properties style:use-window-font-color="true" loext:opacity="0%" fo:language="ru" fo:country="RU" officeooo:rsid="0023ee4f" style:font-name-asian="Times New Roman1" style:language-asian="zh" style:country-asian="CN" style:font-name-complex="Times New Roman1" style:language-complex="ar" style:country-complex="SA"/>
    </style:style>
    <style:style style:name="T174" style:family="text">
      <style:text-properties style:use-window-font-color="true" loext:opacity="0%" fo:language="ru" fo:country="RU" officeooo:rsid="00275212" style:font-name-asian="Times New Roman1" style:language-asian="zh" style:country-asian="CN" style:font-name-complex="Times New Roman1" style:language-complex="ar" style:country-complex="SA"/>
    </style:style>
    <style:style style:name="T175" style:family="text">
      <style:text-properties style:use-window-font-color="true" loext:opacity="0%" fo:language="ru" fo:country="RU" officeooo:rsid="01fe7b89" style:font-name-asian="Times New Roman1" style:language-asian="zh" style:country-asian="CN" style:font-name-complex="Times New Roman1" style:language-complex="ar" style:country-complex="SA"/>
    </style:style>
    <style:style style:name="T176" style:family="text">
      <style:text-properties style:use-window-font-color="true" loext:opacity="0%" fo:language="ru" fo:country="RU" officeooo:rsid="002bebe2" style:font-name-asian="Times New Roman1" style:language-asian="zh" style:country-asian="CN" style:font-name-complex="Times New Roman1" style:language-complex="ar" style:country-complex="SA"/>
    </style:style>
    <style:style style:name="T177" style:family="text">
      <style:text-properties style:use-window-font-color="true" loext:opacity="0%" fo:language="ru" fo:country="RU" officeooo:rsid="021b2a27" style:font-name-asian="Times New Roman1" style:language-asian="zh" style:country-asian="CN" style:font-name-complex="Times New Roman1" style:language-complex="ar" style:country-complex="SA"/>
    </style:style>
    <style:style style:name="T178" style:family="text">
      <style:text-properties style:use-window-font-color="true" loext:opacity="0%" fo:language="ru" fo:country="RU" officeooo:rsid="0029d6c3" style:font-name-asian="Times New Roman1" style:language-asian="zh" style:country-asian="CN" style:font-name-complex="Times New Roman1" style:language-complex="ar" style:country-complex="SA"/>
    </style:style>
    <style:style style:name="T179" style:family="text">
      <style:text-properties style:use-window-font-color="true" loext:opacity="0%" fo:language="ru" fo:country="RU" officeooo:rsid="00b3ce11" style:font-name-asian="Times New Roman1" style:language-asian="zh" style:country-asian="CN" style:font-name-complex="Times New Roman1" style:language-complex="ar" style:country-complex="SA"/>
    </style:style>
    <style:style style:name="T180" style:family="text">
      <style:text-properties style:use-window-font-color="true" loext:opacity="0%" fo:language="ru" fo:country="RU" officeooo:rsid="02370b28" style:font-name-asian="Times New Roman1" style:language-asian="zh" style:country-asian="CN" style:font-name-complex="Times New Roman1" style:language-complex="ar" style:country-complex="SA"/>
    </style:style>
    <style:style style:name="T181" style:family="text">
      <style:text-properties style:use-window-font-color="true" loext:opacity="0%" fo:language="ru" fo:country="RU" officeooo:rsid="003a9312" style:font-name-asian="Times New Roman1" style:language-asian="zh" style:country-asian="CN" style:font-name-complex="Times New Roman1" style:language-complex="ar" style:country-complex="SA"/>
    </style:style>
    <style:style style:name="T182" style:family="text">
      <style:text-properties style:use-window-font-color="true" loext:opacity="0%" fo:language="ru" fo:country="RU" officeooo:rsid="002474ee" style:font-name-asian="Times New Roman1" style:language-asian="zh" style:country-asian="CN" style:font-name-complex="Times New Roman1" style:language-complex="ar" style:country-complex="SA"/>
    </style:style>
    <style:style style:name="T183" style:family="text">
      <style:text-properties style:use-window-font-color="true" loext:opacity="0%" fo:language="ru" fo:country="RU" officeooo:rsid="00377b7f" style:font-name-asian="Times New Roman1" style:language-asian="zh" style:country-asian="CN" style:font-name-complex="Times New Roman1" style:language-complex="ar" style:country-complex="SA"/>
    </style:style>
    <style:style style:name="T184" style:family="text">
      <style:text-properties style:use-window-font-color="true" loext:opacity="0%" fo:language="ru" fo:country="RU" officeooo:rsid="0038b54e" style:font-name-asian="Times New Roman1" style:language-asian="zh" style:country-asian="CN" style:font-name-complex="Times New Roman1" style:language-complex="ar" style:country-complex="SA"/>
    </style:style>
    <style:style style:name="T185" style:family="text">
      <style:text-properties style:use-window-font-color="true" loext:opacity="0%" fo:language="ru" fo:country="RU" officeooo:rsid="0038c2de" style:font-name-asian="Times New Roman1" style:language-asian="zh" style:country-asian="CN" style:font-name-complex="Times New Roman1" style:language-complex="ar" style:country-complex="SA"/>
    </style:style>
    <style:style style:name="T186" style:family="text">
      <style:text-properties style:use-window-font-color="true" loext:opacity="0%" fo:language="en" fo:country="US" officeooo:rsid="0023ee4f" style:font-name-asian="Times New Roman1" style:language-asian="zh" style:country-asian="CN" style:font-name-complex="Times New Roman1" style:language-complex="ar" style:country-complex="SA"/>
    </style:style>
    <style:style style:name="T187" style:family="text">
      <style:text-properties fo:background-color="transparent" loext:char-shading-value="0"/>
    </style:style>
    <style:style style:name="T188" style:family="text">
      <style:text-properties fo:background-color="transparent" loext:char-shading-value="0" style:font-size-complex="14pt"/>
    </style:style>
    <style:style style:name="T189" style:family="text">
      <style:text-properties officeooo:rsid="0011eedb" fo:background-color="transparent" loext:char-shading-value="0"/>
    </style:style>
    <style:style style:name="T190" style:family="text">
      <style:text-properties officeooo:rsid="00359bf1" fo:background-color="transparent" loext:char-shading-value="0"/>
    </style:style>
    <style:style style:name="T191" style:family="text">
      <style:text-properties fo:font-size="9pt" style:font-size-asian="9pt"/>
    </style:style>
    <style:style style:name="T192" style:family="text">
      <style:text-properties style:letter-kerning="true" style:font-name-asian="Andale Sans UI" style:font-name-complex="Tahoma1" style:font-size-complex="14pt"/>
    </style:style>
    <style:style style:name="T193" style:family="text">
      <style:text-properties fo:background-color="#ff4000" loext:char-shading-value="0"/>
    </style:style>
    <style:style style:name="T194" style:family="text">
      <style:text-properties fo:language="ru" fo:country="RU" style:font-size-complex="14pt"/>
    </style:style>
    <style:style style:name="T195" style:family="text">
      <style:text-properties fo:language="ru" fo:country="RU" officeooo:rsid="0011eedb" style:font-size-complex="14pt"/>
    </style:style>
    <style:style style:name="T196" style:family="text">
      <style:text-properties fo:language="ru" fo:country="RU" officeooo:rsid="00359bf1" style:font-size-complex="14pt"/>
    </style:style>
    <style:style style:name="T197" style:family="text">
      <style:text-properties fo:language="ru" fo:country="RU" officeooo:rsid="0023ee4f"/>
    </style:style>
    <style:style style:name="T198" style:family="text">
      <style:text-properties fo:language="ru" fo:country="RU" officeooo:rsid="01fdbef0"/>
    </style:style>
    <style:style style:name="T199" style:family="text">
      <style:text-properties fo:language="ru" fo:country="RU" officeooo:rsid="00377b7f"/>
    </style:style>
    <style:style style:name="T200" style:family="text">
      <style:text-properties fo:language="ru" fo:country="RU" officeooo:rsid="0038b54e"/>
    </style:style>
    <style:style style:name="T201" style:family="text">
      <style:text-properties officeooo:rsid="0011eedb"/>
    </style:style>
    <style:style style:name="T202" style:family="text">
      <style:text-properties officeooo:rsid="00132818"/>
    </style:style>
    <style:style style:name="T203" style:family="text">
      <style:text-properties officeooo:rsid="00163bc8"/>
    </style:style>
    <style:style style:name="T204" style:family="text">
      <style:text-properties officeooo:rsid="001d5bff"/>
    </style:style>
    <style:style style:name="T205" style:family="text">
      <style:text-properties officeooo:rsid="002022ae"/>
    </style:style>
    <style:style style:name="T206" style:family="text">
      <style:text-properties officeooo:rsid="00227f33"/>
    </style:style>
    <style:style style:name="T207" style:family="text">
      <style:text-properties officeooo:rsid="0025875f"/>
    </style:style>
    <style:style style:name="T208" style:family="text">
      <style:text-properties officeooo:rsid="01fdbef0"/>
    </style:style>
    <style:style style:name="T209" style:family="text">
      <style:text-properties officeooo:rsid="00275212"/>
    </style:style>
    <style:style style:name="T210" style:family="text">
      <style:text-properties officeooo:rsid="002842d3"/>
    </style:style>
    <style:style style:name="T211" style:family="text">
      <style:text-properties style:text-position="0% 100%" officeooo:rsid="002aee89"/>
    </style:style>
    <style:style style:name="T212" style:family="text">
      <style:text-properties style:text-position="0% 100%" officeooo:rsid="002842d3"/>
    </style:style>
    <style:style style:name="T213" style:family="text">
      <style:text-properties style:text-position="0% 100%" officeooo:rsid="0029d6c3"/>
    </style:style>
    <style:style style:name="T214" style:family="text">
      <style:text-properties style:text-position="0% 100%" officeooo:rsid="02315739"/>
    </style:style>
    <style:style style:name="T215" style:family="text">
      <style:text-properties style:text-position="0% 100%" fo:letter-spacing="normal" fo:language="ru" fo:country="RU" fo:font-style="normal" style:text-underline-style="none" fo:font-weight="normal" officeooo:rsid="002842d3" style:font-name-asian="Times New Roman1" style:font-style-asian="normal" style:font-weight-asian="normal" style:font-name-complex="Times New Roman1" style:font-style-complex="normal" style:font-weight-complex="normal"/>
    </style:style>
    <style:style style:name="T216" style:family="text">
      <style:text-properties style:text-position="0% 100%" fo:letter-spacing="normal" fo:language="ru" fo:country="RU" fo:font-style="normal" style:text-underline-style="none" fo:font-weight="normal" officeooo:rsid="0108eecb" style:font-name-asian="Times New Roman1" style:font-style-asian="normal" style:font-weight-asian="normal" style:font-name-complex="Times New Roman1" style:font-style-complex="normal" style:font-weight-complex="normal"/>
    </style:style>
    <style:style style:name="T217" style:family="text">
      <style:text-properties style:text-position="0% 100%" fo:letter-spacing="normal" fo:language="ru" fo:country="RU" fo:font-style="normal" style:text-underline-style="none" fo:font-weight="normal" officeooo:rsid="0109a0c0" style:font-name-asian="Times New Roman1" style:font-style-asian="normal" style:font-weight-asian="normal" style:font-name-complex="Times New Roman1" style:font-style-complex="normal" style:font-weight-complex="normal"/>
    </style:style>
    <style:style style:name="T218" style:family="text">
      <style:text-properties style:text-position="0% 100%" fo:letter-spacing="normal" fo:language="ru" fo:country="RU" fo:font-style="normal" style:text-underline-style="none" fo:font-weight="normal" officeooo:rsid="00eb86f7" fo:background-color="#ffffff" loext:char-shading-value="0" style:font-name-asian="Times New Roman1" style:font-style-asian="normal" style:font-weight-asian="normal" style:font-name-complex="Times New Roman1" style:font-style-complex="normal" style:font-weight-complex="normal"/>
    </style:style>
    <style:style style:name="T219" style:family="text">
      <style:text-properties style:text-position="0% 100%" fo:font-size="14pt" fo:letter-spacing="-0.004cm" fo:language="ru" fo:country="RU" fo:font-style="normal" style:text-underline-style="none" fo:font-weight="bold" officeooo:rsid="00ad2fa7" fo:background-color="#ffffff" loext:char-shading-value="0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T220" style:family="text">
      <style:text-properties style:text-position="0% 100%" fo:font-size="14pt" fo:letter-spacing="-0.004cm" fo:language="ru" fo:country="RU" fo:font-style="normal" style:text-underline-style="none" fo:font-weight="bold" officeooo:rsid="0104320b" fo:background-color="#ffffff" loext:char-shading-value="0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T221" style:family="text">
      <style:text-properties style:text-position="0% 100%" style:font-name="Times New Roman1" fo:font-size="14pt" fo:letter-spacing="-0.004cm" fo:language="ru" fo:country="RU" fo:font-style="normal" style:text-underline-style="none" fo:font-weight="normal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222" style:family="text">
      <style:text-properties style:text-position="0% 100%" style:font-name="Times New Roman1" fo:font-size="14pt" fo:letter-spacing="-0.004cm" fo:language="ru" fo:country="RU" fo:font-style="normal" style:text-underline-style="none" fo:font-weight="normal" officeooo:rsid="00163b79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223" style:family="text">
      <style:text-properties style:font-name="Times New Roman1" fo:font-size="14pt" officeooo:rsid="0015d9c0" style:font-size-asian="14pt" style:font-size-complex="14pt"/>
    </style:style>
    <style:style style:name="T224" style:family="text">
      <style:text-properties style:font-name="Times New Roman1" fo:font-size="14pt" officeooo:rsid="00163b79" style:font-size-asian="14pt" style:font-size-complex="14pt"/>
    </style:style>
    <style:style style:name="T225" style:family="text">
      <style:text-properties style:font-name="Times New Roman1" fo:font-size="14pt" officeooo:rsid="0035eb9d" style:font-size-asian="14pt" style:font-size-complex="14pt"/>
    </style:style>
    <style:style style:name="T226" style:family="text">
      <style:text-properties style:font-name="Times New Roman1" fo:font-size="14pt" fo:language="ru" fo:country="RU" officeooo:rsid="0023bc35" fo:background-color="transparent" loext:char-shading-value="0" style:font-size-asian="14pt" style:font-size-complex="14pt"/>
    </style:style>
    <style:style style:name="T227" style:family="text">
      <style:text-properties style:font-name="Times New Roman1" fo:font-size="14pt" fo:language="ru" fo:country="RU" officeooo:rsid="001b9571" fo:background-color="transparent" loext:char-shading-value="0" style:font-size-asian="14pt" style:font-size-complex="14pt"/>
    </style:style>
    <style:style style:name="T228" style:family="text">
      <style:text-properties style:font-name="Times New Roman1" fo:font-size="14pt" fo:language="ru" fo:country="RU" officeooo:rsid="0026699c" fo:background-color="transparent" loext:char-shading-value="0" style:font-size-asian="14pt" style:font-size-complex="14pt"/>
    </style:style>
    <style:style style:name="T229" style:family="text">
      <style:text-properties style:font-name="Times New Roman1" fo:font-size="14pt" fo:language="ru" fo:country="RU" officeooo:rsid="0027088b" fo:background-color="transparent" loext:char-shading-value="0" style:font-size-asian="14pt" style:font-size-complex="14pt"/>
    </style:style>
    <style:style style:name="T230" style:family="text">
      <style:text-properties style:font-name="Times New Roman1" fo:font-size="14pt" officeooo:rsid="001b1fcd" fo:background-color="transparent" loext:char-shading-value="0" style:font-size-asian="14pt" style:font-size-complex="14pt"/>
    </style:style>
    <style:style style:name="T231" style:family="text">
      <style:text-properties style:font-name="Times New Roman1" fo:font-size="14pt" officeooo:rsid="001b9571" fo:background-color="transparent" loext:char-shading-value="0" style:font-size-asian="14pt" style:font-size-complex="14pt"/>
    </style:style>
    <style:style style:name="T232" style:family="text">
      <style:text-properties style:font-name="Times New Roman1" fo:font-size="14pt" officeooo:rsid="0038671d" fo:background-color="transparent" loext:char-shading-value="0" style:font-size-asian="14pt" style:font-size-complex="14pt"/>
    </style:style>
    <style:style style:name="T233" style:family="text">
      <style:text-properties style:font-name="Times New Roman1" fo:font-size="14pt" officeooo:rsid="001eb0c3" fo:background-color="transparent" loext:char-shading-value="0" style:font-size-asian="14pt" style:font-size-complex="14pt"/>
    </style:style>
    <style:style style:name="T234" style:family="text">
      <style:text-properties style:font-name="Times New Roman1" fo:language="ru" fo:country="RU" style:language-asian="ru" style:country-asian="RU"/>
    </style:style>
    <style:style style:name="T235" style:family="text">
      <style:text-properties style:font-name="Times New Roman1" fo:language="ru" fo:country="RU" officeooo:rsid="021e86ae" style:language-asian="ru" style:country-asian="RU"/>
    </style:style>
    <style:style style:name="T236" style:family="text">
      <style:text-properties officeooo:rsid="00243ad4"/>
    </style:style>
    <style:style style:name="T237" style:family="text">
      <style:text-properties officeooo:rsid="002bebe2"/>
    </style:style>
    <style:style style:name="T238" style:family="text">
      <style:text-properties officeooo:rsid="0028cb04"/>
    </style:style>
    <style:style style:name="T239" style:family="text">
      <style:text-properties officeooo:rsid="0029d6c3"/>
    </style:style>
    <style:style style:name="T240" style:family="text">
      <style:text-properties officeooo:rsid="00e97067"/>
    </style:style>
    <style:style style:name="T241" style:family="text">
      <style:text-properties officeooo:rsid="01e49ced"/>
    </style:style>
    <style:style style:name="T242" style:family="text">
      <style:text-properties officeooo:rsid="021e86ae"/>
    </style:style>
    <style:style style:name="T243" style:family="text">
      <style:text-properties officeooo:rsid="02370b28"/>
    </style:style>
    <style:style style:name="T244" style:family="text">
      <style:text-properties officeooo:rsid="001b1fcd"/>
    </style:style>
    <style:style style:name="T245" style:family="text">
      <style:text-properties officeooo:rsid="0015d9c0"/>
    </style:style>
    <style:style style:name="T246" style:family="text">
      <style:text-properties officeooo:rsid="0023bc35"/>
    </style:style>
    <style:style style:name="T247" style:family="text">
      <style:text-properties officeooo:rsid="001b9571"/>
    </style:style>
    <style:style style:name="T248" style:family="text">
      <style:text-properties officeooo:rsid="0038dc73"/>
    </style:style>
    <style:style style:name="T249" style:family="text">
      <style:text-properties officeooo:rsid="002474ee"/>
    </style:style>
    <style:style style:name="T250" style:family="text">
      <style:text-properties fo:font-size="13pt" style:font-size-asian="13pt" style:font-size-complex="13pt"/>
    </style:style>
    <style:style style:name="T251" style:family="text">
      <style:text-properties fo:font-size="13pt" officeooo:rsid="0027088b" style:font-size-asian="13pt" style:font-size-complex="13pt"/>
    </style:style>
    <style:style style:name="T252" style:family="text">
      <style:text-properties fo:font-size="13pt" officeooo:rsid="00377b7f" style:font-size-asian="13pt" style:font-size-complex="13pt"/>
    </style:style>
    <style:style style:name="T253" style:family="text">
      <style:text-properties fo:font-size="13pt" officeooo:rsid="0038b54e" style:font-size-asian="13pt" style:font-size-complex="13pt"/>
    </style:style>
    <style:style style:name="T254" style:family="text">
      <style:text-properties officeooo:rsid="001d0d76"/>
    </style:style>
    <style:style style:name="T255" style:family="text">
      <style:text-properties officeooo:rsid="003a9312"/>
    </style:style>
    <style:style style:name="T256" style:family="text">
      <style:text-properties officeooo:rsid="001d7677"/>
    </style:style>
    <style:style style:name="T257" style:family="text">
      <style:text-properties officeooo:rsid="0026699c"/>
    </style:style>
    <style:style style:name="T258" style:family="text">
      <style:text-properties officeooo:rsid="0027088b"/>
    </style:style>
    <style:style style:name="T259" style:family="text">
      <style:text-properties officeooo:rsid="0028504b"/>
    </style:style>
    <style:style style:name="T260" style:family="text">
      <style:text-properties officeooo:rsid="002a4fe6"/>
    </style:style>
    <style:style style:name="T261" style:family="text">
      <style:text-properties officeooo:rsid="002c111c"/>
    </style:style>
    <style:style style:name="T262" style:family="text">
      <style:text-properties officeooo:rsid="002d684f"/>
    </style:style>
    <style:style style:name="T263" style:family="text">
      <style:text-properties officeooo:rsid="00342a88"/>
    </style:style>
    <style:style style:name="T264" style:family="text">
      <style:text-properties officeooo:rsid="0034edfc"/>
    </style:style>
    <style:style style:name="T265" style:family="text">
      <style:text-properties officeooo:rsid="00359bf1"/>
    </style:style>
    <style:style style:name="T266" style:family="text">
      <style:text-properties officeooo:rsid="003693ca"/>
    </style:style>
    <style:style style:name="T267" style:family="text">
      <style:text-properties officeooo:rsid="00377b7f"/>
    </style:style>
    <style:style style:name="T268" style:family="text">
      <style:text-properties officeooo:rsid="0038b54e"/>
    </style:style>
    <style:style style:name="T269" style:family="text">
      <style:text-properties officeooo:rsid="0038c2de"/>
    </style:style>
    <style:style style:name="T270" style:family="text">
      <style:text-properties officeooo:rsid="003a3442"/>
    </style:style>
    <style:style style:name="T271" style:family="text">
      <style:text-properties officeooo:rsid="003cd1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>ГОСТ 3.1105 – 84 <text:s text:c="2"/>Форма 2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column table:style-name="Таблица1.N"/>
        <table:table-column table:style-name="Таблица1.O"/>
        <table:table-column table:style-name="Таблица1.P"/>
        <table:table-column table:style-name="Таблица1.Q"/>
        <table:table-column table:style-name="Таблица1.R"/>
        <table:table-column table:style-name="Таблица1.S"/>
        <table:table-column table:style-name="Таблица1.T"/>
        <table:table-column table:style-name="Таблица1.U"/>
        <table:table-column table:style-name="Таблица1.V"/>
        <table:table-column table:style-name="Таблица1.W"/>
        <table:table-column table:style-name="Таблица1.X"/>
        <table:table-column table:style-name="Таблица1.Y"/>
        <table:table-column table:style-name="Таблица1.Z"/>
        <table:table-column table:style-name="Таблица1.a"/>
        <table:table-column table:style-name="Таблица1.b"/>
        <table:table-row table:style-name="Таблица1.1">
          <table:table-cell table:style-name="Таблица1.A1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9" office:value-type="string">
            <text:p text:style-name="P1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1" table:number-columns-spanned="2" office:value-type="string">
            <text:p text:style-name="Standard"/>
          </table:table-cell>
          <table:covered-table-cell/>
          <table:table-cell table:style-name="Таблица1.P1" table:number-columns-spanned="2" office:value-type="string">
            <text:p text:style-name="Standard"/>
          </table:table-cell>
          <table:covered-table-cell/>
          <table:table-cell table:style-name="Таблица1.P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.P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.P1" table:number-columns-spanned="2" office:value-type="string">
            <text:p text:style-name="Standard"/>
          </table:table-cell>
          <table:covered-table-cell/>
        </table:table-row>
        <table:table-row table:style-name="Таблица1.2">
          <table:table-cell table:style-name="Таблица1.P1" office:value-type="string">
            <text:p text:style-name="P66">Дубл.</text:p>
            <text:p text:style-name="P66"/>
          </table:table-cell>
          <table:table-cell table:style-name="Таблица1.P1" table:number-columns-spanned="2" office:value-type="string">
            <text:p text:style-name="Standard"/>
            <text:p text:style-name="Standard"/>
          </table:table-cell>
          <table:covered-table-cell/>
          <table:table-cell table:style-name="Таблица1.P1" table:number-columns-spanned="2" office:value-type="string">
            <text:p text:style-name="Standard"/>
          </table:table-cell>
          <table:covered-table-cell/>
          <table:table-cell table:style-name="Таблица1.P1" office:value-type="string">
            <text:p text:style-name="Standard"/>
            <text:p text:style-name="Standard"/>
          </table:table-cell>
          <table:table-cell table:style-name="Таблица1.G2" table:number-columns-spanned="9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1" table:number-columns-spanned="2" office:value-type="string">
            <text:p text:style-name="P1"/>
            <text:p text:style-name="Standard"/>
          </table:table-cell>
          <table:covered-table-cell/>
          <table:table-cell table:style-name="Таблица1.P1" table:number-columns-spanned="2" office:value-type="string">
            <text:p text:style-name="Standard"/>
          </table:table-cell>
          <table:covered-table-cell/>
          <table:table-cell table:style-name="Таблица1.P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.P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.P1" table:number-columns-spanned="2" office:value-type="string">
            <text:p text:style-name="Standard"/>
          </table:table-cell>
          <table:covered-table-cell/>
        </table:table-row>
        <table:table-row table:style-name="Таблица1.2">
          <table:table-cell table:style-name="Таблица1.P1" office:value-type="string">
            <text:p text:style-name="P66">Взам.</text:p>
          </table:table-cell>
          <table:table-cell table:style-name="Таблица1.P1" table:number-columns-spanned="2" office:value-type="string">
            <text:p text:style-name="Standard"/>
          </table:table-cell>
          <table:covered-table-cell/>
          <table:table-cell table:style-name="Таблица1.P1" table:number-columns-spanned="2" office:value-type="string">
            <text:p text:style-name="Standard"/>
          </table:table-cell>
          <table:covered-table-cell/>
          <table:table-cell table:style-name="Таблица1.P1" office:value-type="string">
            <text:p text:style-name="Standard"/>
          </table:table-cell>
          <table:table-cell table:style-name="Таблица1.G2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1" table:number-columns-spanned="2" office:value-type="string">
            <text:p text:style-name="Standard"/>
          </table:table-cell>
          <table:covered-table-cell/>
          <table:table-cell table:style-name="Таблица1.P1" table:number-columns-spanned="2" office:value-type="string">
            <text:p text:style-name="Standard"/>
          </table:table-cell>
          <table:covered-table-cell/>
          <table:table-cell table:style-name="Таблица1.P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.P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.P1" table:number-columns-spanned="2" office:value-type="string">
            <text:p text:style-name="Standard"/>
          </table:table-cell>
          <table:covered-table-cell/>
        </table:table-row>
        <table:table-row table:style-name="Таблица1.2">
          <table:table-cell table:style-name="Таблица1.P1" office:value-type="string">
            <text:p text:style-name="P66">Подл.</text:p>
          </table:table-cell>
          <table:table-cell table:style-name="Таблица1.P1" table:number-columns-spanned="2" office:value-type="string">
            <text:p text:style-name="P66"/>
          </table:table-cell>
          <table:covered-table-cell/>
          <table:table-cell table:style-name="Таблица1.P1" table:number-columns-spanned="2" office:value-type="string">
            <text:p text:style-name="P66"/>
          </table:table-cell>
          <table:covered-table-cell/>
          <table:table-cell table:style-name="Таблица1.P1" office:value-type="string">
            <text:p text:style-name="P146"/>
          </table:table-cell>
          <table:table-cell table:style-name="Таблица1.G4" table:number-columns-spanned="9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1" table:number-columns-spanned="2" office:value-type="string">
            <text:p text:style-name="P154"/>
          </table:table-cell>
          <table:covered-table-cell/>
          <table:table-cell table:style-name="Таблица1.P1" table:number-columns-spanned="2" office:value-type="string">
            <text:p text:style-name="P154"/>
          </table:table-cell>
          <table:covered-table-cell/>
          <table:table-cell table:style-name="Таблица1.P1" table:number-columns-spanned="3" office:value-type="string">
            <text:p text:style-name="P154"/>
          </table:table-cell>
          <table:covered-table-cell/>
          <table:covered-table-cell/>
          <table:table-cell table:style-name="Таблица1.P1" table:number-columns-spanned="4" office:value-type="string">
            <text:p text:style-name="P154"/>
          </table:table-cell>
          <table:covered-table-cell/>
          <table:covered-table-cell/>
          <table:covered-table-cell/>
          <table:table-cell table:style-name="Таблица1.P1" table:number-columns-spanned="2" office:value-type="string">
            <text:p text:style-name="P154"/>
          </table:table-cell>
          <table:covered-table-cell/>
        </table:table-row>
        <table:table-row table:style-name="Таблица1.5">
          <table:table-cell table:style-name="Таблица1.P1" table:number-columns-spanned="1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Q5" table:number-columns-spanned="7" office:value-type="string">
            <text:p text:style-name="P127"><text:span text:style-name="T11">СМ3-92/М</text:span><text:span text:style-name="T12">K</text:span><text:span text:style-name="T11">-202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Q5" table:number-columns-spanned="3" office:value-type="string">
            <text:p text:style-name="P8"/>
          </table:table-cell>
          <table:covered-table-cell/>
          <table:covered-table-cell/>
          <table:table-cell table:style-name="Таблица1.Q5" table:number-columns-spanned="2" office:value-type="string">
            <text:p text:style-name="P8">1</text:p>
          </table:table-cell>
          <table:covered-table-cell/>
        </table:table-row>
        <table:table-row table:style-name="Таблица1.6">
          <table:table-cell table:style-name="Таблица1.A6" table:number-rows-spanned="2"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I6" table:number-columns-spanned="2" office:value-type="string">
            <text:p text:style-name="P8"><text:span text:style-name="T1">РУТП <text:s/></text:span>«От Винта»</text:p>
          </table:table-cell>
          <table:covered-table-cell/>
          <table:table-cell table:style-name="Таблица1.K6" table:number-columns-spanned="3" office:value-type="string">
            <text:p text:style-name="P377">СМ3-92-2024</text:p>
          </table:table-cell>
          <table:covered-table-cell/>
          <table:covered-table-cell/>
          <table:table-cell table:style-name="Таблица1.N6"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V6" table:number-columns-spanned="7" office:value-type="string">
            <text:p text:style-name="P127"><text:span text:style-name="T11">СМ3-92/</text:span><text:span text:style-name="T13">ТП</text:span><text:span text:style-name="T11">-202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7">
          <table:covered-table-cell table:style-name="Таблица1.A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1" office:value-type="string">
            <text:p text:style-name="P8"/>
          </table:table-cell>
          <table:table-cell table:style-name="Таблица1.J7" table:number-columns-spanned="14" office:value-type="string">
            <text:p text:style-name="P8">Корпус гидроцик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X7" table:number-columns-spanned="2" office:value-type="string">
            <text:p text:style-name="P8"/>
          </table:table-cell>
          <table:covered-table-cell/>
          <table:table-cell table:style-name="Таблица1.X7" table:number-columns-spanned="2" office:value-type="string">
            <text:p text:style-name="P188"/>
          </table:table-cell>
          <table:covered-table-cell/>
          <table:table-cell table:style-name="Таблица1.b7" office:value-type="string">
            <text:p text:style-name="Standard"/>
          </table:table-cell>
        </table:table-row>
        <table:table-row table:style-name="Таблица1.8">
          <table:table-cell table:style-name="Таблица1.A8" table:number-columns-spanned="8" office:value-type="string">
            <text:p text:style-name="P108"/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6" office:value-type="string">
            <text:p text:style-name="P18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O8" table:number-columns-spanned="14" office:value-type="string">
            <text:p text:style-name="P240"/>
            <text:p text:style-name="P131">УТВЕРЖДАЮ</text:p>
            <text:p text:style-name="P131">Главный конструктор</text:p>
            <text:p text:style-name="P131">___________________ М.В. Пронин</text:p>
            <text:p text:style-name="P131">«_____»____________ 2023 г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9">
          <table:table-cell table:style-name="Таблица1.G2" table:number-columns-spanned="28" office:value-type="string">
            <text:p text:style-name="P190">Карта технологического процес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table-cell table:style-name="Таблица1.A10" table:number-columns-spanned="4" office:value-type="string">
            <text:p text:style-name="P130">Начальник цеха 24</text:p>
            <text:p text:style-name="P130">Главный метролог</text:p>
            <text:p text:style-name="P130">Руководитель СОТ</text:p>
            <text:p text:style-name="P130">Начальник БПБиЭ</text:p>
            <text:p text:style-name="P130">Ведущий конструктор</text:p>
            <text:p text:style-name="P129">Начальник ОТК</text:p>
          </table:table-cell>
          <table:covered-table-cell/>
          <table:covered-table-cell/>
          <table:covered-table-cell/>
          <table:table-cell table:style-name="Таблица1.A1" table:number-columns-spanned="3" office:value-type="string">
            <text:p text:style-name="P128"/>
          </table:table-cell>
          <table:covered-table-cell/>
          <table:covered-table-cell/>
          <table:table-cell table:style-name="Таблица1.A1" table:number-columns-spanned="4" office:value-type="string">
            <text:p text:style-name="P128">Д.И. Бобкин</text:p>
            <text:p text:style-name="P128">В.Н. Солдатенков</text:p>
            <text:p text:style-name="P128">Н.В. Шамшина</text:p>
            <text:p text:style-name="P128">И.В. Ермаков</text:p>
            <text:p text:style-name="P128">А.И. Лобанов</text:p>
            <text:p text:style-name="P128">Л.Ф. Ильина</text:p>
            <text:p text:style-name="P128"/>
          </table:table-cell>
          <table:covered-table-cell/>
          <table:covered-table-cell/>
          <table:covered-table-cell/>
          <table:table-cell table:style-name="Таблица1.A1" office:value-type="string">
            <text:p text:style-name="P128">Главный технолог</text:p>
            <text:p text:style-name="P54">Заместитель главного технолога</text:p>
            <text:p text:style-name="P239"/>
            <text:p text:style-name="P239">Начальник ОСТДиС</text:p>
            <text:p text:style-name="P128"/>
          </table:table-cell>
          <table:table-cell table:style-name="Таблица1.A1" table:number-columns-spanned="8" office:value-type="string">
            <text:p text:style-name="P1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U10" table:number-columns-spanned="8" office:value-type="string">
            <text:p text:style-name="P128">С.В. Киреев</text:p>
            <text:p text:style-name="P37"/>
            <text:p text:style-name="P37">И.В. Немченков</text:p>
            <text:p text:style-name="P239"/>
            <text:p text:style-name="P239">Т.Б. Мамичева</text:p>
            <text:p text:style-name="P1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1">
          <table:table-cell table:style-name="Таблица1.A11" table:number-columns-spanned="28" office:value-type="string">
            <text:p text:style-name="P12"/>
            <text:p text:style-name="P12">Акт № <text:s text:c="29"/>о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2">
          <table:table-cell table:style-name="Таблица1.A12" table:number-columns-spanned="2" office:value-type="string">
            <text:p text:style-name="Standard"><text:s text:c="6"/>ТЛ</text:p>
          </table:table-cell>
          <table:covered-table-cell/>
          <table:table-cell table:style-name="Таблица1.C12" table:number-columns-spanned="1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S12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Y12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</table:table>
      <text:p text:style-name="P61"/>
      <text:p text:style-name="P132"><text:soft-page-break/><text:span text:style-name="T2">ГОСТ 3.1118-82 <text:s text:c="2"/>форма 2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column table:style-name="Таблица2.K"/>
        <table:table-column table:style-name="Таблица2.L"/>
        <table:table-column table:style-name="Таблица2.M"/>
        <table:table-column table:style-name="Таблица2.N"/>
        <table:table-column table:style-name="Таблица2.O"/>
        <table:table-column table:style-name="Таблица2.P"/>
        <table:table-column table:style-name="Таблица2.Q"/>
        <table:table-column table:style-name="Таблица2.R"/>
        <table:table-column table:style-name="Таблица2.S"/>
        <table:table-column table:style-name="Таблица2.G"/>
        <table:table-column table:style-name="Таблица2.U"/>
        <table:table-column table:style-name="Таблица2.V"/>
        <table:table-column table:style-name="Таблица2.W"/>
        <table:table-column table:style-name="Таблица2.X"/>
        <table:table-column table:style-name="Таблица2.Y"/>
        <table:table-column table:style-name="Таблица2.Z"/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Z"/>
        <table:table-column table:style-name="Таблица2.i"/>
        <table:table-column table:style-name="Таблица2.j"/>
        <table:table-column table:style-name="Таблица2.k"/>
        <table:table-column table:style-name="Таблица2.l"/>
        <table:table-column table:style-name="Таблица2.m"/>
        <table:table-column table:style-name="Таблица2.n"/>
        <table:table-column table:style-name="Таблица2.J"/>
        <table:table-column table:style-name="Таблица2.p"/>
        <table:table-column table:style-name="Таблица2.q"/>
        <table:table-column table:style-name="Таблица2.r"/>
        <table:table-column table:style-name="Таблица2.s"/>
        <table:table-column table:style-name="Таблица2.t"/>
        <table:table-column table:style-name="Таблица2.u"/>
        <table:table-column table:style-name="Таблица2.v"/>
        <table:table-row table:style-name="Таблица2.1">
          <table:table-cell table:style-name="Таблица2.A1" table:number-columns-spanned="30" office:value-type="string">
            <text:p text:style-name="Table_20_Heading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e1" table:number-columns-spanned="2" office:value-type="string">
            <text:p text:style-name="P162"/>
          </table:table-cell>
          <table:covered-table-cell/>
          <table:table-cell table:style-name="Таблица2.g1" table:number-columns-spanned="3" office:value-type="string">
            <text:p text:style-name="P162"/>
          </table:table-cell>
          <table:covered-table-cell/>
          <table:covered-table-cell/>
          <table:table-cell table:style-name="Таблица2.g1" table:number-columns-spanned="5" office:value-type="string">
            <text:p text:style-name="P162"/>
          </table:table-cell>
          <table:covered-table-cell/>
          <table:covered-table-cell/>
          <table:covered-table-cell/>
          <table:covered-table-cell/>
          <table:table-cell table:style-name="Таблица2.g1" table:number-columns-spanned="4" office:value-type="string">
            <text:p text:style-name="P162"/>
          </table:table-cell>
          <table:covered-table-cell/>
          <table:covered-table-cell/>
          <table:covered-table-cell/>
          <table:table-cell table:style-name="Таблица2.s1" table:number-columns-spanned="4" office:value-type="string">
            <text:p text:style-name="P162"/>
          </table:table-cell>
          <table:covered-table-cell/>
          <table:covered-table-cell/>
          <table:covered-table-cell/>
        </table:table-row>
        <table:table-row table:style-name="Таблица2.1">
          <table:table-cell table:style-name="Таблица2.e1" table:number-columns-spanned="2" office:value-type="string">
            <text:p text:style-name="P64"><text:s/>Дубл.</text:p>
          </table:table-cell>
          <table:covered-table-cell/>
          <table:table-cell table:style-name="Таблица2.e1" table:number-columns-spanned="5" office:value-type="string">
            <text:p text:style-name="P213"/>
          </table:table-cell>
          <table:covered-table-cell/>
          <table:covered-table-cell/>
          <table:covered-table-cell/>
          <table:covered-table-cell/>
          <table:table-cell table:style-name="Таблица2.e1" table:number-columns-spanned="3" office:value-type="string">
            <text:p text:style-name="P213"/>
          </table:table-cell>
          <table:covered-table-cell/>
          <table:covered-table-cell/>
          <table:table-cell table:style-name="Таблица2.e1" table:number-columns-spanned="2" office:value-type="string">
            <text:p text:style-name="P213"/>
          </table:table-cell>
          <table:covered-table-cell/>
          <table:table-cell table:style-name="Таблица2.M2" table:number-columns-spanned="5" office:value-type="string">
            <text:p text:style-name="P213"/>
          </table:table-cell>
          <table:covered-table-cell/>
          <table:covered-table-cell/>
          <table:covered-table-cell/>
          <table:covered-table-cell/>
          <table:table-cell table:style-name="Таблица2.R2" table:number-columns-spanned="13" office:value-type="string">
            <text:p text:style-name="P2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e1" table:number-columns-spanned="2" office:value-type="string">
            <text:p text:style-name="Standard"/>
          </table:table-cell>
          <table:covered-table-cell/>
          <table:table-cell table:style-name="Таблица2.e1" table:number-columns-spanned="3" office:value-type="string">
            <text:p text:style-name="P213"/>
          </table:table-cell>
          <table:covered-table-cell/>
          <table:covered-table-cell/>
          <table:table-cell table:style-name="Таблица2.e1" table:number-columns-spanned="5" office:value-type="string">
            <text:p text:style-name="P213"/>
          </table:table-cell>
          <table:covered-table-cell/>
          <table:covered-table-cell/>
          <table:covered-table-cell/>
          <table:covered-table-cell/>
          <table:table-cell table:style-name="Таблица2.e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2.s2" table:number-columns-spanned="4" office:value-type="string">
            <text:p text:style-name="P213"/>
          </table:table-cell>
          <table:covered-table-cell/>
          <table:covered-table-cell/>
          <table:covered-table-cell/>
        </table:table-row>
        <table:table-row table:style-name="Таблица2.1">
          <table:table-cell table:style-name="Таблица2.e1" table:number-columns-spanned="2" office:value-type="string">
            <text:p text:style-name="P64"><text:s/>Взам.</text:p>
          </table:table-cell>
          <table:covered-table-cell/>
          <table:table-cell table:style-name="Таблица2.e1" table:number-columns-spanned="5" office:value-type="string">
            <text:p text:style-name="P213"/>
          </table:table-cell>
          <table:covered-table-cell/>
          <table:covered-table-cell/>
          <table:covered-table-cell/>
          <table:covered-table-cell/>
          <table:table-cell table:style-name="Таблица2.e1" table:number-columns-spanned="3" office:value-type="string">
            <text:p text:style-name="P213"/>
          </table:table-cell>
          <table:covered-table-cell/>
          <table:covered-table-cell/>
          <table:table-cell table:style-name="Таблица2.e1" table:number-columns-spanned="2" office:value-type="string">
            <text:p text:style-name="P213"/>
          </table:table-cell>
          <table:covered-table-cell/>
          <table:table-cell table:style-name="Таблица2.M3" table:number-rows-spanned="2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2.e1" table:number-columns-spanned="2" office:value-type="string">
            <text:p text:style-name="P213"/>
          </table:table-cell>
          <table:covered-table-cell/>
          <table:table-cell table:style-name="Таблица2.e1" table:number-columns-spanned="2" office:value-type="string">
            <text:p text:style-name="P213"/>
          </table:table-cell>
          <table:covered-table-cell/>
          <table:table-cell table:style-name="Таблица2.e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2.e1" table:number-columns-spanned="3" office:value-type="string">
            <text:p text:style-name="P213"/>
          </table:table-cell>
          <table:covered-table-cell/>
          <table:covered-table-cell/>
          <table:table-cell table:style-name="Таблица2.e1" table:number-columns-spanned="3" office:value-type="string">
            <text:p text:style-name="P213"/>
          </table:table-cell>
          <table:covered-table-cell/>
          <table:covered-table-cell/>
          <table:table-cell table:style-name="Таблица2.e1" table:number-columns-spanned="2" office:value-type="string">
            <text:p text:style-name="P213"/>
          </table:table-cell>
          <table:covered-table-cell/>
          <table:table-cell table:style-name="Таблица2.e1" table:number-columns-spanned="3" office:value-type="string">
            <text:p text:style-name="P213"/>
          </table:table-cell>
          <table:covered-table-cell/>
          <table:covered-table-cell/>
          <table:table-cell table:style-name="Таблица2.e1" table:number-columns-spanned="5" office:value-type="string">
            <text:p text:style-name="P213"/>
          </table:table-cell>
          <table:covered-table-cell/>
          <table:covered-table-cell/>
          <table:covered-table-cell/>
          <table:covered-table-cell/>
          <table:table-cell table:style-name="Таблица2.e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2.s2" table:number-columns-spanned="4" office:value-type="string">
            <text:p text:style-name="P213"/>
          </table:table-cell>
          <table:covered-table-cell/>
          <table:covered-table-cell/>
          <table:covered-table-cell/>
        </table:table-row>
        <table:table-row table:style-name="Таблица2.1">
          <table:table-cell table:style-name="Таблица2.e1" table:number-columns-spanned="2" office:value-type="string">
            <text:p text:style-name="P65">Подл.</text:p>
          </table:table-cell>
          <table:covered-table-cell/>
          <table:table-cell table:style-name="Таблица2.e1" table:number-columns-spanned="5" office:value-type="string">
            <text:p text:style-name="P67"/>
          </table:table-cell>
          <table:covered-table-cell/>
          <table:covered-table-cell/>
          <table:covered-table-cell/>
          <table:covered-table-cell/>
          <table:table-cell table:style-name="Таблица2.e1" table:number-columns-spanned="3" office:value-type="string">
            <text:p text:style-name="P67"/>
          </table:table-cell>
          <table:covered-table-cell/>
          <table:covered-table-cell/>
          <table:table-cell table:style-name="Таблица2.e1" table:number-columns-spanned="2" office:value-type="string">
            <text:p text:style-name="P147"/>
          </table:table-cell>
          <table:covered-table-cell/>
          <table:covered-table-cell table:style-name="Таблица2.M3"/>
          <table:covered-table-cell/>
          <table:covered-table-cell/>
          <table:covered-table-cell/>
          <table:table-cell table:style-name="Таблица2.e1" table:number-columns-spanned="2" office:value-type="string">
            <text:p text:style-name="P213"/>
          </table:table-cell>
          <table:covered-table-cell/>
          <table:table-cell table:style-name="Таблица2.e1" table:number-columns-spanned="2" office:value-type="string">
            <text:p text:style-name="P213"/>
          </table:table-cell>
          <table:covered-table-cell/>
          <table:table-cell table:style-name="Таблица2.e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2.e1" table:number-columns-spanned="3" office:value-type="string">
            <text:p text:style-name="P213"/>
          </table:table-cell>
          <table:covered-table-cell/>
          <table:covered-table-cell/>
          <table:table-cell table:style-name="Таблица2.e1" table:number-columns-spanned="3" office:value-type="string">
            <text:p text:style-name="P213"/>
          </table:table-cell>
          <table:covered-table-cell/>
          <table:covered-table-cell/>
          <table:table-cell table:style-name="Таблица2.e1" table:number-columns-spanned="2" office:value-type="string">
            <text:p text:style-name="P213"/>
          </table:table-cell>
          <table:covered-table-cell/>
          <table:table-cell table:style-name="Таблица2.e1" table:number-columns-spanned="3" office:value-type="string">
            <text:p text:style-name="P213"/>
          </table:table-cell>
          <table:covered-table-cell/>
          <table:covered-table-cell/>
          <table:table-cell table:style-name="Таблица2.e1" table:number-columns-spanned="5" office:value-type="string">
            <text:p text:style-name="P213"/>
          </table:table-cell>
          <table:covered-table-cell/>
          <table:covered-table-cell/>
          <table:covered-table-cell/>
          <table:covered-table-cell/>
          <table:table-cell table:style-name="Таблица2.e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2.s2" table:number-columns-spanned="4" office:value-type="string">
            <text:p text:style-name="P213"/>
          </table:table-cell>
          <table:covered-table-cell/>
          <table:covered-table-cell/>
          <table:covered-table-cell/>
        </table:table-row>
        <table:table-row table:style-name="Таблица2.5">
          <table:table-cell table:style-name="Таблица2.e1" table:number-columns-spanned="31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f5" table:number-columns-spanned="11" office:value-type="string">
            <text:p text:style-name="P174">СМ3-92/МK-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q5" table:number-columns-spanned="5" office:value-type="string">
            <text:p text:style-name="P153">Общ.кол-во листов</text:p>
          </table:table-cell>
          <table:covered-table-cell/>
          <table:covered-table-cell/>
          <table:covered-table-cell/>
          <table:covered-table-cell/>
          <table:table-cell table:style-name="Таблица2.v5" office:value-type="string">
            <text:p text:style-name="P8">2</text:p>
          </table:table-cell>
        </table:table-row>
        <table:table-row table:style-name="Таблица2.6">
          <table:table-cell table:style-name="Таблица2.e1" table:number-columns-spanned="5" office:value-type="string">
            <text:p text:style-name="P265">Разработал</text:p>
          </table:table-cell>
          <table:covered-table-cell/>
          <table:covered-table-cell/>
          <table:covered-table-cell/>
          <table:covered-table-cell/>
          <table:table-cell table:style-name="Таблица2.F6" table:number-columns-spanned="6" office:value-type="string">
            <text:p text:style-name="P24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e1" table:number-columns-spanned="2" office:value-type="string">
            <text:p text:style-name="P67"/>
          </table:table-cell>
          <table:covered-table-cell/>
          <table:table-cell table:style-name="Таблица2.e1" office:value-type="string">
            <text:p text:style-name="P67"/>
          </table:table-cell>
          <table:table-cell table:style-name="Таблица2.O6" table:number-rows-spanned="3" table:number-columns-spanned="7" office:value-type="string">
            <text:p text:style-name="P13">РУТП <text:s/>«От Винта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V6" table:number-rows-spanned="3" table:number-columns-spanned="7" office:value-type="string">
            <text:p text:style-name="P13">СМ3-92-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c6" table:number-rows-spanned="3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k6" table:number-rows-spanned="3" table:number-columns-spanned="12" office:value-type="string">
            <text:p text:style-name="P2">СМ3-92/ТП-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7">
          <table:table-cell table:style-name="Таблица2.e1" table:number-columns-spanned="5" office:value-type="string">
            <text:p text:style-name="P266">Проверил</text:p>
          </table:table-cell>
          <table:covered-table-cell/>
          <table:covered-table-cell/>
          <table:covered-table-cell/>
          <table:covered-table-cell/>
          <table:table-cell table:style-name="Таблица2.e1" table:number-columns-spanned="6" office:value-type="string">
            <text:p text:style-name="P24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e1" table:number-columns-spanned="2" office:value-type="string">
            <text:p text:style-name="P67"/>
          </table:table-cell>
          <table:covered-table-cell/>
          <table:table-cell table:style-name="Таблица2.e1" office:value-type="string">
            <text:p text:style-name="Standard"/>
          </table:table-cell>
          <table:covered-table-cell table:style-name="Таблица2.O6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.V6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.c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.k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7">
          <table:table-cell table:style-name="Таблица2.e1" table:number-columns-spanned="5" office:value-type="string">
            <text:p text:style-name="P266"/>
          </table:table-cell>
          <table:covered-table-cell/>
          <table:covered-table-cell/>
          <table:covered-table-cell/>
          <table:covered-table-cell/>
          <table:table-cell table:style-name="Таблица2.e1" table:number-columns-spanned="6" office:value-type="string">
            <text:p text:style-name="P24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e1" table:number-columns-spanned="2" office:value-type="string">
            <text:p text:style-name="P67"/>
          </table:table-cell>
          <table:covered-table-cell/>
          <table:table-cell table:style-name="Таблица2.e1" office:value-type="string">
            <text:p text:style-name="P67"/>
          </table:table-cell>
          <table:covered-table-cell table:style-name="Таблица2.O6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.V6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.c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.k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7">
          <table:table-cell table:style-name="Таблица2.e1" table:number-columns-spanned="5" office:value-type="string">
            <text:p text:style-name="P266"/>
          </table:table-cell>
          <table:covered-table-cell/>
          <table:covered-table-cell/>
          <table:covered-table-cell/>
          <table:covered-table-cell/>
          <table:table-cell table:style-name="Таблица2.e1" table:number-columns-spanned="6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e1" table:number-columns-spanned="2" office:value-type="string">
            <text:p text:style-name="P67"/>
          </table:table-cell>
          <table:covered-table-cell/>
          <table:table-cell table:style-name="Таблица2.e1" office:value-type="string">
            <text:p text:style-name="P67"/>
          </table:table-cell>
          <table:table-cell table:style-name="Таблица2.q5" table:number-rows-spanned="2" office:value-type="string">
            <text:p text:style-name="P136"/>
          </table:table-cell>
          <table:table-cell table:style-name="Таблица2.P9" table:number-rows-spanned="2" table:number-columns-spanned="24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n9" table:number-rows-spanned="2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Таблица2.n9" table:number-rows-spanned="2" table:number-columns-spanned="3" office:value-type="string">
            <text:p text:style-name="P13"/>
          </table:table-cell>
          <table:covered-table-cell/>
          <table:covered-table-cell/>
          <table:table-cell table:style-name="Таблица2.u9" table:number-rows-spanned="2" table:number-columns-spanned="2" office:value-type="string">
            <text:p text:style-name="P13"/>
          </table:table-cell>
          <table:covered-table-cell/>
        </table:table-row>
        <table:table-row table:style-name="Таблица2.7">
          <table:table-cell table:style-name="Таблица2.e1" table:number-columns-spanned="5" office:value-type="string">
            <text:p text:style-name="P266"><text:s text:c="2"/>Н. контр.</text:p>
          </table:table-cell>
          <table:covered-table-cell/>
          <table:covered-table-cell/>
          <table:covered-table-cell/>
          <table:covered-table-cell/>
          <table:table-cell table:style-name="Таблица2.F10" table:number-columns-spanned="6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L10" table:number-columns-spanned="2" office:value-type="string">
            <text:p text:style-name="P67"/>
          </table:table-cell>
          <table:covered-table-cell/>
          <table:table-cell table:style-name="Таблица2.N10" office:value-type="string">
            <text:p text:style-name="P67"/>
          </table:table-cell>
          <table:covered-table-cell table:style-name="Таблица2.O10"/>
          <table:covered-table-cell table:style-name="Таблица2.P1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.n9"/>
          <table:covered-table-cell/>
          <table:covered-table-cell/>
          <table:covered-table-cell/>
          <table:covered-table-cell table:style-name="Таблица2.n9"/>
          <table:covered-table-cell/>
          <table:covered-table-cell/>
          <table:covered-table-cell table:style-name="Таблица2.u9"/>
          <table:covered-table-cell/>
        </table:table-row>
        <table:table-row table:style-name="Таблица2.11">
          <table:table-cell table:style-name="Таблица2.A11" office:value-type="string">
            <text:p text:style-name="P177">А</text:p>
          </table:table-cell>
          <table:table-cell table:style-name="Таблица2.B11" table:number-columns-spanned="2" office:value-type="string">
            <text:p text:style-name="P281">Цех</text:p>
          </table:table-cell>
          <table:covered-table-cell/>
          <table:table-cell table:style-name="Таблица2.D11" table:number-columns-spanned="3" office:value-type="string">
            <text:p text:style-name="P282">Уч.</text:p>
          </table:table-cell>
          <table:covered-table-cell/>
          <table:covered-table-cell/>
          <table:table-cell table:style-name="Таблица2.D11" table:number-columns-spanned="2" office:value-type="string">
            <text:p text:style-name="P282">РМ</text:p>
          </table:table-cell>
          <table:covered-table-cell/>
          <table:table-cell table:style-name="Таблица2.D11" office:value-type="string">
            <text:p text:style-name="P282">Опер.</text:p>
          </table:table-cell>
          <table:table-cell table:style-name="Таблица2.D11" table:number-columns-spanned="9" office:value-type="string">
            <text:p text:style-name="P282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S11" table:number-columns-spanned="30" office:value-type="string">
            <text:p text:style-name="P282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1">
          <table:table-cell table:style-name="Таблица2.A11" office:value-type="string">
            <text:p text:style-name="P177">Б</text:p>
          </table:table-cell>
          <table:table-cell table:style-name="Таблица2.B12" table:number-columns-spanned="18" office:value-type="string">
            <text:p text:style-name="P282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T12" table:number-columns-spanned="3" office:value-type="string">
            <text:p text:style-name="P282">СМ</text:p>
          </table:table-cell>
          <table:covered-table-cell/>
          <table:covered-table-cell/>
          <table:table-cell table:style-name="Таблица2.T12" office:value-type="string">
            <text:p text:style-name="P282">Проф.</text:p>
          </table:table-cell>
          <table:table-cell table:style-name="Таблица2.T12" table:number-columns-spanned="2" office:value-type="string">
            <text:p text:style-name="P282">Р</text:p>
          </table:table-cell>
          <table:covered-table-cell/>
          <table:table-cell table:style-name="Таблица2.T12" office:value-type="string">
            <text:p text:style-name="P282">УТ</text:p>
          </table:table-cell>
          <table:table-cell table:style-name="Таблица2.T12" table:number-columns-spanned="3" office:value-type="string">
            <text:p text:style-name="P282">КР</text:p>
          </table:table-cell>
          <table:covered-table-cell/>
          <table:covered-table-cell/>
          <table:table-cell table:style-name="Таблица2.T12" table:number-columns-spanned="4" office:value-type="string">
            <text:p text:style-name="P282">КОИД</text:p>
          </table:table-cell>
          <table:covered-table-cell/>
          <table:covered-table-cell/>
          <table:covered-table-cell/>
          <table:table-cell table:style-name="Таблица2.T12" office:value-type="string">
            <text:p text:style-name="P282">ЕН</text:p>
          </table:table-cell>
          <table:table-cell table:style-name="Таблица2.T12" table:number-columns-spanned="3" office:value-type="string">
            <text:p text:style-name="P282">ОП</text:p>
          </table:table-cell>
          <table:covered-table-cell/>
          <table:covered-table-cell/>
          <table:table-cell table:style-name="Таблица2.T12" table:number-columns-spanned="4" office:value-type="string">
            <text:p text:style-name="P282">Кшт</text:p>
          </table:table-cell>
          <table:covered-table-cell/>
          <table:covered-table-cell/>
          <table:covered-table-cell/>
          <table:table-cell table:style-name="Таблица2.T12" table:number-columns-spanned="5" office:value-type="string">
            <text:p text:style-name="P13"><text:span text:style-name="T121">Т</text:span><text:span text:style-name="T116">п.з.</text:span></text:p>
          </table:table-cell>
          <table:covered-table-cell/>
          <table:covered-table-cell/>
          <table:covered-table-cell/>
          <table:covered-table-cell/>
          <table:table-cell table:style-name="Таблица2.A11" table:number-columns-spanned="2" office:value-type="string">
            <text:p text:style-name="P13"><text:span text:style-name="T121">Т</text:span><text:span text:style-name="T116">шт.</text:span></text:p>
          </table:table-cell>
          <table:covered-table-cell/>
        </table:table-row>
        <table:table-row table:style-name="Таблица2.11">
          <table:table-cell table:style-name="Таблица2.T12" office:value-type="string">
            <text:p text:style-name="P177"><text:s text:c="2"/>К/М</text:p>
          </table:table-cell>
          <table:table-cell table:style-name="Таблица2.S11" table:number-columns-spanned="18" office:value-type="string">
            <text:p text:style-name="P282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B12" table:number-columns-spanned="14" office:value-type="string">
            <text:p text:style-name="P282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h13" office:value-type="string">
            <text:p text:style-name="P282">ОПП</text:p>
          </table:table-cell>
          <table:table-cell table:style-name="Таблица2.h13" table:number-columns-spanned="3" office:value-type="string">
            <text:p text:style-name="P282">ЕВ</text:p>
          </table:table-cell>
          <table:covered-table-cell/>
          <table:covered-table-cell/>
          <table:table-cell table:style-name="Таблица2.h13" table:number-columns-spanned="4" office:value-type="string">
            <text:p text:style-name="P282">ЕН</text:p>
          </table:table-cell>
          <table:covered-table-cell/>
          <table:covered-table-cell/>
          <table:covered-table-cell/>
          <table:table-cell table:style-name="Таблица2.h13" table:number-columns-spanned="5" office:value-type="string">
            <text:p text:style-name="P282">КИ</text:p>
          </table:table-cell>
          <table:covered-table-cell/>
          <table:covered-table-cell/>
          <table:covered-table-cell/>
          <table:covered-table-cell/>
          <table:table-cell table:style-name="Таблица2.u13" table:number-columns-spanned="2" office:value-type="string">
            <text:p text:style-name="P282">Н. расх.</text:p>
          </table:table-cell>
          <table:covered-table-cell/>
        </table:table-row>
        <table:table-row table:style-name="Таблица2.14">
          <table:table-cell table:style-name="Таблица2.F6" office:value-type="string">
            <text:p text:style-name="P168">01</text:p>
          </table:table-cell>
          <table:table-cell table:style-name="Таблица2.s2" table:number-columns-spanned="47" office:value-type="string">
            <text:p text:style-name="P191"><text:span text:style-name="T117">Данное УТ распространяется на формование заготовок деталей Корпуса гидроцикла СМ3-92-2024 </text:span>методом контактного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F6" office:value-type="string">
            <text:p text:style-name="P168">02</text:p>
          </table:table-cell>
          <table:table-cell table:style-name="Таблица2.s2" table:number-columns-spanned="47" office:value-type="string">
            <text:p text:style-name="P83">(ручного) формования, в том числе с применением установки напыления рубленного ровинга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F6" office:value-type="string">
            <text:p text:style-name="P168">03</text:p>
          </table:table-cell>
          <table:table-cell table:style-name="Таблица2.s2" table:number-columns-spanned="47" office:value-type="string">
            <text:p text:style-name="P92">При работе заполнять технологический журнал, оформленный согласно таблице А.1 приложения А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F6" office:value-type="string">
            <text:p text:style-name="P168">04</text:p>
          </table:table-cell>
          <table:table-cell table:style-name="Таблица2.s2" table:number-columns-spanned="47" office:value-type="string">
            <text:p text:style-name="P308">Применяемые средства измерений должны быть поверены (откалиброваны) и иметь соответствующий паспор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F6" office:value-type="string">
            <text:p text:style-name="P168">05</text:p>
          </table:table-cell>
          <table:table-cell table:style-name="Таблица2.s2" table:number-columns-spanned="47" office:value-type="string">
            <text:p text:style-name="P39">и отметки. Допускается использование средств измерения других типов по действующему ДС по классу точност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F6" office:value-type="string">
            <text:p text:style-name="P168">06</text:p>
          </table:table-cell>
          <table:table-cell table:style-name="Таблица2.s2" table:number-columns-spanned="47" office:value-type="string">
            <text:p text:style-name="P316">не ниже указанных, при этом для весов наибольший предел взвешивания, далее НПВ, должен быть не выше указанного 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F6" office:value-type="string">
            <text:p text:style-name="P168">07</text:p>
          </table:table-cell>
          <table:table-cell table:style-name="Таблица2.s2" table:number-columns-spanned="47" office:value-type="string">
            <text:p text:style-name="P316">данном УТ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F6" office:value-type="string">
            <text:p text:style-name="P168">08</text:p>
          </table:table-cell>
          <table:table-cell table:style-name="Таблица2.s2" table:number-columns-spanned="47" office:value-type="string">
            <text:p text:style-name="P314">Требования безопасност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F6" office:value-type="string">
            <text:p text:style-name="P168">09</text:p>
          </table:table-cell>
          <table:table-cell table:style-name="Таблица2.s2" table:number-columns-spanned="47" office:value-type="string">
            <text:p text:style-name="P308">К работе по изготовлению деталей методом контактного формования на основе смол холодного отвержде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F6" office:value-type="string">
            <text:p text:style-name="P168">10</text:p>
          </table:table-cell>
          <table:table-cell table:style-name="Таблица2.s2" table:number-columns-spanned="47" office:value-type="string">
            <text:p text:style-name="P301">допускаются лица не моложе 18 лет, прошедшие профессиональное обучение, медицинское освидетельствование, обучени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F6" office:value-type="string">
            <text:p text:style-name="P168">11</text:p>
          </table:table-cell>
          <table:table-cell table:style-name="Таблица2.s2" table:number-columns-spanned="47" office:value-type="string">
            <text:p text:style-name="P301">и инструктаж по охране труда, проверку знаний требований охраны труда на допуск к самостоятельной работе, стажировку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F6" office:value-type="string">
            <text:p text:style-name="P168">12</text:p>
          </table:table-cell>
          <table:table-cell table:style-name="Таблица2.s2" table:number-columns-spanned="47" office:value-type="string">
            <text:p text:style-name="P308">Обязательным условием безопасного ведения процесса изготовления деталей является знание характера действ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F6" office:value-type="string">
            <text:p text:style-name="P168">13</text:p>
          </table:table-cell>
          <table:table-cell table:style-name="Таблица2.s2" table:number-columns-spanned="47" office:value-type="string">
            <text:p text:style-name="P301">вредных веществ, применяемых и выделяемых в процессе формования и приготовления составов, и соблюдение требований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7">
          <table:table-cell table:style-name="Таблица2.F6" office:value-type="string">
            <text:p text:style-name="P168">14</text:p>
          </table:table-cell>
          <table:table-cell table:style-name="Таблица2.s2" table:number-columns-spanned="47" office:value-type="string">
            <text:p text:style-name="P308">- настоящего указания технологического;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8">
          <table:table-cell table:style-name="Таблица2.F6" office:value-type="string">
            <text:p text:style-name="P168">15</text:p>
          </table:table-cell>
          <table:table-cell table:style-name="Таблица2.s2" table:number-columns-spanned="47" office:value-type="string">
            <text:p text:style-name="P308">- инструкции по пожарной безопасности цеха 03 - № 1-03;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9">
          <table:table-cell table:style-name="Таблица2.f5" office:value-type="string">
            <text:p text:style-name="P168">16</text:p>
          </table:table-cell>
          <table:table-cell table:style-name="Таблица2.s2" table:number-columns-spanned="47" office:value-type="string">
            <text:p text:style-name="P19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30">
          <table:table-cell table:style-name="Таблица2.u9" table:number-columns-spanned="4" office:value-type="string">
            <text:p text:style-name="P220">КТП</text:p>
          </table:table-cell>
          <table:covered-table-cell/>
          <table:covered-table-cell/>
          <table:covered-table-cell/>
          <table:table-cell table:style-name="Таблица2.u9" table:number-columns-spanned="34" office:value-type="string">
            <text:p text:style-name="P220">Карта технологического процес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m30" table:number-columns-spanned="7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m30" table:number-columns-spanned="3" office:value-type="string">
            <text:p text:style-name="P44"/>
          </table:table-cell>
          <table:covered-table-cell/>
          <table:covered-table-cell/>
        </table:table-row>
      </table:table>
      <text:p text:style-name="P133"><text:soft-page-break/><text:span text:style-name="T2">ГОСТ3.1118-82 Форма 1б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B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B"/>
        <table:table-column table:style-name="Таблица3.J"/>
        <table:table-column table:style-name="Таблица3.G"/>
        <table:table-column table:style-name="Таблица3.L"/>
        <table:table-column table:style-name="Таблица3.M"/>
        <table:table-column table:style-name="Таблица3.N"/>
        <table:table-column table:style-name="Таблица3.O"/>
        <table:table-column table:style-name="Таблица3.F"/>
        <table:table-column table:style-name="Таблица3.E"/>
        <table:table-column table:style-name="Таблица3.O"/>
        <table:table-column table:style-name="Таблица3.S"/>
        <table:table-column table:style-name="Таблица3.T"/>
        <table:table-column table:style-name="Таблица3.B"/>
        <table:table-column table:style-name="Таблица3.V"/>
        <table:table-column table:style-name="Таблица3.W"/>
        <table:table-column table:style-name="Таблица3.X"/>
        <table:table-column table:style-name="Таблица3.Y"/>
        <table:table-column table:style-name="Таблица3.Z"/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B"/>
        <table:table-column table:style-name="Таблица3.G"/>
        <table:table-column table:style-name="Таблица3.k"/>
        <table:table-column table:style-name="Таблица3.l"/>
        <table:table-column table:style-name="Таблица3.m"/>
        <table:table-column table:style-name="Таблица3.n"/>
        <table:table-column table:style-name="Таблица3.o"/>
        <table:table-column table:style-name="Таблица3.p"/>
        <table:table-column table:style-name="Таблица3.q"/>
        <table:table-column table:style-name="Таблица3.r"/>
        <table:table-row table:style-name="Таблица3.1">
          <table:table-cell table:style-name="Таблица3.A1" table:number-columns-spanned="31" office:value-type="string">
            <text:p text:style-name="Table_20_Heading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f1" table:number-columns-spanned="2" office:value-type="string">
            <text:p text:style-name="P162"/>
          </table:table-cell>
          <table:covered-table-cell/>
          <table:table-cell table:style-name="Таблица3.f1" table:number-columns-spanned="3" office:value-type="string">
            <text:p text:style-name="P162"/>
          </table:table-cell>
          <table:covered-table-cell/>
          <table:covered-table-cell/>
          <table:table-cell table:style-name="Таблица3.f1" table:number-columns-spanned="4" office:value-type="string">
            <text:p text:style-name="P162"/>
          </table:table-cell>
          <table:covered-table-cell/>
          <table:covered-table-cell/>
          <table:covered-table-cell/>
          <table:table-cell table:style-name="Таблица3.f1" table:number-columns-spanned="3" office:value-type="string">
            <text:p text:style-name="P162"/>
          </table:table-cell>
          <table:covered-table-cell/>
          <table:covered-table-cell/>
          <table:table-cell table:style-name="Таблица3.r1" office:value-type="string">
            <text:p text:style-name="P162"/>
          </table:table-cell>
        </table:table-row>
        <table:table-row table:style-name="Таблица3.1">
          <table:table-cell table:style-name="Таблица3.f1" table:number-columns-spanned="3" office:value-type="string">
            <text:p text:style-name="P162">Дубл.</text:p>
          </table:table-cell>
          <table:covered-table-cell/>
          <table:covered-table-cell/>
          <table:table-cell table:style-name="Таблица3.f1" table:number-columns-spanned="5" office:value-type="string">
            <text:p text:style-name="P213"/>
          </table:table-cell>
          <table:covered-table-cell/>
          <table:covered-table-cell/>
          <table:covered-table-cell/>
          <table:covered-table-cell/>
          <table:table-cell table:style-name="Таблица3.f1" table:number-columns-spanned="3" office:value-type="string">
            <text:p text:style-name="P213"/>
          </table:table-cell>
          <table:covered-table-cell/>
          <table:covered-table-cell/>
          <table:table-cell table:style-name="Таблица3.f1" office:value-type="string">
            <text:p text:style-name="P213"/>
          </table:table-cell>
          <table:table-cell table:style-name="Таблица3.M2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3.Q2" table:number-columns-spanned="2" office:value-type="string">
            <text:p text:style-name="P213"/>
          </table:table-cell>
          <table:covered-table-cell/>
          <table:table-cell table:style-name="Таблица3.Q2" table:number-columns-spanned="3" office:value-type="string">
            <text:p text:style-name="P213"/>
          </table:table-cell>
          <table:covered-table-cell/>
          <table:covered-table-cell/>
          <table:table-cell table:style-name="Таблица3.Q2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3.Q2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3.Q2" table:number-columns-spanned="2" office:value-type="string">
            <text:p text:style-name="P213"/>
          </table:table-cell>
          <table:covered-table-cell/>
          <table:table-cell table:style-name="Таблица3.f1" table:number-columns-spanned="2" office:value-type="string">
            <text:p text:style-name="P213"/>
          </table:table-cell>
          <table:covered-table-cell/>
          <table:table-cell table:style-name="Таблица3.f1" table:number-columns-spanned="3" office:value-type="string">
            <text:p text:style-name="P213"/>
          </table:table-cell>
          <table:covered-table-cell/>
          <table:covered-table-cell/>
          <table:table-cell table:style-name="Таблица3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3.f1" table:number-columns-spanned="3" office:value-type="string">
            <text:p text:style-name="P213"/>
          </table:table-cell>
          <table:covered-table-cell/>
          <table:covered-table-cell/>
          <table:table-cell table:style-name="Таблица3.r1" office:value-type="string">
            <text:p text:style-name="P213"/>
          </table:table-cell>
        </table:table-row>
        <table:table-row table:style-name="Таблица3.1">
          <table:table-cell table:style-name="Таблица3.f1" table:number-columns-spanned="3" office:value-type="string">
            <text:p text:style-name="P162">Взам.</text:p>
          </table:table-cell>
          <table:covered-table-cell/>
          <table:covered-table-cell/>
          <table:table-cell table:style-name="Таблица3.f1" table:number-columns-spanned="5" office:value-type="string">
            <text:p text:style-name="P213"/>
          </table:table-cell>
          <table:covered-table-cell/>
          <table:covered-table-cell/>
          <table:covered-table-cell/>
          <table:covered-table-cell/>
          <table:table-cell table:style-name="Таблица3.f1" table:number-columns-spanned="3" office:value-type="string">
            <text:p text:style-name="P213"/>
          </table:table-cell>
          <table:covered-table-cell/>
          <table:covered-table-cell/>
          <table:table-cell table:style-name="Таблица3.f1" office:value-type="string">
            <text:p text:style-name="P213"/>
          </table:table-cell>
          <table:table-cell table:style-name="Таблица3.M3" table:number-rows-spanned="2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3.f1" table:number-columns-spanned="2" office:value-type="string">
            <text:p text:style-name="P213"/>
          </table:table-cell>
          <table:covered-table-cell/>
          <table:table-cell table:style-name="Таблица3.f1" table:number-columns-spanned="3" office:value-type="string">
            <text:p text:style-name="P213"/>
          </table:table-cell>
          <table:covered-table-cell/>
          <table:covered-table-cell/>
          <table:table-cell table:style-name="Таблица3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3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3.f1" table:number-columns-spanned="2" office:value-type="string">
            <text:p text:style-name="P213"/>
          </table:table-cell>
          <table:covered-table-cell/>
          <table:table-cell table:style-name="Таблица3.f1" table:number-columns-spanned="2" office:value-type="string">
            <text:p text:style-name="P213"/>
          </table:table-cell>
          <table:covered-table-cell/>
          <table:table-cell table:style-name="Таблица3.f1" table:number-columns-spanned="3" office:value-type="string">
            <text:p text:style-name="P213"/>
          </table:table-cell>
          <table:covered-table-cell/>
          <table:covered-table-cell/>
          <table:table-cell table:style-name="Таблица3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3.f1" table:number-columns-spanned="3" office:value-type="string">
            <text:p text:style-name="P213"/>
          </table:table-cell>
          <table:covered-table-cell/>
          <table:covered-table-cell/>
          <table:table-cell table:style-name="Таблица3.r1" office:value-type="string">
            <text:p text:style-name="P213"/>
          </table:table-cell>
        </table:table-row>
        <table:table-row table:style-name="Таблица3.1">
          <table:table-cell table:style-name="Таблица3.f1" table:number-columns-spanned="3" office:value-type="string">
            <text:p text:style-name="P162">Подл.</text:p>
          </table:table-cell>
          <table:covered-table-cell/>
          <table:covered-table-cell/>
          <table:table-cell table:style-name="Таблица3.f1" table:number-columns-spanned="5" office:value-type="string">
            <text:p text:style-name="P67"/>
          </table:table-cell>
          <table:covered-table-cell/>
          <table:covered-table-cell/>
          <table:covered-table-cell/>
          <table:covered-table-cell/>
          <table:table-cell table:style-name="Таблица3.f1" table:number-columns-spanned="3" office:value-type="string">
            <text:p text:style-name="P67"/>
          </table:table-cell>
          <table:covered-table-cell/>
          <table:covered-table-cell/>
          <table:table-cell table:style-name="Таблица3.f1" office:value-type="string">
            <text:p text:style-name="P147"/>
          </table:table-cell>
          <table:covered-table-cell table:style-name="Таблица3.M3"/>
          <table:covered-table-cell/>
          <table:covered-table-cell/>
          <table:covered-table-cell/>
          <table:table-cell table:style-name="Таблица3.f1" table:number-columns-spanned="2" office:value-type="string">
            <text:p text:style-name="P213"/>
          </table:table-cell>
          <table:covered-table-cell/>
          <table:table-cell table:style-name="Таблица3.f1" table:number-columns-spanned="3" office:value-type="string">
            <text:p text:style-name="P213"/>
          </table:table-cell>
          <table:covered-table-cell/>
          <table:covered-table-cell/>
          <table:table-cell table:style-name="Таблица3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3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3.f1" table:number-columns-spanned="2" office:value-type="string">
            <text:p text:style-name="P213"/>
          </table:table-cell>
          <table:covered-table-cell/>
          <table:table-cell table:style-name="Таблица3.f1" table:number-columns-spanned="2" office:value-type="string">
            <text:p text:style-name="P213"/>
          </table:table-cell>
          <table:covered-table-cell/>
          <table:table-cell table:style-name="Таблица3.f1" table:number-columns-spanned="3" office:value-type="string">
            <text:p text:style-name="P213"/>
          </table:table-cell>
          <table:covered-table-cell/>
          <table:covered-table-cell/>
          <table:table-cell table:style-name="Таблица3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3.f1" table:number-columns-spanned="3" office:value-type="string">
            <text:p text:style-name="P213"/>
          </table:table-cell>
          <table:covered-table-cell/>
          <table:covered-table-cell/>
          <table:table-cell table:style-name="Таблица3.r1" office:value-type="string">
            <text:p text:style-name="P213"/>
          </table:table-cell>
        </table:table-row>
        <table:table-row table:style-name="Таблица3.5">
          <table:table-cell table:style-name="Таблица3.f1" table:number-columns-spanned="23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X5" table:number-columns-spanned="12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j5" table:number-columns-spanned="8" office:value-type="string">
            <text:p text:style-name="P174">СМ3-92/МK-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r5" office:value-type="string">
            <text:p text:style-name="P13">3</text:p>
          </table:table-cell>
        </table:table-row>
        <table:table-row table:style-name="Таблица3.6">
          <table:table-cell table:style-name="Таблица3.f1" table:number-rows-spanned="3" table:number-columns-spanned="2" office:value-type="string">
            <text:p text:style-name="P213"/>
          </table:table-cell>
          <table:covered-table-cell/>
          <table:table-cell table:style-name="Таблица3.f1" table:number-columns-spanned="3" office:value-type="string">
            <text:p text:style-name="P213"/>
          </table:table-cell>
          <table:covered-table-cell/>
          <table:covered-table-cell/>
          <table:table-cell table:style-name="Таблица3.f1" table:number-columns-spanned="2" office:value-type="string">
            <text:p text:style-name="P213"/>
          </table:table-cell>
          <table:covered-table-cell/>
          <table:table-cell table:style-name="Таблица3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3.f1" table:number-columns-spanned="2" office:value-type="string">
            <text:p text:style-name="P213"/>
          </table:table-cell>
          <table:covered-table-cell/>
          <table:table-cell table:style-name="Таблица3.f1" office:value-type="string">
            <text:p text:style-name="P213"/>
          </table:table-cell>
          <table:table-cell table:style-name="Таблица3.f1" office:value-type="string">
            <text:p text:style-name="P213"/>
          </table:table-cell>
          <table:table-cell table:style-name="Таблица3.f1" table:number-columns-spanned="2" office:value-type="string">
            <text:p text:style-name="P213"/>
          </table:table-cell>
          <table:covered-table-cell/>
          <table:table-cell table:style-name="Таблица3.f1" table:number-columns-spanned="3" office:value-type="string">
            <text:p text:style-name="P213"/>
          </table:table-cell>
          <table:covered-table-cell/>
          <table:covered-table-cell/>
          <table:table-cell table:style-name="Таблица3.X5" table:number-columns-spanned="4" office:value-type="string">
            <text:p text:style-name="P293"/>
          </table:table-cell>
          <table:covered-table-cell/>
          <table:covered-table-cell/>
          <table:covered-table-cell/>
          <table:table-cell table:style-name="Таблица3.Y6" table:number-columns-spanned="4" office:value-type="string">
            <text:p text:style-name="P293"/>
          </table:table-cell>
          <table:covered-table-cell/>
          <table:covered-table-cell/>
          <table:covered-table-cell/>
          <table:table-cell table:style-name="Таблица3.c6" table:number-rows-spanned="3" table:number-columns-spanned="10" office:value-type="string">
            <text:p text:style-name="P13">СМ3-92-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m6" table:number-rows-spanned="3" table:number-columns-spanned="6" office:value-type="string">
            <text:p text:style-name="P2">СМ3-92/ТП-20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6">
          <table:covered-table-cell table:style-name="Таблица3.f1"/>
          <table:covered-table-cell/>
          <table:table-cell table:style-name="Таблица3.f1" table:number-columns-spanned="3" office:value-type="string">
            <text:p text:style-name="P213"/>
          </table:table-cell>
          <table:covered-table-cell/>
          <table:covered-table-cell/>
          <table:table-cell table:style-name="Таблица3.f1" table:number-columns-spanned="2" office:value-type="string">
            <text:p text:style-name="P266"/>
          </table:table-cell>
          <table:covered-table-cell/>
          <table:table-cell table:style-name="Таблица3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3.f1" table:number-columns-spanned="2" office:value-type="string">
            <text:p text:style-name="Standard"/>
          </table:table-cell>
          <table:covered-table-cell/>
          <table:table-cell table:style-name="Таблица3.f1" office:value-type="string">
            <text:p text:style-name="P266"/>
          </table:table-cell>
          <table:table-cell table:style-name="Таблица3.f1" office:value-type="string">
            <text:p text:style-name="P213"/>
          </table:table-cell>
          <table:table-cell table:style-name="Таблица3.f1" table:number-columns-spanned="2" office:value-type="string">
            <text:p text:style-name="P213"/>
          </table:table-cell>
          <table:covered-table-cell/>
          <table:table-cell table:style-name="Таблица3.f1" table:number-columns-spanned="3" office:value-type="string">
            <text:p text:style-name="P213"/>
          </table:table-cell>
          <table:covered-table-cell/>
          <table:covered-table-cell/>
          <table:table-cell table:style-name="Таблица3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3.Y7" table:number-columns-spanned="4" office:value-type="string">
            <text:p text:style-name="P213"/>
          </table:table-cell>
          <table:covered-table-cell/>
          <table:covered-table-cell/>
          <table:covered-table-cell/>
          <table:covered-table-cell table:style-name="Таблица3.c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3.m6"/>
          <table:covered-table-cell/>
          <table:covered-table-cell/>
          <table:covered-table-cell/>
          <table:covered-table-cell/>
          <table:covered-table-cell/>
        </table:table-row>
        <table:table-row table:style-name="Таблица3.6">
          <table:covered-table-cell table:style-name="Таблица3.f1"/>
          <table:covered-table-cell/>
          <table:table-cell table:style-name="Таблица3.C8" table:number-columns-spanned="3" office:value-type="string">
            <text:p text:style-name="P242"/>
          </table:table-cell>
          <table:covered-table-cell/>
          <table:covered-table-cell/>
          <table:table-cell table:style-name="Таблица3.F8" table:number-columns-spanned="2" office:value-type="string">
            <text:p text:style-name="P243"/>
          </table:table-cell>
          <table:covered-table-cell/>
          <table:table-cell table:style-name="Таблица3.H8" table:number-columns-spanned="4" office:value-type="string">
            <text:p text:style-name="P241"/>
          </table:table-cell>
          <table:covered-table-cell/>
          <table:covered-table-cell/>
          <table:covered-table-cell/>
          <table:table-cell table:style-name="Таблица3.L8" table:number-columns-spanned="2" office:value-type="string">
            <text:p text:style-name="P242"/>
          </table:table-cell>
          <table:covered-table-cell/>
          <table:table-cell table:style-name="Таблица3.N8" office:value-type="string">
            <text:p text:style-name="P213"/>
          </table:table-cell>
          <table:table-cell table:style-name="Таблица3.O8" office:value-type="string">
            <text:p text:style-name="P213"/>
          </table:table-cell>
          <table:table-cell table:style-name="Таблица3.P8" table:number-columns-spanned="2" office:value-type="string">
            <text:p text:style-name="P213"/>
          </table:table-cell>
          <table:covered-table-cell/>
          <table:table-cell table:style-name="Таблица3.R8" table:number-columns-spanned="3" office:value-type="string">
            <text:p text:style-name="P213"/>
          </table:table-cell>
          <table:covered-table-cell/>
          <table:covered-table-cell/>
          <table:table-cell table:style-name="Таблица3.U8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3.Y8" table:number-columns-spanned="4" office:value-type="string">
            <text:p text:style-name="P213"/>
          </table:table-cell>
          <table:covered-table-cell/>
          <table:covered-table-cell/>
          <table:covered-table-cell/>
          <table:covered-table-cell table:style-name="Таблица3.c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3.m6"/>
          <table:covered-table-cell/>
          <table:covered-table-cell/>
          <table:covered-table-cell/>
          <table:covered-table-cell/>
          <table:covered-table-cell/>
        </table:table-row>
        <table:table-row table:style-name="Таблица3.9">
          <table:table-cell table:style-name="Таблица3.A9" office:value-type="string">
            <text:p text:style-name="P177">А</text:p>
          </table:table-cell>
          <table:table-cell table:style-name="Таблица3.B9" table:number-columns-spanned="3" office:value-type="string">
            <text:p text:style-name="P281">Цех</text:p>
          </table:table-cell>
          <table:covered-table-cell/>
          <table:covered-table-cell/>
          <table:table-cell table:style-name="Таблица3.E9" table:number-columns-spanned="2" office:value-type="string">
            <text:p text:style-name="P282">Уч</text:p>
          </table:table-cell>
          <table:covered-table-cell/>
          <table:table-cell table:style-name="Таблица3.E9" table:number-columns-spanned="3" office:value-type="string">
            <text:p text:style-name="P282">РМ</text:p>
          </table:table-cell>
          <table:covered-table-cell/>
          <table:covered-table-cell/>
          <table:table-cell table:style-name="Таблица3.E9" office:value-type="string">
            <text:p text:style-name="P282">Опер</text:p>
          </table:table-cell>
          <table:table-cell table:style-name="Таблица3.E9" table:number-columns-spanned="9" office:value-type="string">
            <text:p text:style-name="P282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T9" table:number-columns-spanned="25" office:value-type="string">
            <text:p text:style-name="P282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9">
          <table:table-cell table:style-name="Таблица3.A9" office:value-type="string">
            <text:p text:style-name="P177">Б</text:p>
          </table:table-cell>
          <table:table-cell table:style-name="Таблица3.B10" table:number-columns-spanned="18" office:value-type="string">
            <text:p text:style-name="P282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T10" office:value-type="string">
            <text:p text:style-name="P282">СМ</text:p>
          </table:table-cell>
          <table:table-cell table:style-name="Таблица3.T10" table:number-columns-spanned="2" office:value-type="string">
            <text:p text:style-name="P282">Проф</text:p>
          </table:table-cell>
          <table:covered-table-cell/>
          <table:table-cell table:style-name="Таблица3.T10" table:number-columns-spanned="4" office:value-type="string">
            <text:p text:style-name="P282">Р</text:p>
          </table:table-cell>
          <table:covered-table-cell/>
          <table:covered-table-cell/>
          <table:covered-table-cell/>
          <table:table-cell table:style-name="Таблица3.T10" office:value-type="string">
            <text:p text:style-name="P282">УТ</text:p>
          </table:table-cell>
          <table:table-cell table:style-name="Таблица3.T10" table:number-columns-spanned="3" office:value-type="string">
            <text:p text:style-name="P282">КР</text:p>
          </table:table-cell>
          <table:covered-table-cell/>
          <table:covered-table-cell/>
          <table:table-cell table:style-name="Таблица3.T10" table:number-columns-spanned="2" office:value-type="string">
            <text:p text:style-name="P282">КОИД</text:p>
          </table:table-cell>
          <table:covered-table-cell/>
          <table:table-cell table:style-name="Таблица3.T10" table:number-columns-spanned="2" office:value-type="string">
            <text:p text:style-name="P282">ЕН</text:p>
          </table:table-cell>
          <table:covered-table-cell/>
          <table:table-cell table:style-name="Таблица3.T10" table:number-columns-spanned="4" office:value-type="string">
            <text:p text:style-name="P282">ОП</text:p>
          </table:table-cell>
          <table:covered-table-cell/>
          <table:covered-table-cell/>
          <table:covered-table-cell/>
          <table:table-cell table:style-name="Таблица3.T10" office:value-type="string">
            <text:p text:style-name="P282">Кшт</text:p>
          </table:table-cell>
          <table:table-cell table:style-name="Таблица3.T10" table:number-columns-spanned="2" office:value-type="string">
            <text:p text:style-name="P13"><text:span text:style-name="T121">Т</text:span><text:span text:style-name="T116">п.з.</text:span></text:p>
          </table:table-cell>
          <table:covered-table-cell/>
          <table:table-cell table:style-name="Таблица3.A9" table:number-columns-spanned="3" office:value-type="string">
            <text:p text:style-name="P13"><text:span text:style-name="T121">Т</text:span><text:span text:style-name="T116">шт.</text:span></text:p>
          </table:table-cell>
          <table:covered-table-cell/>
          <table:covered-table-cell/>
        </table:table-row>
        <table:table-row table:style-name="Таблица3.9">
          <table:table-cell table:style-name="Таблица3.T10" office:value-type="string">
            <text:p text:style-name="P177">К/М</text:p>
          </table:table-cell>
          <table:table-cell table:style-name="Таблица3.T9" table:number-columns-spanned="18" office:value-type="string">
            <text:p text:style-name="P282">Наименование детали, сб. единицы или материал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B10" table:number-columns-spanned="13" office:value-type="string">
            <text:p text:style-name="P282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g11" table:number-columns-spanned="2" office:value-type="string">
            <text:p text:style-name="P282">ОПП</text:p>
          </table:table-cell>
          <table:covered-table-cell/>
          <table:table-cell table:style-name="Таблица3.g11" table:number-columns-spanned="4" office:value-type="string">
            <text:p text:style-name="P282">ЕВ</text:p>
          </table:table-cell>
          <table:covered-table-cell/>
          <table:covered-table-cell/>
          <table:covered-table-cell/>
          <table:table-cell table:style-name="Таблица3.g11" office:value-type="string">
            <text:p text:style-name="P282">ЕН</text:p>
          </table:table-cell>
          <table:table-cell table:style-name="Таблица3.g11" table:number-columns-spanned="2" office:value-type="string">
            <text:p text:style-name="P282">КИ</text:p>
          </table:table-cell>
          <table:covered-table-cell/>
          <table:table-cell table:style-name="Таблица3.p11" table:number-columns-spanned="3" office:value-type="string">
            <text:p text:style-name="P282">Н. расх.</text:p>
          </table:table-cell>
          <table:covered-table-cell/>
          <table:covered-table-cell/>
        </table:table-row>
        <table:table-row table:style-name="Таблица3.12">
          <table:table-cell table:style-name="Таблица3.X5" office:value-type="string">
            <text:p text:style-name="P168"><text:s/>01</text:p>
          </table:table-cell>
          <table:table-cell table:style-name="Таблица3.r1" table:number-columns-spanned="43" office:value-type="string">
            <text:p text:style-name="P302">- инструкции по охране труда для формовщика специзделий из ПКМ цеха 03 - № 161-03;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X5" office:value-type="string">
            <text:p text:style-name="P168">02</text:p>
          </table:table-cell>
          <table:table-cell table:style-name="Таблица3.r1" table:number-columns-spanned="43" office:value-type="string">
            <text:p text:style-name="P302">- инструкции по охране труда для слесаря-сборщика специзделий из ПКМ цеха 03 - № 462-03;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X5" office:value-type="string">
            <text:p text:style-name="P168">03</text:p>
          </table:table-cell>
          <table:table-cell table:style-name="Таблица3.r1" table:number-columns-spanned="43" office:value-type="string">
            <text:p text:style-name="P302">- инструкции по охране труда для контролера ОТК цеха 03 - № 415-ОТК;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X5" office:value-type="string">
            <text:p text:style-name="P168">04</text:p>
          </table:table-cell>
          <table:table-cell table:style-name="Таблица3.r1" table:number-columns-spanned="43" office:value-type="string">
            <text:p text:style-name="P302">- инструкции по охране труда для аппаратчика смешивания цеха 03 - № 329-03;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X5" office:value-type="string">
            <text:p text:style-name="P168">05</text:p>
          </table:table-cell>
          <table:table-cell table:style-name="Таблица3.r1" table:number-columns-spanned="43" office:value-type="string">
            <text:p text:style-name="P302">- инструкции по охране труда при безопасном выполнении работ с ЛВЖ и ГЖ - № 363-ОГТ;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X5" office:value-type="string">
            <text:p text:style-name="P168">06</text:p>
          </table:table-cell>
          <table:table-cell table:style-name="Таблица3.r1" table:number-columns-spanned="43" office:value-type="string">
            <text:p text:style-name="P302">- инструкции по охране труда для транспортировщика цеха 03 -№ 286-03;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X5" office:value-type="string">
            <text:p text:style-name="P168">07</text:p>
          </table:table-cell>
          <table:table-cell table:style-name="Таблица3.r1" table:number-columns-spanned="43" office:value-type="string">
            <text:p text:style-name="P302">- инструкции по охране труда для водителя автопогрузчика цеха 03 - № 93-03;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X5" office:value-type="string">
            <text:p text:style-name="P168">08</text:p>
          </table:table-cell>
          <table:table-cell table:style-name="Таблица3.r1" table:number-columns-spanned="43" office:value-type="string">
            <text:p text:style-name="P117">- <text:span text:style-name="T15">инструкции по охране труда для электротехнического и неэлектротехнического персонала - № 85-ОГЭ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X5" office:value-type="string">
            <text:p text:style-name="P168">09</text:p>
          </table:table-cell>
          <table:table-cell table:style-name="Таблица3.r1" table:number-columns-spanned="43" office:value-type="string">
            <text:p text:style-name="P302">Основными опасными моментами при изготовлении деталей методом контактного формования являются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X5" office:value-type="string">
            <text:p text:style-name="P168">10</text:p>
          </table:table-cell>
          <table:table-cell table:style-name="Таблица3.r1" table:number-columns-spanned="43" office:value-type="string">
            <text:p text:style-name="P302">- создание повышенной загазованности вследствие разлива применяемых материалов или неисправности приточно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X5" office:value-type="string">
            <text:p text:style-name="P168">11</text:p>
          </table:table-cell>
          <table:table-cell table:style-name="Таблица3.r1" table:number-columns-spanned="43" office:value-type="string">
            <text:p text:style-name="P301">вытяжной вентиляции;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X5" office:value-type="string">
            <text:p text:style-name="P168">12</text:p>
          </table:table-cell>
          <table:table-cell table:style-name="Таблица3.r1" table:number-columns-spanned="43" office:value-type="string">
            <text:p text:style-name="P302">- отравление вредными веществами, выделяющимися при формовании, при работе без средств индивидуальной защиты;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X5" office:value-type="string">
            <text:p text:style-name="P168">13</text:p>
          </table:table-cell>
          <table:table-cell table:style-name="Таблица3.r1" table:number-columns-spanned="43" office:value-type="string">
            <text:p text:style-name="P302">- получение механических травм из-за нарушений требований техники безопасности при работах по формовани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X5" office:value-type="string">
            <text:p text:style-name="P168">14</text:p>
          </table:table-cell>
          <table:table-cell table:style-name="Таблица3.r1" table:number-columns-spanned="43" office:value-type="string">
            <text:p text:style-name="P301">заготовок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X5" office:value-type="string">
            <text:p text:style-name="P168">15</text:p>
          </table:table-cell>
          <table:table-cell table:style-name="Таблица3.r1" table:number-columns-spanned="43" office:value-type="string">
            <text:p text:style-name="P302">При формовании заготовок деталей методом контактного формования применяются и выделяются следующи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X5" office:value-type="string">
            <text:p text:style-name="P168">16</text:p>
          </table:table-cell>
          <table:table-cell table:style-name="Таблица3.r1" table:number-columns-spanned="43" office:value-type="string">
            <text:p text:style-name="P301">вреднодействующие вещества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8">
          <table:table-cell table:style-name="Таблица3.r5" office:value-type="string">
            <text:p text:style-name="P168">17</text:p>
          </table:table-cell>
          <table:table-cell table:style-name="Таблица3.B28" table:number-columns-spanned="43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9">
          <table:table-cell table:style-name="Таблица3.A29" table:number-columns-spanned="3" office:value-type="string">
            <text:p text:style-name="P220">КТП</text:p>
          </table:table-cell>
          <table:covered-table-cell/>
          <table:covered-table-cell/>
          <table:table-cell table:style-name="Таблица3.A29" table:number-columns-spanned="34" office:value-type="string">
            <text:p text:style-name="P220">Карта технологического процес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29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  <table:table-cell table:style-name="Таблица3.q29" table:number-columns-spanned="2" office:value-type="string">
            <text:p text:style-name="P48"/>
          </table:table-cell>
          <table:covered-table-cell/>
        </table:table-row>
      </table:table>
      <text:p text:style-name="P61"/>
      <text:p text:style-name="P133"><text:soft-page-break/><text:span text:style-name="T2">ГОСТ3.1118-82 Форма 1б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B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B"/>
        <table:table-column table:style-name="Таблица4.J"/>
        <table:table-column table:style-name="Таблица4.G"/>
        <table:table-column table:style-name="Таблица4.L"/>
        <table:table-column table:style-name="Таблица4.M"/>
        <table:table-column table:style-name="Таблица4.N"/>
        <table:table-column table:style-name="Таблица4.O"/>
        <table:table-column table:style-name="Таблица4.F"/>
        <table:table-column table:style-name="Таблица4.E"/>
        <table:table-column table:style-name="Таблица4.O"/>
        <table:table-column table:style-name="Таблица4.S"/>
        <table:table-column table:style-name="Таблица4.T"/>
        <table:table-column table:style-name="Таблица4.B"/>
        <table:table-column table:style-name="Таблица4.V"/>
        <table:table-column table:style-name="Таблица4.W"/>
        <table:table-column table:style-name="Таблица4.X"/>
        <table:table-column table:style-name="Таблица4.Y"/>
        <table:table-column table:style-name="Таблица4.Z"/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B"/>
        <table:table-column table:style-name="Таблица4.G"/>
        <table:table-column table:style-name="Таблица4.k"/>
        <table:table-column table:style-name="Таблица4.l"/>
        <table:table-column table:style-name="Таблица4.m"/>
        <table:table-column table:style-name="Таблица4.n"/>
        <table:table-column table:style-name="Таблица4.o"/>
        <table:table-column table:style-name="Таблица4.p"/>
        <table:table-column table:style-name="Таблица4.q"/>
        <table:table-column table:style-name="Таблица4.r"/>
        <table:table-row table:style-name="Таблица4.1">
          <table:table-cell table:style-name="Таблица4.A1" table:number-columns-spanned="31" office:value-type="string">
            <text:p text:style-name="Table_20_Heading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f1" table:number-columns-spanned="2" office:value-type="string">
            <text:p text:style-name="P162"/>
          </table:table-cell>
          <table:covered-table-cell/>
          <table:table-cell table:style-name="Таблица4.f1" table:number-columns-spanned="3" office:value-type="string">
            <text:p text:style-name="P162"/>
          </table:table-cell>
          <table:covered-table-cell/>
          <table:covered-table-cell/>
          <table:table-cell table:style-name="Таблица4.f1" table:number-columns-spanned="4" office:value-type="string">
            <text:p text:style-name="P162"/>
          </table:table-cell>
          <table:covered-table-cell/>
          <table:covered-table-cell/>
          <table:covered-table-cell/>
          <table:table-cell table:style-name="Таблица4.f1" table:number-columns-spanned="3" office:value-type="string">
            <text:p text:style-name="P162"/>
          </table:table-cell>
          <table:covered-table-cell/>
          <table:covered-table-cell/>
          <table:table-cell table:style-name="Таблица4.r1" office:value-type="string">
            <text:p text:style-name="P162"/>
          </table:table-cell>
        </table:table-row>
        <table:table-row table:style-name="Таблица4.1">
          <table:table-cell table:style-name="Таблица4.f1" table:number-columns-spanned="3" office:value-type="string">
            <text:p text:style-name="P162">Дубл.</text:p>
          </table:table-cell>
          <table:covered-table-cell/>
          <table:covered-table-cell/>
          <table:table-cell table:style-name="Таблица4.f1" table:number-columns-spanned="5" office:value-type="string">
            <text:p text:style-name="P213"/>
          </table:table-cell>
          <table:covered-table-cell/>
          <table:covered-table-cell/>
          <table:covered-table-cell/>
          <table:covered-table-cell/>
          <table:table-cell table:style-name="Таблица4.f1" table:number-columns-spanned="3" office:value-type="string">
            <text:p text:style-name="P213"/>
          </table:table-cell>
          <table:covered-table-cell/>
          <table:covered-table-cell/>
          <table:table-cell table:style-name="Таблица4.f1" office:value-type="string">
            <text:p text:style-name="P213"/>
          </table:table-cell>
          <table:table-cell table:style-name="Таблица4.M2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4.Q2" table:number-columns-spanned="2" office:value-type="string">
            <text:p text:style-name="P213"/>
          </table:table-cell>
          <table:covered-table-cell/>
          <table:table-cell table:style-name="Таблица4.Q2" table:number-columns-spanned="3" office:value-type="string">
            <text:p text:style-name="P213"/>
          </table:table-cell>
          <table:covered-table-cell/>
          <table:covered-table-cell/>
          <table:table-cell table:style-name="Таблица4.Q2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4.Q2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4.Q2" table:number-columns-spanned="2" office:value-type="string">
            <text:p text:style-name="P213"/>
          </table:table-cell>
          <table:covered-table-cell/>
          <table:table-cell table:style-name="Таблица4.f1" table:number-columns-spanned="2" office:value-type="string">
            <text:p text:style-name="P213"/>
          </table:table-cell>
          <table:covered-table-cell/>
          <table:table-cell table:style-name="Таблица4.f1" table:number-columns-spanned="3" office:value-type="string">
            <text:p text:style-name="P213"/>
          </table:table-cell>
          <table:covered-table-cell/>
          <table:covered-table-cell/>
          <table:table-cell table:style-name="Таблица4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4.f1" table:number-columns-spanned="3" office:value-type="string">
            <text:p text:style-name="P213"/>
          </table:table-cell>
          <table:covered-table-cell/>
          <table:covered-table-cell/>
          <table:table-cell table:style-name="Таблица4.r1" office:value-type="string">
            <text:p text:style-name="P213"/>
          </table:table-cell>
        </table:table-row>
        <table:table-row table:style-name="Таблица4.1">
          <table:table-cell table:style-name="Таблица4.f1" table:number-columns-spanned="3" office:value-type="string">
            <text:p text:style-name="P162">Взам.</text:p>
          </table:table-cell>
          <table:covered-table-cell/>
          <table:covered-table-cell/>
          <table:table-cell table:style-name="Таблица4.f1" table:number-columns-spanned="5" office:value-type="string">
            <text:p text:style-name="P213"/>
          </table:table-cell>
          <table:covered-table-cell/>
          <table:covered-table-cell/>
          <table:covered-table-cell/>
          <table:covered-table-cell/>
          <table:table-cell table:style-name="Таблица4.f1" table:number-columns-spanned="3" office:value-type="string">
            <text:p text:style-name="P213"/>
          </table:table-cell>
          <table:covered-table-cell/>
          <table:covered-table-cell/>
          <table:table-cell table:style-name="Таблица4.f1" office:value-type="string">
            <text:p text:style-name="P213"/>
          </table:table-cell>
          <table:table-cell table:style-name="Таблица4.M3" table:number-rows-spanned="2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4.f1" table:number-columns-spanned="2" office:value-type="string">
            <text:p text:style-name="P213"/>
          </table:table-cell>
          <table:covered-table-cell/>
          <table:table-cell table:style-name="Таблица4.f1" table:number-columns-spanned="3" office:value-type="string">
            <text:p text:style-name="P213"/>
          </table:table-cell>
          <table:covered-table-cell/>
          <table:covered-table-cell/>
          <table:table-cell table:style-name="Таблица4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4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4.f1" table:number-columns-spanned="2" office:value-type="string">
            <text:p text:style-name="P213"/>
          </table:table-cell>
          <table:covered-table-cell/>
          <table:table-cell table:style-name="Таблица4.f1" table:number-columns-spanned="2" office:value-type="string">
            <text:p text:style-name="P213"/>
          </table:table-cell>
          <table:covered-table-cell/>
          <table:table-cell table:style-name="Таблица4.f1" table:number-columns-spanned="3" office:value-type="string">
            <text:p text:style-name="P213"/>
          </table:table-cell>
          <table:covered-table-cell/>
          <table:covered-table-cell/>
          <table:table-cell table:style-name="Таблица4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4.f1" table:number-columns-spanned="3" office:value-type="string">
            <text:p text:style-name="P213"/>
          </table:table-cell>
          <table:covered-table-cell/>
          <table:covered-table-cell/>
          <table:table-cell table:style-name="Таблица4.r1" office:value-type="string">
            <text:p text:style-name="P213"/>
          </table:table-cell>
        </table:table-row>
        <table:table-row table:style-name="Таблица4.1">
          <table:table-cell table:style-name="Таблица4.f1" table:number-columns-spanned="3" office:value-type="string">
            <text:p text:style-name="P162">Подл.</text:p>
          </table:table-cell>
          <table:covered-table-cell/>
          <table:covered-table-cell/>
          <table:table-cell table:style-name="Таблица4.f1" table:number-columns-spanned="5" office:value-type="string">
            <text:p text:style-name="P67"/>
          </table:table-cell>
          <table:covered-table-cell/>
          <table:covered-table-cell/>
          <table:covered-table-cell/>
          <table:covered-table-cell/>
          <table:table-cell table:style-name="Таблица4.f1" table:number-columns-spanned="3" office:value-type="string">
            <text:p text:style-name="P67"/>
          </table:table-cell>
          <table:covered-table-cell/>
          <table:covered-table-cell/>
          <table:table-cell table:style-name="Таблица4.f1" office:value-type="string">
            <text:p text:style-name="P147"/>
          </table:table-cell>
          <table:covered-table-cell table:style-name="Таблица4.M3"/>
          <table:covered-table-cell/>
          <table:covered-table-cell/>
          <table:covered-table-cell/>
          <table:table-cell table:style-name="Таблица4.f1" table:number-columns-spanned="2" office:value-type="string">
            <text:p text:style-name="P213"/>
          </table:table-cell>
          <table:covered-table-cell/>
          <table:table-cell table:style-name="Таблица4.f1" table:number-columns-spanned="3" office:value-type="string">
            <text:p text:style-name="P213"/>
          </table:table-cell>
          <table:covered-table-cell/>
          <table:covered-table-cell/>
          <table:table-cell table:style-name="Таблица4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4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4.f1" table:number-columns-spanned="2" office:value-type="string">
            <text:p text:style-name="P213"/>
          </table:table-cell>
          <table:covered-table-cell/>
          <table:table-cell table:style-name="Таблица4.f1" table:number-columns-spanned="2" office:value-type="string">
            <text:p text:style-name="P213"/>
          </table:table-cell>
          <table:covered-table-cell/>
          <table:table-cell table:style-name="Таблица4.f1" table:number-columns-spanned="3" office:value-type="string">
            <text:p text:style-name="P213"/>
          </table:table-cell>
          <table:covered-table-cell/>
          <table:covered-table-cell/>
          <table:table-cell table:style-name="Таблица4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4.f1" table:number-columns-spanned="3" office:value-type="string">
            <text:p text:style-name="P213"/>
          </table:table-cell>
          <table:covered-table-cell/>
          <table:covered-table-cell/>
          <table:table-cell table:style-name="Таблица4.r1" office:value-type="string">
            <text:p text:style-name="P213"/>
          </table:table-cell>
        </table:table-row>
        <table:table-row table:style-name="Таблица4.5">
          <table:table-cell table:style-name="Таблица4.f1" table:number-columns-spanned="23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X5" table:number-columns-spanned="12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5" table:number-columns-spanned="8" office:value-type="string">
            <text:p text:style-name="P174">СМ3-92/МK-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r5" office:value-type="string">
            <text:p text:style-name="P300">4</text:p>
          </table:table-cell>
        </table:table-row>
        <table:table-row table:style-name="Таблица4.6">
          <table:table-cell table:style-name="Таблица4.f1" table:number-rows-spanned="3" table:number-columns-spanned="2" office:value-type="string">
            <text:p text:style-name="P213"/>
          </table:table-cell>
          <table:covered-table-cell/>
          <table:table-cell table:style-name="Таблица4.f1" table:number-columns-spanned="3" office:value-type="string">
            <text:p text:style-name="P213"/>
          </table:table-cell>
          <table:covered-table-cell/>
          <table:covered-table-cell/>
          <table:table-cell table:style-name="Таблица4.f1" table:number-columns-spanned="2" office:value-type="string">
            <text:p text:style-name="P213"/>
          </table:table-cell>
          <table:covered-table-cell/>
          <table:table-cell table:style-name="Таблица4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4.f1" table:number-columns-spanned="2" office:value-type="string">
            <text:p text:style-name="P213"/>
          </table:table-cell>
          <table:covered-table-cell/>
          <table:table-cell table:style-name="Таблица4.f1" office:value-type="string">
            <text:p text:style-name="P213"/>
          </table:table-cell>
          <table:table-cell table:style-name="Таблица4.f1" office:value-type="string">
            <text:p text:style-name="P213"/>
          </table:table-cell>
          <table:table-cell table:style-name="Таблица4.f1" table:number-columns-spanned="2" office:value-type="string">
            <text:p text:style-name="P213"/>
          </table:table-cell>
          <table:covered-table-cell/>
          <table:table-cell table:style-name="Таблица4.f1" table:number-columns-spanned="3" office:value-type="string">
            <text:p text:style-name="P213"/>
          </table:table-cell>
          <table:covered-table-cell/>
          <table:covered-table-cell/>
          <table:table-cell table:style-name="Таблица4.X5" table:number-columns-spanned="4" office:value-type="string">
            <text:p text:style-name="P293"/>
          </table:table-cell>
          <table:covered-table-cell/>
          <table:covered-table-cell/>
          <table:covered-table-cell/>
          <table:table-cell table:style-name="Таблица4.Y6" table:number-columns-spanned="4" office:value-type="string">
            <text:p text:style-name="P293"/>
          </table:table-cell>
          <table:covered-table-cell/>
          <table:covered-table-cell/>
          <table:covered-table-cell/>
          <table:table-cell table:style-name="Таблица4.c6" table:number-rows-spanned="3" table:number-columns-spanned="10" office:value-type="string">
            <text:p text:style-name="P13">СМ3-92-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m6" table:number-rows-spanned="3" table:number-columns-spanned="6" office:value-type="string">
            <text:p text:style-name="P2">СМ3-92/ТП-20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6">
          <table:covered-table-cell table:style-name="Таблица4.f1"/>
          <table:covered-table-cell/>
          <table:table-cell table:style-name="Таблица4.f1" table:number-columns-spanned="3" office:value-type="string">
            <text:p text:style-name="P213"/>
          </table:table-cell>
          <table:covered-table-cell/>
          <table:covered-table-cell/>
          <table:table-cell table:style-name="Таблица4.f1" table:number-columns-spanned="2" office:value-type="string">
            <text:p text:style-name="P266"/>
          </table:table-cell>
          <table:covered-table-cell/>
          <table:table-cell table:style-name="Таблица4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4.f1" table:number-columns-spanned="2" office:value-type="string">
            <text:p text:style-name="Standard"/>
          </table:table-cell>
          <table:covered-table-cell/>
          <table:table-cell table:style-name="Таблица4.f1" office:value-type="string">
            <text:p text:style-name="P266"/>
          </table:table-cell>
          <table:table-cell table:style-name="Таблица4.f1" office:value-type="string">
            <text:p text:style-name="P213"/>
          </table:table-cell>
          <table:table-cell table:style-name="Таблица4.f1" table:number-columns-spanned="2" office:value-type="string">
            <text:p text:style-name="P213"/>
          </table:table-cell>
          <table:covered-table-cell/>
          <table:table-cell table:style-name="Таблица4.f1" table:number-columns-spanned="3" office:value-type="string">
            <text:p text:style-name="P213"/>
          </table:table-cell>
          <table:covered-table-cell/>
          <table:covered-table-cell/>
          <table:table-cell table:style-name="Таблица4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4.Y7" table:number-columns-spanned="4" office:value-type="string">
            <text:p text:style-name="P213"/>
          </table:table-cell>
          <table:covered-table-cell/>
          <table:covered-table-cell/>
          <table:covered-table-cell/>
          <table:covered-table-cell table:style-name="Таблица4.c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4.m6"/>
          <table:covered-table-cell/>
          <table:covered-table-cell/>
          <table:covered-table-cell/>
          <table:covered-table-cell/>
          <table:covered-table-cell/>
        </table:table-row>
        <table:table-row table:style-name="Таблица4.6">
          <table:covered-table-cell table:style-name="Таблица4.f1"/>
          <table:covered-table-cell/>
          <table:table-cell table:style-name="Таблица4.C8" table:number-columns-spanned="3" office:value-type="string">
            <text:p text:style-name="P242"/>
          </table:table-cell>
          <table:covered-table-cell/>
          <table:covered-table-cell/>
          <table:table-cell table:style-name="Таблица4.F8" table:number-columns-spanned="2" office:value-type="string">
            <text:p text:style-name="P243"/>
          </table:table-cell>
          <table:covered-table-cell/>
          <table:table-cell table:style-name="Таблица4.H8" table:number-columns-spanned="4" office:value-type="string">
            <text:p text:style-name="P241"/>
          </table:table-cell>
          <table:covered-table-cell/>
          <table:covered-table-cell/>
          <table:covered-table-cell/>
          <table:table-cell table:style-name="Таблица4.L8" table:number-columns-spanned="2" office:value-type="string">
            <text:p text:style-name="P242"/>
          </table:table-cell>
          <table:covered-table-cell/>
          <table:table-cell table:style-name="Таблица4.N8" office:value-type="string">
            <text:p text:style-name="P213"/>
          </table:table-cell>
          <table:table-cell table:style-name="Таблица4.O8" office:value-type="string">
            <text:p text:style-name="P213"/>
          </table:table-cell>
          <table:table-cell table:style-name="Таблица4.P8" table:number-columns-spanned="2" office:value-type="string">
            <text:p text:style-name="P213"/>
          </table:table-cell>
          <table:covered-table-cell/>
          <table:table-cell table:style-name="Таблица4.R8" table:number-columns-spanned="3" office:value-type="string">
            <text:p text:style-name="P213"/>
          </table:table-cell>
          <table:covered-table-cell/>
          <table:covered-table-cell/>
          <table:table-cell table:style-name="Таблица4.U8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4.Y8" table:number-columns-spanned="4" office:value-type="string">
            <text:p text:style-name="P213"/>
          </table:table-cell>
          <table:covered-table-cell/>
          <table:covered-table-cell/>
          <table:covered-table-cell/>
          <table:covered-table-cell table:style-name="Таблица4.c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4.m6"/>
          <table:covered-table-cell/>
          <table:covered-table-cell/>
          <table:covered-table-cell/>
          <table:covered-table-cell/>
          <table:covered-table-cell/>
        </table:table-row>
        <table:table-row table:style-name="Таблица4.9">
          <table:table-cell table:style-name="Таблица4.A9" office:value-type="string">
            <text:p text:style-name="P177">А</text:p>
          </table:table-cell>
          <table:table-cell table:style-name="Таблица4.B9" table:number-columns-spanned="3" office:value-type="string">
            <text:p text:style-name="P281">Цех</text:p>
          </table:table-cell>
          <table:covered-table-cell/>
          <table:covered-table-cell/>
          <table:table-cell table:style-name="Таблица4.E9" table:number-columns-spanned="2" office:value-type="string">
            <text:p text:style-name="P282">Уч</text:p>
          </table:table-cell>
          <table:covered-table-cell/>
          <table:table-cell table:style-name="Таблица4.E9" table:number-columns-spanned="3" office:value-type="string">
            <text:p text:style-name="P282">РМ</text:p>
          </table:table-cell>
          <table:covered-table-cell/>
          <table:covered-table-cell/>
          <table:table-cell table:style-name="Таблица4.E9" office:value-type="string">
            <text:p text:style-name="P282">Опер</text:p>
          </table:table-cell>
          <table:table-cell table:style-name="Таблица4.E9" table:number-columns-spanned="9" office:value-type="string">
            <text:p text:style-name="P282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T9" table:number-columns-spanned="25" office:value-type="string">
            <text:p text:style-name="P282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9">
          <table:table-cell table:style-name="Таблица4.A9" office:value-type="string">
            <text:p text:style-name="P177">Б</text:p>
          </table:table-cell>
          <table:table-cell table:style-name="Таблица4.B10" table:number-columns-spanned="18" office:value-type="string">
            <text:p text:style-name="P282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T10" office:value-type="string">
            <text:p text:style-name="P282">СМ</text:p>
          </table:table-cell>
          <table:table-cell table:style-name="Таблица4.T10" table:number-columns-spanned="2" office:value-type="string">
            <text:p text:style-name="P282">Проф</text:p>
          </table:table-cell>
          <table:covered-table-cell/>
          <table:table-cell table:style-name="Таблица4.T10" table:number-columns-spanned="4" office:value-type="string">
            <text:p text:style-name="P282">Р</text:p>
          </table:table-cell>
          <table:covered-table-cell/>
          <table:covered-table-cell/>
          <table:covered-table-cell/>
          <table:table-cell table:style-name="Таблица4.T10" office:value-type="string">
            <text:p text:style-name="P282">УТ</text:p>
          </table:table-cell>
          <table:table-cell table:style-name="Таблица4.T10" table:number-columns-spanned="3" office:value-type="string">
            <text:p text:style-name="P282">КР</text:p>
          </table:table-cell>
          <table:covered-table-cell/>
          <table:covered-table-cell/>
          <table:table-cell table:style-name="Таблица4.T10" table:number-columns-spanned="2" office:value-type="string">
            <text:p text:style-name="P282">КОИД</text:p>
          </table:table-cell>
          <table:covered-table-cell/>
          <table:table-cell table:style-name="Таблица4.T10" table:number-columns-spanned="2" office:value-type="string">
            <text:p text:style-name="P282">ЕН</text:p>
          </table:table-cell>
          <table:covered-table-cell/>
          <table:table-cell table:style-name="Таблица4.T10" table:number-columns-spanned="4" office:value-type="string">
            <text:p text:style-name="P282">ОП</text:p>
          </table:table-cell>
          <table:covered-table-cell/>
          <table:covered-table-cell/>
          <table:covered-table-cell/>
          <table:table-cell table:style-name="Таблица4.T10" office:value-type="string">
            <text:p text:style-name="P282">Кшт</text:p>
          </table:table-cell>
          <table:table-cell table:style-name="Таблица4.T10" table:number-columns-spanned="2" office:value-type="string">
            <text:p text:style-name="P13"><text:span text:style-name="T121">Т</text:span><text:span text:style-name="T116">п.з.</text:span></text:p>
          </table:table-cell>
          <table:covered-table-cell/>
          <table:table-cell table:style-name="Таблица4.A9" table:number-columns-spanned="3" office:value-type="string">
            <text:p text:style-name="P13"><text:span text:style-name="T121">Т</text:span><text:span text:style-name="T116">шт.</text:span></text:p>
          </table:table-cell>
          <table:covered-table-cell/>
          <table:covered-table-cell/>
        </table:table-row>
        <table:table-row table:style-name="Таблица4.9">
          <table:table-cell table:style-name="Таблица4.T10" office:value-type="string">
            <text:p text:style-name="P177">К/М</text:p>
          </table:table-cell>
          <table:table-cell table:style-name="Таблица4.T9" table:number-columns-spanned="18" office:value-type="string">
            <text:p text:style-name="P282">Наименование детали, сб. единицы или материал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B10" table:number-columns-spanned="13" office:value-type="string">
            <text:p text:style-name="P282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g11" table:number-columns-spanned="2" office:value-type="string">
            <text:p text:style-name="P282">ОПП</text:p>
          </table:table-cell>
          <table:covered-table-cell/>
          <table:table-cell table:style-name="Таблица4.g11" table:number-columns-spanned="4" office:value-type="string">
            <text:p text:style-name="P282">ЕВ</text:p>
          </table:table-cell>
          <table:covered-table-cell/>
          <table:covered-table-cell/>
          <table:covered-table-cell/>
          <table:table-cell table:style-name="Таблица4.g11" office:value-type="string">
            <text:p text:style-name="P282">ЕН</text:p>
          </table:table-cell>
          <table:table-cell table:style-name="Таблица4.g11" table:number-columns-spanned="2" office:value-type="string">
            <text:p text:style-name="P282">КИ</text:p>
          </table:table-cell>
          <table:covered-table-cell/>
          <table:table-cell table:style-name="Таблица4.p11" table:number-columns-spanned="3" office:value-type="string">
            <text:p text:style-name="P282">Н. расх.</text:p>
          </table:table-cell>
          <table:covered-table-cell/>
          <table:covered-table-cell/>
        </table:table-row>
        <table:table-row table:style-name="Таблица4.12">
          <table:table-cell table:style-name="Таблица4.X5" office:value-type="string">
            <text:p text:style-name="P168"><text:s/>01</text:p>
          </table:table-cell>
          <table:table-cell table:style-name="Таблица4.r1" table:number-columns-spanned="43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X5" office:value-type="string">
            <text:p text:style-name="P168">02</text:p>
          </table:table-cell>
          <table:table-cell table:style-name="Таблица4.r1" table:number-columns-spanned="43" office:value-type="string">
            <text:p text:style-name="P237"><text:span text:style-name="T117">Полиэфирная смола и гелькоут (Депол, </text:span><text:span text:style-name="T123">Attshield</text:span><text:span text:style-name="T117">, </text:span><text:span text:style-name="T128">ATTGUARD</text:span><text:span text:style-name="T117"> и др.) - легковоспламеняющиеся</text:span> пожароопасные, токсичны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X5" office:value-type="string">
            <text:p text:style-name="P168">03</text:p>
          </table:table-cell>
          <table:table-cell table:style-name="Таблица4.r1" table:number-columns-spanned="43" office:value-type="string">
            <text:p text:style-name="Standard">жидкости (опасные при вдыхании, оказывают раздражающее действие на глаза и кожу). <text:span text:style-name="T117">Токсичность и пожароопасность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X5" office:value-type="string">
            <text:p text:style-name="P168">04</text:p>
          </table:table-cell>
          <table:table-cell table:style-name="Таблица4.r1" table:number-columns-spanned="43" office:value-type="string">
            <text:h text:style-name="P408" text:outline-level="1">определяется наличием в их составе стирола, выделяющегося в воздух рабочей зоны.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X5" office:value-type="string">
            <text:p text:style-name="P168">05</text:p>
          </table:table-cell>
          <table:table-cell table:style-name="Таблица4.r1" table:number-columns-spanned="43" office:value-type="string">
            <text:p text:style-name="P56">Стирол (этенилбензол) – легковоспламеняющаяся жидкость со специфическим запахом, угнетающе действует на нервну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X5" office:value-type="string">
            <text:p text:style-name="P168">06</text:p>
          </table:table-cell>
          <table:table-cell table:style-name="Таблица4.r1" table:number-columns-spanned="43" office:value-type="string">
            <text:p text:style-name="P39">систему, раздражает слизистые оболочки глаз и дыхательных путей, вызывает головную боль и бессонницу. Температур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X5" office:value-type="string">
            <text:p text:style-name="P168">07</text:p>
          </table:table-cell>
          <table:table-cell table:style-name="Таблица4.r1" table:number-columns-spanned="43" office:value-type="string">
            <text:p text:style-name="Standard"><text:span text:style-name="T117">вспышки паров плюс 30 </text:span><text:span text:style-name="T5">0</text:span><text:span text:style-name="T117">С, температура самовоспламенения плюс 490 </text:span><text:span text:style-name="T5">0</text:span><text:span text:style-name="T117">С; температурные пределы воспламенения: нижний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X5" office:value-type="string">
            <text:p text:style-name="P168">08</text:p>
          </table:table-cell>
          <table:table-cell table:style-name="Таблица4.r1" table:number-columns-spanned="43" office:value-type="string">
            <text:p text:style-name="Standard"><text:span text:style-name="T117">плюс 25 </text:span><text:span text:style-name="T5">0</text:span><text:span text:style-name="T117">С, верхний плюс 59 </text:span><text:span text:style-name="T5">0</text:span><text:span text:style-name="T117">С. Максимальная разовая ПДК = 30 мг/м</text:span><text:span text:style-name="T5">3</text:span><text:span text:style-name="T117">, среднесменная ПДК = 10 мг/м</text:span><text:span text:style-name="T5">3</text:span><text:span text:style-name="T117">, класс опасности – 3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X5" office:value-type="string">
            <text:p text:style-name="P168">09</text:p>
          </table:table-cell>
          <table:table-cell table:style-name="Таблица4.r1" table:number-columns-spanned="43" office:value-type="string">
            <text:p text:style-name="P56">Искусственные минеральные волокна (стекловолокно) – повреждает легкие, слизистые оболочки верхних дыхатель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X5" office:value-type="string">
            <text:p text:style-name="P168">10</text:p>
          </table:table-cell>
          <table:table-cell table:style-name="Таблица4.r1" table:number-columns-spanned="43" office:value-type="string">
            <text:p text:style-name="Standard"><text:span text:style-name="T117">путей, вызывает дерматиты. Максимальная разовая ПДК - 4 мг/м</text:span><text:span text:style-name="T5">3</text:span><text:span text:style-name="T117">, среднесменная ПДК - 1 мг/м</text:span><text:span text:style-name="T5">3</text:span><text:span text:style-name="T117">, класс опасности – 3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X5" office:value-type="string">
            <text:p text:style-name="P168">11</text:p>
          </table:table-cell>
          <table:table-cell table:style-name="Таблица4.r1" table:number-columns-spanned="43" office:value-type="string">
            <text:p text:style-name="P114"><text:span text:style-name="T117">Пероксид метилэтилкетона в среде диметилфталата (отвердитель ПМЭК, </text:span><text:span text:style-name="T123">Akperox</text:span><text:span text:style-name="T117">)</text:span> <text:span text:style-name="T117">– легковоспламеняющаяся токсичная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X5" office:value-type="string">
            <text:p text:style-name="P168">12</text:p>
          </table:table-cell>
          <table:table-cell table:style-name="Таблица4.r1" table:number-columns-spanned="43" office:value-type="string">
            <text:p text:style-name="P57">жидкость с резким запахом. Раздражает и разъедает глаза. Брызги, попавшие в глаза, являются опасными и могут вызват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X5" office:value-type="string">
            <text:p text:style-name="P168">13</text:p>
          </table:table-cell>
          <table:table-cell table:style-name="Таблица4.r1" table:number-columns-spanned="43" office:value-type="string">
            <text:p text:style-name="P39">слепоту. При вдыхании паров появляется головная боль. Пары вызывают сильное раздражение и даже разъедани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X5" office:value-type="string">
            <text:p text:style-name="P168">14</text:p>
          </table:table-cell>
          <table:table-cell table:style-name="Таблица4.r1" table:number-columns-spanned="43" office:value-type="string">
            <text:p text:style-name="Standard"><text:span text:style-name="T117">дыхательных органов. Температура самовоспламенения плюс 128 </text:span><text:span text:style-name="T5">0</text:span><text:span text:style-name="T117">С, температура разложения плюс 50 </text:span><text:span text:style-name="T5">0</text:span><text:span text:style-name="T117">С; максимально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X5" office:value-type="string">
            <text:p text:style-name="P168">15</text:p>
          </table:table-cell>
          <table:table-cell table:style-name="Таблица4.r1" table:number-columns-spanned="43" office:value-type="string">
            <text:p text:style-name="Standard"><text:span text:style-name="T117">разовая ПДК = 45 мг/м</text:span><text:span text:style-name="T5">3</text:span><text:span text:style-name="T117">; класс опасности – 4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X5" office:value-type="string">
            <text:p text:style-name="P168">16</text:p>
          </table:table-cell>
          <table:table-cell table:style-name="Таблица4.r1" table:number-columns-spanned="43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28">
          <table:table-cell table:style-name="Таблица4.r5" office:value-type="string">
            <text:p text:style-name="P168">17</text:p>
          </table:table-cell>
          <table:table-cell table:style-name="Таблица4.B28" table:number-columns-spanned="43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29">
          <table:table-cell table:style-name="Таблица4.A29" table:number-columns-spanned="3" office:value-type="string">
            <text:p text:style-name="P220">КТП</text:p>
          </table:table-cell>
          <table:covered-table-cell/>
          <table:covered-table-cell/>
          <table:table-cell table:style-name="Таблица4.A29" table:number-columns-spanned="34" office:value-type="string">
            <text:p text:style-name="P220">Карта технологического процес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29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  <table:table-cell table:style-name="Таблица4.q29" table:number-columns-spanned="2" office:value-type="string">
            <text:p text:style-name="P48"/>
          </table:table-cell>
          <table:covered-table-cell/>
        </table:table-row>
      </table:table>
      <text:p text:style-name="P61"/>
      <text:p text:style-name="P133"><text:soft-page-break/><text:span text:style-name="T2">ГОСТ3.1118-82 Форма 1б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B"/>
        <table:table-column table:style-name="Таблица5.E"/>
        <table:table-column table:style-name="Таблица5.F"/>
        <table:table-column table:style-name="Таблица5.G"/>
        <table:table-column table:style-name="Таблица5.H"/>
        <table:table-column table:style-name="Таблица5.B"/>
        <table:table-column table:style-name="Таблица5.J"/>
        <table:table-column table:style-name="Таблица5.G"/>
        <table:table-column table:style-name="Таблица5.L"/>
        <table:table-column table:style-name="Таблица5.M"/>
        <table:table-column table:style-name="Таблица5.N"/>
        <table:table-column table:style-name="Таблица5.O"/>
        <table:table-column table:style-name="Таблица5.F"/>
        <table:table-column table:style-name="Таблица5.E"/>
        <table:table-column table:style-name="Таблица5.O"/>
        <table:table-column table:style-name="Таблица5.S"/>
        <table:table-column table:style-name="Таблица5.T"/>
        <table:table-column table:style-name="Таблица5.B"/>
        <table:table-column table:style-name="Таблица5.V"/>
        <table:table-column table:style-name="Таблица5.W"/>
        <table:table-column table:style-name="Таблица5.X"/>
        <table:table-column table:style-name="Таблица5.Y"/>
        <table:table-column table:style-name="Таблица5.Z"/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column table:style-name="Таблица5.h"/>
        <table:table-column table:style-name="Таблица5.B"/>
        <table:table-column table:style-name="Таблица5.G"/>
        <table:table-column table:style-name="Таблица5.k"/>
        <table:table-column table:style-name="Таблица5.l"/>
        <table:table-column table:style-name="Таблица5.m"/>
        <table:table-column table:style-name="Таблица5.n"/>
        <table:table-column table:style-name="Таблица5.o"/>
        <table:table-column table:style-name="Таблица5.p"/>
        <table:table-column table:style-name="Таблица5.q"/>
        <table:table-column table:style-name="Таблица5.r"/>
        <table:table-row table:style-name="Таблица5.1">
          <table:table-cell table:style-name="Таблица5.A1" table:number-columns-spanned="31" office:value-type="string">
            <text:p text:style-name="Table_20_Heading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f1" table:number-columns-spanned="2" office:value-type="string">
            <text:p text:style-name="P162"/>
          </table:table-cell>
          <table:covered-table-cell/>
          <table:table-cell table:style-name="Таблица5.f1" table:number-columns-spanned="3" office:value-type="string">
            <text:p text:style-name="P162"/>
          </table:table-cell>
          <table:covered-table-cell/>
          <table:covered-table-cell/>
          <table:table-cell table:style-name="Таблица5.f1" table:number-columns-spanned="4" office:value-type="string">
            <text:p text:style-name="P162"/>
          </table:table-cell>
          <table:covered-table-cell/>
          <table:covered-table-cell/>
          <table:covered-table-cell/>
          <table:table-cell table:style-name="Таблица5.f1" table:number-columns-spanned="3" office:value-type="string">
            <text:p text:style-name="P162"/>
          </table:table-cell>
          <table:covered-table-cell/>
          <table:covered-table-cell/>
          <table:table-cell table:style-name="Таблица5.r1" office:value-type="string">
            <text:p text:style-name="P162"/>
          </table:table-cell>
        </table:table-row>
        <table:table-row table:style-name="Таблица5.1">
          <table:table-cell table:style-name="Таблица5.f1" table:number-columns-spanned="3" office:value-type="string">
            <text:p text:style-name="P162">Дубл.</text:p>
          </table:table-cell>
          <table:covered-table-cell/>
          <table:covered-table-cell/>
          <table:table-cell table:style-name="Таблица5.f1" table:number-columns-spanned="5" office:value-type="string">
            <text:p text:style-name="P213"/>
          </table:table-cell>
          <table:covered-table-cell/>
          <table:covered-table-cell/>
          <table:covered-table-cell/>
          <table:covered-table-cell/>
          <table:table-cell table:style-name="Таблица5.f1" table:number-columns-spanned="3" office:value-type="string">
            <text:p text:style-name="P213"/>
          </table:table-cell>
          <table:covered-table-cell/>
          <table:covered-table-cell/>
          <table:table-cell table:style-name="Таблица5.f1" office:value-type="string">
            <text:p text:style-name="P213"/>
          </table:table-cell>
          <table:table-cell table:style-name="Таблица5.M2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5.Q2" table:number-columns-spanned="2" office:value-type="string">
            <text:p text:style-name="P213"/>
          </table:table-cell>
          <table:covered-table-cell/>
          <table:table-cell table:style-name="Таблица5.Q2" table:number-columns-spanned="3" office:value-type="string">
            <text:p text:style-name="P213"/>
          </table:table-cell>
          <table:covered-table-cell/>
          <table:covered-table-cell/>
          <table:table-cell table:style-name="Таблица5.Q2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5.Q2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5.Q2" table:number-columns-spanned="2" office:value-type="string">
            <text:p text:style-name="P213"/>
          </table:table-cell>
          <table:covered-table-cell/>
          <table:table-cell table:style-name="Таблица5.f1" table:number-columns-spanned="2" office:value-type="string">
            <text:p text:style-name="P213"/>
          </table:table-cell>
          <table:covered-table-cell/>
          <table:table-cell table:style-name="Таблица5.f1" table:number-columns-spanned="3" office:value-type="string">
            <text:p text:style-name="P213"/>
          </table:table-cell>
          <table:covered-table-cell/>
          <table:covered-table-cell/>
          <table:table-cell table:style-name="Таблица5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5.f1" table:number-columns-spanned="3" office:value-type="string">
            <text:p text:style-name="P213"/>
          </table:table-cell>
          <table:covered-table-cell/>
          <table:covered-table-cell/>
          <table:table-cell table:style-name="Таблица5.r1" office:value-type="string">
            <text:p text:style-name="P213"/>
          </table:table-cell>
        </table:table-row>
        <table:table-row table:style-name="Таблица5.1">
          <table:table-cell table:style-name="Таблица5.f1" table:number-columns-spanned="3" office:value-type="string">
            <text:p text:style-name="P162">Взам.</text:p>
          </table:table-cell>
          <table:covered-table-cell/>
          <table:covered-table-cell/>
          <table:table-cell table:style-name="Таблица5.f1" table:number-columns-spanned="5" office:value-type="string">
            <text:p text:style-name="P213"/>
          </table:table-cell>
          <table:covered-table-cell/>
          <table:covered-table-cell/>
          <table:covered-table-cell/>
          <table:covered-table-cell/>
          <table:table-cell table:style-name="Таблица5.f1" table:number-columns-spanned="3" office:value-type="string">
            <text:p text:style-name="P213"/>
          </table:table-cell>
          <table:covered-table-cell/>
          <table:covered-table-cell/>
          <table:table-cell table:style-name="Таблица5.f1" office:value-type="string">
            <text:p text:style-name="P213"/>
          </table:table-cell>
          <table:table-cell table:style-name="Таблица5.M3" table:number-rows-spanned="2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5.f1" table:number-columns-spanned="2" office:value-type="string">
            <text:p text:style-name="P213"/>
          </table:table-cell>
          <table:covered-table-cell/>
          <table:table-cell table:style-name="Таблица5.f1" table:number-columns-spanned="3" office:value-type="string">
            <text:p text:style-name="P213"/>
          </table:table-cell>
          <table:covered-table-cell/>
          <table:covered-table-cell/>
          <table:table-cell table:style-name="Таблица5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5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5.f1" table:number-columns-spanned="2" office:value-type="string">
            <text:p text:style-name="P213"/>
          </table:table-cell>
          <table:covered-table-cell/>
          <table:table-cell table:style-name="Таблица5.f1" table:number-columns-spanned="2" office:value-type="string">
            <text:p text:style-name="P213"/>
          </table:table-cell>
          <table:covered-table-cell/>
          <table:table-cell table:style-name="Таблица5.f1" table:number-columns-spanned="3" office:value-type="string">
            <text:p text:style-name="P213"/>
          </table:table-cell>
          <table:covered-table-cell/>
          <table:covered-table-cell/>
          <table:table-cell table:style-name="Таблица5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5.f1" table:number-columns-spanned="3" office:value-type="string">
            <text:p text:style-name="P213"/>
          </table:table-cell>
          <table:covered-table-cell/>
          <table:covered-table-cell/>
          <table:table-cell table:style-name="Таблица5.r1" office:value-type="string">
            <text:p text:style-name="P213"/>
          </table:table-cell>
        </table:table-row>
        <table:table-row table:style-name="Таблица5.1">
          <table:table-cell table:style-name="Таблица5.f1" table:number-columns-spanned="3" office:value-type="string">
            <text:p text:style-name="P162">Подл.</text:p>
          </table:table-cell>
          <table:covered-table-cell/>
          <table:covered-table-cell/>
          <table:table-cell table:style-name="Таблица5.f1" table:number-columns-spanned="5" office:value-type="string">
            <text:p text:style-name="P67"/>
          </table:table-cell>
          <table:covered-table-cell/>
          <table:covered-table-cell/>
          <table:covered-table-cell/>
          <table:covered-table-cell/>
          <table:table-cell table:style-name="Таблица5.f1" table:number-columns-spanned="3" office:value-type="string">
            <text:p text:style-name="P67"/>
          </table:table-cell>
          <table:covered-table-cell/>
          <table:covered-table-cell/>
          <table:table-cell table:style-name="Таблица5.f1" office:value-type="string">
            <text:p text:style-name="P147"/>
          </table:table-cell>
          <table:covered-table-cell table:style-name="Таблица5.M3"/>
          <table:covered-table-cell/>
          <table:covered-table-cell/>
          <table:covered-table-cell/>
          <table:table-cell table:style-name="Таблица5.f1" table:number-columns-spanned="2" office:value-type="string">
            <text:p text:style-name="P213"/>
          </table:table-cell>
          <table:covered-table-cell/>
          <table:table-cell table:style-name="Таблица5.f1" table:number-columns-spanned="3" office:value-type="string">
            <text:p text:style-name="P213"/>
          </table:table-cell>
          <table:covered-table-cell/>
          <table:covered-table-cell/>
          <table:table-cell table:style-name="Таблица5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5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5.f1" table:number-columns-spanned="2" office:value-type="string">
            <text:p text:style-name="P213"/>
          </table:table-cell>
          <table:covered-table-cell/>
          <table:table-cell table:style-name="Таблица5.f1" table:number-columns-spanned="2" office:value-type="string">
            <text:p text:style-name="P213"/>
          </table:table-cell>
          <table:covered-table-cell/>
          <table:table-cell table:style-name="Таблица5.f1" table:number-columns-spanned="3" office:value-type="string">
            <text:p text:style-name="P213"/>
          </table:table-cell>
          <table:covered-table-cell/>
          <table:covered-table-cell/>
          <table:table-cell table:style-name="Таблица5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5.f1" table:number-columns-spanned="3" office:value-type="string">
            <text:p text:style-name="P213"/>
          </table:table-cell>
          <table:covered-table-cell/>
          <table:covered-table-cell/>
          <table:table-cell table:style-name="Таблица5.r1" office:value-type="string">
            <text:p text:style-name="P213"/>
          </table:table-cell>
        </table:table-row>
        <table:table-row table:style-name="Таблица5.5">
          <table:table-cell table:style-name="Таблица5.f1" table:number-columns-spanned="23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X5" table:number-columns-spanned="12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j5" table:number-columns-spanned="8" office:value-type="string">
            <text:p text:style-name="P174">СМ3-92/МK-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r5" office:value-type="string">
            <text:p text:style-name="P300">5</text:p>
          </table:table-cell>
        </table:table-row>
        <table:table-row table:style-name="Таблица5.6">
          <table:table-cell table:style-name="Таблица5.f1" table:number-rows-spanned="3" table:number-columns-spanned="2" office:value-type="string">
            <text:p text:style-name="P213"/>
          </table:table-cell>
          <table:covered-table-cell/>
          <table:table-cell table:style-name="Таблица5.f1" table:number-columns-spanned="3" office:value-type="string">
            <text:p text:style-name="P213"/>
          </table:table-cell>
          <table:covered-table-cell/>
          <table:covered-table-cell/>
          <table:table-cell table:style-name="Таблица5.f1" table:number-columns-spanned="2" office:value-type="string">
            <text:p text:style-name="P213"/>
          </table:table-cell>
          <table:covered-table-cell/>
          <table:table-cell table:style-name="Таблица5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5.f1" table:number-columns-spanned="2" office:value-type="string">
            <text:p text:style-name="P213"/>
          </table:table-cell>
          <table:covered-table-cell/>
          <table:table-cell table:style-name="Таблица5.f1" office:value-type="string">
            <text:p text:style-name="P213"/>
          </table:table-cell>
          <table:table-cell table:style-name="Таблица5.f1" office:value-type="string">
            <text:p text:style-name="P213"/>
          </table:table-cell>
          <table:table-cell table:style-name="Таблица5.f1" table:number-columns-spanned="2" office:value-type="string">
            <text:p text:style-name="P213"/>
          </table:table-cell>
          <table:covered-table-cell/>
          <table:table-cell table:style-name="Таблица5.f1" table:number-columns-spanned="3" office:value-type="string">
            <text:p text:style-name="P213"/>
          </table:table-cell>
          <table:covered-table-cell/>
          <table:covered-table-cell/>
          <table:table-cell table:style-name="Таблица5.X5" table:number-columns-spanned="4" office:value-type="string">
            <text:p text:style-name="P293"/>
          </table:table-cell>
          <table:covered-table-cell/>
          <table:covered-table-cell/>
          <table:covered-table-cell/>
          <table:table-cell table:style-name="Таблица5.Y6" table:number-columns-spanned="4" office:value-type="string">
            <text:p text:style-name="P293"/>
          </table:table-cell>
          <table:covered-table-cell/>
          <table:covered-table-cell/>
          <table:covered-table-cell/>
          <table:table-cell table:style-name="Таблица5.c6" table:number-rows-spanned="3" table:number-columns-spanned="10" office:value-type="string">
            <text:p text:style-name="P13">СМ3-92-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m6" table:number-rows-spanned="3" table:number-columns-spanned="6" office:value-type="string">
            <text:p text:style-name="P2">СМ3-92/ТП-20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5.6">
          <table:covered-table-cell table:style-name="Таблица5.f1"/>
          <table:covered-table-cell/>
          <table:table-cell table:style-name="Таблица5.f1" table:number-columns-spanned="3" office:value-type="string">
            <text:p text:style-name="P213"/>
          </table:table-cell>
          <table:covered-table-cell/>
          <table:covered-table-cell/>
          <table:table-cell table:style-name="Таблица5.f1" table:number-columns-spanned="2" office:value-type="string">
            <text:p text:style-name="P266"/>
          </table:table-cell>
          <table:covered-table-cell/>
          <table:table-cell table:style-name="Таблица5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5.f1" table:number-columns-spanned="2" office:value-type="string">
            <text:p text:style-name="Standard"/>
          </table:table-cell>
          <table:covered-table-cell/>
          <table:table-cell table:style-name="Таблица5.f1" office:value-type="string">
            <text:p text:style-name="P266"/>
          </table:table-cell>
          <table:table-cell table:style-name="Таблица5.f1" office:value-type="string">
            <text:p text:style-name="P213"/>
          </table:table-cell>
          <table:table-cell table:style-name="Таблица5.f1" table:number-columns-spanned="2" office:value-type="string">
            <text:p text:style-name="P213"/>
          </table:table-cell>
          <table:covered-table-cell/>
          <table:table-cell table:style-name="Таблица5.f1" table:number-columns-spanned="3" office:value-type="string">
            <text:p text:style-name="P213"/>
          </table:table-cell>
          <table:covered-table-cell/>
          <table:covered-table-cell/>
          <table:table-cell table:style-name="Таблица5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5.Y7" table:number-columns-spanned="4" office:value-type="string">
            <text:p text:style-name="P213"/>
          </table:table-cell>
          <table:covered-table-cell/>
          <table:covered-table-cell/>
          <table:covered-table-cell/>
          <table:covered-table-cell table:style-name="Таблица5.c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5.m6"/>
          <table:covered-table-cell/>
          <table:covered-table-cell/>
          <table:covered-table-cell/>
          <table:covered-table-cell/>
          <table:covered-table-cell/>
        </table:table-row>
        <table:table-row table:style-name="Таблица5.6">
          <table:covered-table-cell table:style-name="Таблица5.f1"/>
          <table:covered-table-cell/>
          <table:table-cell table:style-name="Таблица5.C8" table:number-columns-spanned="3" office:value-type="string">
            <text:p text:style-name="P242"/>
          </table:table-cell>
          <table:covered-table-cell/>
          <table:covered-table-cell/>
          <table:table-cell table:style-name="Таблица5.F8" table:number-columns-spanned="2" office:value-type="string">
            <text:p text:style-name="P243"/>
          </table:table-cell>
          <table:covered-table-cell/>
          <table:table-cell table:style-name="Таблица5.H8" table:number-columns-spanned="4" office:value-type="string">
            <text:p text:style-name="P241"/>
          </table:table-cell>
          <table:covered-table-cell/>
          <table:covered-table-cell/>
          <table:covered-table-cell/>
          <table:table-cell table:style-name="Таблица5.L8" table:number-columns-spanned="2" office:value-type="string">
            <text:p text:style-name="P242"/>
          </table:table-cell>
          <table:covered-table-cell/>
          <table:table-cell table:style-name="Таблица5.N8" office:value-type="string">
            <text:p text:style-name="P213"/>
          </table:table-cell>
          <table:table-cell table:style-name="Таблица5.O8" office:value-type="string">
            <text:p text:style-name="P213"/>
          </table:table-cell>
          <table:table-cell table:style-name="Таблица5.P8" table:number-columns-spanned="2" office:value-type="string">
            <text:p text:style-name="P213"/>
          </table:table-cell>
          <table:covered-table-cell/>
          <table:table-cell table:style-name="Таблица5.R8" table:number-columns-spanned="3" office:value-type="string">
            <text:p text:style-name="P213"/>
          </table:table-cell>
          <table:covered-table-cell/>
          <table:covered-table-cell/>
          <table:table-cell table:style-name="Таблица5.U8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5.Y8" table:number-columns-spanned="4" office:value-type="string">
            <text:p text:style-name="P213"/>
          </table:table-cell>
          <table:covered-table-cell/>
          <table:covered-table-cell/>
          <table:covered-table-cell/>
          <table:covered-table-cell table:style-name="Таблица5.c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5.m6"/>
          <table:covered-table-cell/>
          <table:covered-table-cell/>
          <table:covered-table-cell/>
          <table:covered-table-cell/>
          <table:covered-table-cell/>
        </table:table-row>
        <table:table-row table:style-name="Таблица5.9">
          <table:table-cell table:style-name="Таблица5.A9" office:value-type="string">
            <text:p text:style-name="P177">А</text:p>
          </table:table-cell>
          <table:table-cell table:style-name="Таблица5.B9" table:number-columns-spanned="3" office:value-type="string">
            <text:p text:style-name="P281">Цех</text:p>
          </table:table-cell>
          <table:covered-table-cell/>
          <table:covered-table-cell/>
          <table:table-cell table:style-name="Таблица5.E9" table:number-columns-spanned="2" office:value-type="string">
            <text:p text:style-name="P282">Уч</text:p>
          </table:table-cell>
          <table:covered-table-cell/>
          <table:table-cell table:style-name="Таблица5.E9" table:number-columns-spanned="3" office:value-type="string">
            <text:p text:style-name="P282">РМ</text:p>
          </table:table-cell>
          <table:covered-table-cell/>
          <table:covered-table-cell/>
          <table:table-cell table:style-name="Таблица5.E9" office:value-type="string">
            <text:p text:style-name="P282">Опер</text:p>
          </table:table-cell>
          <table:table-cell table:style-name="Таблица5.E9" table:number-columns-spanned="9" office:value-type="string">
            <text:p text:style-name="P282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T9" table:number-columns-spanned="25" office:value-type="string">
            <text:p text:style-name="P282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9">
          <table:table-cell table:style-name="Таблица5.A9" office:value-type="string">
            <text:p text:style-name="P177">Б</text:p>
          </table:table-cell>
          <table:table-cell table:style-name="Таблица5.B10" table:number-columns-spanned="18" office:value-type="string">
            <text:p text:style-name="P282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T10" office:value-type="string">
            <text:p text:style-name="P282">СМ</text:p>
          </table:table-cell>
          <table:table-cell table:style-name="Таблица5.T10" table:number-columns-spanned="2" office:value-type="string">
            <text:p text:style-name="P282">Проф</text:p>
          </table:table-cell>
          <table:covered-table-cell/>
          <table:table-cell table:style-name="Таблица5.T10" table:number-columns-spanned="4" office:value-type="string">
            <text:p text:style-name="P282">Р</text:p>
          </table:table-cell>
          <table:covered-table-cell/>
          <table:covered-table-cell/>
          <table:covered-table-cell/>
          <table:table-cell table:style-name="Таблица5.T10" office:value-type="string">
            <text:p text:style-name="P282">УТ</text:p>
          </table:table-cell>
          <table:table-cell table:style-name="Таблица5.T10" table:number-columns-spanned="3" office:value-type="string">
            <text:p text:style-name="P282">КР</text:p>
          </table:table-cell>
          <table:covered-table-cell/>
          <table:covered-table-cell/>
          <table:table-cell table:style-name="Таблица5.T10" table:number-columns-spanned="2" office:value-type="string">
            <text:p text:style-name="P282">КОИД</text:p>
          </table:table-cell>
          <table:covered-table-cell/>
          <table:table-cell table:style-name="Таблица5.T10" table:number-columns-spanned="2" office:value-type="string">
            <text:p text:style-name="P282">ЕН</text:p>
          </table:table-cell>
          <table:covered-table-cell/>
          <table:table-cell table:style-name="Таблица5.T10" table:number-columns-spanned="4" office:value-type="string">
            <text:p text:style-name="P282">ОП</text:p>
          </table:table-cell>
          <table:covered-table-cell/>
          <table:covered-table-cell/>
          <table:covered-table-cell/>
          <table:table-cell table:style-name="Таблица5.T10" office:value-type="string">
            <text:p text:style-name="P282">Кшт</text:p>
          </table:table-cell>
          <table:table-cell table:style-name="Таблица5.T10" table:number-columns-spanned="2" office:value-type="string">
            <text:p text:style-name="P13"><text:span text:style-name="T121">Т</text:span><text:span text:style-name="T116">п.з.</text:span></text:p>
          </table:table-cell>
          <table:covered-table-cell/>
          <table:table-cell table:style-name="Таблица5.A9" table:number-columns-spanned="3" office:value-type="string">
            <text:p text:style-name="P13"><text:span text:style-name="T121">Т</text:span><text:span text:style-name="T116">шт.</text:span></text:p>
          </table:table-cell>
          <table:covered-table-cell/>
          <table:covered-table-cell/>
        </table:table-row>
        <table:table-row table:style-name="Таблица5.9">
          <table:table-cell table:style-name="Таблица5.T10" office:value-type="string">
            <text:p text:style-name="P177">К/М</text:p>
          </table:table-cell>
          <table:table-cell table:style-name="Таблица5.T9" table:number-columns-spanned="18" office:value-type="string">
            <text:p text:style-name="P282">Наименование детали, сб. единицы или материал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B10" table:number-columns-spanned="13" office:value-type="string">
            <text:p text:style-name="P282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g11" table:number-columns-spanned="2" office:value-type="string">
            <text:p text:style-name="P282">ОПП</text:p>
          </table:table-cell>
          <table:covered-table-cell/>
          <table:table-cell table:style-name="Таблица5.g11" table:number-columns-spanned="4" office:value-type="string">
            <text:p text:style-name="P282">ЕВ</text:p>
          </table:table-cell>
          <table:covered-table-cell/>
          <table:covered-table-cell/>
          <table:covered-table-cell/>
          <table:table-cell table:style-name="Таблица5.g11" office:value-type="string">
            <text:p text:style-name="P282">ЕН</text:p>
          </table:table-cell>
          <table:table-cell table:style-name="Таблица5.g11" table:number-columns-spanned="2" office:value-type="string">
            <text:p text:style-name="P282">КИ</text:p>
          </table:table-cell>
          <table:covered-table-cell/>
          <table:table-cell table:style-name="Таблица5.p11" table:number-columns-spanned="3" office:value-type="string">
            <text:p text:style-name="P282">Н. расх.</text:p>
          </table:table-cell>
          <table:covered-table-cell/>
          <table:covered-table-cell/>
        </table:table-row>
        <table:table-row table:style-name="Таблица5.12">
          <table:table-cell table:style-name="Таблица5.X5" office:value-type="string">
            <text:p text:style-name="P168"><text:s/>01</text:p>
          </table:table-cell>
          <table:table-cell table:style-name="Таблица5.r1" table:number-columns-spanned="43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2">
          <table:table-cell table:style-name="Таблица5.X5" office:value-type="string">
            <text:p text:style-name="P168">02</text:p>
          </table:table-cell>
          <table:table-cell table:style-name="Таблица5.r1" table:number-columns-spanned="43" office:value-type="string">
            <text:p text:style-name="P193">Пропан-2-он (ацетон) – поражает все отделы центральной нервной системы, вызывает хронические заболевания. Пр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2">
          <table:table-cell table:style-name="Таблица5.X5" office:value-type="string">
            <text:p text:style-name="P168">03</text:p>
          </table:table-cell>
          <table:table-cell table:style-name="Таблица5.r1" table:number-columns-spanned="43" office:value-type="string">
            <text:p text:style-name="Standard">длительном вдыхании паров накапливается в организме. Температура вспышки -18 <text:span text:style-name="T4">0</text:span>С, температура <text:span text:style-name="T203">самовоспламенения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2">
          <table:table-cell table:style-name="Таблица5.X5" office:value-type="string">
            <text:p text:style-name="P168">04</text:p>
          </table:table-cell>
          <table:table-cell table:style-name="Таблица5.r1" table:number-columns-spanned="43" office:value-type="string">
            <text:p text:style-name="Standard">плюс 500 <text:span text:style-name="T4">0</text:span>С; пределы воспламенения – температурные: нижний минус 20 <text:span text:style-name="T4">0</text:span>С, верхний плюс 6 <text:span text:style-name="T4">0</text:span>С; концентрационные (по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2">
          <table:table-cell table:style-name="Таблица5.X5" office:value-type="string">
            <text:p text:style-name="P168">05</text:p>
          </table:table-cell>
          <table:table-cell table:style-name="Таблица5.r1" table:number-columns-spanned="43" office:value-type="string">
            <text:p text:style-name="Standard">объему): верхний 13 %, нижний 2,2 %. Максимальная разовая ПДК = 800 мг/м<text:span text:style-name="T4">3</text:span>, среднесменная ПДК = 200 мг/м<text:span text:style-name="T4">3</text:span>, клас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2">
          <table:table-cell table:style-name="Таблица5.X5" office:value-type="string">
            <text:p text:style-name="P168">06</text:p>
          </table:table-cell>
          <table:table-cell table:style-name="Таблица5.r1" table:number-columns-spanned="43" office:value-type="string">
            <text:p text:style-name="Standard">опасности – 4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2">
          <table:table-cell table:style-name="Таблица5.X5" office:value-type="string">
            <text:p text:style-name="P168">07</text:p>
          </table:table-cell>
          <table:table-cell table:style-name="Таблица5.r1" table:number-columns-spanned="43" office:value-type="string">
            <text:p text:style-name="P114">Нефрас – жидкость, обладающая наркотическим действием, вызывает головную боль, кашель, раздражение слизисто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2">
          <table:table-cell table:style-name="Таблица5.X5" office:value-type="string">
            <text:p text:style-name="P168">08</text:p>
          </table:table-cell>
          <table:table-cell table:style-name="Таблица5.r1" table:number-columns-spanned="43" office:value-type="string">
            <text:p text:style-name="Standard">оболочки глаз. При высоких концентрациях паров вызывает потерю сознания, при длительном воздействии на кож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2">
          <table:table-cell table:style-name="Таблица5.X5" office:value-type="string">
            <text:p text:style-name="P168">09</text:p>
          </table:table-cell>
          <table:table-cell table:style-name="Таблица5.r1" table:number-columns-spanned="43" office:value-type="string">
            <text:p text:style-name="Standard">вызывает дерматиты и экзему. Температура вспышки минус 17 <text:span text:style-name="T4">0</text:span>С, температура самовоспламенения плюс 270 <text:span text:style-name="T4">0</text:span>С; предел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2">
          <table:table-cell table:style-name="Таблица5.X5" office:value-type="string">
            <text:p text:style-name="P168">10</text:p>
          </table:table-cell>
          <table:table-cell table:style-name="Таблица5.r1" table:number-columns-spanned="43" office:value-type="string">
            <text:p text:style-name="Standard">воспламенения – температурные: нижний минус 17 <text:span text:style-name="T4">0</text:span>С, верхний плюс 10 <text:span text:style-name="T4">0</text:span>С; концентрационные (по объему): верхний 5,4 %,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2">
          <table:table-cell table:style-name="Таблица5.X5" office:value-type="string">
            <text:p text:style-name="P168">11</text:p>
          </table:table-cell>
          <table:table-cell table:style-name="Таблица5.r1" table:number-columns-spanned="43" office:value-type="string">
            <text:p text:style-name="Standard"><text:span text:style-name="T117">нижний 1,1 %. Максимальная разовая ПДК = 300 мг/м</text:span><text:span text:style-name="T5">3</text:span><text:span text:style-name="T117">, среднесменная ПДК = 100 мг/м</text:span><text:span text:style-name="T5">3</text:span><text:span text:style-name="T117">, класс опасности – 4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2">
          <table:table-cell table:style-name="Таблица5.X5" office:value-type="string">
            <text:p text:style-name="P168">12</text:p>
          </table:table-cell>
          <table:table-cell table:style-name="Таблица5.r1" table:number-columns-spanned="43" office:value-type="string">
            <text:p text:style-name="P320">При механической обработке <text:s/>выделяется силикатсодержащая пыль (стекловолокно), попадая <text:s/>на кожу, вызывает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2">
          <table:table-cell table:style-name="Таблица5.X5" office:value-type="string">
            <text:p text:style-name="P168">13</text:p>
          </table:table-cell>
          <table:table-cell table:style-name="Таблица5.r1" table:number-columns-spanned="43" office:value-type="string">
            <text:p text:style-name="P320">дерматиты, при вдыхании раздражает слизистую оболочку дыхательных путей, вызывает сухость в горле.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2">
          <table:table-cell table:style-name="Таблица5.X5" office:value-type="string">
            <text:p text:style-name="P168">14</text:p>
          </table:table-cell>
          <table:table-cell table:style-name="Таблица5.r1" table:number-columns-spanned="43" office:value-type="string">
            <text:p text:style-name="P319">ПДК <text:s/>м.р.- 4 мг/м<text:span text:style-name="T4">3</text:span>, с.с.- 1 мг/м<text:span text:style-name="T4">3</text:span>, класс опасности - 3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2">
          <table:table-cell table:style-name="Таблица5.X5" office:value-type="string">
            <text:p text:style-name="P168">15</text:p>
          </table:table-cell>
          <table:table-cell table:style-name="Таблица5.r1" table:number-columns-spanned="43" office:value-type="string">
            <text:p text:style-name="P324"><text:span text:style-name="T207"><text:s text:c="4"/>Пероксид метилэтилкетон</text:span><text:span text:style-name="T208">а</text:span><text:span text:style-name="T207"> в </text:span><text:span text:style-name="T208">среде</text:span><text:span text:style-name="T207"> </text:span><text:span text:style-name="T209">диметилфталат</text:span><text:span text:style-name="T172">а</text:span><text:span text:style-name="T207"> (</text:span><text:span text:style-name="T208">отвердитель </text:span><text:span text:style-name="T126">Akper</text:span><text:span text:style-name="T186">o</text:span><text:span text:style-name="T126">x</text:span><text:span text:style-name="T207">) - <text:s/></text:span><text:span text:style-name="T197">легковоспл</text:span><text:span text:style-name="T173">а</text:span><text:span text:style-name="T197">меняющ</text:span><text:span text:style-name="T172">ая</text:span><text:span text:style-name="T197">ся </text:span><text:span text:style-name="T198">токсичная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2">
          <table:table-cell table:style-name="Таблица5.X5" office:value-type="string">
            <text:p text:style-name="P168">16</text:p>
          </table:table-cell>
          <table:table-cell table:style-name="Таблица5.r1" table:number-columns-spanned="43" office:value-type="string">
            <text:p text:style-name="P323"><text:span text:style-name="T209">жидкость с характерным запахом. Раздражает и раз</text:span><text:span text:style-name="T174">ъ</text:span><text:span text:style-name="T209">едает глаза. Попавшие брызги в глаза являются опасными <text:s text:c="2"/>и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28">
          <table:table-cell table:style-name="Таблица5.r5" office:value-type="string">
            <text:p text:style-name="P168">17</text:p>
          </table:table-cell>
          <table:table-cell table:style-name="Таблица5.B28" table:number-columns-spanned="43" office:value-type="string">
            <text:p text:style-name="P323"><text:span text:style-name="T209">могут вызвать слепоту. </text:span><text:span text:style-name="T210">При вдыхании паров появляется головная боль. </text:span><text:span text:style-name="T175">Пары вызывают сильное раздражение и даже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29">
          <table:table-cell table:style-name="Таблица5.A29" table:number-columns-spanned="3" office:value-type="string">
            <text:p text:style-name="P220">КТП</text:p>
          </table:table-cell>
          <table:covered-table-cell/>
          <table:covered-table-cell/>
          <table:table-cell table:style-name="Таблица5.A29" table:number-columns-spanned="34" office:value-type="string">
            <text:p text:style-name="P220">Карта технологического процес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29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  <table:table-cell table:style-name="Таблица5.q29" table:number-columns-spanned="2" office:value-type="string">
            <text:p text:style-name="P48"/>
          </table:table-cell>
          <table:covered-table-cell/>
        </table:table-row>
      </table:table>
      <text:p text:style-name="P61"/>
      <text:p text:style-name="P138"><text:soft-page-break/><text:span text:style-name="T2">ГОСТ3.1118-82 </text:span><text:span text:style-name="T3">Форма 1б</text:span></text:p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B"/>
        <table:table-column table:style-name="Таблица27.E"/>
        <table:table-column table:style-name="Таблица27.F"/>
        <table:table-column table:style-name="Таблица27.G"/>
        <table:table-column table:style-name="Таблица27.H"/>
        <table:table-column table:style-name="Таблица27.B"/>
        <table:table-column table:style-name="Таблица27.J"/>
        <table:table-column table:style-name="Таблица27.G"/>
        <table:table-column table:style-name="Таблица27.L"/>
        <table:table-column table:style-name="Таблица27.M"/>
        <table:table-column table:style-name="Таблица27.N"/>
        <table:table-column table:style-name="Таблица27.O"/>
        <table:table-column table:style-name="Таблица27.F"/>
        <table:table-column table:style-name="Таблица27.E"/>
        <table:table-column table:style-name="Таблица27.O"/>
        <table:table-column table:style-name="Таблица27.S"/>
        <table:table-column table:style-name="Таблица27.T"/>
        <table:table-column table:style-name="Таблица27.B"/>
        <table:table-column table:style-name="Таблица27.V"/>
        <table:table-column table:style-name="Таблица27.W"/>
        <table:table-column table:style-name="Таблица27.X"/>
        <table:table-column table:style-name="Таблица27.Y"/>
        <table:table-column table:style-name="Таблица27.Z"/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column table:style-name="Таблица27.e"/>
        <table:table-column table:style-name="Таблица27.f"/>
        <table:table-column table:style-name="Таблица27.g"/>
        <table:table-column table:style-name="Таблица27.h"/>
        <table:table-column table:style-name="Таблица27.B"/>
        <table:table-column table:style-name="Таблица27.G"/>
        <table:table-column table:style-name="Таблица27.k"/>
        <table:table-column table:style-name="Таблица27.l"/>
        <table:table-column table:style-name="Таблица27.m"/>
        <table:table-column table:style-name="Таблица27.n"/>
        <table:table-column table:style-name="Таблица27.o"/>
        <table:table-column table:style-name="Таблица27.p"/>
        <table:table-column table:style-name="Таблица27.q"/>
        <table:table-column table:style-name="Таблица27.r"/>
        <table:table-row table:style-name="Таблица27.1">
          <table:table-cell table:style-name="Таблица27.A1" table:number-columns-spanned="31" office:value-type="string">
            <text:p text:style-name="P3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7.f1" table:number-columns-spanned="2" office:value-type="string">
            <text:p text:style-name="P164"/>
          </table:table-cell>
          <table:covered-table-cell/>
          <table:table-cell table:style-name="Таблица27.f1" table:number-columns-spanned="3" office:value-type="string">
            <text:p text:style-name="P164"/>
          </table:table-cell>
          <table:covered-table-cell/>
          <table:covered-table-cell/>
          <table:table-cell table:style-name="Таблица27.f1" table:number-columns-spanned="4" office:value-type="string">
            <text:p text:style-name="P164"/>
          </table:table-cell>
          <table:covered-table-cell/>
          <table:covered-table-cell/>
          <table:covered-table-cell/>
          <table:table-cell table:style-name="Таблица27.f1" table:number-columns-spanned="3" office:value-type="string">
            <text:p text:style-name="P164"/>
          </table:table-cell>
          <table:covered-table-cell/>
          <table:covered-table-cell/>
          <table:table-cell table:style-name="Таблица27.r1" office:value-type="string">
            <text:p text:style-name="P164"/>
          </table:table-cell>
        </table:table-row>
        <table:table-row table:style-name="Таблица27.1">
          <table:table-cell table:style-name="Таблица27.f1" table:number-columns-spanned="3" office:value-type="string">
            <text:p text:style-name="P164">Дубл.</text:p>
          </table:table-cell>
          <table:covered-table-cell/>
          <table:covered-table-cell/>
          <table:table-cell table:style-name="Таблица27.f1" table:number-columns-spanned="5" office:value-type="string">
            <text:p text:style-name="P215"/>
          </table:table-cell>
          <table:covered-table-cell/>
          <table:covered-table-cell/>
          <table:covered-table-cell/>
          <table:covered-table-cell/>
          <table:table-cell table:style-name="Таблица27.f1" table:number-columns-spanned="3" office:value-type="string">
            <text:p text:style-name="P215"/>
          </table:table-cell>
          <table:covered-table-cell/>
          <table:covered-table-cell/>
          <table:table-cell table:style-name="Таблица27.f1" office:value-type="string">
            <text:p text:style-name="P215"/>
          </table:table-cell>
          <table:table-cell table:style-name="Таблица27.M2" table:number-columns-spanned="4" office:value-type="string">
            <text:p text:style-name="P215"/>
          </table:table-cell>
          <table:covered-table-cell/>
          <table:covered-table-cell/>
          <table:covered-table-cell/>
          <table:table-cell table:style-name="Таблица27.Q2" table:number-columns-spanned="2" office:value-type="string">
            <text:p text:style-name="P215"/>
          </table:table-cell>
          <table:covered-table-cell/>
          <table:table-cell table:style-name="Таблица27.Q2" table:number-columns-spanned="3" office:value-type="string">
            <text:p text:style-name="P215"/>
          </table:table-cell>
          <table:covered-table-cell/>
          <table:covered-table-cell/>
          <table:table-cell table:style-name="Таблица27.Q2" table:number-columns-spanned="4" office:value-type="string">
            <text:p text:style-name="P215"/>
          </table:table-cell>
          <table:covered-table-cell/>
          <table:covered-table-cell/>
          <table:covered-table-cell/>
          <table:table-cell table:style-name="Таблица27.Q2" table:number-columns-spanned="4" office:value-type="string">
            <text:p text:style-name="P215"/>
          </table:table-cell>
          <table:covered-table-cell/>
          <table:covered-table-cell/>
          <table:covered-table-cell/>
          <table:table-cell table:style-name="Таблица27.Q2" table:number-columns-spanned="2" office:value-type="string">
            <text:p text:style-name="P215"/>
          </table:table-cell>
          <table:covered-table-cell/>
          <table:table-cell table:style-name="Таблица27.f1" table:number-columns-spanned="2" office:value-type="string">
            <text:p text:style-name="P215"/>
          </table:table-cell>
          <table:covered-table-cell/>
          <table:table-cell table:style-name="Таблица27.f1" table:number-columns-spanned="3" office:value-type="string">
            <text:p text:style-name="P215"/>
          </table:table-cell>
          <table:covered-table-cell/>
          <table:covered-table-cell/>
          <table:table-cell table:style-name="Таблица27.f1" table:number-columns-spanned="4" office:value-type="string">
            <text:p text:style-name="P215"/>
          </table:table-cell>
          <table:covered-table-cell/>
          <table:covered-table-cell/>
          <table:covered-table-cell/>
          <table:table-cell table:style-name="Таблица27.f1" table:number-columns-spanned="3" office:value-type="string">
            <text:p text:style-name="P215"/>
          </table:table-cell>
          <table:covered-table-cell/>
          <table:covered-table-cell/>
          <table:table-cell table:style-name="Таблица27.r1" office:value-type="string">
            <text:p text:style-name="P215"/>
          </table:table-cell>
        </table:table-row>
        <table:table-row table:style-name="Таблица27.1">
          <table:table-cell table:style-name="Таблица27.f1" table:number-columns-spanned="3" office:value-type="string">
            <text:p text:style-name="P164">Взам.</text:p>
          </table:table-cell>
          <table:covered-table-cell/>
          <table:covered-table-cell/>
          <table:table-cell table:style-name="Таблица27.f1" table:number-columns-spanned="5" office:value-type="string">
            <text:p text:style-name="P215"/>
          </table:table-cell>
          <table:covered-table-cell/>
          <table:covered-table-cell/>
          <table:covered-table-cell/>
          <table:covered-table-cell/>
          <table:table-cell table:style-name="Таблица27.f1" table:number-columns-spanned="3" office:value-type="string">
            <text:p text:style-name="P215"/>
          </table:table-cell>
          <table:covered-table-cell/>
          <table:covered-table-cell/>
          <table:table-cell table:style-name="Таблица27.f1" office:value-type="string">
            <text:p text:style-name="P215"/>
          </table:table-cell>
          <table:table-cell table:style-name="Таблица27.M3" table:number-rows-spanned="2" table:number-columns-spanned="4" office:value-type="string">
            <text:p text:style-name="P215"/>
          </table:table-cell>
          <table:covered-table-cell/>
          <table:covered-table-cell/>
          <table:covered-table-cell/>
          <table:table-cell table:style-name="Таблица27.f1" table:number-columns-spanned="2" office:value-type="string">
            <text:p text:style-name="P215"/>
          </table:table-cell>
          <table:covered-table-cell/>
          <table:table-cell table:style-name="Таблица27.f1" table:number-columns-spanned="3" office:value-type="string">
            <text:p text:style-name="P215"/>
          </table:table-cell>
          <table:covered-table-cell/>
          <table:covered-table-cell/>
          <table:table-cell table:style-name="Таблица27.f1" table:number-columns-spanned="4" office:value-type="string">
            <text:p text:style-name="P215"/>
          </table:table-cell>
          <table:covered-table-cell/>
          <table:covered-table-cell/>
          <table:covered-table-cell/>
          <table:table-cell table:style-name="Таблица27.f1" table:number-columns-spanned="4" office:value-type="string">
            <text:p text:style-name="P215"/>
          </table:table-cell>
          <table:covered-table-cell/>
          <table:covered-table-cell/>
          <table:covered-table-cell/>
          <table:table-cell table:style-name="Таблица27.f1" table:number-columns-spanned="2" office:value-type="string">
            <text:p text:style-name="P215"/>
          </table:table-cell>
          <table:covered-table-cell/>
          <table:table-cell table:style-name="Таблица27.f1" table:number-columns-spanned="2" office:value-type="string">
            <text:p text:style-name="P215"/>
          </table:table-cell>
          <table:covered-table-cell/>
          <table:table-cell table:style-name="Таблица27.f1" table:number-columns-spanned="3" office:value-type="string">
            <text:p text:style-name="P215"/>
          </table:table-cell>
          <table:covered-table-cell/>
          <table:covered-table-cell/>
          <table:table-cell table:style-name="Таблица27.f1" table:number-columns-spanned="4" office:value-type="string">
            <text:p text:style-name="P215"/>
          </table:table-cell>
          <table:covered-table-cell/>
          <table:covered-table-cell/>
          <table:covered-table-cell/>
          <table:table-cell table:style-name="Таблица27.f1" table:number-columns-spanned="3" office:value-type="string">
            <text:p text:style-name="P215"/>
          </table:table-cell>
          <table:covered-table-cell/>
          <table:covered-table-cell/>
          <table:table-cell table:style-name="Таблица27.r1" office:value-type="string">
            <text:p text:style-name="P215"/>
          </table:table-cell>
        </table:table-row>
        <table:table-row table:style-name="Таблица27.1">
          <table:table-cell table:style-name="Таблица27.f1" table:number-columns-spanned="3" office:value-type="string">
            <text:p text:style-name="P164">Подл.</text:p>
          </table:table-cell>
          <table:covered-table-cell/>
          <table:covered-table-cell/>
          <table:table-cell table:style-name="Таблица27.f1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  <table:table-cell table:style-name="Таблица27.f1" table:number-columns-spanned="3" office:value-type="string">
            <text:p text:style-name="P69"/>
          </table:table-cell>
          <table:covered-table-cell/>
          <table:covered-table-cell/>
          <table:table-cell table:style-name="Таблица27.f1" office:value-type="string">
            <text:p text:style-name="P149"/>
          </table:table-cell>
          <table:covered-table-cell table:style-name="Таблица27.M3"/>
          <table:covered-table-cell/>
          <table:covered-table-cell/>
          <table:covered-table-cell/>
          <table:table-cell table:style-name="Таблица27.f1" table:number-columns-spanned="2" office:value-type="string">
            <text:p text:style-name="P215"/>
          </table:table-cell>
          <table:covered-table-cell/>
          <table:table-cell table:style-name="Таблица27.f1" table:number-columns-spanned="3" office:value-type="string">
            <text:p text:style-name="P215"/>
          </table:table-cell>
          <table:covered-table-cell/>
          <table:covered-table-cell/>
          <table:table-cell table:style-name="Таблица27.f1" table:number-columns-spanned="4" office:value-type="string">
            <text:p text:style-name="P215"/>
          </table:table-cell>
          <table:covered-table-cell/>
          <table:covered-table-cell/>
          <table:covered-table-cell/>
          <table:table-cell table:style-name="Таблица27.f1" table:number-columns-spanned="4" office:value-type="string">
            <text:p text:style-name="P215"/>
          </table:table-cell>
          <table:covered-table-cell/>
          <table:covered-table-cell/>
          <table:covered-table-cell/>
          <table:table-cell table:style-name="Таблица27.f1" table:number-columns-spanned="2" office:value-type="string">
            <text:p text:style-name="P215"/>
          </table:table-cell>
          <table:covered-table-cell/>
          <table:table-cell table:style-name="Таблица27.f1" table:number-columns-spanned="2" office:value-type="string">
            <text:p text:style-name="P215"/>
          </table:table-cell>
          <table:covered-table-cell/>
          <table:table-cell table:style-name="Таблица27.f1" table:number-columns-spanned="3" office:value-type="string">
            <text:p text:style-name="P215"/>
          </table:table-cell>
          <table:covered-table-cell/>
          <table:covered-table-cell/>
          <table:table-cell table:style-name="Таблица27.f1" table:number-columns-spanned="4" office:value-type="string">
            <text:p text:style-name="P215"/>
          </table:table-cell>
          <table:covered-table-cell/>
          <table:covered-table-cell/>
          <table:covered-table-cell/>
          <table:table-cell table:style-name="Таблица27.f1" table:number-columns-spanned="3" office:value-type="string">
            <text:p text:style-name="P215"/>
          </table:table-cell>
          <table:covered-table-cell/>
          <table:covered-table-cell/>
          <table:table-cell table:style-name="Таблица27.r1" office:value-type="string">
            <text:p text:style-name="P215"/>
          </table:table-cell>
        </table:table-row>
        <table:table-row table:style-name="Таблица27.5">
          <table:table-cell table:style-name="Таблица27.f1" table:number-columns-spanned="23" office:value-type="string">
            <text:p text:style-name="P3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7.X5" table:number-columns-spanned="12" office:value-type="string">
            <text:p text:style-name="P3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7.j5" table:number-columns-spanned="8" office:value-type="string">
            <text:p text:style-name="P176">СМ3-92/МK-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7.r5" office:value-type="string">
            <text:p text:style-name="P392">6</text:p>
          </table:table-cell>
        </table:table-row>
        <table:table-row table:style-name="Таблица27.6">
          <table:table-cell table:style-name="Таблица27.f1" table:number-rows-spanned="3" table:number-columns-spanned="2" office:value-type="string">
            <text:p text:style-name="P215"/>
          </table:table-cell>
          <table:covered-table-cell/>
          <table:table-cell table:style-name="Таблица27.f1" table:number-columns-spanned="3" office:value-type="string">
            <text:p text:style-name="P215"/>
          </table:table-cell>
          <table:covered-table-cell/>
          <table:covered-table-cell/>
          <table:table-cell table:style-name="Таблица27.f1" table:number-columns-spanned="2" office:value-type="string">
            <text:p text:style-name="P215"/>
          </table:table-cell>
          <table:covered-table-cell/>
          <table:table-cell table:style-name="Таблица27.f1" table:number-columns-spanned="4" office:value-type="string">
            <text:p text:style-name="P215"/>
          </table:table-cell>
          <table:covered-table-cell/>
          <table:covered-table-cell/>
          <table:covered-table-cell/>
          <table:table-cell table:style-name="Таблица27.f1" table:number-columns-spanned="2" office:value-type="string">
            <text:p text:style-name="P215"/>
          </table:table-cell>
          <table:covered-table-cell/>
          <table:table-cell table:style-name="Таблица27.f1" office:value-type="string">
            <text:p text:style-name="P215"/>
          </table:table-cell>
          <table:table-cell table:style-name="Таблица27.f1" office:value-type="string">
            <text:p text:style-name="P215"/>
          </table:table-cell>
          <table:table-cell table:style-name="Таблица27.f1" table:number-columns-spanned="2" office:value-type="string">
            <text:p text:style-name="P215"/>
          </table:table-cell>
          <table:covered-table-cell/>
          <table:table-cell table:style-name="Таблица27.f1" table:number-columns-spanned="3" office:value-type="string">
            <text:p text:style-name="P215"/>
          </table:table-cell>
          <table:covered-table-cell/>
          <table:covered-table-cell/>
          <table:table-cell table:style-name="Таблица27.X5" table:number-columns-spanned="4" office:value-type="string">
            <text:p text:style-name="P295"/>
          </table:table-cell>
          <table:covered-table-cell/>
          <table:covered-table-cell/>
          <table:covered-table-cell/>
          <table:table-cell table:style-name="Таблица27.Y6" table:number-columns-spanned="4" office:value-type="string">
            <text:p text:style-name="P295"/>
          </table:table-cell>
          <table:covered-table-cell/>
          <table:covered-table-cell/>
          <table:covered-table-cell/>
          <table:table-cell table:style-name="Таблица27.c6" table:number-rows-spanned="3" table:number-columns-spanned="10" office:value-type="string">
            <text:p text:style-name="P15">СМ3-92-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7.m6" table:number-rows-spanned="3" table:number-columns-spanned="6" office:value-type="string">
            <text:p text:style-name="P4">СМ3-92/ТП-20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7.6">
          <table:covered-table-cell table:style-name="Таблица27.f1"/>
          <table:covered-table-cell/>
          <table:table-cell table:style-name="Таблица27.f1" table:number-columns-spanned="3" office:value-type="string">
            <text:p text:style-name="P215"/>
          </table:table-cell>
          <table:covered-table-cell/>
          <table:covered-table-cell/>
          <table:table-cell table:style-name="Таблица27.f1" table:number-columns-spanned="2" office:value-type="string">
            <text:p text:style-name="P272"/>
          </table:table-cell>
          <table:covered-table-cell/>
          <table:table-cell table:style-name="Таблица27.f1" table:number-columns-spanned="4" office:value-type="string">
            <text:p text:style-name="P215"/>
          </table:table-cell>
          <table:covered-table-cell/>
          <table:covered-table-cell/>
          <table:covered-table-cell/>
          <table:table-cell table:style-name="Таблица27.f1" table:number-columns-spanned="2" office:value-type="string">
            <text:p text:style-name="P386"/>
          </table:table-cell>
          <table:covered-table-cell/>
          <table:table-cell table:style-name="Таблица27.f1" office:value-type="string">
            <text:p text:style-name="P272"/>
          </table:table-cell>
          <table:table-cell table:style-name="Таблица27.f1" office:value-type="string">
            <text:p text:style-name="P215"/>
          </table:table-cell>
          <table:table-cell table:style-name="Таблица27.f1" table:number-columns-spanned="2" office:value-type="string">
            <text:p text:style-name="P215"/>
          </table:table-cell>
          <table:covered-table-cell/>
          <table:table-cell table:style-name="Таблица27.f1" table:number-columns-spanned="3" office:value-type="string">
            <text:p text:style-name="P215"/>
          </table:table-cell>
          <table:covered-table-cell/>
          <table:covered-table-cell/>
          <table:table-cell table:style-name="Таблица27.f1" table:number-columns-spanned="4" office:value-type="string">
            <text:p text:style-name="P215"/>
          </table:table-cell>
          <table:covered-table-cell/>
          <table:covered-table-cell/>
          <table:covered-table-cell/>
          <table:table-cell table:style-name="Таблица27.Y7" table:number-columns-spanned="4" office:value-type="string">
            <text:p text:style-name="P215"/>
          </table:table-cell>
          <table:covered-table-cell/>
          <table:covered-table-cell/>
          <table:covered-table-cell/>
          <table:covered-table-cell table:style-name="Таблица27.c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7.m6"/>
          <table:covered-table-cell/>
          <table:covered-table-cell/>
          <table:covered-table-cell/>
          <table:covered-table-cell/>
          <table:covered-table-cell/>
        </table:table-row>
        <table:table-row table:style-name="Таблица27.6">
          <table:covered-table-cell table:style-name="Таблица27.f1"/>
          <table:covered-table-cell/>
          <table:table-cell table:style-name="Таблица27.C8" table:number-columns-spanned="3" office:value-type="string">
            <text:p text:style-name="P247"/>
          </table:table-cell>
          <table:covered-table-cell/>
          <table:covered-table-cell/>
          <table:table-cell table:style-name="Таблица27.F8" table:number-columns-spanned="2" office:value-type="string">
            <text:p text:style-name="P248"/>
          </table:table-cell>
          <table:covered-table-cell/>
          <table:table-cell table:style-name="Таблица27.H8" table:number-columns-spanned="4" office:value-type="string">
            <text:p text:style-name="P249"/>
          </table:table-cell>
          <table:covered-table-cell/>
          <table:covered-table-cell/>
          <table:covered-table-cell/>
          <table:table-cell table:style-name="Таблица27.L8" table:number-columns-spanned="2" office:value-type="string">
            <text:p text:style-name="P247"/>
          </table:table-cell>
          <table:covered-table-cell/>
          <table:table-cell table:style-name="Таблица27.N8" office:value-type="string">
            <text:p text:style-name="P215"/>
          </table:table-cell>
          <table:table-cell table:style-name="Таблица27.O8" office:value-type="string">
            <text:p text:style-name="P215"/>
          </table:table-cell>
          <table:table-cell table:style-name="Таблица27.P8" table:number-columns-spanned="2" office:value-type="string">
            <text:p text:style-name="P215"/>
          </table:table-cell>
          <table:covered-table-cell/>
          <table:table-cell table:style-name="Таблица27.R8" table:number-columns-spanned="3" office:value-type="string">
            <text:p text:style-name="P215"/>
          </table:table-cell>
          <table:covered-table-cell/>
          <table:covered-table-cell/>
          <table:table-cell table:style-name="Таблица27.U8" table:number-columns-spanned="4" office:value-type="string">
            <text:p text:style-name="P215"/>
          </table:table-cell>
          <table:covered-table-cell/>
          <table:covered-table-cell/>
          <table:covered-table-cell/>
          <table:table-cell table:style-name="Таблица27.Y8" table:number-columns-spanned="4" office:value-type="string">
            <text:p text:style-name="P215"/>
          </table:table-cell>
          <table:covered-table-cell/>
          <table:covered-table-cell/>
          <table:covered-table-cell/>
          <table:covered-table-cell table:style-name="Таблица27.c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7.m6"/>
          <table:covered-table-cell/>
          <table:covered-table-cell/>
          <table:covered-table-cell/>
          <table:covered-table-cell/>
          <table:covered-table-cell/>
        </table:table-row>
        <table:table-row table:style-name="Таблица27.9">
          <table:table-cell table:style-name="Таблица27.A9" office:value-type="string">
            <text:p text:style-name="P179">А</text:p>
          </table:table-cell>
          <table:table-cell table:style-name="Таблица27.B9" table:number-columns-spanned="3" office:value-type="string">
            <text:p text:style-name="P285">Цех</text:p>
          </table:table-cell>
          <table:covered-table-cell/>
          <table:covered-table-cell/>
          <table:table-cell table:style-name="Таблица27.E9" table:number-columns-spanned="2" office:value-type="string">
            <text:p text:style-name="P286">Уч</text:p>
          </table:table-cell>
          <table:covered-table-cell/>
          <table:table-cell table:style-name="Таблица27.E9" table:number-columns-spanned="3" office:value-type="string">
            <text:p text:style-name="P286">РМ</text:p>
          </table:table-cell>
          <table:covered-table-cell/>
          <table:covered-table-cell/>
          <table:table-cell table:style-name="Таблица27.E9" office:value-type="string">
            <text:p text:style-name="P286">Опер</text:p>
          </table:table-cell>
          <table:table-cell table:style-name="Таблица27.E9" table:number-columns-spanned="9" office:value-type="string">
            <text:p text:style-name="P286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7.T9" table:number-columns-spanned="25" office:value-type="string">
            <text:p text:style-name="P286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7.9">
          <table:table-cell table:style-name="Таблица27.A9" office:value-type="string">
            <text:p text:style-name="P179">Б</text:p>
          </table:table-cell>
          <table:table-cell table:style-name="Таблица27.B10" table:number-columns-spanned="18" office:value-type="string">
            <text:p text:style-name="P286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7.T10" office:value-type="string">
            <text:p text:style-name="P286">СМ</text:p>
          </table:table-cell>
          <table:table-cell table:style-name="Таблица27.T10" table:number-columns-spanned="2" office:value-type="string">
            <text:p text:style-name="P286">Проф</text:p>
          </table:table-cell>
          <table:covered-table-cell/>
          <table:table-cell table:style-name="Таблица27.T10" table:number-columns-spanned="4" office:value-type="string">
            <text:p text:style-name="P286">Р</text:p>
          </table:table-cell>
          <table:covered-table-cell/>
          <table:covered-table-cell/>
          <table:covered-table-cell/>
          <table:table-cell table:style-name="Таблица27.T10" office:value-type="string">
            <text:p text:style-name="P286">УТ</text:p>
          </table:table-cell>
          <table:table-cell table:style-name="Таблица27.T10" table:number-columns-spanned="3" office:value-type="string">
            <text:p text:style-name="P286">КР</text:p>
          </table:table-cell>
          <table:covered-table-cell/>
          <table:covered-table-cell/>
          <table:table-cell table:style-name="Таблица27.T10" table:number-columns-spanned="2" office:value-type="string">
            <text:p text:style-name="P286">КОИД</text:p>
          </table:table-cell>
          <table:covered-table-cell/>
          <table:table-cell table:style-name="Таблица27.T10" table:number-columns-spanned="2" office:value-type="string">
            <text:p text:style-name="P286">ЕН</text:p>
          </table:table-cell>
          <table:covered-table-cell/>
          <table:table-cell table:style-name="Таблица27.T10" table:number-columns-spanned="4" office:value-type="string">
            <text:p text:style-name="P286">ОП</text:p>
          </table:table-cell>
          <table:covered-table-cell/>
          <table:covered-table-cell/>
          <table:covered-table-cell/>
          <table:table-cell table:style-name="Таблица27.T10" office:value-type="string">
            <text:p text:style-name="P286">Кшт</text:p>
          </table:table-cell>
          <table:table-cell table:style-name="Таблица27.T10" table:number-columns-spanned="2" office:value-type="string">
            <text:p text:style-name="P15"><text:span text:style-name="T121">Т</text:span><text:span text:style-name="T116">п.з.</text:span></text:p>
          </table:table-cell>
          <table:covered-table-cell/>
          <table:table-cell table:style-name="Таблица27.A9" table:number-columns-spanned="3" office:value-type="string">
            <text:p text:style-name="P15"><text:span text:style-name="T121">Т</text:span><text:span text:style-name="T116">шт.</text:span></text:p>
          </table:table-cell>
          <table:covered-table-cell/>
          <table:covered-table-cell/>
        </table:table-row>
        <table:table-row table:style-name="Таблица27.9">
          <table:table-cell table:style-name="Таблица27.T10" office:value-type="string">
            <text:p text:style-name="P179">К/М</text:p>
          </table:table-cell>
          <table:table-cell table:style-name="Таблица27.T9" table:number-columns-spanned="18" office:value-type="string">
            <text:p text:style-name="P286">Наименование детали, сб. единицы или материал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7.B10" table:number-columns-spanned="13" office:value-type="string">
            <text:p text:style-name="P286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7.g11" table:number-columns-spanned="2" office:value-type="string">
            <text:p text:style-name="P286">ОПП</text:p>
          </table:table-cell>
          <table:covered-table-cell/>
          <table:table-cell table:style-name="Таблица27.g11" table:number-columns-spanned="4" office:value-type="string">
            <text:p text:style-name="P286">ЕВ</text:p>
          </table:table-cell>
          <table:covered-table-cell/>
          <table:covered-table-cell/>
          <table:covered-table-cell/>
          <table:table-cell table:style-name="Таблица27.g11" office:value-type="string">
            <text:p text:style-name="P286">ЕН</text:p>
          </table:table-cell>
          <table:table-cell table:style-name="Таблица27.g11" table:number-columns-spanned="2" office:value-type="string">
            <text:p text:style-name="P286">КИ</text:p>
          </table:table-cell>
          <table:covered-table-cell/>
          <table:table-cell table:style-name="Таблица27.p11" table:number-columns-spanned="3" office:value-type="string">
            <text:p text:style-name="P286">Н. расх.</text:p>
          </table:table-cell>
          <table:covered-table-cell/>
          <table:covered-table-cell/>
        </table:table-row>
        <table:table-row table:style-name="Таблица27.12">
          <table:table-cell table:style-name="Таблица27.X5" office:value-type="string">
            <text:p text:style-name="P170"><text:s/>01</text:p>
          </table:table-cell>
          <table:table-cell table:style-name="Таблица27.r1" table:number-columns-spanned="43" office:value-type="string">
            <text:p text:style-name="P323"><text:span text:style-name="T175">разъедание дыхательных органов. Температура <text:s/></text:span><text:span text:style-name="T143">самовоспламенения- </text:span><text:span text:style-name="T144">128</text:span><text:span text:style-name="T143"> </text:span><text:span text:style-name="T171">º</text:span><text:span text:style-name="T143">С, </text:span><text:span text:style-name="T144">температура разложения плюс 50 <text:s/></text:span><text:span text:style-name="T171">º</text:span><text:span text:style-name="T143">С, 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7.12">
          <table:table-cell table:style-name="Таблица27.X5" office:value-type="string">
            <text:p text:style-name="P170">02</text:p>
          </table:table-cell>
          <table:table-cell table:style-name="Таблица27.r1" table:number-columns-spanned="43" office:value-type="string">
            <text:p text:style-name="P323"><text:span text:style-name="T144">максимально разовая ПДК -45 <text:s/></text:span><text:span text:style-name="T145">мг/м</text:span><text:span text:style-name="T170">3</text:span><text:span text:style-name="T145">. </text:span><text:span text:style-name="T146">К</text:span><text:span text:style-name="T147">ласс опасности </text:span><text:span text:style-name="T144">4</text:span><text:span text:style-name="T148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7.12">
          <table:table-cell table:style-name="Таблица27.X5" office:value-type="string">
            <text:p text:style-name="P170">03</text:p>
          </table:table-cell>
          <table:table-cell table:style-name="Таблица27.r1" table:number-columns-spanned="43" office:value-type="string">
            <text:p text:style-name="P323"><text:span text:style-name="T213"><text:s text:c="4"/>Аэросил или ко</text:span><text:span text:style-name="T211">велос порошкообразный материал, при работе с ним происходит выделение в воздух рабочей зоны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7.12">
          <table:table-cell table:style-name="Таблица27.X5" office:value-type="string">
            <text:p text:style-name="P170">04</text:p>
          </table:table-cell>
          <table:table-cell table:style-name="Таблица27.r1" table:number-columns-spanned="43" office:value-type="string">
            <text:p text:style-name="P321">стеклопыли. Стеклянная пыль вызывает заболевания органов дыхания и раздражает кожный покров. ПДК в воздух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7.12">
          <table:table-cell table:style-name="Таблица27.X5" office:value-type="string">
            <text:p text:style-name="P170">05</text:p>
          </table:table-cell>
          <table:table-cell table:style-name="Таблица27.r1" table:number-columns-spanned="43" office:value-type="string">
            <text:p text:style-name="P321"><text:span text:style-name="T206">р</text:span>абочей зоны м.р. -4 мг/м<text:span text:style-name="T4">3</text:span>, ПДК с.с.- 1 <text:span text:style-name="T236">мг/м</text:span><text:span text:style-name="T6">3 </text:span><text:span text:style-name="T236">. </text:span><text:span text:style-name="T237">К</text:span><text:span text:style-name="T210">ласс опасности </text:span><text:span text:style-name="T176">3</text:span><text:span text:style-name="T238">.</text:span>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7.12">
          <table:table-cell table:style-name="Таблица27.X5" office:value-type="string">
            <text:p text:style-name="P170">06</text:p>
          </table:table-cell>
          <table:table-cell table:style-name="Таблица27.r1" table:number-columns-spanned="43" office:value-type="string">
            <text:p text:style-name="P323"><text:span text:style-name="T212"><text:s text:c="4"/></text:span><text:span text:style-name="T214">Однокомпонентный эластичный полиуретановый герметик с высоким модулем упругости. Эластомерный материал,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7.12">
          <table:table-cell table:style-name="Таблица27.X5" office:value-type="string">
            <text:p text:style-name="P170">07</text:p>
          </table:table-cell>
          <table:table-cell table:style-name="Таблица27.r1" table:number-columns-spanned="43" office:value-type="string">
            <text:p text:style-name="P322">образующийся при отверждении, не предоставляет опасности. При работе с герметиком следует использовать перчатки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7.12">
          <table:table-cell table:style-name="Таблица27.X5" office:value-type="string">
            <text:p text:style-name="P170">08</text:p>
          </table:table-cell>
          <table:table-cell table:style-name="Таблица27.r1" table:number-columns-spanned="43" office:value-type="string">
            <text:p text:style-name="P323"><text:span text:style-name="T215"><text:s text:c="4"/></text:span><text:span text:style-name="T216">Работы по сборке </text:span><text:span text:style-name="T149">изделия</text:span><text:span text:style-name="T217"> </text:span><text:span text:style-name="T216">производить </text:span><text:span text:style-name="T217">при включенной приточно-вытяжной вентиляции и местным отсосом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7.12">
          <table:table-cell table:style-name="Таблица27.X5" office:value-type="string">
            <text:p text:style-name="P170">09</text:p>
          </table:table-cell>
          <table:table-cell table:style-name="Таблица27.r1" table:number-columns-spanned="43" office:value-type="string">
            <text:p text:style-name="P30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7.12">
          <table:table-cell table:style-name="Таблица27.X5" office:value-type="string">
            <text:p text:style-name="P170">10</text:p>
          </table:table-cell>
          <table:table-cell table:style-name="Таблица27.r1" table:number-columns-spanned="43" office:value-type="string">
            <text:p text:style-name="P30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7.12">
          <table:table-cell table:style-name="Таблица27.X5" office:value-type="string">
            <text:p text:style-name="P170">11</text:p>
          </table:table-cell>
          <table:table-cell table:style-name="Таблица27.r1" table:number-columns-spanned="43" office:value-type="string">
            <text:p text:style-name="P3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7.12">
          <table:table-cell table:style-name="Таблица27.X5" office:value-type="string">
            <text:p text:style-name="P170">12</text:p>
          </table:table-cell>
          <table:table-cell table:style-name="Таблица27.r1" table:number-columns-spanned="43" office:value-type="string">
            <text:p text:style-name="P30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7.12">
          <table:table-cell table:style-name="Таблица27.X5" office:value-type="string">
            <text:p text:style-name="P170">13</text:p>
          </table:table-cell>
          <table:table-cell table:style-name="Таблица27.r1" table:number-columns-spanned="43" office:value-type="string">
            <text:p text:style-name="P30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7.12">
          <table:table-cell table:style-name="Таблица27.X5" office:value-type="string">
            <text:p text:style-name="P170">14</text:p>
          </table:table-cell>
          <table:table-cell table:style-name="Таблица27.r1" table:number-columns-spanned="43" office:value-type="string">
            <text:p text:style-name="P3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7.12">
          <table:table-cell table:style-name="Таблица27.X5" office:value-type="string">
            <text:p text:style-name="P170">15</text:p>
          </table:table-cell>
          <table:table-cell table:style-name="Таблица27.r1" table:number-columns-spanned="43" office:value-type="string">
            <text:p text:style-name="P30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7.12">
          <table:table-cell table:style-name="Таблица27.X5" office:value-type="string">
            <text:p text:style-name="P170">16</text:p>
          </table:table-cell>
          <table:table-cell table:style-name="Таблица27.r1" table:number-columns-spanned="43" office:value-type="string">
            <text:p text:style-name="P3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7.28">
          <table:table-cell table:style-name="Таблица27.r5" office:value-type="string">
            <text:p text:style-name="P170">17</text:p>
          </table:table-cell>
          <table:table-cell table:style-name="Таблица27.B28" table:number-columns-spanned="43" office:value-type="string">
            <text:p text:style-name="P3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7.29">
          <table:table-cell table:style-name="Таблица27.A29" table:number-columns-spanned="3" office:value-type="string">
            <text:p text:style-name="P222">КТП</text:p>
          </table:table-cell>
          <table:covered-table-cell/>
          <table:covered-table-cell/>
          <table:table-cell table:style-name="Таблица27.A29" table:number-columns-spanned="34" office:value-type="string">
            <text:p text:style-name="P222">Карта технологического процес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7.A29" table:number-columns-spanned="5" office:value-type="string">
            <text:p text:style-name="P50"/>
          </table:table-cell>
          <table:covered-table-cell/>
          <table:covered-table-cell/>
          <table:covered-table-cell/>
          <table:covered-table-cell/>
          <table:table-cell table:style-name="Таблица27.q29" table:number-columns-spanned="2" office:value-type="string">
            <text:p text:style-name="P50"/>
          </table:table-cell>
          <table:covered-table-cell/>
        </table:table-row>
      </table:table>
      <text:p text:style-name="P139"><text:span text:style-name="T2"/></text:p>
      <text:p text:style-name="P139"><text:soft-page-break/><text:span text:style-name="T2">ГОСТ3.1118-82 Форма 1б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B"/>
        <table:table-column table:style-name="Таблица6.E"/>
        <table:table-column table:style-name="Таблица6.F"/>
        <table:table-column table:style-name="Таблица6.G"/>
        <table:table-column table:style-name="Таблица6.H"/>
        <table:table-column table:style-name="Таблица6.B"/>
        <table:table-column table:style-name="Таблица6.J"/>
        <table:table-column table:style-name="Таблица6.G"/>
        <table:table-column table:style-name="Таблица6.L"/>
        <table:table-column table:style-name="Таблица6.M"/>
        <table:table-column table:style-name="Таблица6.N"/>
        <table:table-column table:style-name="Таблица6.O"/>
        <table:table-column table:style-name="Таблица6.F"/>
        <table:table-column table:style-name="Таблица6.E"/>
        <table:table-column table:style-name="Таблица6.O"/>
        <table:table-column table:style-name="Таблица6.S"/>
        <table:table-column table:style-name="Таблица6.T"/>
        <table:table-column table:style-name="Таблица6.B"/>
        <table:table-column table:style-name="Таблица6.V"/>
        <table:table-column table:style-name="Таблица6.W"/>
        <table:table-column table:style-name="Таблица6.X"/>
        <table:table-column table:style-name="Таблица6.Y"/>
        <table:table-column table:style-name="Таблица6.Z"/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able:table-column table:style-name="Таблица6.h"/>
        <table:table-column table:style-name="Таблица6.B"/>
        <table:table-column table:style-name="Таблица6.G"/>
        <table:table-column table:style-name="Таблица6.k"/>
        <table:table-column table:style-name="Таблица6.l"/>
        <table:table-column table:style-name="Таблица6.m"/>
        <table:table-column table:style-name="Таблица6.n"/>
        <table:table-column table:style-name="Таблица6.o"/>
        <table:table-column table:style-name="Таблица6.p"/>
        <table:table-column table:style-name="Таблица6.q"/>
        <table:table-column table:style-name="Таблица6.r"/>
        <table:table-row table:style-name="Таблица6.1">
          <table:table-cell table:style-name="Таблица6.A1" table:number-columns-spanned="31" office:value-type="string">
            <text:p text:style-name="Table_20_Heading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f1" table:number-columns-spanned="2" office:value-type="string">
            <text:p text:style-name="P162"/>
          </table:table-cell>
          <table:covered-table-cell/>
          <table:table-cell table:style-name="Таблица6.f1" table:number-columns-spanned="3" office:value-type="string">
            <text:p text:style-name="P162"/>
          </table:table-cell>
          <table:covered-table-cell/>
          <table:covered-table-cell/>
          <table:table-cell table:style-name="Таблица6.f1" table:number-columns-spanned="4" office:value-type="string">
            <text:p text:style-name="P162"/>
          </table:table-cell>
          <table:covered-table-cell/>
          <table:covered-table-cell/>
          <table:covered-table-cell/>
          <table:table-cell table:style-name="Таблица6.f1" table:number-columns-spanned="3" office:value-type="string">
            <text:p text:style-name="P162"/>
          </table:table-cell>
          <table:covered-table-cell/>
          <table:covered-table-cell/>
          <table:table-cell table:style-name="Таблица6.r1" office:value-type="string">
            <text:p text:style-name="P162"/>
          </table:table-cell>
        </table:table-row>
        <table:table-row table:style-name="Таблица6.1">
          <table:table-cell table:style-name="Таблица6.f1" table:number-columns-spanned="3" office:value-type="string">
            <text:p text:style-name="P162">Дубл.</text:p>
          </table:table-cell>
          <table:covered-table-cell/>
          <table:covered-table-cell/>
          <table:table-cell table:style-name="Таблица6.f1" table:number-columns-spanned="5" office:value-type="string">
            <text:p text:style-name="P213"/>
          </table:table-cell>
          <table:covered-table-cell/>
          <table:covered-table-cell/>
          <table:covered-table-cell/>
          <table:covered-table-cell/>
          <table:table-cell table:style-name="Таблица6.f1" table:number-columns-spanned="3" office:value-type="string">
            <text:p text:style-name="P213"/>
          </table:table-cell>
          <table:covered-table-cell/>
          <table:covered-table-cell/>
          <table:table-cell table:style-name="Таблица6.f1" office:value-type="string">
            <text:p text:style-name="P213"/>
          </table:table-cell>
          <table:table-cell table:style-name="Таблица6.M2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6.Q2" table:number-columns-spanned="2" office:value-type="string">
            <text:p text:style-name="P213"/>
          </table:table-cell>
          <table:covered-table-cell/>
          <table:table-cell table:style-name="Таблица6.Q2" table:number-columns-spanned="3" office:value-type="string">
            <text:p text:style-name="P213"/>
          </table:table-cell>
          <table:covered-table-cell/>
          <table:covered-table-cell/>
          <table:table-cell table:style-name="Таблица6.Q2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6.Q2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6.Q2" table:number-columns-spanned="2" office:value-type="string">
            <text:p text:style-name="P213"/>
          </table:table-cell>
          <table:covered-table-cell/>
          <table:table-cell table:style-name="Таблица6.f1" table:number-columns-spanned="2" office:value-type="string">
            <text:p text:style-name="P213"/>
          </table:table-cell>
          <table:covered-table-cell/>
          <table:table-cell table:style-name="Таблица6.f1" table:number-columns-spanned="3" office:value-type="string">
            <text:p text:style-name="P213"/>
          </table:table-cell>
          <table:covered-table-cell/>
          <table:covered-table-cell/>
          <table:table-cell table:style-name="Таблица6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6.f1" table:number-columns-spanned="3" office:value-type="string">
            <text:p text:style-name="P213"/>
          </table:table-cell>
          <table:covered-table-cell/>
          <table:covered-table-cell/>
          <table:table-cell table:style-name="Таблица6.r1" office:value-type="string">
            <text:p text:style-name="P213"/>
          </table:table-cell>
        </table:table-row>
        <table:table-row table:style-name="Таблица6.1">
          <table:table-cell table:style-name="Таблица6.f1" table:number-columns-spanned="3" office:value-type="string">
            <text:p text:style-name="P162">Взам.</text:p>
          </table:table-cell>
          <table:covered-table-cell/>
          <table:covered-table-cell/>
          <table:table-cell table:style-name="Таблица6.f1" table:number-columns-spanned="5" office:value-type="string">
            <text:p text:style-name="P213"/>
          </table:table-cell>
          <table:covered-table-cell/>
          <table:covered-table-cell/>
          <table:covered-table-cell/>
          <table:covered-table-cell/>
          <table:table-cell table:style-name="Таблица6.f1" table:number-columns-spanned="3" office:value-type="string">
            <text:p text:style-name="P213"/>
          </table:table-cell>
          <table:covered-table-cell/>
          <table:covered-table-cell/>
          <table:table-cell table:style-name="Таблица6.f1" office:value-type="string">
            <text:p text:style-name="P213"/>
          </table:table-cell>
          <table:table-cell table:style-name="Таблица6.M3" table:number-rows-spanned="2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6.f1" table:number-columns-spanned="2" office:value-type="string">
            <text:p text:style-name="P213"/>
          </table:table-cell>
          <table:covered-table-cell/>
          <table:table-cell table:style-name="Таблица6.f1" table:number-columns-spanned="3" office:value-type="string">
            <text:p text:style-name="P213"/>
          </table:table-cell>
          <table:covered-table-cell/>
          <table:covered-table-cell/>
          <table:table-cell table:style-name="Таблица6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6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6.f1" table:number-columns-spanned="2" office:value-type="string">
            <text:p text:style-name="P213"/>
          </table:table-cell>
          <table:covered-table-cell/>
          <table:table-cell table:style-name="Таблица6.f1" table:number-columns-spanned="2" office:value-type="string">
            <text:p text:style-name="P213"/>
          </table:table-cell>
          <table:covered-table-cell/>
          <table:table-cell table:style-name="Таблица6.f1" table:number-columns-spanned="3" office:value-type="string">
            <text:p text:style-name="P213"/>
          </table:table-cell>
          <table:covered-table-cell/>
          <table:covered-table-cell/>
          <table:table-cell table:style-name="Таблица6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6.f1" table:number-columns-spanned="3" office:value-type="string">
            <text:p text:style-name="P213"/>
          </table:table-cell>
          <table:covered-table-cell/>
          <table:covered-table-cell/>
          <table:table-cell table:style-name="Таблица6.r1" office:value-type="string">
            <text:p text:style-name="P213"/>
          </table:table-cell>
        </table:table-row>
        <table:table-row table:style-name="Таблица6.1">
          <table:table-cell table:style-name="Таблица6.f1" table:number-columns-spanned="3" office:value-type="string">
            <text:p text:style-name="P162">Подл.</text:p>
          </table:table-cell>
          <table:covered-table-cell/>
          <table:covered-table-cell/>
          <table:table-cell table:style-name="Таблица6.f1" table:number-columns-spanned="5" office:value-type="string">
            <text:p text:style-name="P67"/>
          </table:table-cell>
          <table:covered-table-cell/>
          <table:covered-table-cell/>
          <table:covered-table-cell/>
          <table:covered-table-cell/>
          <table:table-cell table:style-name="Таблица6.f1" table:number-columns-spanned="3" office:value-type="string">
            <text:p text:style-name="P67"/>
          </table:table-cell>
          <table:covered-table-cell/>
          <table:covered-table-cell/>
          <table:table-cell table:style-name="Таблица6.f1" office:value-type="string">
            <text:p text:style-name="P147"/>
          </table:table-cell>
          <table:covered-table-cell table:style-name="Таблица6.M3"/>
          <table:covered-table-cell/>
          <table:covered-table-cell/>
          <table:covered-table-cell/>
          <table:table-cell table:style-name="Таблица6.f1" table:number-columns-spanned="2" office:value-type="string">
            <text:p text:style-name="P213"/>
          </table:table-cell>
          <table:covered-table-cell/>
          <table:table-cell table:style-name="Таблица6.f1" table:number-columns-spanned="3" office:value-type="string">
            <text:p text:style-name="P213"/>
          </table:table-cell>
          <table:covered-table-cell/>
          <table:covered-table-cell/>
          <table:table-cell table:style-name="Таблица6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6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6.f1" table:number-columns-spanned="2" office:value-type="string">
            <text:p text:style-name="P213"/>
          </table:table-cell>
          <table:covered-table-cell/>
          <table:table-cell table:style-name="Таблица6.f1" table:number-columns-spanned="2" office:value-type="string">
            <text:p text:style-name="P213"/>
          </table:table-cell>
          <table:covered-table-cell/>
          <table:table-cell table:style-name="Таблица6.f1" table:number-columns-spanned="3" office:value-type="string">
            <text:p text:style-name="P213"/>
          </table:table-cell>
          <table:covered-table-cell/>
          <table:covered-table-cell/>
          <table:table-cell table:style-name="Таблица6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6.f1" table:number-columns-spanned="3" office:value-type="string">
            <text:p text:style-name="P213"/>
          </table:table-cell>
          <table:covered-table-cell/>
          <table:covered-table-cell/>
          <table:table-cell table:style-name="Таблица6.r1" office:value-type="string">
            <text:p text:style-name="P213"/>
          </table:table-cell>
        </table:table-row>
        <table:table-row table:style-name="Таблица6.5">
          <table:table-cell table:style-name="Таблица6.f1" table:number-columns-spanned="23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X5" table:number-columns-spanned="12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j5" table:number-columns-spanned="8" office:value-type="string">
            <text:p text:style-name="P174">СМ3-92/МK-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r5" office:value-type="string">
            <text:p text:style-name="P392">7</text:p>
          </table:table-cell>
        </table:table-row>
        <table:table-row table:style-name="Таблица6.6">
          <table:table-cell table:style-name="Таблица6.f1" table:number-rows-spanned="3" table:number-columns-spanned="2" office:value-type="string">
            <text:p text:style-name="P213"/>
          </table:table-cell>
          <table:covered-table-cell/>
          <table:table-cell table:style-name="Таблица6.f1" table:number-columns-spanned="3" office:value-type="string">
            <text:p text:style-name="P213"/>
          </table:table-cell>
          <table:covered-table-cell/>
          <table:covered-table-cell/>
          <table:table-cell table:style-name="Таблица6.f1" table:number-columns-spanned="2" office:value-type="string">
            <text:p text:style-name="P213"/>
          </table:table-cell>
          <table:covered-table-cell/>
          <table:table-cell table:style-name="Таблица6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6.f1" table:number-columns-spanned="2" office:value-type="string">
            <text:p text:style-name="P213"/>
          </table:table-cell>
          <table:covered-table-cell/>
          <table:table-cell table:style-name="Таблица6.f1" office:value-type="string">
            <text:p text:style-name="P213"/>
          </table:table-cell>
          <table:table-cell table:style-name="Таблица6.f1" office:value-type="string">
            <text:p text:style-name="P213"/>
          </table:table-cell>
          <table:table-cell table:style-name="Таблица6.f1" table:number-columns-spanned="2" office:value-type="string">
            <text:p text:style-name="P213"/>
          </table:table-cell>
          <table:covered-table-cell/>
          <table:table-cell table:style-name="Таблица6.f1" table:number-columns-spanned="3" office:value-type="string">
            <text:p text:style-name="P213"/>
          </table:table-cell>
          <table:covered-table-cell/>
          <table:covered-table-cell/>
          <table:table-cell table:style-name="Таблица6.X5" table:number-columns-spanned="4" office:value-type="string">
            <text:p text:style-name="P293"/>
          </table:table-cell>
          <table:covered-table-cell/>
          <table:covered-table-cell/>
          <table:covered-table-cell/>
          <table:table-cell table:style-name="Таблица6.Y6" table:number-columns-spanned="4" office:value-type="string">
            <text:p text:style-name="P293"/>
          </table:table-cell>
          <table:covered-table-cell/>
          <table:covered-table-cell/>
          <table:covered-table-cell/>
          <table:table-cell table:style-name="Таблица6.c6" table:number-rows-spanned="3" table:number-columns-spanned="10" office:value-type="string">
            <text:p text:style-name="P13">СМ3-92-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m6" table:number-rows-spanned="3" table:number-columns-spanned="6" office:value-type="string">
            <text:p text:style-name="P2">СМ3-92/ТП-20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6">
          <table:covered-table-cell table:style-name="Таблица6.f1"/>
          <table:covered-table-cell/>
          <table:table-cell table:style-name="Таблица6.f1" table:number-columns-spanned="3" office:value-type="string">
            <text:p text:style-name="P213"/>
          </table:table-cell>
          <table:covered-table-cell/>
          <table:covered-table-cell/>
          <table:table-cell table:style-name="Таблица6.f1" table:number-columns-spanned="2" office:value-type="string">
            <text:p text:style-name="P266"/>
          </table:table-cell>
          <table:covered-table-cell/>
          <table:table-cell table:style-name="Таблица6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6.f1" table:number-columns-spanned="2" office:value-type="string">
            <text:p text:style-name="Standard"/>
          </table:table-cell>
          <table:covered-table-cell/>
          <table:table-cell table:style-name="Таблица6.f1" office:value-type="string">
            <text:p text:style-name="P266"/>
          </table:table-cell>
          <table:table-cell table:style-name="Таблица6.f1" office:value-type="string">
            <text:p text:style-name="P213"/>
          </table:table-cell>
          <table:table-cell table:style-name="Таблица6.f1" table:number-columns-spanned="2" office:value-type="string">
            <text:p text:style-name="P213"/>
          </table:table-cell>
          <table:covered-table-cell/>
          <table:table-cell table:style-name="Таблица6.f1" table:number-columns-spanned="3" office:value-type="string">
            <text:p text:style-name="P213"/>
          </table:table-cell>
          <table:covered-table-cell/>
          <table:covered-table-cell/>
          <table:table-cell table:style-name="Таблица6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6.Y7" table:number-columns-spanned="4" office:value-type="string">
            <text:p text:style-name="P213"/>
          </table:table-cell>
          <table:covered-table-cell/>
          <table:covered-table-cell/>
          <table:covered-table-cell/>
          <table:covered-table-cell table:style-name="Таблица6.c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6.m6"/>
          <table:covered-table-cell/>
          <table:covered-table-cell/>
          <table:covered-table-cell/>
          <table:covered-table-cell/>
          <table:covered-table-cell/>
        </table:table-row>
        <table:table-row table:style-name="Таблица6.6">
          <table:covered-table-cell table:style-name="Таблица6.f1"/>
          <table:covered-table-cell/>
          <table:table-cell table:style-name="Таблица6.C8" table:number-columns-spanned="3" office:value-type="string">
            <text:p text:style-name="P242"/>
          </table:table-cell>
          <table:covered-table-cell/>
          <table:covered-table-cell/>
          <table:table-cell table:style-name="Таблица6.F8" table:number-columns-spanned="2" office:value-type="string">
            <text:p text:style-name="P243"/>
          </table:table-cell>
          <table:covered-table-cell/>
          <table:table-cell table:style-name="Таблица6.H8" table:number-columns-spanned="4" office:value-type="string">
            <text:p text:style-name="P241"/>
          </table:table-cell>
          <table:covered-table-cell/>
          <table:covered-table-cell/>
          <table:covered-table-cell/>
          <table:table-cell table:style-name="Таблица6.L8" table:number-columns-spanned="2" office:value-type="string">
            <text:p text:style-name="P242"/>
          </table:table-cell>
          <table:covered-table-cell/>
          <table:table-cell table:style-name="Таблица6.N8" office:value-type="string">
            <text:p text:style-name="P213"/>
          </table:table-cell>
          <table:table-cell table:style-name="Таблица6.O8" office:value-type="string">
            <text:p text:style-name="P213"/>
          </table:table-cell>
          <table:table-cell table:style-name="Таблица6.P8" table:number-columns-spanned="2" office:value-type="string">
            <text:p text:style-name="P213"/>
          </table:table-cell>
          <table:covered-table-cell/>
          <table:table-cell table:style-name="Таблица6.R8" table:number-columns-spanned="3" office:value-type="string">
            <text:p text:style-name="P213"/>
          </table:table-cell>
          <table:covered-table-cell/>
          <table:covered-table-cell/>
          <table:table-cell table:style-name="Таблица6.U8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6.Y8" table:number-columns-spanned="4" office:value-type="string">
            <text:p text:style-name="P213"/>
          </table:table-cell>
          <table:covered-table-cell/>
          <table:covered-table-cell/>
          <table:covered-table-cell/>
          <table:covered-table-cell table:style-name="Таблица6.c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6.m6"/>
          <table:covered-table-cell/>
          <table:covered-table-cell/>
          <table:covered-table-cell/>
          <table:covered-table-cell/>
          <table:covered-table-cell/>
        </table:table-row>
        <table:table-row table:style-name="Таблица6.9">
          <table:table-cell table:style-name="Таблица6.A9" office:value-type="string">
            <text:p text:style-name="P177">А</text:p>
          </table:table-cell>
          <table:table-cell table:style-name="Таблица6.B9" table:number-columns-spanned="3" office:value-type="string">
            <text:p text:style-name="P281">Цех</text:p>
          </table:table-cell>
          <table:covered-table-cell/>
          <table:covered-table-cell/>
          <table:table-cell table:style-name="Таблица6.E9" table:number-columns-spanned="2" office:value-type="string">
            <text:p text:style-name="P282">Уч</text:p>
          </table:table-cell>
          <table:covered-table-cell/>
          <table:table-cell table:style-name="Таблица6.E9" table:number-columns-spanned="3" office:value-type="string">
            <text:p text:style-name="P282">РМ</text:p>
          </table:table-cell>
          <table:covered-table-cell/>
          <table:covered-table-cell/>
          <table:table-cell table:style-name="Таблица6.E9" office:value-type="string">
            <text:p text:style-name="P282">Опер</text:p>
          </table:table-cell>
          <table:table-cell table:style-name="Таблица6.E9" table:number-columns-spanned="9" office:value-type="string">
            <text:p text:style-name="P282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T9" table:number-columns-spanned="25" office:value-type="string">
            <text:p text:style-name="P282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9">
          <table:table-cell table:style-name="Таблица6.A9" office:value-type="string">
            <text:p text:style-name="P177">Б</text:p>
          </table:table-cell>
          <table:table-cell table:style-name="Таблица6.B10" table:number-columns-spanned="18" office:value-type="string">
            <text:p text:style-name="P282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T10" office:value-type="string">
            <text:p text:style-name="P282">СМ</text:p>
          </table:table-cell>
          <table:table-cell table:style-name="Таблица6.T10" table:number-columns-spanned="2" office:value-type="string">
            <text:p text:style-name="P282">Проф</text:p>
          </table:table-cell>
          <table:covered-table-cell/>
          <table:table-cell table:style-name="Таблица6.T10" table:number-columns-spanned="4" office:value-type="string">
            <text:p text:style-name="P282">Р</text:p>
          </table:table-cell>
          <table:covered-table-cell/>
          <table:covered-table-cell/>
          <table:covered-table-cell/>
          <table:table-cell table:style-name="Таблица6.T10" office:value-type="string">
            <text:p text:style-name="P282">УТ</text:p>
          </table:table-cell>
          <table:table-cell table:style-name="Таблица6.T10" table:number-columns-spanned="3" office:value-type="string">
            <text:p text:style-name="P282">КР</text:p>
          </table:table-cell>
          <table:covered-table-cell/>
          <table:covered-table-cell/>
          <table:table-cell table:style-name="Таблица6.T10" table:number-columns-spanned="2" office:value-type="string">
            <text:p text:style-name="P282">КОИД</text:p>
          </table:table-cell>
          <table:covered-table-cell/>
          <table:table-cell table:style-name="Таблица6.T10" table:number-columns-spanned="2" office:value-type="string">
            <text:p text:style-name="P282">ЕН</text:p>
          </table:table-cell>
          <table:covered-table-cell/>
          <table:table-cell table:style-name="Таблица6.T10" table:number-columns-spanned="4" office:value-type="string">
            <text:p text:style-name="P282">ОП</text:p>
          </table:table-cell>
          <table:covered-table-cell/>
          <table:covered-table-cell/>
          <table:covered-table-cell/>
          <table:table-cell table:style-name="Таблица6.T10" office:value-type="string">
            <text:p text:style-name="P282">Кшт</text:p>
          </table:table-cell>
          <table:table-cell table:style-name="Таблица6.T10" table:number-columns-spanned="2" office:value-type="string">
            <text:p text:style-name="P13"><text:span text:style-name="T121">Т</text:span><text:span text:style-name="T116">п.з.</text:span></text:p>
          </table:table-cell>
          <table:covered-table-cell/>
          <table:table-cell table:style-name="Таблица6.A9" table:number-columns-spanned="3" office:value-type="string">
            <text:p text:style-name="P13"><text:span text:style-name="T121">Т</text:span><text:span text:style-name="T116">шт.</text:span></text:p>
          </table:table-cell>
          <table:covered-table-cell/>
          <table:covered-table-cell/>
        </table:table-row>
        <table:table-row table:style-name="Таблица6.9">
          <table:table-cell table:style-name="Таблица6.T10" office:value-type="string">
            <text:p text:style-name="P177">К/М</text:p>
          </table:table-cell>
          <table:table-cell table:style-name="Таблица6.T9" table:number-columns-spanned="18" office:value-type="string">
            <text:p text:style-name="P282">Наименование детали, сб. единицы или материал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B10" table:number-columns-spanned="13" office:value-type="string">
            <text:p text:style-name="P282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g11" table:number-columns-spanned="2" office:value-type="string">
            <text:p text:style-name="P282">ОПП</text:p>
          </table:table-cell>
          <table:covered-table-cell/>
          <table:table-cell table:style-name="Таблица6.g11" table:number-columns-spanned="4" office:value-type="string">
            <text:p text:style-name="P282">ЕВ</text:p>
          </table:table-cell>
          <table:covered-table-cell/>
          <table:covered-table-cell/>
          <table:covered-table-cell/>
          <table:table-cell table:style-name="Таблица6.g11" office:value-type="string">
            <text:p text:style-name="P282">ЕН</text:p>
          </table:table-cell>
          <table:table-cell table:style-name="Таблица6.g11" table:number-columns-spanned="2" office:value-type="string">
            <text:p text:style-name="P282">КИ</text:p>
          </table:table-cell>
          <table:covered-table-cell/>
          <table:table-cell table:style-name="Таблица6.p11" table:number-columns-spanned="3" office:value-type="string">
            <text:p text:style-name="P282">Н. расх.</text:p>
          </table:table-cell>
          <table:covered-table-cell/>
          <table:covered-table-cell/>
        </table:table-row>
        <table:table-row table:style-name="Таблица6.12">
          <table:table-cell table:style-name="Таблица6.X5" office:value-type="string">
            <text:p text:style-name="P168"><text:s/>01</text:p>
          </table:table-cell>
          <table:table-cell table:style-name="Таблица6.r1" table:number-columns-spanned="43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2">
          <table:table-cell table:style-name="Таблица6.X5" office:value-type="string">
            <text:p text:style-name="P168">02</text:p>
          </table:table-cell>
          <table:table-cell table:style-name="Таблица6.r1" table:number-columns-spanned="43" office:value-type="string">
            <text:p text:style-name="P114">С целью обеспечения безопасных условий труда необходимо выполнять следующие требования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2">
          <table:table-cell table:style-name="Таблица6.X5" office:value-type="string">
            <text:p text:style-name="P168">03</text:p>
          </table:table-cell>
          <table:table-cell table:style-name="Таблица6.r1" table:number-columns-spanned="43" office:value-type="string">
            <text:p text:style-name="P114">- работать с включенной приточно-вытяжной вентиляцией;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2">
          <table:table-cell table:style-name="Таблица6.X5" office:value-type="string">
            <text:p text:style-name="P168">04</text:p>
          </table:table-cell>
          <table:table-cell table:style-name="Таблица6.r1" table:number-columns-spanned="43" office:value-type="string">
            <text:p text:style-name="P114">- рабочее место должно быть оборудовано местной вытяжной вентиляцией;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2">
          <table:table-cell table:style-name="Таблица6.X5" office:value-type="string">
            <text:p text:style-name="P168">05</text:p>
          </table:table-cell>
          <table:table-cell table:style-name="Таблица6.r1" table:number-columns-spanned="43" office:value-type="string">
            <text:p text:style-name="P114">- каждый рабочий должен быть обеспечен спецодеждой, спецобувью и средствами индивидуальной защиты согласно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2">
          <table:table-cell table:style-name="Таблица6.X5" office:value-type="string">
            <text:p text:style-name="P168">06</text:p>
          </table:table-cell>
          <table:table-cell table:style-name="Таблица6.r1" table:number-columns-spanned="43" office:value-type="string">
            <text:p text:style-name="Standard">«Нормам бесплатной выдачи СИЗ …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2">
          <table:table-cell table:style-name="Таблица6.X5" office:value-type="string">
            <text:p text:style-name="P168">07</text:p>
          </table:table-cell>
          <table:table-cell table:style-name="Таблица6.r1" table:number-columns-spanned="43" office:value-type="string">
            <text:p text:style-name="P193">При раскрое стекломатериалов для защиты органов дыхания от стеклопыли использовать респиратор для защиты о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2">
          <table:table-cell table:style-name="Таблица6.X5" office:value-type="string">
            <text:p text:style-name="P168">08</text:p>
          </table:table-cell>
          <table:table-cell table:style-name="Таблица6.r1" table:number-columns-spanned="43" office:value-type="string">
            <text:p text:style-name="Standard">аэрозолей класс защиты <text:span text:style-name="T122">FFP</text:span>2 ГОСТ 12.4.294-2015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2">
          <table:table-cell table:style-name="Таблица6.X5" office:value-type="string">
            <text:p text:style-name="P168">09</text:p>
          </table:table-cell>
          <table:table-cell table:style-name="Таблица6.r1" table:number-columns-spanned="43" office:value-type="string">
            <text:p text:style-name="P42">При работе со связующим и его компонентами, смазками, растворителями для защиты глаз использовать защитны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2">
          <table:table-cell table:style-name="Таблица6.X5" office:value-type="string">
            <text:p text:style-name="P168">10</text:p>
          </table:table-cell>
          <table:table-cell table:style-name="Таблица6.r1" table:number-columns-spanned="43" office:value-type="string">
            <text:p text:style-name="P194"><text:span text:style-name="T117">очки ГОСТ 12.4.253-2013, для защиты органов дыхания от органических газов и паров использовать </text:span>полумаск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2">
          <table:table-cell table:style-name="Таблица6.X5" office:value-type="string">
            <text:p text:style-name="P168">11</text:p>
          </table:table-cell>
          <table:table-cell table:style-name="Таблица6.r1" table:number-columns-spanned="43" office:value-type="string">
            <text:p text:style-name="P194">ГОСТ 12.4.244-2013 с комбинированным фильтром А1Р2 ГОСТ 12.4.235-2019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2">
          <table:table-cell table:style-name="Таблица6.X5" office:value-type="string">
            <text:p text:style-name="P168">12</text:p>
          </table:table-cell>
          <table:table-cell table:style-name="Таблица6.r1" table:number-columns-spanned="43" office:value-type="string">
            <text:p text:style-name="P42">Для защиты кожи рук работать в перчатках резиновых или в перчатках из полимерных материалов, по завершении работ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2">
          <table:table-cell table:style-name="Таблица6.X5" office:value-type="string">
            <text:p text:style-name="P168">13</text:p>
          </table:table-cell>
          <table:table-cell table:style-name="Таблица6.r1" table:number-columns-spanned="43" office:value-type="string">
            <text:p text:style-name="P39">наносить восстанавливающий, регенерирующий крем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2">
          <table:table-cell table:style-name="Таблица6.X5" office:value-type="string">
            <text:p text:style-name="P168">14</text:p>
          </table:table-cell>
          <table:table-cell table:style-name="Таблица6.r1" table:number-columns-spanned="43" office:value-type="string">
            <text:p text:style-name="P114">На рабочем месте ЛВЖ и ГЖ должны находиться в емкостях с герметично закрывающимися крышками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2">
          <table:table-cell table:style-name="Таблица6.X5" office:value-type="string">
            <text:p text:style-name="P168">15</text:p>
          </table:table-cell>
          <table:table-cell table:style-name="Таблица6.r1" table:number-columns-spanned="43" office:value-type="string">
            <text:p text:style-name="P114">Получать ЛВЖ и ГЖ следует в соответствии с материальными нормативами, исходя из сменной потребности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2">
          <table:table-cell table:style-name="Таблица6.X5" office:value-type="string">
            <text:p text:style-name="P168">16</text:p>
          </table:table-cell>
          <table:table-cell table:style-name="Таблица6.r1" table:number-columns-spanned="43" office:value-type="string">
            <text:p text:style-name="P114">Смолу хранить в защищенном от влаги и света прохладном месте, при температуре не ниже 0 <text:span text:style-name="T4">0</text:span>С и не выше плюс 25 <text:span text:style-name="T4">0</text:span>С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28">
          <table:table-cell table:style-name="Таблица6.r5" office:value-type="string">
            <text:p text:style-name="P168">17</text:p>
          </table:table-cell>
          <table:table-cell table:style-name="Таблица6.B28" table:number-columns-spanned="43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29">
          <table:table-cell table:style-name="Таблица6.A29" table:number-columns-spanned="3" office:value-type="string">
            <text:p text:style-name="P220">КТП</text:p>
          </table:table-cell>
          <table:covered-table-cell/>
          <table:covered-table-cell/>
          <table:table-cell table:style-name="Таблица6.A29" table:number-columns-spanned="34" office:value-type="string">
            <text:p text:style-name="P220">Карта технологического процес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29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  <table:table-cell table:style-name="Таблица6.q29" table:number-columns-spanned="2" office:value-type="string">
            <text:p text:style-name="P48"/>
          </table:table-cell>
          <table:covered-table-cell/>
        </table:table-row>
      </table:table>
      <text:p text:style-name="P61"/>
      <text:p text:style-name="P133"><text:soft-page-break/><text:span text:style-name="T2">ГОСТ3.1118-82 Форма 1б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B"/>
        <table:table-column table:style-name="Таблица7.E"/>
        <table:table-column table:style-name="Таблица7.F"/>
        <table:table-column table:style-name="Таблица7.G"/>
        <table:table-column table:style-name="Таблица7.H"/>
        <table:table-column table:style-name="Таблица7.B"/>
        <table:table-column table:style-name="Таблица7.J"/>
        <table:table-column table:style-name="Таблица7.G"/>
        <table:table-column table:style-name="Таблица7.L"/>
        <table:table-column table:style-name="Таблица7.M"/>
        <table:table-column table:style-name="Таблица7.N"/>
        <table:table-column table:style-name="Таблица7.O"/>
        <table:table-column table:style-name="Таблица7.F"/>
        <table:table-column table:style-name="Таблица7.E"/>
        <table:table-column table:style-name="Таблица7.O"/>
        <table:table-column table:style-name="Таблица7.S"/>
        <table:table-column table:style-name="Таблица7.T"/>
        <table:table-column table:style-name="Таблица7.B"/>
        <table:table-column table:style-name="Таблица7.V"/>
        <table:table-column table:style-name="Таблица7.W"/>
        <table:table-column table:style-name="Таблица7.X"/>
        <table:table-column table:style-name="Таблица7.Y"/>
        <table:table-column table:style-name="Таблица7.Z"/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column table:style-name="Таблица7.f"/>
        <table:table-column table:style-name="Таблица7.g"/>
        <table:table-column table:style-name="Таблица7.h"/>
        <table:table-column table:style-name="Таблица7.B"/>
        <table:table-column table:style-name="Таблица7.G"/>
        <table:table-column table:style-name="Таблица7.k"/>
        <table:table-column table:style-name="Таблица7.l"/>
        <table:table-column table:style-name="Таблица7.m"/>
        <table:table-column table:style-name="Таблица7.n"/>
        <table:table-column table:style-name="Таблица7.o"/>
        <table:table-column table:style-name="Таблица7.p"/>
        <table:table-column table:style-name="Таблица7.q"/>
        <table:table-column table:style-name="Таблица7.r"/>
        <table:table-row table:style-name="Таблица7.1">
          <table:table-cell table:style-name="Таблица7.A1" table:number-columns-spanned="31" office:value-type="string">
            <text:p text:style-name="Table_20_Heading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f1" table:number-columns-spanned="2" office:value-type="string">
            <text:p text:style-name="P162"/>
          </table:table-cell>
          <table:covered-table-cell/>
          <table:table-cell table:style-name="Таблица7.f1" table:number-columns-spanned="3" office:value-type="string">
            <text:p text:style-name="P162"/>
          </table:table-cell>
          <table:covered-table-cell/>
          <table:covered-table-cell/>
          <table:table-cell table:style-name="Таблица7.f1" table:number-columns-spanned="4" office:value-type="string">
            <text:p text:style-name="P162"/>
          </table:table-cell>
          <table:covered-table-cell/>
          <table:covered-table-cell/>
          <table:covered-table-cell/>
          <table:table-cell table:style-name="Таблица7.f1" table:number-columns-spanned="3" office:value-type="string">
            <text:p text:style-name="P162"/>
          </table:table-cell>
          <table:covered-table-cell/>
          <table:covered-table-cell/>
          <table:table-cell table:style-name="Таблица7.r1" office:value-type="string">
            <text:p text:style-name="P162"/>
          </table:table-cell>
        </table:table-row>
        <table:table-row table:style-name="Таблица7.1">
          <table:table-cell table:style-name="Таблица7.f1" table:number-columns-spanned="3" office:value-type="string">
            <text:p text:style-name="P162">Дубл.</text:p>
          </table:table-cell>
          <table:covered-table-cell/>
          <table:covered-table-cell/>
          <table:table-cell table:style-name="Таблица7.f1" table:number-columns-spanned="5" office:value-type="string">
            <text:p text:style-name="P213"/>
          </table:table-cell>
          <table:covered-table-cell/>
          <table:covered-table-cell/>
          <table:covered-table-cell/>
          <table:covered-table-cell/>
          <table:table-cell table:style-name="Таблица7.f1" table:number-columns-spanned="3" office:value-type="string">
            <text:p text:style-name="P213"/>
          </table:table-cell>
          <table:covered-table-cell/>
          <table:covered-table-cell/>
          <table:table-cell table:style-name="Таблица7.f1" office:value-type="string">
            <text:p text:style-name="P213"/>
          </table:table-cell>
          <table:table-cell table:style-name="Таблица7.M2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7.Q2" table:number-columns-spanned="2" office:value-type="string">
            <text:p text:style-name="P213"/>
          </table:table-cell>
          <table:covered-table-cell/>
          <table:table-cell table:style-name="Таблица7.Q2" table:number-columns-spanned="3" office:value-type="string">
            <text:p text:style-name="P213"/>
          </table:table-cell>
          <table:covered-table-cell/>
          <table:covered-table-cell/>
          <table:table-cell table:style-name="Таблица7.Q2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7.Q2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7.Q2" table:number-columns-spanned="2" office:value-type="string">
            <text:p text:style-name="P213"/>
          </table:table-cell>
          <table:covered-table-cell/>
          <table:table-cell table:style-name="Таблица7.f1" table:number-columns-spanned="2" office:value-type="string">
            <text:p text:style-name="P213"/>
          </table:table-cell>
          <table:covered-table-cell/>
          <table:table-cell table:style-name="Таблица7.f1" table:number-columns-spanned="3" office:value-type="string">
            <text:p text:style-name="P213"/>
          </table:table-cell>
          <table:covered-table-cell/>
          <table:covered-table-cell/>
          <table:table-cell table:style-name="Таблица7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7.f1" table:number-columns-spanned="3" office:value-type="string">
            <text:p text:style-name="P213"/>
          </table:table-cell>
          <table:covered-table-cell/>
          <table:covered-table-cell/>
          <table:table-cell table:style-name="Таблица7.r1" office:value-type="string">
            <text:p text:style-name="P213"/>
          </table:table-cell>
        </table:table-row>
        <table:table-row table:style-name="Таблица7.1">
          <table:table-cell table:style-name="Таблица7.f1" table:number-columns-spanned="3" office:value-type="string">
            <text:p text:style-name="P162">Взам.</text:p>
          </table:table-cell>
          <table:covered-table-cell/>
          <table:covered-table-cell/>
          <table:table-cell table:style-name="Таблица7.f1" table:number-columns-spanned="5" office:value-type="string">
            <text:p text:style-name="P213"/>
          </table:table-cell>
          <table:covered-table-cell/>
          <table:covered-table-cell/>
          <table:covered-table-cell/>
          <table:covered-table-cell/>
          <table:table-cell table:style-name="Таблица7.f1" table:number-columns-spanned="3" office:value-type="string">
            <text:p text:style-name="P213"/>
          </table:table-cell>
          <table:covered-table-cell/>
          <table:covered-table-cell/>
          <table:table-cell table:style-name="Таблица7.f1" office:value-type="string">
            <text:p text:style-name="P213"/>
          </table:table-cell>
          <table:table-cell table:style-name="Таблица7.M3" table:number-rows-spanned="2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7.f1" table:number-columns-spanned="2" office:value-type="string">
            <text:p text:style-name="P213"/>
          </table:table-cell>
          <table:covered-table-cell/>
          <table:table-cell table:style-name="Таблица7.f1" table:number-columns-spanned="3" office:value-type="string">
            <text:p text:style-name="P213"/>
          </table:table-cell>
          <table:covered-table-cell/>
          <table:covered-table-cell/>
          <table:table-cell table:style-name="Таблица7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7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7.f1" table:number-columns-spanned="2" office:value-type="string">
            <text:p text:style-name="P213"/>
          </table:table-cell>
          <table:covered-table-cell/>
          <table:table-cell table:style-name="Таблица7.f1" table:number-columns-spanned="2" office:value-type="string">
            <text:p text:style-name="P213"/>
          </table:table-cell>
          <table:covered-table-cell/>
          <table:table-cell table:style-name="Таблица7.f1" table:number-columns-spanned="3" office:value-type="string">
            <text:p text:style-name="P213"/>
          </table:table-cell>
          <table:covered-table-cell/>
          <table:covered-table-cell/>
          <table:table-cell table:style-name="Таблица7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7.f1" table:number-columns-spanned="3" office:value-type="string">
            <text:p text:style-name="P213"/>
          </table:table-cell>
          <table:covered-table-cell/>
          <table:covered-table-cell/>
          <table:table-cell table:style-name="Таблица7.r1" office:value-type="string">
            <text:p text:style-name="P213"/>
          </table:table-cell>
        </table:table-row>
        <table:table-row table:style-name="Таблица7.1">
          <table:table-cell table:style-name="Таблица7.f1" table:number-columns-spanned="3" office:value-type="string">
            <text:p text:style-name="P162">Подл.</text:p>
          </table:table-cell>
          <table:covered-table-cell/>
          <table:covered-table-cell/>
          <table:table-cell table:style-name="Таблица7.f1" table:number-columns-spanned="5" office:value-type="string">
            <text:p text:style-name="P67"/>
          </table:table-cell>
          <table:covered-table-cell/>
          <table:covered-table-cell/>
          <table:covered-table-cell/>
          <table:covered-table-cell/>
          <table:table-cell table:style-name="Таблица7.f1" table:number-columns-spanned="3" office:value-type="string">
            <text:p text:style-name="P67"/>
          </table:table-cell>
          <table:covered-table-cell/>
          <table:covered-table-cell/>
          <table:table-cell table:style-name="Таблица7.f1" office:value-type="string">
            <text:p text:style-name="P147"/>
          </table:table-cell>
          <table:covered-table-cell table:style-name="Таблица7.M3"/>
          <table:covered-table-cell/>
          <table:covered-table-cell/>
          <table:covered-table-cell/>
          <table:table-cell table:style-name="Таблица7.f1" table:number-columns-spanned="2" office:value-type="string">
            <text:p text:style-name="P213"/>
          </table:table-cell>
          <table:covered-table-cell/>
          <table:table-cell table:style-name="Таблица7.f1" table:number-columns-spanned="3" office:value-type="string">
            <text:p text:style-name="P213"/>
          </table:table-cell>
          <table:covered-table-cell/>
          <table:covered-table-cell/>
          <table:table-cell table:style-name="Таблица7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7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7.f1" table:number-columns-spanned="2" office:value-type="string">
            <text:p text:style-name="P213"/>
          </table:table-cell>
          <table:covered-table-cell/>
          <table:table-cell table:style-name="Таблица7.f1" table:number-columns-spanned="2" office:value-type="string">
            <text:p text:style-name="P213"/>
          </table:table-cell>
          <table:covered-table-cell/>
          <table:table-cell table:style-name="Таблица7.f1" table:number-columns-spanned="3" office:value-type="string">
            <text:p text:style-name="P213"/>
          </table:table-cell>
          <table:covered-table-cell/>
          <table:covered-table-cell/>
          <table:table-cell table:style-name="Таблица7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7.f1" table:number-columns-spanned="3" office:value-type="string">
            <text:p text:style-name="P213"/>
          </table:table-cell>
          <table:covered-table-cell/>
          <table:covered-table-cell/>
          <table:table-cell table:style-name="Таблица7.r1" office:value-type="string">
            <text:p text:style-name="P213"/>
          </table:table-cell>
        </table:table-row>
        <table:table-row table:style-name="Таблица7.5">
          <table:table-cell table:style-name="Таблица7.f1" table:number-columns-spanned="23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X5" table:number-columns-spanned="12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j5" table:number-columns-spanned="8" office:value-type="string">
            <text:p text:style-name="P174">СМ3-92/МK-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r5" office:value-type="string">
            <text:p text:style-name="P392">8</text:p>
          </table:table-cell>
        </table:table-row>
        <table:table-row table:style-name="Таблица7.6">
          <table:table-cell table:style-name="Таблица7.f1" table:number-rows-spanned="3" table:number-columns-spanned="2" office:value-type="string">
            <text:p text:style-name="P213"/>
          </table:table-cell>
          <table:covered-table-cell/>
          <table:table-cell table:style-name="Таблица7.f1" table:number-columns-spanned="3" office:value-type="string">
            <text:p text:style-name="P213"/>
          </table:table-cell>
          <table:covered-table-cell/>
          <table:covered-table-cell/>
          <table:table-cell table:style-name="Таблица7.f1" table:number-columns-spanned="2" office:value-type="string">
            <text:p text:style-name="P213"/>
          </table:table-cell>
          <table:covered-table-cell/>
          <table:table-cell table:style-name="Таблица7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7.f1" table:number-columns-spanned="2" office:value-type="string">
            <text:p text:style-name="P213"/>
          </table:table-cell>
          <table:covered-table-cell/>
          <table:table-cell table:style-name="Таблица7.f1" office:value-type="string">
            <text:p text:style-name="P213"/>
          </table:table-cell>
          <table:table-cell table:style-name="Таблица7.f1" office:value-type="string">
            <text:p text:style-name="P213"/>
          </table:table-cell>
          <table:table-cell table:style-name="Таблица7.f1" table:number-columns-spanned="2" office:value-type="string">
            <text:p text:style-name="P213"/>
          </table:table-cell>
          <table:covered-table-cell/>
          <table:table-cell table:style-name="Таблица7.f1" table:number-columns-spanned="3" office:value-type="string">
            <text:p text:style-name="P213"/>
          </table:table-cell>
          <table:covered-table-cell/>
          <table:covered-table-cell/>
          <table:table-cell table:style-name="Таблица7.X5" table:number-columns-spanned="4" office:value-type="string">
            <text:p text:style-name="P293"/>
          </table:table-cell>
          <table:covered-table-cell/>
          <table:covered-table-cell/>
          <table:covered-table-cell/>
          <table:table-cell table:style-name="Таблица7.Y6" table:number-columns-spanned="4" office:value-type="string">
            <text:p text:style-name="P293"/>
          </table:table-cell>
          <table:covered-table-cell/>
          <table:covered-table-cell/>
          <table:covered-table-cell/>
          <table:table-cell table:style-name="Таблица7.c6" table:number-rows-spanned="3" table:number-columns-spanned="10" office:value-type="string">
            <text:p text:style-name="P13">СМ3-92-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m6" table:number-rows-spanned="3" table:number-columns-spanned="6" office:value-type="string">
            <text:p text:style-name="P2">СМ3-92/ТП-20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7.6">
          <table:covered-table-cell table:style-name="Таблица7.f1"/>
          <table:covered-table-cell/>
          <table:table-cell table:style-name="Таблица7.f1" table:number-columns-spanned="3" office:value-type="string">
            <text:p text:style-name="P213"/>
          </table:table-cell>
          <table:covered-table-cell/>
          <table:covered-table-cell/>
          <table:table-cell table:style-name="Таблица7.f1" table:number-columns-spanned="2" office:value-type="string">
            <text:p text:style-name="P266"/>
          </table:table-cell>
          <table:covered-table-cell/>
          <table:table-cell table:style-name="Таблица7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7.f1" table:number-columns-spanned="2" office:value-type="string">
            <text:p text:style-name="Standard"/>
          </table:table-cell>
          <table:covered-table-cell/>
          <table:table-cell table:style-name="Таблица7.f1" office:value-type="string">
            <text:p text:style-name="P266"/>
          </table:table-cell>
          <table:table-cell table:style-name="Таблица7.f1" office:value-type="string">
            <text:p text:style-name="P213"/>
          </table:table-cell>
          <table:table-cell table:style-name="Таблица7.f1" table:number-columns-spanned="2" office:value-type="string">
            <text:p text:style-name="P213"/>
          </table:table-cell>
          <table:covered-table-cell/>
          <table:table-cell table:style-name="Таблица7.f1" table:number-columns-spanned="3" office:value-type="string">
            <text:p text:style-name="P213"/>
          </table:table-cell>
          <table:covered-table-cell/>
          <table:covered-table-cell/>
          <table:table-cell table:style-name="Таблица7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7.Y7" table:number-columns-spanned="4" office:value-type="string">
            <text:p text:style-name="P213"/>
          </table:table-cell>
          <table:covered-table-cell/>
          <table:covered-table-cell/>
          <table:covered-table-cell/>
          <table:covered-table-cell table:style-name="Таблица7.c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7.m6"/>
          <table:covered-table-cell/>
          <table:covered-table-cell/>
          <table:covered-table-cell/>
          <table:covered-table-cell/>
          <table:covered-table-cell/>
        </table:table-row>
        <table:table-row table:style-name="Таблица7.6">
          <table:covered-table-cell table:style-name="Таблица7.f1"/>
          <table:covered-table-cell/>
          <table:table-cell table:style-name="Таблица7.C8" table:number-columns-spanned="3" office:value-type="string">
            <text:p text:style-name="P242"/>
          </table:table-cell>
          <table:covered-table-cell/>
          <table:covered-table-cell/>
          <table:table-cell table:style-name="Таблица7.F8" table:number-columns-spanned="2" office:value-type="string">
            <text:p text:style-name="P243"/>
          </table:table-cell>
          <table:covered-table-cell/>
          <table:table-cell table:style-name="Таблица7.H8" table:number-columns-spanned="4" office:value-type="string">
            <text:p text:style-name="P241"/>
          </table:table-cell>
          <table:covered-table-cell/>
          <table:covered-table-cell/>
          <table:covered-table-cell/>
          <table:table-cell table:style-name="Таблица7.L8" table:number-columns-spanned="2" office:value-type="string">
            <text:p text:style-name="P242"/>
          </table:table-cell>
          <table:covered-table-cell/>
          <table:table-cell table:style-name="Таблица7.N8" office:value-type="string">
            <text:p text:style-name="P213"/>
          </table:table-cell>
          <table:table-cell table:style-name="Таблица7.O8" office:value-type="string">
            <text:p text:style-name="P213"/>
          </table:table-cell>
          <table:table-cell table:style-name="Таблица7.P8" table:number-columns-spanned="2" office:value-type="string">
            <text:p text:style-name="P213"/>
          </table:table-cell>
          <table:covered-table-cell/>
          <table:table-cell table:style-name="Таблица7.R8" table:number-columns-spanned="3" office:value-type="string">
            <text:p text:style-name="P213"/>
          </table:table-cell>
          <table:covered-table-cell/>
          <table:covered-table-cell/>
          <table:table-cell table:style-name="Таблица7.U8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7.Y8" table:number-columns-spanned="4" office:value-type="string">
            <text:p text:style-name="P213"/>
          </table:table-cell>
          <table:covered-table-cell/>
          <table:covered-table-cell/>
          <table:covered-table-cell/>
          <table:covered-table-cell table:style-name="Таблица7.c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7.m6"/>
          <table:covered-table-cell/>
          <table:covered-table-cell/>
          <table:covered-table-cell/>
          <table:covered-table-cell/>
          <table:covered-table-cell/>
        </table:table-row>
        <table:table-row table:style-name="Таблица7.9">
          <table:table-cell table:style-name="Таблица7.A9" office:value-type="string">
            <text:p text:style-name="P177">А</text:p>
          </table:table-cell>
          <table:table-cell table:style-name="Таблица7.B9" table:number-columns-spanned="3" office:value-type="string">
            <text:p text:style-name="P281">Цех</text:p>
          </table:table-cell>
          <table:covered-table-cell/>
          <table:covered-table-cell/>
          <table:table-cell table:style-name="Таблица7.E9" table:number-columns-spanned="2" office:value-type="string">
            <text:p text:style-name="P282">Уч</text:p>
          </table:table-cell>
          <table:covered-table-cell/>
          <table:table-cell table:style-name="Таблица7.E9" table:number-columns-spanned="3" office:value-type="string">
            <text:p text:style-name="P282">РМ</text:p>
          </table:table-cell>
          <table:covered-table-cell/>
          <table:covered-table-cell/>
          <table:table-cell table:style-name="Таблица7.E9" office:value-type="string">
            <text:p text:style-name="P282">Опер</text:p>
          </table:table-cell>
          <table:table-cell table:style-name="Таблица7.E9" table:number-columns-spanned="9" office:value-type="string">
            <text:p text:style-name="P282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T9" table:number-columns-spanned="25" office:value-type="string">
            <text:p text:style-name="P282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9">
          <table:table-cell table:style-name="Таблица7.A9" office:value-type="string">
            <text:p text:style-name="P177">Б</text:p>
          </table:table-cell>
          <table:table-cell table:style-name="Таблица7.B10" table:number-columns-spanned="18" office:value-type="string">
            <text:p text:style-name="P282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T10" office:value-type="string">
            <text:p text:style-name="P282">СМ</text:p>
          </table:table-cell>
          <table:table-cell table:style-name="Таблица7.T10" table:number-columns-spanned="2" office:value-type="string">
            <text:p text:style-name="P282">Проф</text:p>
          </table:table-cell>
          <table:covered-table-cell/>
          <table:table-cell table:style-name="Таблица7.T10" table:number-columns-spanned="4" office:value-type="string">
            <text:p text:style-name="P282">Р</text:p>
          </table:table-cell>
          <table:covered-table-cell/>
          <table:covered-table-cell/>
          <table:covered-table-cell/>
          <table:table-cell table:style-name="Таблица7.T10" office:value-type="string">
            <text:p text:style-name="P282">УТ</text:p>
          </table:table-cell>
          <table:table-cell table:style-name="Таблица7.T10" table:number-columns-spanned="3" office:value-type="string">
            <text:p text:style-name="P282">КР</text:p>
          </table:table-cell>
          <table:covered-table-cell/>
          <table:covered-table-cell/>
          <table:table-cell table:style-name="Таблица7.T10" table:number-columns-spanned="2" office:value-type="string">
            <text:p text:style-name="P282">КОИД</text:p>
          </table:table-cell>
          <table:covered-table-cell/>
          <table:table-cell table:style-name="Таблица7.T10" table:number-columns-spanned="2" office:value-type="string">
            <text:p text:style-name="P282">ЕН</text:p>
          </table:table-cell>
          <table:covered-table-cell/>
          <table:table-cell table:style-name="Таблица7.T10" table:number-columns-spanned="4" office:value-type="string">
            <text:p text:style-name="P282">ОП</text:p>
          </table:table-cell>
          <table:covered-table-cell/>
          <table:covered-table-cell/>
          <table:covered-table-cell/>
          <table:table-cell table:style-name="Таблица7.T10" office:value-type="string">
            <text:p text:style-name="P282">Кшт</text:p>
          </table:table-cell>
          <table:table-cell table:style-name="Таблица7.T10" table:number-columns-spanned="2" office:value-type="string">
            <text:p text:style-name="P13"><text:span text:style-name="T121">Т</text:span><text:span text:style-name="T116">п.з.</text:span></text:p>
          </table:table-cell>
          <table:covered-table-cell/>
          <table:table-cell table:style-name="Таблица7.A9" table:number-columns-spanned="3" office:value-type="string">
            <text:p text:style-name="P13"><text:span text:style-name="T121">Т</text:span><text:span text:style-name="T116">шт.</text:span></text:p>
          </table:table-cell>
          <table:covered-table-cell/>
          <table:covered-table-cell/>
        </table:table-row>
        <table:table-row table:style-name="Таблица7.9">
          <table:table-cell table:style-name="Таблица7.T10" office:value-type="string">
            <text:p text:style-name="P177">К/М</text:p>
          </table:table-cell>
          <table:table-cell table:style-name="Таблица7.T9" table:number-columns-spanned="18" office:value-type="string">
            <text:p text:style-name="P282">Наименование детали, сб. единицы или материал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B10" table:number-columns-spanned="13" office:value-type="string">
            <text:p text:style-name="P282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g11" table:number-columns-spanned="2" office:value-type="string">
            <text:p text:style-name="P282">ОПП</text:p>
          </table:table-cell>
          <table:covered-table-cell/>
          <table:table-cell table:style-name="Таблица7.g11" table:number-columns-spanned="4" office:value-type="string">
            <text:p text:style-name="P282">ЕВ</text:p>
          </table:table-cell>
          <table:covered-table-cell/>
          <table:covered-table-cell/>
          <table:covered-table-cell/>
          <table:table-cell table:style-name="Таблица7.g11" office:value-type="string">
            <text:p text:style-name="P282">ЕН</text:p>
          </table:table-cell>
          <table:table-cell table:style-name="Таблица7.g11" table:number-columns-spanned="2" office:value-type="string">
            <text:p text:style-name="P282">КИ</text:p>
          </table:table-cell>
          <table:covered-table-cell/>
          <table:table-cell table:style-name="Таблица7.p11" table:number-columns-spanned="3" office:value-type="string">
            <text:p text:style-name="P282">Н. расх.</text:p>
          </table:table-cell>
          <table:covered-table-cell/>
          <table:covered-table-cell/>
        </table:table-row>
        <table:table-row table:style-name="Таблица7.12">
          <table:table-cell table:style-name="Таблица7.X5" office:value-type="string">
            <text:p text:style-name="P168"><text:s/>01</text:p>
          </table:table-cell>
          <table:table-cell table:style-name="Таблица7.r1" table:number-columns-spanned="43" office:value-type="string">
            <text:p text:style-name="P19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2">
          <table:table-cell table:style-name="Таблица7.X5" office:value-type="string">
            <text:p text:style-name="P168">02</text:p>
          </table:table-cell>
          <table:table-cell table:style-name="Таблица7.r1" table:number-columns-spanned="43" office:value-type="string">
            <text:p text:style-name="P114">Запрещается сливать остатки инициатора в исходную тару из-за возможности быстрого разложения (при налич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2">
          <table:table-cell table:style-name="Таблица7.X5" office:value-type="string">
            <text:p text:style-name="P168">03</text:p>
          </table:table-cell>
          <table:table-cell table:style-name="Таблица7.r1" table:number-columns-spanned="43" office:value-type="string">
            <text:p text:style-name="Standard">примесей) с выделением кислорода, что может привести к самовоспламенению, особенно при температуре выше плюс 60 <text:span text:style-name="T4">0</text:span>С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2">
          <table:table-cell table:style-name="Таблица7.X5" office:value-type="string">
            <text:p text:style-name="P168">04</text:p>
          </table:table-cell>
          <table:table-cell table:style-name="Таблица7.r1" table:number-columns-spanned="43" office:value-type="string">
            <text:p text:style-name="P114">Не допускается применение (возникновение) открытого огня, искрение, курение на рабочих местах и в складах хране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2">
          <table:table-cell table:style-name="Таблица7.X5" office:value-type="string">
            <text:p text:style-name="P168">05</text:p>
          </table:table-cell>
          <table:table-cell table:style-name="Таблица7.r1" table:number-columns-spanned="43" office:value-type="string">
            <text:p text:style-name="Standard">ЛВЖ и ГЖ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2">
          <table:table-cell table:style-name="Таблица7.X5" office:value-type="string">
            <text:p text:style-name="P168">06</text:p>
          </table:table-cell>
          <table:table-cell table:style-name="Таблица7.r1" table:number-columns-spanned="43" office:value-type="string">
            <text:p text:style-name="P114">В случае разлива химикатов место разлива засыпать песком, песок убрать лопатой из неискрящего материала в тару дл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2">
          <table:table-cell table:style-name="Таблица7.X5" office:value-type="string">
            <text:p text:style-name="P168">07</text:p>
          </table:table-cell>
          <table:table-cell table:style-name="Таблица7.r1" table:number-columns-spanned="43" office:value-type="string">
            <text:p text:style-name="Standard">отходов СПР-10429 или СПР-10429/02, затем проветрить помещение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2">
          <table:table-cell table:style-name="Таблица7.X5" office:value-type="string">
            <text:p text:style-name="P168">08</text:p>
          </table:table-cell>
          <table:table-cell table:style-name="Таблица7.r1" table:number-columns-spanned="43" office:value-type="string">
            <text:p text:style-name="P115">При попадании на кожу связующего и его компонентов <text:span text:style-name="T117">необходимо удалить его ватным тампоном, смоченным спирто-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2">
          <table:table-cell table:style-name="Таблица7.X5" office:value-type="string">
            <text:p text:style-name="P168">09</text:p>
          </table:table-cell>
          <table:table-cell table:style-name="Таблица7.r1" table:number-columns-spanned="43" office:value-type="string">
            <text:p text:style-name="P122">глицериновой смесью, затем тщательно промыть кожу теплой водой с мылом. Не допускается применение никаки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2">
          <table:table-cell table:style-name="Таблица7.X5" office:value-type="string">
            <text:p text:style-name="P168">10</text:p>
          </table:table-cell>
          <table:table-cell table:style-name="Таблица7.r1" table:number-columns-spanned="43" office:value-type="string">
            <text:p text:style-name="P39">растворителей, кроме спирто-глицериновой смеси для очистки кожи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2">
          <table:table-cell table:style-name="Таблица7.X5" office:value-type="string">
            <text:p text:style-name="P168">11</text:p>
          </table:table-cell>
          <table:table-cell table:style-name="Таблица7.r1" table:number-columns-spanned="43" office:value-type="string">
            <text:p text:style-name="P114">При возгорании смолы или компонентов связующего использовать сухой песок, землю, асбестовое одеяло, порошковы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2">
          <table:table-cell table:style-name="Таблица7.X5" office:value-type="string">
            <text:p text:style-name="P168">12</text:p>
          </table:table-cell>
          <table:table-cell table:style-name="Таблица7.r1" table:number-columns-spanned="43" office:value-type="string">
            <text:p text:style-name="Standard">огнетушитель ОП-8(3); углекислотные огнетушители марок ОУ-8. При тушении инициатора (ПМЭК, Бутанокс) допускаетс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2">
          <table:table-cell table:style-name="Таблица7.X5" office:value-type="string">
            <text:p text:style-name="P168">13</text:p>
          </table:table-cell>
          <table:table-cell table:style-name="Таблица7.r1" table:number-columns-spanned="43" office:value-type="string">
            <text:p text:style-name="Standard">применять огнетушители марок ОПУ-8. В начальной стадии использовать большое количество воды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2">
          <table:table-cell table:style-name="Таблица7.X5" office:value-type="string">
            <text:p text:style-name="P168">14</text:p>
          </table:table-cell>
          <table:table-cell table:style-name="Таблица7.r1" table:number-columns-spanned="43" office:value-type="string">
            <text:p text:style-name="P302">Запрещается держать руки перед острием ножа или ножниц при раскрое и обрезке материалов. Резать материалы только 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2">
          <table:table-cell table:style-name="Таблица7.X5" office:value-type="string">
            <text:p text:style-name="P168">15</text:p>
          </table:table-cell>
          <table:table-cell table:style-name="Таблица7.r1" table:number-columns-spanned="43" office:value-type="string">
            <text:p text:style-name="P301">направлении от себя. Нож должен соответствовать требованиям КД, быть хорошо заточенным, иметь надежную рукоятку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2">
          <table:table-cell table:style-name="Таблица7.X5" office:value-type="string">
            <text:p text:style-name="P168">16</text:p>
          </table:table-cell>
          <table:table-cell table:style-name="Таблица7.r1" table:number-columns-spanned="43" office:value-type="string">
            <text:p text:style-name="P30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28">
          <table:table-cell table:style-name="Таблица7.r5" office:value-type="string">
            <text:p text:style-name="P168">17</text:p>
          </table:table-cell>
          <table:table-cell table:style-name="Таблица7.B28" table:number-columns-spanned="43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29">
          <table:table-cell table:style-name="Таблица7.A29" table:number-columns-spanned="3" office:value-type="string">
            <text:p text:style-name="P220">КТП</text:p>
          </table:table-cell>
          <table:covered-table-cell/>
          <table:covered-table-cell/>
          <table:table-cell table:style-name="Таблица7.A29" table:number-columns-spanned="34" office:value-type="string">
            <text:p text:style-name="P220">Карта технологического процес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A29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  <table:table-cell table:style-name="Таблица7.q29" table:number-columns-spanned="2" office:value-type="string">
            <text:p text:style-name="P48"/>
          </table:table-cell>
          <table:covered-table-cell/>
        </table:table-row>
      </table:table>
      <text:p text:style-name="P61"/>
      <text:p text:style-name="P139"><text:soft-page-break/><text:span text:style-name="T2">ГОСТ3.1118-82 Форма 1б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B"/>
        <table:table-column table:style-name="Таблица8.E"/>
        <table:table-column table:style-name="Таблица8.F"/>
        <table:table-column table:style-name="Таблица8.G"/>
        <table:table-column table:style-name="Таблица8.H"/>
        <table:table-column table:style-name="Таблица8.B"/>
        <table:table-column table:style-name="Таблица8.J"/>
        <table:table-column table:style-name="Таблица8.G"/>
        <table:table-column table:style-name="Таблица8.L"/>
        <table:table-column table:style-name="Таблица8.M"/>
        <table:table-column table:style-name="Таблица8.N"/>
        <table:table-column table:style-name="Таблица8.O"/>
        <table:table-column table:style-name="Таблица8.F"/>
        <table:table-column table:style-name="Таблица8.E"/>
        <table:table-column table:style-name="Таблица8.O"/>
        <table:table-column table:style-name="Таблица8.S"/>
        <table:table-column table:style-name="Таблица8.T"/>
        <table:table-column table:style-name="Таблица8.B"/>
        <table:table-column table:style-name="Таблица8.V"/>
        <table:table-column table:style-name="Таблица8.W"/>
        <table:table-column table:style-name="Таблица8.X"/>
        <table:table-column table:style-name="Таблица8.Y"/>
        <table:table-column table:style-name="Таблица8.Z"/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/>
        <table:table-column table:style-name="Таблица8.g"/>
        <table:table-column table:style-name="Таблица8.h"/>
        <table:table-column table:style-name="Таблица8.B"/>
        <table:table-column table:style-name="Таблица8.G"/>
        <table:table-column table:style-name="Таблица8.k"/>
        <table:table-column table:style-name="Таблица8.l"/>
        <table:table-column table:style-name="Таблица8.m"/>
        <table:table-column table:style-name="Таблица8.n"/>
        <table:table-column table:style-name="Таблица8.o"/>
        <table:table-column table:style-name="Таблица8.p"/>
        <table:table-column table:style-name="Таблица8.q"/>
        <table:table-column table:style-name="Таблица8.r"/>
        <table:table-row table:style-name="Таблица8.1">
          <table:table-cell table:style-name="Таблица8.A1" table:number-columns-spanned="31" office:value-type="string">
            <text:p text:style-name="Table_20_Heading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f1" table:number-columns-spanned="2" office:value-type="string">
            <text:p text:style-name="P162"/>
          </table:table-cell>
          <table:covered-table-cell/>
          <table:table-cell table:style-name="Таблица8.f1" table:number-columns-spanned="3" office:value-type="string">
            <text:p text:style-name="P162"/>
          </table:table-cell>
          <table:covered-table-cell/>
          <table:covered-table-cell/>
          <table:table-cell table:style-name="Таблица8.f1" table:number-columns-spanned="4" office:value-type="string">
            <text:p text:style-name="P162"/>
          </table:table-cell>
          <table:covered-table-cell/>
          <table:covered-table-cell/>
          <table:covered-table-cell/>
          <table:table-cell table:style-name="Таблица8.f1" table:number-columns-spanned="3" office:value-type="string">
            <text:p text:style-name="P162"/>
          </table:table-cell>
          <table:covered-table-cell/>
          <table:covered-table-cell/>
          <table:table-cell table:style-name="Таблица8.r1" office:value-type="string">
            <text:p text:style-name="P162"/>
          </table:table-cell>
        </table:table-row>
        <table:table-row table:style-name="Таблица8.1">
          <table:table-cell table:style-name="Таблица8.f1" table:number-columns-spanned="3" office:value-type="string">
            <text:p text:style-name="P162">Дубл.</text:p>
          </table:table-cell>
          <table:covered-table-cell/>
          <table:covered-table-cell/>
          <table:table-cell table:style-name="Таблица8.f1" table:number-columns-spanned="5" office:value-type="string">
            <text:p text:style-name="P213"/>
          </table:table-cell>
          <table:covered-table-cell/>
          <table:covered-table-cell/>
          <table:covered-table-cell/>
          <table:covered-table-cell/>
          <table:table-cell table:style-name="Таблица8.f1" table:number-columns-spanned="3" office:value-type="string">
            <text:p text:style-name="P213"/>
          </table:table-cell>
          <table:covered-table-cell/>
          <table:covered-table-cell/>
          <table:table-cell table:style-name="Таблица8.f1" office:value-type="string">
            <text:p text:style-name="P213"/>
          </table:table-cell>
          <table:table-cell table:style-name="Таблица8.M2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8.Q2" table:number-columns-spanned="2" office:value-type="string">
            <text:p text:style-name="P213"/>
          </table:table-cell>
          <table:covered-table-cell/>
          <table:table-cell table:style-name="Таблица8.Q2" table:number-columns-spanned="3" office:value-type="string">
            <text:p text:style-name="P213"/>
          </table:table-cell>
          <table:covered-table-cell/>
          <table:covered-table-cell/>
          <table:table-cell table:style-name="Таблица8.Q2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8.Q2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8.Q2" table:number-columns-spanned="2" office:value-type="string">
            <text:p text:style-name="P213"/>
          </table:table-cell>
          <table:covered-table-cell/>
          <table:table-cell table:style-name="Таблица8.f1" table:number-columns-spanned="2" office:value-type="string">
            <text:p text:style-name="P213"/>
          </table:table-cell>
          <table:covered-table-cell/>
          <table:table-cell table:style-name="Таблица8.f1" table:number-columns-spanned="3" office:value-type="string">
            <text:p text:style-name="P213"/>
          </table:table-cell>
          <table:covered-table-cell/>
          <table:covered-table-cell/>
          <table:table-cell table:style-name="Таблица8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8.f1" table:number-columns-spanned="3" office:value-type="string">
            <text:p text:style-name="P213"/>
          </table:table-cell>
          <table:covered-table-cell/>
          <table:covered-table-cell/>
          <table:table-cell table:style-name="Таблица8.r1" office:value-type="string">
            <text:p text:style-name="P213"/>
          </table:table-cell>
        </table:table-row>
        <table:table-row table:style-name="Таблица8.1">
          <table:table-cell table:style-name="Таблица8.f1" table:number-columns-spanned="3" office:value-type="string">
            <text:p text:style-name="P162">Взам.</text:p>
          </table:table-cell>
          <table:covered-table-cell/>
          <table:covered-table-cell/>
          <table:table-cell table:style-name="Таблица8.f1" table:number-columns-spanned="5" office:value-type="string">
            <text:p text:style-name="P213"/>
          </table:table-cell>
          <table:covered-table-cell/>
          <table:covered-table-cell/>
          <table:covered-table-cell/>
          <table:covered-table-cell/>
          <table:table-cell table:style-name="Таблица8.f1" table:number-columns-spanned="3" office:value-type="string">
            <text:p text:style-name="P213"/>
          </table:table-cell>
          <table:covered-table-cell/>
          <table:covered-table-cell/>
          <table:table-cell table:style-name="Таблица8.f1" office:value-type="string">
            <text:p text:style-name="P213"/>
          </table:table-cell>
          <table:table-cell table:style-name="Таблица8.M3" table:number-rows-spanned="2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8.f1" table:number-columns-spanned="2" office:value-type="string">
            <text:p text:style-name="P213"/>
          </table:table-cell>
          <table:covered-table-cell/>
          <table:table-cell table:style-name="Таблица8.f1" table:number-columns-spanned="3" office:value-type="string">
            <text:p text:style-name="P213"/>
          </table:table-cell>
          <table:covered-table-cell/>
          <table:covered-table-cell/>
          <table:table-cell table:style-name="Таблица8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8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8.f1" table:number-columns-spanned="2" office:value-type="string">
            <text:p text:style-name="P213"/>
          </table:table-cell>
          <table:covered-table-cell/>
          <table:table-cell table:style-name="Таблица8.f1" table:number-columns-spanned="2" office:value-type="string">
            <text:p text:style-name="P213"/>
          </table:table-cell>
          <table:covered-table-cell/>
          <table:table-cell table:style-name="Таблица8.f1" table:number-columns-spanned="3" office:value-type="string">
            <text:p text:style-name="P213"/>
          </table:table-cell>
          <table:covered-table-cell/>
          <table:covered-table-cell/>
          <table:table-cell table:style-name="Таблица8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8.f1" table:number-columns-spanned="3" office:value-type="string">
            <text:p text:style-name="P213"/>
          </table:table-cell>
          <table:covered-table-cell/>
          <table:covered-table-cell/>
          <table:table-cell table:style-name="Таблица8.r1" office:value-type="string">
            <text:p text:style-name="P213"/>
          </table:table-cell>
        </table:table-row>
        <table:table-row table:style-name="Таблица8.1">
          <table:table-cell table:style-name="Таблица8.f1" table:number-columns-spanned="3" office:value-type="string">
            <text:p text:style-name="P162">Подл.</text:p>
          </table:table-cell>
          <table:covered-table-cell/>
          <table:covered-table-cell/>
          <table:table-cell table:style-name="Таблица8.f1" table:number-columns-spanned="5" office:value-type="string">
            <text:p text:style-name="P67"/>
          </table:table-cell>
          <table:covered-table-cell/>
          <table:covered-table-cell/>
          <table:covered-table-cell/>
          <table:covered-table-cell/>
          <table:table-cell table:style-name="Таблица8.f1" table:number-columns-spanned="3" office:value-type="string">
            <text:p text:style-name="P67"/>
          </table:table-cell>
          <table:covered-table-cell/>
          <table:covered-table-cell/>
          <table:table-cell table:style-name="Таблица8.f1" office:value-type="string">
            <text:p text:style-name="P147"/>
          </table:table-cell>
          <table:covered-table-cell table:style-name="Таблица8.M3"/>
          <table:covered-table-cell/>
          <table:covered-table-cell/>
          <table:covered-table-cell/>
          <table:table-cell table:style-name="Таблица8.f1" table:number-columns-spanned="2" office:value-type="string">
            <text:p text:style-name="P213"/>
          </table:table-cell>
          <table:covered-table-cell/>
          <table:table-cell table:style-name="Таблица8.f1" table:number-columns-spanned="3" office:value-type="string">
            <text:p text:style-name="P213"/>
          </table:table-cell>
          <table:covered-table-cell/>
          <table:covered-table-cell/>
          <table:table-cell table:style-name="Таблица8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8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8.f1" table:number-columns-spanned="2" office:value-type="string">
            <text:p text:style-name="P213"/>
          </table:table-cell>
          <table:covered-table-cell/>
          <table:table-cell table:style-name="Таблица8.f1" table:number-columns-spanned="2" office:value-type="string">
            <text:p text:style-name="P213"/>
          </table:table-cell>
          <table:covered-table-cell/>
          <table:table-cell table:style-name="Таблица8.f1" table:number-columns-spanned="3" office:value-type="string">
            <text:p text:style-name="P213"/>
          </table:table-cell>
          <table:covered-table-cell/>
          <table:covered-table-cell/>
          <table:table-cell table:style-name="Таблица8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8.f1" table:number-columns-spanned="3" office:value-type="string">
            <text:p text:style-name="P213"/>
          </table:table-cell>
          <table:covered-table-cell/>
          <table:covered-table-cell/>
          <table:table-cell table:style-name="Таблица8.r1" office:value-type="string">
            <text:p text:style-name="P213"/>
          </table:table-cell>
        </table:table-row>
        <table:table-row table:style-name="Таблица8.5">
          <table:table-cell table:style-name="Таблица8.f1" table:number-columns-spanned="23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X5" table:number-columns-spanned="12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j5" table:number-columns-spanned="8" office:value-type="string">
            <text:p text:style-name="P174">СМ3-92/МK-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r5" office:value-type="string">
            <text:p text:style-name="P392">9</text:p>
          </table:table-cell>
        </table:table-row>
        <table:table-row table:style-name="Таблица8.6">
          <table:table-cell table:style-name="Таблица8.f1" table:number-rows-spanned="3" table:number-columns-spanned="2" office:value-type="string">
            <text:p text:style-name="P213"/>
          </table:table-cell>
          <table:covered-table-cell/>
          <table:table-cell table:style-name="Таблица8.f1" table:number-columns-spanned="3" office:value-type="string">
            <text:p text:style-name="P213"/>
          </table:table-cell>
          <table:covered-table-cell/>
          <table:covered-table-cell/>
          <table:table-cell table:style-name="Таблица8.f1" table:number-columns-spanned="2" office:value-type="string">
            <text:p text:style-name="P213"/>
          </table:table-cell>
          <table:covered-table-cell/>
          <table:table-cell table:style-name="Таблица8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8.f1" table:number-columns-spanned="2" office:value-type="string">
            <text:p text:style-name="P213"/>
          </table:table-cell>
          <table:covered-table-cell/>
          <table:table-cell table:style-name="Таблица8.f1" office:value-type="string">
            <text:p text:style-name="P213"/>
          </table:table-cell>
          <table:table-cell table:style-name="Таблица8.f1" office:value-type="string">
            <text:p text:style-name="P213"/>
          </table:table-cell>
          <table:table-cell table:style-name="Таблица8.f1" table:number-columns-spanned="2" office:value-type="string">
            <text:p text:style-name="P213"/>
          </table:table-cell>
          <table:covered-table-cell/>
          <table:table-cell table:style-name="Таблица8.f1" table:number-columns-spanned="3" office:value-type="string">
            <text:p text:style-name="P213"/>
          </table:table-cell>
          <table:covered-table-cell/>
          <table:covered-table-cell/>
          <table:table-cell table:style-name="Таблица8.X5" table:number-columns-spanned="4" office:value-type="string">
            <text:p text:style-name="P293"/>
          </table:table-cell>
          <table:covered-table-cell/>
          <table:covered-table-cell/>
          <table:covered-table-cell/>
          <table:table-cell table:style-name="Таблица8.Y6" table:number-columns-spanned="4" office:value-type="string">
            <text:p text:style-name="P293"/>
          </table:table-cell>
          <table:covered-table-cell/>
          <table:covered-table-cell/>
          <table:covered-table-cell/>
          <table:table-cell table:style-name="Таблица8.c6" table:number-rows-spanned="3" table:number-columns-spanned="10" office:value-type="string">
            <text:p text:style-name="P13">СМ3-92-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m6" table:number-rows-spanned="3" table:number-columns-spanned="6" office:value-type="string">
            <text:p text:style-name="P2">СМ3-92/ТП-20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8.6">
          <table:covered-table-cell table:style-name="Таблица8.f1"/>
          <table:covered-table-cell/>
          <table:table-cell table:style-name="Таблица8.f1" table:number-columns-spanned="3" office:value-type="string">
            <text:p text:style-name="P213"/>
          </table:table-cell>
          <table:covered-table-cell/>
          <table:covered-table-cell/>
          <table:table-cell table:style-name="Таблица8.f1" table:number-columns-spanned="2" office:value-type="string">
            <text:p text:style-name="P266"/>
          </table:table-cell>
          <table:covered-table-cell/>
          <table:table-cell table:style-name="Таблица8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8.f1" table:number-columns-spanned="2" office:value-type="string">
            <text:p text:style-name="Standard"/>
          </table:table-cell>
          <table:covered-table-cell/>
          <table:table-cell table:style-name="Таблица8.f1" office:value-type="string">
            <text:p text:style-name="P266"/>
          </table:table-cell>
          <table:table-cell table:style-name="Таблица8.f1" office:value-type="string">
            <text:p text:style-name="P213"/>
          </table:table-cell>
          <table:table-cell table:style-name="Таблица8.f1" table:number-columns-spanned="2" office:value-type="string">
            <text:p text:style-name="P213"/>
          </table:table-cell>
          <table:covered-table-cell/>
          <table:table-cell table:style-name="Таблица8.f1" table:number-columns-spanned="3" office:value-type="string">
            <text:p text:style-name="P213"/>
          </table:table-cell>
          <table:covered-table-cell/>
          <table:covered-table-cell/>
          <table:table-cell table:style-name="Таблица8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8.Y7" table:number-columns-spanned="4" office:value-type="string">
            <text:p text:style-name="P213"/>
          </table:table-cell>
          <table:covered-table-cell/>
          <table:covered-table-cell/>
          <table:covered-table-cell/>
          <table:covered-table-cell table:style-name="Таблица8.c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8.m6"/>
          <table:covered-table-cell/>
          <table:covered-table-cell/>
          <table:covered-table-cell/>
          <table:covered-table-cell/>
          <table:covered-table-cell/>
        </table:table-row>
        <table:table-row table:style-name="Таблица8.6">
          <table:covered-table-cell table:style-name="Таблица8.f1"/>
          <table:covered-table-cell/>
          <table:table-cell table:style-name="Таблица8.C8" table:number-columns-spanned="3" office:value-type="string">
            <text:p text:style-name="P242"/>
          </table:table-cell>
          <table:covered-table-cell/>
          <table:covered-table-cell/>
          <table:table-cell table:style-name="Таблица8.F8" table:number-columns-spanned="2" office:value-type="string">
            <text:p text:style-name="P243"/>
          </table:table-cell>
          <table:covered-table-cell/>
          <table:table-cell table:style-name="Таблица8.H8" table:number-columns-spanned="4" office:value-type="string">
            <text:p text:style-name="P241"/>
          </table:table-cell>
          <table:covered-table-cell/>
          <table:covered-table-cell/>
          <table:covered-table-cell/>
          <table:table-cell table:style-name="Таблица8.L8" table:number-columns-spanned="2" office:value-type="string">
            <text:p text:style-name="P242"/>
          </table:table-cell>
          <table:covered-table-cell/>
          <table:table-cell table:style-name="Таблица8.N8" office:value-type="string">
            <text:p text:style-name="P213"/>
          </table:table-cell>
          <table:table-cell table:style-name="Таблица8.O8" office:value-type="string">
            <text:p text:style-name="P213"/>
          </table:table-cell>
          <table:table-cell table:style-name="Таблица8.P8" table:number-columns-spanned="2" office:value-type="string">
            <text:p text:style-name="P213"/>
          </table:table-cell>
          <table:covered-table-cell/>
          <table:table-cell table:style-name="Таблица8.R8" table:number-columns-spanned="3" office:value-type="string">
            <text:p text:style-name="P213"/>
          </table:table-cell>
          <table:covered-table-cell/>
          <table:covered-table-cell/>
          <table:table-cell table:style-name="Таблица8.U8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8.Y8" table:number-columns-spanned="4" office:value-type="string">
            <text:p text:style-name="P213"/>
          </table:table-cell>
          <table:covered-table-cell/>
          <table:covered-table-cell/>
          <table:covered-table-cell/>
          <table:covered-table-cell table:style-name="Таблица8.c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8.m6"/>
          <table:covered-table-cell/>
          <table:covered-table-cell/>
          <table:covered-table-cell/>
          <table:covered-table-cell/>
          <table:covered-table-cell/>
        </table:table-row>
        <table:table-row table:style-name="Таблица8.9">
          <table:table-cell table:style-name="Таблица8.A9" office:value-type="string">
            <text:p text:style-name="P177">А</text:p>
          </table:table-cell>
          <table:table-cell table:style-name="Таблица8.B9" table:number-columns-spanned="3" office:value-type="string">
            <text:p text:style-name="P281">Цех</text:p>
          </table:table-cell>
          <table:covered-table-cell/>
          <table:covered-table-cell/>
          <table:table-cell table:style-name="Таблица8.E9" table:number-columns-spanned="2" office:value-type="string">
            <text:p text:style-name="P282">Уч</text:p>
          </table:table-cell>
          <table:covered-table-cell/>
          <table:table-cell table:style-name="Таблица8.E9" table:number-columns-spanned="3" office:value-type="string">
            <text:p text:style-name="P282">РМ</text:p>
          </table:table-cell>
          <table:covered-table-cell/>
          <table:covered-table-cell/>
          <table:table-cell table:style-name="Таблица8.E9" office:value-type="string">
            <text:p text:style-name="P282">Опер</text:p>
          </table:table-cell>
          <table:table-cell table:style-name="Таблица8.E9" table:number-columns-spanned="9" office:value-type="string">
            <text:p text:style-name="P282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T9" table:number-columns-spanned="25" office:value-type="string">
            <text:p text:style-name="P282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9">
          <table:table-cell table:style-name="Таблица8.A9" office:value-type="string">
            <text:p text:style-name="P177">Б</text:p>
          </table:table-cell>
          <table:table-cell table:style-name="Таблица8.B10" table:number-columns-spanned="18" office:value-type="string">
            <text:p text:style-name="P282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T10" office:value-type="string">
            <text:p text:style-name="P282">СМ</text:p>
          </table:table-cell>
          <table:table-cell table:style-name="Таблица8.T10" table:number-columns-spanned="2" office:value-type="string">
            <text:p text:style-name="P282">Проф</text:p>
          </table:table-cell>
          <table:covered-table-cell/>
          <table:table-cell table:style-name="Таблица8.T10" table:number-columns-spanned="4" office:value-type="string">
            <text:p text:style-name="P282">Р</text:p>
          </table:table-cell>
          <table:covered-table-cell/>
          <table:covered-table-cell/>
          <table:covered-table-cell/>
          <table:table-cell table:style-name="Таблица8.T10" office:value-type="string">
            <text:p text:style-name="P282">УТ</text:p>
          </table:table-cell>
          <table:table-cell table:style-name="Таблица8.T10" table:number-columns-spanned="3" office:value-type="string">
            <text:p text:style-name="P282">КР</text:p>
          </table:table-cell>
          <table:covered-table-cell/>
          <table:covered-table-cell/>
          <table:table-cell table:style-name="Таблица8.T10" table:number-columns-spanned="2" office:value-type="string">
            <text:p text:style-name="P282">КОИД</text:p>
          </table:table-cell>
          <table:covered-table-cell/>
          <table:table-cell table:style-name="Таблица8.T10" table:number-columns-spanned="2" office:value-type="string">
            <text:p text:style-name="P282">ЕН</text:p>
          </table:table-cell>
          <table:covered-table-cell/>
          <table:table-cell table:style-name="Таблица8.T10" table:number-columns-spanned="4" office:value-type="string">
            <text:p text:style-name="P282">ОП</text:p>
          </table:table-cell>
          <table:covered-table-cell/>
          <table:covered-table-cell/>
          <table:covered-table-cell/>
          <table:table-cell table:style-name="Таблица8.T10" office:value-type="string">
            <text:p text:style-name="P282">Кшт</text:p>
          </table:table-cell>
          <table:table-cell table:style-name="Таблица8.T10" table:number-columns-spanned="2" office:value-type="string">
            <text:p text:style-name="P13"><text:span text:style-name="T121">Т</text:span><text:span text:style-name="T116">п.з.</text:span></text:p>
          </table:table-cell>
          <table:covered-table-cell/>
          <table:table-cell table:style-name="Таблица8.A9" table:number-columns-spanned="3" office:value-type="string">
            <text:p text:style-name="P13"><text:span text:style-name="T121">Т</text:span><text:span text:style-name="T116">шт.</text:span></text:p>
          </table:table-cell>
          <table:covered-table-cell/>
          <table:covered-table-cell/>
        </table:table-row>
        <table:table-row table:style-name="Таблица8.9">
          <table:table-cell table:style-name="Таблица8.T10" office:value-type="string">
            <text:p text:style-name="P177">К/М</text:p>
          </table:table-cell>
          <table:table-cell table:style-name="Таблица8.T9" table:number-columns-spanned="18" office:value-type="string">
            <text:p text:style-name="P282">Наименование детали, сб. единицы или материал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B10" table:number-columns-spanned="13" office:value-type="string">
            <text:p text:style-name="P282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g11" table:number-columns-spanned="2" office:value-type="string">
            <text:p text:style-name="P282">ОПП</text:p>
          </table:table-cell>
          <table:covered-table-cell/>
          <table:table-cell table:style-name="Таблица8.g11" table:number-columns-spanned="4" office:value-type="string">
            <text:p text:style-name="P282">ЕВ</text:p>
          </table:table-cell>
          <table:covered-table-cell/>
          <table:covered-table-cell/>
          <table:covered-table-cell/>
          <table:table-cell table:style-name="Таблица8.g11" office:value-type="string">
            <text:p text:style-name="P282">ЕН</text:p>
          </table:table-cell>
          <table:table-cell table:style-name="Таблица8.g11" table:number-columns-spanned="2" office:value-type="string">
            <text:p text:style-name="P282">КИ</text:p>
          </table:table-cell>
          <table:covered-table-cell/>
          <table:table-cell table:style-name="Таблица8.p11" table:number-columns-spanned="3" office:value-type="string">
            <text:p text:style-name="P282">Н. расх.</text:p>
          </table:table-cell>
          <table:covered-table-cell/>
          <table:covered-table-cell/>
        </table:table-row>
        <table:table-row table:style-name="Таблица8.12">
          <table:table-cell table:style-name="Таблица8.X5" office:value-type="string">
            <text:p text:style-name="P168"><text:s/>01</text:p>
          </table:table-cell>
          <table:table-cell table:style-name="Таблица8.r1" table:number-columns-spanned="43" office:value-type="string">
            <text:p text:style-name="P19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2">
          <table:table-cell table:style-name="Таблица8.X5" office:value-type="string">
            <text:p text:style-name="P168">02</text:p>
          </table:table-cell>
          <table:table-cell table:style-name="Таблица8.r1" table:number-columns-spanned="43" office:value-type="string">
            <text:p text:style-name="P301">Запрещается носить в карманах одежды ножницы, нож. Хранить нож необходимо в чехле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2">
          <table:table-cell table:style-name="Таблица8.X5" office:value-type="string">
            <text:p text:style-name="P168">03</text:p>
          </table:table-cell>
          <table:table-cell table:style-name="Таблица8.r1" table:number-columns-spanned="43" office:value-type="string">
            <text:p text:style-name="P114">На основании квалификации производств по пожароопасности участок изготовления изделий методом контактного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2">
          <table:table-cell table:style-name="Таблица8.X5" office:value-type="string">
            <text:p text:style-name="P168">04</text:p>
          </table:table-cell>
          <table:table-cell table:style-name="Таблица8.r1" table:number-columns-spanned="43" office:value-type="string">
            <text:p text:style-name="Standard">формования на основе полиэфирных смол относится к категории В – 4 согласно СП 12.13130-2009, по ПУЭ к классу П-<text:span text:style-name="T122">II</text:span>а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2">
          <table:table-cell table:style-name="Таблица8.X5" office:value-type="string">
            <text:p text:style-name="P168">05</text:p>
          </table:table-cell>
          <table:table-cell table:style-name="Таблица8.r1" table:number-columns-spanned="43" office:value-type="string">
            <text:p text:style-name="P302">Содержание вредных веществ в воздухе рабочей зоны должно соответствовать требованиям СанПиН 1.2.3685-2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2">
          <table:table-cell table:style-name="Таблица8.X5" office:value-type="string">
            <text:p text:style-name="P168">06</text:p>
          </table:table-cell>
          <table:table-cell table:style-name="Таблица8.r1" table:number-columns-spanned="43" office:value-type="string">
            <text:p text:style-name="P301">«Гигиенические нормативы и требования к обеспечению безопасности и (или) безвредности для человека факторов сре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2">
          <table:table-cell table:style-name="Таблица8.X5" office:value-type="string">
            <text:p text:style-name="P168">07</text:p>
          </table:table-cell>
          <table:table-cell table:style-name="Таблица8.r1" table:number-columns-spanned="43" office:value-type="string">
            <text:p text:style-name="P301">обитания»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2">
          <table:table-cell table:style-name="Таблица8.X5" office:value-type="string">
            <text:p text:style-name="P168">08</text:p>
          </table:table-cell>
          <table:table-cell table:style-name="Таблица8.r1" table:number-columns-spanned="43" office:value-type="string">
            <text:p text:style-name="P341"><text:s/><text:span text:style-name="T239">Класс условий труда в зависимости от содержания вредных веществ в воздухе рабочей зоны при изготовлении </text:span><text:span text:style-name="T206">корпус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2">
          <table:table-cell table:style-name="Таблица8.X5" office:value-type="string">
            <text:p text:style-name="P168">09</text:p>
          </table:table-cell>
          <table:table-cell table:style-name="Таблица8.r1" table:number-columns-spanned="43" office:value-type="string">
            <text:p text:style-name="P341"><text:span text:style-name="T177">гидроцикла </text:span><text:span text:style-name="T178">2-ой допустимый (согласно руководству Р 2.2.200</text:span><text:span text:style-name="T179">6</text:span><text:span text:style-name="T178">-0</text:span><text:span text:style-name="T179">5</text:span><text:span text:style-name="T178"> по гигиенической оценке факторов рабочей среды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2">
          <table:table-cell table:style-name="Таблица8.X5" office:value-type="string">
            <text:p text:style-name="P168">10</text:p>
          </table:table-cell>
          <table:table-cell table:style-name="Таблица8.r1" table:number-columns-spanned="43" office:value-type="string">
            <text:p text:style-name="P342">и трудового процесса. Критерии и классификация условий труда)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2">
          <table:table-cell table:style-name="Таблица8.X5" office:value-type="string">
            <text:p text:style-name="P168">11</text:p>
          </table:table-cell>
          <table:table-cell table:style-name="Таблица8.r1" table:number-columns-spanned="43" office:value-type="string">
            <text:p text:style-name="P332"><text:s/><text:span text:style-name="T218">Уровень локальной вибрации, возникающей на рабочем месте, не превышает 109 дБ, уровень шума не превышает 80 дБ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2">
          <table:table-cell table:style-name="Таблица8.X5" office:value-type="string">
            <text:p text:style-name="P168">12</text:p>
          </table:table-cell>
          <table:table-cell table:style-name="Таблица8.r1" table:number-columns-spanned="43" office:value-type="string">
            <text:p text:style-name="P333"><text:s text:c="2"/><text:span text:style-name="T129">Перед проведением работ по сборке </text:span><text:span text:style-name="T130">корпуса</text:span><text:span text:style-name="T129"> гидроцикла, уложить на стол пленку полиэтиленовую или бумагу по 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2">
          <table:table-cell table:style-name="Таблица8.X5" office:value-type="string">
            <text:p text:style-name="P168">13</text:p>
          </table:table-cell>
          <table:table-cell table:style-name="Таблица8.r1" table:number-columns-spanned="43" office:value-type="string">
            <text:p text:style-name="P343"><text:span text:style-name="T129"><text:s/>действующей ДС (для исключения повреждений покрытия).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2">
          <table:table-cell table:style-name="Таблица8.X5" office:value-type="string">
            <text:p text:style-name="P168">14</text:p>
          </table:table-cell>
          <table:table-cell table:style-name="Таблица8.r1" table:number-columns-spanned="43" office:value-type="string">
            <text:p text:style-name="P30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2">
          <table:table-cell table:style-name="Таблица8.X5" office:value-type="string">
            <text:p text:style-name="P168">15</text:p>
          </table:table-cell>
          <table:table-cell table:style-name="Таблица8.r1" table:number-columns-spanned="43" office:value-type="string">
            <text:p text:style-name="P3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2">
          <table:table-cell table:style-name="Таблица8.X5" office:value-type="string">
            <text:p text:style-name="P168">16</text:p>
          </table:table-cell>
          <table:table-cell table:style-name="Таблица8.r1" table:number-columns-spanned="43" office:value-type="string">
            <text:p text:style-name="P30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28">
          <table:table-cell table:style-name="Таблица8.r5" office:value-type="string">
            <text:p text:style-name="P168">17</text:p>
          </table:table-cell>
          <table:table-cell table:style-name="Таблица8.B28" table:number-columns-spanned="43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29">
          <table:table-cell table:style-name="Таблица8.A29" table:number-columns-spanned="3" office:value-type="string">
            <text:p text:style-name="P220">КТП</text:p>
          </table:table-cell>
          <table:covered-table-cell/>
          <table:covered-table-cell/>
          <table:table-cell table:style-name="Таблица8.A29" table:number-columns-spanned="34" office:value-type="string">
            <text:p text:style-name="P220">Карта технологического процес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A29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  <table:table-cell table:style-name="Таблица8.q29" table:number-columns-spanned="2" office:value-type="string">
            <text:p text:style-name="P48"/>
          </table:table-cell>
          <table:covered-table-cell/>
        </table:table-row>
      </table:table>
      <text:p text:style-name="P61"/>
      <text:p text:style-name="P133"><text:soft-page-break/><text:span text:style-name="T2">ГОСТ3.1118-82 Форма 1б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B"/>
        <table:table-column table:style-name="Таблица9.E"/>
        <table:table-column table:style-name="Таблица9.F"/>
        <table:table-column table:style-name="Таблица9.G"/>
        <table:table-column table:style-name="Таблица9.H"/>
        <table:table-column table:style-name="Таблица9.B"/>
        <table:table-column table:style-name="Таблица9.J"/>
        <table:table-column table:style-name="Таблица9.G"/>
        <table:table-column table:style-name="Таблица9.L"/>
        <table:table-column table:style-name="Таблица9.M"/>
        <table:table-column table:style-name="Таблица9.N"/>
        <table:table-column table:style-name="Таблица9.O"/>
        <table:table-column table:style-name="Таблица9.F"/>
        <table:table-column table:style-name="Таблица9.E"/>
        <table:table-column table:style-name="Таблица9.O"/>
        <table:table-column table:style-name="Таблица9.S"/>
        <table:table-column table:style-name="Таблица9.T"/>
        <table:table-column table:style-name="Таблица9.B"/>
        <table:table-column table:style-name="Таблица9.V"/>
        <table:table-column table:style-name="Таблица9.W"/>
        <table:table-column table:style-name="Таблица9.X"/>
        <table:table-column table:style-name="Таблица9.Y"/>
        <table:table-column table:style-name="Таблица9.Z"/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column table:style-name="Таблица9.f"/>
        <table:table-column table:style-name="Таблица9.g"/>
        <table:table-column table:style-name="Таблица9.h"/>
        <table:table-column table:style-name="Таблица9.B"/>
        <table:table-column table:style-name="Таблица9.G"/>
        <table:table-column table:style-name="Таблица9.k"/>
        <table:table-column table:style-name="Таблица9.l"/>
        <table:table-column table:style-name="Таблица9.m"/>
        <table:table-column table:style-name="Таблица9.n"/>
        <table:table-column table:style-name="Таблица9.o"/>
        <table:table-column table:style-name="Таблица9.p"/>
        <table:table-column table:style-name="Таблица9.q"/>
        <table:table-column table:style-name="Таблица9.r"/>
        <table:table-row table:style-name="Таблица9.1">
          <table:table-cell table:style-name="Таблица9.A1" table:number-columns-spanned="31" office:value-type="string">
            <text:p text:style-name="Table_20_Heading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f1" table:number-columns-spanned="2" office:value-type="string">
            <text:p text:style-name="P162"/>
          </table:table-cell>
          <table:covered-table-cell/>
          <table:table-cell table:style-name="Таблица9.f1" table:number-columns-spanned="3" office:value-type="string">
            <text:p text:style-name="P162"/>
          </table:table-cell>
          <table:covered-table-cell/>
          <table:covered-table-cell/>
          <table:table-cell table:style-name="Таблица9.f1" table:number-columns-spanned="4" office:value-type="string">
            <text:p text:style-name="P162"/>
          </table:table-cell>
          <table:covered-table-cell/>
          <table:covered-table-cell/>
          <table:covered-table-cell/>
          <table:table-cell table:style-name="Таблица9.f1" table:number-columns-spanned="3" office:value-type="string">
            <text:p text:style-name="P162"/>
          </table:table-cell>
          <table:covered-table-cell/>
          <table:covered-table-cell/>
          <table:table-cell table:style-name="Таблица9.r1" office:value-type="string">
            <text:p text:style-name="P162"/>
          </table:table-cell>
        </table:table-row>
        <table:table-row table:style-name="Таблица9.1">
          <table:table-cell table:style-name="Таблица9.f1" table:number-columns-spanned="3" office:value-type="string">
            <text:p text:style-name="P162">Дубл.</text:p>
          </table:table-cell>
          <table:covered-table-cell/>
          <table:covered-table-cell/>
          <table:table-cell table:style-name="Таблица9.f1" table:number-columns-spanned="5" office:value-type="string">
            <text:p text:style-name="P213"/>
          </table:table-cell>
          <table:covered-table-cell/>
          <table:covered-table-cell/>
          <table:covered-table-cell/>
          <table:covered-table-cell/>
          <table:table-cell table:style-name="Таблица9.f1" table:number-columns-spanned="3" office:value-type="string">
            <text:p text:style-name="P213"/>
          </table:table-cell>
          <table:covered-table-cell/>
          <table:covered-table-cell/>
          <table:table-cell table:style-name="Таблица9.f1" office:value-type="string">
            <text:p text:style-name="P213"/>
          </table:table-cell>
          <table:table-cell table:style-name="Таблица9.M2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9.Q2" table:number-columns-spanned="2" office:value-type="string">
            <text:p text:style-name="P213"/>
          </table:table-cell>
          <table:covered-table-cell/>
          <table:table-cell table:style-name="Таблица9.Q2" table:number-columns-spanned="3" office:value-type="string">
            <text:p text:style-name="P213"/>
          </table:table-cell>
          <table:covered-table-cell/>
          <table:covered-table-cell/>
          <table:table-cell table:style-name="Таблица9.Q2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9.Q2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9.Q2" table:number-columns-spanned="2" office:value-type="string">
            <text:p text:style-name="P213"/>
          </table:table-cell>
          <table:covered-table-cell/>
          <table:table-cell table:style-name="Таблица9.f1" table:number-columns-spanned="2" office:value-type="string">
            <text:p text:style-name="P213"/>
          </table:table-cell>
          <table:covered-table-cell/>
          <table:table-cell table:style-name="Таблица9.f1" table:number-columns-spanned="3" office:value-type="string">
            <text:p text:style-name="P213"/>
          </table:table-cell>
          <table:covered-table-cell/>
          <table:covered-table-cell/>
          <table:table-cell table:style-name="Таблица9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9.f1" table:number-columns-spanned="3" office:value-type="string">
            <text:p text:style-name="P213"/>
          </table:table-cell>
          <table:covered-table-cell/>
          <table:covered-table-cell/>
          <table:table-cell table:style-name="Таблица9.r1" office:value-type="string">
            <text:p text:style-name="P213"/>
          </table:table-cell>
        </table:table-row>
        <table:table-row table:style-name="Таблица9.1">
          <table:table-cell table:style-name="Таблица9.f1" table:number-columns-spanned="3" office:value-type="string">
            <text:p text:style-name="P162">Взам.</text:p>
          </table:table-cell>
          <table:covered-table-cell/>
          <table:covered-table-cell/>
          <table:table-cell table:style-name="Таблица9.f1" table:number-columns-spanned="5" office:value-type="string">
            <text:p text:style-name="P213"/>
          </table:table-cell>
          <table:covered-table-cell/>
          <table:covered-table-cell/>
          <table:covered-table-cell/>
          <table:covered-table-cell/>
          <table:table-cell table:style-name="Таблица9.f1" table:number-columns-spanned="3" office:value-type="string">
            <text:p text:style-name="P213"/>
          </table:table-cell>
          <table:covered-table-cell/>
          <table:covered-table-cell/>
          <table:table-cell table:style-name="Таблица9.f1" office:value-type="string">
            <text:p text:style-name="P213"/>
          </table:table-cell>
          <table:table-cell table:style-name="Таблица9.M3" table:number-rows-spanned="2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9.f1" table:number-columns-spanned="2" office:value-type="string">
            <text:p text:style-name="P213"/>
          </table:table-cell>
          <table:covered-table-cell/>
          <table:table-cell table:style-name="Таблица9.f1" table:number-columns-spanned="3" office:value-type="string">
            <text:p text:style-name="P213"/>
          </table:table-cell>
          <table:covered-table-cell/>
          <table:covered-table-cell/>
          <table:table-cell table:style-name="Таблица9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9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9.f1" table:number-columns-spanned="2" office:value-type="string">
            <text:p text:style-name="P213"/>
          </table:table-cell>
          <table:covered-table-cell/>
          <table:table-cell table:style-name="Таблица9.f1" table:number-columns-spanned="2" office:value-type="string">
            <text:p text:style-name="P213"/>
          </table:table-cell>
          <table:covered-table-cell/>
          <table:table-cell table:style-name="Таблица9.f1" table:number-columns-spanned="3" office:value-type="string">
            <text:p text:style-name="P213"/>
          </table:table-cell>
          <table:covered-table-cell/>
          <table:covered-table-cell/>
          <table:table-cell table:style-name="Таблица9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9.f1" table:number-columns-spanned="3" office:value-type="string">
            <text:p text:style-name="P213"/>
          </table:table-cell>
          <table:covered-table-cell/>
          <table:covered-table-cell/>
          <table:table-cell table:style-name="Таблица9.r1" office:value-type="string">
            <text:p text:style-name="P213"/>
          </table:table-cell>
        </table:table-row>
        <table:table-row table:style-name="Таблица9.1">
          <table:table-cell table:style-name="Таблица9.f1" table:number-columns-spanned="3" office:value-type="string">
            <text:p text:style-name="P162">Подл.</text:p>
          </table:table-cell>
          <table:covered-table-cell/>
          <table:covered-table-cell/>
          <table:table-cell table:style-name="Таблица9.f1" table:number-columns-spanned="5" office:value-type="string">
            <text:p text:style-name="P67"/>
          </table:table-cell>
          <table:covered-table-cell/>
          <table:covered-table-cell/>
          <table:covered-table-cell/>
          <table:covered-table-cell/>
          <table:table-cell table:style-name="Таблица9.f1" table:number-columns-spanned="3" office:value-type="string">
            <text:p text:style-name="P67"/>
          </table:table-cell>
          <table:covered-table-cell/>
          <table:covered-table-cell/>
          <table:table-cell table:style-name="Таблица9.f1" office:value-type="string">
            <text:p text:style-name="P147"/>
          </table:table-cell>
          <table:covered-table-cell table:style-name="Таблица9.M3"/>
          <table:covered-table-cell/>
          <table:covered-table-cell/>
          <table:covered-table-cell/>
          <table:table-cell table:style-name="Таблица9.f1" table:number-columns-spanned="2" office:value-type="string">
            <text:p text:style-name="P213"/>
          </table:table-cell>
          <table:covered-table-cell/>
          <table:table-cell table:style-name="Таблица9.f1" table:number-columns-spanned="3" office:value-type="string">
            <text:p text:style-name="P213"/>
          </table:table-cell>
          <table:covered-table-cell/>
          <table:covered-table-cell/>
          <table:table-cell table:style-name="Таблица9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9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9.f1" table:number-columns-spanned="2" office:value-type="string">
            <text:p text:style-name="P213"/>
          </table:table-cell>
          <table:covered-table-cell/>
          <table:table-cell table:style-name="Таблица9.f1" table:number-columns-spanned="2" office:value-type="string">
            <text:p text:style-name="P213"/>
          </table:table-cell>
          <table:covered-table-cell/>
          <table:table-cell table:style-name="Таблица9.f1" table:number-columns-spanned="3" office:value-type="string">
            <text:p text:style-name="P213"/>
          </table:table-cell>
          <table:covered-table-cell/>
          <table:covered-table-cell/>
          <table:table-cell table:style-name="Таблица9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9.f1" table:number-columns-spanned="3" office:value-type="string">
            <text:p text:style-name="P213"/>
          </table:table-cell>
          <table:covered-table-cell/>
          <table:covered-table-cell/>
          <table:table-cell table:style-name="Таблица9.r1" office:value-type="string">
            <text:p text:style-name="P213"/>
          </table:table-cell>
        </table:table-row>
        <table:table-row table:style-name="Таблица9.5">
          <table:table-cell table:style-name="Таблица9.f1" table:number-columns-spanned="23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X5" table:number-columns-spanned="12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j5" table:number-columns-spanned="8" office:value-type="string">
            <text:p text:style-name="P174">СМ3-92/МK-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r5" office:value-type="string">
            <text:p text:style-name="P392">10</text:p>
          </table:table-cell>
        </table:table-row>
        <table:table-row table:style-name="Таблица9.6">
          <table:table-cell table:style-name="Таблица9.f1" table:number-rows-spanned="3" table:number-columns-spanned="2" office:value-type="string">
            <text:p text:style-name="P213"/>
          </table:table-cell>
          <table:covered-table-cell/>
          <table:table-cell table:style-name="Таблица9.f1" table:number-columns-spanned="3" office:value-type="string">
            <text:p text:style-name="P213"/>
          </table:table-cell>
          <table:covered-table-cell/>
          <table:covered-table-cell/>
          <table:table-cell table:style-name="Таблица9.f1" table:number-columns-spanned="2" office:value-type="string">
            <text:p text:style-name="P213"/>
          </table:table-cell>
          <table:covered-table-cell/>
          <table:table-cell table:style-name="Таблица9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9.f1" table:number-columns-spanned="2" office:value-type="string">
            <text:p text:style-name="P213"/>
          </table:table-cell>
          <table:covered-table-cell/>
          <table:table-cell table:style-name="Таблица9.f1" office:value-type="string">
            <text:p text:style-name="P213"/>
          </table:table-cell>
          <table:table-cell table:style-name="Таблица9.f1" office:value-type="string">
            <text:p text:style-name="P213"/>
          </table:table-cell>
          <table:table-cell table:style-name="Таблица9.f1" table:number-columns-spanned="2" office:value-type="string">
            <text:p text:style-name="P213"/>
          </table:table-cell>
          <table:covered-table-cell/>
          <table:table-cell table:style-name="Таблица9.f1" table:number-columns-spanned="3" office:value-type="string">
            <text:p text:style-name="P213"/>
          </table:table-cell>
          <table:covered-table-cell/>
          <table:covered-table-cell/>
          <table:table-cell table:style-name="Таблица9.X5" table:number-columns-spanned="4" office:value-type="string">
            <text:p text:style-name="P293"/>
          </table:table-cell>
          <table:covered-table-cell/>
          <table:covered-table-cell/>
          <table:covered-table-cell/>
          <table:table-cell table:style-name="Таблица9.Y6" table:number-columns-spanned="4" office:value-type="string">
            <text:p text:style-name="P293"/>
          </table:table-cell>
          <table:covered-table-cell/>
          <table:covered-table-cell/>
          <table:covered-table-cell/>
          <table:table-cell table:style-name="Таблица9.c6" table:number-rows-spanned="3" table:number-columns-spanned="10" office:value-type="string">
            <text:p text:style-name="P13">СМ3-92-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m6" table:number-rows-spanned="3" table:number-columns-spanned="6" office:value-type="string">
            <text:p text:style-name="P2">СМ3-92/ТП-20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9.6">
          <table:covered-table-cell table:style-name="Таблица9.f1"/>
          <table:covered-table-cell/>
          <table:table-cell table:style-name="Таблица9.f1" table:number-columns-spanned="3" office:value-type="string">
            <text:p text:style-name="P213"/>
          </table:table-cell>
          <table:covered-table-cell/>
          <table:covered-table-cell/>
          <table:table-cell table:style-name="Таблица9.f1" table:number-columns-spanned="2" office:value-type="string">
            <text:p text:style-name="P266"/>
          </table:table-cell>
          <table:covered-table-cell/>
          <table:table-cell table:style-name="Таблица9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9.f1" table:number-columns-spanned="2" office:value-type="string">
            <text:p text:style-name="Standard"/>
          </table:table-cell>
          <table:covered-table-cell/>
          <table:table-cell table:style-name="Таблица9.f1" office:value-type="string">
            <text:p text:style-name="P266"/>
          </table:table-cell>
          <table:table-cell table:style-name="Таблица9.f1" office:value-type="string">
            <text:p text:style-name="P213"/>
          </table:table-cell>
          <table:table-cell table:style-name="Таблица9.f1" table:number-columns-spanned="2" office:value-type="string">
            <text:p text:style-name="P213"/>
          </table:table-cell>
          <table:covered-table-cell/>
          <table:table-cell table:style-name="Таблица9.f1" table:number-columns-spanned="3" office:value-type="string">
            <text:p text:style-name="P213"/>
          </table:table-cell>
          <table:covered-table-cell/>
          <table:covered-table-cell/>
          <table:table-cell table:style-name="Таблица9.f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9.Y7" table:number-columns-spanned="4" office:value-type="string">
            <text:p text:style-name="P213"/>
          </table:table-cell>
          <table:covered-table-cell/>
          <table:covered-table-cell/>
          <table:covered-table-cell/>
          <table:covered-table-cell table:style-name="Таблица9.c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9.m6"/>
          <table:covered-table-cell/>
          <table:covered-table-cell/>
          <table:covered-table-cell/>
          <table:covered-table-cell/>
          <table:covered-table-cell/>
        </table:table-row>
        <table:table-row table:style-name="Таблица9.6">
          <table:covered-table-cell table:style-name="Таблица9.f1"/>
          <table:covered-table-cell/>
          <table:table-cell table:style-name="Таблица9.C8" table:number-columns-spanned="3" office:value-type="string">
            <text:p text:style-name="P242"/>
          </table:table-cell>
          <table:covered-table-cell/>
          <table:covered-table-cell/>
          <table:table-cell table:style-name="Таблица9.F8" table:number-columns-spanned="2" office:value-type="string">
            <text:p text:style-name="P243"/>
          </table:table-cell>
          <table:covered-table-cell/>
          <table:table-cell table:style-name="Таблица9.H8" table:number-columns-spanned="4" office:value-type="string">
            <text:p text:style-name="P241"/>
          </table:table-cell>
          <table:covered-table-cell/>
          <table:covered-table-cell/>
          <table:covered-table-cell/>
          <table:table-cell table:style-name="Таблица9.L8" table:number-columns-spanned="2" office:value-type="string">
            <text:p text:style-name="P242"/>
          </table:table-cell>
          <table:covered-table-cell/>
          <table:table-cell table:style-name="Таблица9.N8" office:value-type="string">
            <text:p text:style-name="P213"/>
          </table:table-cell>
          <table:table-cell table:style-name="Таблица9.O8" office:value-type="string">
            <text:p text:style-name="P213"/>
          </table:table-cell>
          <table:table-cell table:style-name="Таблица9.P8" table:number-columns-spanned="2" office:value-type="string">
            <text:p text:style-name="P213"/>
          </table:table-cell>
          <table:covered-table-cell/>
          <table:table-cell table:style-name="Таблица9.R8" table:number-columns-spanned="3" office:value-type="string">
            <text:p text:style-name="P213"/>
          </table:table-cell>
          <table:covered-table-cell/>
          <table:covered-table-cell/>
          <table:table-cell table:style-name="Таблица9.U8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9.Y8" table:number-columns-spanned="4" office:value-type="string">
            <text:p text:style-name="P213"/>
          </table:table-cell>
          <table:covered-table-cell/>
          <table:covered-table-cell/>
          <table:covered-table-cell/>
          <table:covered-table-cell table:style-name="Таблица9.c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9.m6"/>
          <table:covered-table-cell/>
          <table:covered-table-cell/>
          <table:covered-table-cell/>
          <table:covered-table-cell/>
          <table:covered-table-cell/>
        </table:table-row>
        <table:table-row table:style-name="Таблица9.9">
          <table:table-cell table:style-name="Таблица9.A9" office:value-type="string">
            <text:p text:style-name="P177">А</text:p>
          </table:table-cell>
          <table:table-cell table:style-name="Таблица9.B9" table:number-columns-spanned="3" office:value-type="string">
            <text:p text:style-name="P281">Цех</text:p>
          </table:table-cell>
          <table:covered-table-cell/>
          <table:covered-table-cell/>
          <table:table-cell table:style-name="Таблица9.E9" table:number-columns-spanned="2" office:value-type="string">
            <text:p text:style-name="P282">Уч</text:p>
          </table:table-cell>
          <table:covered-table-cell/>
          <table:table-cell table:style-name="Таблица9.E9" table:number-columns-spanned="3" office:value-type="string">
            <text:p text:style-name="P282">РМ</text:p>
          </table:table-cell>
          <table:covered-table-cell/>
          <table:covered-table-cell/>
          <table:table-cell table:style-name="Таблица9.E9" office:value-type="string">
            <text:p text:style-name="P282">Опер</text:p>
          </table:table-cell>
          <table:table-cell table:style-name="Таблица9.E9" table:number-columns-spanned="9" office:value-type="string">
            <text:p text:style-name="P282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T9" table:number-columns-spanned="25" office:value-type="string">
            <text:p text:style-name="P282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9">
          <table:table-cell table:style-name="Таблица9.A9" office:value-type="string">
            <text:p text:style-name="P177">Б</text:p>
          </table:table-cell>
          <table:table-cell table:style-name="Таблица9.B10" table:number-columns-spanned="18" office:value-type="string">
            <text:p text:style-name="P282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T10" office:value-type="string">
            <text:p text:style-name="P282">СМ</text:p>
          </table:table-cell>
          <table:table-cell table:style-name="Таблица9.T10" table:number-columns-spanned="2" office:value-type="string">
            <text:p text:style-name="P282">Проф</text:p>
          </table:table-cell>
          <table:covered-table-cell/>
          <table:table-cell table:style-name="Таблица9.T10" table:number-columns-spanned="4" office:value-type="string">
            <text:p text:style-name="P282">Р</text:p>
          </table:table-cell>
          <table:covered-table-cell/>
          <table:covered-table-cell/>
          <table:covered-table-cell/>
          <table:table-cell table:style-name="Таблица9.T10" office:value-type="string">
            <text:p text:style-name="P282">УТ</text:p>
          </table:table-cell>
          <table:table-cell table:style-name="Таблица9.T10" table:number-columns-spanned="3" office:value-type="string">
            <text:p text:style-name="P282">КР</text:p>
          </table:table-cell>
          <table:covered-table-cell/>
          <table:covered-table-cell/>
          <table:table-cell table:style-name="Таблица9.T10" table:number-columns-spanned="2" office:value-type="string">
            <text:p text:style-name="P282">КОИД</text:p>
          </table:table-cell>
          <table:covered-table-cell/>
          <table:table-cell table:style-name="Таблица9.T10" table:number-columns-spanned="2" office:value-type="string">
            <text:p text:style-name="P282">ЕН</text:p>
          </table:table-cell>
          <table:covered-table-cell/>
          <table:table-cell table:style-name="Таблица9.T10" table:number-columns-spanned="4" office:value-type="string">
            <text:p text:style-name="P282">ОП</text:p>
          </table:table-cell>
          <table:covered-table-cell/>
          <table:covered-table-cell/>
          <table:covered-table-cell/>
          <table:table-cell table:style-name="Таблица9.T10" office:value-type="string">
            <text:p text:style-name="P282">Кшт</text:p>
          </table:table-cell>
          <table:table-cell table:style-name="Таблица9.T10" table:number-columns-spanned="2" office:value-type="string">
            <text:p text:style-name="P13"><text:span text:style-name="T121">Т</text:span><text:span text:style-name="T116">п.з.</text:span></text:p>
          </table:table-cell>
          <table:covered-table-cell/>
          <table:table-cell table:style-name="Таблица9.A9" table:number-columns-spanned="3" office:value-type="string">
            <text:p text:style-name="P13"><text:span text:style-name="T121">Т</text:span><text:span text:style-name="T116">шт.</text:span></text:p>
          </table:table-cell>
          <table:covered-table-cell/>
          <table:covered-table-cell/>
        </table:table-row>
        <table:table-row table:style-name="Таблица9.9">
          <table:table-cell table:style-name="Таблица9.T10" office:value-type="string">
            <text:p text:style-name="P177">К/М</text:p>
          </table:table-cell>
          <table:table-cell table:style-name="Таблица9.T9" table:number-columns-spanned="18" office:value-type="string">
            <text:p text:style-name="P282">Наименование детали, сб. единицы или материал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B10" table:number-columns-spanned="13" office:value-type="string">
            <text:p text:style-name="P282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g11" table:number-columns-spanned="2" office:value-type="string">
            <text:p text:style-name="P282">ОПП</text:p>
          </table:table-cell>
          <table:covered-table-cell/>
          <table:table-cell table:style-name="Таблица9.g11" table:number-columns-spanned="4" office:value-type="string">
            <text:p text:style-name="P282">ЕВ</text:p>
          </table:table-cell>
          <table:covered-table-cell/>
          <table:covered-table-cell/>
          <table:covered-table-cell/>
          <table:table-cell table:style-name="Таблица9.g11" office:value-type="string">
            <text:p text:style-name="P282">ЕН</text:p>
          </table:table-cell>
          <table:table-cell table:style-name="Таблица9.g11" table:number-columns-spanned="2" office:value-type="string">
            <text:p text:style-name="P282">КИ</text:p>
          </table:table-cell>
          <table:covered-table-cell/>
          <table:table-cell table:style-name="Таблица9.p11" table:number-columns-spanned="3" office:value-type="string">
            <text:p text:style-name="P282">Н. расх.</text:p>
          </table:table-cell>
          <table:covered-table-cell/>
          <table:covered-table-cell/>
        </table:table-row>
        <table:table-row table:style-name="Таблица9.12">
          <table:table-cell table:style-name="Таблица9.X5" office:value-type="string">
            <text:p text:style-name="P168"><text:s/>01</text:p>
          </table:table-cell>
          <table:table-cell table:style-name="Таблица9.r1" table:number-columns-spanned="43" office:value-type="string">
            <text:p text:style-name="P1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2">
          <table:table-cell table:style-name="Таблица9.X5" office:value-type="string">
            <text:p text:style-name="P168">02</text:p>
          </table:table-cell>
          <table:table-cell table:style-name="Таблица9.r1" table:number-columns-spanned="43" office:value-type="string">
            <text:p text:style-name="P381">Требования охраны окружающей сре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2">
          <table:table-cell table:style-name="Таблица9.X5" office:value-type="string">
            <text:p text:style-name="P168">03</text:p>
          </table:table-cell>
          <table:table-cell table:style-name="Таблица9.r1" table:number-columns-spanned="43" office:value-type="string">
            <text:p text:style-name="P116"><text:span text:style-name="T117">При формовании </text:span>образуются твердые и жидкие отходы, газообразные выбросы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2">
          <table:table-cell table:style-name="Таблица9.X5" office:value-type="string">
            <text:p text:style-name="P168">04</text:p>
          </table:table-cell>
          <table:table-cell table:style-name="Таблица9.r1" table:number-columns-spanned="43" office:value-type="string">
            <text:p text:style-name="P114">Распоряжением по цеху назначаются лица, ответственные за сбор и хранение жидких и твердых промышленных отходов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2">
          <table:table-cell table:style-name="Таблица9.X5" office:value-type="string">
            <text:p text:style-name="P168">05</text:p>
          </table:table-cell>
          <table:table-cell table:style-name="Таблица9.r1" table:number-columns-spanned="43" office:value-type="string">
            <text:p text:style-name="P123">Твердые отходы: загрязненные связующим и его компонентами стекломатериалы, ткань х/б, бумага оберточная,</text:p>
            <text:p text:style-name="P19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2">
          <table:table-cell table:style-name="Таблица9.X5" office:value-type="string">
            <text:p text:style-name="P168">06</text:p>
          </table:table-cell>
          <table:table-cell table:style-name="Таблица9.r1" table:number-columns-spanned="43" office:value-type="string">
            <text:p text:style-name="P39">пленка п/э, кисти, перчатки резиновые; обрезки непропитанных стекломатериалов; загрязненная смазкой ткань х/б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2">
          <table:table-cell table:style-name="Таблица9.X5" office:value-type="string">
            <text:p text:style-name="P168">07</text:p>
          </table:table-cell>
          <table:table-cell table:style-name="Таблица9.r1" table:number-columns-spanned="43" office:value-type="string">
            <text:p text:style-name="P114">Твердые отходы в количестве около 10 кг на изделие собирать в тару для отходов СПР-10429 или СПР-10429/02 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2">
          <table:table-cell table:style-name="Таблица9.X5" office:value-type="string">
            <text:p text:style-name="P168">08</text:p>
          </table:table-cell>
          <table:table-cell table:style-name="Таблица9.r1" table:number-columns-spanned="43" office:value-type="string">
            <text:p text:style-name="Standard">вывозить на полигон промышленных отходов РУТП <text:s/>«От Винта»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2">
          <table:table-cell table:style-name="Таблица9.X5" office:value-type="string">
            <text:p text:style-name="P168">09</text:p>
          </table:table-cell>
          <table:table-cell table:style-name="Таблица9.r1" table:number-columns-spanned="43" office:value-type="string">
            <text:p text:style-name="P114">Вывоз, сбор и утилизацию твердых отходов производить согласно технологической инструкции 5761924.25000.00084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2">
          <table:table-cell table:style-name="Таблица9.X5" office:value-type="string">
            <text:p text:style-name="P168">10</text:p>
          </table:table-cell>
          <table:table-cell table:style-name="Таблица9.r1" table:number-columns-spanned="43" office:value-type="string">
            <text:p text:style-name="P114">Жидкие отходы: ацетон, загрязненный полиэфирным связующим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2">
          <table:table-cell table:style-name="Таблица9.X5" office:value-type="string">
            <text:p text:style-name="P168">11</text:p>
          </table:table-cell>
          <table:table-cell table:style-name="Таблица9.r1" table:number-columns-spanned="43" office:value-type="string">
            <text:p text:style-name="P58">Сбор, транспортирование, временное хранение, утилизация (сдача на утилизацию) жидких отходов производств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2">
          <table:table-cell table:style-name="Таблица9.X5" office:value-type="string">
            <text:p text:style-name="P168">12</text:p>
          </table:table-cell>
          <table:table-cell table:style-name="Таблица9.r1" table:number-columns-spanned="43" office:value-type="string">
            <text:p text:style-name="Standard">производить согласно технологической инструкции К.25001.00004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2">
          <table:table-cell table:style-name="Таблица9.X5" office:value-type="string">
            <text:p text:style-name="P168">13</text:p>
          </table:table-cell>
          <table:table-cell table:style-name="Таблица9.r1" table:number-columns-spanned="43" office:value-type="string">
            <text:p text:style-name="P56">Газообразные выбросы: пары стирола, ацетона, нефраса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2">
          <table:table-cell table:style-name="Таблица9.X5" office:value-type="string">
            <text:p text:style-name="P168">14</text:p>
          </table:table-cell>
          <table:table-cell table:style-name="Таблица9.r1" table:number-columns-spanned="43" office:value-type="string">
            <text:p text:style-name="P56">Выброс в атмосферу газообразных веществ в цехе 03 осуществляются через вытяжную вентиляцию В-11и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2">
          <table:table-cell table:style-name="Таблица9.X5" office:value-type="string">
            <text:p text:style-name="P168">15</text:p>
          </table:table-cell>
          <table:table-cell table:style-name="Таблица9.r1" table:number-columns-spanned="43" office:value-type="string">
            <text:p text:style-name="P56">Ингредиенты и количества выбросов в атмосферу учтены в «Проекте нормативов предельно-допустимых выброс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2">
          <table:table-cell table:style-name="Таблица9.X5" office:value-type="string">
            <text:p text:style-name="P168">16</text:p>
          </table:table-cell>
          <table:table-cell table:style-name="Таблица9.r1" table:number-columns-spanned="43" office:value-type="string">
            <text:p text:style-name="P57"><text:span text:style-name="T264">РУТП <text:s/>«От Винта»</text:span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28">
          <table:table-cell table:style-name="Таблица9.r5" office:value-type="string">
            <text:p text:style-name="P168">17</text:p>
          </table:table-cell>
          <table:table-cell table:style-name="Таблица9.B28" table:number-columns-spanned="43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29">
          <table:table-cell table:style-name="Таблица9.A29" table:number-columns-spanned="3" office:value-type="string">
            <text:p text:style-name="P220">КТП</text:p>
          </table:table-cell>
          <table:covered-table-cell/>
          <table:covered-table-cell/>
          <table:table-cell table:style-name="Таблица9.A29" table:number-columns-spanned="34" office:value-type="string">
            <text:p text:style-name="P220">Карта технологического процес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A29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  <table:table-cell table:style-name="Таблица9.q29" table:number-columns-spanned="2" office:value-type="string">
            <text:p text:style-name="P48"/>
          </table:table-cell>
          <table:covered-table-cell/>
        </table:table-row>
      </table:table>
      <text:p text:style-name="P61"/>
      <text:p text:style-name="P138"><text:soft-page-break/><text:span text:style-name="T2">ГОСТ3.1118-82 </text:span><text:span text:style-name="T3">Форма 1б</text:span>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B"/>
        <table:table-column table:style-name="Таблица28.E"/>
        <table:table-column table:style-name="Таблица28.F"/>
        <table:table-column table:style-name="Таблица28.G"/>
        <table:table-column table:style-name="Таблица28.H"/>
        <table:table-column table:style-name="Таблица28.B"/>
        <table:table-column table:style-name="Таблица28.J"/>
        <table:table-column table:style-name="Таблица28.G"/>
        <table:table-column table:style-name="Таблица28.L"/>
        <table:table-column table:style-name="Таблица28.M"/>
        <table:table-column table:style-name="Таблица28.N"/>
        <table:table-column table:style-name="Таблица28.O"/>
        <table:table-column table:style-name="Таблица28.F"/>
        <table:table-column table:style-name="Таблица28.E"/>
        <table:table-column table:style-name="Таблица28.O"/>
        <table:table-column table:style-name="Таблица28.S"/>
        <table:table-column table:style-name="Таблица28.T"/>
        <table:table-column table:style-name="Таблица28.B"/>
        <table:table-column table:style-name="Таблица28.V"/>
        <table:table-column table:style-name="Таблица28.W"/>
        <table:table-column table:style-name="Таблица28.X"/>
        <table:table-column table:style-name="Таблица28.Y"/>
        <table:table-column table:style-name="Таблица28.Z"/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column table:style-name="Таблица28.e"/>
        <table:table-column table:style-name="Таблица28.f"/>
        <table:table-column table:style-name="Таблица28.g"/>
        <table:table-column table:style-name="Таблица28.h"/>
        <table:table-column table:style-name="Таблица28.B"/>
        <table:table-column table:style-name="Таблица28.G"/>
        <table:table-column table:style-name="Таблица28.k"/>
        <table:table-column table:style-name="Таблица28.l"/>
        <table:table-column table:style-name="Таблица28.m"/>
        <table:table-column table:style-name="Таблица28.n"/>
        <table:table-column table:style-name="Таблица28.o"/>
        <table:table-column table:style-name="Таблица28.p"/>
        <table:table-column table:style-name="Таблица28.q"/>
        <table:table-column table:style-name="Таблица28.r"/>
        <table:table-row table:style-name="Таблица28.1">
          <table:table-cell table:style-name="Таблица28.A1" table:number-columns-spanned="31" office:value-type="string">
            <text:p text:style-name="P3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8.f1" table:number-columns-spanned="2" office:value-type="string">
            <text:p text:style-name="P164"/>
          </table:table-cell>
          <table:covered-table-cell/>
          <table:table-cell table:style-name="Таблица28.f1" table:number-columns-spanned="3" office:value-type="string">
            <text:p text:style-name="P164"/>
          </table:table-cell>
          <table:covered-table-cell/>
          <table:covered-table-cell/>
          <table:table-cell table:style-name="Таблица28.f1" table:number-columns-spanned="4" office:value-type="string">
            <text:p text:style-name="P164"/>
          </table:table-cell>
          <table:covered-table-cell/>
          <table:covered-table-cell/>
          <table:covered-table-cell/>
          <table:table-cell table:style-name="Таблица28.f1" table:number-columns-spanned="3" office:value-type="string">
            <text:p text:style-name="P164"/>
          </table:table-cell>
          <table:covered-table-cell/>
          <table:covered-table-cell/>
          <table:table-cell table:style-name="Таблица28.r1" office:value-type="string">
            <text:p text:style-name="P164"/>
          </table:table-cell>
        </table:table-row>
        <table:table-row table:style-name="Таблица28.1">
          <table:table-cell table:style-name="Таблица28.f1" table:number-columns-spanned="3" office:value-type="string">
            <text:p text:style-name="P164">Дубл.</text:p>
          </table:table-cell>
          <table:covered-table-cell/>
          <table:covered-table-cell/>
          <table:table-cell table:style-name="Таблица28.f1" table:number-columns-spanned="5" office:value-type="string">
            <text:p text:style-name="P215"/>
          </table:table-cell>
          <table:covered-table-cell/>
          <table:covered-table-cell/>
          <table:covered-table-cell/>
          <table:covered-table-cell/>
          <table:table-cell table:style-name="Таблица28.f1" table:number-columns-spanned="3" office:value-type="string">
            <text:p text:style-name="P215"/>
          </table:table-cell>
          <table:covered-table-cell/>
          <table:covered-table-cell/>
          <table:table-cell table:style-name="Таблица28.f1" office:value-type="string">
            <text:p text:style-name="P215"/>
          </table:table-cell>
          <table:table-cell table:style-name="Таблица28.M2" table:number-columns-spanned="4" office:value-type="string">
            <text:p text:style-name="P215"/>
          </table:table-cell>
          <table:covered-table-cell/>
          <table:covered-table-cell/>
          <table:covered-table-cell/>
          <table:table-cell table:style-name="Таблица28.Q2" table:number-columns-spanned="2" office:value-type="string">
            <text:p text:style-name="P215"/>
          </table:table-cell>
          <table:covered-table-cell/>
          <table:table-cell table:style-name="Таблица28.Q2" table:number-columns-spanned="3" office:value-type="string">
            <text:p text:style-name="P215"/>
          </table:table-cell>
          <table:covered-table-cell/>
          <table:covered-table-cell/>
          <table:table-cell table:style-name="Таблица28.Q2" table:number-columns-spanned="4" office:value-type="string">
            <text:p text:style-name="P215"/>
          </table:table-cell>
          <table:covered-table-cell/>
          <table:covered-table-cell/>
          <table:covered-table-cell/>
          <table:table-cell table:style-name="Таблица28.Q2" table:number-columns-spanned="4" office:value-type="string">
            <text:p text:style-name="P215"/>
          </table:table-cell>
          <table:covered-table-cell/>
          <table:covered-table-cell/>
          <table:covered-table-cell/>
          <table:table-cell table:style-name="Таблица28.Q2" table:number-columns-spanned="2" office:value-type="string">
            <text:p text:style-name="P215"/>
          </table:table-cell>
          <table:covered-table-cell/>
          <table:table-cell table:style-name="Таблица28.f1" table:number-columns-spanned="2" office:value-type="string">
            <text:p text:style-name="P215"/>
          </table:table-cell>
          <table:covered-table-cell/>
          <table:table-cell table:style-name="Таблица28.f1" table:number-columns-spanned="3" office:value-type="string">
            <text:p text:style-name="P215"/>
          </table:table-cell>
          <table:covered-table-cell/>
          <table:covered-table-cell/>
          <table:table-cell table:style-name="Таблица28.f1" table:number-columns-spanned="4" office:value-type="string">
            <text:p text:style-name="P215"/>
          </table:table-cell>
          <table:covered-table-cell/>
          <table:covered-table-cell/>
          <table:covered-table-cell/>
          <table:table-cell table:style-name="Таблица28.f1" table:number-columns-spanned="3" office:value-type="string">
            <text:p text:style-name="P215"/>
          </table:table-cell>
          <table:covered-table-cell/>
          <table:covered-table-cell/>
          <table:table-cell table:style-name="Таблица28.r1" office:value-type="string">
            <text:p text:style-name="P215"/>
          </table:table-cell>
        </table:table-row>
        <table:table-row table:style-name="Таблица28.1">
          <table:table-cell table:style-name="Таблица28.f1" table:number-columns-spanned="3" office:value-type="string">
            <text:p text:style-name="P164">Взам.</text:p>
          </table:table-cell>
          <table:covered-table-cell/>
          <table:covered-table-cell/>
          <table:table-cell table:style-name="Таблица28.f1" table:number-columns-spanned="5" office:value-type="string">
            <text:p text:style-name="P215"/>
          </table:table-cell>
          <table:covered-table-cell/>
          <table:covered-table-cell/>
          <table:covered-table-cell/>
          <table:covered-table-cell/>
          <table:table-cell table:style-name="Таблица28.f1" table:number-columns-spanned="3" office:value-type="string">
            <text:p text:style-name="P215"/>
          </table:table-cell>
          <table:covered-table-cell/>
          <table:covered-table-cell/>
          <table:table-cell table:style-name="Таблица28.f1" office:value-type="string">
            <text:p text:style-name="P215"/>
          </table:table-cell>
          <table:table-cell table:style-name="Таблица28.M3" table:number-rows-spanned="2" table:number-columns-spanned="4" office:value-type="string">
            <text:p text:style-name="P215"/>
          </table:table-cell>
          <table:covered-table-cell/>
          <table:covered-table-cell/>
          <table:covered-table-cell/>
          <table:table-cell table:style-name="Таблица28.f1" table:number-columns-spanned="2" office:value-type="string">
            <text:p text:style-name="P215"/>
          </table:table-cell>
          <table:covered-table-cell/>
          <table:table-cell table:style-name="Таблица28.f1" table:number-columns-spanned="3" office:value-type="string">
            <text:p text:style-name="P215"/>
          </table:table-cell>
          <table:covered-table-cell/>
          <table:covered-table-cell/>
          <table:table-cell table:style-name="Таблица28.f1" table:number-columns-spanned="4" office:value-type="string">
            <text:p text:style-name="P215"/>
          </table:table-cell>
          <table:covered-table-cell/>
          <table:covered-table-cell/>
          <table:covered-table-cell/>
          <table:table-cell table:style-name="Таблица28.f1" table:number-columns-spanned="4" office:value-type="string">
            <text:p text:style-name="P215"/>
          </table:table-cell>
          <table:covered-table-cell/>
          <table:covered-table-cell/>
          <table:covered-table-cell/>
          <table:table-cell table:style-name="Таблица28.f1" table:number-columns-spanned="2" office:value-type="string">
            <text:p text:style-name="P215"/>
          </table:table-cell>
          <table:covered-table-cell/>
          <table:table-cell table:style-name="Таблица28.f1" table:number-columns-spanned="2" office:value-type="string">
            <text:p text:style-name="P215"/>
          </table:table-cell>
          <table:covered-table-cell/>
          <table:table-cell table:style-name="Таблица28.f1" table:number-columns-spanned="3" office:value-type="string">
            <text:p text:style-name="P215"/>
          </table:table-cell>
          <table:covered-table-cell/>
          <table:covered-table-cell/>
          <table:table-cell table:style-name="Таблица28.f1" table:number-columns-spanned="4" office:value-type="string">
            <text:p text:style-name="P215"/>
          </table:table-cell>
          <table:covered-table-cell/>
          <table:covered-table-cell/>
          <table:covered-table-cell/>
          <table:table-cell table:style-name="Таблица28.f1" table:number-columns-spanned="3" office:value-type="string">
            <text:p text:style-name="P215"/>
          </table:table-cell>
          <table:covered-table-cell/>
          <table:covered-table-cell/>
          <table:table-cell table:style-name="Таблица28.r1" office:value-type="string">
            <text:p text:style-name="P215"/>
          </table:table-cell>
        </table:table-row>
        <table:table-row table:style-name="Таблица28.1">
          <table:table-cell table:style-name="Таблица28.f1" table:number-columns-spanned="3" office:value-type="string">
            <text:p text:style-name="P164">Подл.</text:p>
          </table:table-cell>
          <table:covered-table-cell/>
          <table:covered-table-cell/>
          <table:table-cell table:style-name="Таблица28.f1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  <table:table-cell table:style-name="Таблица28.f1" table:number-columns-spanned="3" office:value-type="string">
            <text:p text:style-name="P69"/>
          </table:table-cell>
          <table:covered-table-cell/>
          <table:covered-table-cell/>
          <table:table-cell table:style-name="Таблица28.f1" office:value-type="string">
            <text:p text:style-name="P149"/>
          </table:table-cell>
          <table:covered-table-cell table:style-name="Таблица28.M3"/>
          <table:covered-table-cell/>
          <table:covered-table-cell/>
          <table:covered-table-cell/>
          <table:table-cell table:style-name="Таблица28.f1" table:number-columns-spanned="2" office:value-type="string">
            <text:p text:style-name="P215"/>
          </table:table-cell>
          <table:covered-table-cell/>
          <table:table-cell table:style-name="Таблица28.f1" table:number-columns-spanned="3" office:value-type="string">
            <text:p text:style-name="P215"/>
          </table:table-cell>
          <table:covered-table-cell/>
          <table:covered-table-cell/>
          <table:table-cell table:style-name="Таблица28.f1" table:number-columns-spanned="4" office:value-type="string">
            <text:p text:style-name="P215"/>
          </table:table-cell>
          <table:covered-table-cell/>
          <table:covered-table-cell/>
          <table:covered-table-cell/>
          <table:table-cell table:style-name="Таблица28.f1" table:number-columns-spanned="4" office:value-type="string">
            <text:p text:style-name="P215"/>
          </table:table-cell>
          <table:covered-table-cell/>
          <table:covered-table-cell/>
          <table:covered-table-cell/>
          <table:table-cell table:style-name="Таблица28.f1" table:number-columns-spanned="2" office:value-type="string">
            <text:p text:style-name="P215"/>
          </table:table-cell>
          <table:covered-table-cell/>
          <table:table-cell table:style-name="Таблица28.f1" table:number-columns-spanned="2" office:value-type="string">
            <text:p text:style-name="P215"/>
          </table:table-cell>
          <table:covered-table-cell/>
          <table:table-cell table:style-name="Таблица28.f1" table:number-columns-spanned="3" office:value-type="string">
            <text:p text:style-name="P215"/>
          </table:table-cell>
          <table:covered-table-cell/>
          <table:covered-table-cell/>
          <table:table-cell table:style-name="Таблица28.f1" table:number-columns-spanned="4" office:value-type="string">
            <text:p text:style-name="P215"/>
          </table:table-cell>
          <table:covered-table-cell/>
          <table:covered-table-cell/>
          <table:covered-table-cell/>
          <table:table-cell table:style-name="Таблица28.f1" table:number-columns-spanned="3" office:value-type="string">
            <text:p text:style-name="P215"/>
          </table:table-cell>
          <table:covered-table-cell/>
          <table:covered-table-cell/>
          <table:table-cell table:style-name="Таблица28.r1" office:value-type="string">
            <text:p text:style-name="P215"/>
          </table:table-cell>
        </table:table-row>
        <table:table-row table:style-name="Таблица28.5">
          <table:table-cell table:style-name="Таблица28.f1" table:number-columns-spanned="23" office:value-type="string">
            <text:p text:style-name="P3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8.X5" table:number-columns-spanned="12" office:value-type="string">
            <text:p text:style-name="P3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8.j5" table:number-columns-spanned="8" office:value-type="string">
            <text:p text:style-name="P176">СМ3-92/МK-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8.r5" office:value-type="string">
            <text:p text:style-name="P392">11</text:p>
          </table:table-cell>
        </table:table-row>
        <table:table-row table:style-name="Таблица28.6">
          <table:table-cell table:style-name="Таблица28.f1" table:number-rows-spanned="3" table:number-columns-spanned="2" office:value-type="string">
            <text:p text:style-name="P215"/>
          </table:table-cell>
          <table:covered-table-cell/>
          <table:table-cell table:style-name="Таблица28.f1" table:number-columns-spanned="3" office:value-type="string">
            <text:p text:style-name="P215"/>
          </table:table-cell>
          <table:covered-table-cell/>
          <table:covered-table-cell/>
          <table:table-cell table:style-name="Таблица28.f1" table:number-columns-spanned="2" office:value-type="string">
            <text:p text:style-name="P215"/>
          </table:table-cell>
          <table:covered-table-cell/>
          <table:table-cell table:style-name="Таблица28.f1" table:number-columns-spanned="4" office:value-type="string">
            <text:p text:style-name="P215"/>
          </table:table-cell>
          <table:covered-table-cell/>
          <table:covered-table-cell/>
          <table:covered-table-cell/>
          <table:table-cell table:style-name="Таблица28.f1" table:number-columns-spanned="2" office:value-type="string">
            <text:p text:style-name="P215"/>
          </table:table-cell>
          <table:covered-table-cell/>
          <table:table-cell table:style-name="Таблица28.f1" office:value-type="string">
            <text:p text:style-name="P215"/>
          </table:table-cell>
          <table:table-cell table:style-name="Таблица28.f1" office:value-type="string">
            <text:p text:style-name="P215"/>
          </table:table-cell>
          <table:table-cell table:style-name="Таблица28.f1" table:number-columns-spanned="2" office:value-type="string">
            <text:p text:style-name="P215"/>
          </table:table-cell>
          <table:covered-table-cell/>
          <table:table-cell table:style-name="Таблица28.f1" table:number-columns-spanned="3" office:value-type="string">
            <text:p text:style-name="P215"/>
          </table:table-cell>
          <table:covered-table-cell/>
          <table:covered-table-cell/>
          <table:table-cell table:style-name="Таблица28.X5" table:number-columns-spanned="4" office:value-type="string">
            <text:p text:style-name="P295"/>
          </table:table-cell>
          <table:covered-table-cell/>
          <table:covered-table-cell/>
          <table:covered-table-cell/>
          <table:table-cell table:style-name="Таблица28.Y6" table:number-columns-spanned="4" office:value-type="string">
            <text:p text:style-name="P295"/>
          </table:table-cell>
          <table:covered-table-cell/>
          <table:covered-table-cell/>
          <table:covered-table-cell/>
          <table:table-cell table:style-name="Таблица28.c6" table:number-rows-spanned="3" table:number-columns-spanned="10" office:value-type="string">
            <text:p text:style-name="P15">СМ3-92-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8.m6" table:number-rows-spanned="3" table:number-columns-spanned="6" office:value-type="string">
            <text:p text:style-name="P4">СМ3-92/ТП-20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8.6">
          <table:covered-table-cell table:style-name="Таблица28.f1"/>
          <table:covered-table-cell/>
          <table:table-cell table:style-name="Таблица28.f1" table:number-columns-spanned="3" office:value-type="string">
            <text:p text:style-name="P215"/>
          </table:table-cell>
          <table:covered-table-cell/>
          <table:covered-table-cell/>
          <table:table-cell table:style-name="Таблица28.f1" table:number-columns-spanned="2" office:value-type="string">
            <text:p text:style-name="P272"/>
          </table:table-cell>
          <table:covered-table-cell/>
          <table:table-cell table:style-name="Таблица28.f1" table:number-columns-spanned="4" office:value-type="string">
            <text:p text:style-name="P215"/>
          </table:table-cell>
          <table:covered-table-cell/>
          <table:covered-table-cell/>
          <table:covered-table-cell/>
          <table:table-cell table:style-name="Таблица28.f1" table:number-columns-spanned="2" office:value-type="string">
            <text:p text:style-name="P386"/>
          </table:table-cell>
          <table:covered-table-cell/>
          <table:table-cell table:style-name="Таблица28.f1" office:value-type="string">
            <text:p text:style-name="P272"/>
          </table:table-cell>
          <table:table-cell table:style-name="Таблица28.f1" office:value-type="string">
            <text:p text:style-name="P215"/>
          </table:table-cell>
          <table:table-cell table:style-name="Таблица28.f1" table:number-columns-spanned="2" office:value-type="string">
            <text:p text:style-name="P215"/>
          </table:table-cell>
          <table:covered-table-cell/>
          <table:table-cell table:style-name="Таблица28.f1" table:number-columns-spanned="3" office:value-type="string">
            <text:p text:style-name="P215"/>
          </table:table-cell>
          <table:covered-table-cell/>
          <table:covered-table-cell/>
          <table:table-cell table:style-name="Таблица28.f1" table:number-columns-spanned="4" office:value-type="string">
            <text:p text:style-name="P215"/>
          </table:table-cell>
          <table:covered-table-cell/>
          <table:covered-table-cell/>
          <table:covered-table-cell/>
          <table:table-cell table:style-name="Таблица28.Y7" table:number-columns-spanned="4" office:value-type="string">
            <text:p text:style-name="P215"/>
          </table:table-cell>
          <table:covered-table-cell/>
          <table:covered-table-cell/>
          <table:covered-table-cell/>
          <table:covered-table-cell table:style-name="Таблица28.c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8.m6"/>
          <table:covered-table-cell/>
          <table:covered-table-cell/>
          <table:covered-table-cell/>
          <table:covered-table-cell/>
          <table:covered-table-cell/>
        </table:table-row>
        <table:table-row table:style-name="Таблица28.6">
          <table:covered-table-cell table:style-name="Таблица28.f1"/>
          <table:covered-table-cell/>
          <table:table-cell table:style-name="Таблица28.C8" table:number-columns-spanned="3" office:value-type="string">
            <text:p text:style-name="P247"/>
          </table:table-cell>
          <table:covered-table-cell/>
          <table:covered-table-cell/>
          <table:table-cell table:style-name="Таблица28.F8" table:number-columns-spanned="2" office:value-type="string">
            <text:p text:style-name="P248"/>
          </table:table-cell>
          <table:covered-table-cell/>
          <table:table-cell table:style-name="Таблица28.H8" table:number-columns-spanned="4" office:value-type="string">
            <text:p text:style-name="P249"/>
          </table:table-cell>
          <table:covered-table-cell/>
          <table:covered-table-cell/>
          <table:covered-table-cell/>
          <table:table-cell table:style-name="Таблица28.L8" table:number-columns-spanned="2" office:value-type="string">
            <text:p text:style-name="P247"/>
          </table:table-cell>
          <table:covered-table-cell/>
          <table:table-cell table:style-name="Таблица28.N8" office:value-type="string">
            <text:p text:style-name="P215"/>
          </table:table-cell>
          <table:table-cell table:style-name="Таблица28.O8" office:value-type="string">
            <text:p text:style-name="P215"/>
          </table:table-cell>
          <table:table-cell table:style-name="Таблица28.P8" table:number-columns-spanned="2" office:value-type="string">
            <text:p text:style-name="P215"/>
          </table:table-cell>
          <table:covered-table-cell/>
          <table:table-cell table:style-name="Таблица28.R8" table:number-columns-spanned="3" office:value-type="string">
            <text:p text:style-name="P215"/>
          </table:table-cell>
          <table:covered-table-cell/>
          <table:covered-table-cell/>
          <table:table-cell table:style-name="Таблица28.U8" table:number-columns-spanned="4" office:value-type="string">
            <text:p text:style-name="P215"/>
          </table:table-cell>
          <table:covered-table-cell/>
          <table:covered-table-cell/>
          <table:covered-table-cell/>
          <table:table-cell table:style-name="Таблица28.Y8" table:number-columns-spanned="4" office:value-type="string">
            <text:p text:style-name="P215"/>
          </table:table-cell>
          <table:covered-table-cell/>
          <table:covered-table-cell/>
          <table:covered-table-cell/>
          <table:covered-table-cell table:style-name="Таблица28.c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8.m6"/>
          <table:covered-table-cell/>
          <table:covered-table-cell/>
          <table:covered-table-cell/>
          <table:covered-table-cell/>
          <table:covered-table-cell/>
        </table:table-row>
        <table:table-row table:style-name="Таблица28.9">
          <table:table-cell table:style-name="Таблица28.A9" office:value-type="string">
            <text:p text:style-name="P179">А</text:p>
          </table:table-cell>
          <table:table-cell table:style-name="Таблица28.B9" table:number-columns-spanned="3" office:value-type="string">
            <text:p text:style-name="P285">Цех</text:p>
          </table:table-cell>
          <table:covered-table-cell/>
          <table:covered-table-cell/>
          <table:table-cell table:style-name="Таблица28.E9" table:number-columns-spanned="2" office:value-type="string">
            <text:p text:style-name="P286">Уч</text:p>
          </table:table-cell>
          <table:covered-table-cell/>
          <table:table-cell table:style-name="Таблица28.E9" table:number-columns-spanned="3" office:value-type="string">
            <text:p text:style-name="P286">РМ</text:p>
          </table:table-cell>
          <table:covered-table-cell/>
          <table:covered-table-cell/>
          <table:table-cell table:style-name="Таблица28.E9" office:value-type="string">
            <text:p text:style-name="P286">Опер</text:p>
          </table:table-cell>
          <table:table-cell table:style-name="Таблица28.E9" table:number-columns-spanned="9" office:value-type="string">
            <text:p text:style-name="P286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8.T9" table:number-columns-spanned="25" office:value-type="string">
            <text:p text:style-name="P286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8.9">
          <table:table-cell table:style-name="Таблица28.A9" office:value-type="string">
            <text:p text:style-name="P179">Б</text:p>
          </table:table-cell>
          <table:table-cell table:style-name="Таблица28.B10" table:number-columns-spanned="18" office:value-type="string">
            <text:p text:style-name="P286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8.T10" office:value-type="string">
            <text:p text:style-name="P286">СМ</text:p>
          </table:table-cell>
          <table:table-cell table:style-name="Таблица28.T10" table:number-columns-spanned="2" office:value-type="string">
            <text:p text:style-name="P286">Проф</text:p>
          </table:table-cell>
          <table:covered-table-cell/>
          <table:table-cell table:style-name="Таблица28.T10" table:number-columns-spanned="4" office:value-type="string">
            <text:p text:style-name="P286">Р</text:p>
          </table:table-cell>
          <table:covered-table-cell/>
          <table:covered-table-cell/>
          <table:covered-table-cell/>
          <table:table-cell table:style-name="Таблица28.T10" office:value-type="string">
            <text:p text:style-name="P286">УТ</text:p>
          </table:table-cell>
          <table:table-cell table:style-name="Таблица28.T10" table:number-columns-spanned="3" office:value-type="string">
            <text:p text:style-name="P286">КР</text:p>
          </table:table-cell>
          <table:covered-table-cell/>
          <table:covered-table-cell/>
          <table:table-cell table:style-name="Таблица28.T10" table:number-columns-spanned="2" office:value-type="string">
            <text:p text:style-name="P286">КОИД</text:p>
          </table:table-cell>
          <table:covered-table-cell/>
          <table:table-cell table:style-name="Таблица28.T10" table:number-columns-spanned="2" office:value-type="string">
            <text:p text:style-name="P286">ЕН</text:p>
          </table:table-cell>
          <table:covered-table-cell/>
          <table:table-cell table:style-name="Таблица28.T10" table:number-columns-spanned="4" office:value-type="string">
            <text:p text:style-name="P286">ОП</text:p>
          </table:table-cell>
          <table:covered-table-cell/>
          <table:covered-table-cell/>
          <table:covered-table-cell/>
          <table:table-cell table:style-name="Таблица28.T10" office:value-type="string">
            <text:p text:style-name="P286">Кшт</text:p>
          </table:table-cell>
          <table:table-cell table:style-name="Таблица28.T10" table:number-columns-spanned="2" office:value-type="string">
            <text:p text:style-name="P15"><text:span text:style-name="T121">Т</text:span><text:span text:style-name="T116">п.з.</text:span></text:p>
          </table:table-cell>
          <table:covered-table-cell/>
          <table:table-cell table:style-name="Таблица28.A9" table:number-columns-spanned="3" office:value-type="string">
            <text:p text:style-name="P15"><text:span text:style-name="T121">Т</text:span><text:span text:style-name="T116">шт.</text:span></text:p>
          </table:table-cell>
          <table:covered-table-cell/>
          <table:covered-table-cell/>
        </table:table-row>
        <table:table-row table:style-name="Таблица28.9">
          <table:table-cell table:style-name="Таблица28.T10" office:value-type="string">
            <text:p text:style-name="P179">К/М</text:p>
          </table:table-cell>
          <table:table-cell table:style-name="Таблица28.T9" table:number-columns-spanned="18" office:value-type="string">
            <text:p text:style-name="P286">Наименование детали, сб. единицы или материал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8.B10" table:number-columns-spanned="13" office:value-type="string">
            <text:p text:style-name="P286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8.g11" table:number-columns-spanned="2" office:value-type="string">
            <text:p text:style-name="P286">ОПП</text:p>
          </table:table-cell>
          <table:covered-table-cell/>
          <table:table-cell table:style-name="Таблица28.g11" table:number-columns-spanned="4" office:value-type="string">
            <text:p text:style-name="P286">ЕВ</text:p>
          </table:table-cell>
          <table:covered-table-cell/>
          <table:covered-table-cell/>
          <table:covered-table-cell/>
          <table:table-cell table:style-name="Таблица28.g11" office:value-type="string">
            <text:p text:style-name="P286">ЕН</text:p>
          </table:table-cell>
          <table:table-cell table:style-name="Таблица28.g11" table:number-columns-spanned="2" office:value-type="string">
            <text:p text:style-name="P286">КИ</text:p>
          </table:table-cell>
          <table:covered-table-cell/>
          <table:table-cell table:style-name="Таблица28.p11" table:number-columns-spanned="3" office:value-type="string">
            <text:p text:style-name="P286">Н. расх.</text:p>
          </table:table-cell>
          <table:covered-table-cell/>
          <table:covered-table-cell/>
        </table:table-row>
        <table:table-row table:style-name="Таблица28.12">
          <table:table-cell table:style-name="Таблица28.X5" office:value-type="string">
            <text:p text:style-name="P170"><text:s/>01</text:p>
          </table:table-cell>
          <table:table-cell table:style-name="Таблица28.r1" table:number-columns-spanned="43" office:value-type="string">
            <text:p text:style-name="P351"><text:span text:style-name="T15">При сборке </text:span><text:span text:style-name="T137">гидроцикла</text:span><text:span text:style-name="T15"> образуются отходы: твердые и жидкие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8.12">
          <table:table-cell table:style-name="Таблица28.X5" office:value-type="string">
            <text:p text:style-name="P170">02</text:p>
          </table:table-cell>
          <table:table-cell table:style-name="Таблица28.r1" table:number-columns-spanned="43" office:value-type="string">
            <text:p text:style-name="P338"><text:s text:c="2"/>Твердые отходы: ткань х/б в количестве приблизительно1кг, использованная для удаления излишек клея, обезжиривания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8.12">
          <table:table-cell table:style-name="Таблица28.X5" office:value-type="string">
            <text:p text:style-name="P170">03</text:p>
          </table:table-cell>
          <table:table-cell table:style-name="Таблица28.r1" table:number-columns-spanned="43" office:value-type="string">
            <text:p text:style-name="P338">комплектующих деталей и поверхностей панели; пленка полиэтиленовая с остатками клея; использованные резиновые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8.12">
          <table:table-cell table:style-name="Таблица28.X5" office:value-type="string">
            <text:p text:style-name="P170">04</text:p>
          </table:table-cell>
          <table:table-cell table:style-name="Таблица28.r1" table:number-columns-spanned="43" office:value-type="string">
            <text:p text:style-name="P336"><text:s/>перчатки; использованные образцы-свидетели клея; <text:s/>использованная шкурка шлифовальная <text:s/>собираются в тару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8.12">
          <table:table-cell table:style-name="Таблица28.X5" office:value-type="string">
            <text:p text:style-name="P170">05</text:p>
          </table:table-cell>
          <table:table-cell table:style-name="Таблица28.r1" table:number-columns-spanned="43" office:value-type="string">
            <text:p text:style-name="P336"><text:s/>промышленную с открывающимся дном СПР-10429/02, захоронение согласно <text:s/>5761924.25000.00084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8.12">
          <table:table-cell table:style-name="Таблица28.X5" office:value-type="string">
            <text:p text:style-name="P170">06</text:p>
          </table:table-cell>
          <table:table-cell table:style-name="Таблица28.r1" table:number-columns-spanned="43" office:value-type="string">
            <text:p text:style-name="P337"><text:s/>Выбросы в атмосферу: этилацетат в незначительных количествах <text:span text:style-name="T237">ацетона</text:span><text:span text:style-name="T240"> </text:span>удаляется из рабочей зоны через вытяжну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8.12">
          <table:table-cell table:style-name="Таблица28.X5" office:value-type="string">
            <text:p text:style-name="P170">07</text:p>
          </table:table-cell>
          <table:table-cell table:style-name="Таблица28.r1" table:number-columns-spanned="43" office:value-type="string">
            <text:p text:style-name="P337">систему вентиляции <text:s/>В-2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8.12">
          <table:table-cell table:style-name="Таблица28.X5" office:value-type="string">
            <text:p text:style-name="P170">08</text:p>
          </table:table-cell>
          <table:table-cell table:style-name="Таблица28.r1" table:number-columns-spanned="43" office:value-type="string">
            <text:p text:style-name="P350"><text:s text:c="2"/>Жидкие отходы <text:span text:style-name="T241">(</text:span>ацетон<text:span text:style-name="T241">)</text:span> <text:span text:style-name="T242">собирать и хранить</text:span> в <text:span text:style-name="T242">металлические емкости</text:span> <text:span text:style-name="T242">с плотно закрывающимися крышками на <text:s/>участке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8.12">
          <table:table-cell table:style-name="Таблица28.X5" office:value-type="string">
            <text:p text:style-name="P170">09</text:p>
          </table:table-cell>
          <table:table-cell table:style-name="Таблица28.r1" table:number-columns-spanned="43" office:value-type="string">
            <text:p text:style-name="P339">временного хранения отходов ЛВЖ. На каждой емкости должна быть этикетка с указанием наименования ЛВЖ, даты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8.12">
          <table:table-cell table:style-name="Таблица28.X5" office:value-type="string">
            <text:p text:style-name="P170">10</text:p>
          </table:table-cell>
          <table:table-cell table:style-name="Таблица28.r1" table:number-columns-spanned="43" office:value-type="string">
            <text:p text:style-name="P339">слива, количества, подписи лица, ответственного за хранение отходов <text:s/>ЛВЖ.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8.12">
          <table:table-cell table:style-name="Таблица28.X5" office:value-type="string">
            <text:p text:style-name="P170">11</text:p>
          </table:table-cell>
          <table:table-cell table:style-name="Таблица28.r1" table:number-columns-spanned="43" office:value-type="string">
            <text:p text:style-name="P339">Участок должен быть оборудован приточно-вытяжной вентиляцией и средствами пожаротушения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8.12">
          <table:table-cell table:style-name="Таблица28.X5" office:value-type="string">
            <text:p text:style-name="P170">12</text:p>
          </table:table-cell>
          <table:table-cell table:style-name="Таблица28.r1" table:number-columns-spanned="43" office:value-type="string">
            <text:p text:style-name="P340">По мере накопления <text:s/>вывозить отходы ЛВЖ по договору на утилизацию в сторонние организации, имеющие лицензи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8.12">
          <table:table-cell table:style-name="Таблица28.X5" office:value-type="string">
            <text:p text:style-name="P170">13</text:p>
          </table:table-cell>
          <table:table-cell table:style-name="Таблица28.r1" table:number-columns-spanned="43" office:value-type="string">
            <text:p text:style-name="P307"><text:span text:style-name="T235">на данный вид деятельности.</text:span><text:span text:style-name="T234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8.12">
          <table:table-cell table:style-name="Таблица28.X5" office:value-type="string">
            <text:p text:style-name="P170">14</text:p>
          </table:table-cell>
          <table:table-cell table:style-name="Таблица28.r1" table:number-columns-spanned="43" office:value-type="string">
            <text:p text:style-name="P352"><text:span text:style-name="T243">Все операции с герметиком, связующим выполнять в индивидуальных средствах защиты (перчатк</text:span><text:span text:style-name="T180">ах</text:span><text:span text:style-name="T243">, маск</text:span><text:span text:style-name="T180">ах</text:span><text:span text:style-name="T243">,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8.12">
          <table:table-cell table:style-name="Таблица28.X5" office:value-type="string">
            <text:p text:style-name="P170">15</text:p>
          </table:table-cell>
          <table:table-cell table:style-name="Таблица28.r1" table:number-columns-spanned="43" office:value-type="string">
            <text:p text:style-name="P353">респираторах)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8.12">
          <table:table-cell table:style-name="Таблица28.X5" office:value-type="string">
            <text:p text:style-name="P170">16</text:p>
          </table:table-cell>
          <table:table-cell table:style-name="Таблица28.r1" table:number-columns-spanned="43" office:value-type="string">
            <text:p text:style-name="P354"><text:span text:style-name="Основной_20_шрифт_20_абзаца"><text:span text:style-name="T219">Установить во все </text:span></text:span><text:span text:style-name="Основной_20_шрифт_20_абзаца"><text:span text:style-name="T220">резьбовые</text:span></text:span><text:span text:style-name="Основной_20_шрифт_20_абзаца"><text:span text:style-name="T219"> отверстия <text:s/>пробки из </text:span></text:span><text:span text:style-name="Основной_20_шрифт_20_абзаца"><text:span text:style-name="T150">поролона </text:span></text:span><text:span text:style-name="Основной_20_шрифт_20_абзаца"><text:span text:style-name="T219"><text:s/>по действующей ДС </text:span></text:span><text:span text:style-name="Основной_20_шрифт_20_абзаца"><text:span text:style-name="T220">или </text:span></text:span><text:span text:style-name="Основной_20_шрифт_20_абзаца"><text:span text:style-name="T219">отверстия небольшого диаметра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8.28">
          <table:table-cell table:style-name="Таблица28.r5" office:value-type="string">
            <text:p text:style-name="P170">17</text:p>
          </table:table-cell>
          <table:table-cell table:style-name="Таблица28.B28" table:number-columns-spanned="43" office:value-type="string">
            <text:p text:style-name="P354"><text:span text:style-name="Основной_20_шрифт_20_абзаца"><text:span text:style-name="T219">заклеить скотчем по действующей ДС, </text:span></text:span><text:span text:style-name="Основной_20_шрифт_20_абзаца"><text:span text:style-name="T220">от попадан</text:span></text:span><text:span text:style-name="Основной_20_шрифт_20_абзаца"><text:span text:style-name="T151">и</text:span></text:span><text:span text:style-name="Основной_20_шрифт_20_абзаца"><text:span text:style-name="T220">я связующего</text:span></text:span><text:span text:style-name="Основной_20_шрифт_20_абзаца"><text:span text:style-name="T219">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8.29">
          <table:table-cell table:style-name="Таблица28.A29" table:number-columns-spanned="3" office:value-type="string">
            <text:p text:style-name="P222">КТП</text:p>
          </table:table-cell>
          <table:covered-table-cell/>
          <table:covered-table-cell/>
          <table:table-cell table:style-name="Таблица28.A29" table:number-columns-spanned="34" office:value-type="string">
            <text:p text:style-name="P222">Карта технологического процес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8.A29" table:number-columns-spanned="5" office:value-type="string">
            <text:p text:style-name="P50"/>
          </table:table-cell>
          <table:covered-table-cell/>
          <table:covered-table-cell/>
          <table:covered-table-cell/>
          <table:covered-table-cell/>
          <table:table-cell table:style-name="Таблица28.q29" table:number-columns-spanned="2" office:value-type="string">
            <text:p text:style-name="P50"/>
          </table:table-cell>
          <table:covered-table-cell/>
        </table:table-row>
      </table:table>
      <text:p text:style-name="P63"/>
      <text:p text:style-name="P63"><text:soft-page-break/>ГОСТ3.1121-84 Форма 1б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B"/>
        <table:table-column table:style-name="Таблица10.E"/>
        <table:table-column table:style-name="Таблица10.F"/>
        <table:table-column table:style-name="Таблица10.G"/>
        <table:table-column table:style-name="Таблица10.H"/>
        <table:table-column table:style-name="Таблица10.I"/>
        <table:table-column table:style-name="Таблица10.B"/>
        <table:table-column table:style-name="Таблица10.K"/>
        <table:table-column table:style-name="Таблица10.L"/>
        <table:table-column table:style-name="Таблица10.M"/>
        <table:table-column table:style-name="Таблица10.N"/>
        <table:table-column table:style-name="Таблица10.O"/>
        <table:table-column table:style-name="Таблица10.P"/>
        <table:table-column table:style-name="Таблица10.Q"/>
        <table:table-column table:style-name="Таблица10.F"/>
        <table:table-column table:style-name="Таблица10.E"/>
        <table:table-column table:style-name="Таблица10.Q"/>
        <table:table-column table:style-name="Таблица10.U"/>
        <table:table-column table:style-name="Таблица10.V"/>
        <table:table-column table:style-name="Таблица10.W"/>
        <table:table-column table:style-name="Таблица10.X"/>
        <table:table-column table:style-name="Таблица10.Y"/>
        <table:table-column table:style-name="Таблица10.Z"/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column table:style-name="Таблица10.g"/>
        <table:table-column table:style-name="Таблица10.I"/>
        <table:table-column table:style-name="Таблица10.i"/>
        <table:table-column table:style-name="Таблица10.W"/>
        <table:table-column table:style-name="Таблица10.k"/>
        <table:table-column table:style-name="Таблица10.l"/>
        <table:table-column table:style-name="Таблица10.m"/>
        <table:table-column table:style-name="Таблица10.n"/>
        <table:table-column table:style-name="Таблица10.o"/>
        <table:table-column table:style-name="Таблица10.p"/>
        <table:table-column table:style-name="Таблица10.q"/>
        <table:table-column table:style-name="Таблица10.G"/>
        <table:table-column table:style-name="Таблица10.s"/>
        <table:table-row table:style-name="Таблица10.1">
          <table:table-cell table:style-name="Таблица10.A1" table:number-columns-spanned="32" office:value-type="string">
            <text:p text:style-name="Table_20_Heading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g1" table:number-columns-spanned="2" office:value-type="string">
            <text:p text:style-name="P162"/>
          </table:table-cell>
          <table:covered-table-cell/>
          <table:table-cell table:style-name="Таблица10.g1" table:number-columns-spanned="3" office:value-type="string">
            <text:p text:style-name="P162"/>
          </table:table-cell>
          <table:covered-table-cell/>
          <table:covered-table-cell/>
          <table:table-cell table:style-name="Таблица10.g1" table:number-columns-spanned="4" office:value-type="string">
            <text:p text:style-name="P162"/>
          </table:table-cell>
          <table:covered-table-cell/>
          <table:covered-table-cell/>
          <table:covered-table-cell/>
          <table:table-cell table:style-name="Таблица10.g1" table:number-columns-spanned="3" office:value-type="string">
            <text:p text:style-name="P162"/>
          </table:table-cell>
          <table:covered-table-cell/>
          <table:covered-table-cell/>
          <table:table-cell table:style-name="Таблица10.s1" office:value-type="string">
            <text:p text:style-name="P162"/>
          </table:table-cell>
        </table:table-row>
        <table:table-row table:style-name="Таблица10.1">
          <table:table-cell table:style-name="Таблица10.g1" table:number-columns-spanned="3" office:value-type="string">
            <text:p text:style-name="P162">Дубл.</text:p>
          </table:table-cell>
          <table:covered-table-cell/>
          <table:covered-table-cell/>
          <table:table-cell table:style-name="Таблица10.g1" table:number-columns-spanned="6" office:value-type="string">
            <text:p text:style-name="P21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0.g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10.g1" office:value-type="string">
            <text:p text:style-name="P213"/>
          </table:table-cell>
          <table:table-cell table:style-name="Таблица10.O2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10.S2" table:number-columns-spanned="2" office:value-type="string">
            <text:p text:style-name="P213"/>
          </table:table-cell>
          <table:covered-table-cell/>
          <table:table-cell table:style-name="Таблица10.S2" table:number-columns-spanned="3" office:value-type="string">
            <text:p text:style-name="P213"/>
          </table:table-cell>
          <table:covered-table-cell/>
          <table:covered-table-cell/>
          <table:table-cell table:style-name="Таблица10.S2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10.S2" table:number-columns-spanned="3" office:value-type="string">
            <text:p text:style-name="P213"/>
          </table:table-cell>
          <table:covered-table-cell/>
          <table:covered-table-cell/>
          <table:table-cell table:style-name="Таблица10.S2" table:number-columns-spanned="2" office:value-type="string">
            <text:p text:style-name="P213"/>
          </table:table-cell>
          <table:covered-table-cell/>
          <table:table-cell table:style-name="Таблица10.g1" table:number-columns-spanned="2" office:value-type="string">
            <text:p text:style-name="P213"/>
          </table:table-cell>
          <table:covered-table-cell/>
          <table:table-cell table:style-name="Таблица10.g1" table:number-columns-spanned="3" office:value-type="string">
            <text:p text:style-name="P213"/>
          </table:table-cell>
          <table:covered-table-cell/>
          <table:covered-table-cell/>
          <table:table-cell table:style-name="Таблица10.g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10.g1" table:number-columns-spanned="3" office:value-type="string">
            <text:p text:style-name="P213"/>
          </table:table-cell>
          <table:covered-table-cell/>
          <table:covered-table-cell/>
          <table:table-cell table:style-name="Таблица10.s1" office:value-type="string">
            <text:p text:style-name="P213"/>
          </table:table-cell>
        </table:table-row>
        <table:table-row table:style-name="Таблица10.1">
          <table:table-cell table:style-name="Таблица10.g1" table:number-columns-spanned="3" office:value-type="string">
            <text:p text:style-name="P162">Взам.</text:p>
          </table:table-cell>
          <table:covered-table-cell/>
          <table:covered-table-cell/>
          <table:table-cell table:style-name="Таблица10.g1" table:number-columns-spanned="6" office:value-type="string">
            <text:p text:style-name="P21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0.g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10.g1" office:value-type="string">
            <text:p text:style-name="P213"/>
          </table:table-cell>
          <table:table-cell table:style-name="Таблица10.O3" table:number-rows-spanned="2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10.g1" table:number-columns-spanned="2" office:value-type="string">
            <text:p text:style-name="P213"/>
          </table:table-cell>
          <table:covered-table-cell/>
          <table:table-cell table:style-name="Таблица10.g1" table:number-columns-spanned="3" office:value-type="string">
            <text:p text:style-name="P213"/>
          </table:table-cell>
          <table:covered-table-cell/>
          <table:covered-table-cell/>
          <table:table-cell table:style-name="Таблица10.g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10.g1" table:number-columns-spanned="3" office:value-type="string">
            <text:p text:style-name="P213"/>
          </table:table-cell>
          <table:covered-table-cell/>
          <table:covered-table-cell/>
          <table:table-cell table:style-name="Таблица10.g1" table:number-columns-spanned="2" office:value-type="string">
            <text:p text:style-name="P213"/>
          </table:table-cell>
          <table:covered-table-cell/>
          <table:table-cell table:style-name="Таблица10.g1" table:number-columns-spanned="2" office:value-type="string">
            <text:p text:style-name="P213"/>
          </table:table-cell>
          <table:covered-table-cell/>
          <table:table-cell table:style-name="Таблица10.g1" table:number-columns-spanned="3" office:value-type="string">
            <text:p text:style-name="P213"/>
          </table:table-cell>
          <table:covered-table-cell/>
          <table:covered-table-cell/>
          <table:table-cell table:style-name="Таблица10.g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10.g1" table:number-columns-spanned="3" office:value-type="string">
            <text:p text:style-name="P213"/>
          </table:table-cell>
          <table:covered-table-cell/>
          <table:covered-table-cell/>
          <table:table-cell table:style-name="Таблица10.s1" office:value-type="string">
            <text:p text:style-name="P213"/>
          </table:table-cell>
        </table:table-row>
        <table:table-row table:style-name="Таблица10.1">
          <table:table-cell table:style-name="Таблица10.g1" table:number-columns-spanned="3" office:value-type="string">
            <text:p text:style-name="P162">Подл.</text:p>
          </table:table-cell>
          <table:covered-table-cell/>
          <table:covered-table-cell/>
          <table:table-cell table:style-name="Таблица10.g1" table:number-columns-spanned="6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0.g1" table:number-columns-spanned="4" office:value-type="string">
            <text:p text:style-name="P67"/>
          </table:table-cell>
          <table:covered-table-cell/>
          <table:covered-table-cell/>
          <table:covered-table-cell/>
          <table:table-cell table:style-name="Таблица10.g1" office:value-type="string">
            <text:p text:style-name="P147"/>
          </table:table-cell>
          <table:covered-table-cell table:style-name="Таблица10.O3"/>
          <table:covered-table-cell/>
          <table:covered-table-cell/>
          <table:covered-table-cell/>
          <table:table-cell table:style-name="Таблица10.g1" table:number-columns-spanned="2" office:value-type="string">
            <text:p text:style-name="P213"/>
          </table:table-cell>
          <table:covered-table-cell/>
          <table:table-cell table:style-name="Таблица10.g1" table:number-columns-spanned="3" office:value-type="string">
            <text:p text:style-name="P213"/>
          </table:table-cell>
          <table:covered-table-cell/>
          <table:covered-table-cell/>
          <table:table-cell table:style-name="Таблица10.g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10.g1" table:number-columns-spanned="3" office:value-type="string">
            <text:p text:style-name="P213"/>
          </table:table-cell>
          <table:covered-table-cell/>
          <table:covered-table-cell/>
          <table:table-cell table:style-name="Таблица10.g1" table:number-columns-spanned="2" office:value-type="string">
            <text:p text:style-name="P213"/>
          </table:table-cell>
          <table:covered-table-cell/>
          <table:table-cell table:style-name="Таблица10.g1" table:number-columns-spanned="2" office:value-type="string">
            <text:p text:style-name="P213"/>
          </table:table-cell>
          <table:covered-table-cell/>
          <table:table-cell table:style-name="Таблица10.g1" table:number-columns-spanned="3" office:value-type="string">
            <text:p text:style-name="P213"/>
          </table:table-cell>
          <table:covered-table-cell/>
          <table:covered-table-cell/>
          <table:table-cell table:style-name="Таблица10.g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10.g1" table:number-columns-spanned="3" office:value-type="string">
            <text:p text:style-name="P213"/>
          </table:table-cell>
          <table:covered-table-cell/>
          <table:covered-table-cell/>
          <table:table-cell table:style-name="Таблица10.s1" office:value-type="string">
            <text:p text:style-name="P213"/>
          </table:table-cell>
        </table:table-row>
        <table:table-row table:style-name="Таблица10.5">
          <table:table-cell table:style-name="Таблица10.g1" table:number-columns-spanned="2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a5" table:number-columns-spanned="10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k5"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s5" office:value-type="string">
            <text:p text:style-name="P13">1<text:span text:style-name="T261">2</text:span></text:p>
          </table:table-cell>
        </table:table-row>
        <table:table-row table:style-name="Таблица10.6">
          <table:table-cell table:style-name="Таблица10.g1" table:number-rows-spanned="3" table:number-columns-spanned="2" office:value-type="string">
            <text:p text:style-name="P213"/>
          </table:table-cell>
          <table:covered-table-cell/>
          <table:table-cell table:style-name="Таблица10.g1" table:number-columns-spanned="3" office:value-type="string">
            <text:p text:style-name="P213"/>
          </table:table-cell>
          <table:covered-table-cell/>
          <table:covered-table-cell/>
          <table:table-cell table:style-name="Таблица10.g1" table:number-columns-spanned="3" office:value-type="string">
            <text:p text:style-name="P213"/>
          </table:table-cell>
          <table:covered-table-cell/>
          <table:covered-table-cell/>
          <table:table-cell table:style-name="Таблица10.g1" table:number-columns-spanned="5" office:value-type="string">
            <text:p text:style-name="P213"/>
          </table:table-cell>
          <table:covered-table-cell/>
          <table:covered-table-cell/>
          <table:covered-table-cell/>
          <table:covered-table-cell/>
          <table:table-cell table:style-name="Таблица10.g1" table:number-columns-spanned="2" office:value-type="string">
            <text:p text:style-name="P213"/>
          </table:table-cell>
          <table:covered-table-cell/>
          <table:table-cell table:style-name="Таблица10.g1" office:value-type="string">
            <text:p text:style-name="P213"/>
          </table:table-cell>
          <table:table-cell table:style-name="Таблица10.g1" office:value-type="string">
            <text:p text:style-name="P213"/>
          </table:table-cell>
          <table:table-cell table:style-name="Таблица10.g1" table:number-columns-spanned="2" office:value-type="string">
            <text:p text:style-name="P213"/>
          </table:table-cell>
          <table:covered-table-cell/>
          <table:table-cell table:style-name="Таблица10.g1" table:number-columns-spanned="3" office:value-type="string">
            <text:p text:style-name="P213"/>
          </table:table-cell>
          <table:covered-table-cell/>
          <table:covered-table-cell/>
          <table:table-cell table:style-name="Таблица10.a5" table:number-columns-spanned="3" office:value-type="string">
            <text:p text:style-name="P293"/>
          </table:table-cell>
          <table:covered-table-cell/>
          <table:covered-table-cell/>
          <table:table-cell table:style-name="Таблица10.Z6" table:number-columns-spanned="3" office:value-type="string">
            <text:p text:style-name="P293"/>
          </table:table-cell>
          <table:covered-table-cell/>
          <table:covered-table-cell/>
          <table:table-cell table:style-name="Таблица10.c6" table:number-rows-spanned="3" table:number-columns-spanned="11" office:value-type="string">
            <text:p text:style-name="P44">СМ3-92-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n6" table:number-rows-spanned="3" table:number-columns-spanned="6" office:value-type="string">
            <text:p text:style-name="P2">СМ3-92/ТП-20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0.6">
          <table:covered-table-cell table:style-name="Таблица10.g1"/>
          <table:covered-table-cell/>
          <table:table-cell table:style-name="Таблица10.g1" table:number-columns-spanned="3" office:value-type="string">
            <text:p text:style-name="P213"/>
          </table:table-cell>
          <table:covered-table-cell/>
          <table:covered-table-cell/>
          <table:table-cell table:style-name="Таблица10.g1" table:number-columns-spanned="3" office:value-type="string">
            <text:p text:style-name="P266"/>
          </table:table-cell>
          <table:covered-table-cell/>
          <table:covered-table-cell/>
          <table:table-cell table:style-name="Таблица10.g1" table:number-columns-spanned="5" office:value-type="string">
            <text:p text:style-name="P213"/>
          </table:table-cell>
          <table:covered-table-cell/>
          <table:covered-table-cell/>
          <table:covered-table-cell/>
          <table:covered-table-cell/>
          <table:table-cell table:style-name="Таблица10.g1" table:number-columns-spanned="2" office:value-type="string">
            <text:p text:style-name="Standard"/>
          </table:table-cell>
          <table:covered-table-cell/>
          <table:table-cell table:style-name="Таблица10.g1" office:value-type="string">
            <text:p text:style-name="P266"/>
          </table:table-cell>
          <table:table-cell table:style-name="Таблица10.g1" office:value-type="string">
            <text:p text:style-name="P213"/>
          </table:table-cell>
          <table:table-cell table:style-name="Таблица10.g1" table:number-columns-spanned="2" office:value-type="string">
            <text:p text:style-name="P213"/>
          </table:table-cell>
          <table:covered-table-cell/>
          <table:table-cell table:style-name="Таблица10.g1" table:number-columns-spanned="3" office:value-type="string">
            <text:p text:style-name="P213"/>
          </table:table-cell>
          <table:covered-table-cell/>
          <table:covered-table-cell/>
          <table:table-cell table:style-name="Таблица10.g1" table:number-columns-spanned="3" office:value-type="string">
            <text:p text:style-name="P213"/>
          </table:table-cell>
          <table:covered-table-cell/>
          <table:covered-table-cell/>
          <table:table-cell table:style-name="Таблица10.Z7" table:number-columns-spanned="3" office:value-type="string">
            <text:p text:style-name="P213"/>
          </table:table-cell>
          <table:covered-table-cell/>
          <table:covered-table-cell/>
          <table:covered-table-cell table:style-name="Таблица10.c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0.n6"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6">
          <table:covered-table-cell table:style-name="Таблица10.g1"/>
          <table:covered-table-cell/>
          <table:table-cell table:style-name="Таблица10.C8" table:number-columns-spanned="3" office:value-type="string">
            <text:p text:style-name="P242"/>
          </table:table-cell>
          <table:covered-table-cell/>
          <table:covered-table-cell/>
          <table:table-cell table:style-name="Таблица10.F8" table:number-columns-spanned="3" office:value-type="string">
            <text:p text:style-name="P243"/>
          </table:table-cell>
          <table:covered-table-cell/>
          <table:covered-table-cell/>
          <table:table-cell table:style-name="Таблица10.I8" table:number-columns-spanned="5" office:value-type="string">
            <text:p text:style-name="P241"/>
          </table:table-cell>
          <table:covered-table-cell/>
          <table:covered-table-cell/>
          <table:covered-table-cell/>
          <table:covered-table-cell/>
          <table:table-cell table:style-name="Таблица10.N8" table:number-columns-spanned="2" office:value-type="string">
            <text:p text:style-name="P242"/>
          </table:table-cell>
          <table:covered-table-cell/>
          <table:table-cell table:style-name="Таблица10.P8" office:value-type="string">
            <text:p text:style-name="P213"/>
          </table:table-cell>
          <table:table-cell table:style-name="Таблица10.Q8" office:value-type="string">
            <text:p text:style-name="P213"/>
          </table:table-cell>
          <table:table-cell table:style-name="Таблица10.R8" table:number-columns-spanned="2" office:value-type="string">
            <text:p text:style-name="P213"/>
          </table:table-cell>
          <table:covered-table-cell/>
          <table:table-cell table:style-name="Таблица10.T8" table:number-columns-spanned="3" office:value-type="string">
            <text:p text:style-name="P213"/>
          </table:table-cell>
          <table:covered-table-cell/>
          <table:covered-table-cell/>
          <table:table-cell table:style-name="Таблица10.W8" table:number-columns-spanned="3" office:value-type="string">
            <text:p text:style-name="P213"/>
          </table:table-cell>
          <table:covered-table-cell/>
          <table:covered-table-cell/>
          <table:table-cell table:style-name="Таблица10.Z8" table:number-columns-spanned="3" office:value-type="string">
            <text:p text:style-name="P213"/>
          </table:table-cell>
          <table:covered-table-cell/>
          <table:covered-table-cell/>
          <table:covered-table-cell table:style-name="Таблица10.c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0.n6"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9">
          <table:table-cell table:style-name="Таблица10.A9" office:value-type="string">
            <text:p text:style-name="P177">А</text:p>
          </table:table-cell>
          <table:table-cell table:style-name="Таблица10.B9" table:number-columns-spanned="3" office:value-type="string">
            <text:p text:style-name="P281">Цех</text:p>
          </table:table-cell>
          <table:covered-table-cell/>
          <table:covered-table-cell/>
          <table:table-cell table:style-name="Таблица10.E9" table:number-columns-spanned="2" office:value-type="string">
            <text:p text:style-name="P282">Уч</text:p>
          </table:table-cell>
          <table:covered-table-cell/>
          <table:table-cell table:style-name="Таблица10.E9" table:number-columns-spanned="4" office:value-type="string">
            <text:p text:style-name="P282">РМ</text:p>
          </table:table-cell>
          <table:covered-table-cell/>
          <table:covered-table-cell/>
          <table:covered-table-cell/>
          <table:table-cell table:style-name="Таблица10.E9" table:number-columns-spanned="2" office:value-type="string">
            <text:p text:style-name="P282">Опер</text:p>
          </table:table-cell>
          <table:covered-table-cell/>
          <table:table-cell table:style-name="Таблица10.E9" table:number-columns-spanned="9" office:value-type="string">
            <text:p text:style-name="P282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V9" table:number-columns-spanned="24" office:value-type="string">
            <text:p text:style-name="P282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9">
          <table:table-cell table:style-name="Таблица10.A9" office:value-type="string">
            <text:p text:style-name="P177">Б</text:p>
          </table:table-cell>
          <table:table-cell table:style-name="Таблица10.B10" table:number-columns-spanned="20" office:value-type="string">
            <text:p text:style-name="P282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V10" office:value-type="string">
            <text:p text:style-name="P282">СМ</text:p>
          </table:table-cell>
          <table:table-cell table:style-name="Таблица10.V10" table:number-columns-spanned="3" office:value-type="string">
            <text:p text:style-name="P282">Проф</text:p>
          </table:table-cell>
          <table:covered-table-cell/>
          <table:covered-table-cell/>
          <table:table-cell table:style-name="Таблица10.V10" table:number-columns-spanned="3" office:value-type="string">
            <text:p text:style-name="P282">Р</text:p>
          </table:table-cell>
          <table:covered-table-cell/>
          <table:covered-table-cell/>
          <table:table-cell table:style-name="Таблица10.V10" office:value-type="string">
            <text:p text:style-name="P282">УТ</text:p>
          </table:table-cell>
          <table:table-cell table:style-name="Таблица10.V10" table:number-columns-spanned="2" office:value-type="string">
            <text:p text:style-name="P282">КР</text:p>
          </table:table-cell>
          <table:covered-table-cell/>
          <table:table-cell table:style-name="Таблица10.V10" table:number-columns-spanned="2" office:value-type="string">
            <text:p text:style-name="P282">КОИД</text:p>
          </table:table-cell>
          <table:covered-table-cell/>
          <table:table-cell table:style-name="Таблица10.V10" table:number-columns-spanned="2" office:value-type="string">
            <text:p text:style-name="P282">ЕН</text:p>
          </table:table-cell>
          <table:covered-table-cell/>
          <table:table-cell table:style-name="Таблица10.V10" table:number-columns-spanned="4" office:value-type="string">
            <text:p text:style-name="P282">ОП</text:p>
          </table:table-cell>
          <table:covered-table-cell/>
          <table:covered-table-cell/>
          <table:covered-table-cell/>
          <table:table-cell table:style-name="Таблица10.V10" office:value-type="string">
            <text:p text:style-name="P282">Кшт</text:p>
          </table:table-cell>
          <table:table-cell table:style-name="Таблица10.V10" table:number-columns-spanned="2" office:value-type="string">
            <text:p text:style-name="P13"><text:span text:style-name="T121">Т</text:span><text:span text:style-name="T116">п.з.</text:span></text:p>
          </table:table-cell>
          <table:covered-table-cell/>
          <table:table-cell table:style-name="Таблица10.A9" table:number-columns-spanned="3" office:value-type="string">
            <text:p text:style-name="P13"><text:span text:style-name="T121">Т</text:span><text:span text:style-name="T116">шт.</text:span></text:p>
          </table:table-cell>
          <table:covered-table-cell/>
          <table:covered-table-cell/>
        </table:table-row>
        <table:table-row table:style-name="Таблица10.9">
          <table:table-cell table:style-name="Таблица10.V10" office:value-type="string">
            <text:p text:style-name="P177">К/М</text:p>
          </table:table-cell>
          <table:table-cell table:style-name="Таблица10.V9" table:number-columns-spanned="20" office:value-type="string">
            <text:p text:style-name="P282">Наименование детали, сб. единицы или материал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B10" table:number-columns-spanned="12" office:value-type="string">
            <text:p text:style-name="P282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h11" table:number-columns-spanned="2" office:value-type="string">
            <text:p text:style-name="P282">ОПП</text:p>
          </table:table-cell>
          <table:covered-table-cell/>
          <table:table-cell table:style-name="Таблица10.h11" table:number-columns-spanned="4" office:value-type="string">
            <text:p text:style-name="P282">ЕВ</text:p>
          </table:table-cell>
          <table:covered-table-cell/>
          <table:covered-table-cell/>
          <table:covered-table-cell/>
          <table:table-cell table:style-name="Таблица10.h11" office:value-type="string">
            <text:p text:style-name="P282">ЕН</text:p>
          </table:table-cell>
          <table:table-cell table:style-name="Таблица10.h11" table:number-columns-spanned="2" office:value-type="string">
            <text:p text:style-name="P282">КИ</text:p>
          </table:table-cell>
          <table:covered-table-cell/>
          <table:table-cell table:style-name="Таблица10.q11" table:number-columns-spanned="3" office:value-type="string">
            <text:p text:style-name="P282">Н. расх.</text:p>
          </table:table-cell>
          <table:covered-table-cell/>
          <table:covered-table-cell/>
        </table:table-row>
        <table:table-row table:style-name="Таблица10.12">
          <table:table-cell table:style-name="Таблица10.a5" office:value-type="string">
            <text:p text:style-name="P168"><text:s/>01</text:p>
          </table:table-cell>
          <table:table-cell table:style-name="Таблица10.s1" table:number-columns-spanned="44" office:value-type="string"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2">
          <table:table-cell table:style-name="Таблица10.a5" office:value-type="string">
            <text:p text:style-name="P185">А02</text:p>
          </table:table-cell>
          <table:table-cell table:style-name="Таблица10.g1" table:number-columns-spanned="3" office:value-type="string">
            <text:p text:style-name="P84">03</text:p>
          </table:table-cell>
          <table:covered-table-cell/>
          <table:covered-table-cell/>
          <table:table-cell table:style-name="Таблица10.E13" table:number-columns-spanned="3" office:value-type="string">
            <text:p text:style-name="P84">26</text:p>
          </table:table-cell>
          <table:covered-table-cell/>
          <table:covered-table-cell/>
          <table:table-cell table:style-name="Таблица10.H13" table:number-columns-spanned="4" office:value-type="string">
            <text:p text:style-name="P84">-</text:p>
          </table:table-cell>
          <table:covered-table-cell/>
          <table:covered-table-cell/>
          <table:covered-table-cell/>
          <table:table-cell table:style-name="Таблица10.L13" office:value-type="string">
            <text:p text:style-name="P84">015</text:p>
          </table:table-cell>
          <table:table-cell table:style-name="Таблица10.M13" table:number-columns-spanned="9" office:value-type="string">
            <text:p text:style-name="P83">0168 Подготовка сырья,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V13" table:number-columns-spanned="24" office:value-type="string">
            <text:p text:style-name="P89">Инструкция № 1-03; ИОТ №№ 161-03, 329-03, 286-03, 93-03, 415-ОТК,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2">
          <table:table-cell table:style-name="Таблица10.a5" office:value-type="string">
            <text:p text:style-name="P168">03</text:p>
          </table:table-cell>
          <table:table-cell table:style-name="Таблица10.g1" table:number-columns-spanned="3" office:value-type="string">
            <text:p text:style-name="P8"/>
          </table:table-cell>
          <table:covered-table-cell/>
          <table:covered-table-cell/>
          <table:table-cell table:style-name="Таблица10.E14" table:number-columns-spanned="3" office:value-type="string">
            <text:p text:style-name="P196"/>
          </table:table-cell>
          <table:covered-table-cell/>
          <table:covered-table-cell/>
          <table:table-cell table:style-name="Таблица10.H14" table:number-columns-spanned="4" office:value-type="string">
            <text:p text:style-name="P196"/>
          </table:table-cell>
          <table:covered-table-cell/>
          <table:covered-table-cell/>
          <table:covered-table-cell/>
          <table:table-cell table:style-name="Таблица10.L14" office:value-type="string">
            <text:p text:style-name="P196"/>
          </table:table-cell>
          <table:table-cell table:style-name="Таблица10.M14" table:number-columns-spanned="9" office:value-type="string">
            <text:p text:style-name="Standard">материалов, оснастки,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V14" table:number-columns-spanned="24" office:value-type="string">
            <text:p text:style-name="P89">363-ОГТ, 85-ОГ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2">
          <table:table-cell table:style-name="Таблица10.a5" office:value-type="string">
            <text:p text:style-name="P168">04</text:p>
          </table:table-cell>
          <table:table-cell table:style-name="Таблица10.g1" table:number-columns-spanned="3" office:value-type="string">
            <text:p text:style-name="P197"/>
          </table:table-cell>
          <table:covered-table-cell/>
          <table:covered-table-cell/>
          <table:table-cell table:style-name="Таблица10.E15" table:number-columns-spanned="3" office:value-type="string">
            <text:p text:style-name="P197"/>
          </table:table-cell>
          <table:covered-table-cell/>
          <table:covered-table-cell/>
          <table:table-cell table:style-name="Таблица10.H15" table:number-columns-spanned="4" office:value-type="string">
            <text:p text:style-name="P197"/>
          </table:table-cell>
          <table:covered-table-cell/>
          <table:covered-table-cell/>
          <table:covered-table-cell/>
          <table:table-cell table:style-name="Таблица10.L15" office:value-type="string">
            <text:p text:style-name="P197"/>
          </table:table-cell>
          <table:table-cell table:style-name="Таблица10.M15" table:number-columns-spanned="33" office:value-type="string">
            <text:p text:style-name="Standard">установки напыления для форм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2">
          <table:table-cell table:style-name="Таблица10.a5" office:value-type="string">
            <text:p text:style-name="P168">05</text:p>
          </table:table-cell>
          <table:table-cell table:style-name="Таблица10.g1" table:number-columns-spanned="23" office:value-type="string">
            <text:p text:style-name="P306">Полик багажник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Y16" table:number-columns-spanned="21" office:value-type="string">
            <text:p text:style-name="P378">СМ3-92-2024-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2">
          <table:table-cell table:style-name="Таблица10.a5" office:value-type="string">
            <text:p text:style-name="P168">06</text:p>
          </table:table-cell>
          <table:table-cell table:style-name="Таблица10.g1" table:number-columns-spanned="23" office:value-type="string">
            <text:p text:style-name="P306">Верхняя часть корпу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Y17" table:number-columns-spanned="21" office:value-type="string">
            <text:p text:style-name="P378">СМ3-92-2024-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8">
          <table:table-cell table:style-name="Таблица10.a5" office:value-type="string">
            <text:p text:style-name="P168">07</text:p>
          </table:table-cell>
          <table:table-cell table:style-name="Таблица10.g1" table:number-columns-spanned="23" office:value-type="string">
            <text:p text:style-name="P30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Y18" table:number-columns-spanned="21" office:value-type="string">
            <text:p text:style-name="P3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2">
          <table:table-cell table:style-name="Таблица10.a5" office:value-type="string">
            <text:p text:style-name="P168">08</text:p>
          </table:table-cell>
          <table:table-cell table:style-name="Таблица10.g1" table:number-columns-spanned="23" office:value-type="string">
            <text:p text:style-name="P30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Y19" table:number-columns-spanned="21" office:value-type="string">
            <text:p text:style-name="P3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2">
          <table:table-cell table:style-name="Таблица10.a5" office:value-type="string">
            <text:p text:style-name="P168">09</text:p>
          </table:table-cell>
          <table:table-cell table:style-name="Таблица10.g1" table:number-columns-spanned="23" office:value-type="string">
            <text:p text:style-name="P1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Y20" table:number-columns-spanned="21" office:value-type="string">
            <text:p text:style-name="P20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2">
          <table:table-cell table:style-name="Таблица10.a5" office:value-type="string">
            <text:p text:style-name="P168">10</text:p>
          </table:table-cell>
          <table:table-cell table:style-name="Таблица10.g1" table:number-columns-spanned="23" office:value-type="string">
            <text:p text:style-name="P1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Y21" table:number-columns-spanned="21" office:value-type="string">
            <text:p text:style-name="P20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2">
          <table:table-cell table:style-name="Таблица10.a5" office:value-type="string">
            <text:p text:style-name="P168">11</text:p>
          </table:table-cell>
          <table:table-cell table:style-name="Таблица10.g1" table:number-columns-spanned="23" office:value-type="string">
            <text:p text:style-name="P1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Y22" table:number-columns-spanned="21" office:value-type="string">
            <text:p text:style-name="P20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2">
          <table:table-cell table:style-name="Таблица10.a5" office:value-type="string">
            <text:p text:style-name="P168">12</text:p>
          </table:table-cell>
          <table:table-cell table:style-name="Таблица10.g1" table:number-columns-spanned="23" office:value-type="string">
            <text:p text:style-name="P1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Y23" table:number-columns-spanned="21" office:value-type="string">
            <text:p text:style-name="P1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2">
          <table:table-cell table:style-name="Таблица10.a5" office:value-type="string">
            <text:p text:style-name="P168">13</text:p>
          </table:table-cell>
          <table:table-cell table:style-name="Таблица10.g1" table:number-columns-spanned="23" office:value-type="string">
            <text:p text:style-name="P1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Y24" table:number-columns-spanned="21" office:value-type="string">
            <text:p text:style-name="P20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2">
          <table:table-cell table:style-name="Таблица10.a5" office:value-type="string">
            <text:p text:style-name="P168">14</text:p>
          </table:table-cell>
          <table:table-cell table:style-name="Таблица10.g1" table:number-columns-spanned="23" office:value-type="string">
            <text:p text:style-name="P20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Y25" table:number-columns-spanned="21" office:value-type="string">
            <text:p text:style-name="P20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2">
          <table:table-cell table:style-name="Таблица10.a5" office:value-type="string">
            <text:p text:style-name="P168">15</text:p>
          </table:table-cell>
          <table:table-cell table:style-name="Таблица10.g1" table:number-columns-spanned="23" office:value-type="string">
            <text:p text:style-name="P19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Y26" table:number-columns-spanned="21" office:value-type="string">
            <text:p text:style-name="P19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2">
          <table:table-cell table:style-name="Таблица10.a5" office:value-type="string">
            <text:p text:style-name="P168">16</text:p>
          </table:table-cell>
          <table:table-cell table:style-name="Таблица10.g1" table:number-columns-spanned="23" office:value-type="string">
            <text:p text:style-name="P2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Y27" table:number-columns-spanned="21" office:value-type="string">
            <text:p text:style-name="P2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28">
          <table:table-cell table:style-name="Таблица10.s5" office:value-type="string">
            <text:p text:style-name="P168">17</text:p>
          </table:table-cell>
          <table:table-cell table:style-name="Таблица10.B28" table:number-columns-spanned="23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Y28" table:number-columns-spanned="21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29">
          <table:table-cell table:style-name="Таблица10.A29" table:number-columns-spanned="3" office:value-type="string">
            <text:p text:style-name="P220">УТ</text:p>
          </table:table-cell>
          <table:covered-table-cell/>
          <table:covered-table-cell/>
          <table:table-cell table:style-name="Таблица10.A29" table:number-columns-spanned="35" office:value-type="string">
            <text:p text:style-name="P226">Указание технологическо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A29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  <table:table-cell table:style-name="Таблица10.r29" table:number-columns-spanned="2" office:value-type="string">
            <text:p text:style-name="P48"/>
          </table:table-cell>
          <table:covered-table-cell/>
        </table:table-row>
      </table:table>
      <text:p text:style-name="P61"/>
      <text:p text:style-name="P61"><text:soft-page-break/>ГОСТ3.1121-84 Форма 1б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column table:style-name="Таблица11.F"/>
        <table:table-column table:style-name="Таблица11.C"/>
        <table:table-column table:style-name="Таблица11.H"/>
        <table:table-column table:style-name="Таблица11.I"/>
        <table:table-column table:style-name="Таблица11.J"/>
        <table:table-column table:style-name="Таблица11.K"/>
        <table:table-column table:style-name="Таблица11.L"/>
        <table:table-column table:style-name="Таблица11.M"/>
        <table:table-column table:style-name="Таблица11.N"/>
        <table:table-column table:style-name="Таблица11.O"/>
        <table:table-column table:style-name="Таблица11.P"/>
        <table:table-column table:style-name="Таблица11.Q"/>
        <table:table-column table:style-name="Таблица11.R"/>
        <table:table-column table:style-name="Таблица11.S"/>
        <table:table-column table:style-name="Таблица11.T"/>
        <table:table-column table:style-name="Таблица11.U"/>
        <table:table-column table:style-name="Таблица11.V"/>
        <table:table-column table:style-name="Таблица11.W"/>
        <table:table-column table:style-name="Таблица11.X"/>
        <table:table-column table:style-name="Таблица11.Y"/>
        <table:table-column table:style-name="Таблица11.Z"/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column table:style-name="Таблица11.f"/>
        <table:table-column table:style-name="Таблица11.g"/>
        <table:table-column table:style-name="Таблица11.h"/>
        <table:table-column table:style-name="Таблица11.i"/>
        <table:table-column table:style-name="Таблица11.j"/>
        <table:table-column table:style-name="Таблица11.k"/>
        <table:table-column table:style-name="Таблица11.l"/>
        <table:table-column table:style-name="Таблица11.m"/>
        <table:table-column table:style-name="Таблица11.n"/>
        <table:table-column table:style-name="Таблица11.o"/>
        <table:table-column table:style-name="Таблица11.p"/>
        <table:table-column table:style-name="Таблица11.q"/>
        <table:table-column table:style-name="Таблица11.r"/>
        <table:table-column table:style-name="Таблица11.s"/>
        <table:table-column table:style-name="Таблица11.t"/>
        <table:table-column table:style-name="Таблица11.u"/>
        <table:table-column table:style-name="Таблица11.v"/>
        <table:table-column table:style-name="Таблица11.w"/>
        <table:table-row table:style-name="Таблица11.1">
          <table:table-cell table:style-name="Таблица11.A1" table:number-columns-spanned="2" office:value-type="string">
            <text:p text:style-name="P154"/>
            <text:p text:style-name="P154"/>
            <text:p text:style-name="P154"/>
          </table:table-cell>
          <table:covered-table-cell/>
          <table:table-cell table:style-name="Таблица11.A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1.A1" table:number-columns-spanned="3" office:value-type="string"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  <table:covered-table-cell/>
          <table:covered-table-cell/>
          <table:table-cell table:style-name="Таблица11.A1" table:number-columns-spanned="2" office:value-type="string">
            <text:p text:style-name="Standard"/>
          </table:table-cell>
          <table:covered-table-cell/>
          <table:table-cell table:style-name="Таблица11.L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1.P1" table:number-columns-spanned="17" office:value-type="string">
            <text:p text:style-name="Standard"/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g1" table:number-columns-spanned="3" office:value-type="string">
            <text:p text:style-name="P1"/>
          </table:table-cell>
          <table:covered-table-cell/>
          <table:covered-table-cell/>
          <table:table-cell table:style-name="Таблица11.g1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  <table:table-cell table:style-name="Таблица11.g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1.g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1.g1" office:value-type="string">
            <text:p text:style-name="Standard"/>
          </table:table-cell>
        </table:table-row>
        <table:table-row table:style-name="Таблица11.2">
          <table:table-cell table:style-name="Таблица11.g1" table:number-columns-spanned="2" office:value-type="string">
            <text:p text:style-name="P154">Дубл.</text:p>
          </table:table-cell>
          <table:covered-table-cell/>
          <table:table-cell table:style-name="Таблица11.g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1.g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1.g1" table:number-columns-spanned="2" office:value-type="string">
            <text:p text:style-name="Standard"/>
          </table:table-cell>
          <table:covered-table-cell/>
          <table:table-cell table:style-name="Таблица11.L2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1.P1" table:number-columns-spanned="1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g1" table:number-columns-spanned="3" office:value-type="string">
            <text:p text:style-name="P1"/>
          </table:table-cell>
          <table:covered-table-cell/>
          <table:covered-table-cell/>
          <table:table-cell table:style-name="Таблица11.g1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  <table:table-cell table:style-name="Таблица11.g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1.g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1.g1" office:value-type="string">
            <text:p text:style-name="Standard"/>
          </table:table-cell>
        </table:table-row>
        <table:table-row table:style-name="Таблица11.2">
          <table:table-cell table:style-name="Таблица11.g1" table:number-columns-spanned="2" office:value-type="string">
            <text:p text:style-name="P154">Взам.</text:p>
          </table:table-cell>
          <table:covered-table-cell/>
          <table:table-cell table:style-name="Таблица11.g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1.g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1.g1" table:number-columns-spanned="2" office:value-type="string">
            <text:p text:style-name="Standard"/>
          </table:table-cell>
          <table:covered-table-cell/>
          <table:table-cell table:style-name="Таблица11.L3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1.g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1.g1" table:number-columns-spanned="2" office:value-type="string">
            <text:p text:style-name="Standard"/>
          </table:table-cell>
          <table:covered-table-cell/>
          <table:table-cell table:style-name="Таблица11.g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1.g1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1.g1" office:value-type="string">
            <text:p text:style-name="Standard"/>
          </table:table-cell>
          <table:table-cell table:style-name="Таблица11.g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1.g1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  <table:table-cell table:style-name="Таблица11.g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1.g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1.g1" office:value-type="string">
            <text:p text:style-name="Standard"/>
          </table:table-cell>
        </table:table-row>
        <table:table-row table:style-name="Таблица11.2">
          <table:table-cell table:style-name="Таблица11.g1" table:number-columns-spanned="2" office:value-type="string">
            <text:p text:style-name="P154">Подл.</text:p>
          </table:table-cell>
          <table:covered-table-cell/>
          <table:table-cell table:style-name="Таблица11.g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1.g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1.g1" table:number-columns-spanned="2" office:value-type="string">
            <text:p text:style-name="Standard"/>
          </table:table-cell>
          <table:covered-table-cell/>
          <table:table-cell table:style-name="Таблица11.L4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1.g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1.g1" table:number-columns-spanned="2" office:value-type="string">
            <text:p text:style-name="Standard"/>
          </table:table-cell>
          <table:covered-table-cell/>
          <table:table-cell table:style-name="Таблица11.g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1.g1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1.g1" office:value-type="string">
            <text:p text:style-name="Standard"/>
          </table:table-cell>
          <table:table-cell table:style-name="Таблица11.g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1.g1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  <table:table-cell table:style-name="Таблица11.g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1.g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1.g1" office:value-type="string">
            <text:p text:style-name="Standard"/>
          </table:table-cell>
        </table:table-row>
        <table:table-row table:style-name="Таблица11.5">
          <table:table-cell table:style-name="Таблица11.g1" table:number-columns-spanned="2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g1" table:number-columns-spanned="15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n5" table:number-columns-spanned="9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n5" office:value-type="string">
            <text:p text:style-name="P8">1<text:span text:style-name="T261">3</text:span></text:p>
          </table:table-cell>
        </table:table-row>
        <table:table-row table:style-name="Таблица11.2">
          <table:table-cell table:style-name="Таблица11.g1" table:number-rows-spanned="3" table:number-columns-spanned="2" office:value-type="string">
            <text:p text:style-name="P66"/>
          </table:table-cell>
          <table:covered-table-cell/>
          <table:table-cell table:style-name="Таблица11.g1" table:number-columns-spanned="2" office:value-type="string">
            <text:p text:style-name="Standard"/>
          </table:table-cell>
          <table:covered-table-cell/>
          <table:table-cell table:style-name="Таблица11.g1" table:number-columns-spanned="2" office:value-type="string">
            <text:p text:style-name="Standard"/>
          </table:table-cell>
          <table:covered-table-cell/>
          <table:table-cell table:style-name="Таблица11.g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1.g1" table:number-columns-spanned="2" office:value-type="string">
            <text:p text:style-name="Standard"/>
          </table:table-cell>
          <table:covered-table-cell/>
          <table:table-cell table:style-name="Таблица11.g1" office:value-type="string">
            <text:p text:style-name="Standard"/>
          </table:table-cell>
          <table:table-cell table:style-name="Таблица11.g1" office:value-type="string">
            <text:p text:style-name="Standard"/>
          </table:table-cell>
          <table:table-cell table:style-name="Таблица11.g1" table:number-columns-spanned="2" office:value-type="string">
            <text:p text:style-name="Standard"/>
          </table:table-cell>
          <table:covered-table-cell/>
          <table:table-cell table:style-name="Таблица11.g1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  <table:table-cell table:style-name="Таблица11.g1" table:number-columns-spanned="2" office:value-type="string">
            <text:p text:style-name="Standard"/>
          </table:table-cell>
          <table:covered-table-cell/>
          <table:table-cell table:style-name="Таблица11.X6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1.b6" table:number-rows-spanned="3" table:number-columns-spanned="16" office:value-type="string">
            <text:p text:style-name="P305">СМ3-92-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r6" table:number-rows-spanned="3" table:number-columns-spanned="6" office:value-type="string">
            <text:p text:style-name="P2">СМ3-92/ТП-20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1.2">
          <table:covered-table-cell table:style-name="Таблица11.g1"/>
          <table:covered-table-cell/>
          <table:table-cell table:style-name="Таблица11.g1" table:number-columns-spanned="2" office:value-type="string">
            <text:p text:style-name="Standard"/>
          </table:table-cell>
          <table:covered-table-cell/>
          <table:table-cell table:style-name="Таблица11.g1" table:number-columns-spanned="2" office:value-type="string">
            <text:p text:style-name="Standard"/>
          </table:table-cell>
          <table:covered-table-cell/>
          <table:table-cell table:style-name="Таблица11.g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1.g1" table:number-columns-spanned="2" office:value-type="string">
            <text:p text:style-name="Standard"/>
          </table:table-cell>
          <table:covered-table-cell/>
          <table:table-cell table:style-name="Таблица11.g1" office:value-type="string">
            <text:p text:style-name="Standard"/>
          </table:table-cell>
          <table:table-cell table:style-name="Таблица11.g1" office:value-type="string">
            <text:p text:style-name="Standard"/>
          </table:table-cell>
          <table:table-cell table:style-name="Таблица11.g1" table:number-columns-spanned="2" office:value-type="string">
            <text:p text:style-name="Standard"/>
          </table:table-cell>
          <table:covered-table-cell/>
          <table:table-cell table:style-name="Таблица11.g1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  <table:table-cell table:style-name="Таблица11.g1" table:number-columns-spanned="2" office:value-type="string">
            <text:p text:style-name="Standard"/>
          </table:table-cell>
          <table:covered-table-cell/>
          <table:table-cell table:style-name="Таблица11.X7" table:number-columns-spanned="4" office:value-type="string">
            <text:p text:style-name="Standard"/>
          </table:table-cell>
          <table:covered-table-cell/>
          <table:covered-table-cell/>
          <table:covered-table-cell/>
          <table:covered-table-cell table:style-name="Таблица11.b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1.r6"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2">
          <table:covered-table-cell table:style-name="Таблица11.g1"/>
          <table:covered-table-cell/>
          <table:table-cell table:style-name="Таблица11.C8" table:number-columns-spanned="2" office:value-type="string">
            <text:p text:style-name="Standard"/>
          </table:table-cell>
          <table:covered-table-cell/>
          <table:table-cell table:style-name="Таблица11.E8" table:number-columns-spanned="2" office:value-type="string">
            <text:p text:style-name="Standard"/>
          </table:table-cell>
          <table:covered-table-cell/>
          <table:table-cell table:style-name="Таблица11.G8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1.K8" table:number-columns-spanned="2" office:value-type="string">
            <text:p text:style-name="Standard"/>
          </table:table-cell>
          <table:covered-table-cell/>
          <table:table-cell table:style-name="Таблица11.M8" office:value-type="string">
            <text:p text:style-name="Standard"/>
          </table:table-cell>
          <table:table-cell table:style-name="Таблица11.N8" office:value-type="string">
            <text:p text:style-name="Standard"/>
          </table:table-cell>
          <table:table-cell table:style-name="Таблица11.O8" table:number-columns-spanned="2" office:value-type="string">
            <text:p text:style-name="Standard"/>
          </table:table-cell>
          <table:covered-table-cell/>
          <table:table-cell table:style-name="Таблица11.Q8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  <table:table-cell table:style-name="Таблица11.V8" table:number-columns-spanned="2" office:value-type="string">
            <text:p text:style-name="Standard"/>
          </table:table-cell>
          <table:covered-table-cell/>
          <table:table-cell table:style-name="Таблица11.X8" table:number-columns-spanned="4" office:value-type="string">
            <text:p text:style-name="Standard"/>
          </table:table-cell>
          <table:covered-table-cell/>
          <table:covered-table-cell/>
          <table:covered-table-cell/>
          <table:covered-table-cell table:style-name="Таблица11.b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1.r6"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2">
          <table:table-cell table:style-name="Таблица11.A9" office:value-type="string">
            <text:p text:style-name="P154">А</text:p>
          </table:table-cell>
          <table:table-cell table:style-name="Таблица11.B9" table:number-columns-spanned="2" office:value-type="string">
            <text:p text:style-name="P382">Цех</text:p>
          </table:table-cell>
          <table:covered-table-cell/>
          <table:table-cell table:style-name="Таблица11.D9" table:number-columns-spanned="2" office:value-type="string">
            <text:p text:style-name="P154">Уч.</text:p>
          </table:table-cell>
          <table:covered-table-cell/>
          <table:table-cell table:style-name="Таблица11.F9" table:number-columns-spanned="2" office:value-type="string">
            <text:p text:style-name="P154">РМ</text:p>
          </table:table-cell>
          <table:covered-table-cell/>
          <table:table-cell table:style-name="Таблица11.H9" office:value-type="string">
            <text:p text:style-name="P154">Опер.</text:p>
          </table:table-cell>
          <table:table-cell table:style-name="Таблица11.I9" table:number-columns-spanned="10" office:value-type="string">
            <text:p text:style-name="P154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S9" table:number-columns-spanned="31" office:value-type="string">
            <text:p text:style-name="P154"><text:s text:c="43"/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2">
          <table:table-cell table:style-name="Таблица11.A10" office:value-type="string">
            <text:p text:style-name="P154">Б</text:p>
          </table:table-cell>
          <table:table-cell table:style-name="Таблица11.B10" table:number-columns-spanned="26" office:value-type="string">
            <text:p text:style-name="P154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g1" table:number-columns-spanned="3" office:value-type="string">
            <text:p text:style-name="P154">См.</text:p>
          </table:table-cell>
          <table:covered-table-cell/>
          <table:covered-table-cell/>
          <table:table-cell table:style-name="Таблица11.g1" table:number-columns-spanned="4" office:value-type="string">
            <text:p text:style-name="P154">Проф.</text:p>
            <text:p text:style-name="P154"/>
          </table:table-cell>
          <table:covered-table-cell/>
          <table:covered-table-cell/>
          <table:covered-table-cell/>
          <table:table-cell table:style-name="Таблица11.g1" table:number-columns-spanned="3" office:value-type="string">
            <text:p text:style-name="P154">Р</text:p>
          </table:table-cell>
          <table:covered-table-cell/>
          <table:covered-table-cell/>
          <table:table-cell table:style-name="Таблица11.g1" table:number-columns-spanned="5" office:value-type="string">
            <text:p text:style-name="P154">УТ</text:p>
          </table:table-cell>
          <table:covered-table-cell/>
          <table:covered-table-cell/>
          <table:covered-table-cell/>
          <table:covered-table-cell/>
          <table:table-cell table:style-name="Таблица11.g1" table:number-columns-spanned="3" office:value-type="string">
            <text:p text:style-name="P154">КР</text:p>
          </table:table-cell>
          <table:covered-table-cell/>
          <table:covered-table-cell/>
          <table:table-cell table:style-name="Таблица11.g1" table:number-columns-spanned="3" office:value-type="string">
            <text:p text:style-name="Standard"><text:span text:style-name="T191"><text:s text:c="4"/></text:span><text:span text:style-name="T7"><text:s/>ЕН</text:span></text:p>
          </table:table-cell>
          <table:covered-table-cell/>
          <table:covered-table-cell/>
          <table:table-cell table:style-name="Таблица11.w10" office:value-type="string">
            <text:p text:style-name="P154">К шт.</text:p>
            <text:p text:style-name="P154">ОП</text:p>
            <text:p text:style-name="P154">Кшт.</text:p>
            <text:p text:style-name="P154">Тп.з.</text:p>
            <text:p text:style-name="P154">Тшт.</text:p>
          </table:table-cell>
        </table:table-row>
        <table:table-row table:style-name="Таблица11.2">
          <table:table-cell table:style-name="Таблица11.g1" office:value-type="string">
            <text:p text:style-name="P154">к/м</text:p>
          </table:table-cell>
          <table:table-cell table:style-name="Таблица11.B11" table:number-columns-spanned="18" office:value-type="string">
            <text:p text:style-name="P154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T11" table:number-columns-spanned="15" office:value-type="string">
            <text:p text:style-name="P174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i11" table:number-columns-spanned="3" office:value-type="string">
            <text:p text:style-name="P383">ОПП</text:p>
          </table:table-cell>
          <table:covered-table-cell/>
          <table:covered-table-cell/>
          <table:table-cell table:style-name="Таблица11.l11" table:number-columns-spanned="5" office:value-type="string">
            <text:p text:style-name="P154">ЕВ</text:p>
          </table:table-cell>
          <table:covered-table-cell/>
          <table:covered-table-cell/>
          <table:covered-table-cell/>
          <table:covered-table-cell/>
          <table:table-cell table:style-name="Таблица11.q11" table:number-columns-spanned="3" office:value-type="string">
            <text:p text:style-name="P154">ЕН</text:p>
          </table:table-cell>
          <table:covered-table-cell/>
          <table:covered-table-cell/>
          <table:table-cell table:style-name="Таблица11.t11" table:number-columns-spanned="3" office:value-type="string">
            <text:p text:style-name="P154"><text:s text:c="5"/>КИ</text:p>
          </table:table-cell>
          <table:covered-table-cell/>
          <table:covered-table-cell/>
          <table:table-cell table:style-name="Таблица11.w11" office:value-type="string">
            <text:p text:style-name="P154">Нрасх.</text:p>
          </table:table-cell>
        </table:table-row>
        <table:table-row table:style-name="Таблица11.12">
          <table:table-cell table:style-name="Таблица11.A12" office:value-type="string">
            <text:p text:style-name="P168"><text:s/><text:span text:style-name="T205">Б</text:span>01</text:p>
          </table:table-cell>
          <table:table-cell table:style-name="Таблица11.B12" table:number-columns-spanned="25" office:value-type="string">
            <text:p text:style-name="P203"><text:span text:style-name="T117">Автоп</text:span>огрузчик <text:span text:style-name="T122">HYNDAI</text:span> 33<text:span text:style-name="T122">DF</text:span>-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a12" table:number-columns-spanned="3" office:value-type="string">
            <text:p text:style-name="P8">-</text:p>
          </table:table-cell>
          <table:covered-table-cell/>
          <table:covered-table-cell/>
          <table:table-cell table:style-name="Таблица11.d12" table:number-columns-spanned="4" office:value-type="string">
            <text:p text:style-name="P8">-</text:p>
          </table:table-cell>
          <table:covered-table-cell/>
          <table:covered-table-cell/>
          <table:covered-table-cell/>
          <table:table-cell table:style-name="Таблица11.h12" table:number-columns-spanned="3" office:value-type="string">
            <text:p text:style-name="P8">4</text:p>
          </table:table-cell>
          <table:covered-table-cell/>
          <table:covered-table-cell/>
          <table:table-cell table:style-name="Таблица11.k12" table:number-columns-spanned="5" office:value-type="string">
            <text:p text:style-name="P8">3.2</text:p>
          </table:table-cell>
          <table:covered-table-cell/>
          <table:covered-table-cell/>
          <table:covered-table-cell/>
          <table:covered-table-cell/>
          <table:table-cell table:style-name="Таблица11.p12" table:number-columns-spanned="4" office:value-type="string">
            <text:p text:style-name="P8">2</text:p>
          </table:table-cell>
          <table:covered-table-cell/>
          <table:covered-table-cell/>
          <table:covered-table-cell/>
          <table:table-cell table:style-name="Таблица11.t12" table:number-columns-spanned="2" office:value-type="string">
            <text:p text:style-name="P8">-</text:p>
          </table:table-cell>
          <table:covered-table-cell/>
          <table:table-cell table:style-name="Таблица11.v12" table:number-columns-spanned="2" office:value-type="string">
            <text:p text:style-name="P9">-</text:p>
          </table:table-cell>
          <table:covered-table-cell/>
        </table:table-row>
        <table:table-row table:style-name="Таблица11.12">
          <table:table-cell table:style-name="Таблица11.A13" office:value-type="string">
            <text:p text:style-name="P168">02</text:p>
          </table:table-cell>
          <table:table-cell table:style-name="Таблица11.B13" table:number-columns-spanned="25" office:value-type="string">
            <text:p text:style-name="P20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a13" table:number-columns-spanned="3" office:value-type="string">
            <text:p text:style-name="P8">-</text:p>
          </table:table-cell>
          <table:covered-table-cell/>
          <table:covered-table-cell/>
          <table:table-cell table:style-name="Таблица11.d13" table:number-columns-spanned="4" office:value-type="string">
            <text:p text:style-name="P10">10957</text:p>
          </table:table-cell>
          <table:covered-table-cell/>
          <table:covered-table-cell/>
          <table:covered-table-cell/>
          <table:table-cell table:style-name="Таблица11.h13" table:number-columns-spanned="3" office:value-type="string">
            <text:p text:style-name="P11">4</text:p>
          </table:table-cell>
          <table:covered-table-cell/>
          <table:covered-table-cell/>
          <table:table-cell table:style-name="Таблица11.k13" table:number-columns-spanned="5" office:value-type="string">
            <text:p text:style-name="P8">3.2</text:p>
          </table:table-cell>
          <table:covered-table-cell/>
          <table:covered-table-cell/>
          <table:covered-table-cell/>
          <table:covered-table-cell/>
          <table:table-cell table:style-name="Таблица11.p13" table:number-columns-spanned="4" office:value-type="string">
            <text:p text:style-name="P8">1</text:p>
          </table:table-cell>
          <table:covered-table-cell/>
          <table:covered-table-cell/>
          <table:covered-table-cell/>
          <table:table-cell table:style-name="Таблица11.t13" table:number-columns-spanned="2" office:value-type="string">
            <text:p text:style-name="P8">-</text:p>
          </table:table-cell>
          <table:covered-table-cell/>
          <table:table-cell table:style-name="Таблица11.v13" table:number-columns-spanned="2" office:value-type="string">
            <text:p text:style-name="P9">-</text:p>
          </table:table-cell>
          <table:covered-table-cell/>
        </table:table-row>
        <table:table-row table:style-name="Таблица11.12">
          <table:table-cell table:style-name="Таблица11.A13" office:value-type="string">
            <text:p text:style-name="P168">03</text:p>
          </table:table-cell>
          <table:table-cell table:style-name="Таблица11.B14" table:number-columns-spanned="25" office:value-type="string">
            <text:p text:style-name="P20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a14" table:number-columns-spanned="3" office:value-type="string">
            <text:p text:style-name="P8">-</text:p>
          </table:table-cell>
          <table:covered-table-cell/>
          <table:covered-table-cell/>
          <table:table-cell table:style-name="Таблица11.d14" table:number-columns-spanned="4" office:value-type="string">
            <text:p text:style-name="P8">19217</text:p>
          </table:table-cell>
          <table:covered-table-cell/>
          <table:covered-table-cell/>
          <table:covered-table-cell/>
          <table:table-cell table:style-name="Таблица11.h14" table:number-columns-spanned="3" office:value-type="string">
            <text:p text:style-name="P8">3</text:p>
          </table:table-cell>
          <table:covered-table-cell/>
          <table:covered-table-cell/>
          <table:table-cell table:style-name="Таблица11.k14" table:number-columns-spanned="5" office:value-type="string">
            <text:p text:style-name="P8">2</text:p>
          </table:table-cell>
          <table:covered-table-cell/>
          <table:covered-table-cell/>
          <table:covered-table-cell/>
          <table:covered-table-cell/>
          <table:table-cell table:style-name="Таблица11.p14" table:number-columns-spanned="4" office:value-type="string">
            <text:p text:style-name="P8">1</text:p>
          </table:table-cell>
          <table:covered-table-cell/>
          <table:covered-table-cell/>
          <table:covered-table-cell/>
          <table:table-cell table:style-name="Таблица11.t14" table:number-columns-spanned="2" office:value-type="string">
            <text:p text:style-name="P8">-</text:p>
          </table:table-cell>
          <table:covered-table-cell/>
          <table:table-cell table:style-name="Таблица11.v14" table:number-columns-spanned="2" office:value-type="string">
            <text:p text:style-name="P9">-</text:p>
          </table:table-cell>
          <table:covered-table-cell/>
        </table:table-row>
        <table:table-row table:style-name="Таблица11.12">
          <table:table-cell table:style-name="Таблица11.A13" office:value-type="string">
            <text:p text:style-name="P168">04</text:p>
          </table:table-cell>
          <table:table-cell table:style-name="Таблица11.B15" table:number-columns-spanned="25" office:value-type="string">
            <text:p text:style-name="P20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a15" table:number-columns-spanned="3" office:value-type="string">
            <text:p text:style-name="P8">-</text:p>
          </table:table-cell>
          <table:covered-table-cell/>
          <table:covered-table-cell/>
          <table:table-cell table:style-name="Таблица11.d15" table:number-columns-spanned="4" office:value-type="string">
            <text:p text:style-name="P10">11453</text:p>
          </table:table-cell>
          <table:covered-table-cell/>
          <table:covered-table-cell/>
          <table:covered-table-cell/>
          <table:table-cell table:style-name="Таблица11.h15" table:number-columns-spanned="3" office:value-type="string">
            <text:p text:style-name="P11">3</text:p>
          </table:table-cell>
          <table:covered-table-cell/>
          <table:covered-table-cell/>
          <table:table-cell table:style-name="Таблица11.k15" table:number-columns-spanned="5" office:value-type="string">
            <text:p text:style-name="P8">2</text:p>
          </table:table-cell>
          <table:covered-table-cell/>
          <table:covered-table-cell/>
          <table:covered-table-cell/>
          <table:covered-table-cell/>
          <table:table-cell table:style-name="Таблица11.p15" table:number-columns-spanned="4" office:value-type="string">
            <text:p text:style-name="P8">1</text:p>
          </table:table-cell>
          <table:covered-table-cell/>
          <table:covered-table-cell/>
          <table:covered-table-cell/>
          <table:table-cell table:style-name="Таблица11.t15" table:number-columns-spanned="2" office:value-type="string">
            <text:p text:style-name="P8">-</text:p>
          </table:table-cell>
          <table:covered-table-cell/>
          <table:table-cell table:style-name="Таблица11.v15" table:number-columns-spanned="2" office:value-type="string">
            <text:p text:style-name="P9">-</text:p>
          </table:table-cell>
          <table:covered-table-cell/>
        </table:table-row>
        <table:table-row table:style-name="Таблица11.12">
          <table:table-cell table:style-name="Таблица11.A13" office:value-type="string">
            <text:p text:style-name="P168">05</text:p>
          </table:table-cell>
          <table:table-cell table:style-name="Таблица11.B16" table:number-columns-spanned="25" office:value-type="string">
            <text:p text:style-name="P20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a16" table:number-columns-spanned="3" office:value-type="string">
            <text:p text:style-name="P8">-</text:p>
          </table:table-cell>
          <table:covered-table-cell/>
          <table:covered-table-cell/>
          <table:table-cell table:style-name="Таблица11.d16" table:number-columns-spanned="4" office:value-type="string">
            <text:p text:style-name="P10">12974</text:p>
          </table:table-cell>
          <table:covered-table-cell/>
          <table:covered-table-cell/>
          <table:covered-table-cell/>
          <table:table-cell table:style-name="Таблица11.h16" table:number-columns-spanned="3" office:value-type="string">
            <text:p text:style-name="P11">4</text:p>
          </table:table-cell>
          <table:covered-table-cell/>
          <table:covered-table-cell/>
          <table:table-cell table:style-name="Таблица11.k16" table:number-columns-spanned="5" office:value-type="string">
            <text:p text:style-name="P8">2</text:p>
          </table:table-cell>
          <table:covered-table-cell/>
          <table:covered-table-cell/>
          <table:covered-table-cell/>
          <table:covered-table-cell/>
          <table:table-cell table:style-name="Таблица11.p16" table:number-columns-spanned="4" office:value-type="string">
            <text:p text:style-name="P8">1</text:p>
          </table:table-cell>
          <table:covered-table-cell/>
          <table:covered-table-cell/>
          <table:covered-table-cell/>
          <table:table-cell table:style-name="Таблица11.t16" table:number-columns-spanned="2" office:value-type="string">
            <text:p text:style-name="P8">-</text:p>
          </table:table-cell>
          <table:covered-table-cell/>
          <table:table-cell table:style-name="Таблица11.v16" table:number-columns-spanned="2" office:value-type="string">
            <text:p text:style-name="P9">-</text:p>
          </table:table-cell>
          <table:covered-table-cell/>
        </table:table-row>
        <table:table-row table:style-name="Таблица11.12">
          <table:table-cell table:style-name="Таблица11.A13" office:value-type="string">
            <text:p text:style-name="P136"><text:span text:style-name="T8">О</text:span><text:span text:style-name="T7">06</text:span></text:p>
          </table:table-cell>
          <table:table-cell table:style-name="Таблица11.g1" table:number-columns-spanned="48" office:value-type="string">
            <text:p text:style-name="P393">1 Получить в работу сырье и материалы в соответствии <text:span text:style-name="T187">с т</text:span><text:span text:style-name="T19">аблицей Б.1 </text:span>и нормами расхода материалов.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3" office:value-type="string">
            <text:p text:style-name="P168">07</text:p>
          </table:table-cell>
          <table:table-cell table:style-name="Таблица11.g1" table:number-columns-spanned="48" office:value-type="string">
            <text:p text:style-name="Standard">Проверить наличие паспортов и протоколов входного контроля на сырье и материалы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3" office:value-type="string">
            <text:p text:style-name="P168">08</text:p>
          </table:table-cell>
          <table:table-cell table:style-name="Таблица11.g1" table:number-columns-spanned="48" office:value-type="string">
            <text:p text:style-name="Standard">Убедиться в наличии отметки об их допуске в производство. Контроль ОТ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3" office:value-type="string">
            <text:p text:style-name="P136"><text:span text:style-name="T10">М</text:span><text:span text:style-name="T7">09</text:span></text:p>
          </table:table-cell>
          <table:table-cell table:style-name="Таблица11.B20" table:number-columns-spanned="27" office:value-type="string">
            <text:p text:style-name="P39">Основные материалы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c20" table:number-columns-spanned="21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3" office:value-type="string">
            <text:p text:style-name="P168">10</text:p>
          </table:table-cell>
          <table:table-cell table:style-name="Таблица11.B21" table:number-columns-spanned="27" office:value-type="string">
            <text:p text:style-name="Standard"><text:span text:style-name="T117">Гелькоут</text:span><text:span text:style-name="T123"> ATTGUARD ST RAL 9003 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c21" table:number-columns-spanned="21" office:value-type="string">
            <text:p text:style-name="P39">по сопроводительной документ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3" office:value-type="string">
            <text:p text:style-name="P168">11</text:p>
          </table:table-cell>
          <table:table-cell table:style-name="Таблица11.B22" table:number-columns-spanned="27" office:value-type="string">
            <text:p text:style-name="Standard"><text:span text:style-name="T117">Смола</text:span><text:span text:style-name="T123"> </text:span><text:span text:style-name="T124">Attshield OP74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c22" table:number-columns-spanned="21" office:value-type="string">
            <text:p text:style-name="P39">ТУ 20.16.40-024-35501431-202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3" office:value-type="string">
            <text:p text:style-name="P168">12</text:p>
          </table:table-cell>
          <table:table-cell table:style-name="Таблица11.B23" table:number-columns-spanned="27" office:value-type="string">
            <text:p text:style-name="Standard"><text:span text:style-name="T117">Смола</text:span><text:span text:style-name="T123"> </text:span><text:span text:style-name="T192">Депол П-150 П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c23" table:number-columns-spanned="21" office:value-type="string">
            <text:p text:style-name="Standard">ТУ 2226-003-80693804-20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3" office:value-type="string">
            <text:p text:style-name="P168">13</text:p>
          </table:table-cell>
          <table:table-cell table:style-name="Таблица11.B24" table:number-columns-spanned="27" office:value-type="string">
            <text:p text:style-name="Standard"><text:span text:style-name="T117">Отвердитель </text:span><text:span text:style-name="T123">Akperox</text:span><text:span text:style-name="T117"> </text:span><text:span text:style-name="T123">A</text:span><text:span text:style-name="T117">-5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c24" table:number-columns-spanned="21" office:value-type="string">
            <text:p text:style-name="P39">по сопроводительной документ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25">
          <table:table-cell table:style-name="Таблица11.A13" office:value-type="string">
            <text:p text:style-name="P168">14</text:p>
          </table:table-cell>
          <table:table-cell table:style-name="Таблица11.B25" table:number-columns-spanned="27" office:value-type="string">
            <text:p text:style-name="Standard"><text:span text:style-name="T117">Стеклоткань </text:span><text:span text:style-name="T123">Ortex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c25" table:number-columns-spanned="21" office:value-type="string">
            <text:p text:style-name="P55">ТУ 13.20.46.000-006-52788109-201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26">
          <table:table-cell table:style-name="Таблица11.A13" office:value-type="string">
            <text:p text:style-name="P168">15</text:p>
          </table:table-cell>
          <table:table-cell table:style-name="Таблица11.B26" table:number-columns-spanned="27" office:value-type="string">
            <text:p text:style-name="P39">Стекломат ЕМС-300-125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c26" table:number-columns-spanned="21" office:value-type="string">
            <text:p text:style-name="P39">по сопроводительной документ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26">
          <table:table-cell table:style-name="Таблица11.A13" office:value-type="string">
            <text:p text:style-name="P168"/>
          </table:table-cell>
          <table:table-cell table:style-name="Таблица11.B27" table:number-columns-spanned="27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c27" table:number-columns-spanned="21" office:value-type="string"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28">
          <table:table-cell table:style-name="Таблица11.A28" table:number-columns-spanned="3" office:value-type="string">
            <text:p text:style-name="P220">УТ</text:p>
          </table:table-cell>
          <table:covered-table-cell/>
          <table:covered-table-cell/>
          <table:table-cell table:style-name="Таблица11.A28" table:number-columns-spanned="35" office:value-type="string">
            <text:p text:style-name="P220">Указание технологическо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m28" table:number-columns-spanned="8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u28" table:number-columns-spanned="3" office:value-type="string">
            <text:p text:style-name="P43"/>
          </table:table-cell>
          <table:covered-table-cell/>
          <table:covered-table-cell/>
        </table:table-row>
      </table:table>
      <text:p text:style-name="P61"/>
      <text:p text:style-name="P61"><text:soft-page-break/>ГОСТ3.1121-84 Форма 1б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column table:style-name="Таблица12.F"/>
        <table:table-column table:style-name="Таблица12.C"/>
        <table:table-column table:style-name="Таблица12.H"/>
        <table:table-column table:style-name="Таблица12.I"/>
        <table:table-column table:style-name="Таблица12.J"/>
        <table:table-column table:style-name="Таблица12.K"/>
        <table:table-column table:style-name="Таблица12.L"/>
        <table:table-column table:style-name="Таблица12.M"/>
        <table:table-column table:style-name="Таблица12.N"/>
        <table:table-column table:style-name="Таблица12.O"/>
        <table:table-column table:style-name="Таблица12.P"/>
        <table:table-column table:style-name="Таблица12.Q"/>
        <table:table-column table:style-name="Таблица12.R"/>
        <table:table-column table:style-name="Таблица12.S"/>
        <table:table-column table:style-name="Таблица12.T"/>
        <table:table-column table:style-name="Таблица12.U"/>
        <table:table-column table:style-name="Таблица12.V"/>
        <table:table-column table:style-name="Таблица12.W"/>
        <table:table-column table:style-name="Таблица12.X"/>
        <table:table-column table:style-name="Таблица12.Y"/>
        <table:table-column table:style-name="Таблица12.Z"/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column table:style-name="Таблица12.f"/>
        <table:table-column table:style-name="Таблица12.g"/>
        <table:table-column table:style-name="Таблица12.h"/>
        <table:table-column table:style-name="Таблица12.i"/>
        <table:table-column table:style-name="Таблица12.j"/>
        <table:table-column table:style-name="Таблица12.k"/>
        <table:table-column table:style-name="Таблица12.l"/>
        <table:table-column table:style-name="Таблица12.m"/>
        <table:table-column table:style-name="Таблица12.n"/>
        <table:table-column table:style-name="Таблица12.o"/>
        <table:table-column table:style-name="Таблица12.p"/>
        <table:table-column table:style-name="Таблица12.q"/>
        <table:table-row table:style-name="Таблица12.1">
          <table:table-cell table:style-name="Таблица12.A1" table:number-columns-spanned="2" office:value-type="string">
            <text:p text:style-name="P154"/>
            <text:p text:style-name="P154"/>
            <text:p text:style-name="P154"/>
          </table:table-cell>
          <table:covered-table-cell/>
          <table:table-cell table:style-name="Таблица12.A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2.A1" table:number-columns-spanned="3" office:value-type="string"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  <table:covered-table-cell/>
          <table:covered-table-cell/>
          <table:table-cell table:style-name="Таблица12.A1" table:number-columns-spanned="2" office:value-type="string">
            <text:p text:style-name="Standard"/>
          </table:table-cell>
          <table:covered-table-cell/>
          <table:table-cell table:style-name="Таблица12.L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2.P1" table:number-columns-spanned="15" office:value-type="string">
            <text:p text:style-name="Standard"/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e1" table:number-columns-spanned="2" office:value-type="string">
            <text:p text:style-name="P1"/>
          </table:table-cell>
          <table:covered-table-cell/>
          <table:table-cell table:style-name="Таблица12.e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2.e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2.e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2.e1" office:value-type="string">
            <text:p text:style-name="Standard"/>
          </table:table-cell>
        </table:table-row>
        <table:table-row table:style-name="Таблица12.2">
          <table:table-cell table:style-name="Таблица12.e1" table:number-columns-spanned="2" office:value-type="string">
            <text:p text:style-name="P154">Дубл.</text:p>
          </table:table-cell>
          <table:covered-table-cell/>
          <table:table-cell table:style-name="Таблица12.e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2.e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2.e1" table:number-columns-spanned="2" office:value-type="string">
            <text:p text:style-name="Standard"/>
          </table:table-cell>
          <table:covered-table-cell/>
          <table:table-cell table:style-name="Таблица12.L2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2.P1" table:number-columns-spanned="15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e1" table:number-columns-spanned="2" office:value-type="string">
            <text:p text:style-name="P1"/>
          </table:table-cell>
          <table:covered-table-cell/>
          <table:table-cell table:style-name="Таблица12.e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2.e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2.e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2.e1" office:value-type="string">
            <text:p text:style-name="Standard"/>
          </table:table-cell>
        </table:table-row>
        <table:table-row table:style-name="Таблица12.2">
          <table:table-cell table:style-name="Таблица12.e1" table:number-columns-spanned="2" office:value-type="string">
            <text:p text:style-name="P154">Взам.</text:p>
          </table:table-cell>
          <table:covered-table-cell/>
          <table:table-cell table:style-name="Таблица12.e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2.e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2.e1" table:number-columns-spanned="2" office:value-type="string">
            <text:p text:style-name="Standard"/>
          </table:table-cell>
          <table:covered-table-cell/>
          <table:table-cell table:style-name="Таблица12.L3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2.e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2.e1" table:number-columns-spanned="2" office:value-type="string">
            <text:p text:style-name="Standard"/>
          </table:table-cell>
          <table:covered-table-cell/>
          <table:table-cell table:style-name="Таблица12.e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2.e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2.e1" office:value-type="string">
            <text:p text:style-name="Standard"/>
          </table:table-cell>
          <table:table-cell table:style-name="Таблица12.e1" table:number-columns-spanned="2" office:value-type="string">
            <text:p text:style-name="Standard"/>
          </table:table-cell>
          <table:covered-table-cell/>
          <table:table-cell table:style-name="Таблица12.e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2.e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2.e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2.e1" office:value-type="string">
            <text:p text:style-name="Standard"/>
          </table:table-cell>
        </table:table-row>
        <table:table-row table:style-name="Таблица12.2">
          <table:table-cell table:style-name="Таблица12.e1" table:number-columns-spanned="2" office:value-type="string">
            <text:p text:style-name="P154">Подл.</text:p>
          </table:table-cell>
          <table:covered-table-cell/>
          <table:table-cell table:style-name="Таблица12.e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2.e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2.e1" table:number-columns-spanned="2" office:value-type="string">
            <text:p text:style-name="Standard"/>
          </table:table-cell>
          <table:covered-table-cell/>
          <table:table-cell table:style-name="Таблица12.L4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2.e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2.e1" table:number-columns-spanned="2" office:value-type="string">
            <text:p text:style-name="Standard"/>
          </table:table-cell>
          <table:covered-table-cell/>
          <table:table-cell table:style-name="Таблица12.e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2.e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2.e1" office:value-type="string">
            <text:p text:style-name="Standard"/>
          </table:table-cell>
          <table:table-cell table:style-name="Таблица12.e1" table:number-columns-spanned="2" office:value-type="string">
            <text:p text:style-name="Standard"/>
          </table:table-cell>
          <table:covered-table-cell/>
          <table:table-cell table:style-name="Таблица12.e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2.e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2.e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2.e1" office:value-type="string">
            <text:p text:style-name="Standard"/>
          </table:table-cell>
        </table:table-row>
        <table:table-row table:style-name="Таблица12.5">
          <table:table-cell table:style-name="Таблица12.e1" table:number-columns-spanned="25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e1" table:number-columns-spanned="10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j5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j5" office:value-type="string">
            <text:p text:style-name="P8">1<text:span text:style-name="T261">4</text:span></text:p>
          </table:table-cell>
        </table:table-row>
        <table:table-row table:style-name="Таблица12.2">
          <table:table-cell table:style-name="Таблица12.e1" table:number-rows-spanned="3" table:number-columns-spanned="2" office:value-type="string">
            <text:p text:style-name="P66"/>
          </table:table-cell>
          <table:covered-table-cell/>
          <table:table-cell table:style-name="Таблица12.e1" table:number-columns-spanned="2" office:value-type="string">
            <text:p text:style-name="Standard"/>
          </table:table-cell>
          <table:covered-table-cell/>
          <table:table-cell table:style-name="Таблица12.e1" table:number-columns-spanned="2" office:value-type="string">
            <text:p text:style-name="Standard"/>
          </table:table-cell>
          <table:covered-table-cell/>
          <table:table-cell table:style-name="Таблица12.e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2.e1" table:number-columns-spanned="2" office:value-type="string">
            <text:p text:style-name="Standard"/>
          </table:table-cell>
          <table:covered-table-cell/>
          <table:table-cell table:style-name="Таблица12.e1" office:value-type="string">
            <text:p text:style-name="Standard"/>
          </table:table-cell>
          <table:table-cell table:style-name="Таблица12.e1" office:value-type="string">
            <text:p text:style-name="Standard"/>
          </table:table-cell>
          <table:table-cell table:style-name="Таблица12.e1" table:number-columns-spanned="2" office:value-type="string">
            <text:p text:style-name="Standard"/>
          </table:table-cell>
          <table:covered-table-cell/>
          <table:table-cell table:style-name="Таблица12.e1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  <table:table-cell table:style-name="Таблица12.e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2.Y6" table:number-columns-spanned="3" office:value-type="string">
            <text:p text:style-name="Standard"/>
          </table:table-cell>
          <table:covered-table-cell/>
          <table:covered-table-cell/>
          <table:table-cell table:style-name="Таблица12.b6" table:number-rows-spanned="3" table:number-columns-spanned="11" office:value-type="string">
            <text:p text:style-name="P305">СМ3-92-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m6" table:number-rows-spanned="3" table:number-columns-spanned="5" office:value-type="string">
            <text:p text:style-name="P2">СМ3-92/ТП-2024</text:p>
          </table:table-cell>
          <table:covered-table-cell/>
          <table:covered-table-cell/>
          <table:covered-table-cell/>
          <table:covered-table-cell/>
        </table:table-row>
        <table:table-row table:style-name="Таблица12.2">
          <table:covered-table-cell table:style-name="Таблица12.e1"/>
          <table:covered-table-cell/>
          <table:table-cell table:style-name="Таблица12.e1" table:number-columns-spanned="2" office:value-type="string">
            <text:p text:style-name="Standard"/>
          </table:table-cell>
          <table:covered-table-cell/>
          <table:table-cell table:style-name="Таблица12.e1" table:number-columns-spanned="2" office:value-type="string">
            <text:p text:style-name="Standard"/>
          </table:table-cell>
          <table:covered-table-cell/>
          <table:table-cell table:style-name="Таблица12.e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2.e1" table:number-columns-spanned="2" office:value-type="string">
            <text:p text:style-name="Standard"/>
          </table:table-cell>
          <table:covered-table-cell/>
          <table:table-cell table:style-name="Таблица12.e1" office:value-type="string">
            <text:p text:style-name="Standard"/>
          </table:table-cell>
          <table:table-cell table:style-name="Таблица12.e1" office:value-type="string">
            <text:p text:style-name="Standard"/>
          </table:table-cell>
          <table:table-cell table:style-name="Таблица12.e1" table:number-columns-spanned="2" office:value-type="string">
            <text:p text:style-name="Standard"/>
          </table:table-cell>
          <table:covered-table-cell/>
          <table:table-cell table:style-name="Таблица12.e1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  <table:table-cell table:style-name="Таблица12.e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2.Y7" table:number-columns-spanned="3" office:value-type="string">
            <text:p text:style-name="Standard"/>
          </table:table-cell>
          <table:covered-table-cell/>
          <table:covered-table-cell/>
          <table:covered-table-cell table:style-name="Таблица12.b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2.m6"/>
          <table:covered-table-cell/>
          <table:covered-table-cell/>
          <table:covered-table-cell/>
          <table:covered-table-cell/>
        </table:table-row>
        <table:table-row table:style-name="Таблица12.2">
          <table:covered-table-cell table:style-name="Таблица12.e1"/>
          <table:covered-table-cell/>
          <table:table-cell table:style-name="Таблица12.C8" table:number-columns-spanned="2" office:value-type="string">
            <text:p text:style-name="Standard"/>
          </table:table-cell>
          <table:covered-table-cell/>
          <table:table-cell table:style-name="Таблица12.E8" table:number-columns-spanned="2" office:value-type="string">
            <text:p text:style-name="Standard"/>
          </table:table-cell>
          <table:covered-table-cell/>
          <table:table-cell table:style-name="Таблица12.G8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2.K8" table:number-columns-spanned="2" office:value-type="string">
            <text:p text:style-name="Standard"/>
          </table:table-cell>
          <table:covered-table-cell/>
          <table:table-cell table:style-name="Таблица12.M8" office:value-type="string">
            <text:p text:style-name="Standard"/>
          </table:table-cell>
          <table:table-cell table:style-name="Таблица12.N8" office:value-type="string">
            <text:p text:style-name="Standard"/>
          </table:table-cell>
          <table:table-cell table:style-name="Таблица12.O8" table:number-columns-spanned="2" office:value-type="string">
            <text:p text:style-name="Standard"/>
          </table:table-cell>
          <table:covered-table-cell/>
          <table:table-cell table:style-name="Таблица12.Q8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  <table:table-cell table:style-name="Таблица12.V8" table:number-columns-spanned="3" office:value-type="string">
            <text:p text:style-name="Standard"/>
          </table:table-cell>
          <table:covered-table-cell/>
          <table:covered-table-cell/>
          <table:table-cell table:style-name="Таблица12.Y8" table:number-columns-spanned="3" office:value-type="string">
            <text:p text:style-name="Standard"/>
          </table:table-cell>
          <table:covered-table-cell/>
          <table:covered-table-cell/>
          <table:covered-table-cell table:style-name="Таблица12.b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2.m6"/>
          <table:covered-table-cell/>
          <table:covered-table-cell/>
          <table:covered-table-cell/>
          <table:covered-table-cell/>
        </table:table-row>
        <table:table-row table:style-name="Таблица12.2">
          <table:table-cell table:style-name="Таблица12.A9" office:value-type="string">
            <text:p text:style-name="P154">А</text:p>
          </table:table-cell>
          <table:table-cell table:style-name="Таблица12.B9" table:number-columns-spanned="2" office:value-type="string">
            <text:p text:style-name="P382">Цех</text:p>
          </table:table-cell>
          <table:covered-table-cell/>
          <table:table-cell table:style-name="Таблица12.D9" table:number-columns-spanned="2" office:value-type="string">
            <text:p text:style-name="P154">Уч.</text:p>
          </table:table-cell>
          <table:covered-table-cell/>
          <table:table-cell table:style-name="Таблица12.F9" table:number-columns-spanned="2" office:value-type="string">
            <text:p text:style-name="P154">РМ</text:p>
          </table:table-cell>
          <table:covered-table-cell/>
          <table:table-cell table:style-name="Таблица12.H9" office:value-type="string">
            <text:p text:style-name="P154">Опер.</text:p>
          </table:table-cell>
          <table:table-cell table:style-name="Таблица12.I9" table:number-columns-spanned="10" office:value-type="string">
            <text:p text:style-name="P154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S9" table:number-columns-spanned="25" office:value-type="string">
            <text:p text:style-name="P154"><text:s text:c="43"/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2">
          <table:table-cell table:style-name="Таблица12.A10" office:value-type="string">
            <text:p text:style-name="P154">Б</text:p>
          </table:table-cell>
          <table:table-cell table:style-name="Таблица12.B10" table:number-columns-spanned="26" office:value-type="string">
            <text:p text:style-name="P154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e1" office:value-type="string">
            <text:p text:style-name="P154">См.</text:p>
          </table:table-cell>
          <table:table-cell table:style-name="Таблица12.e1" table:number-columns-spanned="3" office:value-type="string">
            <text:p text:style-name="P154">Проф.</text:p>
            <text:p text:style-name="P154"/>
          </table:table-cell>
          <table:covered-table-cell/>
          <table:covered-table-cell/>
          <table:table-cell table:style-name="Таблица12.e1" table:number-columns-spanned="2" office:value-type="string">
            <text:p text:style-name="P154">Р</text:p>
          </table:table-cell>
          <table:covered-table-cell/>
          <table:table-cell table:style-name="Таблица12.e1" table:number-columns-spanned="4" office:value-type="string">
            <text:p text:style-name="P154">УТ</text:p>
          </table:table-cell>
          <table:covered-table-cell/>
          <table:covered-table-cell/>
          <table:covered-table-cell/>
          <table:table-cell table:style-name="Таблица12.e1" table:number-columns-spanned="3" office:value-type="string">
            <text:p text:style-name="P154">КР</text:p>
          </table:table-cell>
          <table:covered-table-cell/>
          <table:covered-table-cell/>
          <table:table-cell table:style-name="Таблица12.e1" table:number-columns-spanned="2" office:value-type="string">
            <text:p text:style-name="Standard"><text:span text:style-name="T191"><text:s text:c="4"/></text:span><text:span text:style-name="T7"><text:s/>ЕН</text:span></text:p>
          </table:table-cell>
          <table:covered-table-cell/>
          <table:table-cell table:style-name="Таблица12.q10" office:value-type="string">
            <text:p text:style-name="P154">К шт.</text:p>
            <text:p text:style-name="P154">ОП</text:p>
            <text:p text:style-name="P154">Кшт.</text:p>
            <text:p text:style-name="P154">Тп.з.</text:p>
            <text:p text:style-name="P154">Тшт.</text:p>
          </table:table-cell>
        </table:table-row>
        <table:table-row table:style-name="Таблица12.2">
          <table:table-cell table:style-name="Таблица12.e1" office:value-type="string">
            <text:p text:style-name="P154">к/м</text:p>
          </table:table-cell>
          <table:table-cell table:style-name="Таблица12.B11" table:number-columns-spanned="18" office:value-type="string">
            <text:p text:style-name="P154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T11" table:number-columns-spanned="12" office:value-type="string">
            <text:p text:style-name="P174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f11" table:number-columns-spanned="2" office:value-type="string">
            <text:p text:style-name="P383">ОПП</text:p>
          </table:table-cell>
          <table:covered-table-cell/>
          <table:table-cell table:style-name="Таблица12.h11" table:number-columns-spanned="4" office:value-type="string">
            <text:p text:style-name="P154">ЕВ</text:p>
          </table:table-cell>
          <table:covered-table-cell/>
          <table:covered-table-cell/>
          <table:covered-table-cell/>
          <table:table-cell table:style-name="Таблица12.l11" table:number-columns-spanned="3" office:value-type="string">
            <text:p text:style-name="P154">ЕН</text:p>
          </table:table-cell>
          <table:covered-table-cell/>
          <table:covered-table-cell/>
          <table:table-cell table:style-name="Таблица12.o11" table:number-columns-spanned="2" office:value-type="string">
            <text:p text:style-name="P154"><text:s text:c="5"/>КИ</text:p>
          </table:table-cell>
          <table:covered-table-cell/>
          <table:table-cell table:style-name="Таблица12.q11" office:value-type="string">
            <text:p text:style-name="P154">Нрасх.</text:p>
          </table:table-cell>
        </table:table-row>
        <table:table-row table:style-name="Таблица12.12">
          <table:table-cell table:style-name="Таблица12.A12" office:value-type="string">
            <text:p text:style-name="P168"><text:s/>01</text:p>
          </table:table-cell>
          <table:table-cell table:style-name="Таблица12.B12" table:number-columns-spanned="22" office:value-type="string">
            <text:p text:style-name="P20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X12" table:number-columns-spanned="20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2">
          <table:table-cell table:style-name="Таблица12.A12" office:value-type="string">
            <text:p text:style-name="P168">02</text:p>
          </table:table-cell>
          <table:table-cell table:style-name="Таблица12.B13" table:number-columns-spanned="22" office:value-type="string">
            <text:p text:style-name="P39">Ковелос 350/0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X13" table:number-columns-spanned="20" office:value-type="string">
            <text:p text:style-name="P55">ТУ 2168-002-14344269-0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2">
          <table:table-cell table:style-name="Таблица12.A12" office:value-type="string">
            <text:p text:style-name="P168">03</text:p>
          </table:table-cell>
          <table:table-cell table:style-name="Таблица12.B14" table:number-columns-spanned="22" office:value-type="string">
            <text:p text:style-name="P39">Аэросил А-38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X14" table:number-columns-spanned="20" office:value-type="string">
            <text:p text:style-name="P39">ГОСТ 14922-7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2">
          <table:table-cell table:style-name="Таблица12.A12" office:value-type="string">
            <text:p text:style-name="P168">04</text:p>
          </table:table-cell>
          <table:table-cell table:style-name="Таблица12.B15" table:number-columns-spanned="22" office:value-type="string">
            <text:p text:style-name="P39">Вспомогательные материалы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X15" table:number-columns-spanned="20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2">
          <table:table-cell table:style-name="Таблица12.A12" office:value-type="string">
            <text:p text:style-name="P168">05</text:p>
          </table:table-cell>
          <table:table-cell table:style-name="Таблица12.B16" table:number-columns-spanned="22" office:value-type="string">
            <text:p text:style-name="Standard"><text:span text:style-name="T188">Разделительный воск </text:span><text:span text:style-name="T125">IZHWAX</text:span><text:span text:style-name="T188"> Грунтовочный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X16" table:number-columns-spanned="20" office:value-type="string">
            <text:p text:style-name="P207">ТУ 204142-003-0161831702-201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2">
          <table:table-cell table:style-name="Таблица12.A12" office:value-type="string">
            <text:p text:style-name="P168">06</text:p>
          </table:table-cell>
          <table:table-cell table:style-name="Таблица12.B17" table:number-columns-spanned="22" office:value-type="string">
            <text:p text:style-name="Standard"><text:span text:style-name="T188">Разделительный спирт </text:span><text:span text:style-name="T125">IZHWAX</text:span><text:span text:style-name="T188"> </text:span><text:span text:style-name="T125">PV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X16" table:number-columns-spanned="20" office:value-type="string">
            <text:p text:style-name="P207">ТУ 205941-008-0161831702-201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8">
          <table:table-cell table:style-name="Таблица12.A18" office:value-type="string">
            <text:p text:style-name="P168">07</text:p>
          </table:table-cell>
          <table:table-cell table:style-name="Таблица12.B18" table:number-columns-spanned="22" office:value-type="string">
            <text:p text:style-name="Standard"><text:span text:style-name="T188">Разделительный воск </text:span><text:span text:style-name="T125">IZHWAX</text:span><text:span text:style-name="T188"> Базовый 202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X16" table:number-columns-spanned="20" office:value-type="string">
            <text:p text:style-name="P59">ТУ 204142-001-0161831702-201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8">
          <table:table-cell table:style-name="Таблица12.A19" office:value-type="string">
            <text:p text:style-name="P168">08</text:p>
          </table:table-cell>
          <table:table-cell table:style-name="Таблица12.B19" table:number-columns-spanned="22" office:value-type="string">
            <text:p text:style-name="P39">Ткань хлопчатобумажная (х/б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X19" table:number-columns-spanned="20" office:value-type="string">
            <text:p text:style-name="P39">ТО 17-11445-7-92 к ГОСТ 29298-200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8">
          <table:table-cell table:style-name="Таблица12.A19" office:value-type="string">
            <text:p text:style-name="P168">09</text:p>
          </table:table-cell>
          <table:table-cell table:style-name="Таблица12.B20" table:number-columns-spanned="22" office:value-type="string">
            <text:p text:style-name="P39">Пленка полиэтиленовая (п/э) или бумага упаковочна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X20" table:number-columns-spanned="20" office:value-type="string">
            <text:p text:style-name="P39">по сопроводительной документ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2">
          <table:table-cell table:style-name="Таблица12.A12" office:value-type="string">
            <text:p text:style-name="P168">10</text:p>
          </table:table-cell>
          <table:table-cell table:style-name="Таблица12.B21" table:number-columns-spanned="22" office:value-type="string">
            <text:p text:style-name="P39">Ацетон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X21" table:number-columns-spanned="20" office:value-type="string">
            <text:p text:style-name="Standard">ГОСТ 2768-8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2">
          <table:table-cell table:style-name="Таблица12.A12" office:value-type="string">
            <text:p text:style-name="P168">11</text:p>
          </table:table-cell>
          <table:table-cell table:style-name="Таблица12.B22" table:number-columns-spanned="22" office:value-type="string">
            <text:p text:style-name="P39">Нефра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X22" table:number-columns-spanned="20" office:value-type="string">
            <text:p text:style-name="P59">ТУ 38.401-67-108-9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2">
          <table:table-cell table:style-name="Таблица12.A12" office:value-type="string">
            <text:p text:style-name="P168">12</text:p>
          </table:table-cell>
          <table:table-cell table:style-name="Таблица12.B23" table:number-columns-spanned="22" office:value-type="string">
            <text:p text:style-name="P89">Скульптурный пластилин (безсульфитный, без содержания серы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X23" table:number-columns-spanned="20" office:value-type="string">
            <text:p text:style-name="P55">по сопроводительной документ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2">
          <table:table-cell table:style-name="Таблица12.A12" office:value-type="string">
            <text:p text:style-name="P168">13</text:p>
          </table:table-cell>
          <table:table-cell table:style-name="Таблица12.B24" table:number-columns-spanned="22" office:value-type="string">
            <text:p text:style-name="P95">Антистатическая присадка «Сигбол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X24" table:number-columns-spanned="20" office:value-type="string">
            <text:p text:style-name="P59">ТУ 38101741-7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2">
          <table:table-cell table:style-name="Таблица12.A12" office:value-type="string">
            <text:p text:style-name="P168">14</text:p>
          </table:table-cell>
          <table:table-cell table:style-name="Таблица12.B25" table:number-columns-spanned="22" office:value-type="string">
            <text:p text:style-name="P119">Металлизированная клейкая лента шириной 50 м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X25" table:number-columns-spanned="20" office:value-type="string">
            <text:p text:style-name="P59">по сопроводительной документ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26">
          <table:table-cell table:style-name="Таблица12.A12" office:value-type="string">
            <text:p text:style-name="P168">15</text:p>
          </table:table-cell>
          <table:table-cell table:style-name="Таблица12.B26" table:number-columns-spanned="22" office:value-type="string">
            <text:p text:style-name="P1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X26" table:number-columns-spanned="20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27">
          <table:table-cell table:style-name="Таблица12.A12" office:value-type="string">
            <text:p text:style-name="P155">16</text:p>
          </table:table-cell>
          <table:table-cell table:style-name="Таблица12.B27" table:number-columns-spanned="22" office:value-type="string">
            <text:p text:style-name="P1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X27" table:number-columns-spanned="20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28">
          <table:table-cell table:style-name="Таблица12.A28" table:number-columns-spanned="3" office:value-type="string">
            <text:p text:style-name="P220">УТ</text:p>
          </table:table-cell>
          <table:covered-table-cell/>
          <table:covered-table-cell/>
          <table:table-cell table:style-name="Таблица12.D28" table:number-columns-spanned="31" office:value-type="string">
            <text:p text:style-name="P220">Указание технологическо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i28" table:number-columns-spanned="7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p28" table:number-columns-spanned="2" office:value-type="string">
            <text:p text:style-name="P43"/>
          </table:table-cell>
          <table:covered-table-cell/>
        </table:table-row>
      </table:table>
      <text:p text:style-name="P61">ГОСТ3.1121-84 Форма 1б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column table:style-name="Таблица13.F"/>
        <table:table-column table:style-name="Таблица13.C"/>
        <table:table-column table:style-name="Таблица13.H"/>
        <table:table-column table:style-name="Таблица13.I"/>
        <table:table-column table:style-name="Таблица13.J"/>
        <table:table-column table:style-name="Таблица13.K"/>
        <table:table-column table:style-name="Таблица13.L"/>
        <table:table-column table:style-name="Таблица13.M"/>
        <table:table-column table:style-name="Таблица13.N"/>
        <table:table-column table:style-name="Таблица13.O"/>
        <table:table-column table:style-name="Таблица13.P"/>
        <table:table-column table:style-name="Таблица13.Q"/>
        <table:table-column table:style-name="Таблица13.R"/>
        <table:table-column table:style-name="Таблица13.S"/>
        <table:table-column table:style-name="Таблица13.T"/>
        <table:table-column table:style-name="Таблица13.U"/>
        <table:table-column table:style-name="Таблица13.V"/>
        <table:table-column table:style-name="Таблица13.W"/>
        <table:table-column table:style-name="Таблица13.X"/>
        <table:table-column table:style-name="Таблица13.Y"/>
        <table:table-column table:style-name="Таблица13.Z"/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column table:style-name="Таблица13.f"/>
        <table:table-column table:style-name="Таблица13.g"/>
        <table:table-column table:style-name="Таблица13.h"/>
        <table:table-column table:style-name="Таблица13.i"/>
        <table:table-column table:style-name="Таблица13.j"/>
        <table:table-column table:style-name="Таблица13.k"/>
        <table:table-column table:style-name="Таблица13.l"/>
        <table:table-column table:style-name="Таблица13.m"/>
        <table:table-column table:style-name="Таблица13.n"/>
        <table:table-column table:style-name="Таблица13.o"/>
        <table:table-column table:style-name="Таблица13.p"/>
        <text:soft-page-break/>
        <table:table-row table:style-name="Таблица13.1">
          <table:table-cell table:style-name="Таблица13.A1" table:number-columns-spanned="2" office:value-type="string">
            <text:p text:style-name="P154"/>
            <text:p text:style-name="P154"/>
            <text:p text:style-name="P154"/>
          </table:table-cell>
          <table:covered-table-cell/>
          <table:table-cell table:style-name="Таблица13.A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3.A1" table:number-columns-spanned="3" office:value-type="string"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  <table:covered-table-cell/>
          <table:covered-table-cell/>
          <table:table-cell table:style-name="Таблица13.A1" table:number-columns-spanned="2" office:value-type="string">
            <text:p text:style-name="Standard"/>
          </table:table-cell>
          <table:covered-table-cell/>
          <table:table-cell table:style-name="Таблица13.L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3.P1" table:number-columns-spanned="14" office:value-type="string">
            <text:p text:style-name="Standard"/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d1" table:number-columns-spanned="2" office:value-type="string">
            <text:p text:style-name="P1"/>
          </table:table-cell>
          <table:covered-table-cell/>
          <table:table-cell table:style-name="Таблица13.d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3.d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3.d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3.d1" office:value-type="string">
            <text:p text:style-name="Standard"/>
          </table:table-cell>
        </table:table-row>
        <table:table-row table:style-name="Таблица13.2">
          <table:table-cell table:style-name="Таблица13.d1" table:number-columns-spanned="2" office:value-type="string">
            <text:p text:style-name="P154">Дубл.</text:p>
          </table:table-cell>
          <table:covered-table-cell/>
          <table:table-cell table:style-name="Таблица13.d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3.d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3.d1" table:number-columns-spanned="2" office:value-type="string">
            <text:p text:style-name="Standard"/>
          </table:table-cell>
          <table:covered-table-cell/>
          <table:table-cell table:style-name="Таблица13.L2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3.P1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d1" table:number-columns-spanned="2" office:value-type="string">
            <text:p text:style-name="P1"/>
          </table:table-cell>
          <table:covered-table-cell/>
          <table:table-cell table:style-name="Таблица13.d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3.d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3.d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3.d1" office:value-type="string">
            <text:p text:style-name="Standard"/>
          </table:table-cell>
        </table:table-row>
        <table:table-row table:style-name="Таблица13.2">
          <table:table-cell table:style-name="Таблица13.d1" table:number-columns-spanned="2" office:value-type="string">
            <text:p text:style-name="P154">Взам.</text:p>
          </table:table-cell>
          <table:covered-table-cell/>
          <table:table-cell table:style-name="Таблица13.d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3.d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3.d1" table:number-columns-spanned="2" office:value-type="string">
            <text:p text:style-name="Standard"/>
          </table:table-cell>
          <table:covered-table-cell/>
          <table:table-cell table:style-name="Таблица13.L3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3.d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3.d1" table:number-columns-spanned="2" office:value-type="string">
            <text:p text:style-name="Standard"/>
          </table:table-cell>
          <table:covered-table-cell/>
          <table:table-cell table:style-name="Таблица13.d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3.d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3.d1" office:value-type="string">
            <text:p text:style-name="Standard"/>
          </table:table-cell>
          <table:table-cell table:style-name="Таблица13.d1" table:number-columns-spanned="2" office:value-type="string">
            <text:p text:style-name="Standard"/>
          </table:table-cell>
          <table:covered-table-cell/>
          <table:table-cell table:style-name="Таблица13.d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3.d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3.d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3.d1" office:value-type="string">
            <text:p text:style-name="Standard"/>
          </table:table-cell>
        </table:table-row>
        <table:table-row table:style-name="Таблица13.2">
          <table:table-cell table:style-name="Таблица13.d1" table:number-columns-spanned="2" office:value-type="string">
            <text:p text:style-name="P154">Подл.</text:p>
          </table:table-cell>
          <table:covered-table-cell/>
          <table:table-cell table:style-name="Таблица13.d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3.d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3.d1" table:number-columns-spanned="2" office:value-type="string">
            <text:p text:style-name="Standard"/>
          </table:table-cell>
          <table:covered-table-cell/>
          <table:table-cell table:style-name="Таблица13.L4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3.d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3.d1" table:number-columns-spanned="2" office:value-type="string">
            <text:p text:style-name="Standard"/>
          </table:table-cell>
          <table:covered-table-cell/>
          <table:table-cell table:style-name="Таблица13.d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3.d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3.d1" office:value-type="string">
            <text:p text:style-name="Standard"/>
          </table:table-cell>
          <table:table-cell table:style-name="Таблица13.d1" table:number-columns-spanned="2" office:value-type="string">
            <text:p text:style-name="Standard"/>
          </table:table-cell>
          <table:covered-table-cell/>
          <table:table-cell table:style-name="Таблица13.d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3.d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3.d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3.d1" office:value-type="string">
            <text:p text:style-name="Standard"/>
          </table:table-cell>
        </table:table-row>
        <table:table-row table:style-name="Таблица13.5">
          <table:table-cell table:style-name="Таблица13.d1" table:number-columns-spanned="2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d1" table:number-columns-spanned="10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i5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i5" office:value-type="string">
            <text:p text:style-name="P8">1<text:span text:style-name="T261">5</text:span></text:p>
          </table:table-cell>
        </table:table-row>
        <table:table-row table:style-name="Таблица13.2">
          <table:table-cell table:style-name="Таблица13.d1" table:number-rows-spanned="3" table:number-columns-spanned="2" office:value-type="string">
            <text:p text:style-name="P66"/>
          </table:table-cell>
          <table:covered-table-cell/>
          <table:table-cell table:style-name="Таблица13.d1" table:number-columns-spanned="2" office:value-type="string">
            <text:p text:style-name="Standard"/>
          </table:table-cell>
          <table:covered-table-cell/>
          <table:table-cell table:style-name="Таблица13.d1" table:number-columns-spanned="2" office:value-type="string">
            <text:p text:style-name="Standard"/>
          </table:table-cell>
          <table:covered-table-cell/>
          <table:table-cell table:style-name="Таблица13.d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3.d1" table:number-columns-spanned="2" office:value-type="string">
            <text:p text:style-name="Standard"/>
          </table:table-cell>
          <table:covered-table-cell/>
          <table:table-cell table:style-name="Таблица13.d1" office:value-type="string">
            <text:p text:style-name="Standard"/>
          </table:table-cell>
          <table:table-cell table:style-name="Таблица13.d1" office:value-type="string">
            <text:p text:style-name="Standard"/>
          </table:table-cell>
          <table:table-cell table:style-name="Таблица13.d1" table:number-columns-spanned="2" office:value-type="string">
            <text:p text:style-name="Standard"/>
          </table:table-cell>
          <table:covered-table-cell/>
          <table:table-cell table:style-name="Таблица13.d1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  <table:table-cell table:style-name="Таблица13.d1" table:number-columns-spanned="2" office:value-type="string">
            <text:p text:style-name="Standard"/>
          </table:table-cell>
          <table:covered-table-cell/>
          <table:table-cell table:style-name="Таблица13.X6" table:number-columns-spanned="3" office:value-type="string">
            <text:p text:style-name="Standard"/>
          </table:table-cell>
          <table:covered-table-cell/>
          <table:covered-table-cell/>
          <table:table-cell table:style-name="Таблица13.a6" table:number-rows-spanned="3" table:number-columns-spanned="11" office:value-type="string">
            <text:p text:style-name="P305">СМ3-92-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l6" table:number-rows-spanned="3" table:number-columns-spanned="5" office:value-type="string">
            <text:p text:style-name="P2">СМ3-92/ТП-2024</text:p>
          </table:table-cell>
          <table:covered-table-cell/>
          <table:covered-table-cell/>
          <table:covered-table-cell/>
          <table:covered-table-cell/>
        </table:table-row>
        <table:table-row table:style-name="Таблица13.2">
          <table:covered-table-cell table:style-name="Таблица13.d1"/>
          <table:covered-table-cell/>
          <table:table-cell table:style-name="Таблица13.d1" table:number-columns-spanned="2" office:value-type="string">
            <text:p text:style-name="Standard"/>
          </table:table-cell>
          <table:covered-table-cell/>
          <table:table-cell table:style-name="Таблица13.d1" table:number-columns-spanned="2" office:value-type="string">
            <text:p text:style-name="Standard"/>
          </table:table-cell>
          <table:covered-table-cell/>
          <table:table-cell table:style-name="Таблица13.d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3.d1" table:number-columns-spanned="2" office:value-type="string">
            <text:p text:style-name="Standard"/>
          </table:table-cell>
          <table:covered-table-cell/>
          <table:table-cell table:style-name="Таблица13.d1" office:value-type="string">
            <text:p text:style-name="Standard"/>
          </table:table-cell>
          <table:table-cell table:style-name="Таблица13.d1" office:value-type="string">
            <text:p text:style-name="Standard"/>
          </table:table-cell>
          <table:table-cell table:style-name="Таблица13.d1" table:number-columns-spanned="2" office:value-type="string">
            <text:p text:style-name="Standard"/>
          </table:table-cell>
          <table:covered-table-cell/>
          <table:table-cell table:style-name="Таблица13.d1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  <table:table-cell table:style-name="Таблица13.d1" table:number-columns-spanned="2" office:value-type="string">
            <text:p text:style-name="Standard"/>
          </table:table-cell>
          <table:covered-table-cell/>
          <table:table-cell table:style-name="Таблица13.X7" table:number-columns-spanned="3" office:value-type="string">
            <text:p text:style-name="Standard"/>
          </table:table-cell>
          <table:covered-table-cell/>
          <table:covered-table-cell/>
          <table:covered-table-cell table:style-name="Таблица13.a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3.l6"/>
          <table:covered-table-cell/>
          <table:covered-table-cell/>
          <table:covered-table-cell/>
          <table:covered-table-cell/>
        </table:table-row>
        <table:table-row table:style-name="Таблица13.2">
          <table:covered-table-cell table:style-name="Таблица13.d1"/>
          <table:covered-table-cell/>
          <table:table-cell table:style-name="Таблица13.C8" table:number-columns-spanned="2" office:value-type="string">
            <text:p text:style-name="Standard"/>
          </table:table-cell>
          <table:covered-table-cell/>
          <table:table-cell table:style-name="Таблица13.E8" table:number-columns-spanned="2" office:value-type="string">
            <text:p text:style-name="Standard"/>
          </table:table-cell>
          <table:covered-table-cell/>
          <table:table-cell table:style-name="Таблица13.G8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3.K8" table:number-columns-spanned="2" office:value-type="string">
            <text:p text:style-name="Standard"/>
          </table:table-cell>
          <table:covered-table-cell/>
          <table:table-cell table:style-name="Таблица13.M8" office:value-type="string">
            <text:p text:style-name="Standard"/>
          </table:table-cell>
          <table:table-cell table:style-name="Таблица13.N8" office:value-type="string">
            <text:p text:style-name="Standard"/>
          </table:table-cell>
          <table:table-cell table:style-name="Таблица13.O8" table:number-columns-spanned="2" office:value-type="string">
            <text:p text:style-name="Standard"/>
          </table:table-cell>
          <table:covered-table-cell/>
          <table:table-cell table:style-name="Таблица13.Q8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  <table:table-cell table:style-name="Таблица13.V8" table:number-columns-spanned="2" office:value-type="string">
            <text:p text:style-name="Standard"/>
          </table:table-cell>
          <table:covered-table-cell/>
          <table:table-cell table:style-name="Таблица13.X8" table:number-columns-spanned="3" office:value-type="string">
            <text:p text:style-name="Standard"/>
          </table:table-cell>
          <table:covered-table-cell/>
          <table:covered-table-cell/>
          <table:covered-table-cell table:style-name="Таблица13.a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3.l6"/>
          <table:covered-table-cell/>
          <table:covered-table-cell/>
          <table:covered-table-cell/>
          <table:covered-table-cell/>
        </table:table-row>
        <table:table-row table:style-name="Таблица13.2">
          <table:table-cell table:style-name="Таблица13.A9" office:value-type="string">
            <text:p text:style-name="P154">А</text:p>
          </table:table-cell>
          <table:table-cell table:style-name="Таблица13.B9" table:number-columns-spanned="2" office:value-type="string">
            <text:p text:style-name="P382">Цех</text:p>
          </table:table-cell>
          <table:covered-table-cell/>
          <table:table-cell table:style-name="Таблица13.D9" table:number-columns-spanned="2" office:value-type="string">
            <text:p text:style-name="P154">Уч.</text:p>
          </table:table-cell>
          <table:covered-table-cell/>
          <table:table-cell table:style-name="Таблица13.F9" table:number-columns-spanned="2" office:value-type="string">
            <text:p text:style-name="P154">РМ</text:p>
          </table:table-cell>
          <table:covered-table-cell/>
          <table:table-cell table:style-name="Таблица13.H9" office:value-type="string">
            <text:p text:style-name="P154">Опер.</text:p>
          </table:table-cell>
          <table:table-cell table:style-name="Таблица13.I9" table:number-columns-spanned="10" office:value-type="string">
            <text:p text:style-name="P154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S9" table:number-columns-spanned="24" office:value-type="string">
            <text:p text:style-name="P154"><text:s text:c="43"/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2">
          <table:table-cell table:style-name="Таблица13.A10" office:value-type="string">
            <text:p text:style-name="P154">Б</text:p>
          </table:table-cell>
          <table:table-cell table:style-name="Таблица13.B10" table:number-columns-spanned="25" office:value-type="string">
            <text:p text:style-name="P154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d1" office:value-type="string">
            <text:p text:style-name="P154">См.</text:p>
          </table:table-cell>
          <table:table-cell table:style-name="Таблица13.d1" table:number-columns-spanned="3" office:value-type="string">
            <text:p text:style-name="P154">Проф.</text:p>
            <text:p text:style-name="P154"/>
          </table:table-cell>
          <table:covered-table-cell/>
          <table:covered-table-cell/>
          <table:table-cell table:style-name="Таблица13.d1" table:number-columns-spanned="2" office:value-type="string">
            <text:p text:style-name="P154">Р</text:p>
          </table:table-cell>
          <table:covered-table-cell/>
          <table:table-cell table:style-name="Таблица13.d1" table:number-columns-spanned="4" office:value-type="string">
            <text:p text:style-name="P154">УТ</text:p>
          </table:table-cell>
          <table:covered-table-cell/>
          <table:covered-table-cell/>
          <table:covered-table-cell/>
          <table:table-cell table:style-name="Таблица13.d1" table:number-columns-spanned="3" office:value-type="string">
            <text:p text:style-name="P154">КР</text:p>
          </table:table-cell>
          <table:covered-table-cell/>
          <table:covered-table-cell/>
          <table:table-cell table:style-name="Таблица13.d1" table:number-columns-spanned="2" office:value-type="string">
            <text:p text:style-name="Standard"><text:span text:style-name="T191"><text:s text:c="4"/></text:span><text:span text:style-name="T7"><text:s/>ЕН</text:span></text:p>
          </table:table-cell>
          <table:covered-table-cell/>
          <table:table-cell table:style-name="Таблица13.p10" office:value-type="string">
            <text:p text:style-name="P154">К шт.</text:p>
            <text:p text:style-name="P154">ОП</text:p>
            <text:p text:style-name="P154">Кшт.</text:p>
            <text:p text:style-name="P154">Тп.з.</text:p>
            <text:p text:style-name="P154">Тшт.</text:p>
          </table:table-cell>
        </table:table-row>
        <table:table-row table:style-name="Таблица13.2">
          <table:table-cell table:style-name="Таблица13.d1" office:value-type="string">
            <text:p text:style-name="P154">к/м</text:p>
          </table:table-cell>
          <table:table-cell table:style-name="Таблица13.B11" table:number-columns-spanned="18" office:value-type="string">
            <text:p text:style-name="P154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T11" table:number-columns-spanned="11" office:value-type="string">
            <text:p text:style-name="P174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e11" table:number-columns-spanned="2" office:value-type="string">
            <text:p text:style-name="P383">ОПП</text:p>
          </table:table-cell>
          <table:covered-table-cell/>
          <table:table-cell table:style-name="Таблица13.g11" table:number-columns-spanned="4" office:value-type="string">
            <text:p text:style-name="P154">ЕВ</text:p>
          </table:table-cell>
          <table:covered-table-cell/>
          <table:covered-table-cell/>
          <table:covered-table-cell/>
          <table:table-cell table:style-name="Таблица13.k11" table:number-columns-spanned="3" office:value-type="string">
            <text:p text:style-name="P154">ЕН</text:p>
          </table:table-cell>
          <table:covered-table-cell/>
          <table:covered-table-cell/>
          <table:table-cell table:style-name="Таблица13.n11" table:number-columns-spanned="2" office:value-type="string">
            <text:p text:style-name="P154"><text:s text:c="5"/>КИ</text:p>
          </table:table-cell>
          <table:covered-table-cell/>
          <table:table-cell table:style-name="Таблица13.p11" office:value-type="string">
            <text:p text:style-name="P154">Нрасх.</text:p>
          </table:table-cell>
        </table:table-row>
        <table:table-row table:style-name="Таблица13.12">
          <table:table-cell table:style-name="Таблица13.d1" office:value-type="string">
            <text:p text:style-name="P155">01</text:p>
          </table:table-cell>
          <table:table-cell table:style-name="Таблица13.d1" table:number-columns-spanned="41" office:value-type="string">
            <text:p text:style-name="No_20_Spacing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2">
          <table:table-cell table:style-name="Таблица13.d1" office:value-type="string">
            <text:p text:style-name="P205"><text:span text:style-name="T8">О</text:span><text:span text:style-name="T7">02</text:span></text:p>
          </table:table-cell>
          <table:table-cell table:style-name="Таблица13.d1" table:number-columns-spanned="41" office:value-type="string">
            <text:p text:style-name="P114">2 <text:span text:style-name="T201">Входной контроль комплектующих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2">
          <table:table-cell table:style-name="Таблица13.d1" office:value-type="string">
            <text:p text:style-name="P155">03</text:p>
          </table:table-cell>
          <table:table-cell table:style-name="Таблица13.d1" table:number-columns-spanned="41" office:value-type="string">
            <text:p text:style-name="P227"><text:span text:style-name="T187">Проверить наличие паспортов и протоколов входного контроля на </text:span><text:span text:style-name="T189">инструмент</text:span><text:span text:style-name="T190">ы</text:span><text:span text:style-name="T189">.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2">
          <table:table-cell table:style-name="Таблица13.d1" office:value-type="string">
            <text:p text:style-name="P155">04</text:p>
          </table:table-cell>
          <table:table-cell table:style-name="Таблица13.d1" table:number-columns-spanned="41" office:value-type="string">
            <text:p text:style-name="Standard">Убедиться в наличии отметки об их допуске в производство. Контроль ОТК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2">
          <table:table-cell table:style-name="Таблица13.d1" office:value-type="string">
            <text:p text:style-name="P155">05</text:p>
          </table:table-cell>
          <table:table-cell table:style-name="Таблица13.d1" table:number-columns-spanned="41" office:value-type="string">
            <text:p text:style-name="P17"><text:span text:style-name="T1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2">
          <table:table-cell table:style-name="Таблица13.d1" office:value-type="string">
            <text:p text:style-name="P184">О06</text:p>
          </table:table-cell>
          <table:table-cell table:style-name="Таблица13.d1" table:number-columns-spanned="41" office:value-type="string">
            <text:p text:style-name="P32">3 <text:span text:style-name="T201">Подготовка сырья, материалов, оснастки, установки напыления для формования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2">
          <table:table-cell table:style-name="Таблица13.d1" office:value-type="string">
            <text:p text:style-name="P155">07</text:p>
          </table:table-cell>
          <table:table-cell table:style-name="Таблица13.d1" table:number-columns-spanned="41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2">
          <table:table-cell table:style-name="Таблица13.d1" office:value-type="string">
            <text:p text:style-name="P158">08</text:p>
          </table:table-cell>
          <table:table-cell table:style-name="Таблица13.d1" table:number-columns-spanned="41" office:value-type="string">
            <text:p text:style-name="P114"><text:span text:style-name="T201">3.1</text:span> Подготовить рабочую поверхность формы к работе, для этого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2">
          <table:table-cell table:style-name="Таблица13.d1" office:value-type="string">
            <text:p text:style-name="P155">09</text:p>
          </table:table-cell>
          <table:table-cell table:style-name="Таблица13.d1" table:number-columns-spanned="41" office:value-type="string">
            <text:p text:style-name="P82"><text:span text:style-name="T11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2">
          <table:table-cell table:style-name="Таблица13.d1" office:value-type="string">
            <text:p text:style-name="P155">10</text:p>
          </table:table-cell>
          <table:table-cell table:style-name="Таблица13.d1" table:number-columns-spanned="41" office:value-type="string">
            <text:p text:style-name="P82"><text:span text:style-name="T201">3</text:span>.1.<text:span text:style-name="T201">1</text:span> Очистить поверхность формы от загрязнений, при наличии, <text:span text:style-name="T117">ткани хлопчатобужной (х/б)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2">
          <table:table-cell table:style-name="Таблица13.d1" office:value-type="string">
            <text:p text:style-name="P158">11</text:p>
          </table:table-cell>
          <table:table-cell table:style-name="Таблица13.d1" table:number-columns-spanned="41" office:value-type="string">
            <text:p text:style-name="P228"><text:span text:style-name="T117">Протереть рабочую поверхность формы тканью (х/б) смоченной нефрасом. </text:span><text:span text:style-name="T188">Выдержать обработанную поверхность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2">
          <table:table-cell table:style-name="Таблица13.d1" office:value-type="string">
            <text:p text:style-name="P158">12</text:p>
          </table:table-cell>
          <table:table-cell table:style-name="Таблица13.d1" table:number-columns-spanned="41" office:value-type="string">
            <text:p text:style-name="P94">в условиях цеха не менее 10 минут, но не более двух часов.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2">
          <table:table-cell table:style-name="Таблица13.d1" office:value-type="string">
            <text:p text:style-name="P155">13</text:p>
          </table:table-cell>
          <table:table-cell table:style-name="Таблица13.d1" table:number-columns-spanned="41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2">
          <table:table-cell table:style-name="Таблица13.d1" office:value-type="string">
            <text:p text:style-name="P155">14</text:p>
          </table:table-cell>
          <table:table-cell table:style-name="Таблица13.d1" table:number-columns-spanned="41" office:value-type="string">
            <text:p text:style-name="P19"><text:span text:style-name="T201">3.1</text:span>.2 При наличии забоин произвести исправление дефектов скульптурным пластилином при помощи шпателя, выводя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26">
          <table:table-cell table:style-name="Таблица13.d1" office:value-type="string">
            <text:p text:style-name="P155">15</text:p>
            <text:p text:style-name="P155"/>
          </table:table-cell>
          <table:table-cell table:style-name="Таблица13.d1" table:number-columns-spanned="41" office:value-type="string">
            <text:p text:style-name="P21">поверхность ремонтных мест заподлицо с основной поверхностью. Места проведения ремонтов на форме заклеить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27">
          <table:table-cell table:style-name="Таблица13.d1" office:value-type="string">
            <text:p text:style-name="P155">16</text:p>
          </table:table-cell>
          <table:table-cell table:style-name="Таблица13.d1" table:number-columns-spanned="41" office:value-type="string">
            <text:p text:style-name="P119">металлизированной клейкой лентой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28">
          <table:table-cell table:style-name="Таблица13.A28" table:number-columns-spanned="3" office:value-type="string">
            <text:p text:style-name="P220">УТ</text:p>
          </table:table-cell>
          <table:covered-table-cell/>
          <table:covered-table-cell/>
          <table:table-cell table:style-name="Таблица13.A28" table:number-columns-spanned="30" office:value-type="string">
            <text:p text:style-name="P220">Указание технологическо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h28" table:number-columns-spanned="7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o28" table:number-columns-spanned="2" office:value-type="string">
            <text:p text:style-name="P43"/>
          </table:table-cell>
          <table:covered-table-cell/>
        </table:table-row>
      </table:table>
      <text:p text:style-name="P61"/>
      <text:p text:style-name="P61"/>
      <text:p text:style-name="P61"><text:soft-page-break/>ГОСТ3.1121-84 Форма 1б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column table:style-name="Таблица14.F"/>
        <table:table-column table:style-name="Таблица14.G"/>
        <table:table-column table:style-name="Таблица14.H"/>
        <table:table-column table:style-name="Таблица14.I"/>
        <table:table-column table:style-name="Таблица14.J"/>
        <table:table-column table:style-name="Таблица14.K"/>
        <table:table-column table:style-name="Таблица14.L"/>
        <table:table-column table:style-name="Таблица14.M"/>
        <table:table-column table:style-name="Таблица14.N"/>
        <table:table-column table:style-name="Таблица14.O"/>
        <table:table-column table:style-name="Таблица14.P"/>
        <table:table-column table:style-name="Таблица14.Q"/>
        <table:table-column table:style-name="Таблица14.R"/>
        <table:table-column table:style-name="Таблица14.S"/>
        <table:table-column table:style-name="Таблица14.T"/>
        <table:table-column table:style-name="Таблица14.U"/>
        <table:table-column table:style-name="Таблица14.V"/>
        <table:table-column table:style-name="Таблица14.W"/>
        <table:table-column table:style-name="Таблица14.X"/>
        <table:table-column table:style-name="Таблица14.Y"/>
        <table:table-column table:style-name="Таблица14.Z"/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column table:style-name="Таблица14.f"/>
        <table:table-column table:style-name="Таблица14.g"/>
        <table:table-column table:style-name="Таблица14.h"/>
        <table:table-column table:style-name="Таблица14.i"/>
        <table:table-column table:style-name="Таблица14.j"/>
        <table:table-column table:style-name="Таблица14.k"/>
        <table:table-column table:style-name="Таблица14.l"/>
        <table:table-column table:style-name="Таблица14.m"/>
        <table:table-column table:style-name="Таблица14.n"/>
        <table:table-column table:style-name="Таблица14.o"/>
        <table:table-column table:style-name="Таблица14.p"/>
        <table:table-row table:style-name="Таблица14.1">
          <table:table-cell table:style-name="Таблица14.A1" table:number-columns-spanned="2" office:value-type="string">
            <text:p text:style-name="P154"/>
            <text:p text:style-name="P154"/>
            <text:p text:style-name="P154"/>
          </table:table-cell>
          <table:covered-table-cell/>
          <table:table-cell table:style-name="Таблица14.A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4.A1" table:number-columns-spanned="3" office:value-type="string"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  <table:covered-table-cell/>
          <table:covered-table-cell/>
          <table:table-cell table:style-name="Таблица14.A1" table:number-columns-spanned="2" office:value-type="string">
            <text:p text:style-name="Standard"/>
          </table:table-cell>
          <table:covered-table-cell/>
          <table:table-cell table:style-name="Таблица14.L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4.P1" table:number-columns-spanned="14" office:value-type="string">
            <text:p text:style-name="Standard"/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4.d1" table:number-columns-spanned="2" office:value-type="string">
            <text:p text:style-name="P1"/>
          </table:table-cell>
          <table:covered-table-cell/>
          <table:table-cell table:style-name="Таблица14.d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4.d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4.d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4.d1" office:value-type="string">
            <text:p text:style-name="Standard"/>
          </table:table-cell>
        </table:table-row>
        <table:table-row table:style-name="Таблица14.2">
          <table:table-cell table:style-name="Таблица14.d1" table:number-columns-spanned="2" office:value-type="string">
            <text:p text:style-name="P154">Дубл.</text:p>
          </table:table-cell>
          <table:covered-table-cell/>
          <table:table-cell table:style-name="Таблица14.d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4.d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4.d1" table:number-columns-spanned="2" office:value-type="string">
            <text:p text:style-name="Standard"/>
          </table:table-cell>
          <table:covered-table-cell/>
          <table:table-cell table:style-name="Таблица14.L2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4.P1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4.d1" table:number-columns-spanned="2" office:value-type="string">
            <text:p text:style-name="P1"/>
          </table:table-cell>
          <table:covered-table-cell/>
          <table:table-cell table:style-name="Таблица14.d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4.d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4.d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4.d1" office:value-type="string">
            <text:p text:style-name="Standard"/>
          </table:table-cell>
        </table:table-row>
        <table:table-row table:style-name="Таблица14.2">
          <table:table-cell table:style-name="Таблица14.d1" table:number-columns-spanned="2" office:value-type="string">
            <text:p text:style-name="P154">Взам.</text:p>
          </table:table-cell>
          <table:covered-table-cell/>
          <table:table-cell table:style-name="Таблица14.d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4.d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4.d1" table:number-columns-spanned="2" office:value-type="string">
            <text:p text:style-name="Standard"/>
          </table:table-cell>
          <table:covered-table-cell/>
          <table:table-cell table:style-name="Таблица14.L3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4.d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4.d1" table:number-columns-spanned="2" office:value-type="string">
            <text:p text:style-name="Standard"/>
          </table:table-cell>
          <table:covered-table-cell/>
          <table:table-cell table:style-name="Таблица14.d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4.d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4.d1" office:value-type="string">
            <text:p text:style-name="Standard"/>
          </table:table-cell>
          <table:table-cell table:style-name="Таблица14.d1" table:number-columns-spanned="2" office:value-type="string">
            <text:p text:style-name="Standard"/>
          </table:table-cell>
          <table:covered-table-cell/>
          <table:table-cell table:style-name="Таблица14.d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4.d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4.d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4.d1" office:value-type="string">
            <text:p text:style-name="Standard"/>
          </table:table-cell>
        </table:table-row>
        <table:table-row table:style-name="Таблица14.2">
          <table:table-cell table:style-name="Таблица14.d1" table:number-columns-spanned="2" office:value-type="string">
            <text:p text:style-name="P154">Подл.</text:p>
          </table:table-cell>
          <table:covered-table-cell/>
          <table:table-cell table:style-name="Таблица14.d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4.d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4.d1" table:number-columns-spanned="2" office:value-type="string">
            <text:p text:style-name="Standard"/>
          </table:table-cell>
          <table:covered-table-cell/>
          <table:table-cell table:style-name="Таблица14.L4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4.d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4.d1" table:number-columns-spanned="2" office:value-type="string">
            <text:p text:style-name="Standard"/>
          </table:table-cell>
          <table:covered-table-cell/>
          <table:table-cell table:style-name="Таблица14.d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4.d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4.d1" office:value-type="string">
            <text:p text:style-name="Standard"/>
          </table:table-cell>
          <table:table-cell table:style-name="Таблица14.d1" table:number-columns-spanned="2" office:value-type="string">
            <text:p text:style-name="Standard"/>
          </table:table-cell>
          <table:covered-table-cell/>
          <table:table-cell table:style-name="Таблица14.d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4.d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4.d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4.d1" office:value-type="string">
            <text:p text:style-name="Standard"/>
          </table:table-cell>
        </table:table-row>
        <table:table-row table:style-name="Таблица14.5">
          <table:table-cell table:style-name="Таблица14.d1" table:number-columns-spanned="2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4.d1" table:number-columns-spanned="10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4.i5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4.i5" office:value-type="string">
            <text:p text:style-name="P8">1<text:span text:style-name="T261">6</text:span></text:p>
          </table:table-cell>
        </table:table-row>
        <table:table-row table:style-name="Таблица14.2">
          <table:table-cell table:style-name="Таблица14.d1" table:number-rows-spanned="3" table:number-columns-spanned="2" office:value-type="string">
            <text:p text:style-name="P66"/>
          </table:table-cell>
          <table:covered-table-cell/>
          <table:table-cell table:style-name="Таблица14.d1" table:number-columns-spanned="2" office:value-type="string">
            <text:p text:style-name="Standard"/>
          </table:table-cell>
          <table:covered-table-cell/>
          <table:table-cell table:style-name="Таблица14.d1" table:number-columns-spanned="2" office:value-type="string">
            <text:p text:style-name="Standard"/>
          </table:table-cell>
          <table:covered-table-cell/>
          <table:table-cell table:style-name="Таблица14.d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4.d1" table:number-columns-spanned="2" office:value-type="string">
            <text:p text:style-name="Standard"/>
          </table:table-cell>
          <table:covered-table-cell/>
          <table:table-cell table:style-name="Таблица14.d1" office:value-type="string">
            <text:p text:style-name="Standard"/>
          </table:table-cell>
          <table:table-cell table:style-name="Таблица14.d1" office:value-type="string">
            <text:p text:style-name="Standard"/>
          </table:table-cell>
          <table:table-cell table:style-name="Таблица14.d1" table:number-columns-spanned="2" office:value-type="string">
            <text:p text:style-name="Standard"/>
          </table:table-cell>
          <table:covered-table-cell/>
          <table:table-cell table:style-name="Таблица14.d1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  <table:table-cell table:style-name="Таблица14.d1" table:number-columns-spanned="2" office:value-type="string">
            <text:p text:style-name="Standard"/>
          </table:table-cell>
          <table:covered-table-cell/>
          <table:table-cell table:style-name="Таблица14.X6" table:number-columns-spanned="3" office:value-type="string">
            <text:p text:style-name="Standard"/>
          </table:table-cell>
          <table:covered-table-cell/>
          <table:covered-table-cell/>
          <table:table-cell table:style-name="Таблица14.a6" table:number-rows-spanned="3" table:number-columns-spanned="11" office:value-type="string">
            <text:p text:style-name="P305">СМ3-92-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4.l6" table:number-rows-spanned="3" table:number-columns-spanned="5" office:value-type="string">
            <text:p text:style-name="P2">СМ3-92/ТП-2024</text:p>
          </table:table-cell>
          <table:covered-table-cell/>
          <table:covered-table-cell/>
          <table:covered-table-cell/>
          <table:covered-table-cell/>
        </table:table-row>
        <table:table-row table:style-name="Таблица14.2">
          <table:covered-table-cell table:style-name="Таблица14.d1"/>
          <table:covered-table-cell/>
          <table:table-cell table:style-name="Таблица14.d1" table:number-columns-spanned="2" office:value-type="string">
            <text:p text:style-name="Standard"/>
          </table:table-cell>
          <table:covered-table-cell/>
          <table:table-cell table:style-name="Таблица14.d1" table:number-columns-spanned="2" office:value-type="string">
            <text:p text:style-name="Standard"/>
          </table:table-cell>
          <table:covered-table-cell/>
          <table:table-cell table:style-name="Таблица14.d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4.d1" table:number-columns-spanned="2" office:value-type="string">
            <text:p text:style-name="Standard"/>
          </table:table-cell>
          <table:covered-table-cell/>
          <table:table-cell table:style-name="Таблица14.d1" office:value-type="string">
            <text:p text:style-name="Standard"/>
          </table:table-cell>
          <table:table-cell table:style-name="Таблица14.d1" office:value-type="string">
            <text:p text:style-name="Standard"/>
          </table:table-cell>
          <table:table-cell table:style-name="Таблица14.d1" table:number-columns-spanned="2" office:value-type="string">
            <text:p text:style-name="Standard"/>
          </table:table-cell>
          <table:covered-table-cell/>
          <table:table-cell table:style-name="Таблица14.d1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  <table:table-cell table:style-name="Таблица14.d1" table:number-columns-spanned="2" office:value-type="string">
            <text:p text:style-name="Standard"/>
          </table:table-cell>
          <table:covered-table-cell/>
          <table:table-cell table:style-name="Таблица14.X7" table:number-columns-spanned="3" office:value-type="string">
            <text:p text:style-name="Standard"/>
          </table:table-cell>
          <table:covered-table-cell/>
          <table:covered-table-cell/>
          <table:covered-table-cell table:style-name="Таблица14.a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4.l6"/>
          <table:covered-table-cell/>
          <table:covered-table-cell/>
          <table:covered-table-cell/>
          <table:covered-table-cell/>
        </table:table-row>
        <table:table-row table:style-name="Таблица14.2">
          <table:covered-table-cell table:style-name="Таблица14.d1"/>
          <table:covered-table-cell/>
          <table:table-cell table:style-name="Таблица14.C8" table:number-columns-spanned="2" office:value-type="string">
            <text:p text:style-name="Standard"/>
          </table:table-cell>
          <table:covered-table-cell/>
          <table:table-cell table:style-name="Таблица14.E8" table:number-columns-spanned="2" office:value-type="string">
            <text:p text:style-name="Standard"/>
          </table:table-cell>
          <table:covered-table-cell/>
          <table:table-cell table:style-name="Таблица14.G8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4.K8" table:number-columns-spanned="2" office:value-type="string">
            <text:p text:style-name="Standard"/>
          </table:table-cell>
          <table:covered-table-cell/>
          <table:table-cell table:style-name="Таблица14.M8" office:value-type="string">
            <text:p text:style-name="Standard"/>
          </table:table-cell>
          <table:table-cell table:style-name="Таблица14.N8" office:value-type="string">
            <text:p text:style-name="Standard"/>
          </table:table-cell>
          <table:table-cell table:style-name="Таблица14.O8" table:number-columns-spanned="2" office:value-type="string">
            <text:p text:style-name="Standard"/>
          </table:table-cell>
          <table:covered-table-cell/>
          <table:table-cell table:style-name="Таблица14.Q8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  <table:table-cell table:style-name="Таблица14.V8" table:number-columns-spanned="2" office:value-type="string">
            <text:p text:style-name="Standard"/>
          </table:table-cell>
          <table:covered-table-cell/>
          <table:table-cell table:style-name="Таблица14.X8" table:number-columns-spanned="3" office:value-type="string">
            <text:p text:style-name="Standard"/>
          </table:table-cell>
          <table:covered-table-cell/>
          <table:covered-table-cell/>
          <table:covered-table-cell table:style-name="Таблица14.a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4.l6"/>
          <table:covered-table-cell/>
          <table:covered-table-cell/>
          <table:covered-table-cell/>
          <table:covered-table-cell/>
        </table:table-row>
        <table:table-row table:style-name="Таблица14.2">
          <table:table-cell table:style-name="Таблица14.A9" office:value-type="string">
            <text:p text:style-name="P154">А</text:p>
          </table:table-cell>
          <table:table-cell table:style-name="Таблица14.B9" table:number-columns-spanned="2" office:value-type="string">
            <text:p text:style-name="P384">Цех</text:p>
          </table:table-cell>
          <table:covered-table-cell/>
          <table:table-cell table:style-name="Таблица14.D9" table:number-columns-spanned="2" office:value-type="string">
            <text:p text:style-name="P154">Уч.</text:p>
          </table:table-cell>
          <table:covered-table-cell/>
          <table:table-cell table:style-name="Таблица14.F9" table:number-columns-spanned="2" office:value-type="string">
            <text:p text:style-name="P154">РМ</text:p>
          </table:table-cell>
          <table:covered-table-cell/>
          <table:table-cell table:style-name="Таблица14.H9" office:value-type="string">
            <text:p text:style-name="P154">Опер.</text:p>
          </table:table-cell>
          <table:table-cell table:style-name="Таблица14.I9" table:number-columns-spanned="10" office:value-type="string">
            <text:p text:style-name="P154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4.S9" table:number-columns-spanned="24" office:value-type="string">
            <text:p text:style-name="P154"><text:s text:c="43"/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2">
          <table:table-cell table:style-name="Таблица14.A10" office:value-type="string">
            <text:p text:style-name="P154">Б</text:p>
          </table:table-cell>
          <table:table-cell table:style-name="Таблица14.B10" table:number-columns-spanned="25" office:value-type="string">
            <text:p text:style-name="P154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4.d1" office:value-type="string">
            <text:p text:style-name="P154">См.</text:p>
          </table:table-cell>
          <table:table-cell table:style-name="Таблица14.d1" table:number-columns-spanned="3" office:value-type="string">
            <text:p text:style-name="P154">Проф.</text:p>
            <text:p text:style-name="P154"/>
          </table:table-cell>
          <table:covered-table-cell/>
          <table:covered-table-cell/>
          <table:table-cell table:style-name="Таблица14.d1" table:number-columns-spanned="2" office:value-type="string">
            <text:p text:style-name="P154">Р</text:p>
          </table:table-cell>
          <table:covered-table-cell/>
          <table:table-cell table:style-name="Таблица14.d1" table:number-columns-spanned="4" office:value-type="string">
            <text:p text:style-name="P154">УТ</text:p>
          </table:table-cell>
          <table:covered-table-cell/>
          <table:covered-table-cell/>
          <table:covered-table-cell/>
          <table:table-cell table:style-name="Таблица14.d1" table:number-columns-spanned="3" office:value-type="string">
            <text:p text:style-name="P154">КР</text:p>
          </table:table-cell>
          <table:covered-table-cell/>
          <table:covered-table-cell/>
          <table:table-cell table:style-name="Таблица14.d1" table:number-columns-spanned="2" office:value-type="string">
            <text:p text:style-name="Standard"><text:span text:style-name="T191"><text:s text:c="4"/></text:span><text:span text:style-name="T7"><text:s/>ЕН</text:span></text:p>
          </table:table-cell>
          <table:covered-table-cell/>
          <table:table-cell table:style-name="Таблица14.p10" office:value-type="string">
            <text:p text:style-name="P154">К шт.</text:p>
            <text:p text:style-name="P154">ОП</text:p>
            <text:p text:style-name="P154">Кшт.</text:p>
            <text:p text:style-name="P154">Тп.з.</text:p>
            <text:p text:style-name="P154">Тшт.</text:p>
          </table:table-cell>
        </table:table-row>
        <table:table-row table:style-name="Таблица14.2">
          <table:table-cell table:style-name="Таблица14.d1" office:value-type="string">
            <text:p text:style-name="P154">к/м</text:p>
          </table:table-cell>
          <table:table-cell table:style-name="Таблица14.B11" table:number-columns-spanned="18" office:value-type="string">
            <text:p text:style-name="P154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4.T11" table:number-columns-spanned="11" office:value-type="string">
            <text:p text:style-name="P174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4.e11" table:number-columns-spanned="2" office:value-type="string">
            <text:p text:style-name="P383">ОПП</text:p>
          </table:table-cell>
          <table:covered-table-cell/>
          <table:table-cell table:style-name="Таблица14.g11" table:number-columns-spanned="4" office:value-type="string">
            <text:p text:style-name="P154">ЕВ</text:p>
          </table:table-cell>
          <table:covered-table-cell/>
          <table:covered-table-cell/>
          <table:covered-table-cell/>
          <table:table-cell table:style-name="Таблица14.k11" table:number-columns-spanned="3" office:value-type="string">
            <text:p text:style-name="P154">ЕН</text:p>
          </table:table-cell>
          <table:covered-table-cell/>
          <table:covered-table-cell/>
          <table:table-cell table:style-name="Таблица14.n11" table:number-columns-spanned="2" office:value-type="string">
            <text:p text:style-name="P154"><text:s text:c="5"/>КИ</text:p>
          </table:table-cell>
          <table:covered-table-cell/>
          <table:table-cell table:style-name="Таблица14.p11" office:value-type="string">
            <text:p text:style-name="P154">Нрасх.</text:p>
          </table:table-cell>
        </table:table-row>
        <table:table-row table:style-name="Таблица14.12">
          <table:table-cell table:style-name="Таблица14.d1" office:value-type="string">
            <text:p text:style-name="P155">01</text:p>
          </table:table-cell>
          <table:table-cell table:style-name="Таблица14.d1" table:number-columns-spanned="41" office:value-type="string">
            <text:p text:style-name="P20"><text:span text:style-name="T118">3.2. Пр</text:span><text:span text:style-name="T117">оверить жизнеспособность гелькоута, при наличии, и связующего перед формованием, для уточнения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12">
          <table:table-cell table:style-name="Таблица14.d1" office:value-type="string">
            <text:p text:style-name="P159"><text:s text:c="3"/>02</text:p>
          </table:table-cell>
          <table:table-cell table:style-name="Таблица14.d1" table:number-columns-spanned="41" office:value-type="string">
            <text:p text:style-name="P228"><text:span text:style-name="T117">необходимого </text:span>количества ускорителя, при наличии в рецептуре, и отвердителя, и времени желатинизации, для этого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12">
          <table:table-cell table:style-name="Таблица14.d1" office:value-type="string">
            <text:p text:style-name="P155">03</text:p>
          </table:table-cell>
          <table:table-cell table:style-name="Таблица14.d1" table:number-columns-spanned="41" office:value-type="string">
            <text:p text:style-name="P99">приготовить контрольную мешку.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12">
          <table:table-cell table:style-name="Таблица14.d1" office:value-type="string">
            <text:p text:style-name="P155">04</text:p>
          </table:table-cell>
          <table:table-cell table:style-name="Таблица14.d1" table:number-columns-spanned="41" office:value-type="string">
            <text:p text:style-name="P82">Контрольную мешку готовить каждый раз при изменении партии компонентов гелькоута или связующего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12">
          <table:table-cell table:style-name="Таблица14.d1" office:value-type="string">
            <text:p text:style-name="P155">05</text:p>
          </table:table-cell>
          <table:table-cell table:style-name="Таблица14.d1" table:number-columns-spanned="41" office:value-type="string">
            <text:p text:style-name="P78">Для перемешивания сырья в исходной таре допускается применять аккумуляторную дрель-шуруповерт любого Д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12">
          <table:table-cell table:style-name="Таблица14.d1" office:value-type="string">
            <text:p text:style-name="P155">06</text:p>
          </table:table-cell>
          <table:table-cell table:style-name="Таблица14.d1" table:number-columns-spanned="41" office:value-type="string">
            <text:p text:style-name="P79">с насадкой миксер <text:span text:style-name="T117">по сопроводительной </text:span>документации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12">
          <table:table-cell table:style-name="Таблица14.d1" office:value-type="string">
            <text:p text:style-name="P155">07</text:p>
          </table:table-cell>
          <table:table-cell table:style-name="Таблица14.d1" table:number-columns-spanned="41" office:value-type="string">
            <text:p text:style-name="P8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12">
          <table:table-cell table:style-name="Таблица14.d1" office:value-type="string">
            <text:p text:style-name="P155">08</text:p>
          </table:table-cell>
          <table:table-cell table:style-name="Таблица14.d1" table:number-columns-spanned="41" office:value-type="string">
            <text:p text:style-name="P97"><text:span text:style-name="T201">3.3</text:span> Раскроить армирующие материалы на заготовки на каждое изделие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12">
          <table:table-cell table:style-name="Таблица14.d1" office:value-type="string">
            <text:p text:style-name="P155">09</text:p>
          </table:table-cell>
          <table:table-cell table:style-name="Таблица14.d1" table:number-columns-spanned="41" office:value-type="string">
            <text:p text:style-name="P102">При наличии требований к направлению укладки армирующих материалов, указанных в чертеже и таблице раскро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12">
          <table:table-cell table:style-name="Таблица14.d1" office:value-type="string">
            <text:p text:style-name="P155">10</text:p>
          </table:table-cell>
          <table:table-cell table:style-name="Таблица14.d1" table:number-columns-spanned="41" office:value-type="string">
            <text:p text:style-name="P103"><text:s/>на каждую конкретную заготовку детали, отметить на заготовке материала номер слоя и направление <text:span text:style-name="T201">ос</text:span>новы.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12">
          <table:table-cell table:style-name="Таблица14.d1" office:value-type="string">
            <text:p text:style-name="P155">11</text:p>
          </table:table-cell>
          <table:table-cell table:style-name="Таблица14.d1" table:number-columns-spanned="41" office:value-type="string">
            <text:p text:style-name="P25">Хранить раскроенные материалы <text:span text:style-name="T117">упакованными в пленку п/э или бумагу упаковочную для предотвращения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12">
          <table:table-cell table:style-name="Таблица14.d1" office:value-type="string">
            <text:p text:style-name="P155">12</text:p>
          </table:table-cell>
          <table:table-cell table:style-name="Таблица14.d1" table:number-columns-spanned="41" office:value-type="string">
            <text:p text:style-name="P227"><text:span text:style-name="T118">з</text:span><text:span text:style-name="T117">агрязнения и впитывания влаги материалами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12">
          <table:table-cell table:style-name="Таблица14.d1" office:value-type="string">
            <text:p text:style-name="P155">13</text:p>
          </table:table-cell>
          <table:table-cell table:style-name="Таблица14.d1" table:number-columns-spanned="41" office:value-type="string">
            <text:p text:style-name="P78"><text:span text:style-name="T11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12">
          <table:table-cell table:style-name="Таблица14.d1" office:value-type="string">
            <text:p text:style-name="P155">14</text:p>
          </table:table-cell>
          <table:table-cell table:style-name="Таблица14.d1" table:number-columns-spanned="41" office:value-type="string">
            <text:p text:style-name="P9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26">
          <table:table-cell table:style-name="Таблица14.d1" office:value-type="string">
            <text:p text:style-name="P160"><text:s text:c="2"/>15</text:p>
            <text:p text:style-name="P155"/>
          </table:table-cell>
          <table:table-cell table:style-name="Таблица14.d1" table:number-columns-spanned="41" office:value-type="string">
            <text:p text:style-name="P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27">
          <table:table-cell table:style-name="Таблица14.d1" office:value-type="string">
            <text:p text:style-name="P156">16</text:p>
          </table:table-cell>
          <table:table-cell table:style-name="Таблица14.d1" table:number-columns-spanned="41" office:value-type="string">
            <text:p text:style-name="P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28">
          <table:table-cell table:style-name="Таблица14.A28" table:number-columns-spanned="3" office:value-type="string">
            <text:p text:style-name="P226">УТ</text:p>
          </table:table-cell>
          <table:covered-table-cell/>
          <table:covered-table-cell/>
          <table:table-cell table:style-name="Таблица14.A28" table:number-columns-spanned="30" office:value-type="string">
            <text:p text:style-name="P226">Указание технологическо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4.h28" table:number-columns-spanned="7" office:value-type="string">
            <text:p text:style-name="P9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4.o28" table:number-columns-spanned="2" office:value-type="string">
            <text:p text:style-name="P93"/>
          </table:table-cell>
          <table:covered-table-cell/>
        </table:table-row>
      </table:table>
      <text:p text:style-name="P61"/>
      <text:p text:style-name="P61"><text:soft-page-break/>ГОСТ3.1121-84 Форма 1б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column table:style-name="Таблица15.F"/>
        <table:table-column table:style-name="Таблица15.G"/>
        <table:table-column table:style-name="Таблица15.H"/>
        <table:table-column table:style-name="Таблица15.I"/>
        <table:table-column table:style-name="Таблица15.J"/>
        <table:table-column table:style-name="Таблица15.K"/>
        <table:table-column table:style-name="Таблица15.L"/>
        <table:table-column table:style-name="Таблица15.M"/>
        <table:table-column table:style-name="Таблица15.N"/>
        <table:table-column table:style-name="Таблица15.O"/>
        <table:table-column table:style-name="Таблица15.P"/>
        <table:table-column table:style-name="Таблица15.Q"/>
        <table:table-column table:style-name="Таблица15.R"/>
        <table:table-column table:style-name="Таблица15.S"/>
        <table:table-column table:style-name="Таблица15.T"/>
        <table:table-column table:style-name="Таблица15.U"/>
        <table:table-column table:style-name="Таблица15.V"/>
        <table:table-column table:style-name="Таблица15.W"/>
        <table:table-column table:style-name="Таблица15.X"/>
        <table:table-column table:style-name="Таблица15.Y"/>
        <table:table-column table:style-name="Таблица15.Z"/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column table:style-name="Таблица15.f"/>
        <table:table-column table:style-name="Таблица15.g"/>
        <table:table-column table:style-name="Таблица15.h"/>
        <table:table-column table:style-name="Таблица15.i"/>
        <table:table-column table:style-name="Таблица15.j"/>
        <table:table-column table:style-name="Таблица15.k"/>
        <table:table-column table:style-name="Таблица15.l"/>
        <table:table-column table:style-name="Таблица15.m"/>
        <table:table-column table:style-name="Таблица15.n"/>
        <table:table-column table:style-name="Таблица15.o"/>
        <table:table-column table:style-name="Таблица15.p"/>
        <table:table-row table:style-name="Таблица15.1">
          <table:table-cell table:style-name="Таблица15.A1" table:number-columns-spanned="2" office:value-type="string">
            <text:p text:style-name="P154"/>
            <text:p text:style-name="P154"/>
            <text:p text:style-name="P154"/>
          </table:table-cell>
          <table:covered-table-cell/>
          <table:table-cell table:style-name="Таблица15.A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5.A1" table:number-columns-spanned="3" office:value-type="string"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  <table:covered-table-cell/>
          <table:covered-table-cell/>
          <table:table-cell table:style-name="Таблица15.A1" table:number-columns-spanned="2" office:value-type="string">
            <text:p text:style-name="Standard"/>
          </table:table-cell>
          <table:covered-table-cell/>
          <table:table-cell table:style-name="Таблица15.L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5.P1" table:number-columns-spanned="14" office:value-type="string">
            <text:p text:style-name="Standard"/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5.d1" table:number-columns-spanned="2" office:value-type="string">
            <text:p text:style-name="P1"/>
          </table:table-cell>
          <table:covered-table-cell/>
          <table:table-cell table:style-name="Таблица15.d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5.d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5.d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5.d1" office:value-type="string">
            <text:p text:style-name="Standard"/>
          </table:table-cell>
        </table:table-row>
        <table:table-row table:style-name="Таблица15.2">
          <table:table-cell table:style-name="Таблица15.d1" table:number-columns-spanned="2" office:value-type="string">
            <text:p text:style-name="P154">Дубл.</text:p>
          </table:table-cell>
          <table:covered-table-cell/>
          <table:table-cell table:style-name="Таблица15.d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5.d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5.d1" table:number-columns-spanned="2" office:value-type="string">
            <text:p text:style-name="Standard"/>
          </table:table-cell>
          <table:covered-table-cell/>
          <table:table-cell table:style-name="Таблица15.L2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5.P1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5.d1" table:number-columns-spanned="2" office:value-type="string">
            <text:p text:style-name="P1"/>
          </table:table-cell>
          <table:covered-table-cell/>
          <table:table-cell table:style-name="Таблица15.d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5.d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5.d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5.d1" office:value-type="string">
            <text:p text:style-name="Standard"/>
          </table:table-cell>
        </table:table-row>
        <table:table-row table:style-name="Таблица15.2">
          <table:table-cell table:style-name="Таблица15.d1" table:number-columns-spanned="2" office:value-type="string">
            <text:p text:style-name="P154">Взам.</text:p>
          </table:table-cell>
          <table:covered-table-cell/>
          <table:table-cell table:style-name="Таблица15.d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5.d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5.d1" table:number-columns-spanned="2" office:value-type="string">
            <text:p text:style-name="Standard"/>
          </table:table-cell>
          <table:covered-table-cell/>
          <table:table-cell table:style-name="Таблица15.L3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5.d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5.d1" table:number-columns-spanned="2" office:value-type="string">
            <text:p text:style-name="Standard"/>
          </table:table-cell>
          <table:covered-table-cell/>
          <table:table-cell table:style-name="Таблица15.d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5.d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5.d1" office:value-type="string">
            <text:p text:style-name="Standard"/>
          </table:table-cell>
          <table:table-cell table:style-name="Таблица15.d1" table:number-columns-spanned="2" office:value-type="string">
            <text:p text:style-name="Standard"/>
          </table:table-cell>
          <table:covered-table-cell/>
          <table:table-cell table:style-name="Таблица15.d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5.d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5.d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5.d1" office:value-type="string">
            <text:p text:style-name="Standard"/>
          </table:table-cell>
        </table:table-row>
        <table:table-row table:style-name="Таблица15.2">
          <table:table-cell table:style-name="Таблица15.d1" table:number-columns-spanned="2" office:value-type="string">
            <text:p text:style-name="P154">Подл.</text:p>
          </table:table-cell>
          <table:covered-table-cell/>
          <table:table-cell table:style-name="Таблица15.d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5.d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5.d1" table:number-columns-spanned="2" office:value-type="string">
            <text:p text:style-name="Standard"/>
          </table:table-cell>
          <table:covered-table-cell/>
          <table:table-cell table:style-name="Таблица15.L4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5.d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5.d1" table:number-columns-spanned="2" office:value-type="string">
            <text:p text:style-name="Standard"/>
          </table:table-cell>
          <table:covered-table-cell/>
          <table:table-cell table:style-name="Таблица15.d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5.d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5.d1" office:value-type="string">
            <text:p text:style-name="Standard"/>
          </table:table-cell>
          <table:table-cell table:style-name="Таблица15.d1" table:number-columns-spanned="2" office:value-type="string">
            <text:p text:style-name="Standard"/>
          </table:table-cell>
          <table:covered-table-cell/>
          <table:table-cell table:style-name="Таблица15.d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5.d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5.d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5.d1" office:value-type="string">
            <text:p text:style-name="Standard"/>
          </table:table-cell>
        </table:table-row>
        <table:table-row table:style-name="Таблица15.5">
          <table:table-cell table:style-name="Таблица15.d1" table:number-columns-spanned="2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5.d1" table:number-columns-spanned="10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5.i5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5.i5" office:value-type="string">
            <text:p text:style-name="P8">1<text:span text:style-name="T261">7</text:span></text:p>
          </table:table-cell>
        </table:table-row>
        <table:table-row table:style-name="Таблица15.2">
          <table:table-cell table:style-name="Таблица15.d1" table:number-rows-spanned="3" table:number-columns-spanned="2" office:value-type="string">
            <text:p text:style-name="P66"/>
          </table:table-cell>
          <table:covered-table-cell/>
          <table:table-cell table:style-name="Таблица15.d1" table:number-columns-spanned="2" office:value-type="string">
            <text:p text:style-name="Standard"/>
          </table:table-cell>
          <table:covered-table-cell/>
          <table:table-cell table:style-name="Таблица15.d1" table:number-columns-spanned="2" office:value-type="string">
            <text:p text:style-name="Standard"/>
          </table:table-cell>
          <table:covered-table-cell/>
          <table:table-cell table:style-name="Таблица15.d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5.d1" table:number-columns-spanned="2" office:value-type="string">
            <text:p text:style-name="Standard"/>
          </table:table-cell>
          <table:covered-table-cell/>
          <table:table-cell table:style-name="Таблица15.d1" office:value-type="string">
            <text:p text:style-name="Standard"/>
          </table:table-cell>
          <table:table-cell table:style-name="Таблица15.d1" office:value-type="string">
            <text:p text:style-name="Standard"/>
          </table:table-cell>
          <table:table-cell table:style-name="Таблица15.d1" table:number-columns-spanned="2" office:value-type="string">
            <text:p text:style-name="Standard"/>
          </table:table-cell>
          <table:covered-table-cell/>
          <table:table-cell table:style-name="Таблица15.d1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  <table:table-cell table:style-name="Таблица15.d1" table:number-columns-spanned="2" office:value-type="string">
            <text:p text:style-name="Standard"/>
          </table:table-cell>
          <table:covered-table-cell/>
          <table:table-cell table:style-name="Таблица15.X6" table:number-columns-spanned="3" office:value-type="string">
            <text:p text:style-name="Standard"/>
          </table:table-cell>
          <table:covered-table-cell/>
          <table:covered-table-cell/>
          <table:table-cell table:style-name="Таблица15.a6" table:number-rows-spanned="3" table:number-columns-spanned="11" office:value-type="string">
            <text:p text:style-name="P305">СМ3-92-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5.l6" table:number-rows-spanned="3" table:number-columns-spanned="5" office:value-type="string">
            <text:p text:style-name="P2">СМ3-92/ТП-2024</text:p>
          </table:table-cell>
          <table:covered-table-cell/>
          <table:covered-table-cell/>
          <table:covered-table-cell/>
          <table:covered-table-cell/>
        </table:table-row>
        <table:table-row table:style-name="Таблица15.2">
          <table:covered-table-cell table:style-name="Таблица15.d1"/>
          <table:covered-table-cell/>
          <table:table-cell table:style-name="Таблица15.d1" table:number-columns-spanned="2" office:value-type="string">
            <text:p text:style-name="Standard"/>
          </table:table-cell>
          <table:covered-table-cell/>
          <table:table-cell table:style-name="Таблица15.d1" table:number-columns-spanned="2" office:value-type="string">
            <text:p text:style-name="Standard"/>
          </table:table-cell>
          <table:covered-table-cell/>
          <table:table-cell table:style-name="Таблица15.d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5.d1" table:number-columns-spanned="2" office:value-type="string">
            <text:p text:style-name="Standard"/>
          </table:table-cell>
          <table:covered-table-cell/>
          <table:table-cell table:style-name="Таблица15.d1" office:value-type="string">
            <text:p text:style-name="Standard"/>
          </table:table-cell>
          <table:table-cell table:style-name="Таблица15.d1" office:value-type="string">
            <text:p text:style-name="Standard"/>
          </table:table-cell>
          <table:table-cell table:style-name="Таблица15.d1" table:number-columns-spanned="2" office:value-type="string">
            <text:p text:style-name="Standard"/>
          </table:table-cell>
          <table:covered-table-cell/>
          <table:table-cell table:style-name="Таблица15.d1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  <table:table-cell table:style-name="Таблица15.d1" table:number-columns-spanned="2" office:value-type="string">
            <text:p text:style-name="Standard"/>
          </table:table-cell>
          <table:covered-table-cell/>
          <table:table-cell table:style-name="Таблица15.X7" table:number-columns-spanned="3" office:value-type="string">
            <text:p text:style-name="Standard"/>
          </table:table-cell>
          <table:covered-table-cell/>
          <table:covered-table-cell/>
          <table:covered-table-cell table:style-name="Таблица15.a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5.l6"/>
          <table:covered-table-cell/>
          <table:covered-table-cell/>
          <table:covered-table-cell/>
          <table:covered-table-cell/>
        </table:table-row>
        <table:table-row table:style-name="Таблица15.2">
          <table:covered-table-cell table:style-name="Таблица15.d1"/>
          <table:covered-table-cell/>
          <table:table-cell table:style-name="Таблица15.C8" table:number-columns-spanned="2" office:value-type="string">
            <text:p text:style-name="Standard"/>
          </table:table-cell>
          <table:covered-table-cell/>
          <table:table-cell table:style-name="Таблица15.E8" table:number-columns-spanned="2" office:value-type="string">
            <text:p text:style-name="Standard"/>
          </table:table-cell>
          <table:covered-table-cell/>
          <table:table-cell table:style-name="Таблица15.G8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5.K8" table:number-columns-spanned="2" office:value-type="string">
            <text:p text:style-name="Standard"/>
          </table:table-cell>
          <table:covered-table-cell/>
          <table:table-cell table:style-name="Таблица15.M8" office:value-type="string">
            <text:p text:style-name="Standard"/>
          </table:table-cell>
          <table:table-cell table:style-name="Таблица15.N8" office:value-type="string">
            <text:p text:style-name="Standard"/>
          </table:table-cell>
          <table:table-cell table:style-name="Таблица15.O8" table:number-columns-spanned="2" office:value-type="string">
            <text:p text:style-name="Standard"/>
          </table:table-cell>
          <table:covered-table-cell/>
          <table:table-cell table:style-name="Таблица15.Q8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  <table:table-cell table:style-name="Таблица15.V8" table:number-columns-spanned="2" office:value-type="string">
            <text:p text:style-name="Standard"/>
          </table:table-cell>
          <table:covered-table-cell/>
          <table:table-cell table:style-name="Таблица15.X8" table:number-columns-spanned="3" office:value-type="string">
            <text:p text:style-name="Standard"/>
          </table:table-cell>
          <table:covered-table-cell/>
          <table:covered-table-cell/>
          <table:covered-table-cell table:style-name="Таблица15.a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5.l6"/>
          <table:covered-table-cell/>
          <table:covered-table-cell/>
          <table:covered-table-cell/>
          <table:covered-table-cell/>
        </table:table-row>
        <table:table-row table:style-name="Таблица15.2">
          <table:table-cell table:style-name="Таблица15.A9" office:value-type="string">
            <text:p text:style-name="P154">А</text:p>
          </table:table-cell>
          <table:table-cell table:style-name="Таблица15.B9" table:number-columns-spanned="2" office:value-type="string">
            <text:p text:style-name="P384">Цех</text:p>
          </table:table-cell>
          <table:covered-table-cell/>
          <table:table-cell table:style-name="Таблица15.D9" table:number-columns-spanned="2" office:value-type="string">
            <text:p text:style-name="P154">Уч.</text:p>
          </table:table-cell>
          <table:covered-table-cell/>
          <table:table-cell table:style-name="Таблица15.F9" table:number-columns-spanned="2" office:value-type="string">
            <text:p text:style-name="P154">РМ</text:p>
          </table:table-cell>
          <table:covered-table-cell/>
          <table:table-cell table:style-name="Таблица15.H9" office:value-type="string">
            <text:p text:style-name="P154">Опер.</text:p>
          </table:table-cell>
          <table:table-cell table:style-name="Таблица15.I9" table:number-columns-spanned="10" office:value-type="string">
            <text:p text:style-name="P154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5.S9" table:number-columns-spanned="24" office:value-type="string">
            <text:p text:style-name="P154"><text:s text:c="43"/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2">
          <table:table-cell table:style-name="Таблица15.A10" office:value-type="string">
            <text:p text:style-name="P154">Б</text:p>
          </table:table-cell>
          <table:table-cell table:style-name="Таблица15.B10" table:number-columns-spanned="25" office:value-type="string">
            <text:p text:style-name="P154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5.d1" office:value-type="string">
            <text:p text:style-name="P154">См.</text:p>
          </table:table-cell>
          <table:table-cell table:style-name="Таблица15.d1" table:number-columns-spanned="3" office:value-type="string">
            <text:p text:style-name="P154">Проф.</text:p>
            <text:p text:style-name="P154"/>
          </table:table-cell>
          <table:covered-table-cell/>
          <table:covered-table-cell/>
          <table:table-cell table:style-name="Таблица15.d1" table:number-columns-spanned="2" office:value-type="string">
            <text:p text:style-name="P154">Р</text:p>
          </table:table-cell>
          <table:covered-table-cell/>
          <table:table-cell table:style-name="Таблица15.d1" table:number-columns-spanned="4" office:value-type="string">
            <text:p text:style-name="P154">УТ</text:p>
          </table:table-cell>
          <table:covered-table-cell/>
          <table:covered-table-cell/>
          <table:covered-table-cell/>
          <table:table-cell table:style-name="Таблица15.d1" table:number-columns-spanned="3" office:value-type="string">
            <text:p text:style-name="P154">КР</text:p>
          </table:table-cell>
          <table:covered-table-cell/>
          <table:covered-table-cell/>
          <table:table-cell table:style-name="Таблица15.d1" table:number-columns-spanned="2" office:value-type="string">
            <text:p text:style-name="Standard"><text:span text:style-name="T191"><text:s text:c="4"/></text:span><text:span text:style-name="T7"><text:s/>ЕН</text:span></text:p>
          </table:table-cell>
          <table:covered-table-cell/>
          <table:table-cell table:style-name="Таблица15.p10" office:value-type="string">
            <text:p text:style-name="P154">К шт.</text:p>
            <text:p text:style-name="P154">ОП</text:p>
            <text:p text:style-name="P154">Кшт.</text:p>
            <text:p text:style-name="P154">Тп.з.</text:p>
            <text:p text:style-name="P154">Тшт.</text:p>
          </table:table-cell>
        </table:table-row>
        <table:table-row table:style-name="Таблица15.2">
          <table:table-cell table:style-name="Таблица15.d1" office:value-type="string">
            <text:p text:style-name="P154">к/м</text:p>
          </table:table-cell>
          <table:table-cell table:style-name="Таблица15.B11" table:number-columns-spanned="18" office:value-type="string">
            <text:p text:style-name="P154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5.T11" table:number-columns-spanned="11" office:value-type="string">
            <text:p text:style-name="P174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5.e11" table:number-columns-spanned="2" office:value-type="string">
            <text:p text:style-name="P383">ОПП</text:p>
          </table:table-cell>
          <table:covered-table-cell/>
          <table:table-cell table:style-name="Таблица15.g11" table:number-columns-spanned="4" office:value-type="string">
            <text:p text:style-name="P154">ЕВ</text:p>
          </table:table-cell>
          <table:covered-table-cell/>
          <table:covered-table-cell/>
          <table:covered-table-cell/>
          <table:table-cell table:style-name="Таблица15.k11" table:number-columns-spanned="3" office:value-type="string">
            <text:p text:style-name="P154">ЕН</text:p>
          </table:table-cell>
          <table:covered-table-cell/>
          <table:covered-table-cell/>
          <table:table-cell table:style-name="Таблица15.n11" table:number-columns-spanned="2" office:value-type="string">
            <text:p text:style-name="P154"><text:s text:c="5"/>КИ</text:p>
          </table:table-cell>
          <table:covered-table-cell/>
          <table:table-cell table:style-name="Таблица15.p11" office:value-type="string">
            <text:p text:style-name="P154">Нрасх.</text:p>
          </table:table-cell>
        </table:table-row>
        <table:table-row table:style-name="Таблица15.12">
          <table:table-cell table:style-name="Таблица15.d1" office:value-type="string">
            <text:p text:style-name="P155"><text:span text:style-name="T265">Т</text:span>01</text:p>
          </table:table-cell>
          <table:table-cell table:style-name="Таблица15.B12" table:number-columns-spanned="41" office:value-type="string">
            <text:p text:style-name="P23">Весы неавтоматического действия, среднего (<text:span text:style-name="T122">III</text:span>) класса точности, НПВ 10 кг ГОСТ Р 53228-2008; <text:span text:style-name="T117">шприц одноразовый по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12">
          <table:table-cell table:style-name="Таблица15.d1" office:value-type="string">
            <text:p text:style-name="P159"><text:s text:c="2"/>02</text:p>
          </table:table-cell>
          <table:table-cell table:style-name="Таблица15.B12" table:number-columns-spanned="41" office:value-type="string">
            <text:p text:style-name="P24"><text:span text:style-name="T117">сопроводительной документации; часы с точностью измерения одна минута </text:span>любого ДС; психрометр аспирационный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12">
          <table:table-cell table:style-name="Таблица15.d1" office:value-type="string">
            <text:p text:style-name="P155">03</text:p>
          </table:table-cell>
          <table:table-cell table:style-name="Таблица15.d1" table:number-columns-spanned="41" office:value-type="string">
            <text:p text:style-name="P26">МВ-4-2М ТУ 52.07-(ГРПИ.405132.001)-92 (допускается использовать по ТУ25-1607.054-85); <text:span text:style-name="T201">н</text:span>ожницы портновские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12">
          <table:table-cell table:style-name="Таблица15.d1" office:value-type="string">
            <text:p text:style-name="P155">04</text:p>
          </table:table-cell>
          <table:table-cell table:style-name="Таблица15.B12" table:number-columns-spanned="41" office:value-type="string">
            <text:p text:style-name="P227">ГОСТ Р.51268-99 или аналогичные по сопроводительной документации; линейка – 1000 ГОСТ 427-75; рулетка Р10УЗ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12">
          <table:table-cell table:style-name="Таблица15.d1" office:value-type="string">
            <text:p text:style-name="P155">05</text:p>
          </table:table-cell>
          <table:table-cell table:style-name="Таблица15.B12" table:number-columns-spanned="41" office:value-type="string">
            <text:p text:style-name="P228">ГОСТ 7502-98; стол Эскиз 5222; <text:span text:style-name="T117">маркер перманентный (нестираемый) арт.8566; </text:span><text:span text:style-name="T118">п</text:span><text:span text:style-name="T117">ленка полиэтиленовая (п/э) или бумаг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12">
          <table:table-cell table:style-name="Таблица15.d1" office:value-type="string">
            <text:p text:style-name="P155">06</text:p>
          </table:table-cell>
          <table:table-cell table:style-name="Таблица15.B12" table:number-columns-spanned="41" office:value-type="string">
            <text:p text:style-name="P27"><text:span text:style-name="T117">упаковочная по сопроводительной документации; </text:span><text:span text:style-name="T195">ш</text:span><text:span text:style-name="T117">курка шлифовальная Р600-Р1000 ГОСТ 3647-80, </text:span><text:span text:style-name="T123">ISO</text:span><text:span text:style-name="T117">-6344 или по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12">
          <table:table-cell table:style-name="Таблица15.d1" office:value-type="string">
            <text:p text:style-name="P161">07</text:p>
          </table:table-cell>
          <table:table-cell table:style-name="Таблица15.d1" table:number-columns-spanned="41" office:value-type="string">
            <text:p text:style-name="P227"><text:span text:style-name="T117">другому ДС; скребок СПР-4785; </text:span>емкость для ЛВЖ СПР-1936 или ведро полиэтиленовое емкостью 5л ОСТ 6-19-51-86;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12">
          <table:table-cell table:style-name="Таблица15.d1" office:value-type="string">
            <text:p text:style-name="P155">08</text:p>
          </table:table-cell>
          <table:table-cell table:style-name="Таблица15.d1" table:number-columns-spanned="41" office:value-type="string">
            <text:p text:style-name="Standard">лопатка СПР-3150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12">
          <table:table-cell table:style-name="Таблица15.d1" office:value-type="string">
            <text:p text:style-name="P155">09</text:p>
          </table:table-cell>
          <table:table-cell table:style-name="Таблица15.B12" table:number-columns-spanned="41" office:value-type="string">
            <text:p text:style-name="P2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12">
          <table:table-cell table:style-name="Таблица15.d1" office:value-type="string">
            <text:p text:style-name="P157">10</text:p>
          </table:table-cell>
          <table:table-cell table:style-name="Таблица15.d1" table:number-columns-spanned="41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12">
          <table:table-cell table:style-name="Таблица15.d1" office:value-type="string">
            <text:p text:style-name="P385">11</text:p>
          </table:table-cell>
          <table:table-cell table:style-name="Таблица15.d1" table:number-columns-spanned="41" office:value-type="string">
            <text:p text:style-name="Standard"><text:span text:style-name="T11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12">
          <table:table-cell table:style-name="Таблица15.d1" office:value-type="string">
            <text:p text:style-name="P156">12</text:p>
          </table:table-cell>
          <table:table-cell table:style-name="Таблица15.d1" table:number-columns-spanned="41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12">
          <table:table-cell table:style-name="Таблица15.B12" office:value-type="string">
            <text:p text:style-name="P161">13</text:p>
          </table:table-cell>
          <table:table-cell table:style-name="Таблица15.d1" table:number-columns-spanned="41" office:value-type="string">
            <text:p text:style-name="P23"><text:span text:style-name="T11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12">
          <table:table-cell table:style-name="Таблица15.d1" office:value-type="string">
            <text:p text:style-name="P156">14</text:p>
          </table:table-cell>
          <table:table-cell table:style-name="Таблица15.d1" table:number-columns-spanned="41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26">
          <table:table-cell table:style-name="Таблица15.d1" office:value-type="string">
            <text:p text:style-name="P155">15</text:p>
            <text:p text:style-name="P155"/>
          </table:table-cell>
          <table:table-cell table:style-name="Таблица15.B12" table:number-columns-spanned="41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27">
          <table:table-cell table:style-name="Таблица15.d1" office:value-type="string">
            <text:p text:style-name="P155">16</text:p>
          </table:table-cell>
          <table:table-cell table:style-name="Таблица15.B12" table:number-columns-spanned="41" office:value-type="string">
            <text:p text:style-name="P1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28">
          <table:table-cell table:style-name="Таблица15.A28" table:number-columns-spanned="3" office:value-type="string">
            <text:p text:style-name="P220">УТ</text:p>
          </table:table-cell>
          <table:covered-table-cell/>
          <table:covered-table-cell/>
          <table:table-cell table:style-name="Таблица15.A28" table:number-columns-spanned="30" office:value-type="string">
            <text:p text:style-name="P220">Указание технологическо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5.h28" table:number-columns-spanned="7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5.o28" table:number-columns-spanned="2" office:value-type="string">
            <text:p text:style-name="P43"/>
          </table:table-cell>
          <table:covered-table-cell/>
        </table:table-row>
      </table:table>
      <text:p text:style-name="P61"/>
      <text:p text:style-name="P133"><text:soft-page-break/>ГОСТ 3.1121-84 Форма 1б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B"/>
        <table:table-column table:style-name="Таблица18.E"/>
        <table:table-column table:style-name="Таблица18.F"/>
        <table:table-column table:style-name="Таблица18.G"/>
        <table:table-column table:style-name="Таблица18.H"/>
        <table:table-column table:style-name="Таблица18.I"/>
        <table:table-column table:style-name="Таблица18.J"/>
        <table:table-column table:style-name="Таблица18.K"/>
        <table:table-column table:style-name="Таблица18.L"/>
        <table:table-column table:style-name="Таблица18.M"/>
        <table:table-column table:style-name="Таблица18.N"/>
        <table:table-column table:style-name="Таблица18.O"/>
        <table:table-column table:style-name="Таблица18.P"/>
        <table:table-column table:style-name="Таблица18.Q"/>
        <table:table-column table:style-name="Таблица18.R"/>
        <table:table-column table:style-name="Таблица18.S"/>
        <table:table-column table:style-name="Таблица18.T"/>
        <table:table-column table:style-name="Таблица18.K"/>
        <table:table-column table:style-name="Таблица18.V"/>
        <table:table-column table:style-name="Таблица18.W"/>
        <table:table-column table:style-name="Таблица18.X"/>
        <table:table-column table:style-name="Таблица18.Y"/>
        <table:table-column table:style-name="Таблица18.Z"/>
        <table:table-column table:style-name="Таблица18.a"/>
        <table:table-column table:style-name="Таблица18.b"/>
        <table:table-column table:style-name="Таблица18.Y"/>
        <table:table-column table:style-name="Таблица18.d"/>
        <table:table-column table:style-name="Таблица18.e"/>
        <table:table-column table:style-name="Таблица18.f"/>
        <table:table-column table:style-name="Таблица18.g"/>
        <table:table-column table:style-name="Таблица18.h"/>
        <table:table-column table:style-name="Таблица18.i"/>
        <table:table-column table:style-name="Таблица18.j"/>
        <table:table-column table:style-name="Таблица18.G"/>
        <table:table-column table:style-name="Таблица18.Y"/>
        <table:table-column table:style-name="Таблица18.m"/>
        <table:table-column table:style-name="Таблица18.W"/>
        <table:table-column table:style-name="Таблица18.o"/>
        <table:table-column table:style-name="Таблица18.p"/>
        <table:table-column table:style-name="Таблица18.q"/>
        <table:table-column table:style-name="Таблица18.r"/>
        <table:table-column table:style-name="Таблица18.s"/>
        <table:table-column table:style-name="Таблица18.t"/>
        <table:table-column table:style-name="Таблица18.u"/>
        <table:table-row table:style-name="Таблица18.1">
          <table:table-cell table:style-name="Таблица18.A1" table:number-columns-spanned="34" office:value-type="string">
            <text:p text:style-name="Table_20_Heading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i1" table:number-columns-spanned="2" office:value-type="string">
            <text:p text:style-name="P162"/>
          </table:table-cell>
          <table:covered-table-cell/>
          <table:table-cell table:style-name="Таблица18.i1" table:number-columns-spanned="3" office:value-type="string">
            <text:p text:style-name="P162"/>
          </table:table-cell>
          <table:covered-table-cell/>
          <table:covered-table-cell/>
          <table:table-cell table:style-name="Таблица18.i1" table:number-columns-spanned="4" office:value-type="string">
            <text:p text:style-name="P162"/>
          </table:table-cell>
          <table:covered-table-cell/>
          <table:covered-table-cell/>
          <table:covered-table-cell/>
          <table:table-cell table:style-name="Таблица18.i1" table:number-columns-spanned="3" office:value-type="string">
            <text:p text:style-name="P162"/>
          </table:table-cell>
          <table:covered-table-cell/>
          <table:covered-table-cell/>
          <table:table-cell table:style-name="Таблица18.u1" office:value-type="string">
            <text:p text:style-name="P162"/>
          </table:table-cell>
        </table:table-row>
        <table:table-row table:style-name="Таблица18.1">
          <table:table-cell table:style-name="Таблица18.i1" table:number-columns-spanned="3" office:value-type="string">
            <text:p text:style-name="P162">Дубл.</text:p>
          </table:table-cell>
          <table:covered-table-cell/>
          <table:covered-table-cell/>
          <table:table-cell table:style-name="Таблица18.i1" table:number-columns-spanned="7" office:value-type="string">
            <text:p text:style-name="P2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i1" table:number-columns-spanned="5" office:value-type="string">
            <text:p text:style-name="P213"/>
          </table:table-cell>
          <table:covered-table-cell/>
          <table:covered-table-cell/>
          <table:covered-table-cell/>
          <table:covered-table-cell/>
          <table:table-cell table:style-name="Таблица18.i1" office:value-type="string">
            <text:p text:style-name="P213"/>
          </table:table-cell>
          <table:table-cell table:style-name="Таблица18.Q2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18.U2" table:number-columns-spanned="5" office:value-type="string">
            <text:p text:style-name="P213"/>
          </table:table-cell>
          <table:covered-table-cell/>
          <table:covered-table-cell/>
          <table:covered-table-cell/>
          <table:covered-table-cell/>
          <table:table-cell table:style-name="Таблица18.U2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18.U2" table:number-columns-spanned="3" office:value-type="string">
            <text:p text:style-name="P213"/>
          </table:table-cell>
          <table:covered-table-cell/>
          <table:covered-table-cell/>
          <table:table-cell table:style-name="Таблица18.U2" table:number-columns-spanned="2" office:value-type="string">
            <text:p text:style-name="P213"/>
          </table:table-cell>
          <table:covered-table-cell/>
          <table:table-cell table:style-name="Таблица18.i1" table:number-columns-spanned="2" office:value-type="string">
            <text:p text:style-name="P213"/>
          </table:table-cell>
          <table:covered-table-cell/>
          <table:table-cell table:style-name="Таблица18.i1" table:number-columns-spanned="3" office:value-type="string">
            <text:p text:style-name="P213"/>
          </table:table-cell>
          <table:covered-table-cell/>
          <table:covered-table-cell/>
          <table:table-cell table:style-name="Таблица18.i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18.i1" table:number-columns-spanned="3" office:value-type="string">
            <text:p text:style-name="P213"/>
          </table:table-cell>
          <table:covered-table-cell/>
          <table:covered-table-cell/>
          <table:table-cell table:style-name="Таблица18.u1" office:value-type="string">
            <text:p text:style-name="P213"/>
          </table:table-cell>
        </table:table-row>
        <table:table-row table:style-name="Таблица18.1">
          <table:table-cell table:style-name="Таблица18.i1" table:number-columns-spanned="3" office:value-type="string">
            <text:p text:style-name="P162">Взам.</text:p>
          </table:table-cell>
          <table:covered-table-cell/>
          <table:covered-table-cell/>
          <table:table-cell table:style-name="Таблица18.i1" table:number-columns-spanned="7" office:value-type="string">
            <text:p text:style-name="P2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i1" table:number-columns-spanned="5" office:value-type="string">
            <text:p text:style-name="P213"/>
          </table:table-cell>
          <table:covered-table-cell/>
          <table:covered-table-cell/>
          <table:covered-table-cell/>
          <table:covered-table-cell/>
          <table:table-cell table:style-name="Таблица18.i1" office:value-type="string">
            <text:p text:style-name="P213"/>
          </table:table-cell>
          <table:table-cell table:style-name="Таблица18.Q3" table:number-rows-spanned="2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18.i1" table:number-columns-spanned="2" office:value-type="string">
            <text:p text:style-name="P213"/>
          </table:table-cell>
          <table:covered-table-cell/>
          <table:table-cell table:style-name="Таблица18.W3" table:number-columns-spanned="3" office:value-type="string">
            <text:p text:style-name="P213"/>
          </table:table-cell>
          <table:covered-table-cell/>
          <table:covered-table-cell/>
          <table:table-cell table:style-name="Таблица18.i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18.i1" table:number-columns-spanned="3" office:value-type="string">
            <text:p text:style-name="P213"/>
          </table:table-cell>
          <table:covered-table-cell/>
          <table:covered-table-cell/>
          <table:table-cell table:style-name="Таблица18.i1" table:number-columns-spanned="2" office:value-type="string">
            <text:p text:style-name="P213"/>
          </table:table-cell>
          <table:covered-table-cell/>
          <table:table-cell table:style-name="Таблица18.i1" table:number-columns-spanned="2" office:value-type="string">
            <text:p text:style-name="P213"/>
          </table:table-cell>
          <table:covered-table-cell/>
          <table:table-cell table:style-name="Таблица18.i1" table:number-columns-spanned="3" office:value-type="string">
            <text:p text:style-name="P213"/>
          </table:table-cell>
          <table:covered-table-cell/>
          <table:covered-table-cell/>
          <table:table-cell table:style-name="Таблица18.i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18.i1" table:number-columns-spanned="3" office:value-type="string">
            <text:p text:style-name="P213"/>
          </table:table-cell>
          <table:covered-table-cell/>
          <table:covered-table-cell/>
          <table:table-cell table:style-name="Таблица18.u1" office:value-type="string">
            <text:p text:style-name="P213"/>
          </table:table-cell>
        </table:table-row>
        <table:table-row table:style-name="Таблица18.1">
          <table:table-cell table:style-name="Таблица18.i1" table:number-columns-spanned="3" office:value-type="string">
            <text:p text:style-name="P162">Подл.</text:p>
          </table:table-cell>
          <table:covered-table-cell/>
          <table:covered-table-cell/>
          <table:table-cell table:style-name="Таблица18.i1" table:number-columns-spanned="7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i1" table:number-columns-spanned="5" office:value-type="string">
            <text:p text:style-name="P67"/>
          </table:table-cell>
          <table:covered-table-cell/>
          <table:covered-table-cell/>
          <table:covered-table-cell/>
          <table:covered-table-cell/>
          <table:table-cell table:style-name="Таблица18.i1" office:value-type="string">
            <text:p text:style-name="P147"/>
          </table:table-cell>
          <table:covered-table-cell table:style-name="Таблица18.Q3"/>
          <table:covered-table-cell/>
          <table:covered-table-cell/>
          <table:covered-table-cell/>
          <table:table-cell table:style-name="Таблица18.i1" table:number-columns-spanned="2" office:value-type="string">
            <text:p text:style-name="P213"/>
          </table:table-cell>
          <table:covered-table-cell/>
          <table:table-cell table:style-name="Таблица18.W3" table:number-columns-spanned="3" office:value-type="string">
            <text:p text:style-name="P213"/>
          </table:table-cell>
          <table:covered-table-cell/>
          <table:covered-table-cell/>
          <table:table-cell table:style-name="Таблица18.i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18.i1" table:number-columns-spanned="3" office:value-type="string">
            <text:p text:style-name="P213"/>
          </table:table-cell>
          <table:covered-table-cell/>
          <table:covered-table-cell/>
          <table:table-cell table:style-name="Таблица18.i1" table:number-columns-spanned="2" office:value-type="string">
            <text:p text:style-name="P213"/>
          </table:table-cell>
          <table:covered-table-cell/>
          <table:table-cell table:style-name="Таблица18.i1" table:number-columns-spanned="2" office:value-type="string">
            <text:p text:style-name="P213"/>
          </table:table-cell>
          <table:covered-table-cell/>
          <table:table-cell table:style-name="Таблица18.i1" table:number-columns-spanned="3" office:value-type="string">
            <text:p text:style-name="P213"/>
          </table:table-cell>
          <table:covered-table-cell/>
          <table:covered-table-cell/>
          <table:table-cell table:style-name="Таблица18.i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18.i1" table:number-columns-spanned="3" office:value-type="string">
            <text:p text:style-name="P213"/>
          </table:table-cell>
          <table:covered-table-cell/>
          <table:covered-table-cell/>
          <table:table-cell table:style-name="Таблица18.u1" office:value-type="string">
            <text:p text:style-name="P213"/>
          </table:table-cell>
        </table:table-row>
        <table:table-row table:style-name="Таблица18.5">
          <table:table-cell table:style-name="Таблица18.i1" table:number-columns-spanned="2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b5" table:number-columns-spanned="11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m5"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u5" office:value-type="string">
            <text:p text:style-name="P13">1<text:span text:style-name="T261">8</text:span></text:p>
          </table:table-cell>
        </table:table-row>
        <table:table-row table:style-name="Таблица18.6">
          <table:table-cell table:style-name="Таблица18.i1" table:number-rows-spanned="3" table:number-columns-spanned="2" office:value-type="string">
            <text:p text:style-name="P213"/>
          </table:table-cell>
          <table:covered-table-cell/>
          <table:table-cell table:style-name="Таблица18.i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18.i1" table:number-columns-spanned="3" office:value-type="string">
            <text:p text:style-name="P213"/>
          </table:table-cell>
          <table:covered-table-cell/>
          <table:covered-table-cell/>
          <table:table-cell table:style-name="Таблица18.i1" table:number-columns-spanned="6" office:value-type="string">
            <text:p text:style-name="P21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8.i1" table:number-columns-spanned="2" office:value-type="string">
            <text:p text:style-name="P213"/>
          </table:table-cell>
          <table:covered-table-cell/>
          <table:table-cell table:style-name="Таблица18.i1" office:value-type="string">
            <text:p text:style-name="P213"/>
          </table:table-cell>
          <table:table-cell table:style-name="Таблица18.i1" office:value-type="string">
            <text:p text:style-name="P213"/>
          </table:table-cell>
          <table:table-cell table:style-name="Таблица18.i1" table:number-columns-spanned="2" office:value-type="string">
            <text:p text:style-name="P213"/>
          </table:table-cell>
          <table:covered-table-cell/>
          <table:table-cell table:style-name="Таблица18.i1" table:number-columns-spanned="3" office:value-type="string">
            <text:p text:style-name="P213"/>
          </table:table-cell>
          <table:covered-table-cell/>
          <table:covered-table-cell/>
          <table:table-cell table:style-name="Таблица18.b5" table:number-columns-spanned="4" office:value-type="string">
            <text:p text:style-name="P293"/>
          </table:table-cell>
          <table:covered-table-cell/>
          <table:covered-table-cell/>
          <table:covered-table-cell/>
          <table:table-cell table:style-name="Таблица18.c6" table:number-columns-spanned="3" office:value-type="string">
            <text:p text:style-name="P293"/>
          </table:table-cell>
          <table:covered-table-cell/>
          <table:covered-table-cell/>
          <table:table-cell table:style-name="Таблица18.f6" table:number-rows-spanned="3" table:number-columns-spanned="10" office:value-type="string">
            <text:p text:style-name="P44">СМ3-92-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p6" table:number-rows-spanned="3" table:number-columns-spanned="6" office:value-type="string">
            <text:p text:style-name="P2">СМ3-92/ТП-20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8.6">
          <table:covered-table-cell table:style-name="Таблица18.i1"/>
          <table:covered-table-cell/>
          <table:table-cell table:style-name="Таблица18.i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18.i1" table:number-columns-spanned="3" office:value-type="string">
            <text:p text:style-name="P266"/>
          </table:table-cell>
          <table:covered-table-cell/>
          <table:covered-table-cell/>
          <table:table-cell table:style-name="Таблица18.i1" table:number-columns-spanned="6" office:value-type="string">
            <text:p text:style-name="P21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8.i1" table:number-columns-spanned="2" office:value-type="string">
            <text:p text:style-name="Standard"/>
          </table:table-cell>
          <table:covered-table-cell/>
          <table:table-cell table:style-name="Таблица18.i1" office:value-type="string">
            <text:p text:style-name="P266"/>
          </table:table-cell>
          <table:table-cell table:style-name="Таблица18.i1" office:value-type="string">
            <text:p text:style-name="P213"/>
          </table:table-cell>
          <table:table-cell table:style-name="Таблица18.i1" table:number-columns-spanned="2" office:value-type="string">
            <text:p text:style-name="P213"/>
          </table:table-cell>
          <table:covered-table-cell/>
          <table:table-cell table:style-name="Таблица18.i1" table:number-columns-spanned="3" office:value-type="string">
            <text:p text:style-name="P213"/>
          </table:table-cell>
          <table:covered-table-cell/>
          <table:covered-table-cell/>
          <table:table-cell table:style-name="Таблица18.i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18.c7" table:number-columns-spanned="3" office:value-type="string">
            <text:p text:style-name="P213"/>
          </table:table-cell>
          <table:covered-table-cell/>
          <table:covered-table-cell/>
          <table:covered-table-cell table:style-name="Таблица18.f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8.p6"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6">
          <table:covered-table-cell table:style-name="Таблица18.i1"/>
          <table:covered-table-cell/>
          <table:table-cell table:style-name="Таблица18.C8" table:number-columns-spanned="4" office:value-type="string">
            <text:p text:style-name="P257"/>
          </table:table-cell>
          <table:covered-table-cell/>
          <table:covered-table-cell/>
          <table:covered-table-cell/>
          <table:table-cell table:style-name="Таблица18.G8" table:number-columns-spanned="3" office:value-type="string">
            <text:p text:style-name="P243"/>
          </table:table-cell>
          <table:covered-table-cell/>
          <table:covered-table-cell/>
          <table:table-cell table:style-name="Таблица18.J8" table:number-columns-spanned="6" office:value-type="string">
            <text:p text:style-name="P25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8.P8" table:number-columns-spanned="2" office:value-type="string">
            <text:p text:style-name="P242"/>
          </table:table-cell>
          <table:covered-table-cell/>
          <table:table-cell table:style-name="Таблица18.R8" office:value-type="string">
            <text:p text:style-name="P213"/>
          </table:table-cell>
          <table:table-cell table:style-name="Таблица18.S8" office:value-type="string">
            <text:p text:style-name="P213"/>
          </table:table-cell>
          <table:table-cell table:style-name="Таблица18.T8" table:number-columns-spanned="2" office:value-type="string">
            <text:p text:style-name="P213"/>
          </table:table-cell>
          <table:covered-table-cell/>
          <table:table-cell table:style-name="Таблица18.V8" table:number-columns-spanned="3" office:value-type="string">
            <text:p text:style-name="P213"/>
          </table:table-cell>
          <table:covered-table-cell/>
          <table:covered-table-cell/>
          <table:table-cell table:style-name="Таблица18.Y8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18.c8" table:number-columns-spanned="3" office:value-type="string">
            <text:p text:style-name="P213"/>
          </table:table-cell>
          <table:covered-table-cell/>
          <table:covered-table-cell/>
          <table:covered-table-cell table:style-name="Таблица18.f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8.p6"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9">
          <table:table-cell table:style-name="Таблица18.A9" office:value-type="string">
            <text:p text:style-name="P177">А</text:p>
          </table:table-cell>
          <table:table-cell table:style-name="Таблица18.B9" table:number-columns-spanned="3" office:value-type="string">
            <text:p text:style-name="P281">Цех</text:p>
          </table:table-cell>
          <table:covered-table-cell/>
          <table:covered-table-cell/>
          <table:table-cell table:style-name="Таблица18.E9" table:number-columns-spanned="3" office:value-type="string">
            <text:p text:style-name="P282">Уч.</text:p>
          </table:table-cell>
          <table:covered-table-cell/>
          <table:covered-table-cell/>
          <table:table-cell table:style-name="Таблица18.E9" table:number-columns-spanned="4" office:value-type="string">
            <text:p text:style-name="P282">РМ</text:p>
          </table:table-cell>
          <table:covered-table-cell/>
          <table:covered-table-cell/>
          <table:covered-table-cell/>
          <table:table-cell table:style-name="Таблица18.E9" table:number-columns-spanned="2" office:value-type="string">
            <text:p text:style-name="P282">Опер.</text:p>
          </table:table-cell>
          <table:covered-table-cell/>
          <table:table-cell table:style-name="Таблица18.E9" table:number-columns-spanned="9" office:value-type="string">
            <text:p text:style-name="P270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W9" table:number-columns-spanned="25" office:value-type="string">
            <text:p text:style-name="P282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9">
          <table:table-cell table:style-name="Таблица18.A9" office:value-type="string">
            <text:p text:style-name="P177">Б</text:p>
          </table:table-cell>
          <table:table-cell table:style-name="Таблица18.B10" table:number-columns-spanned="29" office:value-type="string">
            <text:p text:style-name="P271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e10" table:number-columns-spanned="3" office:value-type="string">
            <text:p text:style-name="P282">СМ</text:p>
          </table:table-cell>
          <table:covered-table-cell/>
          <table:covered-table-cell/>
          <table:table-cell table:style-name="Таблица18.e10" table:number-columns-spanned="2" office:value-type="string">
            <text:p text:style-name="P282">Проф.</text:p>
          </table:table-cell>
          <table:covered-table-cell/>
          <table:table-cell table:style-name="Таблица18.e10" table:number-columns-spanned="2" office:value-type="string">
            <text:p text:style-name="P282">Р</text:p>
          </table:table-cell>
          <table:covered-table-cell/>
          <table:table-cell table:style-name="Таблица18.e10" table:number-columns-spanned="4" office:value-type="string">
            <text:p text:style-name="P282">УТ</text:p>
          </table:table-cell>
          <table:covered-table-cell/>
          <table:covered-table-cell/>
          <table:covered-table-cell/>
          <table:table-cell table:style-name="Таблица18.e10" office:value-type="string">
            <text:p text:style-name="P282">КР</text:p>
          </table:table-cell>
          <table:table-cell table:style-name="Таблица18.e10" table:number-columns-spanned="2" office:value-type="string">
            <text:p text:style-name="P282">ЕН</text:p>
          </table:table-cell>
          <table:covered-table-cell/>
          <table:table-cell table:style-name="Таблица18.A9" table:number-columns-spanned="3" office:value-type="string">
            <text:p text:style-name="P282">Тшт</text:p>
          </table:table-cell>
          <table:covered-table-cell/>
          <table:covered-table-cell/>
        </table:table-row>
        <table:table-row table:style-name="Таблица18.9">
          <table:table-cell table:style-name="Таблица18.e10" office:value-type="string">
            <text:p text:style-name="P177">К/М</text:p>
          </table:table-cell>
          <table:table-cell table:style-name="Таблица18.W9" table:number-columns-spanned="21" office:value-type="string">
            <text:p text:style-name="P282">Наименование детали, сб. единицы или материал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W11" table:number-columns-spanned="13" office:value-type="string">
            <text:p text:style-name="P282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j11" table:number-columns-spanned="2" office:value-type="string">
            <text:p text:style-name="P282">ОПП</text:p>
          </table:table-cell>
          <table:covered-table-cell/>
          <table:table-cell table:style-name="Таблица18.j11" table:number-columns-spanned="4" office:value-type="string">
            <text:p text:style-name="P282">ЕВ</text:p>
          </table:table-cell>
          <table:covered-table-cell/>
          <table:covered-table-cell/>
          <table:covered-table-cell/>
          <table:table-cell table:style-name="Таблица18.j11" office:value-type="string">
            <text:p text:style-name="P282">ЕН</text:p>
          </table:table-cell>
          <table:table-cell table:style-name="Таблица18.j11" table:number-columns-spanned="2" office:value-type="string">
            <text:p text:style-name="P282">КИ</text:p>
          </table:table-cell>
          <table:covered-table-cell/>
          <table:table-cell table:style-name="Таблица18.s11" table:number-columns-spanned="3" office:value-type="string">
            <text:p text:style-name="P282">Н. расх.</text:p>
          </table:table-cell>
          <table:covered-table-cell/>
          <table:covered-table-cell/>
        </table:table-row>
        <table:table-row table:style-name="Таблица18.12">
          <table:table-cell table:style-name="Таблица18.b5" office:value-type="string">
            <text:p text:style-name="P168">01</text:p>
          </table:table-cell>
          <table:table-cell table:style-name="Таблица18.u1" table:number-columns-spanned="46" office:value-type="string">
            <text:p text:style-name="P9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2">
          <table:table-cell table:style-name="Таблица18.b5" office:value-type="string">
            <text:p text:style-name="P136"><text:span text:style-name="T8">А</text:span><text:span text:style-name="T7">02</text:span></text:p>
          </table:table-cell>
          <table:table-cell table:style-name="Таблица18.i1" table:number-columns-spanned="4" office:value-type="string">
            <text:p text:style-name="P84">03</text:p>
          </table:table-cell>
          <table:covered-table-cell/>
          <table:covered-table-cell/>
          <table:covered-table-cell/>
          <table:table-cell table:style-name="Таблица18.F13" table:number-columns-spanned="3" office:value-type="string">
            <text:p text:style-name="P84">26</text:p>
          </table:table-cell>
          <table:covered-table-cell/>
          <table:covered-table-cell/>
          <table:table-cell table:style-name="Таблица18.I13" table:number-columns-spanned="4" office:value-type="string">
            <text:p text:style-name="P84">-</text:p>
          </table:table-cell>
          <table:covered-table-cell/>
          <table:covered-table-cell/>
          <table:covered-table-cell/>
          <table:table-cell table:style-name="Таблица18.M13" table:number-columns-spanned="2" office:value-type="string">
            <text:p text:style-name="P84">020</text:p>
          </table:table-cell>
          <table:covered-table-cell/>
          <table:table-cell table:style-name="Таблица18.O13" table:number-columns-spanned="9" office:value-type="string">
            <text:p text:style-name="P83"><text:s/>6060 Напыление заготовк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X13" table:number-columns-spanned="24" office:value-type="string">
            <text:p text:style-name="P89">Инструкция № 1-03; ИОТ №№ 161-03, 329-03, 286-03, 93-03, 415-ОТК,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2">
          <table:table-cell table:style-name="Таблица18.b5" office:value-type="string">
            <text:p text:style-name="P168">03</text:p>
          </table:table-cell>
          <table:table-cell table:style-name="Таблица18.i1" table:number-columns-spanned="22" office:value-type="string">
            <text:p text:style-name="P91">детал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X14" table:number-columns-spanned="24" office:value-type="string">
            <text:p text:style-name="P89">363-ОГТ, 85-ОГ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2">
          <table:table-cell table:style-name="Таблица18.b5" office:value-type="string">
            <text:p text:style-name="P168">04</text:p>
          </table:table-cell>
          <table:table-cell table:style-name="Таблица18.i1" table:number-columns-spanned="25" office:value-type="string">
            <text:p text:style-name="P306">Полик багажник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a15" table:number-columns-spanned="21" office:value-type="string">
            <text:p text:style-name="P378">СМ3-92-2024-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2">
          <table:table-cell table:style-name="Таблица18.b5" office:value-type="string">
            <text:p text:style-name="P168">05</text:p>
          </table:table-cell>
          <table:table-cell table:style-name="Таблица18.i1" table:number-columns-spanned="25" office:value-type="string">
            <text:p text:style-name="P306">Верхняя часть корпу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a16" table:number-columns-spanned="21" office:value-type="string">
            <text:p text:style-name="P378">СМ3-92-2024-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2">
          <table:table-cell table:style-name="Таблица18.b5" office:value-type="string">
            <text:p text:style-name="P168">06</text:p>
          </table:table-cell>
          <table:table-cell table:style-name="Таблица18.i1" table:number-columns-spanned="25" office:value-type="string">
            <text:p text:style-name="P30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a17" table:number-columns-spanned="21" office:value-type="string">
            <text:p text:style-name="P3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2">
          <table:table-cell table:style-name="Таблица18.b5" office:value-type="string">
            <text:p text:style-name="P168">07</text:p>
          </table:table-cell>
          <table:table-cell table:style-name="Таблица18.i1" table:number-columns-spanned="25" office:value-type="string">
            <text:p text:style-name="P30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a18" table:number-columns-spanned="21" office:value-type="string">
            <text:p text:style-name="P3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2">
          <table:table-cell table:style-name="Таблица18.b5" office:value-type="string">
            <text:p text:style-name="P168">08</text:p>
          </table:table-cell>
          <table:table-cell table:style-name="Таблица18.i1" table:number-columns-spanned="25" office:value-type="string">
            <text:p text:style-name="P1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a19" table:number-columns-spanned="21" office:value-type="string">
            <text:p text:style-name="P20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2">
          <table:table-cell table:style-name="Таблица18.b5" office:value-type="string">
            <text:p text:style-name="P168">09</text:p>
          </table:table-cell>
          <table:table-cell table:style-name="Таблица18.i1" table:number-columns-spanned="25" office:value-type="string">
            <text:p text:style-name="P1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a20" table:number-columns-spanned="21" office:value-type="string">
            <text:p text:style-name="P2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2">
          <table:table-cell table:style-name="Таблица18.b5" office:value-type="string">
            <text:p text:style-name="P168">10</text:p>
          </table:table-cell>
          <table:table-cell table:style-name="Таблица18.i1" table:number-columns-spanned="25" office:value-type="string">
            <text:p text:style-name="P1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a21" table:number-columns-spanned="21" office:value-type="string">
            <text:p text:style-name="P2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2">
          <table:table-cell table:style-name="Таблица18.b5" office:value-type="string">
            <text:p text:style-name="P168">11</text:p>
          </table:table-cell>
          <table:table-cell table:style-name="Таблица18.i1" table:number-columns-spanned="25" office:value-type="string">
            <text:p text:style-name="P1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a22" table:number-columns-spanned="21" office:value-type="string">
            <text:p text:style-name="P2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2">
          <table:table-cell table:style-name="Таблица18.b5" office:value-type="string">
            <text:p text:style-name="P168">12</text:p>
          </table:table-cell>
          <table:table-cell table:style-name="Таблица18.i1" table:number-columns-spanned="25" office:value-type="string">
            <text:p text:style-name="P1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a23" table:number-columns-spanned="21" office:value-type="string">
            <text:p text:style-name="P1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2">
          <table:table-cell table:style-name="Таблица18.b5" office:value-type="string">
            <text:p text:style-name="P168">13</text:p>
          </table:table-cell>
          <table:table-cell table:style-name="Таблица18.i1" table:number-columns-spanned="25" office:value-type="string">
            <text:p text:style-name="P2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a24" table:number-columns-spanned="21" office:value-type="string">
            <text:p text:style-name="P2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2">
          <table:table-cell table:style-name="Таблица18.b5" office:value-type="string">
            <text:p text:style-name="P168">14</text:p>
          </table:table-cell>
          <table:table-cell table:style-name="Таблица18.i1" table:number-columns-spanned="25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a25" table:number-columns-spanned="21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2">
          <table:table-cell table:style-name="Таблица18.b5" office:value-type="string">
            <text:p text:style-name="P168">15</text:p>
          </table:table-cell>
          <table:table-cell table:style-name="Таблица18.i1" table:number-columns-spanned="25" office:value-type="string">
            <text:p text:style-name="P20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a26" table:number-columns-spanned="21" office:value-type="string">
            <text:p text:style-name="P20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27">
          <table:table-cell table:style-name="Таблица18.b5" office:value-type="string">
            <text:p text:style-name="P168">16</text:p>
          </table:table-cell>
          <table:table-cell table:style-name="Таблица18.u1" table:number-columns-spanned="4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27">
          <table:table-cell table:style-name="Таблица18.A28" office:value-type="string">
            <text:p text:style-name="P187">17</text:p>
          </table:table-cell>
          <table:table-cell table:style-name="Таблица18.B28" table:number-columns-spanned="4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2">
          <table:table-cell table:style-name="Таблица18.A29" table:number-columns-spanned="3" office:value-type="string">
            <text:p text:style-name="P220">УТ</text:p>
          </table:table-cell>
          <table:covered-table-cell/>
          <table:covered-table-cell/>
          <table:table-cell table:style-name="Таблица18.A29" table:number-columns-spanned="37" office:value-type="string">
            <text:p text:style-name="P220">Указание технологическо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A29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  <table:table-cell table:style-name="Таблица18.t29" table:number-columns-spanned="2" office:value-type="string">
            <text:p text:style-name="P48"/>
          </table:table-cell>
          <table:covered-table-cell/>
        </table:table-row>
      </table:table>
      <text:p text:style-name="P133"><text:soft-page-break/>ГОСТ 3.1121-84 Форма 1б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column table:style-name="Таблица20.F"/>
        <table:table-column table:style-name="Таблица20.G"/>
        <table:table-column table:style-name="Таблица20.H"/>
        <table:table-column table:style-name="Таблица20.B"/>
        <table:table-column table:style-name="Таблица20.J"/>
        <table:table-column table:style-name="Таблица20.E"/>
        <table:table-column table:style-name="Таблица20.L"/>
        <table:table-column table:style-name="Таблица20.M"/>
        <table:table-column table:style-name="Таблица20.N"/>
        <table:table-column table:style-name="Таблица20.O"/>
        <table:table-column table:style-name="Таблица20.P"/>
        <table:table-column table:style-name="Таблица20.Q"/>
        <table:table-column table:style-name="Таблица20.O"/>
        <table:table-column table:style-name="Таблица20.S"/>
        <table:table-column table:style-name="Таблица20.T"/>
        <table:table-column table:style-name="Таблица20.U"/>
        <table:table-column table:style-name="Таблица20.V"/>
        <table:table-column table:style-name="Таблица20.W"/>
        <table:table-column table:style-name="Таблица20.B"/>
        <table:table-column table:style-name="Таблица20.Y"/>
        <table:table-column table:style-name="Таблица20.Z"/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column table:style-name="Таблица20.f"/>
        <table:table-column table:style-name="Таблица20.B"/>
        <table:table-column table:style-name="Таблица20.h"/>
        <table:table-column table:style-name="Таблица20.i"/>
        <table:table-column table:style-name="Таблица20.j"/>
        <table:table-column table:style-name="Таблица20.k"/>
        <table:table-column table:style-name="Таблица20.l"/>
        <table:table-column table:style-name="Таблица20.m"/>
        <table:table-column table:style-name="Таблица20.n"/>
        <table:table-column table:style-name="Таблица20.o"/>
        <table:table-column table:style-name="Таблица20.p"/>
        <table:table-row table:style-name="Таблица20.1">
          <table:table-cell table:style-name="Таблица20.A1" table:number-columns-spanned="29" office:value-type="string">
            <text:p text:style-name="Table_20_Heading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0.d1" table:number-columns-spanned="2" office:value-type="string">
            <text:p text:style-name="P162"/>
          </table:table-cell>
          <table:covered-table-cell/>
          <table:table-cell table:style-name="Таблица20.d1" table:number-columns-spanned="3" office:value-type="string">
            <text:p text:style-name="P162"/>
          </table:table-cell>
          <table:covered-table-cell/>
          <table:covered-table-cell/>
          <table:table-cell table:style-name="Таблица20.d1" table:number-columns-spanned="4" office:value-type="string">
            <text:p text:style-name="P162"/>
          </table:table-cell>
          <table:covered-table-cell/>
          <table:covered-table-cell/>
          <table:covered-table-cell/>
          <table:table-cell table:style-name="Таблица20.d1" table:number-columns-spanned="3" office:value-type="string">
            <text:p text:style-name="P162"/>
          </table:table-cell>
          <table:covered-table-cell/>
          <table:covered-table-cell/>
          <table:table-cell table:style-name="Таблица20.p1" office:value-type="string">
            <text:p text:style-name="P162"/>
          </table:table-cell>
        </table:table-row>
        <table:table-row table:style-name="Таблица20.1">
          <table:table-cell table:style-name="Таблица20.d1" table:number-columns-spanned="3" office:value-type="string">
            <text:p text:style-name="P162">Дубл.</text:p>
          </table:table-cell>
          <table:covered-table-cell/>
          <table:covered-table-cell/>
          <table:table-cell table:style-name="Таблица20.d1" table:number-columns-spanned="5" office:value-type="string">
            <text:p text:style-name="P213"/>
          </table:table-cell>
          <table:covered-table-cell/>
          <table:covered-table-cell/>
          <table:covered-table-cell/>
          <table:covered-table-cell/>
          <table:table-cell table:style-name="Таблица20.d1" table:number-columns-spanned="3" office:value-type="string">
            <text:p text:style-name="P213"/>
          </table:table-cell>
          <table:covered-table-cell/>
          <table:covered-table-cell/>
          <table:table-cell table:style-name="Таблица20.d1" office:value-type="string">
            <text:p text:style-name="P213"/>
          </table:table-cell>
          <table:table-cell table:style-name="Таблица20.M2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20.Q2" table:number-columns-spanned="2" office:value-type="string">
            <text:p text:style-name="P213"/>
          </table:table-cell>
          <table:covered-table-cell/>
          <table:table-cell table:style-name="Таблица20.Q2" table:number-columns-spanned="3" office:value-type="string">
            <text:p text:style-name="P213"/>
          </table:table-cell>
          <table:covered-table-cell/>
          <table:covered-table-cell/>
          <table:table-cell table:style-name="Таблица20.Q2" table:number-columns-spanned="3" office:value-type="string">
            <text:p text:style-name="P213"/>
          </table:table-cell>
          <table:covered-table-cell/>
          <table:covered-table-cell/>
          <table:table-cell table:style-name="Таблица20.Q2" table:number-columns-spanned="3" office:value-type="string">
            <text:p text:style-name="P213"/>
          </table:table-cell>
          <table:covered-table-cell/>
          <table:covered-table-cell/>
          <table:table-cell table:style-name="Таблица20.Q2" table:number-columns-spanned="2" office:value-type="string">
            <text:p text:style-name="P213"/>
          </table:table-cell>
          <table:covered-table-cell/>
          <table:table-cell table:style-name="Таблица20.d1" table:number-columns-spanned="2" office:value-type="string">
            <text:p text:style-name="P213"/>
          </table:table-cell>
          <table:covered-table-cell/>
          <table:table-cell table:style-name="Таблица20.d1" table:number-columns-spanned="3" office:value-type="string">
            <text:p text:style-name="P213"/>
          </table:table-cell>
          <table:covered-table-cell/>
          <table:covered-table-cell/>
          <table:table-cell table:style-name="Таблица20.d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20.d1" table:number-columns-spanned="3" office:value-type="string">
            <text:p text:style-name="P213"/>
          </table:table-cell>
          <table:covered-table-cell/>
          <table:covered-table-cell/>
          <table:table-cell table:style-name="Таблица20.p1" office:value-type="string">
            <text:p text:style-name="P213"/>
          </table:table-cell>
        </table:table-row>
        <table:table-row table:style-name="Таблица20.1">
          <table:table-cell table:style-name="Таблица20.d1" table:number-columns-spanned="3" office:value-type="string">
            <text:p text:style-name="P162">Взам.</text:p>
          </table:table-cell>
          <table:covered-table-cell/>
          <table:covered-table-cell/>
          <table:table-cell table:style-name="Таблица20.d1" table:number-columns-spanned="5" office:value-type="string">
            <text:p text:style-name="P213"/>
          </table:table-cell>
          <table:covered-table-cell/>
          <table:covered-table-cell/>
          <table:covered-table-cell/>
          <table:covered-table-cell/>
          <table:table-cell table:style-name="Таблица20.d1" table:number-columns-spanned="3" office:value-type="string">
            <text:p text:style-name="P213"/>
          </table:table-cell>
          <table:covered-table-cell/>
          <table:covered-table-cell/>
          <table:table-cell table:style-name="Таблица20.d1" office:value-type="string">
            <text:p text:style-name="P213"/>
          </table:table-cell>
          <table:table-cell table:style-name="Таблица20.M3" table:number-rows-spanned="2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20.d1" table:number-columns-spanned="2" office:value-type="string">
            <text:p text:style-name="P213"/>
          </table:table-cell>
          <table:covered-table-cell/>
          <table:table-cell table:style-name="Таблица20.d1" table:number-columns-spanned="3" office:value-type="string">
            <text:p text:style-name="P213"/>
          </table:table-cell>
          <table:covered-table-cell/>
          <table:covered-table-cell/>
          <table:table-cell table:style-name="Таблица20.d1" table:number-columns-spanned="3" office:value-type="string">
            <text:p text:style-name="P213"/>
          </table:table-cell>
          <table:covered-table-cell/>
          <table:covered-table-cell/>
          <table:table-cell table:style-name="Таблица20.d1" table:number-columns-spanned="3" office:value-type="string">
            <text:p text:style-name="P213"/>
          </table:table-cell>
          <table:covered-table-cell/>
          <table:covered-table-cell/>
          <table:table-cell table:style-name="Таблица20.d1" table:number-columns-spanned="2" office:value-type="string">
            <text:p text:style-name="P213"/>
          </table:table-cell>
          <table:covered-table-cell/>
          <table:table-cell table:style-name="Таблица20.d1" table:number-columns-spanned="2" office:value-type="string">
            <text:p text:style-name="P213"/>
          </table:table-cell>
          <table:covered-table-cell/>
          <table:table-cell table:style-name="Таблица20.d1" table:number-columns-spanned="3" office:value-type="string">
            <text:p text:style-name="P213"/>
          </table:table-cell>
          <table:covered-table-cell/>
          <table:covered-table-cell/>
          <table:table-cell table:style-name="Таблица20.d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20.d1" table:number-columns-spanned="3" office:value-type="string">
            <text:p text:style-name="P213"/>
          </table:table-cell>
          <table:covered-table-cell/>
          <table:covered-table-cell/>
          <table:table-cell table:style-name="Таблица20.p1" office:value-type="string">
            <text:p text:style-name="P213"/>
          </table:table-cell>
        </table:table-row>
        <table:table-row table:style-name="Таблица20.1">
          <table:table-cell table:style-name="Таблица20.d1" table:number-columns-spanned="3" office:value-type="string">
            <text:p text:style-name="P162">Подл.</text:p>
          </table:table-cell>
          <table:covered-table-cell/>
          <table:covered-table-cell/>
          <table:table-cell table:style-name="Таблица20.d1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  <table:table-cell table:style-name="Таблица20.d1" table:number-columns-spanned="3" office:value-type="string">
            <text:p text:style-name="P67"/>
          </table:table-cell>
          <table:covered-table-cell/>
          <table:covered-table-cell/>
          <table:table-cell table:style-name="Таблица20.d1" office:value-type="string">
            <text:p text:style-name="P147"/>
          </table:table-cell>
          <table:covered-table-cell table:style-name="Таблица20.M3"/>
          <table:covered-table-cell/>
          <table:covered-table-cell/>
          <table:covered-table-cell/>
          <table:table-cell table:style-name="Таблица20.d1" table:number-columns-spanned="2" office:value-type="string">
            <text:p text:style-name="P213"/>
          </table:table-cell>
          <table:covered-table-cell/>
          <table:table-cell table:style-name="Таблица20.d1" table:number-columns-spanned="3" office:value-type="string">
            <text:p text:style-name="P213"/>
          </table:table-cell>
          <table:covered-table-cell/>
          <table:covered-table-cell/>
          <table:table-cell table:style-name="Таблица20.d1" table:number-columns-spanned="3" office:value-type="string">
            <text:p text:style-name="P213"/>
          </table:table-cell>
          <table:covered-table-cell/>
          <table:covered-table-cell/>
          <table:table-cell table:style-name="Таблица20.d1" table:number-columns-spanned="3" office:value-type="string">
            <text:p text:style-name="P213"/>
          </table:table-cell>
          <table:covered-table-cell/>
          <table:covered-table-cell/>
          <table:table-cell table:style-name="Таблица20.d1" table:number-columns-spanned="2" office:value-type="string">
            <text:p text:style-name="P213"/>
          </table:table-cell>
          <table:covered-table-cell/>
          <table:table-cell table:style-name="Таблица20.d1" table:number-columns-spanned="2" office:value-type="string">
            <text:p text:style-name="P213"/>
          </table:table-cell>
          <table:covered-table-cell/>
          <table:table-cell table:style-name="Таблица20.d1" table:number-columns-spanned="3" office:value-type="string">
            <text:p text:style-name="P213"/>
          </table:table-cell>
          <table:covered-table-cell/>
          <table:covered-table-cell/>
          <table:table-cell table:style-name="Таблица20.d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20.d1" table:number-columns-spanned="3" office:value-type="string">
            <text:p text:style-name="P213"/>
          </table:table-cell>
          <table:covered-table-cell/>
          <table:covered-table-cell/>
          <table:table-cell table:style-name="Таблица20.p1" office:value-type="string">
            <text:p text:style-name="P213"/>
          </table:table-cell>
        </table:table-row>
        <table:table-row table:style-name="Таблица20.5">
          <table:table-cell table:style-name="Таблица20.d1" table:number-columns-spanned="22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0.W5" table:number-columns-spanned="11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0.h5"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0.p5" office:value-type="string">
            <text:p text:style-name="P300">1<text:span text:style-name="T261">9</text:span></text:p>
          </table:table-cell>
        </table:table-row>
        <table:table-row table:style-name="Таблица20.6">
          <table:table-cell table:style-name="Таблица20.d1" table:number-rows-spanned="3" table:number-columns-spanned="2" office:value-type="string">
            <text:p text:style-name="P213"/>
          </table:table-cell>
          <table:covered-table-cell/>
          <table:table-cell table:style-name="Таблица20.d1" table:number-columns-spanned="3" office:value-type="string">
            <text:p text:style-name="P213"/>
          </table:table-cell>
          <table:covered-table-cell/>
          <table:covered-table-cell/>
          <table:table-cell table:style-name="Таблица20.d1" table:number-columns-spanned="2" office:value-type="string">
            <text:p text:style-name="P213"/>
          </table:table-cell>
          <table:covered-table-cell/>
          <table:table-cell table:style-name="Таблица20.d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20.d1" table:number-columns-spanned="2" office:value-type="string">
            <text:p text:style-name="P213"/>
          </table:table-cell>
          <table:covered-table-cell/>
          <table:table-cell table:style-name="Таблица20.d1" office:value-type="string">
            <text:p text:style-name="P213"/>
          </table:table-cell>
          <table:table-cell table:style-name="Таблица20.d1" office:value-type="string">
            <text:p text:style-name="P213"/>
          </table:table-cell>
          <table:table-cell table:style-name="Таблица20.d1" table:number-columns-spanned="2" office:value-type="string">
            <text:p text:style-name="P213"/>
          </table:table-cell>
          <table:covered-table-cell/>
          <table:table-cell table:style-name="Таблица20.d1" table:number-columns-spanned="3" office:value-type="string">
            <text:p text:style-name="P213"/>
          </table:table-cell>
          <table:covered-table-cell/>
          <table:covered-table-cell/>
          <table:table-cell table:style-name="Таблица20.W5" table:number-columns-spanned="3" office:value-type="string">
            <text:p text:style-name="P293"/>
          </table:table-cell>
          <table:covered-table-cell/>
          <table:covered-table-cell/>
          <table:table-cell table:style-name="Таблица20.X6" table:number-columns-spanned="3" office:value-type="string">
            <text:p text:style-name="P293"/>
          </table:table-cell>
          <table:covered-table-cell/>
          <table:covered-table-cell/>
          <table:table-cell table:style-name="Таблица20.a6" table:number-rows-spanned="3" table:number-columns-spanned="10" office:value-type="string">
            <text:p text:style-name="P44">СМ3-92-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0.k6" table:number-rows-spanned="3" table:number-columns-spanned="6" office:value-type="string">
            <text:p text:style-name="P2">СМ3-92/ТП-20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0.6">
          <table:covered-table-cell table:style-name="Таблица20.d1"/>
          <table:covered-table-cell/>
          <table:table-cell table:style-name="Таблица20.d1" table:number-columns-spanned="3" office:value-type="string">
            <text:p text:style-name="P213"/>
          </table:table-cell>
          <table:covered-table-cell/>
          <table:covered-table-cell/>
          <table:table-cell table:style-name="Таблица20.d1" table:number-columns-spanned="2" office:value-type="string">
            <text:p text:style-name="P266"/>
          </table:table-cell>
          <table:covered-table-cell/>
          <table:table-cell table:style-name="Таблица20.d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20.d1" table:number-columns-spanned="2" office:value-type="string">
            <text:p text:style-name="Standard"/>
          </table:table-cell>
          <table:covered-table-cell/>
          <table:table-cell table:style-name="Таблица20.d1" office:value-type="string">
            <text:p text:style-name="P266"/>
          </table:table-cell>
          <table:table-cell table:style-name="Таблица20.d1" office:value-type="string">
            <text:p text:style-name="P213"/>
          </table:table-cell>
          <table:table-cell table:style-name="Таблица20.d1" table:number-columns-spanned="2" office:value-type="string">
            <text:p text:style-name="P213"/>
          </table:table-cell>
          <table:covered-table-cell/>
          <table:table-cell table:style-name="Таблица20.d1" table:number-columns-spanned="3" office:value-type="string">
            <text:p text:style-name="P213"/>
          </table:table-cell>
          <table:covered-table-cell/>
          <table:covered-table-cell/>
          <table:table-cell table:style-name="Таблица20.d1" table:number-columns-spanned="3" office:value-type="string">
            <text:p text:style-name="P213"/>
          </table:table-cell>
          <table:covered-table-cell/>
          <table:covered-table-cell/>
          <table:table-cell table:style-name="Таблица20.X7" table:number-columns-spanned="3" office:value-type="string">
            <text:p text:style-name="P213"/>
          </table:table-cell>
          <table:covered-table-cell/>
          <table:covered-table-cell/>
          <table:covered-table-cell table:style-name="Таблица20.a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0.k6"/>
          <table:covered-table-cell/>
          <table:covered-table-cell/>
          <table:covered-table-cell/>
          <table:covered-table-cell/>
          <table:covered-table-cell/>
        </table:table-row>
        <table:table-row table:style-name="Таблица20.6">
          <table:covered-table-cell table:style-name="Таблица20.d1"/>
          <table:covered-table-cell/>
          <table:table-cell table:style-name="Таблица20.C8" table:number-columns-spanned="3" office:value-type="string">
            <text:p text:style-name="P257"/>
          </table:table-cell>
          <table:covered-table-cell/>
          <table:covered-table-cell/>
          <table:table-cell table:style-name="Таблица20.F8" table:number-columns-spanned="2" office:value-type="string">
            <text:p text:style-name="P243"/>
          </table:table-cell>
          <table:covered-table-cell/>
          <table:table-cell table:style-name="Таблица20.H8" table:number-columns-spanned="4" office:value-type="string">
            <text:p text:style-name="P258"/>
          </table:table-cell>
          <table:covered-table-cell/>
          <table:covered-table-cell/>
          <table:covered-table-cell/>
          <table:table-cell table:style-name="Таблица20.L8" table:number-columns-spanned="2" office:value-type="string">
            <text:p text:style-name="P242"/>
          </table:table-cell>
          <table:covered-table-cell/>
          <table:table-cell table:style-name="Таблица20.N8" office:value-type="string">
            <text:p text:style-name="P213"/>
          </table:table-cell>
          <table:table-cell table:style-name="Таблица20.O8" office:value-type="string">
            <text:p text:style-name="P213"/>
          </table:table-cell>
          <table:table-cell table:style-name="Таблица20.P8" table:number-columns-spanned="2" office:value-type="string">
            <text:p text:style-name="P213"/>
          </table:table-cell>
          <table:covered-table-cell/>
          <table:table-cell table:style-name="Таблица20.R8" table:number-columns-spanned="3" office:value-type="string">
            <text:p text:style-name="P213"/>
          </table:table-cell>
          <table:covered-table-cell/>
          <table:covered-table-cell/>
          <table:table-cell table:style-name="Таблица20.U8" table:number-columns-spanned="3" office:value-type="string">
            <text:p text:style-name="P213"/>
          </table:table-cell>
          <table:covered-table-cell/>
          <table:covered-table-cell/>
          <table:table-cell table:style-name="Таблица20.X8" table:number-columns-spanned="3" office:value-type="string">
            <text:p text:style-name="P213"/>
          </table:table-cell>
          <table:covered-table-cell/>
          <table:covered-table-cell/>
          <table:covered-table-cell table:style-name="Таблица20.a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0.k6"/>
          <table:covered-table-cell/>
          <table:covered-table-cell/>
          <table:covered-table-cell/>
          <table:covered-table-cell/>
          <table:covered-table-cell/>
        </table:table-row>
        <table:table-row table:style-name="Таблица20.9">
          <table:table-cell table:style-name="Таблица20.A9" office:value-type="string">
            <text:p text:style-name="P177">А</text:p>
          </table:table-cell>
          <table:table-cell table:style-name="Таблица20.B9" table:number-columns-spanned="3" office:value-type="string">
            <text:p text:style-name="P281">Цех</text:p>
          </table:table-cell>
          <table:covered-table-cell/>
          <table:covered-table-cell/>
          <table:table-cell table:style-name="Таблица20.E9" table:number-columns-spanned="2" office:value-type="string">
            <text:p text:style-name="P282">Уч.</text:p>
          </table:table-cell>
          <table:covered-table-cell/>
          <table:table-cell table:style-name="Таблица20.E9" table:number-columns-spanned="3" office:value-type="string">
            <text:p text:style-name="P282">РМ</text:p>
          </table:table-cell>
          <table:covered-table-cell/>
          <table:covered-table-cell/>
          <table:table-cell table:style-name="Таблица20.E9" office:value-type="string">
            <text:p text:style-name="P282">Опер.</text:p>
          </table:table-cell>
          <table:table-cell table:style-name="Таблица20.E9" table:number-columns-spanned="9" office:value-type="string">
            <text:p text:style-name="P270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0.T9" table:number-columns-spanned="23" office:value-type="string">
            <text:p text:style-name="P282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0.9">
          <table:table-cell table:style-name="Таблица20.A9" office:value-type="string">
            <text:p text:style-name="P177">Б</text:p>
          </table:table-cell>
          <table:table-cell table:style-name="Таблица20.B10" table:number-columns-spanned="24" office:value-type="string">
            <text:p text:style-name="P271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0.Z10" table:number-columns-spanned="3" office:value-type="string">
            <text:p text:style-name="P282">СМ</text:p>
          </table:table-cell>
          <table:covered-table-cell/>
          <table:covered-table-cell/>
          <table:table-cell table:style-name="Таблица20.Z10" table:number-columns-spanned="2" office:value-type="string">
            <text:p text:style-name="P282">Проф.</text:p>
          </table:table-cell>
          <table:covered-table-cell/>
          <table:table-cell table:style-name="Таблица20.Z10" table:number-columns-spanned="2" office:value-type="string">
            <text:p text:style-name="P282">Р</text:p>
          </table:table-cell>
          <table:covered-table-cell/>
          <table:table-cell table:style-name="Таблица20.Z10" table:number-columns-spanned="4" office:value-type="string">
            <text:p text:style-name="P282">УТ</text:p>
          </table:table-cell>
          <table:covered-table-cell/>
          <table:covered-table-cell/>
          <table:covered-table-cell/>
          <table:table-cell table:style-name="Таблица20.Z10" office:value-type="string">
            <text:p text:style-name="P282">КР</text:p>
          </table:table-cell>
          <table:table-cell table:style-name="Таблица20.Z10" table:number-columns-spanned="2" office:value-type="string">
            <text:p text:style-name="P282">ЕН</text:p>
          </table:table-cell>
          <table:covered-table-cell/>
          <table:table-cell table:style-name="Таблица20.A9" table:number-columns-spanned="3" office:value-type="string">
            <text:p text:style-name="P282">Тшт</text:p>
          </table:table-cell>
          <table:covered-table-cell/>
          <table:covered-table-cell/>
        </table:table-row>
        <table:table-row table:style-name="Таблица20.9">
          <table:table-cell table:style-name="Таблица20.Z10" office:value-type="string">
            <text:p text:style-name="P177">К/М</text:p>
          </table:table-cell>
          <table:table-cell table:style-name="Таблица20.B11" table:number-columns-spanned="18" office:value-type="string">
            <text:p text:style-name="P282">Наименование детали, сб. единицы или материал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0.T11" table:number-columns-spanned="11" office:value-type="string">
            <text:p text:style-name="P282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0.e11" table:number-columns-spanned="2" office:value-type="string">
            <text:p text:style-name="P282">ОПП</text:p>
          </table:table-cell>
          <table:covered-table-cell/>
          <table:table-cell table:style-name="Таблица20.e11" table:number-columns-spanned="4" office:value-type="string">
            <text:p text:style-name="P282">ЕВ</text:p>
          </table:table-cell>
          <table:covered-table-cell/>
          <table:covered-table-cell/>
          <table:covered-table-cell/>
          <table:table-cell table:style-name="Таблица20.e11" office:value-type="string">
            <text:p text:style-name="P282">ЕН</text:p>
          </table:table-cell>
          <table:table-cell table:style-name="Таблица20.e11" table:number-columns-spanned="2" office:value-type="string">
            <text:p text:style-name="P282">КИ</text:p>
          </table:table-cell>
          <table:covered-table-cell/>
          <table:table-cell table:style-name="Таблица20.n11" table:number-columns-spanned="3" office:value-type="string">
            <text:p text:style-name="P282">Н. расх.</text:p>
          </table:table-cell>
          <table:covered-table-cell/>
          <table:covered-table-cell/>
        </table:table-row>
        <table:table-row table:style-name="Таблица20.12">
          <table:table-cell table:style-name="Таблица20.W5" office:value-type="string">
            <text:p text:style-name="P168">01</text:p>
          </table:table-cell>
          <table:table-cell table:style-name="Таблица20.p1" table:number-columns-spanned="41" office:value-type="string">
            <text:p text:style-name="P10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0.12">
          <table:table-cell table:style-name="Таблица20.W5" office:value-type="string">
            <text:p text:style-name="P136"><text:span text:style-name="T9">Б</text:span><text:span text:style-name="T7">02</text:span></text:p>
          </table:table-cell>
          <table:table-cell table:style-name="Таблица20.p1" table:number-columns-spanned="41" office:value-type="string">
            <text:p text:style-name="P212">Ведро полиэтиленовое с крышкой емкостью не менее 5 л ОСТ 6-19-51-86 (некондиция); лопатка СПР-3150; вес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0.12">
          <table:table-cell table:style-name="Таблица20.W5" office:value-type="string">
            <text:p text:style-name="P168">03</text:p>
          </table:table-cell>
          <table:table-cell table:style-name="Таблица20.p1" table:number-columns-spanned="41" office:value-type="string">
            <text:p text:style-name="Standard">неавтоматического действия, среднего (<text:span text:style-name="T122">III</text:span>) класса точности, НПВ 10 кг ГОСТ Р 53228-200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0.12">
          <table:table-cell table:style-name="Таблица20.W5" office:value-type="string">
            <text:p text:style-name="P168">04</text:p>
          </table:table-cell>
          <table:table-cell table:style-name="Таблица20.p1" table:number-columns-spanned="41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0.12">
          <table:table-cell table:style-name="Таблица20.W5" office:value-type="string">
            <text:p text:style-name="P168"><text:span text:style-name="T266">О</text:span>05</text:p>
          </table:table-cell>
          <table:table-cell table:style-name="Таблица20.p1" table:number-columns-spanned="41" office:value-type="string">
            <text:p text:style-name="P212"><text:span text:style-name="T201">4</text:span> <text:span text:style-name="T201">Напыление заготовки детали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0.12">
          <table:table-cell table:style-name="Таблица20.W5" office:value-type="string">
            <text:p text:style-name="P168">06</text:p>
          </table:table-cell>
          <table:table-cell table:style-name="Таблица20.p1" table:number-columns-spanned="41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0.12">
          <table:table-cell table:style-name="Таблица20.W5" office:value-type="string">
            <text:p text:style-name="P168">07</text:p>
          </table:table-cell>
          <table:table-cell table:style-name="Таблица20.p1" table:number-columns-spanned="41" office:value-type="string">
            <text:p text:style-name="P105"><text:span text:style-name="T132">4.1 </text:span><text:span text:style-name="T134">Н</text:span><text:span text:style-name="T132">анести на форму поочередно слои гелькоута</text:span><text:span text:style-name="T135"> при помощи </text:span><text:span text:style-name="T136">кисти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0.12">
          <table:table-cell table:style-name="Таблица20.W5" office:value-type="string">
            <text:p text:style-name="P168">08</text:p>
          </table:table-cell>
          <table:table-cell table:style-name="Таблица20.p1" table:number-columns-spanned="41" office:value-type="string">
            <text:p text:style-name="Standard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0.12">
          <table:table-cell table:style-name="Таблица20.W5" office:value-type="string">
            <text:p text:style-name="P168">09</text:p>
          </table:table-cell>
          <table:table-cell table:style-name="Таблица20.p1" table:number-columns-spanned="41" office:value-type="string">
            <text:h text:style-name="P394" text:outline-level="4"><text:span text:style-name="T265"><text:s text:c="7"/>Наносить </text:span><text:span text:style-name="T134">мазки гелькоута в слое равномерно и в одном направлении; слой гелькоута должен быть без пропусков,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0.12">
          <table:table-cell table:style-name="Таблица20.W5" office:value-type="string">
            <text:p text:style-name="P168">10</text:p>
          </table:table-cell>
          <table:table-cell table:style-name="Таблица20.p1" table:number-columns-spanned="41" office:value-type="string">
            <text:p text:style-name="P41"><text:span text:style-name="T265">н</text:span>е иметь потеков, толщина единичного слоя ~ (0,5 ÷ 0,6) мм; <text:span text:style-name="T131">выдержка между слоями, в том числе последнего, до отлипа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0.12">
          <table:table-cell table:style-name="Таблица20.W5" office:value-type="string">
            <text:p text:style-name="P168">11</text:p>
          </table:table-cell>
          <table:table-cell table:style-name="Таблица20.p1" table:number-columns-spanned="41" office:value-type="string">
            <text:p text:style-name="P212">Количество слоев <text:span text:style-name="T266">определяется в соответсвии с КД н</text:span>а каждое конкретное изделие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0.12">
          <table:table-cell table:style-name="Таблица20.W5" office:value-type="string">
            <text:p text:style-name="P168"><text:span text:style-name="T266">Т</text:span>12</text:p>
          </table:table-cell>
          <table:table-cell table:style-name="Таблица20.p1" table:number-columns-spanned="41" office:value-type="string">
            <text:p text:style-name="P212"><text:span text:style-name="T117">Распылитель </text:span><text:span text:style-name="T123">GS</text:span><text:span text:style-name="T117">-200 или аналогичный с соплом ø (4 ÷ 6) мм по сопроводительной документации;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0.12">
          <table:table-cell table:style-name="Таблица20.W5" office:value-type="string">
            <text:p text:style-name="P168">13</text:p>
          </table:table-cell>
          <table:table-cell table:style-name="Таблица20.p1" table:number-columns-spanned="41" office:value-type="string">
            <text:p text:style-name="P39">кисть КФ ГОСТ Р 58516-2019; ведро полиэтиленовое с крышкой емкостью не менее 5 л ОСТ 6-19-51-86 (некондиция);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0.12">
          <table:table-cell table:style-name="Таблица20.W5" office:value-type="string">
            <text:p text:style-name="P168">14</text:p>
          </table:table-cell>
          <table:table-cell table:style-name="Таблица20.p1" table:number-columns-spanned="41" office:value-type="string">
            <text:p text:style-name="P39">деревянная лопатка СПР-3150; часы с точностью измерения одна минута любого ДС; толщиномер-гребенка мокрого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0.12">
          <table:table-cell table:style-name="Таблица20.W5" office:value-type="string">
            <text:p text:style-name="P168">15</text:p>
          </table:table-cell>
          <table:table-cell table:style-name="Таблица20.p1" table:number-columns-spanned="41" office:value-type="string">
            <text:p text:style-name="Standard"><text:span text:style-name="T117">слоя ГОСТ Р 51694-2000, </text:span><text:span text:style-name="T123">ISO</text:span><text:span text:style-name="T117"> 2808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0.27">
          <table:table-cell table:style-name="Таблица20.W5" office:value-type="string">
            <text:p text:style-name="P168">16</text:p>
          </table:table-cell>
          <table:table-cell table:style-name="Таблица20.p1" table:number-columns-spanned="41" office:value-type="string">
            <text:p text:style-name="Standard"><text:span text:style-name="T11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0.28">
          <table:table-cell table:style-name="Таблица20.p5" office:value-type="string">
            <text:p text:style-name="P168">17</text:p>
          </table:table-cell>
          <table:table-cell table:style-name="Таблица20.B28" table:number-columns-spanned="41" office:value-type="string">
            <text:p text:style-name="Standard"><text:span text:style-name="T11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0.12">
          <table:table-cell table:style-name="Таблица20.A29" table:number-columns-spanned="3" office:value-type="string">
            <text:p text:style-name="P220">УТ</text:p>
          </table:table-cell>
          <table:covered-table-cell/>
          <table:covered-table-cell/>
          <table:table-cell table:style-name="Таблица20.A29" table:number-columns-spanned="32" office:value-type="string">
            <text:p text:style-name="P220">Указание технологическо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0.A29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  <table:table-cell table:style-name="Таблица20.o29" table:number-columns-spanned="2" office:value-type="string">
            <text:p text:style-name="P48"/>
          </table:table-cell>
          <table:covered-table-cell/>
        </table:table-row>
      </table:table>
      <text:p text:style-name="P133"><text:soft-page-break/>ГОСТ 3.1121-84 Форма 1б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column table:style-name="Таблица21.E"/>
        <table:table-column table:style-name="Таблица21.F"/>
        <table:table-column table:style-name="Таблица21.G"/>
        <table:table-column table:style-name="Таблица21.H"/>
        <table:table-column table:style-name="Таблица21.B"/>
        <table:table-column table:style-name="Таблица21.J"/>
        <table:table-column table:style-name="Таблица21.E"/>
        <table:table-column table:style-name="Таблица21.L"/>
        <table:table-column table:style-name="Таблица21.M"/>
        <table:table-column table:style-name="Таблица21.N"/>
        <table:table-column table:style-name="Таблица21.O"/>
        <table:table-column table:style-name="Таблица21.P"/>
        <table:table-column table:style-name="Таблица21.Q"/>
        <table:table-column table:style-name="Таблица21.O"/>
        <table:table-column table:style-name="Таблица21.S"/>
        <table:table-column table:style-name="Таблица21.T"/>
        <table:table-column table:style-name="Таблица21.U"/>
        <table:table-column table:style-name="Таблица21.V"/>
        <table:table-column table:style-name="Таблица21.W"/>
        <table:table-column table:style-name="Таблица21.B"/>
        <table:table-column table:style-name="Таблица21.Y"/>
        <table:table-column table:style-name="Таблица21.Z"/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column table:style-name="Таблица21.e"/>
        <table:table-column table:style-name="Таблица21.f"/>
        <table:table-column table:style-name="Таблица21.B"/>
        <table:table-column table:style-name="Таблица21.h"/>
        <table:table-column table:style-name="Таблица21.i"/>
        <table:table-column table:style-name="Таблица21.j"/>
        <table:table-column table:style-name="Таблица21.k"/>
        <table:table-column table:style-name="Таблица21.l"/>
        <table:table-column table:style-name="Таблица21.m"/>
        <table:table-column table:style-name="Таблица21.n"/>
        <table:table-column table:style-name="Таблица21.o"/>
        <table:table-column table:style-name="Таблица21.p"/>
        <table:table-row table:style-name="Таблица21.1">
          <table:table-cell table:style-name="Таблица21.A1" table:number-columns-spanned="29" office:value-type="string">
            <text:p text:style-name="Table_20_Heading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1.d1" table:number-columns-spanned="2" office:value-type="string">
            <text:p text:style-name="P162"/>
          </table:table-cell>
          <table:covered-table-cell/>
          <table:table-cell table:style-name="Таблица21.d1" table:number-columns-spanned="3" office:value-type="string">
            <text:p text:style-name="P162"/>
          </table:table-cell>
          <table:covered-table-cell/>
          <table:covered-table-cell/>
          <table:table-cell table:style-name="Таблица21.d1" table:number-columns-spanned="4" office:value-type="string">
            <text:p text:style-name="P162"/>
          </table:table-cell>
          <table:covered-table-cell/>
          <table:covered-table-cell/>
          <table:covered-table-cell/>
          <table:table-cell table:style-name="Таблица21.d1" table:number-columns-spanned="3" office:value-type="string">
            <text:p text:style-name="P162"/>
          </table:table-cell>
          <table:covered-table-cell/>
          <table:covered-table-cell/>
          <table:table-cell table:style-name="Таблица21.p1" office:value-type="string">
            <text:p text:style-name="P162"/>
          </table:table-cell>
        </table:table-row>
        <table:table-row table:style-name="Таблица21.1">
          <table:table-cell table:style-name="Таблица21.d1" table:number-columns-spanned="3" office:value-type="string">
            <text:p text:style-name="P162">Дубл.</text:p>
          </table:table-cell>
          <table:covered-table-cell/>
          <table:covered-table-cell/>
          <table:table-cell table:style-name="Таблица21.d1" table:number-columns-spanned="5" office:value-type="string">
            <text:p text:style-name="P213"/>
          </table:table-cell>
          <table:covered-table-cell/>
          <table:covered-table-cell/>
          <table:covered-table-cell/>
          <table:covered-table-cell/>
          <table:table-cell table:style-name="Таблица21.d1" table:number-columns-spanned="3" office:value-type="string">
            <text:p text:style-name="P213"/>
          </table:table-cell>
          <table:covered-table-cell/>
          <table:covered-table-cell/>
          <table:table-cell table:style-name="Таблица21.d1" office:value-type="string">
            <text:p text:style-name="P213"/>
          </table:table-cell>
          <table:table-cell table:style-name="Таблица21.M2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21.Q2" table:number-columns-spanned="2" office:value-type="string">
            <text:p text:style-name="P213"/>
          </table:table-cell>
          <table:covered-table-cell/>
          <table:table-cell table:style-name="Таблица21.Q2" table:number-columns-spanned="3" office:value-type="string">
            <text:p text:style-name="P213"/>
          </table:table-cell>
          <table:covered-table-cell/>
          <table:covered-table-cell/>
          <table:table-cell table:style-name="Таблица21.Q2" table:number-columns-spanned="3" office:value-type="string">
            <text:p text:style-name="P213"/>
          </table:table-cell>
          <table:covered-table-cell/>
          <table:covered-table-cell/>
          <table:table-cell table:style-name="Таблица21.Q2" table:number-columns-spanned="3" office:value-type="string">
            <text:p text:style-name="P213"/>
          </table:table-cell>
          <table:covered-table-cell/>
          <table:covered-table-cell/>
          <table:table-cell table:style-name="Таблица21.Q2" table:number-columns-spanned="2" office:value-type="string">
            <text:p text:style-name="P213"/>
          </table:table-cell>
          <table:covered-table-cell/>
          <table:table-cell table:style-name="Таблица21.d1" table:number-columns-spanned="2" office:value-type="string">
            <text:p text:style-name="P213"/>
          </table:table-cell>
          <table:covered-table-cell/>
          <table:table-cell table:style-name="Таблица21.d1" table:number-columns-spanned="3" office:value-type="string">
            <text:p text:style-name="P213"/>
          </table:table-cell>
          <table:covered-table-cell/>
          <table:covered-table-cell/>
          <table:table-cell table:style-name="Таблица21.d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21.d1" table:number-columns-spanned="3" office:value-type="string">
            <text:p text:style-name="P213"/>
          </table:table-cell>
          <table:covered-table-cell/>
          <table:covered-table-cell/>
          <table:table-cell table:style-name="Таблица21.p1" office:value-type="string">
            <text:p text:style-name="P213"/>
          </table:table-cell>
        </table:table-row>
        <table:table-row table:style-name="Таблица21.1">
          <table:table-cell table:style-name="Таблица21.d1" table:number-columns-spanned="3" office:value-type="string">
            <text:p text:style-name="P162">Взам.</text:p>
          </table:table-cell>
          <table:covered-table-cell/>
          <table:covered-table-cell/>
          <table:table-cell table:style-name="Таблица21.d1" table:number-columns-spanned="5" office:value-type="string">
            <text:p text:style-name="P213"/>
          </table:table-cell>
          <table:covered-table-cell/>
          <table:covered-table-cell/>
          <table:covered-table-cell/>
          <table:covered-table-cell/>
          <table:table-cell table:style-name="Таблица21.d1" table:number-columns-spanned="3" office:value-type="string">
            <text:p text:style-name="P213"/>
          </table:table-cell>
          <table:covered-table-cell/>
          <table:covered-table-cell/>
          <table:table-cell table:style-name="Таблица21.d1" office:value-type="string">
            <text:p text:style-name="P213"/>
          </table:table-cell>
          <table:table-cell table:style-name="Таблица21.M3" table:number-rows-spanned="2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21.d1" table:number-columns-spanned="2" office:value-type="string">
            <text:p text:style-name="P213"/>
          </table:table-cell>
          <table:covered-table-cell/>
          <table:table-cell table:style-name="Таблица21.d1" table:number-columns-spanned="3" office:value-type="string">
            <text:p text:style-name="P213"/>
          </table:table-cell>
          <table:covered-table-cell/>
          <table:covered-table-cell/>
          <table:table-cell table:style-name="Таблица21.d1" table:number-columns-spanned="3" office:value-type="string">
            <text:p text:style-name="P213"/>
          </table:table-cell>
          <table:covered-table-cell/>
          <table:covered-table-cell/>
          <table:table-cell table:style-name="Таблица21.d1" table:number-columns-spanned="3" office:value-type="string">
            <text:p text:style-name="P213"/>
          </table:table-cell>
          <table:covered-table-cell/>
          <table:covered-table-cell/>
          <table:table-cell table:style-name="Таблица21.d1" table:number-columns-spanned="2" office:value-type="string">
            <text:p text:style-name="P213"/>
          </table:table-cell>
          <table:covered-table-cell/>
          <table:table-cell table:style-name="Таблица21.d1" table:number-columns-spanned="2" office:value-type="string">
            <text:p text:style-name="P213"/>
          </table:table-cell>
          <table:covered-table-cell/>
          <table:table-cell table:style-name="Таблица21.d1" table:number-columns-spanned="3" office:value-type="string">
            <text:p text:style-name="P213"/>
          </table:table-cell>
          <table:covered-table-cell/>
          <table:covered-table-cell/>
          <table:table-cell table:style-name="Таблица21.d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21.d1" table:number-columns-spanned="3" office:value-type="string">
            <text:p text:style-name="P213"/>
          </table:table-cell>
          <table:covered-table-cell/>
          <table:covered-table-cell/>
          <table:table-cell table:style-name="Таблица21.p1" office:value-type="string">
            <text:p text:style-name="P213"/>
          </table:table-cell>
        </table:table-row>
        <table:table-row table:style-name="Таблица21.1">
          <table:table-cell table:style-name="Таблица21.d1" table:number-columns-spanned="3" office:value-type="string">
            <text:p text:style-name="P162">Подл.</text:p>
          </table:table-cell>
          <table:covered-table-cell/>
          <table:covered-table-cell/>
          <table:table-cell table:style-name="Таблица21.d1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  <table:table-cell table:style-name="Таблица21.d1" table:number-columns-spanned="3" office:value-type="string">
            <text:p text:style-name="P67"/>
          </table:table-cell>
          <table:covered-table-cell/>
          <table:covered-table-cell/>
          <table:table-cell table:style-name="Таблица21.d1" office:value-type="string">
            <text:p text:style-name="P147"/>
          </table:table-cell>
          <table:covered-table-cell table:style-name="Таблица21.M3"/>
          <table:covered-table-cell/>
          <table:covered-table-cell/>
          <table:covered-table-cell/>
          <table:table-cell table:style-name="Таблица21.d1" table:number-columns-spanned="2" office:value-type="string">
            <text:p text:style-name="P213"/>
          </table:table-cell>
          <table:covered-table-cell/>
          <table:table-cell table:style-name="Таблица21.d1" table:number-columns-spanned="3" office:value-type="string">
            <text:p text:style-name="P213"/>
          </table:table-cell>
          <table:covered-table-cell/>
          <table:covered-table-cell/>
          <table:table-cell table:style-name="Таблица21.d1" table:number-columns-spanned="3" office:value-type="string">
            <text:p text:style-name="P213"/>
          </table:table-cell>
          <table:covered-table-cell/>
          <table:covered-table-cell/>
          <table:table-cell table:style-name="Таблица21.d1" table:number-columns-spanned="3" office:value-type="string">
            <text:p text:style-name="P213"/>
          </table:table-cell>
          <table:covered-table-cell/>
          <table:covered-table-cell/>
          <table:table-cell table:style-name="Таблица21.d1" table:number-columns-spanned="2" office:value-type="string">
            <text:p text:style-name="P213"/>
          </table:table-cell>
          <table:covered-table-cell/>
          <table:table-cell table:style-name="Таблица21.d1" table:number-columns-spanned="2" office:value-type="string">
            <text:p text:style-name="P213"/>
          </table:table-cell>
          <table:covered-table-cell/>
          <table:table-cell table:style-name="Таблица21.d1" table:number-columns-spanned="3" office:value-type="string">
            <text:p text:style-name="P213"/>
          </table:table-cell>
          <table:covered-table-cell/>
          <table:covered-table-cell/>
          <table:table-cell table:style-name="Таблица21.d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21.d1" table:number-columns-spanned="3" office:value-type="string">
            <text:p text:style-name="P213"/>
          </table:table-cell>
          <table:covered-table-cell/>
          <table:covered-table-cell/>
          <table:table-cell table:style-name="Таблица21.p1" office:value-type="string">
            <text:p text:style-name="P213"/>
          </table:table-cell>
        </table:table-row>
        <table:table-row table:style-name="Таблица21.5">
          <table:table-cell table:style-name="Таблица21.d1" table:number-columns-spanned="22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1.W5" table:number-columns-spanned="11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1.h5"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1.p5" office:value-type="string">
            <text:p text:style-name="P405">20</text:p>
          </table:table-cell>
        </table:table-row>
        <table:table-row table:style-name="Таблица21.6">
          <table:table-cell table:style-name="Таблица21.d1" table:number-rows-spanned="3" table:number-columns-spanned="2" office:value-type="string">
            <text:p text:style-name="P213"/>
          </table:table-cell>
          <table:covered-table-cell/>
          <table:table-cell table:style-name="Таблица21.d1" table:number-columns-spanned="3" office:value-type="string">
            <text:p text:style-name="P213"/>
          </table:table-cell>
          <table:covered-table-cell/>
          <table:covered-table-cell/>
          <table:table-cell table:style-name="Таблица21.d1" table:number-columns-spanned="2" office:value-type="string">
            <text:p text:style-name="P213"/>
          </table:table-cell>
          <table:covered-table-cell/>
          <table:table-cell table:style-name="Таблица21.d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21.d1" table:number-columns-spanned="2" office:value-type="string">
            <text:p text:style-name="P213"/>
          </table:table-cell>
          <table:covered-table-cell/>
          <table:table-cell table:style-name="Таблица21.d1" office:value-type="string">
            <text:p text:style-name="P213"/>
          </table:table-cell>
          <table:table-cell table:style-name="Таблица21.d1" office:value-type="string">
            <text:p text:style-name="P213"/>
          </table:table-cell>
          <table:table-cell table:style-name="Таблица21.d1" table:number-columns-spanned="2" office:value-type="string">
            <text:p text:style-name="P213"/>
          </table:table-cell>
          <table:covered-table-cell/>
          <table:table-cell table:style-name="Таблица21.d1" table:number-columns-spanned="3" office:value-type="string">
            <text:p text:style-name="P213"/>
          </table:table-cell>
          <table:covered-table-cell/>
          <table:covered-table-cell/>
          <table:table-cell table:style-name="Таблица21.W5" table:number-columns-spanned="3" office:value-type="string">
            <text:p text:style-name="P293"/>
          </table:table-cell>
          <table:covered-table-cell/>
          <table:covered-table-cell/>
          <table:table-cell table:style-name="Таблица21.X6" table:number-columns-spanned="3" office:value-type="string">
            <text:p text:style-name="P293"/>
          </table:table-cell>
          <table:covered-table-cell/>
          <table:covered-table-cell/>
          <table:table-cell table:style-name="Таблица21.a6" table:number-rows-spanned="3" table:number-columns-spanned="10" office:value-type="string">
            <text:p text:style-name="P44">СМ3-92-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1.k6" table:number-rows-spanned="3" table:number-columns-spanned="6" office:value-type="string">
            <text:p text:style-name="P2">СМ3-92/ТП-20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1.6">
          <table:covered-table-cell table:style-name="Таблица21.d1"/>
          <table:covered-table-cell/>
          <table:table-cell table:style-name="Таблица21.d1" table:number-columns-spanned="3" office:value-type="string">
            <text:p text:style-name="P213"/>
          </table:table-cell>
          <table:covered-table-cell/>
          <table:covered-table-cell/>
          <table:table-cell table:style-name="Таблица21.d1" table:number-columns-spanned="2" office:value-type="string">
            <text:p text:style-name="P266"/>
          </table:table-cell>
          <table:covered-table-cell/>
          <table:table-cell table:style-name="Таблица21.d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21.d1" table:number-columns-spanned="2" office:value-type="string">
            <text:p text:style-name="Standard"/>
          </table:table-cell>
          <table:covered-table-cell/>
          <table:table-cell table:style-name="Таблица21.d1" office:value-type="string">
            <text:p text:style-name="P266"/>
          </table:table-cell>
          <table:table-cell table:style-name="Таблица21.d1" office:value-type="string">
            <text:p text:style-name="P213"/>
          </table:table-cell>
          <table:table-cell table:style-name="Таблица21.d1" table:number-columns-spanned="2" office:value-type="string">
            <text:p text:style-name="P213"/>
          </table:table-cell>
          <table:covered-table-cell/>
          <table:table-cell table:style-name="Таблица21.d1" table:number-columns-spanned="3" office:value-type="string">
            <text:p text:style-name="P213"/>
          </table:table-cell>
          <table:covered-table-cell/>
          <table:covered-table-cell/>
          <table:table-cell table:style-name="Таблица21.d1" table:number-columns-spanned="3" office:value-type="string">
            <text:p text:style-name="P213"/>
          </table:table-cell>
          <table:covered-table-cell/>
          <table:covered-table-cell/>
          <table:table-cell table:style-name="Таблица21.X7" table:number-columns-spanned="3" office:value-type="string">
            <text:p text:style-name="P213"/>
          </table:table-cell>
          <table:covered-table-cell/>
          <table:covered-table-cell/>
          <table:covered-table-cell table:style-name="Таблица21.a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1.k6"/>
          <table:covered-table-cell/>
          <table:covered-table-cell/>
          <table:covered-table-cell/>
          <table:covered-table-cell/>
          <table:covered-table-cell/>
        </table:table-row>
        <table:table-row table:style-name="Таблица21.6">
          <table:covered-table-cell table:style-name="Таблица21.d1"/>
          <table:covered-table-cell/>
          <table:table-cell table:style-name="Таблица21.C8" table:number-columns-spanned="3" office:value-type="string">
            <text:p text:style-name="P257"/>
          </table:table-cell>
          <table:covered-table-cell/>
          <table:covered-table-cell/>
          <table:table-cell table:style-name="Таблица21.F8" table:number-columns-spanned="2" office:value-type="string">
            <text:p text:style-name="P243"/>
          </table:table-cell>
          <table:covered-table-cell/>
          <table:table-cell table:style-name="Таблица21.H8" table:number-columns-spanned="4" office:value-type="string">
            <text:p text:style-name="P258"/>
          </table:table-cell>
          <table:covered-table-cell/>
          <table:covered-table-cell/>
          <table:covered-table-cell/>
          <table:table-cell table:style-name="Таблица21.L8" table:number-columns-spanned="2" office:value-type="string">
            <text:p text:style-name="P242"/>
          </table:table-cell>
          <table:covered-table-cell/>
          <table:table-cell table:style-name="Таблица21.N8" office:value-type="string">
            <text:p text:style-name="P213"/>
          </table:table-cell>
          <table:table-cell table:style-name="Таблица21.O8" office:value-type="string">
            <text:p text:style-name="P213"/>
          </table:table-cell>
          <table:table-cell table:style-name="Таблица21.P8" table:number-columns-spanned="2" office:value-type="string">
            <text:p text:style-name="P213"/>
          </table:table-cell>
          <table:covered-table-cell/>
          <table:table-cell table:style-name="Таблица21.R8" table:number-columns-spanned="3" office:value-type="string">
            <text:p text:style-name="P213"/>
          </table:table-cell>
          <table:covered-table-cell/>
          <table:covered-table-cell/>
          <table:table-cell table:style-name="Таблица21.U8" table:number-columns-spanned="3" office:value-type="string">
            <text:p text:style-name="P213"/>
          </table:table-cell>
          <table:covered-table-cell/>
          <table:covered-table-cell/>
          <table:table-cell table:style-name="Таблица21.X8" table:number-columns-spanned="3" office:value-type="string">
            <text:p text:style-name="P213"/>
          </table:table-cell>
          <table:covered-table-cell/>
          <table:covered-table-cell/>
          <table:covered-table-cell table:style-name="Таблица21.a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1.k6"/>
          <table:covered-table-cell/>
          <table:covered-table-cell/>
          <table:covered-table-cell/>
          <table:covered-table-cell/>
          <table:covered-table-cell/>
        </table:table-row>
        <table:table-row table:style-name="Таблица21.9">
          <table:table-cell table:style-name="Таблица21.A9" office:value-type="string">
            <text:p text:style-name="P177">А</text:p>
          </table:table-cell>
          <table:table-cell table:style-name="Таблица21.B9" table:number-columns-spanned="3" office:value-type="string">
            <text:p text:style-name="P281">Цех</text:p>
          </table:table-cell>
          <table:covered-table-cell/>
          <table:covered-table-cell/>
          <table:table-cell table:style-name="Таблица21.E9" table:number-columns-spanned="2" office:value-type="string">
            <text:p text:style-name="P282">Уч.</text:p>
          </table:table-cell>
          <table:covered-table-cell/>
          <table:table-cell table:style-name="Таблица21.E9" table:number-columns-spanned="3" office:value-type="string">
            <text:p text:style-name="P282">РМ</text:p>
          </table:table-cell>
          <table:covered-table-cell/>
          <table:covered-table-cell/>
          <table:table-cell table:style-name="Таблица21.E9" office:value-type="string">
            <text:p text:style-name="P282">Опер.</text:p>
          </table:table-cell>
          <table:table-cell table:style-name="Таблица21.E9" table:number-columns-spanned="9" office:value-type="string">
            <text:p text:style-name="P270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1.T9" table:number-columns-spanned="23" office:value-type="string">
            <text:p text:style-name="P282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1.9">
          <table:table-cell table:style-name="Таблица21.A9" office:value-type="string">
            <text:p text:style-name="P177">Б</text:p>
          </table:table-cell>
          <table:table-cell table:style-name="Таблица21.B10" table:number-columns-spanned="24" office:value-type="string">
            <text:p text:style-name="P271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1.Z10" table:number-columns-spanned="3" office:value-type="string">
            <text:p text:style-name="P282">СМ</text:p>
          </table:table-cell>
          <table:covered-table-cell/>
          <table:covered-table-cell/>
          <table:table-cell table:style-name="Таблица21.Z10" table:number-columns-spanned="2" office:value-type="string">
            <text:p text:style-name="P282">Проф.</text:p>
          </table:table-cell>
          <table:covered-table-cell/>
          <table:table-cell table:style-name="Таблица21.Z10" table:number-columns-spanned="2" office:value-type="string">
            <text:p text:style-name="P282">Р</text:p>
          </table:table-cell>
          <table:covered-table-cell/>
          <table:table-cell table:style-name="Таблица21.Z10" table:number-columns-spanned="4" office:value-type="string">
            <text:p text:style-name="P282">УТ</text:p>
          </table:table-cell>
          <table:covered-table-cell/>
          <table:covered-table-cell/>
          <table:covered-table-cell/>
          <table:table-cell table:style-name="Таблица21.Z10" office:value-type="string">
            <text:p text:style-name="P282">КР</text:p>
          </table:table-cell>
          <table:table-cell table:style-name="Таблица21.Z10" table:number-columns-spanned="2" office:value-type="string">
            <text:p text:style-name="P282">ЕН</text:p>
          </table:table-cell>
          <table:covered-table-cell/>
          <table:table-cell table:style-name="Таблица21.A9" table:number-columns-spanned="3" office:value-type="string">
            <text:p text:style-name="P282">Тшт</text:p>
          </table:table-cell>
          <table:covered-table-cell/>
          <table:covered-table-cell/>
        </table:table-row>
        <table:table-row table:style-name="Таблица21.9">
          <table:table-cell table:style-name="Таблица21.Z10" office:value-type="string">
            <text:p text:style-name="P177">К/М</text:p>
          </table:table-cell>
          <table:table-cell table:style-name="Таблица21.B11" table:number-columns-spanned="18" office:value-type="string">
            <text:p text:style-name="P282">Наименование детали, сб. единицы или материал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1.T11" table:number-columns-spanned="11" office:value-type="string">
            <text:p text:style-name="P282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1.e11" table:number-columns-spanned="2" office:value-type="string">
            <text:p text:style-name="P282">ОПП</text:p>
          </table:table-cell>
          <table:covered-table-cell/>
          <table:table-cell table:style-name="Таблица21.e11" table:number-columns-spanned="4" office:value-type="string">
            <text:p text:style-name="P282">ЕВ</text:p>
          </table:table-cell>
          <table:covered-table-cell/>
          <table:covered-table-cell/>
          <table:covered-table-cell/>
          <table:table-cell table:style-name="Таблица21.e11" office:value-type="string">
            <text:p text:style-name="P282">ЕН</text:p>
          </table:table-cell>
          <table:table-cell table:style-name="Таблица21.e11" table:number-columns-spanned="2" office:value-type="string">
            <text:p text:style-name="P282">КИ</text:p>
          </table:table-cell>
          <table:covered-table-cell/>
          <table:table-cell table:style-name="Таблица21.n11" table:number-columns-spanned="3" office:value-type="string">
            <text:p text:style-name="P282">Н. расх.</text:p>
          </table:table-cell>
          <table:covered-table-cell/>
          <table:covered-table-cell/>
        </table:table-row>
        <table:table-row table:style-name="Таблица21.12">
          <table:table-cell table:style-name="Таблица21.W5" office:value-type="string">
            <text:p text:style-name="P168">01</text:p>
          </table:table-cell>
          <table:table-cell table:style-name="Таблица21.p1" table:number-columns-spanned="41" office:value-type="string">
            <text:p text:style-name="P208">4.<text:span text:style-name="T201">2</text:span> Приготовить связующее по <text:span text:style-name="T265">ДС</text:span><text:span text:style-name="T187"> на к</text:span>аждое конкретное изделие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1.12">
          <table:table-cell table:style-name="Таблица21.W5" office:value-type="string">
            <text:p text:style-name="P168">02</text:p>
          </table:table-cell>
          <table:table-cell table:style-name="Таблица21.p1" table:number-columns-spanned="41" office:value-type="string">
            <text:p text:style-name="P238"><text:s text:c="7"/>Количество приготовленного за один прием связующего должно быть израсходовано без остатка в течение времен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1.12">
          <table:table-cell table:style-name="Таблица21.W5" office:value-type="string">
            <text:p text:style-name="P168">03</text:p>
          </table:table-cell>
          <table:table-cell table:style-name="Таблица21.p1" table:number-columns-spanned="41" office:value-type="string">
            <text:p text:style-name="Standard">жизнеспособности связующего.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1.12">
          <table:table-cell table:style-name="Таблица21.W5" office:value-type="string">
            <text:p text:style-name="P168">04</text:p>
          </table:table-cell>
          <table:table-cell table:style-name="Таблица21.p1" table:number-columns-spanned="41" office:value-type="string">
            <text:p text:style-name="P400">Время жизнеспособности определяется контрольной мешкой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1.12">
          <table:table-cell table:style-name="Таблица21.W5" office:value-type="string">
            <text:p text:style-name="P168"><text:span text:style-name="T265">Т</text:span>05</text:p>
          </table:table-cell>
          <table:table-cell table:style-name="Таблица21.p1" table:number-columns-spanned="41" office:value-type="string">
            <text:p text:style-name="P212">Ведро полиэтиленовое с крышкой емкостью не менее 5 л ОСТ 6-19-51-86 (некондиция); часы с точностью измере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1.12">
          <table:table-cell table:style-name="Таблица21.W5" office:value-type="string">
            <text:p text:style-name="P168">06</text:p>
          </table:table-cell>
          <table:table-cell table:style-name="Таблица21.p1" table:number-columns-spanned="41" office:value-type="string">
            <text:p text:style-name="Standard">одна минута любого ДС; весы неавтоматического действия, среднего (<text:span text:style-name="T122">III</text:span>) класса точности, НПВ 10 кг ГОСТ Р 53228-2008;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1.12">
          <table:table-cell table:style-name="Таблица21.W5" office:value-type="string">
            <text:p text:style-name="P168">07</text:p>
          </table:table-cell>
          <table:table-cell table:style-name="Таблица21.p1" table:number-columns-spanned="41" office:value-type="string">
            <text:p text:style-name="Standard">лопатка СПР-3150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1.12">
          <table:table-cell table:style-name="Таблица21.W5" office:value-type="string">
            <text:p text:style-name="P168">08</text:p>
          </table:table-cell>
          <table:table-cell table:style-name="Таблица21.p1" table:number-columns-spanned="41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1.12">
          <table:table-cell table:style-name="Таблица21.W5" office:value-type="string">
            <text:p text:style-name="P168">09</text:p>
          </table:table-cell>
          <table:table-cell table:style-name="Таблица21.p1" table:number-columns-spanned="41" office:value-type="string">
            <text:p text:style-name="P397"><text:span text:style-name="T133">4.3</text:span><text:span text:style-name="T132"> Уложить на поверхность форм поочередно слои армирующих материалов, прижимая первый слой </text:span><text:span text:style-name="T135">к </text:span><text:span text:style-name="T18">липкому слою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1.12">
          <table:table-cell table:style-name="Таблица21.W5" office:value-type="string">
            <text:p text:style-name="P168">10</text:p>
          </table:table-cell>
          <table:table-cell table:style-name="Таблица21.p1" table:number-columns-spanned="41" office:value-type="string">
            <text:p text:style-name="Standard"><text:span text:style-name="T196">г</text:span><text:span text:style-name="T194">елькоут</text:span><text:span text:style-name="T195">а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1.12">
          <table:table-cell table:style-name="Таблица21.W5" office:value-type="string">
            <text:p text:style-name="P168">11</text:p>
          </table:table-cell>
          <table:table-cell table:style-name="Таблица21.p1" table:number-columns-spanned="41" office:value-type="string">
            <text:p text:style-name="P395"><text:span text:style-name="T117">Пропитать </text:span>каждый слой<text:span text:style-name="T187"> связующ</text:span>им. Разгладить каждый уложенный слой руками в перчатках и <text:span text:style-name="T266">утрамбовать </text:span>шпателем,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1.12">
          <table:table-cell table:style-name="Таблица21.W5" office:value-type="string">
            <text:p text:style-name="P168">12</text:p>
          </table:table-cell>
          <table:table-cell table:style-name="Таблица21.p1" table:number-columns-spanned="41" office:value-type="string">
            <text:p text:style-name="P396">наличие воздушных пузырей и складок не допускается. Заготовки в слое укладывать с нахлестом<text:span text:style-name="T187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1.12">
          <table:table-cell table:style-name="Таблица21.W5" office:value-type="string">
            <text:p text:style-name="P168">13</text:p>
          </table:table-cell>
          <table:table-cell table:style-name="Таблица21.p1" table:number-columns-spanned="41" office:value-type="string">
            <text:p text:style-name="P104"><text:s text:c="6"/>Согласно чертежу произвести укладку дополнительных слоев в места усиления. <text:span text:style-name="T266">П</text:span>роизводить подкрой по месту 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1.12">
          <table:table-cell table:style-name="Таблица21.W5" office:value-type="string">
            <text:p text:style-name="P168">14</text:p>
          </table:table-cell>
          <table:table-cell table:style-name="Таблица21.p1" table:number-columns-spanned="41" office:value-type="string">
            <text:p text:style-name="P34">помощью ножниц или ножа <text:span text:style-name="T266">при необходимости. На последний укладываемый слой положить этикетку. На этикетке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1.12">
          <table:table-cell table:style-name="Таблица21.W5" office:value-type="string">
            <text:p text:style-name="P168">15</text:p>
          </table:table-cell>
          <table:table-cell table:style-name="Таблица21.p1" table:number-columns-spanned="41" office:value-type="string">
            <text:p text:style-name="P31">указать обозначение заготовки по КД, заводской номер, дату изготовления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1.27">
          <table:table-cell table:style-name="Таблица21.W5" office:value-type="string">
            <text:p text:style-name="P168"><text:span text:style-name="T267">Т</text:span>16</text:p>
          </table:table-cell>
          <table:table-cell table:style-name="Таблица21.p1" table:number-columns-spanned="41" office:value-type="string">
            <text:p text:style-name="P212">Кисть ГОСТ Р 58516-2019 согласно нормам расхода материалов, на каждое конкретное изделие; нож СПР-1435;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1.28">
          <table:table-cell table:style-name="Таблица21.p5" office:value-type="string">
            <text:p text:style-name="P168">17</text:p>
          </table:table-cell>
          <table:table-cell table:style-name="Таблица21.B28" table:number-columns-spanned="41" office:value-type="string">
            <text:p text:style-name="Standard">ножницы портновские ГОСТ Р.51268-99 или аналогичные по сопроводительной документации; шпатель пластиковы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1.12">
          <table:table-cell table:style-name="Таблица21.A29" table:number-columns-spanned="3" office:value-type="string">
            <text:p text:style-name="P220">УТ</text:p>
          </table:table-cell>
          <table:covered-table-cell/>
          <table:covered-table-cell/>
          <table:table-cell table:style-name="Таблица21.A29" table:number-columns-spanned="32" office:value-type="string">
            <text:p text:style-name="P220">Указание технологическо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1.A29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  <table:table-cell table:style-name="Таблица21.o29" table:number-columns-spanned="2" office:value-type="string">
            <text:p text:style-name="P48"/>
          </table:table-cell>
          <table:covered-table-cell/>
        </table:table-row>
      </table:table>
      <text:p text:style-name="P143"><text:soft-page-break/>ГОСТ 3.1121-84 Форма 1б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column table:style-name="Таблица22.E"/>
        <table:table-column table:style-name="Таблица22.F"/>
        <table:table-column table:style-name="Таблица22.G"/>
        <table:table-column table:style-name="Таблица22.H"/>
        <table:table-column table:style-name="Таблица22.B"/>
        <table:table-column table:style-name="Таблица22.J"/>
        <table:table-column table:style-name="Таблица22.E"/>
        <table:table-column table:style-name="Таблица22.L"/>
        <table:table-column table:style-name="Таблица22.M"/>
        <table:table-column table:style-name="Таблица22.N"/>
        <table:table-column table:style-name="Таблица22.O"/>
        <table:table-column table:style-name="Таблица22.P"/>
        <table:table-column table:style-name="Таблица22.Q"/>
        <table:table-column table:style-name="Таблица22.O"/>
        <table:table-column table:style-name="Таблица22.S"/>
        <table:table-column table:style-name="Таблица22.T"/>
        <table:table-column table:style-name="Таблица22.U"/>
        <table:table-column table:style-name="Таблица22.V"/>
        <table:table-column table:style-name="Таблица22.W"/>
        <table:table-column table:style-name="Таблица22.B"/>
        <table:table-column table:style-name="Таблица22.Y"/>
        <table:table-column table:style-name="Таблица22.Z"/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column table:style-name="Таблица22.e"/>
        <table:table-column table:style-name="Таблица22.f"/>
        <table:table-column table:style-name="Таблица22.B"/>
        <table:table-column table:style-name="Таблица22.h"/>
        <table:table-column table:style-name="Таблица22.i"/>
        <table:table-column table:style-name="Таблица22.j"/>
        <table:table-column table:style-name="Таблица22.k"/>
        <table:table-column table:style-name="Таблица22.l"/>
        <table:table-column table:style-name="Таблица22.m"/>
        <table:table-column table:style-name="Таблица22.n"/>
        <table:table-column table:style-name="Таблица22.o"/>
        <table:table-column table:style-name="Таблица22.p"/>
        <table:table-row table:style-name="Таблица22.1">
          <table:table-cell table:style-name="Таблица22.A1" table:number-columns-spanned="29" office:value-type="string">
            <text:p text:style-name="Table_20_Heading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2.d1" table:number-columns-spanned="2" office:value-type="string">
            <text:p text:style-name="P162"/>
          </table:table-cell>
          <table:covered-table-cell/>
          <table:table-cell table:style-name="Таблица22.d1" table:number-columns-spanned="3" office:value-type="string">
            <text:p text:style-name="P162"/>
          </table:table-cell>
          <table:covered-table-cell/>
          <table:covered-table-cell/>
          <table:table-cell table:style-name="Таблица22.d1" table:number-columns-spanned="4" office:value-type="string">
            <text:p text:style-name="P162"/>
          </table:table-cell>
          <table:covered-table-cell/>
          <table:covered-table-cell/>
          <table:covered-table-cell/>
          <table:table-cell table:style-name="Таблица22.d1" table:number-columns-spanned="3" office:value-type="string">
            <text:p text:style-name="P162"/>
          </table:table-cell>
          <table:covered-table-cell/>
          <table:covered-table-cell/>
          <table:table-cell table:style-name="Таблица22.p1" office:value-type="string">
            <text:p text:style-name="P162"/>
          </table:table-cell>
        </table:table-row>
        <table:table-row table:style-name="Таблица22.1">
          <table:table-cell table:style-name="Таблица22.d1" table:number-columns-spanned="3" office:value-type="string">
            <text:p text:style-name="P162">Дубл.</text:p>
          </table:table-cell>
          <table:covered-table-cell/>
          <table:covered-table-cell/>
          <table:table-cell table:style-name="Таблица22.d1" table:number-columns-spanned="5" office:value-type="string">
            <text:p text:style-name="P213"/>
          </table:table-cell>
          <table:covered-table-cell/>
          <table:covered-table-cell/>
          <table:covered-table-cell/>
          <table:covered-table-cell/>
          <table:table-cell table:style-name="Таблица22.d1" table:number-columns-spanned="3" office:value-type="string">
            <text:p text:style-name="P213"/>
          </table:table-cell>
          <table:covered-table-cell/>
          <table:covered-table-cell/>
          <table:table-cell table:style-name="Таблица22.d1" office:value-type="string">
            <text:p text:style-name="P213"/>
          </table:table-cell>
          <table:table-cell table:style-name="Таблица22.M2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22.Q2" table:number-columns-spanned="2" office:value-type="string">
            <text:p text:style-name="P213"/>
          </table:table-cell>
          <table:covered-table-cell/>
          <table:table-cell table:style-name="Таблица22.Q2" table:number-columns-spanned="3" office:value-type="string">
            <text:p text:style-name="P213"/>
          </table:table-cell>
          <table:covered-table-cell/>
          <table:covered-table-cell/>
          <table:table-cell table:style-name="Таблица22.Q2" table:number-columns-spanned="3" office:value-type="string">
            <text:p text:style-name="P213"/>
          </table:table-cell>
          <table:covered-table-cell/>
          <table:covered-table-cell/>
          <table:table-cell table:style-name="Таблица22.Q2" table:number-columns-spanned="3" office:value-type="string">
            <text:p text:style-name="P213"/>
          </table:table-cell>
          <table:covered-table-cell/>
          <table:covered-table-cell/>
          <table:table-cell table:style-name="Таблица22.Q2" table:number-columns-spanned="2" office:value-type="string">
            <text:p text:style-name="P213"/>
          </table:table-cell>
          <table:covered-table-cell/>
          <table:table-cell table:style-name="Таблица22.d1" table:number-columns-spanned="2" office:value-type="string">
            <text:p text:style-name="P213"/>
          </table:table-cell>
          <table:covered-table-cell/>
          <table:table-cell table:style-name="Таблица22.d1" table:number-columns-spanned="3" office:value-type="string">
            <text:p text:style-name="P213"/>
          </table:table-cell>
          <table:covered-table-cell/>
          <table:covered-table-cell/>
          <table:table-cell table:style-name="Таблица22.d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22.d1" table:number-columns-spanned="3" office:value-type="string">
            <text:p text:style-name="P213"/>
          </table:table-cell>
          <table:covered-table-cell/>
          <table:covered-table-cell/>
          <table:table-cell table:style-name="Таблица22.p1" office:value-type="string">
            <text:p text:style-name="P213"/>
          </table:table-cell>
        </table:table-row>
        <table:table-row table:style-name="Таблица22.1">
          <table:table-cell table:style-name="Таблица22.d1" table:number-columns-spanned="3" office:value-type="string">
            <text:p text:style-name="P162">Взам.</text:p>
          </table:table-cell>
          <table:covered-table-cell/>
          <table:covered-table-cell/>
          <table:table-cell table:style-name="Таблица22.d1" table:number-columns-spanned="5" office:value-type="string">
            <text:p text:style-name="P213"/>
          </table:table-cell>
          <table:covered-table-cell/>
          <table:covered-table-cell/>
          <table:covered-table-cell/>
          <table:covered-table-cell/>
          <table:table-cell table:style-name="Таблица22.d1" table:number-columns-spanned="3" office:value-type="string">
            <text:p text:style-name="P213"/>
          </table:table-cell>
          <table:covered-table-cell/>
          <table:covered-table-cell/>
          <table:table-cell table:style-name="Таблица22.d1" office:value-type="string">
            <text:p text:style-name="P213"/>
          </table:table-cell>
          <table:table-cell table:style-name="Таблица22.M3" table:number-rows-spanned="2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22.d1" table:number-columns-spanned="2" office:value-type="string">
            <text:p text:style-name="P213"/>
          </table:table-cell>
          <table:covered-table-cell/>
          <table:table-cell table:style-name="Таблица22.d1" table:number-columns-spanned="3" office:value-type="string">
            <text:p text:style-name="P213"/>
          </table:table-cell>
          <table:covered-table-cell/>
          <table:covered-table-cell/>
          <table:table-cell table:style-name="Таблица22.d1" table:number-columns-spanned="3" office:value-type="string">
            <text:p text:style-name="P213"/>
          </table:table-cell>
          <table:covered-table-cell/>
          <table:covered-table-cell/>
          <table:table-cell table:style-name="Таблица22.d1" table:number-columns-spanned="3" office:value-type="string">
            <text:p text:style-name="P213"/>
          </table:table-cell>
          <table:covered-table-cell/>
          <table:covered-table-cell/>
          <table:table-cell table:style-name="Таблица22.d1" table:number-columns-spanned="2" office:value-type="string">
            <text:p text:style-name="P213"/>
          </table:table-cell>
          <table:covered-table-cell/>
          <table:table-cell table:style-name="Таблица22.d1" table:number-columns-spanned="2" office:value-type="string">
            <text:p text:style-name="P213"/>
          </table:table-cell>
          <table:covered-table-cell/>
          <table:table-cell table:style-name="Таблица22.d1" table:number-columns-spanned="3" office:value-type="string">
            <text:p text:style-name="P213"/>
          </table:table-cell>
          <table:covered-table-cell/>
          <table:covered-table-cell/>
          <table:table-cell table:style-name="Таблица22.d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22.d1" table:number-columns-spanned="3" office:value-type="string">
            <text:p text:style-name="P213"/>
          </table:table-cell>
          <table:covered-table-cell/>
          <table:covered-table-cell/>
          <table:table-cell table:style-name="Таблица22.p1" office:value-type="string">
            <text:p text:style-name="P213"/>
          </table:table-cell>
        </table:table-row>
        <table:table-row table:style-name="Таблица22.1">
          <table:table-cell table:style-name="Таблица22.d1" table:number-columns-spanned="3" office:value-type="string">
            <text:p text:style-name="P162">Подл.</text:p>
          </table:table-cell>
          <table:covered-table-cell/>
          <table:covered-table-cell/>
          <table:table-cell table:style-name="Таблица22.d1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  <table:table-cell table:style-name="Таблица22.d1" table:number-columns-spanned="3" office:value-type="string">
            <text:p text:style-name="P67"/>
          </table:table-cell>
          <table:covered-table-cell/>
          <table:covered-table-cell/>
          <table:table-cell table:style-name="Таблица22.d1" office:value-type="string">
            <text:p text:style-name="P147"/>
          </table:table-cell>
          <table:covered-table-cell table:style-name="Таблица22.M3"/>
          <table:covered-table-cell/>
          <table:covered-table-cell/>
          <table:covered-table-cell/>
          <table:table-cell table:style-name="Таблица22.d1" table:number-columns-spanned="2" office:value-type="string">
            <text:p text:style-name="P213"/>
          </table:table-cell>
          <table:covered-table-cell/>
          <table:table-cell table:style-name="Таблица22.d1" table:number-columns-spanned="3" office:value-type="string">
            <text:p text:style-name="P213"/>
          </table:table-cell>
          <table:covered-table-cell/>
          <table:covered-table-cell/>
          <table:table-cell table:style-name="Таблица22.d1" table:number-columns-spanned="3" office:value-type="string">
            <text:p text:style-name="P213"/>
          </table:table-cell>
          <table:covered-table-cell/>
          <table:covered-table-cell/>
          <table:table-cell table:style-name="Таблица22.d1" table:number-columns-spanned="3" office:value-type="string">
            <text:p text:style-name="P213"/>
          </table:table-cell>
          <table:covered-table-cell/>
          <table:covered-table-cell/>
          <table:table-cell table:style-name="Таблица22.d1" table:number-columns-spanned="2" office:value-type="string">
            <text:p text:style-name="P213"/>
          </table:table-cell>
          <table:covered-table-cell/>
          <table:table-cell table:style-name="Таблица22.d1" table:number-columns-spanned="2" office:value-type="string">
            <text:p text:style-name="P213"/>
          </table:table-cell>
          <table:covered-table-cell/>
          <table:table-cell table:style-name="Таблица22.d1" table:number-columns-spanned="3" office:value-type="string">
            <text:p text:style-name="P213"/>
          </table:table-cell>
          <table:covered-table-cell/>
          <table:covered-table-cell/>
          <table:table-cell table:style-name="Таблица22.d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22.d1" table:number-columns-spanned="3" office:value-type="string">
            <text:p text:style-name="P213"/>
          </table:table-cell>
          <table:covered-table-cell/>
          <table:covered-table-cell/>
          <table:table-cell table:style-name="Таблица22.p1" office:value-type="string">
            <text:p text:style-name="P213"/>
          </table:table-cell>
        </table:table-row>
        <table:table-row table:style-name="Таблица22.5">
          <table:table-cell table:style-name="Таблица22.d1" table:number-columns-spanned="22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2.W5" table:number-columns-spanned="11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2.h5"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2.p5" office:value-type="string">
            <text:p text:style-name="P392">2<text:span text:style-name="T269">1</text:span></text:p>
          </table:table-cell>
        </table:table-row>
        <table:table-row table:style-name="Таблица22.6">
          <table:table-cell table:style-name="Таблица22.d1" table:number-rows-spanned="3" table:number-columns-spanned="2" office:value-type="string">
            <text:p text:style-name="P213"/>
          </table:table-cell>
          <table:covered-table-cell/>
          <table:table-cell table:style-name="Таблица22.d1" table:number-columns-spanned="3" office:value-type="string">
            <text:p text:style-name="P213"/>
          </table:table-cell>
          <table:covered-table-cell/>
          <table:covered-table-cell/>
          <table:table-cell table:style-name="Таблица22.d1" table:number-columns-spanned="2" office:value-type="string">
            <text:p text:style-name="P213"/>
          </table:table-cell>
          <table:covered-table-cell/>
          <table:table-cell table:style-name="Таблица22.d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22.d1" table:number-columns-spanned="2" office:value-type="string">
            <text:p text:style-name="P213"/>
          </table:table-cell>
          <table:covered-table-cell/>
          <table:table-cell table:style-name="Таблица22.d1" office:value-type="string">
            <text:p text:style-name="P213"/>
          </table:table-cell>
          <table:table-cell table:style-name="Таблица22.d1" office:value-type="string">
            <text:p text:style-name="P213"/>
          </table:table-cell>
          <table:table-cell table:style-name="Таблица22.d1" table:number-columns-spanned="2" office:value-type="string">
            <text:p text:style-name="P213"/>
          </table:table-cell>
          <table:covered-table-cell/>
          <table:table-cell table:style-name="Таблица22.d1" table:number-columns-spanned="3" office:value-type="string">
            <text:p text:style-name="P213"/>
          </table:table-cell>
          <table:covered-table-cell/>
          <table:covered-table-cell/>
          <table:table-cell table:style-name="Таблица22.W5" table:number-columns-spanned="3" office:value-type="string">
            <text:p text:style-name="P293"/>
          </table:table-cell>
          <table:covered-table-cell/>
          <table:covered-table-cell/>
          <table:table-cell table:style-name="Таблица22.X6" table:number-columns-spanned="3" office:value-type="string">
            <text:p text:style-name="P293"/>
          </table:table-cell>
          <table:covered-table-cell/>
          <table:covered-table-cell/>
          <table:table-cell table:style-name="Таблица22.a6" table:number-rows-spanned="3" table:number-columns-spanned="10" office:value-type="string">
            <text:p text:style-name="P44">СМ3-92-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2.k6" table:number-rows-spanned="3" table:number-columns-spanned="6" office:value-type="string">
            <text:p text:style-name="P2">СМ3-92/ТП-20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2.6">
          <table:covered-table-cell table:style-name="Таблица22.d1"/>
          <table:covered-table-cell/>
          <table:table-cell table:style-name="Таблица22.d1" table:number-columns-spanned="3" office:value-type="string">
            <text:p text:style-name="P213"/>
          </table:table-cell>
          <table:covered-table-cell/>
          <table:covered-table-cell/>
          <table:table-cell table:style-name="Таблица22.d1" table:number-columns-spanned="2" office:value-type="string">
            <text:p text:style-name="P266"/>
          </table:table-cell>
          <table:covered-table-cell/>
          <table:table-cell table:style-name="Таблица22.d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22.d1" table:number-columns-spanned="2" office:value-type="string">
            <text:p text:style-name="Standard"/>
          </table:table-cell>
          <table:covered-table-cell/>
          <table:table-cell table:style-name="Таблица22.d1" office:value-type="string">
            <text:p text:style-name="P266"/>
          </table:table-cell>
          <table:table-cell table:style-name="Таблица22.d1" office:value-type="string">
            <text:p text:style-name="P213"/>
          </table:table-cell>
          <table:table-cell table:style-name="Таблица22.d1" table:number-columns-spanned="2" office:value-type="string">
            <text:p text:style-name="P213"/>
          </table:table-cell>
          <table:covered-table-cell/>
          <table:table-cell table:style-name="Таблица22.d1" table:number-columns-spanned="3" office:value-type="string">
            <text:p text:style-name="P213"/>
          </table:table-cell>
          <table:covered-table-cell/>
          <table:covered-table-cell/>
          <table:table-cell table:style-name="Таблица22.d1" table:number-columns-spanned="3" office:value-type="string">
            <text:p text:style-name="P213"/>
          </table:table-cell>
          <table:covered-table-cell/>
          <table:covered-table-cell/>
          <table:table-cell table:style-name="Таблица22.X7" table:number-columns-spanned="3" office:value-type="string">
            <text:p text:style-name="P213"/>
          </table:table-cell>
          <table:covered-table-cell/>
          <table:covered-table-cell/>
          <table:covered-table-cell table:style-name="Таблица22.a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2.k6"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6">
          <table:covered-table-cell table:style-name="Таблица22.d1"/>
          <table:covered-table-cell/>
          <table:table-cell table:style-name="Таблица22.C8" table:number-columns-spanned="3" office:value-type="string">
            <text:p text:style-name="P257"/>
          </table:table-cell>
          <table:covered-table-cell/>
          <table:covered-table-cell/>
          <table:table-cell table:style-name="Таблица22.F8" table:number-columns-spanned="2" office:value-type="string">
            <text:p text:style-name="P243"/>
          </table:table-cell>
          <table:covered-table-cell/>
          <table:table-cell table:style-name="Таблица22.H8" table:number-columns-spanned="4" office:value-type="string">
            <text:p text:style-name="P258"/>
          </table:table-cell>
          <table:covered-table-cell/>
          <table:covered-table-cell/>
          <table:covered-table-cell/>
          <table:table-cell table:style-name="Таблица22.L8" table:number-columns-spanned="2" office:value-type="string">
            <text:p text:style-name="P242"/>
          </table:table-cell>
          <table:covered-table-cell/>
          <table:table-cell table:style-name="Таблица22.N8" office:value-type="string">
            <text:p text:style-name="P213"/>
          </table:table-cell>
          <table:table-cell table:style-name="Таблица22.O8" office:value-type="string">
            <text:p text:style-name="P213"/>
          </table:table-cell>
          <table:table-cell table:style-name="Таблица22.P8" table:number-columns-spanned="2" office:value-type="string">
            <text:p text:style-name="P213"/>
          </table:table-cell>
          <table:covered-table-cell/>
          <table:table-cell table:style-name="Таблица22.R8" table:number-columns-spanned="3" office:value-type="string">
            <text:p text:style-name="P213"/>
          </table:table-cell>
          <table:covered-table-cell/>
          <table:covered-table-cell/>
          <table:table-cell table:style-name="Таблица22.U8" table:number-columns-spanned="3" office:value-type="string">
            <text:p text:style-name="P213"/>
          </table:table-cell>
          <table:covered-table-cell/>
          <table:covered-table-cell/>
          <table:table-cell table:style-name="Таблица22.X8" table:number-columns-spanned="3" office:value-type="string">
            <text:p text:style-name="P213"/>
          </table:table-cell>
          <table:covered-table-cell/>
          <table:covered-table-cell/>
          <table:covered-table-cell table:style-name="Таблица22.a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2.k6"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9">
          <table:table-cell table:style-name="Таблица22.A9" office:value-type="string">
            <text:p text:style-name="P177">А</text:p>
          </table:table-cell>
          <table:table-cell table:style-name="Таблица22.B9" table:number-columns-spanned="3" office:value-type="string">
            <text:p text:style-name="P281">Цех</text:p>
          </table:table-cell>
          <table:covered-table-cell/>
          <table:covered-table-cell/>
          <table:table-cell table:style-name="Таблица22.E9" table:number-columns-spanned="2" office:value-type="string">
            <text:p text:style-name="P282">Уч.</text:p>
          </table:table-cell>
          <table:covered-table-cell/>
          <table:table-cell table:style-name="Таблица22.E9" table:number-columns-spanned="3" office:value-type="string">
            <text:p text:style-name="P282">РМ</text:p>
          </table:table-cell>
          <table:covered-table-cell/>
          <table:covered-table-cell/>
          <table:table-cell table:style-name="Таблица22.E9" office:value-type="string">
            <text:p text:style-name="P282">Опер.</text:p>
          </table:table-cell>
          <table:table-cell table:style-name="Таблица22.E9" table:number-columns-spanned="9" office:value-type="string">
            <text:p text:style-name="P270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2.T9" table:number-columns-spanned="23" office:value-type="string">
            <text:p text:style-name="P282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9">
          <table:table-cell table:style-name="Таблица22.A9" office:value-type="string">
            <text:p text:style-name="P177">Б</text:p>
          </table:table-cell>
          <table:table-cell table:style-name="Таблица22.B10" table:number-columns-spanned="24" office:value-type="string">
            <text:p text:style-name="P271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2.Z10" table:number-columns-spanned="3" office:value-type="string">
            <text:p text:style-name="P282">СМ</text:p>
          </table:table-cell>
          <table:covered-table-cell/>
          <table:covered-table-cell/>
          <table:table-cell table:style-name="Таблица22.Z10" table:number-columns-spanned="2" office:value-type="string">
            <text:p text:style-name="P282">Проф.</text:p>
          </table:table-cell>
          <table:covered-table-cell/>
          <table:table-cell table:style-name="Таблица22.Z10" table:number-columns-spanned="2" office:value-type="string">
            <text:p text:style-name="P282">Р</text:p>
          </table:table-cell>
          <table:covered-table-cell/>
          <table:table-cell table:style-name="Таблица22.Z10" table:number-columns-spanned="4" office:value-type="string">
            <text:p text:style-name="P282">УТ</text:p>
          </table:table-cell>
          <table:covered-table-cell/>
          <table:covered-table-cell/>
          <table:covered-table-cell/>
          <table:table-cell table:style-name="Таблица22.Z10" office:value-type="string">
            <text:p text:style-name="P282">КР</text:p>
          </table:table-cell>
          <table:table-cell table:style-name="Таблица22.Z10" table:number-columns-spanned="2" office:value-type="string">
            <text:p text:style-name="P282">ЕН</text:p>
          </table:table-cell>
          <table:covered-table-cell/>
          <table:table-cell table:style-name="Таблица22.A9" table:number-columns-spanned="3" office:value-type="string">
            <text:p text:style-name="P282">Тшт</text:p>
          </table:table-cell>
          <table:covered-table-cell/>
          <table:covered-table-cell/>
        </table:table-row>
        <table:table-row table:style-name="Таблица22.9">
          <table:table-cell table:style-name="Таблица22.Z10" office:value-type="string">
            <text:p text:style-name="P177">К/М</text:p>
          </table:table-cell>
          <table:table-cell table:style-name="Таблица22.B11" table:number-columns-spanned="18" office:value-type="string">
            <text:p text:style-name="P282">Наименование детали, сб. единицы или материал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2.T11" table:number-columns-spanned="11" office:value-type="string">
            <text:p text:style-name="P282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2.e11" table:number-columns-spanned="2" office:value-type="string">
            <text:p text:style-name="P282">ОПП</text:p>
          </table:table-cell>
          <table:covered-table-cell/>
          <table:table-cell table:style-name="Таблица22.e11" table:number-columns-spanned="4" office:value-type="string">
            <text:p text:style-name="P282">ЕВ</text:p>
          </table:table-cell>
          <table:covered-table-cell/>
          <table:covered-table-cell/>
          <table:covered-table-cell/>
          <table:table-cell table:style-name="Таблица22.e11" office:value-type="string">
            <text:p text:style-name="P282">ЕН</text:p>
          </table:table-cell>
          <table:table-cell table:style-name="Таблица22.e11" table:number-columns-spanned="2" office:value-type="string">
            <text:p text:style-name="P282">КИ</text:p>
          </table:table-cell>
          <table:covered-table-cell/>
          <table:table-cell table:style-name="Таблица22.n11" table:number-columns-spanned="3" office:value-type="string">
            <text:p text:style-name="P282">Н. расх.</text:p>
          </table:table-cell>
          <table:covered-table-cell/>
          <table:covered-table-cell/>
        </table:table-row>
        <table:table-row table:style-name="Таблица22.12">
          <table:table-cell table:style-name="Таблица22.W5" office:value-type="string">
            <text:p text:style-name="P168">01</text:p>
          </table:table-cell>
          <table:table-cell table:style-name="Таблица22.p1" table:number-columns-spanned="41" office:value-type="string">
            <text:p text:style-name="Standard">по сопроводительной документации или стеклопластиковый цехового изготовления; линейка – 1000 ГОСТ 427-75;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2">
          <table:table-cell table:style-name="Таблица22.W5" office:value-type="string">
            <text:p text:style-name="P168">02</text:p>
          </table:table-cell>
          <table:table-cell table:style-name="Таблица22.p1" table:number-columns-spanned="41" office:value-type="string">
            <text:p text:style-name="Standard">рулетка Р10УЗК ГОСТ 7502-98; стол Эскиз 5222 или аналогичный имеющийся в цех<text:span text:style-name="T187">е; </text:span><text:span text:style-name="T188">валик пластиковый с тонк</text:span><text:span text:style-name="T117">ими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2">
          <table:table-cell table:style-name="Таблица22.W5" office:value-type="string">
            <text:p text:style-name="P168">03</text:p>
          </table:table-cell>
          <table:table-cell table:style-name="Таблица22.p1" table:number-columns-spanned="41" office:value-type="string">
            <text:p text:style-name="P39">ребрами (25х112) мм 512А100 450, или валик алюминиевый с продольными канавками и дополнительными прорезям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2">
          <table:table-cell table:style-name="Таблица22.W5" office:value-type="string">
            <text:p text:style-name="P168">04</text:p>
          </table:table-cell>
          <table:table-cell table:style-name="Таблица22.p1" table:number-columns-spanned="41" office:value-type="string">
            <text:p text:style-name="P38">(30х120) мм 576А 120 450 или аналогичные валики по сопроводительной документации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2">
          <table:table-cell table:style-name="Таблица22.W5" office:value-type="string">
            <text:p text:style-name="P168">05</text:p>
          </table:table-cell>
          <table:table-cell table:style-name="Таблица22.p1" table:number-columns-spanned="41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2">
          <table:table-cell table:style-name="Таблица22.W5" office:value-type="string">
            <text:p text:style-name="P168">06</text:p>
          </table:table-cell>
          <table:table-cell table:style-name="Таблица22.p1" table:number-columns-spanned="41" office:value-type="string">
            <text:p text:style-name="P35"><text:span text:style-name="T118"><text:s text:c="6"/>4.4 </text:span><text:span text:style-name="T119">П</text:span><text:span text:style-name="T117">о завершении перерыва </text:span>зачистить поверхность заготовки шкуркой шлифовальной<text:span text:style-name="T117">, </text:span>до удале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2">
          <table:table-cell table:style-name="Таблица22.W5" office:value-type="string">
            <text:p text:style-name="P168">07</text:p>
          </table:table-cell>
          <table:table-cell table:style-name="Таблица22.p1" table:number-columns-spanned="41" office:value-type="string">
            <text:p text:style-name="P35"><text:s/>поверхностной пленки смолы, не повреждая армирующий материал, удалить пыль сухой чистой тканью х/б или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2">
          <table:table-cell table:style-name="Таблица22.W5" office:value-type="string">
            <text:p text:style-name="P168">08</text:p>
          </table:table-cell>
          <table:table-cell table:style-name="Таблица22.p1" table:number-columns-spanned="41" office:value-type="string">
            <text:p text:style-name="P81">обдувом сжатым воздухом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2">
          <table:table-cell table:style-name="Таблица22.W5" office:value-type="string">
            <text:p text:style-name="P168"><text:span text:style-name="T267">Т</text:span>09</text:p>
          </table:table-cell>
          <table:table-cell table:style-name="Таблица22.p1" table:number-columns-spanned="41" office:value-type="string">
            <text:p text:style-name="P22"><text:span text:style-name="T119">Ш</text:span><text:span text:style-name="T117">курка шлифовальная </text:span><text:span text:style-name="T119">по</text:span><text:span text:style-name="T117"> ДС, </text:span><text:span text:style-name="T119">ткань х/б ТО 17-1145-7-92 к ГОСТ 29292-2005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2">
          <table:table-cell table:style-name="Таблица22.W5" office:value-type="string">
            <text:p text:style-name="P168">10</text:p>
          </table:table-cell>
          <table:table-cell table:style-name="Таблица22.p1" table:number-columns-spanned="41" office:value-type="string">
            <text:p text:style-name="P20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2">
          <table:table-cell table:style-name="Таблица22.W5" office:value-type="string">
            <text:p text:style-name="P168">11</text:p>
          </table:table-cell>
          <table:table-cell table:style-name="Таблица22.p1" table:number-columns-spanned="41" office:value-type="string">
            <text:p text:style-name="P30"><text:span text:style-name="T201">4.5</text:span> Провести отверждение заготовки детали в условиях цеха в течение не менее <text:span text:style-name="T267">24</text:span> часов. Допускается производит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2">
          <table:table-cell table:style-name="Таблица22.W5" office:value-type="string">
            <text:p text:style-name="P168">12</text:p>
          </table:table-cell>
          <table:table-cell table:style-name="Таблица22.p1" table:number-columns-spanned="41" office:value-type="string">
            <text:p text:style-name="P18">предварительный съем заготовки детали с формы при отсутствии неотвержденных участков, с последующей установкой 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2">
          <table:table-cell table:style-name="Таблица22.W5" office:value-type="string">
            <text:p text:style-name="P168">13</text:p>
          </table:table-cell>
          <table:table-cell table:style-name="Таблица22.p1" table:number-columns-spanned="41" office:value-type="string">
            <text:p text:style-name="P36">форму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2">
          <table:table-cell table:style-name="Таблица22.W5" office:value-type="string">
            <text:p text:style-name="P168"><text:span text:style-name="T270">Т</text:span>14</text:p>
          </table:table-cell>
          <table:table-cell table:style-name="Таблица22.p1" table:number-columns-spanned="41" office:value-type="string">
            <text:p text:style-name="P33">Часы с точностью измерения одна минута любого ДС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2">
          <table:table-cell table:style-name="Таблица22.W5" office:value-type="string">
            <text:p text:style-name="P168">15</text:p>
          </table:table-cell>
          <table:table-cell table:style-name="Таблица22.p1" table:number-columns-spanned="41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27">
          <table:table-cell table:style-name="Таблица22.W5" office:value-type="string">
            <text:p text:style-name="P168">16</text:p>
          </table:table-cell>
          <table:table-cell table:style-name="Таблица22.p1" table:number-columns-spanned="41" office:value-type="string">
            <text:p text:style-name="P30"><text:span text:style-name="T267">4.6 </text:span>Произвести съем заготовки с формы вручную после отделения от оснастки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28">
          <table:table-cell table:style-name="Таблица22.p5" office:value-type="string">
            <text:p text:style-name="P168"><text:span text:style-name="T267">Т</text:span>17</text:p>
          </table:table-cell>
          <table:table-cell table:style-name="Таблица22.B28" table:number-columns-spanned="41" office:value-type="string">
            <text:p text:style-name="P30">Стамеска ПР1-1456.00; пневмоклинья, пластиковые клинья по сопроводительной документации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2">
          <table:table-cell table:style-name="Таблица22.A29" table:number-columns-spanned="3" office:value-type="string">
            <text:p text:style-name="P220">УТ</text:p>
          </table:table-cell>
          <table:covered-table-cell/>
          <table:covered-table-cell/>
          <table:table-cell table:style-name="Таблица22.A29" table:number-columns-spanned="32" office:value-type="string">
            <text:p text:style-name="P220">Указание технологическо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2.A29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  <table:table-cell table:style-name="Таблица22.o29" table:number-columns-spanned="2" office:value-type="string">
            <text:p text:style-name="P48"/>
          </table:table-cell>
          <table:covered-table-cell/>
        </table:table-row>
      </table:table>
      <text:p text:style-name="P134"><text:soft-page-break/>ГОСТ 3.1121-84 Форма 1б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B"/>
        <table:table-column table:style-name="Таблица16.E"/>
        <table:table-column table:style-name="Таблица16.F"/>
        <table:table-column table:style-name="Таблица16.G"/>
        <table:table-column table:style-name="Таблица16.H"/>
        <table:table-column table:style-name="Таблица16.I"/>
        <table:table-column table:style-name="Таблица16.J"/>
        <table:table-column table:style-name="Таблица16.K"/>
        <table:table-column table:style-name="Таблица16.L"/>
        <table:table-column table:style-name="Таблица16.M"/>
        <table:table-column table:style-name="Таблица16.N"/>
        <table:table-column table:style-name="Таблица16.O"/>
        <table:table-column table:style-name="Таблица16.P"/>
        <table:table-column table:style-name="Таблица16.Q"/>
        <table:table-column table:style-name="Таблица16.R"/>
        <table:table-column table:style-name="Таблица16.S"/>
        <table:table-column table:style-name="Таблица16.T"/>
        <table:table-column table:style-name="Таблица16.K"/>
        <table:table-column table:style-name="Таблица16.V"/>
        <table:table-column table:style-name="Таблица16.W"/>
        <table:table-column table:style-name="Таблица16.X"/>
        <table:table-column table:style-name="Таблица16.Y"/>
        <table:table-column table:style-name="Таблица16.Z"/>
        <table:table-column table:style-name="Таблица16.a"/>
        <table:table-column table:style-name="Таблица16.b"/>
        <table:table-column table:style-name="Таблица16.Y"/>
        <table:table-column table:style-name="Таблица16.d"/>
        <table:table-column table:style-name="Таблица16.e"/>
        <table:table-column table:style-name="Таблица16.f"/>
        <table:table-column table:style-name="Таблица16.g"/>
        <table:table-column table:style-name="Таблица16.h"/>
        <table:table-column table:style-name="Таблица16.i"/>
        <table:table-column table:style-name="Таблица16.j"/>
        <table:table-column table:style-name="Таблица16.G"/>
        <table:table-column table:style-name="Таблица16.Y"/>
        <table:table-column table:style-name="Таблица16.m"/>
        <table:table-column table:style-name="Таблица16.W"/>
        <table:table-column table:style-name="Таблица16.o"/>
        <table:table-column table:style-name="Таблица16.p"/>
        <table:table-column table:style-name="Таблица16.q"/>
        <table:table-column table:style-name="Таблица16.r"/>
        <table:table-column table:style-name="Таблица16.s"/>
        <table:table-column table:style-name="Таблица16.t"/>
        <table:table-column table:style-name="Таблица16.u"/>
        <table:table-row table:style-name="Таблица16.1">
          <table:table-cell table:style-name="Таблица16.A1" table:number-columns-spanned="34" office:value-type="string">
            <text:p text:style-name="P2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i1" table:number-columns-spanned="2" office:value-type="string">
            <text:p text:style-name="P163"/>
          </table:table-cell>
          <table:covered-table-cell/>
          <table:table-cell table:style-name="Таблица16.i1" table:number-columns-spanned="3" office:value-type="string">
            <text:p text:style-name="P163"/>
          </table:table-cell>
          <table:covered-table-cell/>
          <table:covered-table-cell/>
          <table:table-cell table:style-name="Таблица16.i1" table:number-columns-spanned="4" office:value-type="string">
            <text:p text:style-name="P163"/>
          </table:table-cell>
          <table:covered-table-cell/>
          <table:covered-table-cell/>
          <table:covered-table-cell/>
          <table:table-cell table:style-name="Таблица16.i1" table:number-columns-spanned="3" office:value-type="string">
            <text:p text:style-name="P163"/>
          </table:table-cell>
          <table:covered-table-cell/>
          <table:covered-table-cell/>
          <table:table-cell table:style-name="Таблица16.u1" office:value-type="string">
            <text:p text:style-name="P163"/>
          </table:table-cell>
        </table:table-row>
        <table:table-row table:style-name="Таблица16.1">
          <table:table-cell table:style-name="Таблица16.i1" table:number-columns-spanned="3" office:value-type="string">
            <text:p text:style-name="P163">Дубл.</text:p>
          </table:table-cell>
          <table:covered-table-cell/>
          <table:covered-table-cell/>
          <table:table-cell table:style-name="Таблица16.i1" table:number-columns-spanned="7" office:value-type="string">
            <text:p text:style-name="P2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i1" table:number-columns-spanned="5" office:value-type="string">
            <text:p text:style-name="P214"/>
          </table:table-cell>
          <table:covered-table-cell/>
          <table:covered-table-cell/>
          <table:covered-table-cell/>
          <table:covered-table-cell/>
          <table:table-cell table:style-name="Таблица16.i1" office:value-type="string">
            <text:p text:style-name="P214"/>
          </table:table-cell>
          <table:table-cell table:style-name="Таблица16.Q2" table:number-columns-spanned="4" office:value-type="string">
            <text:p text:style-name="P214"/>
          </table:table-cell>
          <table:covered-table-cell/>
          <table:covered-table-cell/>
          <table:covered-table-cell/>
          <table:table-cell table:style-name="Таблица16.U2" table:number-columns-spanned="5" office:value-type="string">
            <text:p text:style-name="P214"/>
          </table:table-cell>
          <table:covered-table-cell/>
          <table:covered-table-cell/>
          <table:covered-table-cell/>
          <table:covered-table-cell/>
          <table:table-cell table:style-name="Таблица16.U2" table:number-columns-spanned="4" office:value-type="string">
            <text:p text:style-name="P214"/>
          </table:table-cell>
          <table:covered-table-cell/>
          <table:covered-table-cell/>
          <table:covered-table-cell/>
          <table:table-cell table:style-name="Таблица16.U2" table:number-columns-spanned="3" office:value-type="string">
            <text:p text:style-name="P214"/>
          </table:table-cell>
          <table:covered-table-cell/>
          <table:covered-table-cell/>
          <table:table-cell table:style-name="Таблица16.U2" table:number-columns-spanned="2" office:value-type="string">
            <text:p text:style-name="P214"/>
          </table:table-cell>
          <table:covered-table-cell/>
          <table:table-cell table:style-name="Таблица16.i1" table:number-columns-spanned="2" office:value-type="string">
            <text:p text:style-name="P214"/>
          </table:table-cell>
          <table:covered-table-cell/>
          <table:table-cell table:style-name="Таблица16.i1" table:number-columns-spanned="3" office:value-type="string">
            <text:p text:style-name="P214"/>
          </table:table-cell>
          <table:covered-table-cell/>
          <table:covered-table-cell/>
          <table:table-cell table:style-name="Таблица16.i1" table:number-columns-spanned="4" office:value-type="string">
            <text:p text:style-name="P214"/>
          </table:table-cell>
          <table:covered-table-cell/>
          <table:covered-table-cell/>
          <table:covered-table-cell/>
          <table:table-cell table:style-name="Таблица16.i1" table:number-columns-spanned="3" office:value-type="string">
            <text:p text:style-name="P214"/>
          </table:table-cell>
          <table:covered-table-cell/>
          <table:covered-table-cell/>
          <table:table-cell table:style-name="Таблица16.u1" office:value-type="string">
            <text:p text:style-name="P214"/>
          </table:table-cell>
        </table:table-row>
        <table:table-row table:style-name="Таблица16.1">
          <table:table-cell table:style-name="Таблица16.i1" table:number-columns-spanned="3" office:value-type="string">
            <text:p text:style-name="P163">Взам.</text:p>
          </table:table-cell>
          <table:covered-table-cell/>
          <table:covered-table-cell/>
          <table:table-cell table:style-name="Таблица16.i1" table:number-columns-spanned="7" office:value-type="string">
            <text:p text:style-name="P2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i1" table:number-columns-spanned="5" office:value-type="string">
            <text:p text:style-name="P214"/>
          </table:table-cell>
          <table:covered-table-cell/>
          <table:covered-table-cell/>
          <table:covered-table-cell/>
          <table:covered-table-cell/>
          <table:table-cell table:style-name="Таблица16.i1" office:value-type="string">
            <text:p text:style-name="P214"/>
          </table:table-cell>
          <table:table-cell table:style-name="Таблица16.Q3" table:number-rows-spanned="2" table:number-columns-spanned="4" office:value-type="string">
            <text:p text:style-name="P214"/>
          </table:table-cell>
          <table:covered-table-cell/>
          <table:covered-table-cell/>
          <table:covered-table-cell/>
          <table:table-cell table:style-name="Таблица16.i1" table:number-columns-spanned="2" office:value-type="string">
            <text:p text:style-name="P214"/>
          </table:table-cell>
          <table:covered-table-cell/>
          <table:table-cell table:style-name="Таблица16.W3" table:number-columns-spanned="3" office:value-type="string">
            <text:p text:style-name="P214"/>
          </table:table-cell>
          <table:covered-table-cell/>
          <table:covered-table-cell/>
          <table:table-cell table:style-name="Таблица16.i1" table:number-columns-spanned="4" office:value-type="string">
            <text:p text:style-name="P214"/>
          </table:table-cell>
          <table:covered-table-cell/>
          <table:covered-table-cell/>
          <table:covered-table-cell/>
          <table:table-cell table:style-name="Таблица16.i1" table:number-columns-spanned="3" office:value-type="string">
            <text:p text:style-name="P214"/>
          </table:table-cell>
          <table:covered-table-cell/>
          <table:covered-table-cell/>
          <table:table-cell table:style-name="Таблица16.i1" table:number-columns-spanned="2" office:value-type="string">
            <text:p text:style-name="P214"/>
          </table:table-cell>
          <table:covered-table-cell/>
          <table:table-cell table:style-name="Таблица16.i1" table:number-columns-spanned="2" office:value-type="string">
            <text:p text:style-name="P214"/>
          </table:table-cell>
          <table:covered-table-cell/>
          <table:table-cell table:style-name="Таблица16.i1" table:number-columns-spanned="3" office:value-type="string">
            <text:p text:style-name="P214"/>
          </table:table-cell>
          <table:covered-table-cell/>
          <table:covered-table-cell/>
          <table:table-cell table:style-name="Таблица16.i1" table:number-columns-spanned="4" office:value-type="string">
            <text:p text:style-name="P214"/>
          </table:table-cell>
          <table:covered-table-cell/>
          <table:covered-table-cell/>
          <table:covered-table-cell/>
          <table:table-cell table:style-name="Таблица16.i1" table:number-columns-spanned="3" office:value-type="string">
            <text:p text:style-name="P214"/>
          </table:table-cell>
          <table:covered-table-cell/>
          <table:covered-table-cell/>
          <table:table-cell table:style-name="Таблица16.u1" office:value-type="string">
            <text:p text:style-name="P214"/>
          </table:table-cell>
        </table:table-row>
        <table:table-row table:style-name="Таблица16.1">
          <table:table-cell table:style-name="Таблица16.i1" table:number-columns-spanned="3" office:value-type="string">
            <text:p text:style-name="P163">Подл.</text:p>
          </table:table-cell>
          <table:covered-table-cell/>
          <table:covered-table-cell/>
          <table:table-cell table:style-name="Таблица16.i1" table:number-columns-spanned="7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i1" table:number-columns-spanned="5" office:value-type="string">
            <text:p text:style-name="P68"/>
          </table:table-cell>
          <table:covered-table-cell/>
          <table:covered-table-cell/>
          <table:covered-table-cell/>
          <table:covered-table-cell/>
          <table:table-cell table:style-name="Таблица16.i1" office:value-type="string">
            <text:p text:style-name="P148"/>
          </table:table-cell>
          <table:covered-table-cell table:style-name="Таблица16.Q3"/>
          <table:covered-table-cell/>
          <table:covered-table-cell/>
          <table:covered-table-cell/>
          <table:table-cell table:style-name="Таблица16.i1" table:number-columns-spanned="2" office:value-type="string">
            <text:p text:style-name="P214"/>
          </table:table-cell>
          <table:covered-table-cell/>
          <table:table-cell table:style-name="Таблица16.W3" table:number-columns-spanned="3" office:value-type="string">
            <text:p text:style-name="P214"/>
          </table:table-cell>
          <table:covered-table-cell/>
          <table:covered-table-cell/>
          <table:table-cell table:style-name="Таблица16.i1" table:number-columns-spanned="4" office:value-type="string">
            <text:p text:style-name="P214"/>
          </table:table-cell>
          <table:covered-table-cell/>
          <table:covered-table-cell/>
          <table:covered-table-cell/>
          <table:table-cell table:style-name="Таблица16.i1" table:number-columns-spanned="3" office:value-type="string">
            <text:p text:style-name="P214"/>
          </table:table-cell>
          <table:covered-table-cell/>
          <table:covered-table-cell/>
          <table:table-cell table:style-name="Таблица16.i1" table:number-columns-spanned="2" office:value-type="string">
            <text:p text:style-name="P214"/>
          </table:table-cell>
          <table:covered-table-cell/>
          <table:table-cell table:style-name="Таблица16.i1" table:number-columns-spanned="2" office:value-type="string">
            <text:p text:style-name="P214"/>
          </table:table-cell>
          <table:covered-table-cell/>
          <table:table-cell table:style-name="Таблица16.i1" table:number-columns-spanned="3" office:value-type="string">
            <text:p text:style-name="P214"/>
          </table:table-cell>
          <table:covered-table-cell/>
          <table:covered-table-cell/>
          <table:table-cell table:style-name="Таблица16.i1" table:number-columns-spanned="4" office:value-type="string">
            <text:p text:style-name="P214"/>
          </table:table-cell>
          <table:covered-table-cell/>
          <table:covered-table-cell/>
          <table:covered-table-cell/>
          <table:table-cell table:style-name="Таблица16.i1" table:number-columns-spanned="3" office:value-type="string">
            <text:p text:style-name="P214"/>
          </table:table-cell>
          <table:covered-table-cell/>
          <table:covered-table-cell/>
          <table:table-cell table:style-name="Таблица16.u1" office:value-type="string">
            <text:p text:style-name="P214"/>
          </table:table-cell>
        </table:table-row>
        <table:table-row table:style-name="Таблица16.5">
          <table:table-cell table:style-name="Таблица16.i1" table:number-columns-spanned="27" office:value-type="string">
            <text:p text:style-name="P2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b5" table:number-columns-spanned="11" office:value-type="string">
            <text:p text:style-name="P2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m5" table:number-columns-spanned="8" office:value-type="string">
            <text:p text:style-name="P2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u5" office:value-type="string">
            <text:p text:style-name="P300">2<text:span text:style-name="T269">2</text:span></text:p>
          </table:table-cell>
        </table:table-row>
        <table:table-row table:style-name="Таблица16.6">
          <table:table-cell table:style-name="Таблица16.i1" table:number-rows-spanned="3" table:number-columns-spanned="2" office:value-type="string">
            <text:p text:style-name="P214"/>
          </table:table-cell>
          <table:covered-table-cell/>
          <table:table-cell table:style-name="Таблица16.i1" table:number-columns-spanned="4" office:value-type="string">
            <text:p text:style-name="P214"/>
          </table:table-cell>
          <table:covered-table-cell/>
          <table:covered-table-cell/>
          <table:covered-table-cell/>
          <table:table-cell table:style-name="Таблица16.i1" table:number-columns-spanned="3" office:value-type="string">
            <text:p text:style-name="P214"/>
          </table:table-cell>
          <table:covered-table-cell/>
          <table:covered-table-cell/>
          <table:table-cell table:style-name="Таблица16.i1" table:number-columns-spanned="6" office:value-type="string">
            <text:p text:style-name="P21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6.i1" table:number-columns-spanned="2" office:value-type="string">
            <text:p text:style-name="P214"/>
          </table:table-cell>
          <table:covered-table-cell/>
          <table:table-cell table:style-name="Таблица16.i1" office:value-type="string">
            <text:p text:style-name="P214"/>
          </table:table-cell>
          <table:table-cell table:style-name="Таблица16.i1" office:value-type="string">
            <text:p text:style-name="P214"/>
          </table:table-cell>
          <table:table-cell table:style-name="Таблица16.i1" table:number-columns-spanned="2" office:value-type="string">
            <text:p text:style-name="P214"/>
          </table:table-cell>
          <table:covered-table-cell/>
          <table:table-cell table:style-name="Таблица16.i1" table:number-columns-spanned="3" office:value-type="string">
            <text:p text:style-name="P214"/>
          </table:table-cell>
          <table:covered-table-cell/>
          <table:covered-table-cell/>
          <table:table-cell table:style-name="Таблица16.b5" table:number-columns-spanned="4" office:value-type="string">
            <text:p text:style-name="P294"/>
          </table:table-cell>
          <table:covered-table-cell/>
          <table:covered-table-cell/>
          <table:covered-table-cell/>
          <table:table-cell table:style-name="Таблица16.c6" table:number-columns-spanned="3" office:value-type="string">
            <text:p text:style-name="P294"/>
          </table:table-cell>
          <table:covered-table-cell/>
          <table:covered-table-cell/>
          <table:table-cell table:style-name="Таблица16.f6" table:number-rows-spanned="3" table:number-columns-spanned="10" office:value-type="string">
            <text:p text:style-name="P45">СМ3-92-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p6" table:number-rows-spanned="3" table:number-columns-spanned="6" office:value-type="string">
            <text:p text:style-name="P3">СМ3-92/ТП-20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6.6">
          <table:covered-table-cell table:style-name="Таблица16.i1"/>
          <table:covered-table-cell/>
          <table:table-cell table:style-name="Таблица16.i1" table:number-columns-spanned="4" office:value-type="string">
            <text:p text:style-name="P214"/>
          </table:table-cell>
          <table:covered-table-cell/>
          <table:covered-table-cell/>
          <table:covered-table-cell/>
          <table:table-cell table:style-name="Таблица16.i1" table:number-columns-spanned="3" office:value-type="string">
            <text:p text:style-name="P267"/>
          </table:table-cell>
          <table:covered-table-cell/>
          <table:covered-table-cell/>
          <table:table-cell table:style-name="Таблица16.i1" table:number-columns-spanned="6" office:value-type="string">
            <text:p text:style-name="P21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6.i1" table:number-columns-spanned="2" office:value-type="string">
            <text:p text:style-name="P229"/>
          </table:table-cell>
          <table:covered-table-cell/>
          <table:table-cell table:style-name="Таблица16.i1" office:value-type="string">
            <text:p text:style-name="P267"/>
          </table:table-cell>
          <table:table-cell table:style-name="Таблица16.i1" office:value-type="string">
            <text:p text:style-name="P214"/>
          </table:table-cell>
          <table:table-cell table:style-name="Таблица16.i1" table:number-columns-spanned="2" office:value-type="string">
            <text:p text:style-name="P214"/>
          </table:table-cell>
          <table:covered-table-cell/>
          <table:table-cell table:style-name="Таблица16.i1" table:number-columns-spanned="3" office:value-type="string">
            <text:p text:style-name="P214"/>
          </table:table-cell>
          <table:covered-table-cell/>
          <table:covered-table-cell/>
          <table:table-cell table:style-name="Таблица16.i1" table:number-columns-spanned="4" office:value-type="string">
            <text:p text:style-name="P214"/>
          </table:table-cell>
          <table:covered-table-cell/>
          <table:covered-table-cell/>
          <table:covered-table-cell/>
          <table:table-cell table:style-name="Таблица16.c7" table:number-columns-spanned="3" office:value-type="string">
            <text:p text:style-name="P214"/>
          </table:table-cell>
          <table:covered-table-cell/>
          <table:covered-table-cell/>
          <table:covered-table-cell table:style-name="Таблица16.f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6.p6"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6">
          <table:covered-table-cell table:style-name="Таблица16.i1"/>
          <table:covered-table-cell/>
          <table:table-cell table:style-name="Таблица16.C8" table:number-columns-spanned="4" office:value-type="string">
            <text:p text:style-name="P259"/>
          </table:table-cell>
          <table:covered-table-cell/>
          <table:covered-table-cell/>
          <table:covered-table-cell/>
          <table:table-cell table:style-name="Таблица16.G8" table:number-columns-spanned="3" office:value-type="string">
            <text:p text:style-name="P244"/>
          </table:table-cell>
          <table:covered-table-cell/>
          <table:covered-table-cell/>
          <table:table-cell table:style-name="Таблица16.J8" table:number-columns-spanned="6" office:value-type="string">
            <text:p text:style-name="P26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6.P8" table:number-columns-spanned="2" office:value-type="string">
            <text:p text:style-name="P245"/>
          </table:table-cell>
          <table:covered-table-cell/>
          <table:table-cell table:style-name="Таблица16.R8" office:value-type="string">
            <text:p text:style-name="P214"/>
          </table:table-cell>
          <table:table-cell table:style-name="Таблица16.S8" office:value-type="string">
            <text:p text:style-name="P214"/>
          </table:table-cell>
          <table:table-cell table:style-name="Таблица16.T8" table:number-columns-spanned="2" office:value-type="string">
            <text:p text:style-name="P214"/>
          </table:table-cell>
          <table:covered-table-cell/>
          <table:table-cell table:style-name="Таблица16.V8" table:number-columns-spanned="3" office:value-type="string">
            <text:p text:style-name="P214"/>
          </table:table-cell>
          <table:covered-table-cell/>
          <table:covered-table-cell/>
          <table:table-cell table:style-name="Таблица16.Y8" table:number-columns-spanned="4" office:value-type="string">
            <text:p text:style-name="P214"/>
          </table:table-cell>
          <table:covered-table-cell/>
          <table:covered-table-cell/>
          <table:covered-table-cell/>
          <table:table-cell table:style-name="Таблица16.c8" table:number-columns-spanned="3" office:value-type="string">
            <text:p text:style-name="P214"/>
          </table:table-cell>
          <table:covered-table-cell/>
          <table:covered-table-cell/>
          <table:covered-table-cell table:style-name="Таблица16.f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6.p6"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9">
          <table:table-cell table:style-name="Таблица16.A9" office:value-type="string">
            <text:p text:style-name="P178">А</text:p>
          </table:table-cell>
          <table:table-cell table:style-name="Таблица16.B9" table:number-columns-spanned="3" office:value-type="string">
            <text:p text:style-name="P283">Цех</text:p>
          </table:table-cell>
          <table:covered-table-cell/>
          <table:covered-table-cell/>
          <table:table-cell table:style-name="Таблица16.E9" table:number-columns-spanned="3" office:value-type="string">
            <text:p text:style-name="P284">Уч.</text:p>
          </table:table-cell>
          <table:covered-table-cell/>
          <table:covered-table-cell/>
          <table:table-cell table:style-name="Таблица16.E9" table:number-columns-spanned="4" office:value-type="string">
            <text:p text:style-name="P284">РМ</text:p>
          </table:table-cell>
          <table:covered-table-cell/>
          <table:covered-table-cell/>
          <table:covered-table-cell/>
          <table:table-cell table:style-name="Таблица16.E9" table:number-columns-spanned="2" office:value-type="string">
            <text:p text:style-name="P284">Опер.</text:p>
          </table:table-cell>
          <table:covered-table-cell/>
          <table:table-cell table:style-name="Таблица16.E9" table:number-columns-spanned="9" office:value-type="string">
            <text:p text:style-name="P268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W9" table:number-columns-spanned="25" office:value-type="string">
            <text:p text:style-name="P284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9">
          <table:table-cell table:style-name="Таблица16.A9" office:value-type="string">
            <text:p text:style-name="P178">Б</text:p>
          </table:table-cell>
          <table:table-cell table:style-name="Таблица16.B10" table:number-columns-spanned="29" office:value-type="string">
            <text:p text:style-name="P269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e10" table:number-columns-spanned="3" office:value-type="string">
            <text:p text:style-name="P284">СМ</text:p>
          </table:table-cell>
          <table:covered-table-cell/>
          <table:covered-table-cell/>
          <table:table-cell table:style-name="Таблица16.e10" table:number-columns-spanned="2" office:value-type="string">
            <text:p text:style-name="P284">Проф.</text:p>
          </table:table-cell>
          <table:covered-table-cell/>
          <table:table-cell table:style-name="Таблица16.e10" table:number-columns-spanned="2" office:value-type="string">
            <text:p text:style-name="P284">Р</text:p>
          </table:table-cell>
          <table:covered-table-cell/>
          <table:table-cell table:style-name="Таблица16.e10" table:number-columns-spanned="4" office:value-type="string">
            <text:p text:style-name="P284">УТ</text:p>
          </table:table-cell>
          <table:covered-table-cell/>
          <table:covered-table-cell/>
          <table:covered-table-cell/>
          <table:table-cell table:style-name="Таблица16.e10" office:value-type="string">
            <text:p text:style-name="P284">КР</text:p>
          </table:table-cell>
          <table:table-cell table:style-name="Таблица16.e10" table:number-columns-spanned="2" office:value-type="string">
            <text:p text:style-name="P284">ЕН</text:p>
          </table:table-cell>
          <table:covered-table-cell/>
          <table:table-cell table:style-name="Таблица16.A9" table:number-columns-spanned="3" office:value-type="string">
            <text:p text:style-name="P284">Тшт</text:p>
          </table:table-cell>
          <table:covered-table-cell/>
          <table:covered-table-cell/>
        </table:table-row>
        <table:table-row table:style-name="Таблица16.9">
          <table:table-cell table:style-name="Таблица16.e10" office:value-type="string">
            <text:p text:style-name="P178">К/М</text:p>
          </table:table-cell>
          <table:table-cell table:style-name="Таблица16.W9" table:number-columns-spanned="21" office:value-type="string">
            <text:p text:style-name="P284">Наименование детали, сб. единицы или материал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W11" table:number-columns-spanned="13" office:value-type="string">
            <text:p text:style-name="P284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j11" table:number-columns-spanned="2" office:value-type="string">
            <text:p text:style-name="P284">ОПП</text:p>
          </table:table-cell>
          <table:covered-table-cell/>
          <table:table-cell table:style-name="Таблица16.j11" table:number-columns-spanned="4" office:value-type="string">
            <text:p text:style-name="P284">ЕВ</text:p>
          </table:table-cell>
          <table:covered-table-cell/>
          <table:covered-table-cell/>
          <table:covered-table-cell/>
          <table:table-cell table:style-name="Таблица16.j11" office:value-type="string">
            <text:p text:style-name="P284">ЕН</text:p>
          </table:table-cell>
          <table:table-cell table:style-name="Таблица16.j11" table:number-columns-spanned="2" office:value-type="string">
            <text:p text:style-name="P284">КИ</text:p>
          </table:table-cell>
          <table:covered-table-cell/>
          <table:table-cell table:style-name="Таблица16.s11" table:number-columns-spanned="3" office:value-type="string">
            <text:p text:style-name="P284">Н. расх.</text:p>
          </table:table-cell>
          <table:covered-table-cell/>
          <table:covered-table-cell/>
        </table:table-row>
        <table:table-row table:style-name="Таблица16.12">
          <table:table-cell table:style-name="Таблица16.b5" office:value-type="string">
            <text:p text:style-name="P169">01</text:p>
          </table:table-cell>
          <table:table-cell table:style-name="Таблица16.u1" table:number-columns-spanned="46" office:value-type="string">
            <text:p text:style-name="P2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2">
          <table:table-cell table:style-name="Таблица16.b5" office:value-type="string">
            <text:p text:style-name="P137"><text:span text:style-name="T8">А</text:span><text:span text:style-name="T7">02</text:span></text:p>
          </table:table-cell>
          <table:table-cell table:style-name="Таблица16.i1" table:number-columns-spanned="4" office:value-type="string">
            <text:p text:style-name="P85">03</text:p>
          </table:table-cell>
          <table:covered-table-cell/>
          <table:covered-table-cell/>
          <table:covered-table-cell/>
          <table:table-cell table:style-name="Таблица16.F13" table:number-columns-spanned="3" office:value-type="string">
            <text:p text:style-name="P85">26</text:p>
          </table:table-cell>
          <table:covered-table-cell/>
          <table:covered-table-cell/>
          <table:table-cell table:style-name="Таблица16.I13" table:number-columns-spanned="4" office:value-type="string">
            <text:p text:style-name="P85">-</text:p>
          </table:table-cell>
          <table:covered-table-cell/>
          <table:covered-table-cell/>
          <table:covered-table-cell/>
          <table:table-cell table:style-name="Таблица16.M13" table:number-columns-spanned="2" office:value-type="string">
            <text:p text:style-name="P85">02<text:span text:style-name="T204">5</text:span></text:p>
          </table:table-cell>
          <table:covered-table-cell/>
          <table:table-cell table:style-name="Таблица16.O13" table:number-columns-spanned="9" office:value-type="string">
            <text:p text:style-name="P86"><text:s/><text:span text:style-name="T206">8864 </text:span><text:span text:style-name="T199">Слесарно-сборочная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X13" table:number-columns-spanned="24" office:value-type="string">
            <text:p text:style-name="P90">Инструкция № 1-03; ИОТ №№ 161-03, 329-03, 286-03, 93-03, 415-ОТК,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2">
          <table:table-cell table:style-name="Таблица16.b5" office:value-type="string">
            <text:p text:style-name="P169">03</text:p>
          </table:table-cell>
          <table:table-cell table:style-name="Таблица16.i1" table:number-columns-spanned="22" office:value-type="string">
            <text:p text:style-name="P87"><text:span text:style-name="T11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X14" table:number-columns-spanned="24" office:value-type="string">
            <text:p text:style-name="P90">363-ОГТ, 85-ОГ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2">
          <table:table-cell table:style-name="Таблица16.b5" office:value-type="string">
            <text:p text:style-name="P169">04</text:p>
          </table:table-cell>
          <table:table-cell table:style-name="Таблица16.i1" table:number-columns-spanned="25" office:value-type="string">
            <text:p text:style-name="P315">Полик багажник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a15" table:number-columns-spanned="21" office:value-type="string">
            <text:p text:style-name="P380">СМ3-92-2024-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2">
          <table:table-cell table:style-name="Таблица16.b5" office:value-type="string">
            <text:p text:style-name="P169">05</text:p>
          </table:table-cell>
          <table:table-cell table:style-name="Таблица16.i1" table:number-columns-spanned="25" office:value-type="string">
            <text:p text:style-name="P315">Верхняя часть корпу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a16" table:number-columns-spanned="21" office:value-type="string">
            <text:p text:style-name="P380">СМ3-92-2024-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2">
          <table:table-cell table:style-name="Таблица16.b5" office:value-type="string">
            <text:p text:style-name="P169">06</text:p>
          </table:table-cell>
          <table:table-cell table:style-name="Таблица16.i1" table:number-columns-spanned="25" office:value-type="string">
            <text:p text:style-name="P3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a17" table:number-columns-spanned="21" office:value-type="string">
            <text:p text:style-name="P3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2">
          <table:table-cell table:style-name="Таблица16.b5" office:value-type="string">
            <text:p text:style-name="P169">07</text:p>
          </table:table-cell>
          <table:table-cell table:style-name="Таблица16.i1" table:number-columns-spanned="25" office:value-type="string">
            <text:p text:style-name="P3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a18" table:number-columns-spanned="21" office:value-type="string">
            <text:p text:style-name="P3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2">
          <table:table-cell table:style-name="Таблица16.b5" office:value-type="string">
            <text:p text:style-name="P169">08</text:p>
          </table:table-cell>
          <table:table-cell table:style-name="Таблица16.i1" table:number-columns-spanned="25" office:value-type="string">
            <text:p text:style-name="P2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a19" table:number-columns-spanned="21" office:value-type="string">
            <text:p text:style-name="P2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2">
          <table:table-cell table:style-name="Таблица16.b5" office:value-type="string">
            <text:p text:style-name="P169">09</text:p>
          </table:table-cell>
          <table:table-cell table:style-name="Таблица16.i1" table:number-columns-spanned="25" office:value-type="string">
            <text:p text:style-name="P2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a20" table:number-columns-spanned="21" office:value-type="string">
            <text:p text:style-name="P2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2">
          <table:table-cell table:style-name="Таблица16.b5" office:value-type="string">
            <text:p text:style-name="P169">10</text:p>
          </table:table-cell>
          <table:table-cell table:style-name="Таблица16.i1" table:number-columns-spanned="25" office:value-type="string">
            <text:p text:style-name="P2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a21" table:number-columns-spanned="21" office:value-type="string">
            <text:p text:style-name="P2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2">
          <table:table-cell table:style-name="Таблица16.b5" office:value-type="string">
            <text:p text:style-name="P169">11</text:p>
          </table:table-cell>
          <table:table-cell table:style-name="Таблица16.i1" table:number-columns-spanned="25" office:value-type="string">
            <text:p text:style-name="P2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a22" table:number-columns-spanned="21" office:value-type="string">
            <text:p text:style-name="P2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2">
          <table:table-cell table:style-name="Таблица16.b5" office:value-type="string">
            <text:p text:style-name="P169">12</text:p>
          </table:table-cell>
          <table:table-cell table:style-name="Таблица16.i1" table:number-columns-spanned="25" office:value-type="string">
            <text:p text:style-name="P1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a23" table:number-columns-spanned="21" office:value-type="string">
            <text:p text:style-name="P1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2">
          <table:table-cell table:style-name="Таблица16.b5" office:value-type="string">
            <text:p text:style-name="P169">13</text:p>
          </table:table-cell>
          <table:table-cell table:style-name="Таблица16.i1" table:number-columns-spanned="25" office:value-type="string">
            <text:p text:style-name="P2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a24" table:number-columns-spanned="21" office:value-type="string">
            <text:p text:style-name="P2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2">
          <table:table-cell table:style-name="Таблица16.b5" office:value-type="string">
            <text:p text:style-name="P169">14</text:p>
          </table:table-cell>
          <table:table-cell table:style-name="Таблица16.i1" table:number-columns-spanned="25" office:value-type="string">
            <text:p text:style-name="P2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a25" table:number-columns-spanned="21" office:value-type="string">
            <text:p text:style-name="P2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2">
          <table:table-cell table:style-name="Таблица16.b5" office:value-type="string">
            <text:p text:style-name="P169">15</text:p>
          </table:table-cell>
          <table:table-cell table:style-name="Таблица16.i1" table:number-columns-spanned="25" office:value-type="string">
            <text:p text:style-name="P2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a26" table:number-columns-spanned="21" office:value-type="string">
            <text:p text:style-name="P2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27">
          <table:table-cell table:style-name="Таблица16.b5" office:value-type="string">
            <text:p text:style-name="P169">16</text:p>
          </table:table-cell>
          <table:table-cell table:style-name="Таблица16.u1" table:number-columns-spanned="4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28">
          <table:table-cell table:style-name="Таблица16.u5" office:value-type="string">
            <text:p text:style-name="P169">17</text:p>
          </table:table-cell>
          <table:table-cell table:style-name="Таблица16.B28" table:number-columns-spanned="4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2">
          <table:table-cell table:style-name="Таблица16.A29" table:number-columns-spanned="3" office:value-type="string">
            <text:p text:style-name="P221">УТ</text:p>
          </table:table-cell>
          <table:covered-table-cell/>
          <table:covered-table-cell/>
          <table:table-cell table:style-name="Таблица16.A29" table:number-columns-spanned="37" office:value-type="string">
            <text:p text:style-name="P221">Указание технологическо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A29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  <table:table-cell table:style-name="Таблица16.t29" table:number-columns-spanned="2" office:value-type="string">
            <text:p text:style-name="P49"/>
          </table:table-cell>
          <table:covered-table-cell/>
        </table:table-row>
      </table:table>
      <text:p text:style-name="P134"><text:soft-page-break/>ГОСТ 3.1121-84 Форма 1б</text:p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B"/>
        <table:table-column table:style-name="Таблица25.E"/>
        <table:table-column table:style-name="Таблица25.F"/>
        <table:table-column table:style-name="Таблица25.G"/>
        <table:table-column table:style-name="Таблица25.H"/>
        <table:table-column table:style-name="Таблица25.B"/>
        <table:table-column table:style-name="Таблица25.J"/>
        <table:table-column table:style-name="Таблица25.G"/>
        <table:table-column table:style-name="Таблица25.L"/>
        <table:table-column table:style-name="Таблица25.M"/>
        <table:table-column table:style-name="Таблица25.N"/>
        <table:table-column table:style-name="Таблица25.O"/>
        <table:table-column table:style-name="Таблица25.P"/>
        <table:table-column table:style-name="Таблица25.B"/>
        <table:table-column table:style-name="Таблица25.R"/>
        <table:table-column table:style-name="Таблица25.S"/>
        <table:table-column table:style-name="Таблица25.T"/>
        <table:table-column table:style-name="Таблица25.B"/>
        <table:table-column table:style-name="Таблица25.V"/>
        <table:table-column table:style-name="Таблица25.W"/>
        <table:table-column table:style-name="Таблица25.G"/>
        <table:table-column table:style-name="Таблица25.Y"/>
        <table:table-column table:style-name="Таблица25.Z"/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column table:style-name="Таблица25.C"/>
        <table:table-column table:style-name="Таблица25.f"/>
        <table:table-column table:style-name="Таблица25.E"/>
        <table:table-column table:style-name="Таблица25.B"/>
        <table:table-column table:style-name="Таблица25.S"/>
        <table:table-column table:style-name="Таблица25.j"/>
        <table:table-column table:style-name="Таблица25.k"/>
        <table:table-column table:style-name="Таблица25.l"/>
        <table:table-column table:style-name="Таблица25.m"/>
        <table:table-column table:style-name="Таблица25.n"/>
        <table:table-column table:style-name="Таблица25.o"/>
        <table:table-column table:style-name="Таблица25.p"/>
        <table:table-row table:style-name="Таблица25.1">
          <table:table-cell table:style-name="Таблица25.A1" table:number-columns-spanned="29" office:value-type="string">
            <text:p text:style-name="Table_20_Heading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5.d1" table:number-columns-spanned="2" office:value-type="string">
            <text:p text:style-name="P162"/>
          </table:table-cell>
          <table:covered-table-cell/>
          <table:table-cell table:style-name="Таблица25.d1" table:number-columns-spanned="3" office:value-type="string">
            <text:p text:style-name="P162"/>
          </table:table-cell>
          <table:covered-table-cell/>
          <table:covered-table-cell/>
          <table:table-cell table:style-name="Таблица25.d1" table:number-columns-spanned="4" office:value-type="string">
            <text:p text:style-name="P162"/>
          </table:table-cell>
          <table:covered-table-cell/>
          <table:covered-table-cell/>
          <table:covered-table-cell/>
          <table:table-cell table:style-name="Таблица25.d1" table:number-columns-spanned="3" office:value-type="string">
            <text:p text:style-name="P162"/>
          </table:table-cell>
          <table:covered-table-cell/>
          <table:covered-table-cell/>
          <table:table-cell table:style-name="Таблица25.p1" office:value-type="string">
            <text:p text:style-name="P162"/>
          </table:table-cell>
        </table:table-row>
        <table:table-row table:style-name="Таблица25.1">
          <table:table-cell table:style-name="Таблица25.d1" table:number-columns-spanned="3" office:value-type="string">
            <text:p text:style-name="P162">Дубл.</text:p>
          </table:table-cell>
          <table:covered-table-cell/>
          <table:covered-table-cell/>
          <table:table-cell table:style-name="Таблица25.d1" table:number-columns-spanned="5" office:value-type="string">
            <text:p text:style-name="P213"/>
          </table:table-cell>
          <table:covered-table-cell/>
          <table:covered-table-cell/>
          <table:covered-table-cell/>
          <table:covered-table-cell/>
          <table:table-cell table:style-name="Таблица25.d1" table:number-columns-spanned="3" office:value-type="string">
            <text:p text:style-name="P213"/>
          </table:table-cell>
          <table:covered-table-cell/>
          <table:covered-table-cell/>
          <table:table-cell table:style-name="Таблица25.d1" office:value-type="string">
            <text:p text:style-name="P213"/>
          </table:table-cell>
          <table:table-cell table:style-name="Таблица25.M2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25.Q2" table:number-columns-spanned="2" office:value-type="string">
            <text:p text:style-name="P213"/>
          </table:table-cell>
          <table:covered-table-cell/>
          <table:table-cell table:style-name="Таблица25.Q2" table:number-columns-spanned="3" office:value-type="string">
            <text:p text:style-name="P213"/>
          </table:table-cell>
          <table:covered-table-cell/>
          <table:covered-table-cell/>
          <table:table-cell table:style-name="Таблица25.Q2" table:number-columns-spanned="3" office:value-type="string">
            <text:p text:style-name="P213"/>
          </table:table-cell>
          <table:covered-table-cell/>
          <table:covered-table-cell/>
          <table:table-cell table:style-name="Таблица25.Q2" table:number-columns-spanned="3" office:value-type="string">
            <text:p text:style-name="P213"/>
          </table:table-cell>
          <table:covered-table-cell/>
          <table:covered-table-cell/>
          <table:table-cell table:style-name="Таблица25.Q2" table:number-columns-spanned="2" office:value-type="string">
            <text:p text:style-name="P213"/>
          </table:table-cell>
          <table:covered-table-cell/>
          <table:table-cell table:style-name="Таблица25.d1" table:number-columns-spanned="2" office:value-type="string">
            <text:p text:style-name="P213"/>
          </table:table-cell>
          <table:covered-table-cell/>
          <table:table-cell table:style-name="Таблица25.d1" table:number-columns-spanned="3" office:value-type="string">
            <text:p text:style-name="P213"/>
          </table:table-cell>
          <table:covered-table-cell/>
          <table:covered-table-cell/>
          <table:table-cell table:style-name="Таблица25.d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25.d1" table:number-columns-spanned="3" office:value-type="string">
            <text:p text:style-name="P213"/>
          </table:table-cell>
          <table:covered-table-cell/>
          <table:covered-table-cell/>
          <table:table-cell table:style-name="Таблица25.p1" office:value-type="string">
            <text:p text:style-name="P213"/>
          </table:table-cell>
        </table:table-row>
        <table:table-row table:style-name="Таблица25.1">
          <table:table-cell table:style-name="Таблица25.d1" table:number-columns-spanned="3" office:value-type="string">
            <text:p text:style-name="P162">Взам.</text:p>
          </table:table-cell>
          <table:covered-table-cell/>
          <table:covered-table-cell/>
          <table:table-cell table:style-name="Таблица25.d1" table:number-columns-spanned="5" office:value-type="string">
            <text:p text:style-name="P213"/>
          </table:table-cell>
          <table:covered-table-cell/>
          <table:covered-table-cell/>
          <table:covered-table-cell/>
          <table:covered-table-cell/>
          <table:table-cell table:style-name="Таблица25.d1" table:number-columns-spanned="3" office:value-type="string">
            <text:p text:style-name="P213"/>
          </table:table-cell>
          <table:covered-table-cell/>
          <table:covered-table-cell/>
          <table:table-cell table:style-name="Таблица25.d1" office:value-type="string">
            <text:p text:style-name="P213"/>
          </table:table-cell>
          <table:table-cell table:style-name="Таблица25.M3" table:number-rows-spanned="2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25.d1" table:number-columns-spanned="2" office:value-type="string">
            <text:p text:style-name="P213"/>
          </table:table-cell>
          <table:covered-table-cell/>
          <table:table-cell table:style-name="Таблица25.d1" table:number-columns-spanned="3" office:value-type="string">
            <text:p text:style-name="P213"/>
          </table:table-cell>
          <table:covered-table-cell/>
          <table:covered-table-cell/>
          <table:table-cell table:style-name="Таблица25.d1" table:number-columns-spanned="3" office:value-type="string">
            <text:p text:style-name="P213"/>
          </table:table-cell>
          <table:covered-table-cell/>
          <table:covered-table-cell/>
          <table:table-cell table:style-name="Таблица25.d1" table:number-columns-spanned="3" office:value-type="string">
            <text:p text:style-name="P213"/>
          </table:table-cell>
          <table:covered-table-cell/>
          <table:covered-table-cell/>
          <table:table-cell table:style-name="Таблица25.d1" table:number-columns-spanned="2" office:value-type="string">
            <text:p text:style-name="P213"/>
          </table:table-cell>
          <table:covered-table-cell/>
          <table:table-cell table:style-name="Таблица25.d1" table:number-columns-spanned="2" office:value-type="string">
            <text:p text:style-name="P213"/>
          </table:table-cell>
          <table:covered-table-cell/>
          <table:table-cell table:style-name="Таблица25.d1" table:number-columns-spanned="3" office:value-type="string">
            <text:p text:style-name="P213"/>
          </table:table-cell>
          <table:covered-table-cell/>
          <table:covered-table-cell/>
          <table:table-cell table:style-name="Таблица25.d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25.d1" table:number-columns-spanned="3" office:value-type="string">
            <text:p text:style-name="P213"/>
          </table:table-cell>
          <table:covered-table-cell/>
          <table:covered-table-cell/>
          <table:table-cell table:style-name="Таблица25.p1" office:value-type="string">
            <text:p text:style-name="P213"/>
          </table:table-cell>
        </table:table-row>
        <table:table-row table:style-name="Таблица25.1">
          <table:table-cell table:style-name="Таблица25.d1" table:number-columns-spanned="3" office:value-type="string">
            <text:p text:style-name="P162">Подл.</text:p>
          </table:table-cell>
          <table:covered-table-cell/>
          <table:covered-table-cell/>
          <table:table-cell table:style-name="Таблица25.d1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  <table:table-cell table:style-name="Таблица25.d1" table:number-columns-spanned="3" office:value-type="string">
            <text:p text:style-name="P67"/>
          </table:table-cell>
          <table:covered-table-cell/>
          <table:covered-table-cell/>
          <table:table-cell table:style-name="Таблица25.d1" office:value-type="string">
            <text:p text:style-name="P147"/>
          </table:table-cell>
          <table:covered-table-cell table:style-name="Таблица25.M3"/>
          <table:covered-table-cell/>
          <table:covered-table-cell/>
          <table:covered-table-cell/>
          <table:table-cell table:style-name="Таблица25.d1" table:number-columns-spanned="2" office:value-type="string">
            <text:p text:style-name="P213"/>
          </table:table-cell>
          <table:covered-table-cell/>
          <table:table-cell table:style-name="Таблица25.d1" table:number-columns-spanned="3" office:value-type="string">
            <text:p text:style-name="P213"/>
          </table:table-cell>
          <table:covered-table-cell/>
          <table:covered-table-cell/>
          <table:table-cell table:style-name="Таблица25.d1" table:number-columns-spanned="3" office:value-type="string">
            <text:p text:style-name="P213"/>
          </table:table-cell>
          <table:covered-table-cell/>
          <table:covered-table-cell/>
          <table:table-cell table:style-name="Таблица25.d1" table:number-columns-spanned="3" office:value-type="string">
            <text:p text:style-name="P213"/>
          </table:table-cell>
          <table:covered-table-cell/>
          <table:covered-table-cell/>
          <table:table-cell table:style-name="Таблица25.d1" table:number-columns-spanned="2" office:value-type="string">
            <text:p text:style-name="P213"/>
          </table:table-cell>
          <table:covered-table-cell/>
          <table:table-cell table:style-name="Таблица25.d1" table:number-columns-spanned="2" office:value-type="string">
            <text:p text:style-name="P213"/>
          </table:table-cell>
          <table:covered-table-cell/>
          <table:table-cell table:style-name="Таблица25.d1" table:number-columns-spanned="3" office:value-type="string">
            <text:p text:style-name="P213"/>
          </table:table-cell>
          <table:covered-table-cell/>
          <table:covered-table-cell/>
          <table:table-cell table:style-name="Таблица25.d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25.d1" table:number-columns-spanned="3" office:value-type="string">
            <text:p text:style-name="P213"/>
          </table:table-cell>
          <table:covered-table-cell/>
          <table:covered-table-cell/>
          <table:table-cell table:style-name="Таблица25.p1" office:value-type="string">
            <text:p text:style-name="P213"/>
          </table:table-cell>
        </table:table-row>
        <table:table-row table:style-name="Таблица25.5">
          <table:table-cell table:style-name="Таблица25.d1" table:number-columns-spanned="22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5.W5" table:number-columns-spanned="11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5.h5"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5.p5" office:value-type="string">
            <text:p text:style-name="P13">2<text:span text:style-name="T269">3</text:span></text:p>
          </table:table-cell>
        </table:table-row>
        <table:table-row table:style-name="Таблица25.6">
          <table:table-cell table:style-name="Таблица25.d1" table:number-rows-spanned="3" table:number-columns-spanned="2" office:value-type="string">
            <text:p text:style-name="P213"/>
          </table:table-cell>
          <table:covered-table-cell/>
          <table:table-cell table:style-name="Таблица25.d1" table:number-columns-spanned="3" office:value-type="string">
            <text:p text:style-name="P213"/>
          </table:table-cell>
          <table:covered-table-cell/>
          <table:covered-table-cell/>
          <table:table-cell table:style-name="Таблица25.d1" table:number-columns-spanned="2" office:value-type="string">
            <text:p text:style-name="P213"/>
          </table:table-cell>
          <table:covered-table-cell/>
          <table:table-cell table:style-name="Таблица25.d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25.d1" table:number-columns-spanned="2" office:value-type="string">
            <text:p text:style-name="P213"/>
          </table:table-cell>
          <table:covered-table-cell/>
          <table:table-cell table:style-name="Таблица25.d1" office:value-type="string">
            <text:p text:style-name="P213"/>
          </table:table-cell>
          <table:table-cell table:style-name="Таблица25.d1" office:value-type="string">
            <text:p text:style-name="P213"/>
          </table:table-cell>
          <table:table-cell table:style-name="Таблица25.d1" table:number-columns-spanned="2" office:value-type="string">
            <text:p text:style-name="P213"/>
          </table:table-cell>
          <table:covered-table-cell/>
          <table:table-cell table:style-name="Таблица25.d1" table:number-columns-spanned="3" office:value-type="string">
            <text:p text:style-name="P213"/>
          </table:table-cell>
          <table:covered-table-cell/>
          <table:covered-table-cell/>
          <table:table-cell table:style-name="Таблица25.W5" table:number-columns-spanned="3" office:value-type="string">
            <text:p text:style-name="P293"/>
          </table:table-cell>
          <table:covered-table-cell/>
          <table:covered-table-cell/>
          <table:table-cell table:style-name="Таблица25.X6" table:number-columns-spanned="3" office:value-type="string">
            <text:p text:style-name="P293"/>
          </table:table-cell>
          <table:covered-table-cell/>
          <table:covered-table-cell/>
          <table:table-cell table:style-name="Таблица25.a6" table:number-rows-spanned="3" table:number-columns-spanned="10" office:value-type="string">
            <text:p text:style-name="P44">СМ3-92-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5.k6" table:number-rows-spanned="3" table:number-columns-spanned="6" office:value-type="string">
            <text:p text:style-name="P2">СМ3-92/ТП-20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5.6">
          <table:covered-table-cell table:style-name="Таблица25.d1"/>
          <table:covered-table-cell/>
          <table:table-cell table:style-name="Таблица25.d1" table:number-columns-spanned="3" office:value-type="string">
            <text:p text:style-name="P213"/>
          </table:table-cell>
          <table:covered-table-cell/>
          <table:covered-table-cell/>
          <table:table-cell table:style-name="Таблица25.d1" table:number-columns-spanned="2" office:value-type="string">
            <text:p text:style-name="P266"/>
          </table:table-cell>
          <table:covered-table-cell/>
          <table:table-cell table:style-name="Таблица25.d1" table:number-columns-spanned="4" office:value-type="string">
            <text:p text:style-name="P213"/>
          </table:table-cell>
          <table:covered-table-cell/>
          <table:covered-table-cell/>
          <table:covered-table-cell/>
          <table:table-cell table:style-name="Таблица25.d1" table:number-columns-spanned="2" office:value-type="string">
            <text:p text:style-name="Standard"/>
          </table:table-cell>
          <table:covered-table-cell/>
          <table:table-cell table:style-name="Таблица25.d1" office:value-type="string">
            <text:p text:style-name="P266"/>
          </table:table-cell>
          <table:table-cell table:style-name="Таблица25.d1" office:value-type="string">
            <text:p text:style-name="P213"/>
          </table:table-cell>
          <table:table-cell table:style-name="Таблица25.d1" table:number-columns-spanned="2" office:value-type="string">
            <text:p text:style-name="P213"/>
          </table:table-cell>
          <table:covered-table-cell/>
          <table:table-cell table:style-name="Таблица25.d1" table:number-columns-spanned="3" office:value-type="string">
            <text:p text:style-name="P213"/>
          </table:table-cell>
          <table:covered-table-cell/>
          <table:covered-table-cell/>
          <table:table-cell table:style-name="Таблица25.d1" table:number-columns-spanned="3" office:value-type="string">
            <text:p text:style-name="P213"/>
          </table:table-cell>
          <table:covered-table-cell/>
          <table:covered-table-cell/>
          <table:table-cell table:style-name="Таблица25.X7" table:number-columns-spanned="3" office:value-type="string">
            <text:p text:style-name="P213"/>
          </table:table-cell>
          <table:covered-table-cell/>
          <table:covered-table-cell/>
          <table:covered-table-cell table:style-name="Таблица25.a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5.k6"/>
          <table:covered-table-cell/>
          <table:covered-table-cell/>
          <table:covered-table-cell/>
          <table:covered-table-cell/>
          <table:covered-table-cell/>
        </table:table-row>
        <table:table-row table:style-name="Таблица25.6">
          <table:covered-table-cell table:style-name="Таблица25.d1"/>
          <table:covered-table-cell/>
          <table:table-cell table:style-name="Таблица25.C8" table:number-columns-spanned="3" office:value-type="string">
            <text:p text:style-name="P257"/>
          </table:table-cell>
          <table:covered-table-cell/>
          <table:covered-table-cell/>
          <table:table-cell table:style-name="Таблица25.F8" table:number-columns-spanned="2" office:value-type="string">
            <text:p text:style-name="P243"/>
          </table:table-cell>
          <table:covered-table-cell/>
          <table:table-cell table:style-name="Таблица25.H8" table:number-columns-spanned="4" office:value-type="string">
            <text:p text:style-name="P258"/>
          </table:table-cell>
          <table:covered-table-cell/>
          <table:covered-table-cell/>
          <table:covered-table-cell/>
          <table:table-cell table:style-name="Таблица25.L8" table:number-columns-spanned="2" office:value-type="string">
            <text:p text:style-name="P242"/>
          </table:table-cell>
          <table:covered-table-cell/>
          <table:table-cell table:style-name="Таблица25.N8" office:value-type="string">
            <text:p text:style-name="P213"/>
          </table:table-cell>
          <table:table-cell table:style-name="Таблица25.O8" office:value-type="string">
            <text:p text:style-name="P213"/>
          </table:table-cell>
          <table:table-cell table:style-name="Таблица25.P8" table:number-columns-spanned="2" office:value-type="string">
            <text:p text:style-name="P213"/>
          </table:table-cell>
          <table:covered-table-cell/>
          <table:table-cell table:style-name="Таблица25.R8" table:number-columns-spanned="3" office:value-type="string">
            <text:p text:style-name="P213"/>
          </table:table-cell>
          <table:covered-table-cell/>
          <table:covered-table-cell/>
          <table:table-cell table:style-name="Таблица25.U8" table:number-columns-spanned="3" office:value-type="string">
            <text:p text:style-name="P213"/>
          </table:table-cell>
          <table:covered-table-cell/>
          <table:covered-table-cell/>
          <table:table-cell table:style-name="Таблица25.X8" table:number-columns-spanned="3" office:value-type="string">
            <text:p text:style-name="P213"/>
          </table:table-cell>
          <table:covered-table-cell/>
          <table:covered-table-cell/>
          <table:covered-table-cell table:style-name="Таблица25.a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5.k6"/>
          <table:covered-table-cell/>
          <table:covered-table-cell/>
          <table:covered-table-cell/>
          <table:covered-table-cell/>
          <table:covered-table-cell/>
        </table:table-row>
        <table:table-row table:style-name="Таблица25.9">
          <table:table-cell table:style-name="Таблица25.A9" office:value-type="string">
            <text:p text:style-name="P177">А</text:p>
          </table:table-cell>
          <table:table-cell table:style-name="Таблица25.B9" table:number-columns-spanned="3" office:value-type="string">
            <text:p text:style-name="P281">Цех</text:p>
          </table:table-cell>
          <table:covered-table-cell/>
          <table:covered-table-cell/>
          <table:table-cell table:style-name="Таблица25.E9" table:number-columns-spanned="2" office:value-type="string">
            <text:p text:style-name="P282">Уч.</text:p>
          </table:table-cell>
          <table:covered-table-cell/>
          <table:table-cell table:style-name="Таблица25.E9" table:number-columns-spanned="3" office:value-type="string">
            <text:p text:style-name="P282">РМ</text:p>
          </table:table-cell>
          <table:covered-table-cell/>
          <table:covered-table-cell/>
          <table:table-cell table:style-name="Таблица25.E9" office:value-type="string">
            <text:p text:style-name="P282">Опер.</text:p>
          </table:table-cell>
          <table:table-cell table:style-name="Таблица25.E9" table:number-columns-spanned="9" office:value-type="string">
            <text:p text:style-name="P270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5.T9" table:number-columns-spanned="23" office:value-type="string">
            <text:p text:style-name="P282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5.9">
          <table:table-cell table:style-name="Таблица25.A9" office:value-type="string">
            <text:p text:style-name="P177">Б</text:p>
          </table:table-cell>
          <table:table-cell table:style-name="Таблица25.B10" table:number-columns-spanned="24" office:value-type="string">
            <text:p text:style-name="P271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5.Z10" table:number-columns-spanned="3" office:value-type="string">
            <text:p text:style-name="P282">СМ</text:p>
          </table:table-cell>
          <table:covered-table-cell/>
          <table:covered-table-cell/>
          <table:table-cell table:style-name="Таблица25.Z10" table:number-columns-spanned="2" office:value-type="string">
            <text:p text:style-name="P282">Проф.</text:p>
          </table:table-cell>
          <table:covered-table-cell/>
          <table:table-cell table:style-name="Таблица25.Z10" table:number-columns-spanned="2" office:value-type="string">
            <text:p text:style-name="P282">Р</text:p>
          </table:table-cell>
          <table:covered-table-cell/>
          <table:table-cell table:style-name="Таблица25.Z10" table:number-columns-spanned="4" office:value-type="string">
            <text:p text:style-name="P282">УТ</text:p>
          </table:table-cell>
          <table:covered-table-cell/>
          <table:covered-table-cell/>
          <table:covered-table-cell/>
          <table:table-cell table:style-name="Таблица25.Z10" office:value-type="string">
            <text:p text:style-name="P282">КР</text:p>
          </table:table-cell>
          <table:table-cell table:style-name="Таблица25.Z10" table:number-columns-spanned="2" office:value-type="string">
            <text:p text:style-name="P282">ЕН</text:p>
          </table:table-cell>
          <table:covered-table-cell/>
          <table:table-cell table:style-name="Таблица25.A9" table:number-columns-spanned="3" office:value-type="string">
            <text:p text:style-name="P282">Тшт</text:p>
          </table:table-cell>
          <table:covered-table-cell/>
          <table:covered-table-cell/>
        </table:table-row>
        <table:table-row table:style-name="Таблица25.9">
          <table:table-cell table:style-name="Таблица25.Z10" office:value-type="string">
            <text:p text:style-name="P177">К/М</text:p>
          </table:table-cell>
          <table:table-cell table:style-name="Таблица25.B11" table:number-columns-spanned="18" office:value-type="string">
            <text:p text:style-name="P282">Наименование детали, сб. единицы или материал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5.T11" table:number-columns-spanned="11" office:value-type="string">
            <text:p text:style-name="P282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5.e11" table:number-columns-spanned="2" office:value-type="string">
            <text:p text:style-name="P282">ОПП</text:p>
          </table:table-cell>
          <table:covered-table-cell/>
          <table:table-cell table:style-name="Таблица25.e11" table:number-columns-spanned="4" office:value-type="string">
            <text:p text:style-name="P282">ЕВ</text:p>
          </table:table-cell>
          <table:covered-table-cell/>
          <table:covered-table-cell/>
          <table:covered-table-cell/>
          <table:table-cell table:style-name="Таблица25.e11" office:value-type="string">
            <text:p text:style-name="P282">ЕН</text:p>
          </table:table-cell>
          <table:table-cell table:style-name="Таблица25.e11" table:number-columns-spanned="2" office:value-type="string">
            <text:p text:style-name="P282">КИ</text:p>
          </table:table-cell>
          <table:covered-table-cell/>
          <table:table-cell table:style-name="Таблица25.n11" table:number-columns-spanned="3" office:value-type="string">
            <text:p text:style-name="P282">Н. расх.</text:p>
          </table:table-cell>
          <table:covered-table-cell/>
          <table:covered-table-cell/>
        </table:table-row>
        <table:table-row table:style-name="Таблица25.12">
          <table:table-cell table:style-name="Таблица25.W5" office:value-type="string">
            <text:p text:style-name="P136"><text:span text:style-name="T8">О</text:span><text:span text:style-name="T7">01</text:span></text:p>
          </table:table-cell>
          <table:table-cell table:style-name="Таблица25.p1" table:number-columns-spanned="41" office:value-type="string">
            <text:p text:style-name="P362">5 <text:span text:style-name="T206">Слесарно-сборочная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5.12">
          <table:table-cell table:style-name="Таблица25.W5" office:value-type="string">
            <text:p text:style-name="P168">02</text:p>
          </table:table-cell>
          <table:table-cell table:style-name="Таблица25.p1" table:number-columns-spanned="41" office:value-type="string">
            <text:p text:style-name="P317"><text:span text:style-name="Основной_20_шрифт_20_абзаца"><text:span text:style-name="T76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5.12">
          <table:table-cell table:style-name="Таблица25.W5" office:value-type="string">
            <text:p text:style-name="P168">03</text:p>
          </table:table-cell>
          <table:table-cell table:style-name="Таблица25.B14" table:number-columns-spanned="41" office:value-type="string">
            <text:p text:style-name="P317"><text:span text:style-name="T250">5.1 </text:span><text:span text:style-name="T252">Полик багажника</text:span><text:span text:style-name="Основной_20_шрифт_20_абзаца"><text:span text:style-name="T77"> </text:span></text:span><text:span text:style-name="Основной_20_шрифт_20_абзаца"><text:span text:style-name="T78">СМ3-92-2024-0</text:span></text:span><text:span text:style-name="Основной_20_шрифт_20_абзаца"><text:span text:style-name="T80">3</text:span></text:span><text:span text:style-name="Основной_20_шрифт_20_абзаца"><text:span text:style-name="T158"> </text:span></text:span><text:span text:style-name="Основной_20_шрифт_20_абзаца"><text:span text:style-name="T76">СБ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5.12">
          <table:table-cell table:style-name="Таблица25.W5" office:value-type="string">
            <text:p text:style-name="P168">04</text:p>
          </table:table-cell>
          <table:table-cell table:style-name="Таблица25.p1" table:number-columns-spanned="41" office:value-type="string">
            <text:p text:style-name="P3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5.12">
          <table:table-cell table:style-name="Таблица25.W5" office:value-type="string">
            <text:p text:style-name="P168">05</text:p>
          </table:table-cell>
          <table:table-cell table:style-name="Таблица25.p1" table:number-columns-spanned="41" office:value-type="string">
            <text:p text:style-name="P328"><text:s text:c="6"/><text:span text:style-name="T246">5.</text:span><text:span text:style-name="T267">1</text:span><text:span text:style-name="T246">.</text:span><text:span text:style-name="T244">1</text:span><text:span text:style-name="T245"> Установить </text:span><text:span text:style-name="T258">полик</text:span><text:span text:style-name="T245"> гидроцикла на стол.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5.12">
          <table:table-cell table:style-name="Таблица25.W5" office:value-type="string">
            <text:p text:style-name="P168">06</text:p>
          </table:table-cell>
          <table:table-cell table:style-name="Таблица25.p1" table:number-columns-spanned="41" office:value-type="string">
            <text:p text:style-name="P357"><text:span text:style-name="T230">Разметить для обрезки </text:span><text:span text:style-name="T231">технологического припуска по отпечаткам от формы </text:span><text:span text:style-name="T232">(</text:span><text:span text:style-name="T142">по контуру изделия</text:span><text:span text:style-name="T232">)</text:span><text:span text:style-name="T231">. </text:span><text:span text:style-name="T233">Черт.</text:span><text:span text:style-name="T226">СМ3-92-2024-0</text:span><text:span text:style-name="T228">3</text:span><text:span text:style-name="T226"> </text:span><text:span text:style-name="Основной_20_шрифт_20_абзаца"><text:span text:style-name="T50">СБ</text:span></text:span><text:span text:style-name="T227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5.12">
          <table:table-cell table:style-name="Таблица25.W5" office:value-type="string">
            <text:p text:style-name="P168"><text:span text:style-name="T246">Т</text:span>07</text:p>
          </table:table-cell>
          <table:table-cell table:style-name="Таблица25.p1" table:number-columns-spanned="41" office:value-type="string">
            <text:p text:style-name="P360"><text:span text:style-name="T223"><text:s/></text:span><text:span text:style-name="T224">Стол </text:span><text:span text:style-name="Основной_20_шрифт_20_абзаца"><text:span text:style-name="T66">эскиз 5222 или любой другой по действующей ДС</text:span></text:span><text:span text:style-name="Основной_20_шрифт_20_абзаца"><text:span text:style-name="T67">, <text:s/></text:span></text:span><text:span text:style-name="Основной_20_шрифт_20_абзаца"><text:span text:style-name="T51">карандаш или маркер по действующей ДС, <text:s/></text:span></text:span><text:span text:style-name="Основной_20_шрифт_20_абзаца"><text:span text:style-name="T153">л</text:span></text:span><text:span text:style-name="Основной_20_шрифт_20_абзаца"><text:span text:style-name="T63">инейка -500,</text:span></text:span><text:span text:style-name="Основной_20_шрифт_20_абзаца"><text:span text:style-name="T52"> 1000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5.12">
          <table:table-cell table:style-name="Таблица25.W5" office:value-type="string">
            <text:p text:style-name="P168">08</text:p>
          </table:table-cell>
          <table:table-cell table:style-name="Таблица25.p1" table:number-columns-spanned="41" office:value-type="string">
            <text:p text:style-name="P360"><text:span text:style-name="Основной_20_шрифт_20_абзаца"><text:span text:style-name="T63">ГОСТ 427-75, </text:span></text:span><text:span text:style-name="Основной_20_шрифт_20_абзаца"><text:span text:style-name="T52">рулетка <text:s/>Р5У3К <text:s/>ГОСТ 7502-98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5.12">
          <table:table-cell table:style-name="Таблица25.W5" office:value-type="string">
            <text:p text:style-name="P168">09</text:p>
          </table:table-cell>
          <table:table-cell table:style-name="Таблица25.p1" table:number-columns-spanned="41" office:value-type="string">
            <text:p text:style-name="P356"><text:span text:style-name="Основной_20_шрифт_20_абзаца"><text:span text:style-name="T54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5.12">
          <table:table-cell table:style-name="Таблица25.W5" office:value-type="string">
            <text:p text:style-name="P168">10</text:p>
          </table:table-cell>
          <table:table-cell table:style-name="Таблица25.p1" table:number-columns-spanned="41" office:value-type="string">
            <text:p text:style-name="P335"><text:span text:style-name="T249"><text:s text:c="4"/>5.</text:span><text:span text:style-name="T267">1</text:span><text:span text:style-name="T249">.</text:span><text:span text:style-name="T247">2 Разметить технологический припуск по контуру изделия. Зачистить по контуру при необходимости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5.12">
          <table:table-cell table:style-name="Таблица25.W5" office:value-type="string">
            <text:p text:style-name="P168">11</text:p>
          </table:table-cell>
          <table:table-cell table:style-name="Таблица25.p1" table:number-columns-spanned="41" office:value-type="string">
            <text:p text:style-name="P356"><text:span text:style-name="Основной_20_шрифт_20_абзаца"><text:span text:style-name="T53">Технологический припуск использовать для определения величин степени отверждения связующего по ОСТ 92-0903-78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5.12">
          <table:table-cell table:style-name="Таблица25.W5" office:value-type="string">
            <text:p text:style-name="P168">12</text:p>
          </table:table-cell>
          <table:table-cell table:style-name="Таблица25.p1" table:number-columns-spanned="41" office:value-type="string">
            <text:p text:style-name="P356"><text:span text:style-name="Основной_20_шрифт_20_абзаца"><text:span text:style-name="T21">СМ3-92-2024-0</text:span></text:span><text:span text:style-name="Основной_20_шрифт_20_абзаца"><text:span text:style-name="T22">3</text:span></text:span><text:span text:style-name="Основной_20_шрифт_20_абзаца"><text:span text:style-name="T152"> </text:span></text:span><text:span text:style-name="Основной_20_шрифт_20_абзаца"><text:span text:style-name="T20">СБ</text:span></text:span><text:span text:style-name="Основной_20_шрифт_20_абзаца"><text:span text:style-name="T53">, п.</text:span></text:span><text:span text:style-name="Основной_20_шрифт_20_абзаца"><text:span text:style-name="T57">12</text:span></text:span><text:span text:style-name="Основной_20_шрифт_20_абзаца"><text:span text:style-name="T53">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5.12">
          <table:table-cell table:style-name="Таблица25.W5" office:value-type="string">
            <text:p text:style-name="P168">13</text:p>
          </table:table-cell>
          <table:table-cell table:style-name="Таблица25.p1" table:number-columns-spanned="41" office:value-type="string">
            <text:p text:style-name="P355"><text:span text:style-name="Основной_20_шрифт_20_абзаца"><text:span text:style-name="T221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5.12">
          <table:table-cell table:style-name="Таблица25.W5" office:value-type="string">
            <text:p text:style-name="P168">14</text:p>
          </table:table-cell>
          <table:table-cell table:style-name="Таблица25.B14" table:number-columns-spanned="41" office:value-type="string">
            <text:p text:style-name="P329"><text:span text:style-name="T182"><text:s text:c="4"/>5.</text:span><text:span text:style-name="T183">1</text:span><text:span text:style-name="T182">.</text:span><text:span text:style-name="T183">3</text:span><text:span text:style-name="T254"> </text:span><text:span text:style-name="T181">В</text:span><text:span text:style-name="T254">ырезать </text:span><text:span text:style-name="T255">по разметке </text:span><text:span text:style-name="T254">место </text:span><text:span text:style-name="T256">технологических припусков по контуру. </text:span><text:span text:style-name="Основной_20_шрифт_20_абзаца"><text:span text:style-name="T160">Черт.</text:span></text:span><text:span text:style-name="Основной_20_шрифт_20_абзаца"><text:span text:style-name="T161">СМ3-92-2024-0</text:span></text:span><text:span text:style-name="Основной_20_шрифт_20_абзаца"><text:span text:style-name="T159">3</text:span></text:span><text:span text:style-name="Основной_20_шрифт_20_абзаца"><text:span text:style-name="T165"> </text:span></text:span><text:span text:style-name="Основной_20_шрифт_20_абзаца"><text:span text:style-name="T166">СБ</text:span></text:span><text:span text:style-name="Основной_20_шрифт_20_абзаца"><text:span text:style-name="T161">, </text:span></text:span><text:span text:style-name="Основной_20_шрифт_20_абзаца"><text:span text:style-name="T162">гл.вид, </text:span></text:span><text:span text:style-name="Основной_20_шрифт_20_абзаца"><text:span text:style-name="T163">вид </text:span></text:span><text:span text:style-name="Основной_20_шрифт_20_абзаца"><text:span text:style-name="T165">Д, п.</text:span></text:span><text:span text:style-name="Основной_20_шрифт_20_абзаца"><text:span text:style-name="T167">9</text:span></text:span><text:span text:style-name="Основной_20_шрифт_20_абзаца"><text:span text:style-name="T161">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5.12">
          <table:table-cell table:style-name="Таблица25.W5" office:value-type="string">
            <text:p text:style-name="P168"><text:span text:style-name="T267">Т</text:span>15</text:p>
          </table:table-cell>
          <table:table-cell table:style-name="Таблица25.p1" table:number-columns-spanned="41" office:value-type="string">
            <text:p text:style-name="P368"><text:span text:style-name="Основной_20_шрифт_20_абзаца"><text:span text:style-name="T54">М</text:span></text:span><text:span text:style-name="Основной_20_шрифт_20_абзаца"><text:span text:style-name="T51">ашинка <text:s/>«Болгарка» отрезная, круг отрезной 125х2,5х22,23 </text:span></text:span><text:span text:style-name="Основной_20_шрифт_20_абзаца"><text:span text:style-name="T64">LUGA ABRASIV EXTRA, </text:span></text:span><text:span text:style-name="Основной_20_шрифт_20_абзаца"><text:span text:style-name="T68">пневмонапильник Н-300</text:span></text:span><text:span text:style-name="Основной_20_шрифт_20_абзаца"><text:span text:style-name="T51">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5.27">
          <table:table-cell table:style-name="Таблица25.W5" office:value-type="string">
            <text:p text:style-name="P168">16</text:p>
          </table:table-cell>
          <table:table-cell table:style-name="Таблица25.p1" table:number-columns-spanned="41" office:value-type="string">
            <text:p text:style-name="P367"><text:span text:style-name="Основной_20_шрифт_20_абзаца"><text:span text:style-name="T52">ТУ5-981-13117-77, нож </text:span></text:span><text:span text:style-name="Основной_20_шрифт_20_абзаца"><text:span text:style-name="T51"><text:s/>СПР-1435, <text:s/>напильник </text:span></text:span><text:span text:style-name="Основной_20_шрифт_20_абзаца"><text:span text:style-name="T64">2820-0016</text:span></text:span><text:span text:style-name="Основной_20_шрифт_20_абзаца"><text:span text:style-name="T51"> ГОСТ 1465-80, </text:span></text:span><text:span text:style-name="Основной_20_шрифт_20_абзаца"><text:span text:style-name="T61">ш</text:span></text:span><text:span text:style-name="Основной_20_шрифт_20_абзаца"><text:span text:style-name="T51">курка шлифовальная 2Р 830х50 С2 24А 40Н-МА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5.28">
          <table:table-cell table:style-name="Таблица25.p5" office:value-type="string">
            <text:p text:style-name="P168">17</text:p>
          </table:table-cell>
          <table:table-cell table:style-name="Таблица25.B28" table:number-columns-spanned="41" office:value-type="string">
            <text:p text:style-name="P367"><text:span text:style-name="Основной_20_шрифт_20_абзаца"><text:span text:style-name="T222">ГОСТ 5009-</text:span></text:span><text:span text:style-name="Основной_20_шрифт_20_абзаца"><text:span text:style-name="T156">82.</text:span></text:span></text:p>
            <text:p text:style-name="P367"><text:span text:style-name="Основной_20_шрифт_20_абзаца"><text:span text:style-name="T222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5.12">
          <table:table-cell table:style-name="Таблица25.A29" table:number-columns-spanned="3" office:value-type="string">
            <text:p text:style-name="P220">УТ</text:p>
          </table:table-cell>
          <table:covered-table-cell/>
          <table:covered-table-cell/>
          <table:table-cell table:style-name="Таблица25.A29" table:number-columns-spanned="32" office:value-type="string">
            <text:p text:style-name="P220">Указание технологическо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5.A29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  <table:table-cell table:style-name="Таблица25.o29" table:number-columns-spanned="2" office:value-type="string">
            <text:p text:style-name="Standard"/>
          </table:table-cell>
          <table:covered-table-cell/>
        </table:table-row>
      </table:table>
      <text:p text:style-name="P140"><text:soft-page-break/>ГОСТ 3.1121-84 Форма 1б</text:p>
      <table:table table:name="Таблица39" table:style-name="Таблица39">
        <table:table-column table:style-name="Таблица39.A"/>
        <table:table-column table:style-name="Таблица39.B"/>
        <table:table-column table:style-name="Таблица39.C"/>
        <table:table-column table:style-name="Таблица39.B"/>
        <table:table-column table:style-name="Таблица39.E"/>
        <table:table-column table:style-name="Таблица39.F"/>
        <table:table-column table:style-name="Таблица39.G"/>
        <table:table-column table:style-name="Таблица39.H"/>
        <table:table-column table:style-name="Таблица39.B"/>
        <table:table-column table:style-name="Таблица39.J"/>
        <table:table-column table:style-name="Таблица39.G"/>
        <table:table-column table:style-name="Таблица39.L"/>
        <table:table-column table:style-name="Таблица39.M"/>
        <table:table-column table:style-name="Таблица39.N"/>
        <table:table-column table:style-name="Таблица39.O"/>
        <table:table-column table:style-name="Таблица39.P"/>
        <table:table-column table:style-name="Таблица39.B"/>
        <table:table-column table:style-name="Таблица39.R"/>
        <table:table-column table:style-name="Таблица39.S"/>
        <table:table-column table:style-name="Таблица39.T"/>
        <table:table-column table:style-name="Таблица39.B"/>
        <table:table-column table:style-name="Таблица39.V"/>
        <table:table-column table:style-name="Таблица39.W"/>
        <table:table-column table:style-name="Таблица39.G"/>
        <table:table-column table:style-name="Таблица39.Y"/>
        <table:table-column table:style-name="Таблица39.Z"/>
        <table:table-column table:style-name="Таблица39.a"/>
        <table:table-column table:style-name="Таблица39.b"/>
        <table:table-column table:style-name="Таблица39.c"/>
        <table:table-column table:style-name="Таблица39.d"/>
        <table:table-column table:style-name="Таблица39.C"/>
        <table:table-column table:style-name="Таблица39.f"/>
        <table:table-column table:style-name="Таблица39.E"/>
        <table:table-column table:style-name="Таблица39.B"/>
        <table:table-column table:style-name="Таблица39.S"/>
        <table:table-column table:style-name="Таблица39.j"/>
        <table:table-column table:style-name="Таблица39.k"/>
        <table:table-column table:style-name="Таблица39.l"/>
        <table:table-column table:style-name="Таблица39.m"/>
        <table:table-column table:style-name="Таблица39.n"/>
        <table:table-column table:style-name="Таблица39.o"/>
        <table:table-column table:style-name="Таблица39.p"/>
        <table:table-row table:style-name="Таблица39.1">
          <table:table-cell table:style-name="Таблица39.A1" table:number-columns-spanned="29" office:value-type="string">
            <text:p text:style-name="P38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9.d1" table:number-columns-spanned="2" office:value-type="string">
            <text:p text:style-name="P165"/>
          </table:table-cell>
          <table:covered-table-cell/>
          <table:table-cell table:style-name="Таблица39.d1" table:number-columns-spanned="3" office:value-type="string">
            <text:p text:style-name="P165"/>
          </table:table-cell>
          <table:covered-table-cell/>
          <table:covered-table-cell/>
          <table:table-cell table:style-name="Таблица39.d1" table:number-columns-spanned="4" office:value-type="string">
            <text:p text:style-name="P165"/>
          </table:table-cell>
          <table:covered-table-cell/>
          <table:covered-table-cell/>
          <table:covered-table-cell/>
          <table:table-cell table:style-name="Таблица39.d1" table:number-columns-spanned="3" office:value-type="string">
            <text:p text:style-name="P165"/>
          </table:table-cell>
          <table:covered-table-cell/>
          <table:covered-table-cell/>
          <table:table-cell table:style-name="Таблица39.p1" office:value-type="string">
            <text:p text:style-name="P165"/>
          </table:table-cell>
        </table:table-row>
        <table:table-row table:style-name="Таблица39.1">
          <table:table-cell table:style-name="Таблица39.d1" table:number-columns-spanned="3" office:value-type="string">
            <text:p text:style-name="P165">Дубл.</text:p>
          </table:table-cell>
          <table:covered-table-cell/>
          <table:covered-table-cell/>
          <table:table-cell table:style-name="Таблица39.d1" table:number-columns-spanned="5" office:value-type="string">
            <text:p text:style-name="P216"/>
          </table:table-cell>
          <table:covered-table-cell/>
          <table:covered-table-cell/>
          <table:covered-table-cell/>
          <table:covered-table-cell/>
          <table:table-cell table:style-name="Таблица39.d1" table:number-columns-spanned="3" office:value-type="string">
            <text:p text:style-name="P216"/>
          </table:table-cell>
          <table:covered-table-cell/>
          <table:covered-table-cell/>
          <table:table-cell table:style-name="Таблица39.d1" office:value-type="string">
            <text:p text:style-name="P216"/>
          </table:table-cell>
          <table:table-cell table:style-name="Таблица39.M2" table:number-columns-spanned="4" office:value-type="string">
            <text:p text:style-name="P216"/>
          </table:table-cell>
          <table:covered-table-cell/>
          <table:covered-table-cell/>
          <table:covered-table-cell/>
          <table:table-cell table:style-name="Таблица39.Q2" table:number-columns-spanned="2" office:value-type="string">
            <text:p text:style-name="P216"/>
          </table:table-cell>
          <table:covered-table-cell/>
          <table:table-cell table:style-name="Таблица39.Q2" table:number-columns-spanned="3" office:value-type="string">
            <text:p text:style-name="P216"/>
          </table:table-cell>
          <table:covered-table-cell/>
          <table:covered-table-cell/>
          <table:table-cell table:style-name="Таблица39.Q2" table:number-columns-spanned="3" office:value-type="string">
            <text:p text:style-name="P216"/>
          </table:table-cell>
          <table:covered-table-cell/>
          <table:covered-table-cell/>
          <table:table-cell table:style-name="Таблица39.Q2" table:number-columns-spanned="3" office:value-type="string">
            <text:p text:style-name="P216"/>
          </table:table-cell>
          <table:covered-table-cell/>
          <table:covered-table-cell/>
          <table:table-cell table:style-name="Таблица39.Q2" table:number-columns-spanned="2" office:value-type="string">
            <text:p text:style-name="P216"/>
          </table:table-cell>
          <table:covered-table-cell/>
          <table:table-cell table:style-name="Таблица39.d1" table:number-columns-spanned="2" office:value-type="string">
            <text:p text:style-name="P216"/>
          </table:table-cell>
          <table:covered-table-cell/>
          <table:table-cell table:style-name="Таблица39.d1" table:number-columns-spanned="3" office:value-type="string">
            <text:p text:style-name="P216"/>
          </table:table-cell>
          <table:covered-table-cell/>
          <table:covered-table-cell/>
          <table:table-cell table:style-name="Таблица39.d1" table:number-columns-spanned="4" office:value-type="string">
            <text:p text:style-name="P216"/>
          </table:table-cell>
          <table:covered-table-cell/>
          <table:covered-table-cell/>
          <table:covered-table-cell/>
          <table:table-cell table:style-name="Таблица39.d1" table:number-columns-spanned="3" office:value-type="string">
            <text:p text:style-name="P216"/>
          </table:table-cell>
          <table:covered-table-cell/>
          <table:covered-table-cell/>
          <table:table-cell table:style-name="Таблица39.p1" office:value-type="string">
            <text:p text:style-name="P216"/>
          </table:table-cell>
        </table:table-row>
        <table:table-row table:style-name="Таблица39.1">
          <table:table-cell table:style-name="Таблица39.d1" table:number-columns-spanned="3" office:value-type="string">
            <text:p text:style-name="P165">Взам.</text:p>
          </table:table-cell>
          <table:covered-table-cell/>
          <table:covered-table-cell/>
          <table:table-cell table:style-name="Таблица39.d1" table:number-columns-spanned="5" office:value-type="string">
            <text:p text:style-name="P216"/>
          </table:table-cell>
          <table:covered-table-cell/>
          <table:covered-table-cell/>
          <table:covered-table-cell/>
          <table:covered-table-cell/>
          <table:table-cell table:style-name="Таблица39.d1" table:number-columns-spanned="3" office:value-type="string">
            <text:p text:style-name="P216"/>
          </table:table-cell>
          <table:covered-table-cell/>
          <table:covered-table-cell/>
          <table:table-cell table:style-name="Таблица39.d1" office:value-type="string">
            <text:p text:style-name="P216"/>
          </table:table-cell>
          <table:table-cell table:style-name="Таблица39.M3" table:number-rows-spanned="2" table:number-columns-spanned="4" office:value-type="string">
            <text:p text:style-name="P216"/>
          </table:table-cell>
          <table:covered-table-cell/>
          <table:covered-table-cell/>
          <table:covered-table-cell/>
          <table:table-cell table:style-name="Таблица39.d1" table:number-columns-spanned="2" office:value-type="string">
            <text:p text:style-name="P216"/>
          </table:table-cell>
          <table:covered-table-cell/>
          <table:table-cell table:style-name="Таблица39.d1" table:number-columns-spanned="3" office:value-type="string">
            <text:p text:style-name="P216"/>
          </table:table-cell>
          <table:covered-table-cell/>
          <table:covered-table-cell/>
          <table:table-cell table:style-name="Таблица39.d1" table:number-columns-spanned="3" office:value-type="string">
            <text:p text:style-name="P216"/>
          </table:table-cell>
          <table:covered-table-cell/>
          <table:covered-table-cell/>
          <table:table-cell table:style-name="Таблица39.d1" table:number-columns-spanned="3" office:value-type="string">
            <text:p text:style-name="P216"/>
          </table:table-cell>
          <table:covered-table-cell/>
          <table:covered-table-cell/>
          <table:table-cell table:style-name="Таблица39.d1" table:number-columns-spanned="2" office:value-type="string">
            <text:p text:style-name="P216"/>
          </table:table-cell>
          <table:covered-table-cell/>
          <table:table-cell table:style-name="Таблица39.d1" table:number-columns-spanned="2" office:value-type="string">
            <text:p text:style-name="P216"/>
          </table:table-cell>
          <table:covered-table-cell/>
          <table:table-cell table:style-name="Таблица39.d1" table:number-columns-spanned="3" office:value-type="string">
            <text:p text:style-name="P216"/>
          </table:table-cell>
          <table:covered-table-cell/>
          <table:covered-table-cell/>
          <table:table-cell table:style-name="Таблица39.d1" table:number-columns-spanned="4" office:value-type="string">
            <text:p text:style-name="P216"/>
          </table:table-cell>
          <table:covered-table-cell/>
          <table:covered-table-cell/>
          <table:covered-table-cell/>
          <table:table-cell table:style-name="Таблица39.d1" table:number-columns-spanned="3" office:value-type="string">
            <text:p text:style-name="P216"/>
          </table:table-cell>
          <table:covered-table-cell/>
          <table:covered-table-cell/>
          <table:table-cell table:style-name="Таблица39.p1" office:value-type="string">
            <text:p text:style-name="P216"/>
          </table:table-cell>
        </table:table-row>
        <table:table-row table:style-name="Таблица39.1">
          <table:table-cell table:style-name="Таблица39.d1" table:number-columns-spanned="3" office:value-type="string">
            <text:p text:style-name="P165">Подл.</text:p>
          </table:table-cell>
          <table:covered-table-cell/>
          <table:covered-table-cell/>
          <table:table-cell table:style-name="Таблица39.d1" table:number-columns-spanned="5" office:value-type="string">
            <text:p text:style-name="P75"/>
          </table:table-cell>
          <table:covered-table-cell/>
          <table:covered-table-cell/>
          <table:covered-table-cell/>
          <table:covered-table-cell/>
          <table:table-cell table:style-name="Таблица39.d1" table:number-columns-spanned="3" office:value-type="string">
            <text:p text:style-name="P70"/>
          </table:table-cell>
          <table:covered-table-cell/>
          <table:covered-table-cell/>
          <table:table-cell table:style-name="Таблица39.d1" office:value-type="string">
            <text:p text:style-name="P150"/>
          </table:table-cell>
          <table:covered-table-cell table:style-name="Таблица39.M3"/>
          <table:covered-table-cell/>
          <table:covered-table-cell/>
          <table:covered-table-cell/>
          <table:table-cell table:style-name="Таблица39.d1" table:number-columns-spanned="2" office:value-type="string">
            <text:p text:style-name="P216"/>
          </table:table-cell>
          <table:covered-table-cell/>
          <table:table-cell table:style-name="Таблица39.d1" table:number-columns-spanned="3" office:value-type="string">
            <text:p text:style-name="P216"/>
          </table:table-cell>
          <table:covered-table-cell/>
          <table:covered-table-cell/>
          <table:table-cell table:style-name="Таблица39.d1" table:number-columns-spanned="3" office:value-type="string">
            <text:p text:style-name="P216"/>
          </table:table-cell>
          <table:covered-table-cell/>
          <table:covered-table-cell/>
          <table:table-cell table:style-name="Таблица39.d1" table:number-columns-spanned="3" office:value-type="string">
            <text:p text:style-name="P216"/>
          </table:table-cell>
          <table:covered-table-cell/>
          <table:covered-table-cell/>
          <table:table-cell table:style-name="Таблица39.d1" table:number-columns-spanned="2" office:value-type="string">
            <text:p text:style-name="P216"/>
          </table:table-cell>
          <table:covered-table-cell/>
          <table:table-cell table:style-name="Таблица39.d1" table:number-columns-spanned="2" office:value-type="string">
            <text:p text:style-name="P216"/>
          </table:table-cell>
          <table:covered-table-cell/>
          <table:table-cell table:style-name="Таблица39.d1" table:number-columns-spanned="3" office:value-type="string">
            <text:p text:style-name="P216"/>
          </table:table-cell>
          <table:covered-table-cell/>
          <table:covered-table-cell/>
          <table:table-cell table:style-name="Таблица39.d1" table:number-columns-spanned="4" office:value-type="string">
            <text:p text:style-name="P216"/>
          </table:table-cell>
          <table:covered-table-cell/>
          <table:covered-table-cell/>
          <table:covered-table-cell/>
          <table:table-cell table:style-name="Таблица39.d1" table:number-columns-spanned="3" office:value-type="string">
            <text:p text:style-name="P216"/>
          </table:table-cell>
          <table:covered-table-cell/>
          <table:covered-table-cell/>
          <table:table-cell table:style-name="Таблица39.p1" office:value-type="string">
            <text:p text:style-name="P216"/>
          </table:table-cell>
        </table:table-row>
        <table:table-row table:style-name="Таблица39.5">
          <table:table-cell table:style-name="Таблица39.d1" table:number-columns-spanned="22" office:value-type="string">
            <text:p text:style-name="P38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9.W5" table:number-columns-spanned="11" office:value-type="string">
            <text:p text:style-name="P38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9.h5" table:number-columns-spanned="8" office:value-type="string">
            <text:p text:style-name="P38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9.p5" office:value-type="string">
            <text:p text:style-name="P405">24</text:p>
          </table:table-cell>
        </table:table-row>
        <table:table-row table:style-name="Таблица39.6">
          <table:table-cell table:style-name="Таблица39.d1" table:number-rows-spanned="3" table:number-columns-spanned="2" office:value-type="string">
            <text:p text:style-name="P216"/>
          </table:table-cell>
          <table:covered-table-cell/>
          <table:table-cell table:style-name="Таблица39.d1" table:number-columns-spanned="3" office:value-type="string">
            <text:p text:style-name="P216"/>
          </table:table-cell>
          <table:covered-table-cell/>
          <table:covered-table-cell/>
          <table:table-cell table:style-name="Таблица39.d1" table:number-columns-spanned="2" office:value-type="string">
            <text:p text:style-name="P216"/>
          </table:table-cell>
          <table:covered-table-cell/>
          <table:table-cell table:style-name="Таблица39.d1" table:number-columns-spanned="4" office:value-type="string">
            <text:p text:style-name="P216"/>
          </table:table-cell>
          <table:covered-table-cell/>
          <table:covered-table-cell/>
          <table:covered-table-cell/>
          <table:table-cell table:style-name="Таблица39.d1" table:number-columns-spanned="2" office:value-type="string">
            <text:p text:style-name="P216"/>
          </table:table-cell>
          <table:covered-table-cell/>
          <table:table-cell table:style-name="Таблица39.d1" office:value-type="string">
            <text:p text:style-name="P216"/>
          </table:table-cell>
          <table:table-cell table:style-name="Таблица39.d1" office:value-type="string">
            <text:p text:style-name="P216"/>
          </table:table-cell>
          <table:table-cell table:style-name="Таблица39.d1" table:number-columns-spanned="2" office:value-type="string">
            <text:p text:style-name="P216"/>
          </table:table-cell>
          <table:covered-table-cell/>
          <table:table-cell table:style-name="Таблица39.d1" table:number-columns-spanned="3" office:value-type="string">
            <text:p text:style-name="P216"/>
          </table:table-cell>
          <table:covered-table-cell/>
          <table:covered-table-cell/>
          <table:table-cell table:style-name="Таблица39.W5" table:number-columns-spanned="3" office:value-type="string">
            <text:p text:style-name="P296"/>
          </table:table-cell>
          <table:covered-table-cell/>
          <table:covered-table-cell/>
          <table:table-cell table:style-name="Таблица39.X6" table:number-columns-spanned="3" office:value-type="string">
            <text:p text:style-name="P296"/>
          </table:table-cell>
          <table:covered-table-cell/>
          <table:covered-table-cell/>
          <table:table-cell table:style-name="Таблица39.a6" table:number-rows-spanned="3" table:number-columns-spanned="10" office:value-type="string">
            <text:p text:style-name="P46">СМ3-92-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9.k6" table:number-rows-spanned="3" table:number-columns-spanned="6" office:value-type="string">
            <text:p text:style-name="P5">СМ3-92/ТП-20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9.6">
          <table:covered-table-cell table:style-name="Таблица39.d1"/>
          <table:covered-table-cell/>
          <table:table-cell table:style-name="Таблица39.d1" table:number-columns-spanned="3" office:value-type="string">
            <text:p text:style-name="P216"/>
          </table:table-cell>
          <table:covered-table-cell/>
          <table:covered-table-cell/>
          <table:table-cell table:style-name="Таблица39.d1" table:number-columns-spanned="2" office:value-type="string">
            <text:p text:style-name="P273"/>
          </table:table-cell>
          <table:covered-table-cell/>
          <table:table-cell table:style-name="Таблица39.d1" table:number-columns-spanned="4" office:value-type="string">
            <text:p text:style-name="P216"/>
          </table:table-cell>
          <table:covered-table-cell/>
          <table:covered-table-cell/>
          <table:covered-table-cell/>
          <table:table-cell table:style-name="Таблица39.d1" table:number-columns-spanned="2" office:value-type="string">
            <text:p text:style-name="P388"/>
          </table:table-cell>
          <table:covered-table-cell/>
          <table:table-cell table:style-name="Таблица39.d1" office:value-type="string">
            <text:p text:style-name="P273"/>
          </table:table-cell>
          <table:table-cell table:style-name="Таблица39.d1" office:value-type="string">
            <text:p text:style-name="P216"/>
          </table:table-cell>
          <table:table-cell table:style-name="Таблица39.d1" table:number-columns-spanned="2" office:value-type="string">
            <text:p text:style-name="P216"/>
          </table:table-cell>
          <table:covered-table-cell/>
          <table:table-cell table:style-name="Таблица39.d1" table:number-columns-spanned="3" office:value-type="string">
            <text:p text:style-name="P216"/>
          </table:table-cell>
          <table:covered-table-cell/>
          <table:covered-table-cell/>
          <table:table-cell table:style-name="Таблица39.d1" table:number-columns-spanned="3" office:value-type="string">
            <text:p text:style-name="P216"/>
          </table:table-cell>
          <table:covered-table-cell/>
          <table:covered-table-cell/>
          <table:table-cell table:style-name="Таблица39.X7" table:number-columns-spanned="3" office:value-type="string">
            <text:p text:style-name="P216"/>
          </table:table-cell>
          <table:covered-table-cell/>
          <table:covered-table-cell/>
          <table:covered-table-cell table:style-name="Таблица39.a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39.k6"/>
          <table:covered-table-cell/>
          <table:covered-table-cell/>
          <table:covered-table-cell/>
          <table:covered-table-cell/>
          <table:covered-table-cell/>
        </table:table-row>
        <table:table-row table:style-name="Таблица39.6">
          <table:covered-table-cell table:style-name="Таблица39.d1"/>
          <table:covered-table-cell/>
          <table:table-cell table:style-name="Таблица39.C8" table:number-columns-spanned="3" office:value-type="string">
            <text:p text:style-name="P261"/>
          </table:table-cell>
          <table:covered-table-cell/>
          <table:covered-table-cell/>
          <table:table-cell table:style-name="Таблица39.F8" table:number-columns-spanned="2" office:value-type="string">
            <text:p text:style-name="P250"/>
          </table:table-cell>
          <table:covered-table-cell/>
          <table:table-cell table:style-name="Таблица39.H8" table:number-columns-spanned="4" office:value-type="string">
            <text:p text:style-name="P262"/>
          </table:table-cell>
          <table:covered-table-cell/>
          <table:covered-table-cell/>
          <table:covered-table-cell/>
          <table:table-cell table:style-name="Таблица39.L8" table:number-columns-spanned="2" office:value-type="string">
            <text:p text:style-name="P251"/>
          </table:table-cell>
          <table:covered-table-cell/>
          <table:table-cell table:style-name="Таблица39.N8" office:value-type="string">
            <text:p text:style-name="P216"/>
          </table:table-cell>
          <table:table-cell table:style-name="Таблица39.O8" office:value-type="string">
            <text:p text:style-name="P216"/>
          </table:table-cell>
          <table:table-cell table:style-name="Таблица39.P8" table:number-columns-spanned="2" office:value-type="string">
            <text:p text:style-name="P216"/>
          </table:table-cell>
          <table:covered-table-cell/>
          <table:table-cell table:style-name="Таблица39.R8" table:number-columns-spanned="3" office:value-type="string">
            <text:p text:style-name="P216"/>
          </table:table-cell>
          <table:covered-table-cell/>
          <table:covered-table-cell/>
          <table:table-cell table:style-name="Таблица39.U8" table:number-columns-spanned="3" office:value-type="string">
            <text:p text:style-name="P216"/>
          </table:table-cell>
          <table:covered-table-cell/>
          <table:covered-table-cell/>
          <table:table-cell table:style-name="Таблица39.X8" table:number-columns-spanned="3" office:value-type="string">
            <text:p text:style-name="P216"/>
          </table:table-cell>
          <table:covered-table-cell/>
          <table:covered-table-cell/>
          <table:covered-table-cell table:style-name="Таблица39.a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39.k6"/>
          <table:covered-table-cell/>
          <table:covered-table-cell/>
          <table:covered-table-cell/>
          <table:covered-table-cell/>
          <table:covered-table-cell/>
        </table:table-row>
        <table:table-row table:style-name="Таблица39.9">
          <table:table-cell table:style-name="Таблица39.A9" office:value-type="string">
            <text:p text:style-name="P180">А</text:p>
          </table:table-cell>
          <table:table-cell table:style-name="Таблица39.B9" table:number-columns-spanned="3" office:value-type="string">
            <text:p text:style-name="P287">Цех</text:p>
          </table:table-cell>
          <table:covered-table-cell/>
          <table:covered-table-cell/>
          <table:table-cell table:style-name="Таблица39.E9" table:number-columns-spanned="2" office:value-type="string">
            <text:p text:style-name="P288">Уч.</text:p>
          </table:table-cell>
          <table:covered-table-cell/>
          <table:table-cell table:style-name="Таблица39.E9" table:number-columns-spanned="3" office:value-type="string">
            <text:p text:style-name="P288">РМ</text:p>
          </table:table-cell>
          <table:covered-table-cell/>
          <table:covered-table-cell/>
          <table:table-cell table:style-name="Таблица39.E9" office:value-type="string">
            <text:p text:style-name="P288">Опер.</text:p>
          </table:table-cell>
          <table:table-cell table:style-name="Таблица39.E9" table:number-columns-spanned="9" office:value-type="string">
            <text:p text:style-name="P274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9.T9" table:number-columns-spanned="23" office:value-type="string">
            <text:p text:style-name="P288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9.9">
          <table:table-cell table:style-name="Таблица39.A9" office:value-type="string">
            <text:p text:style-name="P180">Б</text:p>
          </table:table-cell>
          <table:table-cell table:style-name="Таблица39.B10" table:number-columns-spanned="24" office:value-type="string">
            <text:p text:style-name="P275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9.Z10" table:number-columns-spanned="3" office:value-type="string">
            <text:p text:style-name="P288">СМ</text:p>
          </table:table-cell>
          <table:covered-table-cell/>
          <table:covered-table-cell/>
          <table:table-cell table:style-name="Таблица39.Z10" table:number-columns-spanned="2" office:value-type="string">
            <text:p text:style-name="P288">Проф.</text:p>
          </table:table-cell>
          <table:covered-table-cell/>
          <table:table-cell table:style-name="Таблица39.Z10" table:number-columns-spanned="2" office:value-type="string">
            <text:p text:style-name="P288">Р</text:p>
          </table:table-cell>
          <table:covered-table-cell/>
          <table:table-cell table:style-name="Таблица39.Z10" table:number-columns-spanned="4" office:value-type="string">
            <text:p text:style-name="P288">УТ</text:p>
          </table:table-cell>
          <table:covered-table-cell/>
          <table:covered-table-cell/>
          <table:covered-table-cell/>
          <table:table-cell table:style-name="Таблица39.Z10" office:value-type="string">
            <text:p text:style-name="P288">КР</text:p>
          </table:table-cell>
          <table:table-cell table:style-name="Таблица39.Z10" table:number-columns-spanned="2" office:value-type="string">
            <text:p text:style-name="P288">ЕН</text:p>
          </table:table-cell>
          <table:covered-table-cell/>
          <table:table-cell table:style-name="Таблица39.A9" table:number-columns-spanned="3" office:value-type="string">
            <text:p text:style-name="P288">Тшт</text:p>
          </table:table-cell>
          <table:covered-table-cell/>
          <table:covered-table-cell/>
        </table:table-row>
        <table:table-row table:style-name="Таблица39.9">
          <table:table-cell table:style-name="Таблица39.Z10" office:value-type="string">
            <text:p text:style-name="P180">К/М</text:p>
          </table:table-cell>
          <table:table-cell table:style-name="Таблица39.B11" table:number-columns-spanned="18" office:value-type="string">
            <text:p text:style-name="P288">Наименование детали, сб. единицы или материал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9.T11" table:number-columns-spanned="11" office:value-type="string">
            <text:p text:style-name="P288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9.e11" table:number-columns-spanned="2" office:value-type="string">
            <text:p text:style-name="P288">ОПП</text:p>
          </table:table-cell>
          <table:covered-table-cell/>
          <table:table-cell table:style-name="Таблица39.e11" table:number-columns-spanned="4" office:value-type="string">
            <text:p text:style-name="P288">ЕВ</text:p>
          </table:table-cell>
          <table:covered-table-cell/>
          <table:covered-table-cell/>
          <table:covered-table-cell/>
          <table:table-cell table:style-name="Таблица39.e11" office:value-type="string">
            <text:p text:style-name="P288">ЕН</text:p>
          </table:table-cell>
          <table:table-cell table:style-name="Таблица39.e11" table:number-columns-spanned="2" office:value-type="string">
            <text:p text:style-name="P288">КИ</text:p>
          </table:table-cell>
          <table:covered-table-cell/>
          <table:table-cell table:style-name="Таблица39.n11" table:number-columns-spanned="3" office:value-type="string">
            <text:p text:style-name="P288">Н. расх.</text:p>
          </table:table-cell>
          <table:covered-table-cell/>
          <table:covered-table-cell/>
        </table:table-row>
        <table:table-row table:style-name="Таблица39.12">
          <table:table-cell table:style-name="Таблица39.W5" office:value-type="string">
            <text:p text:style-name="P171">01</text:p>
          </table:table-cell>
          <table:table-cell table:style-name="Таблица39.p1" table:number-columns-spanned="41" office:value-type="string">
            <text:p text:style-name="P328"><text:span text:style-name="Основной_20_шрифт_20_абзаца"><text:span text:style-name="T102"><text:s text:c="5"/>5.</text:span></text:span><text:span text:style-name="Основной_20_шрифт_20_абзаца"><text:span text:style-name="T105">1</text:span></text:span><text:span text:style-name="Основной_20_шрифт_20_абзаца"><text:span text:style-name="T101">.</text:span></text:span><text:span text:style-name="Основной_20_шрифт_20_абзаца"><text:span text:style-name="T105">4</text:span></text:span><text:span text:style-name="Основной_20_шрифт_20_абзаца"><text:span text:style-name="T103"> Протереть механически обработанные поверхности </text:span></text:span><text:span text:style-name="Основной_20_шрифт_20_абзаца"><text:span text:style-name="T104">полика</text:span></text:span><text:span text:style-name="Основной_20_шрифт_20_абзаца"><text:span text:style-name="T103"> </text:span></text:span><text:span text:style-name="Основной_20_шрифт_20_абзаца"><text:span text:style-name="T92">тканью х/б ТО 17-1145-7-92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9.12">
          <table:table-cell table:style-name="Таблица39.W5" office:value-type="string">
            <text:p text:style-name="P171">02</text:p>
          </table:table-cell>
          <table:table-cell table:style-name="Таблица39.p1" table:number-columns-spanned="41" office:value-type="string">
            <text:p text:style-name="P349"><text:span text:style-name="Основной_20_шрифт_20_абзаца"><text:span text:style-name="T108">к ГОСТ 29298-2005, <text:s/>смоченной в ацетоне ГОСТ 2768-84 и отжатой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9.12">
          <table:table-cell table:style-name="Таблица39.W5" office:value-type="string">
            <text:p text:style-name="P171"><text:span text:style-name="T257">Т</text:span>03</text:p>
          </table:table-cell>
          <table:table-cell table:style-name="Таблица39.B14" table:number-columns-spanned="41" office:value-type="string">
            <text:p text:style-name="P344"><text:span text:style-name="Основной_20_шрифт_20_абзаца"><text:span text:style-name="T81">Емкость СПР-11166,</text:span></text:span><text:span text:style-name="Основной_20_шрифт_20_абзаца"><text:span text:style-name="T82"> </text:span></text:span><text:span text:style-name="Основной_20_шрифт_20_абзаца"><text:span text:style-name="T88">часы любой марки по действующей ДС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9.12">
          <table:table-cell table:style-name="Таблица39.W5" office:value-type="string">
            <text:p text:style-name="P171">04</text:p>
          </table:table-cell>
          <table:table-cell table:style-name="Таблица39.p1" table:number-columns-spanned="41" office:value-type="string">
            <text:p text:style-name="P356"><text:span text:style-name="Основной_20_шрифт_20_абзаца"><text:span text:style-name="T155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9.12">
          <table:table-cell table:style-name="Таблица39.W5" office:value-type="string">
            <text:p text:style-name="P171">05</text:p>
          </table:table-cell>
          <table:table-cell table:style-name="Таблица39.p1" table:number-columns-spanned="41" office:value-type="string">
            <text:p text:style-name="P371"><text:span text:style-name="Основной_20_шрифт_20_абзаца"><text:span text:style-name="T24"><text:s text:c="4"/></text:span></text:span><text:span text:style-name="Основной_20_шрифт_20_абзаца"><text:span text:style-name="T30">5.</text:span></text:span><text:span text:style-name="Основной_20_шрифт_20_абзаца"><text:span text:style-name="T37">1</text:span></text:span><text:span text:style-name="Основной_20_шрифт_20_абзаца"><text:span text:style-name="T30">.</text:span></text:span><text:span text:style-name="Основной_20_шрифт_20_абзаца"><text:span text:style-name="T37">5</text:span></text:span><text:span text:style-name="Основной_20_шрифт_20_абзаца"><text:span text:style-name="T157"> Выдержать </text:span></text:span><text:span text:style-name="Основной_20_шрифт_20_абзаца"><text:span text:style-name="T40"><text:s/>10-15 мин. при температуре цеха <text:s/>от плюс 1</text:span></text:span><text:span text:style-name="Основной_20_шрифт_20_абзаца"><text:span text:style-name="T41">8</text:span></text:span><text:span text:style-name="Основной_20_шрифт_20_абзаца"><text:span text:style-name="T40"> </text:span></text:span><text:span text:style-name="Основной_20_шрифт_20_абзаца"><text:span text:style-name="T42">º</text:span></text:span><text:span text:style-name="Основной_20_шрифт_20_абзаца"><text:span text:style-name="T40">С до плюс 35 </text:span></text:span><text:span text:style-name="Основной_20_шрифт_20_абзаца"><text:span text:style-name="T42">º</text:span></text:span><text:span text:style-name="Основной_20_шрифт_20_абзаца"><text:span text:style-name="T40">С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9.12">
          <table:table-cell table:style-name="Таблица39.W5" office:value-type="string">
            <text:p text:style-name="P171"><text:span text:style-name="T267">Т</text:span>06</text:p>
          </table:table-cell>
          <table:table-cell table:style-name="Таблица39.p1" table:number-columns-spanned="41" office:value-type="string">
            <text:p text:style-name="P328"><text:span text:style-name="Основной_20_шрифт_20_абзаца"><text:span text:style-name="T169">Психрометр аспирационный <text:s/>МВ-4-2М ТУ 52.07-(ГРПИ.405132.001)-92, часы <text:s/>любой марки по действующей ДС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9.12">
          <table:table-cell table:style-name="Таблица39.W5" office:value-type="string">
            <text:p text:style-name="P171">07</text:p>
          </table:table-cell>
          <table:table-cell table:style-name="Таблица39.p1" table:number-columns-spanned="41" office:value-type="string">
            <text:p text:style-name="P344"><text:span text:style-name="Основной_20_шрифт_20_абзаца"><text:span text:style-name="T88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9.12">
          <table:table-cell table:style-name="Таблица39.W5" office:value-type="string">
            <text:p text:style-name="P171">08</text:p>
          </table:table-cell>
          <table:table-cell table:style-name="Таблица39.p1" table:number-columns-spanned="41" office:value-type="string">
            <text:p text:style-name="P370"><text:span text:style-name="Основной_20_шрифт_20_абзаца"><text:span text:style-name="T24"><text:s text:c="6"/></text:span></text:span><text:span text:style-name="T138">5.</text:span><text:span text:style-name="T139">1</text:span><text:span text:style-name="T138">.</text:span><text:span text:style-name="T139">6</text:span><text:span text:style-name="T225"> Нанести на механически обработанные поверхности корпуса один слой связующего </text:span><text:span text:style-name="Основной_20_шрифт_20_абзаца"><text:span text:style-name="T26">на основе смолы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9.12">
          <table:table-cell table:style-name="Таблица39.W5" office:value-type="string">
            <text:p text:style-name="P171">09</text:p>
          </table:table-cell>
          <table:table-cell table:style-name="Таблица39.p1" table:number-columns-spanned="41" office:value-type="string">
            <text:p text:style-name="P369"><text:span text:style-name="Основной_20_шрифт_20_абзаца"><text:span text:style-name="T65">Attshield OP745. </text:span></text:span><text:span text:style-name="Основной_20_шрифт_20_абзаца"><text:span text:style-name="T25">Ч</text:span></text:span><text:span text:style-name="Основной_20_шрифт_20_абзаца"><text:span text:style-name="T26">ерт.</text:span></text:span><text:span text:style-name="Основной_20_шрифт_20_абзаца"><text:span text:style-name="T24">СМ3-92-2024-0</text:span></text:span><text:span text:style-name="Основной_20_шрифт_20_абзаца"><text:span text:style-name="T35">3</text:span></text:span><text:span text:style-name="Основной_20_шрифт_20_абзаца"><text:span text:style-name="T27"> </text:span></text:span><text:span text:style-name="Основной_20_шрифт_20_абзаца"><text:span text:style-name="T24">СБ, </text:span></text:span><text:span text:style-name="Основной_20_шрифт_20_абзаца"><text:span text:style-name="T25">п.</text:span></text:span><text:span text:style-name="Основной_20_шрифт_20_абзаца"><text:span text:style-name="T35">14</text:span></text:span><text:span text:style-name="Основной_20_шрифт_20_абзаца"><text:span text:style-name="T27">, п.</text:span></text:span><text:span text:style-name="Основной_20_шрифт_20_абзаца"><text:span text:style-name="T35">7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9.12">
          <table:table-cell table:style-name="Таблица39.W5" office:value-type="string">
            <text:p text:style-name="P171"><text:span text:style-name="T267">Т</text:span>10</text:p>
          </table:table-cell>
          <table:table-cell table:style-name="Таблица39.p1" table:number-columns-spanned="41" office:value-type="string">
            <text:p text:style-name="P373"><text:span text:style-name="Основной_20_шрифт_20_абзаца"><text:span text:style-name="T44">Кисть </text:span></text:span><text:span text:style-name="Основной_20_шрифт_20_абзаца"><text:span text:style-name="T25">КФК18, КФ</text:span></text:span><text:span text:style-name="Основной_20_шрифт_20_абзаца"><text:span text:style-name="T28">5</text:span></text:span><text:span text:style-name="Основной_20_шрифт_20_абзаца"><text:span text:style-name="T25">0 ГОСТ Р 58516-2019</text:span></text:span><text:span text:style-name="Основной_20_шрифт_20_абзаца"><text:span text:style-name="T44">, </text:span></text:span><text:span text:style-name="Основной_20_шрифт_20_абзаца"><text:span text:style-name="T25">шпатель СПР-5487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9.12">
          <table:table-cell table:style-name="Таблица39.W5" office:value-type="string">
            <text:p text:style-name="P171">11</text:p>
          </table:table-cell>
          <table:table-cell table:style-name="Таблица39.p1" table:number-columns-spanned="41" office:value-type="string">
            <text:p text:style-name="P371"><text:span text:style-name="Основной_20_шрифт_20_абзаца"><text:span text:style-name="T40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9.12">
          <table:table-cell table:style-name="Таблица39.W5" office:value-type="string">
            <text:p text:style-name="P171">12</text:p>
          </table:table-cell>
          <table:table-cell table:style-name="Таблица39.p1" table:number-columns-spanned="41" office:value-type="string">
            <text:p text:style-name="P369"><text:span text:style-name="Основной_20_шрифт_20_абзаца"><text:span text:style-name="T24"><text:s text:c="6"/></text:span></text:span><text:span text:style-name="Основной_20_шрифт_20_абзаца"><text:span text:style-name="T95">5.</text:span></text:span><text:span text:style-name="Основной_20_шрифт_20_абзаца"><text:span text:style-name="T96">1</text:span></text:span><text:span text:style-name="Основной_20_шрифт_20_абзаца"><text:span text:style-name="T95">.</text:span></text:span><text:span text:style-name="Основной_20_шрифт_20_абзаца"><text:span text:style-name="T96">7</text:span></text:span><text:span text:style-name="Основной_20_шрифт_20_абзаца"><text:span text:style-name="T93"> </text:span></text:span><text:span text:style-name="Основной_20_шрифт_20_абзаца"><text:span text:style-name="T94">Выдержать </text:span></text:span><text:span text:style-name="Основной_20_шрифт_20_абзаца"><text:span text:style-name="T93">связующие </text:span></text:span><text:span text:style-name="Основной_20_шрифт_20_абзаца"><text:span text:style-name="T98">при температуре цеха от плюс 1</text:span></text:span><text:span text:style-name="Основной_20_шрифт_20_абзаца"><text:span text:style-name="T99">8</text:span></text:span><text:span text:style-name="Основной_20_шрифт_20_абзаца"><text:span text:style-name="T98"> </text:span></text:span><text:span text:style-name="Основной_20_шрифт_20_абзаца"><text:span text:style-name="T100">º</text:span></text:span><text:span text:style-name="Основной_20_шрифт_20_абзаца"><text:span text:style-name="T98">С до плюс 35 </text:span></text:span><text:span text:style-name="Основной_20_шрифт_20_абзаца"><text:span text:style-name="T100">º</text:span></text:span><text:span text:style-name="Основной_20_шрифт_20_абзаца"><text:span text:style-name="T98">С </text:span></text:span><text:span text:style-name="Основной_20_шрифт_20_абзаца"><text:span text:style-name="T91">не менее 24 часов.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9.12">
          <table:table-cell table:style-name="Таблица39.W5" office:value-type="string">
            <text:p text:style-name="P171"><text:span text:style-name="T268">Т</text:span>13</text:p>
          </table:table-cell>
          <table:table-cell table:style-name="Таблица39.p1" table:number-columns-spanned="41" office:value-type="string">
            <text:p text:style-name="P369"><text:span text:style-name="Основной_20_шрифт_20_абзаца"><text:span text:style-name="T25"><text:s/></text:span></text:span><text:span text:style-name="Основной_20_шрифт_20_абзаца"><text:span text:style-name="T44">Психрометр аспирационный <text:s/>МВ-4-2М ТУ 52.07-(ГРПИ.405132.001)-92, часы любой марки по действующей ДС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9.12">
          <table:table-cell table:style-name="Таблица39.W5" office:value-type="string">
            <text:p text:style-name="P171">14</text:p>
          </table:table-cell>
          <table:table-cell table:style-name="Таблица39.B14" table:number-columns-spanned="41" office:value-type="string">
            <text:p text:style-name="P360"><text:span text:style-name="Основной_20_шрифт_20_абзаца"><text:span text:style-name="T52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9.12">
          <table:table-cell table:style-name="Таблица39.W5" office:value-type="string">
            <text:p text:style-name="P171">15</text:p>
          </table:table-cell>
          <table:table-cell table:style-name="Таблица39.p1" table:number-columns-spanned="41" office:value-type="string">
            <text:p text:style-name="P369"><text:span text:style-name="Основной_20_шрифт_20_абзаца"><text:span text:style-name="T24"><text:s text:c="7"/></text:span></text:span><text:span text:style-name="Основной_20_шрифт_20_абзаца"><text:span text:style-name="T30">5.</text:span></text:span><text:span text:style-name="Основной_20_шрифт_20_абзаца"><text:span text:style-name="T38">1</text:span></text:span><text:span text:style-name="Основной_20_шрифт_20_абзаца"><text:span text:style-name="T30">.</text:span></text:span><text:span text:style-name="Основной_20_шрифт_20_абзаца"><text:span text:style-name="T38">8</text:span></text:span><text:span text:style-name="Основной_20_шрифт_20_абзаца"><text:span text:style-name="T29"> </text:span></text:span><text:span text:style-name="Основной_20_шрифт_20_абзаца"><text:span text:style-name="T45">Провести контроль поверхности </text:span></text:span><text:span text:style-name="Основной_20_шрифт_20_абзаца"><text:span text:style-name="T49">полика</text:span></text:span><text:span text:style-name="Основной_20_шрифт_20_абзаца"><text:span text:style-name="T45"> на гладкость, отсутствие посторонних включений,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9.27">
          <table:table-cell table:style-name="Таблица39.W5" office:value-type="string">
            <text:p text:style-name="P171">16</text:p>
          </table:table-cell>
          <table:table-cell table:style-name="Таблица39.p1" table:number-columns-spanned="41" office:value-type="string">
            <text:p text:style-name="P346"><text:span text:style-name="Основной_20_шрифт_20_абзаца"><text:span text:style-name="T89">расслоений, трещин, наплывов и подтеков связующего. </text:span></text:span><text:span text:style-name="Основной_20_шрифт_20_абзаца"><text:span text:style-name="T90">Ч</text:span></text:span><text:span text:style-name="Основной_20_шрифт_20_абзаца"><text:span text:style-name="T84">ерт.</text:span></text:span><text:span text:style-name="Основной_20_шрифт_20_абзаца"><text:span text:style-name="T85">СМ3-92-2024-0</text:span></text:span><text:span text:style-name="Основной_20_шрифт_20_абзаца"><text:span text:style-name="T87">3</text:span></text:span><text:span text:style-name="Основной_20_шрифт_20_абзаца"><text:span text:style-name="T86"> </text:span></text:span><text:span text:style-name="Основной_20_шрифт_20_абзаца"><text:span text:style-name="T85">СБ, </text:span></text:span><text:span text:style-name="Основной_20_шрифт_20_абзаца"><text:span text:style-name="T83">п.</text:span></text:span><text:span text:style-name="Основной_20_шрифт_20_абзаца"><text:span text:style-name="T87">11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9.28">
          <table:table-cell table:style-name="Таблица39.p5" office:value-type="string">
            <text:p text:style-name="P171">17</text:p>
          </table:table-cell>
          <table:table-cell table:style-name="Таблица39.B28" table:number-columns-spanned="41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9.12">
          <table:table-cell table:style-name="Таблица39.A29" table:number-columns-spanned="3" office:value-type="string">
            <text:p text:style-name="P223">УТ</text:p>
          </table:table-cell>
          <table:covered-table-cell/>
          <table:covered-table-cell/>
          <table:table-cell table:style-name="Таблица39.A29" table:number-columns-spanned="32" office:value-type="string">
            <text:p text:style-name="P223">Указание технологическо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9.A29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  <table:table-cell table:style-name="Таблица39.o29" table:number-columns-spanned="2" office:value-type="string">
            <text:p text:style-name="P388"/>
          </table:table-cell>
          <table:covered-table-cell/>
        </table:table-row>
      </table:table>
      <text:p text:style-name="P141"><text:soft-page-break/>ГОСТ 3.1121-84 Форма 1б</text:p>
      <table:table table:name="Таблица40" table:style-name="Таблица40">
        <table:table-column table:style-name="Таблица40.A"/>
        <table:table-column table:style-name="Таблица40.B"/>
        <table:table-column table:style-name="Таблица40.C"/>
        <table:table-column table:style-name="Таблица40.D"/>
        <table:table-column table:style-name="Таблица40.E"/>
        <table:table-column table:style-name="Таблица40.F"/>
        <table:table-column table:style-name="Таблица40.G"/>
        <table:table-column table:style-name="Таблица40.H"/>
        <table:table-column table:style-name="Таблица40.B"/>
        <table:table-column table:style-name="Таблица40.J"/>
        <table:table-column table:style-name="Таблица40.E"/>
        <table:table-column table:style-name="Таблица40.L"/>
        <table:table-column table:style-name="Таблица40.M"/>
        <table:table-column table:style-name="Таблица40.N"/>
        <table:table-column table:style-name="Таблица40.O"/>
        <table:table-column table:style-name="Таблица40.P"/>
        <table:table-column table:style-name="Таблица40.Q"/>
        <table:table-column table:style-name="Таблица40.O"/>
        <table:table-column table:style-name="Таблица40.S"/>
        <table:table-column table:style-name="Таблица40.T"/>
        <table:table-column table:style-name="Таблица40.U"/>
        <table:table-column table:style-name="Таблица40.V"/>
        <table:table-column table:style-name="Таблица40.W"/>
        <table:table-column table:style-name="Таблица40.B"/>
        <table:table-column table:style-name="Таблица40.Y"/>
        <table:table-column table:style-name="Таблица40.Z"/>
        <table:table-column table:style-name="Таблица40.a"/>
        <table:table-column table:style-name="Таблица40.b"/>
        <table:table-column table:style-name="Таблица40.c"/>
        <table:table-column table:style-name="Таблица40.d"/>
        <table:table-column table:style-name="Таблица40.e"/>
        <table:table-column table:style-name="Таблица40.f"/>
        <table:table-column table:style-name="Таблица40.B"/>
        <table:table-column table:style-name="Таблица40.h"/>
        <table:table-column table:style-name="Таблица40.i"/>
        <table:table-column table:style-name="Таблица40.j"/>
        <table:table-column table:style-name="Таблица40.k"/>
        <table:table-column table:style-name="Таблица40.l"/>
        <table:table-column table:style-name="Таблица40.m"/>
        <table:table-column table:style-name="Таблица40.n"/>
        <table:table-column table:style-name="Таблица40.o"/>
        <table:table-column table:style-name="Таблица40.p"/>
        <table:table-row table:style-name="Таблица40.1">
          <table:table-cell table:style-name="Таблица40.A1" table:number-columns-spanned="3" office:value-type="string">
            <text:p text:style-name="P165">Дубл.</text:p>
          </table:table-cell>
          <table:covered-table-cell/>
          <table:covered-table-cell/>
          <table:table-cell table:style-name="Таблица40.A1" table:number-columns-spanned="5" office:value-type="string">
            <text:p text:style-name="P216"/>
          </table:table-cell>
          <table:covered-table-cell/>
          <table:covered-table-cell/>
          <table:covered-table-cell/>
          <table:covered-table-cell/>
          <table:table-cell table:style-name="Таблица40.A1" table:number-columns-spanned="3" office:value-type="string">
            <text:p text:style-name="P216"/>
          </table:table-cell>
          <table:covered-table-cell/>
          <table:covered-table-cell/>
          <table:table-cell table:style-name="Таблица40.A1" office:value-type="string">
            <text:p text:style-name="P216"/>
          </table:table-cell>
          <table:table-cell table:style-name="Таблица40.M1" table:number-columns-spanned="4" office:value-type="string">
            <text:p text:style-name="P216"/>
          </table:table-cell>
          <table:covered-table-cell/>
          <table:covered-table-cell/>
          <table:covered-table-cell/>
          <table:table-cell table:style-name="Таблица40.Q1" table:number-columns-spanned="2" office:value-type="string">
            <text:p text:style-name="P216"/>
          </table:table-cell>
          <table:covered-table-cell/>
          <table:table-cell table:style-name="Таблица40.Q1" table:number-columns-spanned="3" office:value-type="string">
            <text:p text:style-name="P216"/>
          </table:table-cell>
          <table:covered-table-cell/>
          <table:covered-table-cell/>
          <table:table-cell table:style-name="Таблица40.Q1" table:number-columns-spanned="3" office:value-type="string">
            <text:p text:style-name="P216"/>
          </table:table-cell>
          <table:covered-table-cell/>
          <table:covered-table-cell/>
          <table:table-cell table:style-name="Таблица40.Q1" table:number-columns-spanned="3" office:value-type="string">
            <text:p text:style-name="P216"/>
          </table:table-cell>
          <table:covered-table-cell/>
          <table:covered-table-cell/>
          <table:table-cell table:style-name="Таблица40.Q1" table:number-columns-spanned="2" office:value-type="string">
            <text:p text:style-name="P216"/>
          </table:table-cell>
          <table:covered-table-cell/>
          <table:table-cell table:style-name="Таблица40.A1" table:number-columns-spanned="2" office:value-type="string">
            <text:p text:style-name="P216"/>
          </table:table-cell>
          <table:covered-table-cell/>
          <table:table-cell table:style-name="Таблица40.A1" table:number-columns-spanned="3" office:value-type="string">
            <text:p text:style-name="P216"/>
          </table:table-cell>
          <table:covered-table-cell/>
          <table:covered-table-cell/>
          <table:table-cell table:style-name="Таблица40.A1" table:number-columns-spanned="4" office:value-type="string">
            <text:p text:style-name="P216"/>
          </table:table-cell>
          <table:covered-table-cell/>
          <table:covered-table-cell/>
          <table:covered-table-cell/>
          <table:table-cell table:style-name="Таблица40.A1" table:number-columns-spanned="3" office:value-type="string">
            <text:p text:style-name="P216"/>
          </table:table-cell>
          <table:covered-table-cell/>
          <table:covered-table-cell/>
          <table:table-cell table:style-name="Таблица40.p1" office:value-type="string">
            <text:p text:style-name="P216"/>
          </table:table-cell>
        </table:table-row>
        <table:table-row table:style-name="Таблица40.1">
          <table:table-cell table:style-name="Таблица40.A1" table:number-columns-spanned="3" office:value-type="string">
            <text:p text:style-name="P165">Взам.</text:p>
          </table:table-cell>
          <table:covered-table-cell/>
          <table:covered-table-cell/>
          <table:table-cell table:style-name="Таблица40.A1" table:number-columns-spanned="5" office:value-type="string">
            <text:p text:style-name="P216"/>
          </table:table-cell>
          <table:covered-table-cell/>
          <table:covered-table-cell/>
          <table:covered-table-cell/>
          <table:covered-table-cell/>
          <table:table-cell table:style-name="Таблица40.A1" table:number-columns-spanned="3" office:value-type="string">
            <text:p text:style-name="P216"/>
          </table:table-cell>
          <table:covered-table-cell/>
          <table:covered-table-cell/>
          <table:table-cell table:style-name="Таблица40.A1" office:value-type="string">
            <text:p text:style-name="P216"/>
          </table:table-cell>
          <table:table-cell table:style-name="Таблица40.M2" table:number-rows-spanned="2" table:number-columns-spanned="4" office:value-type="string">
            <text:p text:style-name="P216"/>
          </table:table-cell>
          <table:covered-table-cell/>
          <table:covered-table-cell/>
          <table:covered-table-cell/>
          <table:table-cell table:style-name="Таблица40.A1" table:number-columns-spanned="2" office:value-type="string">
            <text:p text:style-name="P216"/>
          </table:table-cell>
          <table:covered-table-cell/>
          <table:table-cell table:style-name="Таблица40.A1" table:number-columns-spanned="3" office:value-type="string">
            <text:p text:style-name="P216"/>
          </table:table-cell>
          <table:covered-table-cell/>
          <table:covered-table-cell/>
          <table:table-cell table:style-name="Таблица40.A1" table:number-columns-spanned="3" office:value-type="string">
            <text:p text:style-name="P216"/>
          </table:table-cell>
          <table:covered-table-cell/>
          <table:covered-table-cell/>
          <table:table-cell table:style-name="Таблица40.A1" table:number-columns-spanned="3" office:value-type="string">
            <text:p text:style-name="P216"/>
          </table:table-cell>
          <table:covered-table-cell/>
          <table:covered-table-cell/>
          <table:table-cell table:style-name="Таблица40.A1" table:number-columns-spanned="2" office:value-type="string">
            <text:p text:style-name="P216"/>
          </table:table-cell>
          <table:covered-table-cell/>
          <table:table-cell table:style-name="Таблица40.A1" table:number-columns-spanned="2" office:value-type="string">
            <text:p text:style-name="P216"/>
          </table:table-cell>
          <table:covered-table-cell/>
          <table:table-cell table:style-name="Таблица40.A1" table:number-columns-spanned="3" office:value-type="string">
            <text:p text:style-name="P216"/>
          </table:table-cell>
          <table:covered-table-cell/>
          <table:covered-table-cell/>
          <table:table-cell table:style-name="Таблица40.A1" table:number-columns-spanned="4" office:value-type="string">
            <text:p text:style-name="P216"/>
          </table:table-cell>
          <table:covered-table-cell/>
          <table:covered-table-cell/>
          <table:covered-table-cell/>
          <table:table-cell table:style-name="Таблица40.A1" table:number-columns-spanned="3" office:value-type="string">
            <text:p text:style-name="P216"/>
          </table:table-cell>
          <table:covered-table-cell/>
          <table:covered-table-cell/>
          <table:table-cell table:style-name="Таблица40.p1" office:value-type="string">
            <text:p text:style-name="P216"/>
          </table:table-cell>
        </table:table-row>
        <table:table-row table:style-name="Таблица40.1">
          <table:table-cell table:style-name="Таблица40.A1" table:number-columns-spanned="3" office:value-type="string">
            <text:p text:style-name="P165">Подл.</text:p>
          </table:table-cell>
          <table:covered-table-cell/>
          <table:covered-table-cell/>
          <table:table-cell table:style-name="Таблица40.A1" table:number-columns-spanned="5" office:value-type="string">
            <text:p text:style-name="P75"/>
          </table:table-cell>
          <table:covered-table-cell/>
          <table:covered-table-cell/>
          <table:covered-table-cell/>
          <table:covered-table-cell/>
          <table:table-cell table:style-name="Таблица40.A1" table:number-columns-spanned="3" office:value-type="string">
            <text:p text:style-name="P70"/>
          </table:table-cell>
          <table:covered-table-cell/>
          <table:covered-table-cell/>
          <table:table-cell table:style-name="Таблица40.A1" office:value-type="string">
            <text:p text:style-name="P150"/>
          </table:table-cell>
          <table:covered-table-cell table:style-name="Таблица40.M2"/>
          <table:covered-table-cell/>
          <table:covered-table-cell/>
          <table:covered-table-cell/>
          <table:table-cell table:style-name="Таблица40.A1" table:number-columns-spanned="2" office:value-type="string">
            <text:p text:style-name="P216"/>
          </table:table-cell>
          <table:covered-table-cell/>
          <table:table-cell table:style-name="Таблица40.A1" table:number-columns-spanned="3" office:value-type="string">
            <text:p text:style-name="P216"/>
          </table:table-cell>
          <table:covered-table-cell/>
          <table:covered-table-cell/>
          <table:table-cell table:style-name="Таблица40.A1" table:number-columns-spanned="3" office:value-type="string">
            <text:p text:style-name="P216"/>
          </table:table-cell>
          <table:covered-table-cell/>
          <table:covered-table-cell/>
          <table:table-cell table:style-name="Таблица40.A1" table:number-columns-spanned="3" office:value-type="string">
            <text:p text:style-name="P216"/>
          </table:table-cell>
          <table:covered-table-cell/>
          <table:covered-table-cell/>
          <table:table-cell table:style-name="Таблица40.A1" table:number-columns-spanned="2" office:value-type="string">
            <text:p text:style-name="P216"/>
          </table:table-cell>
          <table:covered-table-cell/>
          <table:table-cell table:style-name="Таблица40.A1" table:number-columns-spanned="2" office:value-type="string">
            <text:p text:style-name="P216"/>
          </table:table-cell>
          <table:covered-table-cell/>
          <table:table-cell table:style-name="Таблица40.A1" table:number-columns-spanned="3" office:value-type="string">
            <text:p text:style-name="P216"/>
          </table:table-cell>
          <table:covered-table-cell/>
          <table:covered-table-cell/>
          <table:table-cell table:style-name="Таблица40.A1" table:number-columns-spanned="4" office:value-type="string">
            <text:p text:style-name="P216"/>
          </table:table-cell>
          <table:covered-table-cell/>
          <table:covered-table-cell/>
          <table:covered-table-cell/>
          <table:table-cell table:style-name="Таблица40.A1" table:number-columns-spanned="3" office:value-type="string">
            <text:p text:style-name="P216"/>
          </table:table-cell>
          <table:covered-table-cell/>
          <table:covered-table-cell/>
          <table:table-cell table:style-name="Таблица40.p1" office:value-type="string">
            <text:p text:style-name="P216"/>
          </table:table-cell>
        </table:table-row>
        <table:table-row table:style-name="Таблица40.4">
          <table:table-cell table:style-name="Таблица40.A1" table:number-columns-spanned="22" office:value-type="string">
            <text:p text:style-name="P38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0.W4" table:number-columns-spanned="11" office:value-type="string">
            <text:p text:style-name="P38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0.h4" table:number-columns-spanned="8" office:value-type="string">
            <text:p text:style-name="P38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0.p4" office:value-type="string">
            <text:p text:style-name="P405">25</text:p>
          </table:table-cell>
        </table:table-row>
        <table:table-row table:style-name="Таблица40.5">
          <table:table-cell table:style-name="Таблица40.A1" table:number-rows-spanned="3" table:number-columns-spanned="2" office:value-type="string">
            <text:p text:style-name="P216"/>
          </table:table-cell>
          <table:covered-table-cell/>
          <table:table-cell table:style-name="Таблица40.A1" table:number-columns-spanned="3" office:value-type="string">
            <text:p text:style-name="P216"/>
          </table:table-cell>
          <table:covered-table-cell/>
          <table:covered-table-cell/>
          <table:table-cell table:style-name="Таблица40.A1" table:number-columns-spanned="2" office:value-type="string">
            <text:p text:style-name="P216"/>
          </table:table-cell>
          <table:covered-table-cell/>
          <table:table-cell table:style-name="Таблица40.A1" table:number-columns-spanned="4" office:value-type="string">
            <text:p text:style-name="P216"/>
          </table:table-cell>
          <table:covered-table-cell/>
          <table:covered-table-cell/>
          <table:covered-table-cell/>
          <table:table-cell table:style-name="Таблица40.A1" table:number-columns-spanned="2" office:value-type="string">
            <text:p text:style-name="P216"/>
          </table:table-cell>
          <table:covered-table-cell/>
          <table:table-cell table:style-name="Таблица40.A1" office:value-type="string">
            <text:p text:style-name="P216"/>
          </table:table-cell>
          <table:table-cell table:style-name="Таблица40.A1" office:value-type="string">
            <text:p text:style-name="P216"/>
          </table:table-cell>
          <table:table-cell table:style-name="Таблица40.A1" table:number-columns-spanned="2" office:value-type="string">
            <text:p text:style-name="P216"/>
          </table:table-cell>
          <table:covered-table-cell/>
          <table:table-cell table:style-name="Таблица40.A1" table:number-columns-spanned="3" office:value-type="string">
            <text:p text:style-name="P216"/>
          </table:table-cell>
          <table:covered-table-cell/>
          <table:covered-table-cell/>
          <table:table-cell table:style-name="Таблица40.W4" table:number-columns-spanned="3" office:value-type="string">
            <text:p text:style-name="P296"/>
          </table:table-cell>
          <table:covered-table-cell/>
          <table:covered-table-cell/>
          <table:table-cell table:style-name="Таблица40.X5" table:number-columns-spanned="3" office:value-type="string">
            <text:p text:style-name="P296"/>
          </table:table-cell>
          <table:covered-table-cell/>
          <table:covered-table-cell/>
          <table:table-cell table:style-name="Таблица40.a5" table:number-rows-spanned="3" table:number-columns-spanned="10" office:value-type="string">
            <text:p text:style-name="P46">СМ3-92-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0.k5" table:number-rows-spanned="3" table:number-columns-spanned="6" office:value-type="string">
            <text:p text:style-name="P5">СМ3-92/ТП-20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0.5">
          <table:covered-table-cell table:style-name="Таблица40.A1"/>
          <table:covered-table-cell/>
          <table:table-cell table:style-name="Таблица40.A1" table:number-columns-spanned="3" office:value-type="string">
            <text:p text:style-name="P216"/>
          </table:table-cell>
          <table:covered-table-cell/>
          <table:covered-table-cell/>
          <table:table-cell table:style-name="Таблица40.A1" table:number-columns-spanned="2" office:value-type="string">
            <text:p text:style-name="P273"/>
          </table:table-cell>
          <table:covered-table-cell/>
          <table:table-cell table:style-name="Таблица40.A1" table:number-columns-spanned="4" office:value-type="string">
            <text:p text:style-name="P216"/>
          </table:table-cell>
          <table:covered-table-cell/>
          <table:covered-table-cell/>
          <table:covered-table-cell/>
          <table:table-cell table:style-name="Таблица40.A1" table:number-columns-spanned="2" office:value-type="string">
            <text:p text:style-name="P388"/>
          </table:table-cell>
          <table:covered-table-cell/>
          <table:table-cell table:style-name="Таблица40.A1" office:value-type="string">
            <text:p text:style-name="P273"/>
          </table:table-cell>
          <table:table-cell table:style-name="Таблица40.A1" office:value-type="string">
            <text:p text:style-name="P216"/>
          </table:table-cell>
          <table:table-cell table:style-name="Таблица40.A1" table:number-columns-spanned="2" office:value-type="string">
            <text:p text:style-name="P216"/>
          </table:table-cell>
          <table:covered-table-cell/>
          <table:table-cell table:style-name="Таблица40.A1" table:number-columns-spanned="3" office:value-type="string">
            <text:p text:style-name="P216"/>
          </table:table-cell>
          <table:covered-table-cell/>
          <table:covered-table-cell/>
          <table:table-cell table:style-name="Таблица40.A1" table:number-columns-spanned="3" office:value-type="string">
            <text:p text:style-name="P216"/>
          </table:table-cell>
          <table:covered-table-cell/>
          <table:covered-table-cell/>
          <table:table-cell table:style-name="Таблица40.X6" table:number-columns-spanned="3" office:value-type="string">
            <text:p text:style-name="P216"/>
          </table:table-cell>
          <table:covered-table-cell/>
          <table:covered-table-cell/>
          <table:covered-table-cell table:style-name="Таблица40.a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40.k5"/>
          <table:covered-table-cell/>
          <table:covered-table-cell/>
          <table:covered-table-cell/>
          <table:covered-table-cell/>
          <table:covered-table-cell/>
        </table:table-row>
        <table:table-row table:style-name="Таблица40.5">
          <table:covered-table-cell table:style-name="Таблица40.A1"/>
          <table:covered-table-cell/>
          <table:table-cell table:style-name="Таблица40.C7" table:number-columns-spanned="3" office:value-type="string">
            <text:p text:style-name="P261"/>
          </table:table-cell>
          <table:covered-table-cell/>
          <table:covered-table-cell/>
          <table:table-cell table:style-name="Таблица40.F7" table:number-columns-spanned="2" office:value-type="string">
            <text:p text:style-name="P250"/>
          </table:table-cell>
          <table:covered-table-cell/>
          <table:table-cell table:style-name="Таблица40.H7" table:number-columns-spanned="4" office:value-type="string">
            <text:p text:style-name="P262"/>
          </table:table-cell>
          <table:covered-table-cell/>
          <table:covered-table-cell/>
          <table:covered-table-cell/>
          <table:table-cell table:style-name="Таблица40.L7" table:number-columns-spanned="2" office:value-type="string">
            <text:p text:style-name="P251"/>
          </table:table-cell>
          <table:covered-table-cell/>
          <table:table-cell table:style-name="Таблица40.N7" office:value-type="string">
            <text:p text:style-name="P216"/>
          </table:table-cell>
          <table:table-cell table:style-name="Таблица40.O7" office:value-type="string">
            <text:p text:style-name="P216"/>
          </table:table-cell>
          <table:table-cell table:style-name="Таблица40.P7" table:number-columns-spanned="2" office:value-type="string">
            <text:p text:style-name="P216"/>
          </table:table-cell>
          <table:covered-table-cell/>
          <table:table-cell table:style-name="Таблица40.R7" table:number-columns-spanned="3" office:value-type="string">
            <text:p text:style-name="P216"/>
          </table:table-cell>
          <table:covered-table-cell/>
          <table:covered-table-cell/>
          <table:table-cell table:style-name="Таблица40.U7" table:number-columns-spanned="3" office:value-type="string">
            <text:p text:style-name="P216"/>
          </table:table-cell>
          <table:covered-table-cell/>
          <table:covered-table-cell/>
          <table:table-cell table:style-name="Таблица40.X7" table:number-columns-spanned="3" office:value-type="string">
            <text:p text:style-name="P216"/>
          </table:table-cell>
          <table:covered-table-cell/>
          <table:covered-table-cell/>
          <table:covered-table-cell table:style-name="Таблица40.a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40.k5"/>
          <table:covered-table-cell/>
          <table:covered-table-cell/>
          <table:covered-table-cell/>
          <table:covered-table-cell/>
          <table:covered-table-cell/>
        </table:table-row>
        <table:table-row table:style-name="Таблица40.8">
          <table:table-cell table:style-name="Таблица40.A8" office:value-type="string">
            <text:p text:style-name="P180">А</text:p>
          </table:table-cell>
          <table:table-cell table:style-name="Таблица40.B8" table:number-columns-spanned="3" office:value-type="string">
            <text:p text:style-name="P287">Цех</text:p>
          </table:table-cell>
          <table:covered-table-cell/>
          <table:covered-table-cell/>
          <table:table-cell table:style-name="Таблица40.E8" table:number-columns-spanned="2" office:value-type="string">
            <text:p text:style-name="P288">Уч.</text:p>
          </table:table-cell>
          <table:covered-table-cell/>
          <table:table-cell table:style-name="Таблица40.E8" table:number-columns-spanned="3" office:value-type="string">
            <text:p text:style-name="P288">РМ</text:p>
          </table:table-cell>
          <table:covered-table-cell/>
          <table:covered-table-cell/>
          <table:table-cell table:style-name="Таблица40.E8" office:value-type="string">
            <text:p text:style-name="P288">Опер.</text:p>
          </table:table-cell>
          <table:table-cell table:style-name="Таблица40.E8" table:number-columns-spanned="9" office:value-type="string">
            <text:p text:style-name="P274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0.T8" table:number-columns-spanned="23" office:value-type="string">
            <text:p text:style-name="P288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0.8">
          <table:table-cell table:style-name="Таблица40.A8" office:value-type="string">
            <text:p text:style-name="P180">Б</text:p>
          </table:table-cell>
          <table:table-cell table:style-name="Таблица40.B9" table:number-columns-spanned="24" office:value-type="string">
            <text:p text:style-name="P275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0.Z9" table:number-columns-spanned="3" office:value-type="string">
            <text:p text:style-name="P288">СМ</text:p>
          </table:table-cell>
          <table:covered-table-cell/>
          <table:covered-table-cell/>
          <table:table-cell table:style-name="Таблица40.Z9" table:number-columns-spanned="2" office:value-type="string">
            <text:p text:style-name="P288">Проф.</text:p>
          </table:table-cell>
          <table:covered-table-cell/>
          <table:table-cell table:style-name="Таблица40.Z9" table:number-columns-spanned="2" office:value-type="string">
            <text:p text:style-name="P288">Р</text:p>
          </table:table-cell>
          <table:covered-table-cell/>
          <table:table-cell table:style-name="Таблица40.Z9" table:number-columns-spanned="4" office:value-type="string">
            <text:p text:style-name="P288">УТ</text:p>
          </table:table-cell>
          <table:covered-table-cell/>
          <table:covered-table-cell/>
          <table:covered-table-cell/>
          <table:table-cell table:style-name="Таблица40.Z9" office:value-type="string">
            <text:p text:style-name="P288">КР</text:p>
          </table:table-cell>
          <table:table-cell table:style-name="Таблица40.Z9" table:number-columns-spanned="2" office:value-type="string">
            <text:p text:style-name="P288">ЕН</text:p>
          </table:table-cell>
          <table:covered-table-cell/>
          <table:table-cell table:style-name="Таблица40.A8" table:number-columns-spanned="3" office:value-type="string">
            <text:p text:style-name="P288">Тшт</text:p>
          </table:table-cell>
          <table:covered-table-cell/>
          <table:covered-table-cell/>
        </table:table-row>
        <table:table-row table:style-name="Таблица40.8">
          <table:table-cell table:style-name="Таблица40.Z9" office:value-type="string">
            <text:p text:style-name="P180">К/М</text:p>
          </table:table-cell>
          <table:table-cell table:style-name="Таблица40.B10" table:number-columns-spanned="18" office:value-type="string">
            <text:p text:style-name="P288">Наименование детали, сб. единицы или материал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0.T10" table:number-columns-spanned="11" office:value-type="string">
            <text:p text:style-name="P288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0.e10" table:number-columns-spanned="2" office:value-type="string">
            <text:p text:style-name="P288">ОПП</text:p>
          </table:table-cell>
          <table:covered-table-cell/>
          <table:table-cell table:style-name="Таблица40.e10" table:number-columns-spanned="4" office:value-type="string">
            <text:p text:style-name="P288">ЕВ</text:p>
          </table:table-cell>
          <table:covered-table-cell/>
          <table:covered-table-cell/>
          <table:covered-table-cell/>
          <table:table-cell table:style-name="Таблица40.e10" office:value-type="string">
            <text:p text:style-name="P288">ЕН</text:p>
          </table:table-cell>
          <table:table-cell table:style-name="Таблица40.e10" table:number-columns-spanned="2" office:value-type="string">
            <text:p text:style-name="P288">КИ</text:p>
          </table:table-cell>
          <table:covered-table-cell/>
          <table:table-cell table:style-name="Таблица40.n10" table:number-columns-spanned="3" office:value-type="string">
            <text:p text:style-name="P288">Н. расх.</text:p>
          </table:table-cell>
          <table:covered-table-cell/>
          <table:covered-table-cell/>
        </table:table-row>
        <table:table-row table:style-name="Таблица40.11">
          <table:table-cell table:style-name="Таблица40.W4" office:value-type="string">
            <text:p text:style-name="P171">01</text:p>
          </table:table-cell>
          <table:table-cell table:style-name="Таблица40.p1" table:number-columns-spanned="41" office:value-type="string">
            <text:p text:style-name="P371"><text:span text:style-name="Основной_20_шрифт_20_абзаца"><text:span text:style-name="T24"><text:s text:c="7"/></text:span></text:span><text:span text:style-name="Основной_20_шрифт_20_абзаца"><text:span text:style-name="T56">5.</text:span></text:span><text:span text:style-name="Основной_20_шрифт_20_абзаца"><text:span text:style-name="T59">1</text:span></text:span><text:span text:style-name="Основной_20_шрифт_20_абзаца"><text:span text:style-name="T56">.</text:span></text:span><text:span text:style-name="Основной_20_шрифт_20_абзаца"><text:span text:style-name="T59">9</text:span></text:span><text:span text:style-name="Основной_20_шрифт_20_абзаца"><text:span text:style-name="T55"> Провести контроль массы </text:span></text:span><text:span text:style-name="Основной_20_шрифт_20_абзаца"><text:span text:style-name="T58">п</text:span></text:span><text:span text:style-name="Основной_20_шрифт_20_абзаца"><text:span text:style-name="T154">олика</text:span></text:span><text:span text:style-name="Основной_20_шрифт_20_абзаца"><text:span text:style-name="T55">. </text:span></text:span><text:span text:style-name="Основной_20_шрифт_20_абзаца"><text:span text:style-name="T25">Ч</text:span></text:span><text:span text:style-name="Основной_20_шрифт_20_абзаца"><text:span text:style-name="T26">ерт.</text:span></text:span><text:span text:style-name="Основной_20_шрифт_20_абзаца"><text:span text:style-name="T24">СМ3-92-2024-0</text:span></text:span><text:span text:style-name="Основной_20_шрифт_20_абзаца"><text:span text:style-name="T35">3</text:span></text:span><text:span text:style-name="Основной_20_шрифт_20_абзаца"><text:span text:style-name="T31"> </text:span></text:span><text:span text:style-name="Основной_20_шрифт_20_абзаца"><text:span text:style-name="T24">СБ, </text:span></text:span><text:span text:style-name="Основной_20_шрифт_20_абзаца"><text:span text:style-name="T25">п.</text:span></text:span><text:span text:style-name="Основной_20_шрифт_20_абзаца"><text:span text:style-name="T35">17</text:span></text:span><text:span text:style-name="Основной_20_шрифт_20_абзаца"><text:span text:style-name="T30">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0.11">
          <table:table-cell table:style-name="Таблица40.W4" office:value-type="string">
            <text:p text:style-name="P171"><text:span text:style-name="T127">T</text:span>02</text:p>
          </table:table-cell>
          <table:table-cell table:style-name="Таблица40.p1" table:number-columns-spanned="41" office:value-type="string">
            <text:p text:style-name="P367"><text:span text:style-name="Основной_20_шрифт_20_абзаца"><text:span text:style-name="T46">В</text:span></text:span><text:span text:style-name="Основной_20_шрифт_20_абзаца"><text:span text:style-name="T47">есы </text:span></text:span><text:span text:style-name="Основной_20_шрифт_20_абзаца"><text:span text:style-name="T48">платформенные ВСП4-600 или любые другие по действующей ДС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0.11">
          <table:table-cell table:style-name="Таблица40.W4" office:value-type="string">
            <text:p text:style-name="P171">03</text:p>
          </table:table-cell>
          <table:table-cell table:style-name="Таблица40.B13" table:number-columns-spanned="41" office:value-type="string">
            <text:p text:style-name="P356"><text:span text:style-name="Основной_20_шрифт_20_абзаца"><text:span text:style-name="T221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0.11">
          <table:table-cell table:style-name="Таблица40.W4" office:value-type="string">
            <text:p text:style-name="P171">04</text:p>
          </table:table-cell>
          <table:table-cell table:style-name="Таблица40.p1" table:number-columns-spanned="41" office:value-type="string">
            <text:p text:style-name="P376"><text:span text:style-name="Основной_20_шрифт_20_абзаца"><text:span text:style-name="T24"><text:s text:c="6"/></text:span></text:span><text:span text:style-name="Основной_20_шрифт_20_абзаца"><text:span text:style-name="T30">5.</text:span></text:span><text:span text:style-name="Основной_20_шрифт_20_абзаца"><text:span text:style-name="T38">1</text:span></text:span><text:span text:style-name="Основной_20_шрифт_20_абзаца"><text:span text:style-name="T30">.</text:span></text:span><text:span text:style-name="Основной_20_шрифт_20_абзаца"><text:span text:style-name="T33">1</text:span></text:span><text:span text:style-name="Основной_20_шрифт_20_абзаца"><text:span text:style-name="T38">0</text:span></text:span><text:span text:style-name="Основной_20_шрифт_20_абзаца"><text:span text:style-name="T33"> Клеймить </text:span></text:span><text:span text:style-name="Основной_20_шрифт_20_абзаца"><text:span text:style-name="T38">полик багажника </text:span></text:span><text:span text:style-name="Основной_20_шрифт_20_абзаца"><text:span text:style-name="T32">на бирке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0.11">
          <table:table-cell table:style-name="Таблица40.W4" office:value-type="string">
            <text:p text:style-name="P171">05</text:p>
          </table:table-cell>
          <table:table-cell table:style-name="Таблица40.p1" table:number-columns-spanned="41" office:value-type="string">
            <text:p text:style-name="P299"><text:span text:style-name="Основной_20_шрифт_20_абзаца"><text:span text:style-name="T109">Ч</text:span></text:span><text:span text:style-name="Основной_20_шрифт_20_абзаца"><text:span text:style-name="T110">ерт.</text:span></text:span><text:span text:style-name="Основной_20_шрифт_20_абзаца"><text:span text:style-name="T111">СМ3-92-2024-0</text:span></text:span><text:span text:style-name="Основной_20_шрифт_20_абзаца"><text:span text:style-name="T114">3</text:span></text:span><text:span text:style-name="Основной_20_шрифт_20_абзаца"><text:span text:style-name="T112"> </text:span></text:span><text:span text:style-name="Основной_20_шрифт_20_абзаца"><text:span text:style-name="T111">СБ, <text:s/></text:span></text:span><text:span text:style-name="Основной_20_шрифт_20_абзаца"><text:span text:style-name="T113">п.</text:span></text:span><text:span text:style-name="Основной_20_шрифт_20_абзаца"><text:span text:style-name="T114">15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0.11">
          <table:table-cell table:style-name="Таблица40.W4" office:value-type="string">
            <text:p text:style-name="P171">06</text:p>
          </table:table-cell>
          <table:table-cell table:style-name="Таблица40.p1" table:number-columns-spanned="41" office:value-type="string">
            <text:p text:style-name="P330"><text:span text:style-name="Основной_20_шрифт_20_абзаца"><text:span text:style-name="T168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0.11">
          <table:table-cell table:style-name="Таблица40.W4" office:value-type="string">
            <text:p text:style-name="P171"><text:span text:style-name="T249">0</text:span>7</text:p>
          </table:table-cell>
          <table:table-cell table:style-name="Таблица40.p1" table:number-columns-spanned="41" office:value-type="string">
            <text:p text:style-name="P318"><text:span text:style-name="T250">5.</text:span><text:span text:style-name="T253">2</text:span><text:span text:style-name="T250"> </text:span><text:span text:style-name="T251">Верхняя часть корпуса</text:span><text:span text:style-name="Основной_20_шрифт_20_абзаца"><text:span text:style-name="T77"> </text:span></text:span><text:span text:style-name="Основной_20_шрифт_20_абзаца"><text:span text:style-name="T78">СМ3-92-2024-0</text:span></text:span><text:span text:style-name="Основной_20_шрифт_20_абзаца"><text:span text:style-name="T79">4</text:span></text:span><text:span text:style-name="Основной_20_шрифт_20_абзаца"><text:span text:style-name="T158"> </text:span></text:span><text:span text:style-name="Основной_20_шрифт_20_абзаца"><text:span text:style-name="T76">СБ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0.11">
          <table:table-cell table:style-name="Таблица40.W4" office:value-type="string">
            <text:p text:style-name="P171">08</text:p>
          </table:table-cell>
          <table:table-cell table:style-name="Таблица40.p1" table:number-columns-spanned="41" office:value-type="string">
            <text:p text:style-name="P3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0.11">
          <table:table-cell table:style-name="Таблица40.W4" office:value-type="string">
            <text:p text:style-name="P171">09</text:p>
          </table:table-cell>
          <table:table-cell table:style-name="Таблица40.p1" table:number-columns-spanned="41" office:value-type="string">
            <text:p text:style-name="P326"><text:s text:c="6"/><text:span text:style-name="T246">5.</text:span><text:span text:style-name="T268">2</text:span><text:span text:style-name="T246">.</text:span><text:span text:style-name="T244">1</text:span><text:span text:style-name="T245"> Установить </text:span><text:span text:style-name="T258">верхнюю часть</text:span><text:span text:style-name="T245"> гидроцикла на стол.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0.11">
          <table:table-cell table:style-name="Таблица40.W4" office:value-type="string">
            <text:p text:style-name="P171">10</text:p>
          </table:table-cell>
          <table:table-cell table:style-name="Таблица40.p1" table:number-columns-spanned="41" office:value-type="string">
            <text:p text:style-name="P358"><text:span text:style-name="T230">Разметить для обрезки </text:span><text:span text:style-name="T231">технологического припуска по отпечаткам от формы </text:span><text:span text:style-name="T232">(</text:span><text:span text:style-name="T142">по контуру изделия</text:span><text:span text:style-name="T232">)</text:span><text:span text:style-name="T231">. </text:span><text:span text:style-name="T233">Черт.</text:span><text:span text:style-name="T226">СМ3-92-2024-0</text:span><text:span text:style-name="T229">4</text:span><text:span text:style-name="T226"> </text:span><text:span text:style-name="Основной_20_шрифт_20_абзаца"><text:span text:style-name="T50">СБ</text:span></text:span><text:span text:style-name="T227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0.11">
          <table:table-cell table:style-name="Таблица40.W4" office:value-type="string">
            <text:p text:style-name="P171"><text:span text:style-name="T200">Т</text:span><text:span text:style-name="T127">1</text:span>1</text:p>
          </table:table-cell>
          <table:table-cell table:style-name="Таблица40.p1" table:number-columns-spanned="41" office:value-type="string">
            <text:p text:style-name="P361"><text:span text:style-name="T223"><text:s/></text:span><text:span text:style-name="T224">Стол </text:span><text:span text:style-name="Основной_20_шрифт_20_абзаца"><text:span text:style-name="T66">эскиз 5222 или любой другой по действующей ДС</text:span></text:span><text:span text:style-name="Основной_20_шрифт_20_абзаца"><text:span text:style-name="T67">, <text:s/></text:span></text:span><text:span text:style-name="Основной_20_шрифт_20_абзаца"><text:span text:style-name="T51">карандаш или маркер по действующей ДС, <text:s/></text:span></text:span><text:span text:style-name="Основной_20_шрифт_20_абзаца"><text:span text:style-name="T153">л</text:span></text:span><text:span text:style-name="Основной_20_шрифт_20_абзаца"><text:span text:style-name="T63">инейка -500,</text:span></text:span><text:span text:style-name="Основной_20_шрифт_20_абзаца"><text:span text:style-name="T52"> 1000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0.11">
          <table:table-cell table:style-name="Таблица40.W4" office:value-type="string">
            <text:p text:style-name="P171">12</text:p>
          </table:table-cell>
          <table:table-cell table:style-name="Таблица40.p1" table:number-columns-spanned="41" office:value-type="string">
            <text:p text:style-name="P361"><text:span text:style-name="Основной_20_шрифт_20_абзаца"><text:span text:style-name="T63">ГОСТ 427-75, </text:span></text:span><text:span text:style-name="Основной_20_шрифт_20_абзаца"><text:span text:style-name="T52">рулетка <text:s/>Р5У3К <text:s/>ГОСТ 7502-98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0.11">
          <table:table-cell table:style-name="Таблица40.W4" office:value-type="string">
            <text:p text:style-name="P171">13</text:p>
          </table:table-cell>
          <table:table-cell table:style-name="Таблица40.p1" table:number-columns-spanned="41" office:value-type="string">
            <text:p text:style-name="P376"><text:span text:style-name="Основной_20_шрифт_20_абзаца"><text:span text:style-name="T32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0.11">
          <table:table-cell table:style-name="Таблица40.W4" office:value-type="string">
            <text:p text:style-name="P171">14</text:p>
          </table:table-cell>
          <table:table-cell table:style-name="Таблица40.B13" table:number-columns-spanned="41" office:value-type="string">
            <text:p text:style-name="P334"><text:span text:style-name="T249"><text:s text:c="4"/>5.3.</text:span><text:span text:style-name="T247">2 </text:span><text:span text:style-name="T259">Разметить</text:span><text:span text:style-name="T247"> технологический припуск по контуру </text:span><text:span text:style-name="T248">изделия</text:span><text:span text:style-name="T247">. Зачистить по контуру при необходимости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0.11">
          <table:table-cell table:style-name="Таблица40.W4" office:value-type="string">
            <text:p text:style-name="P171">15</text:p>
          </table:table-cell>
          <table:table-cell table:style-name="Таблица40.p1" table:number-columns-spanned="41" office:value-type="string">
            <text:p text:style-name="P359"><text:span text:style-name="Основной_20_шрифт_20_абзаца"><text:span text:style-name="T53">Технологический припуск использовать для определения величин степени отверждения связующего по ОСТ 92-0903-78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0.26">
          <table:table-cell table:style-name="Таблица40.W4" office:value-type="string">
            <text:p text:style-name="P171">16</text:p>
          </table:table-cell>
          <table:table-cell table:style-name="Таблица40.p1" table:number-columns-spanned="41" office:value-type="string">
            <text:p text:style-name="P359"><text:span text:style-name="Основной_20_шрифт_20_абзаца"><text:span text:style-name="T21">СМ3-92-2024-0</text:span></text:span><text:span text:style-name="Основной_20_шрифт_20_абзаца"><text:span text:style-name="T23">4</text:span></text:span><text:span text:style-name="Основной_20_шрифт_20_абзаца"><text:span text:style-name="T152"> </text:span></text:span><text:span text:style-name="Основной_20_шрифт_20_абзаца"><text:span text:style-name="T20">СБ</text:span></text:span><text:span text:style-name="Основной_20_шрифт_20_абзаца"><text:span text:style-name="T53">, п.</text:span></text:span><text:span text:style-name="Основной_20_шрифт_20_абзаца"><text:span text:style-name="T57">5</text:span></text:span><text:span text:style-name="Основной_20_шрифт_20_абзаца"><text:span text:style-name="T53">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0.27">
          <table:table-cell table:style-name="Таблица40.p4" office:value-type="string">
            <text:p text:style-name="P171">17</text:p>
          </table:table-cell>
          <table:table-cell table:style-name="Таблица40.B27" table:number-columns-spanned="41" office:value-type="string">
            <text:p text:style-name="P299"><text:span text:style-name="Основной_20_шрифт_20_абзаца"><text:span text:style-name="T114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0.11">
          <table:table-cell table:style-name="Таблица40.A28" table:number-columns-spanned="3" office:value-type="string">
            <text:p text:style-name="P223">УТ</text:p>
          </table:table-cell>
          <table:covered-table-cell/>
          <table:covered-table-cell/>
          <table:table-cell table:style-name="Таблица40.A28" table:number-columns-spanned="32" office:value-type="string">
            <text:p text:style-name="P223">Указание технологическо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0.A28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  <table:table-cell table:style-name="Таблица40.o28" table:number-columns-spanned="2" office:value-type="string">
            <text:p text:style-name="P388"/>
          </table:table-cell>
          <table:covered-table-cell/>
        </table:table-row>
      </table:table>
      <text:p text:style-name="P141"/>
      <text:p text:style-name="P142"><text:soft-page-break/>ГОСТ 3.1121-84 Форма 1б</text:p>
      <table:table table:name="Таблица52" table:style-name="Таблица52">
        <table:table-column table:style-name="Таблица52.A"/>
        <table:table-column table:style-name="Таблица52.B"/>
        <table:table-column table:style-name="Таблица52.C"/>
        <table:table-column table:style-name="Таблица52.B"/>
        <table:table-column table:style-name="Таблица52.E"/>
        <table:table-column table:style-name="Таблица52.F"/>
        <table:table-column table:style-name="Таблица52.G"/>
        <table:table-column table:style-name="Таблица52.H"/>
        <table:table-column table:style-name="Таблица52.B"/>
        <table:table-column table:style-name="Таблица52.J"/>
        <table:table-column table:style-name="Таблица52.G"/>
        <table:table-column table:style-name="Таблица52.L"/>
        <table:table-column table:style-name="Таблица52.M"/>
        <table:table-column table:style-name="Таблица52.N"/>
        <table:table-column table:style-name="Таблица52.O"/>
        <table:table-column table:style-name="Таблица52.P"/>
        <table:table-column table:style-name="Таблица52.B"/>
        <table:table-column table:style-name="Таблица52.R"/>
        <table:table-column table:style-name="Таблица52.S"/>
        <table:table-column table:style-name="Таблица52.T"/>
        <table:table-column table:style-name="Таблица52.B"/>
        <table:table-column table:style-name="Таблица52.V"/>
        <table:table-column table:style-name="Таблица52.W"/>
        <table:table-column table:style-name="Таблица52.G"/>
        <table:table-column table:style-name="Таблица52.Y"/>
        <table:table-column table:style-name="Таблица52.Z"/>
        <table:table-column table:style-name="Таблица52.a"/>
        <table:table-column table:style-name="Таблица52.b"/>
        <table:table-column table:style-name="Таблица52.c"/>
        <table:table-column table:style-name="Таблица52.d"/>
        <table:table-column table:style-name="Таблица52.C"/>
        <table:table-column table:style-name="Таблица52.f"/>
        <table:table-column table:style-name="Таблица52.E"/>
        <table:table-column table:style-name="Таблица52.B"/>
        <table:table-column table:style-name="Таблица52.S"/>
        <table:table-column table:style-name="Таблица52.j"/>
        <table:table-column table:style-name="Таблица52.k"/>
        <table:table-column table:style-name="Таблица52.l"/>
        <table:table-column table:style-name="Таблица52.m"/>
        <table:table-column table:style-name="Таблица52.n"/>
        <table:table-column table:style-name="Таблица52.o"/>
        <table:table-column table:style-name="Таблица52.p"/>
        <table:table-row table:style-name="Таблица52.1">
          <table:table-cell table:style-name="Таблица52.A1" table:number-columns-spanned="29" office:value-type="string">
            <text:p text:style-name="P39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2.d1" table:number-columns-spanned="2" office:value-type="string">
            <text:p text:style-name="P166"/>
          </table:table-cell>
          <table:covered-table-cell/>
          <table:table-cell table:style-name="Таблица52.d1" table:number-columns-spanned="3" office:value-type="string">
            <text:p text:style-name="P166"/>
          </table:table-cell>
          <table:covered-table-cell/>
          <table:covered-table-cell/>
          <table:table-cell table:style-name="Таблица52.d1" table:number-columns-spanned="4" office:value-type="string">
            <text:p text:style-name="P166"/>
          </table:table-cell>
          <table:covered-table-cell/>
          <table:covered-table-cell/>
          <table:covered-table-cell/>
          <table:table-cell table:style-name="Таблица52.d1" table:number-columns-spanned="3" office:value-type="string">
            <text:p text:style-name="P166"/>
          </table:table-cell>
          <table:covered-table-cell/>
          <table:covered-table-cell/>
          <table:table-cell table:style-name="Таблица52.p1" office:value-type="string">
            <text:p text:style-name="P166"/>
          </table:table-cell>
        </table:table-row>
        <table:table-row table:style-name="Таблица52.1">
          <table:table-cell table:style-name="Таблица52.d1" table:number-columns-spanned="3" office:value-type="string">
            <text:p text:style-name="P166">Дубл.</text:p>
          </table:table-cell>
          <table:covered-table-cell/>
          <table:covered-table-cell/>
          <table:table-cell table:style-name="Таблица52.d1" table:number-columns-spanned="5" office:value-type="string">
            <text:p text:style-name="P217"/>
          </table:table-cell>
          <table:covered-table-cell/>
          <table:covered-table-cell/>
          <table:covered-table-cell/>
          <table:covered-table-cell/>
          <table:table-cell table:style-name="Таблица52.d1" table:number-columns-spanned="3" office:value-type="string">
            <text:p text:style-name="P217"/>
          </table:table-cell>
          <table:covered-table-cell/>
          <table:covered-table-cell/>
          <table:table-cell table:style-name="Таблица52.d1" office:value-type="string">
            <text:p text:style-name="P217"/>
          </table:table-cell>
          <table:table-cell table:style-name="Таблица52.M2" table:number-columns-spanned="4" office:value-type="string">
            <text:p text:style-name="P217"/>
          </table:table-cell>
          <table:covered-table-cell/>
          <table:covered-table-cell/>
          <table:covered-table-cell/>
          <table:table-cell table:style-name="Таблица52.Q2" table:number-columns-spanned="2" office:value-type="string">
            <text:p text:style-name="P217"/>
          </table:table-cell>
          <table:covered-table-cell/>
          <table:table-cell table:style-name="Таблица52.Q2" table:number-columns-spanned="3" office:value-type="string">
            <text:p text:style-name="P217"/>
          </table:table-cell>
          <table:covered-table-cell/>
          <table:covered-table-cell/>
          <table:table-cell table:style-name="Таблица52.Q2" table:number-columns-spanned="3" office:value-type="string">
            <text:p text:style-name="P217"/>
          </table:table-cell>
          <table:covered-table-cell/>
          <table:covered-table-cell/>
          <table:table-cell table:style-name="Таблица52.Q2" table:number-columns-spanned="3" office:value-type="string">
            <text:p text:style-name="P217"/>
          </table:table-cell>
          <table:covered-table-cell/>
          <table:covered-table-cell/>
          <table:table-cell table:style-name="Таблица52.Q2" table:number-columns-spanned="2" office:value-type="string">
            <text:p text:style-name="P217"/>
          </table:table-cell>
          <table:covered-table-cell/>
          <table:table-cell table:style-name="Таблица52.d1" table:number-columns-spanned="2" office:value-type="string">
            <text:p text:style-name="P217"/>
          </table:table-cell>
          <table:covered-table-cell/>
          <table:table-cell table:style-name="Таблица52.d1" table:number-columns-spanned="3" office:value-type="string">
            <text:p text:style-name="P217"/>
          </table:table-cell>
          <table:covered-table-cell/>
          <table:covered-table-cell/>
          <table:table-cell table:style-name="Таблица52.d1" table:number-columns-spanned="4" office:value-type="string">
            <text:p text:style-name="P217"/>
          </table:table-cell>
          <table:covered-table-cell/>
          <table:covered-table-cell/>
          <table:covered-table-cell/>
          <table:table-cell table:style-name="Таблица52.d1" table:number-columns-spanned="3" office:value-type="string">
            <text:p text:style-name="P217"/>
          </table:table-cell>
          <table:covered-table-cell/>
          <table:covered-table-cell/>
          <table:table-cell table:style-name="Таблица52.p1" office:value-type="string">
            <text:p text:style-name="P217"/>
          </table:table-cell>
        </table:table-row>
        <table:table-row table:style-name="Таблица52.1">
          <table:table-cell table:style-name="Таблица52.d1" table:number-columns-spanned="3" office:value-type="string">
            <text:p text:style-name="P166">Взам.</text:p>
          </table:table-cell>
          <table:covered-table-cell/>
          <table:covered-table-cell/>
          <table:table-cell table:style-name="Таблица52.d1" table:number-columns-spanned="5" office:value-type="string">
            <text:p text:style-name="P217"/>
          </table:table-cell>
          <table:covered-table-cell/>
          <table:covered-table-cell/>
          <table:covered-table-cell/>
          <table:covered-table-cell/>
          <table:table-cell table:style-name="Таблица52.d1" table:number-columns-spanned="3" office:value-type="string">
            <text:p text:style-name="P217"/>
          </table:table-cell>
          <table:covered-table-cell/>
          <table:covered-table-cell/>
          <table:table-cell table:style-name="Таблица52.d1" office:value-type="string">
            <text:p text:style-name="P217"/>
          </table:table-cell>
          <table:table-cell table:style-name="Таблица52.M3" table:number-rows-spanned="2" table:number-columns-spanned="4" office:value-type="string">
            <text:p text:style-name="P217"/>
          </table:table-cell>
          <table:covered-table-cell/>
          <table:covered-table-cell/>
          <table:covered-table-cell/>
          <table:table-cell table:style-name="Таблица52.d1" table:number-columns-spanned="2" office:value-type="string">
            <text:p text:style-name="P217"/>
          </table:table-cell>
          <table:covered-table-cell/>
          <table:table-cell table:style-name="Таблица52.d1" table:number-columns-spanned="3" office:value-type="string">
            <text:p text:style-name="P217"/>
          </table:table-cell>
          <table:covered-table-cell/>
          <table:covered-table-cell/>
          <table:table-cell table:style-name="Таблица52.d1" table:number-columns-spanned="3" office:value-type="string">
            <text:p text:style-name="P217"/>
          </table:table-cell>
          <table:covered-table-cell/>
          <table:covered-table-cell/>
          <table:table-cell table:style-name="Таблица52.d1" table:number-columns-spanned="3" office:value-type="string">
            <text:p text:style-name="P217"/>
          </table:table-cell>
          <table:covered-table-cell/>
          <table:covered-table-cell/>
          <table:table-cell table:style-name="Таблица52.d1" table:number-columns-spanned="2" office:value-type="string">
            <text:p text:style-name="P217"/>
          </table:table-cell>
          <table:covered-table-cell/>
          <table:table-cell table:style-name="Таблица52.d1" table:number-columns-spanned="2" office:value-type="string">
            <text:p text:style-name="P217"/>
          </table:table-cell>
          <table:covered-table-cell/>
          <table:table-cell table:style-name="Таблица52.d1" table:number-columns-spanned="3" office:value-type="string">
            <text:p text:style-name="P217"/>
          </table:table-cell>
          <table:covered-table-cell/>
          <table:covered-table-cell/>
          <table:table-cell table:style-name="Таблица52.d1" table:number-columns-spanned="4" office:value-type="string">
            <text:p text:style-name="P217"/>
          </table:table-cell>
          <table:covered-table-cell/>
          <table:covered-table-cell/>
          <table:covered-table-cell/>
          <table:table-cell table:style-name="Таблица52.d1" table:number-columns-spanned="3" office:value-type="string">
            <text:p text:style-name="P217"/>
          </table:table-cell>
          <table:covered-table-cell/>
          <table:covered-table-cell/>
          <table:table-cell table:style-name="Таблица52.p1" office:value-type="string">
            <text:p text:style-name="P217"/>
          </table:table-cell>
        </table:table-row>
        <table:table-row table:style-name="Таблица52.1">
          <table:table-cell table:style-name="Таблица52.d1" table:number-columns-spanned="3" office:value-type="string">
            <text:p text:style-name="P166">Подл.</text:p>
          </table:table-cell>
          <table:covered-table-cell/>
          <table:covered-table-cell/>
          <table:table-cell table:style-name="Таблица52.d1" table:number-columns-spanned="5" office:value-type="string">
            <text:p text:style-name="P76"/>
          </table:table-cell>
          <table:covered-table-cell/>
          <table:covered-table-cell/>
          <table:covered-table-cell/>
          <table:covered-table-cell/>
          <table:table-cell table:style-name="Таблица52.d1" table:number-columns-spanned="3" office:value-type="string">
            <text:p text:style-name="P71"/>
          </table:table-cell>
          <table:covered-table-cell/>
          <table:covered-table-cell/>
          <table:table-cell table:style-name="Таблица52.d1" office:value-type="string">
            <text:p text:style-name="P151"/>
          </table:table-cell>
          <table:covered-table-cell table:style-name="Таблица52.M3"/>
          <table:covered-table-cell/>
          <table:covered-table-cell/>
          <table:covered-table-cell/>
          <table:table-cell table:style-name="Таблица52.d1" table:number-columns-spanned="2" office:value-type="string">
            <text:p text:style-name="P217"/>
          </table:table-cell>
          <table:covered-table-cell/>
          <table:table-cell table:style-name="Таблица52.d1" table:number-columns-spanned="3" office:value-type="string">
            <text:p text:style-name="P217"/>
          </table:table-cell>
          <table:covered-table-cell/>
          <table:covered-table-cell/>
          <table:table-cell table:style-name="Таблица52.d1" table:number-columns-spanned="3" office:value-type="string">
            <text:p text:style-name="P217"/>
          </table:table-cell>
          <table:covered-table-cell/>
          <table:covered-table-cell/>
          <table:table-cell table:style-name="Таблица52.d1" table:number-columns-spanned="3" office:value-type="string">
            <text:p text:style-name="P217"/>
          </table:table-cell>
          <table:covered-table-cell/>
          <table:covered-table-cell/>
          <table:table-cell table:style-name="Таблица52.d1" table:number-columns-spanned="2" office:value-type="string">
            <text:p text:style-name="P217"/>
          </table:table-cell>
          <table:covered-table-cell/>
          <table:table-cell table:style-name="Таблица52.d1" table:number-columns-spanned="2" office:value-type="string">
            <text:p text:style-name="P217"/>
          </table:table-cell>
          <table:covered-table-cell/>
          <table:table-cell table:style-name="Таблица52.d1" table:number-columns-spanned="3" office:value-type="string">
            <text:p text:style-name="P217"/>
          </table:table-cell>
          <table:covered-table-cell/>
          <table:covered-table-cell/>
          <table:table-cell table:style-name="Таблица52.d1" table:number-columns-spanned="4" office:value-type="string">
            <text:p text:style-name="P217"/>
          </table:table-cell>
          <table:covered-table-cell/>
          <table:covered-table-cell/>
          <table:covered-table-cell/>
          <table:table-cell table:style-name="Таблица52.d1" table:number-columns-spanned="3" office:value-type="string">
            <text:p text:style-name="P217"/>
          </table:table-cell>
          <table:covered-table-cell/>
          <table:covered-table-cell/>
          <table:table-cell table:style-name="Таблица52.p1" office:value-type="string">
            <text:p text:style-name="P217"/>
          </table:table-cell>
        </table:table-row>
        <table:table-row table:style-name="Таблица52.5">
          <table:table-cell table:style-name="Таблица52.d1" table:number-columns-spanned="22" office:value-type="string">
            <text:p text:style-name="P39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2.W5" table:number-columns-spanned="11" office:value-type="string">
            <text:p text:style-name="P39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2.h5" table:number-columns-spanned="8" office:value-type="string">
            <text:p text:style-name="P39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2.p5" office:value-type="string">
            <text:p text:style-name="P405">26</text:p>
          </table:table-cell>
        </table:table-row>
        <table:table-row table:style-name="Таблица52.6">
          <table:table-cell table:style-name="Таблица52.d1" table:number-rows-spanned="3" table:number-columns-spanned="2" office:value-type="string">
            <text:p text:style-name="P217"/>
          </table:table-cell>
          <table:covered-table-cell/>
          <table:table-cell table:style-name="Таблица52.d1" table:number-columns-spanned="3" office:value-type="string">
            <text:p text:style-name="P217"/>
          </table:table-cell>
          <table:covered-table-cell/>
          <table:covered-table-cell/>
          <table:table-cell table:style-name="Таблица52.d1" table:number-columns-spanned="2" office:value-type="string">
            <text:p text:style-name="P217"/>
          </table:table-cell>
          <table:covered-table-cell/>
          <table:table-cell table:style-name="Таблица52.d1" table:number-columns-spanned="4" office:value-type="string">
            <text:p text:style-name="P217"/>
          </table:table-cell>
          <table:covered-table-cell/>
          <table:covered-table-cell/>
          <table:covered-table-cell/>
          <table:table-cell table:style-name="Таблица52.d1" table:number-columns-spanned="2" office:value-type="string">
            <text:p text:style-name="P217"/>
          </table:table-cell>
          <table:covered-table-cell/>
          <table:table-cell table:style-name="Таблица52.d1" office:value-type="string">
            <text:p text:style-name="P217"/>
          </table:table-cell>
          <table:table-cell table:style-name="Таблица52.d1" office:value-type="string">
            <text:p text:style-name="P217"/>
          </table:table-cell>
          <table:table-cell table:style-name="Таблица52.d1" table:number-columns-spanned="2" office:value-type="string">
            <text:p text:style-name="P217"/>
          </table:table-cell>
          <table:covered-table-cell/>
          <table:table-cell table:style-name="Таблица52.d1" table:number-columns-spanned="3" office:value-type="string">
            <text:p text:style-name="P217"/>
          </table:table-cell>
          <table:covered-table-cell/>
          <table:covered-table-cell/>
          <table:table-cell table:style-name="Таблица52.W5" table:number-columns-spanned="3" office:value-type="string">
            <text:p text:style-name="P297"/>
          </table:table-cell>
          <table:covered-table-cell/>
          <table:covered-table-cell/>
          <table:table-cell table:style-name="Таблица52.X6" table:number-columns-spanned="3" office:value-type="string">
            <text:p text:style-name="P297"/>
          </table:table-cell>
          <table:covered-table-cell/>
          <table:covered-table-cell/>
          <table:table-cell table:style-name="Таблица52.a6" table:number-rows-spanned="3" table:number-columns-spanned="10" office:value-type="string">
            <text:p text:style-name="P47">СМ3-92-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2.k6" table:number-rows-spanned="3" table:number-columns-spanned="6" office:value-type="string">
            <text:p text:style-name="P6">СМ3-92/ТП-20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52.6">
          <table:covered-table-cell table:style-name="Таблица52.d1"/>
          <table:covered-table-cell/>
          <table:table-cell table:style-name="Таблица52.d1" table:number-columns-spanned="3" office:value-type="string">
            <text:p text:style-name="P217"/>
          </table:table-cell>
          <table:covered-table-cell/>
          <table:covered-table-cell/>
          <table:table-cell table:style-name="Таблица52.d1" table:number-columns-spanned="2" office:value-type="string">
            <text:p text:style-name="P276"/>
          </table:table-cell>
          <table:covered-table-cell/>
          <table:table-cell table:style-name="Таблица52.d1" table:number-columns-spanned="4" office:value-type="string">
            <text:p text:style-name="P217"/>
          </table:table-cell>
          <table:covered-table-cell/>
          <table:covered-table-cell/>
          <table:covered-table-cell/>
          <table:table-cell table:style-name="Таблица52.d1" table:number-columns-spanned="2" office:value-type="string">
            <text:p text:style-name="P390"/>
          </table:table-cell>
          <table:covered-table-cell/>
          <table:table-cell table:style-name="Таблица52.d1" office:value-type="string">
            <text:p text:style-name="P276"/>
          </table:table-cell>
          <table:table-cell table:style-name="Таблица52.d1" office:value-type="string">
            <text:p text:style-name="P217"/>
          </table:table-cell>
          <table:table-cell table:style-name="Таблица52.d1" table:number-columns-spanned="2" office:value-type="string">
            <text:p text:style-name="P217"/>
          </table:table-cell>
          <table:covered-table-cell/>
          <table:table-cell table:style-name="Таблица52.d1" table:number-columns-spanned="3" office:value-type="string">
            <text:p text:style-name="P217"/>
          </table:table-cell>
          <table:covered-table-cell/>
          <table:covered-table-cell/>
          <table:table-cell table:style-name="Таблица52.d1" table:number-columns-spanned="3" office:value-type="string">
            <text:p text:style-name="P217"/>
          </table:table-cell>
          <table:covered-table-cell/>
          <table:covered-table-cell/>
          <table:table-cell table:style-name="Таблица52.X7" table:number-columns-spanned="3" office:value-type="string">
            <text:p text:style-name="P217"/>
          </table:table-cell>
          <table:covered-table-cell/>
          <table:covered-table-cell/>
          <table:covered-table-cell table:style-name="Таблица52.a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52.k6"/>
          <table:covered-table-cell/>
          <table:covered-table-cell/>
          <table:covered-table-cell/>
          <table:covered-table-cell/>
          <table:covered-table-cell/>
        </table:table-row>
        <table:table-row table:style-name="Таблица52.6">
          <table:covered-table-cell table:style-name="Таблица52.d1"/>
          <table:covered-table-cell/>
          <table:table-cell table:style-name="Таблица52.C8" table:number-columns-spanned="3" office:value-type="string">
            <text:p text:style-name="P263"/>
          </table:table-cell>
          <table:covered-table-cell/>
          <table:covered-table-cell/>
          <table:table-cell table:style-name="Таблица52.F8" table:number-columns-spanned="2" office:value-type="string">
            <text:p text:style-name="P252"/>
          </table:table-cell>
          <table:covered-table-cell/>
          <table:table-cell table:style-name="Таблица52.H8" table:number-columns-spanned="4" office:value-type="string">
            <text:p text:style-name="P264"/>
          </table:table-cell>
          <table:covered-table-cell/>
          <table:covered-table-cell/>
          <table:covered-table-cell/>
          <table:table-cell table:style-name="Таблица52.L8" table:number-columns-spanned="2" office:value-type="string">
            <text:p text:style-name="P253"/>
          </table:table-cell>
          <table:covered-table-cell/>
          <table:table-cell table:style-name="Таблица52.N8" office:value-type="string">
            <text:p text:style-name="P217"/>
          </table:table-cell>
          <table:table-cell table:style-name="Таблица52.O8" office:value-type="string">
            <text:p text:style-name="P217"/>
          </table:table-cell>
          <table:table-cell table:style-name="Таблица52.P8" table:number-columns-spanned="2" office:value-type="string">
            <text:p text:style-name="P217"/>
          </table:table-cell>
          <table:covered-table-cell/>
          <table:table-cell table:style-name="Таблица52.R8" table:number-columns-spanned="3" office:value-type="string">
            <text:p text:style-name="P217"/>
          </table:table-cell>
          <table:covered-table-cell/>
          <table:covered-table-cell/>
          <table:table-cell table:style-name="Таблица52.U8" table:number-columns-spanned="3" office:value-type="string">
            <text:p text:style-name="P217"/>
          </table:table-cell>
          <table:covered-table-cell/>
          <table:covered-table-cell/>
          <table:table-cell table:style-name="Таблица52.X8" table:number-columns-spanned="3" office:value-type="string">
            <text:p text:style-name="P217"/>
          </table:table-cell>
          <table:covered-table-cell/>
          <table:covered-table-cell/>
          <table:covered-table-cell table:style-name="Таблица52.a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52.k6"/>
          <table:covered-table-cell/>
          <table:covered-table-cell/>
          <table:covered-table-cell/>
          <table:covered-table-cell/>
          <table:covered-table-cell/>
        </table:table-row>
        <table:table-row table:style-name="Таблица52.9">
          <table:table-cell table:style-name="Таблица52.A9" office:value-type="string">
            <text:p text:style-name="P181">А</text:p>
          </table:table-cell>
          <table:table-cell table:style-name="Таблица52.B9" table:number-columns-spanned="3" office:value-type="string">
            <text:p text:style-name="P289">Цех</text:p>
          </table:table-cell>
          <table:covered-table-cell/>
          <table:covered-table-cell/>
          <table:table-cell table:style-name="Таблица52.E9" table:number-columns-spanned="2" office:value-type="string">
            <text:p text:style-name="P290">Уч.</text:p>
          </table:table-cell>
          <table:covered-table-cell/>
          <table:table-cell table:style-name="Таблица52.E9" table:number-columns-spanned="3" office:value-type="string">
            <text:p text:style-name="P290">РМ</text:p>
          </table:table-cell>
          <table:covered-table-cell/>
          <table:covered-table-cell/>
          <table:table-cell table:style-name="Таблица52.E9" office:value-type="string">
            <text:p text:style-name="P290">Опер.</text:p>
          </table:table-cell>
          <table:table-cell table:style-name="Таблица52.E9" table:number-columns-spanned="9" office:value-type="string">
            <text:p text:style-name="P277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2.T9" table:number-columns-spanned="23" office:value-type="string">
            <text:p text:style-name="P290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2.9">
          <table:table-cell table:style-name="Таблица52.A9" office:value-type="string">
            <text:p text:style-name="P181">Б</text:p>
          </table:table-cell>
          <table:table-cell table:style-name="Таблица52.B10" table:number-columns-spanned="24" office:value-type="string">
            <text:p text:style-name="P278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2.Z10" table:number-columns-spanned="3" office:value-type="string">
            <text:p text:style-name="P290">СМ</text:p>
          </table:table-cell>
          <table:covered-table-cell/>
          <table:covered-table-cell/>
          <table:table-cell table:style-name="Таблица52.Z10" table:number-columns-spanned="2" office:value-type="string">
            <text:p text:style-name="P290">Проф.</text:p>
          </table:table-cell>
          <table:covered-table-cell/>
          <table:table-cell table:style-name="Таблица52.Z10" table:number-columns-spanned="2" office:value-type="string">
            <text:p text:style-name="P290">Р</text:p>
          </table:table-cell>
          <table:covered-table-cell/>
          <table:table-cell table:style-name="Таблица52.Z10" table:number-columns-spanned="4" office:value-type="string">
            <text:p text:style-name="P290">УТ</text:p>
          </table:table-cell>
          <table:covered-table-cell/>
          <table:covered-table-cell/>
          <table:covered-table-cell/>
          <table:table-cell table:style-name="Таблица52.Z10" office:value-type="string">
            <text:p text:style-name="P290">КР</text:p>
          </table:table-cell>
          <table:table-cell table:style-name="Таблица52.Z10" table:number-columns-spanned="2" office:value-type="string">
            <text:p text:style-name="P290">ЕН</text:p>
          </table:table-cell>
          <table:covered-table-cell/>
          <table:table-cell table:style-name="Таблица52.A9" table:number-columns-spanned="3" office:value-type="string">
            <text:p text:style-name="P290">Тшт</text:p>
          </table:table-cell>
          <table:covered-table-cell/>
          <table:covered-table-cell/>
        </table:table-row>
        <table:table-row table:style-name="Таблица52.9">
          <table:table-cell table:style-name="Таблица52.Z10" office:value-type="string">
            <text:p text:style-name="P181">К/М</text:p>
          </table:table-cell>
          <table:table-cell table:style-name="Таблица52.B11" table:number-columns-spanned="18" office:value-type="string">
            <text:p text:style-name="P290">Наименование детали, сб. единицы или материал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2.T11" table:number-columns-spanned="11" office:value-type="string">
            <text:p text:style-name="P290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2.e11" table:number-columns-spanned="2" office:value-type="string">
            <text:p text:style-name="P290">ОПП</text:p>
          </table:table-cell>
          <table:covered-table-cell/>
          <table:table-cell table:style-name="Таблица52.e11" table:number-columns-spanned="4" office:value-type="string">
            <text:p text:style-name="P290">ЕВ</text:p>
          </table:table-cell>
          <table:covered-table-cell/>
          <table:covered-table-cell/>
          <table:covered-table-cell/>
          <table:table-cell table:style-name="Таблица52.e11" office:value-type="string">
            <text:p text:style-name="P290">ЕН</text:p>
          </table:table-cell>
          <table:table-cell table:style-name="Таблица52.e11" table:number-columns-spanned="2" office:value-type="string">
            <text:p text:style-name="P290">КИ</text:p>
          </table:table-cell>
          <table:covered-table-cell/>
          <table:table-cell table:style-name="Таблица52.n11" table:number-columns-spanned="3" office:value-type="string">
            <text:p text:style-name="P290">Н. расх.</text:p>
          </table:table-cell>
          <table:covered-table-cell/>
          <table:covered-table-cell/>
        </table:table-row>
        <table:table-row table:style-name="Таблица52.12">
          <table:table-cell table:style-name="Таблица52.W5" office:value-type="string">
            <text:p text:style-name="P172">01</text:p>
          </table:table-cell>
          <table:table-cell table:style-name="Таблица52.p1" table:number-columns-spanned="41" office:value-type="string">
            <text:p text:style-name="P327"><text:span text:style-name="T182"><text:s text:c="4"/>5.</text:span><text:span text:style-name="T185">2</text:span><text:span text:style-name="T182">.</text:span><text:span text:style-name="T184">3</text:span><text:span text:style-name="T254"> </text:span><text:span text:style-name="T181">В</text:span><text:span text:style-name="T254">ырезать </text:span><text:span text:style-name="T255">по разметке </text:span><text:span text:style-name="T254">место </text:span><text:span text:style-name="T256">технологических припусков по контуру.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2.12">
          <table:table-cell table:style-name="Таблица52.W5" office:value-type="string">
            <text:p text:style-name="P172">02</text:p>
          </table:table-cell>
          <table:table-cell table:style-name="Таблица52.p1" table:number-columns-spanned="41" office:value-type="string">
            <text:p text:style-name="P327"><text:span text:style-name="Основной_20_шрифт_20_абзаца"><text:span text:style-name="T160">Черт.</text:span></text:span><text:span text:style-name="Основной_20_шрифт_20_абзаца"><text:span text:style-name="T161">СМ3-92-2024-0</text:span></text:span><text:span text:style-name="Основной_20_шрифт_20_абзаца"><text:span text:style-name="T164">4</text:span></text:span><text:span text:style-name="Основной_20_шрифт_20_абзаца"><text:span text:style-name="T165"> </text:span></text:span><text:span text:style-name="Основной_20_шрифт_20_абзаца"><text:span text:style-name="T166">СБ</text:span></text:span><text:span text:style-name="Основной_20_шрифт_20_абзаца"><text:span text:style-name="T161">, </text:span></text:span><text:span text:style-name="Основной_20_шрифт_20_абзаца"><text:span text:style-name="T162">гл.вид, </text:span></text:span><text:span text:style-name="Основной_20_шрифт_20_абзаца"><text:span text:style-name="T163">вид </text:span></text:span><text:span text:style-name="Основной_20_шрифт_20_абзаца"><text:span text:style-name="T165">Д, п.1</text:span></text:span><text:span text:style-name="Основной_20_шрифт_20_абзаца"><text:span text:style-name="T167">0</text:span></text:span><text:span text:style-name="Основной_20_шрифт_20_абзаца"><text:span text:style-name="T161">.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2.12">
          <table:table-cell table:style-name="Таблица52.W5" office:value-type="string">
            <text:p text:style-name="P172"><text:span text:style-name="T257">Т</text:span>03</text:p>
          </table:table-cell>
          <table:table-cell table:style-name="Таблица52.B14" table:number-columns-spanned="41" office:value-type="string">
            <text:p text:style-name="P364"><text:span text:style-name="Основной_20_шрифт_20_абзаца"><text:span text:style-name="T54">М</text:span></text:span><text:span text:style-name="Основной_20_шрифт_20_абзаца"><text:span text:style-name="T51">ашинка <text:s/>«Болгарка» отрезная, круг отрезной 125х2,5х22,23 </text:span></text:span><text:span text:style-name="Основной_20_шрифт_20_абзаца"><text:span text:style-name="T64">LUGA ABRASIV EXTRA, </text:span></text:span><text:span text:style-name="Основной_20_шрифт_20_абзаца"><text:span text:style-name="T68">пневмонапильник Н-300</text:span></text:span><text:span text:style-name="Основной_20_шрифт_20_абзаца"><text:span text:style-name="T51">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2.12">
          <table:table-cell table:style-name="Таблица52.W5" office:value-type="string">
            <text:p text:style-name="P172">04</text:p>
          </table:table-cell>
          <table:table-cell table:style-name="Таблица52.p1" table:number-columns-spanned="41" office:value-type="string">
            <text:p text:style-name="P363"><text:span text:style-name="Основной_20_шрифт_20_абзаца"><text:span text:style-name="T52">ТУ5-981-13117-77, нож </text:span></text:span><text:span text:style-name="Основной_20_шрифт_20_абзаца"><text:span text:style-name="T51"><text:s/>СПР-1435, <text:s/>напильник </text:span></text:span><text:span text:style-name="Основной_20_шрифт_20_абзаца"><text:span text:style-name="T64">2820-0016</text:span></text:span><text:span text:style-name="Основной_20_шрифт_20_абзаца"><text:span text:style-name="T51"> ГОСТ 1465-80, </text:span></text:span><text:span text:style-name="Основной_20_шрифт_20_абзаца"><text:span text:style-name="T61">ш</text:span></text:span><text:span text:style-name="Основной_20_шрифт_20_абзаца"><text:span text:style-name="T51">курка шлифовальная 2Р 830х50 С2 24А 40Н-МА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2.12">
          <table:table-cell table:style-name="Таблица52.W5" office:value-type="string">
            <text:p text:style-name="P172">05</text:p>
          </table:table-cell>
          <table:table-cell table:style-name="Таблица52.p1" table:number-columns-spanned="41" office:value-type="string">
            <text:p text:style-name="P363"><text:span text:style-name="Основной_20_шрифт_20_абзаца"><text:span text:style-name="T222">ГОСТ 5009-</text:span></text:span><text:span text:style-name="Основной_20_шрифт_20_абзаца"><text:span text:style-name="T156">82</text:span></text:span><text:span text:style-name="Основной_20_шрифт_20_абзаца"><text:span text:style-name="T222">.</text:span></text:span></text:p>
            <text:p text:style-name="P363"><text:span text:style-name="Основной_20_шрифт_20_абзаца"><text:span text:style-name="T222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2.12">
          <table:table-cell table:style-name="Таблица52.W5" office:value-type="string">
            <text:p text:style-name="P172">06</text:p>
          </table:table-cell>
          <table:table-cell table:style-name="Таблица52.p1" table:number-columns-spanned="41" office:value-type="string">
            <text:p text:style-name="P3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2.12">
          <table:table-cell table:style-name="Таблица52.W5" office:value-type="string">
            <text:p text:style-name="P172">07</text:p>
          </table:table-cell>
          <table:table-cell table:style-name="Таблица52.p1" table:number-columns-spanned="41" office:value-type="string">
            <text:p text:style-name="P326"><text:span text:style-name="Основной_20_шрифт_20_абзаца"><text:span text:style-name="T102"><text:s text:c="5"/>5.</text:span></text:span><text:span text:style-name="Основной_20_шрифт_20_абзаца"><text:span text:style-name="T107">2</text:span></text:span><text:span text:style-name="Основной_20_шрифт_20_абзаца"><text:span text:style-name="T101">.</text:span></text:span><text:span text:style-name="Основной_20_шрифт_20_абзаца"><text:span text:style-name="T106">4</text:span></text:span><text:span text:style-name="Основной_20_шрифт_20_абзаца"><text:span text:style-name="T103"> Протереть механически обработанные поверхности </text:span></text:span><text:span text:style-name="Основной_20_шрифт_20_абзаца"><text:span text:style-name="T104">верхней</text:span></text:span><text:span text:style-name="Основной_20_шрифт_20_абзаца"><text:span text:style-name="T103"> части корпуса </text:span></text:span><text:span text:style-name="Основной_20_шрифт_20_абзаца"><text:span text:style-name="T92">тканью х/б ТО 17-1145-7-92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2.12">
          <table:table-cell table:style-name="Таблица52.W5" office:value-type="string">
            <text:p text:style-name="P172">08</text:p>
          </table:table-cell>
          <table:table-cell table:style-name="Таблица52.p1" table:number-columns-spanned="41" office:value-type="string">
            <text:p text:style-name="P348"><text:span text:style-name="Основной_20_шрифт_20_абзаца"><text:span text:style-name="T108">к ГОСТ 29298-2005, <text:s/>смоченной в ацетоне ГОСТ 2768-84 и отжатой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2.12">
          <table:table-cell table:style-name="Таблица52.W5" office:value-type="string">
            <text:p text:style-name="P172"><text:span text:style-name="T127">T</text:span>09</text:p>
          </table:table-cell>
          <table:table-cell table:style-name="Таблица52.p1" table:number-columns-spanned="41" office:value-type="string">
            <text:p text:style-name="P345"><text:span text:style-name="Основной_20_шрифт_20_абзаца"><text:span text:style-name="T81">Емкость СПР-11166,</text:span></text:span><text:span text:style-name="Основной_20_шрифт_20_абзаца"><text:span text:style-name="T82"> </text:span></text:span><text:span text:style-name="Основной_20_шрифт_20_абзаца"><text:span text:style-name="T88">часы любой марки по действующей ДС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2.12">
          <table:table-cell table:style-name="Таблица52.W5" office:value-type="string">
            <text:p text:style-name="P172">10</text:p>
          </table:table-cell>
          <table:table-cell table:style-name="Таблица52.p1" table:number-columns-spanned="41" office:value-type="string">
            <text:p text:style-name="P359"><text:span text:style-name="Основной_20_шрифт_20_абзаца"><text:span text:style-name="T155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2.12">
          <table:table-cell table:style-name="Таблица52.W5" office:value-type="string">
            <text:p text:style-name="P172">11</text:p>
          </table:table-cell>
          <table:table-cell table:style-name="Таблица52.p1" table:number-columns-spanned="41" office:value-type="string">
            <text:p text:style-name="P372"><text:span text:style-name="Основной_20_шрифт_20_абзаца"><text:span text:style-name="T24"><text:s text:c="4"/></text:span></text:span><text:span text:style-name="Основной_20_шрифт_20_абзаца"><text:span text:style-name="T30">5.</text:span></text:span><text:span text:style-name="Основной_20_шрифт_20_абзаца"><text:span text:style-name="T39">2</text:span></text:span><text:span text:style-name="Основной_20_шрифт_20_абзаца"><text:span text:style-name="T30">.</text:span></text:span><text:span text:style-name="Основной_20_шрифт_20_абзаца"><text:span text:style-name="T38">5</text:span></text:span><text:span text:style-name="Основной_20_шрифт_20_абзаца"><text:span text:style-name="T157"> Выдержать </text:span></text:span><text:span text:style-name="Основной_20_шрифт_20_абзаца"><text:span text:style-name="T40">10-15 мин. при температуре цеха <text:s/>от плюс 1</text:span></text:span><text:span text:style-name="Основной_20_шрифт_20_абзаца"><text:span text:style-name="T41">8</text:span></text:span><text:span text:style-name="Основной_20_шрифт_20_абзаца"><text:span text:style-name="T40"> </text:span></text:span><text:span text:style-name="Основной_20_шрифт_20_абзаца"><text:span text:style-name="T42">º</text:span></text:span><text:span text:style-name="Основной_20_шрифт_20_абзаца"><text:span text:style-name="T40">С до плюс 35 </text:span></text:span><text:span text:style-name="Основной_20_шрифт_20_абзаца"><text:span text:style-name="T42">º</text:span></text:span><text:span text:style-name="Основной_20_шрифт_20_абзаца"><text:span text:style-name="T40">С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2.12">
          <table:table-cell table:style-name="Таблица52.W5" office:value-type="string">
            <text:p text:style-name="P172"><text:span text:style-name="T127">T</text:span>12</text:p>
          </table:table-cell>
          <table:table-cell table:style-name="Таблица52.p1" table:number-columns-spanned="41" office:value-type="string">
            <text:p text:style-name="P326"><text:span text:style-name="Основной_20_шрифт_20_абзаца"><text:span text:style-name="T169">Психрометр аспирационный <text:s/>МВ-4-2М ТУ 52.07-(ГРПИ.405132.001)-92, часы <text:s/>любой марки по действующей ДС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2.12">
          <table:table-cell table:style-name="Таблица52.W5" office:value-type="string">
            <text:p text:style-name="P172">13</text:p>
          </table:table-cell>
          <table:table-cell table:style-name="Таблица52.p1" table:number-columns-spanned="41" office:value-type="string">
            <text:p text:style-name="P345"><text:span text:style-name="Основной_20_шрифт_20_абзаца"><text:span text:style-name="T88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2.12">
          <table:table-cell table:style-name="Таблица52.W5" office:value-type="string">
            <text:p text:style-name="P172">14</text:p>
          </table:table-cell>
          <table:table-cell table:style-name="Таблица52.B14" table:number-columns-spanned="41" office:value-type="string">
            <text:p text:style-name="P366"><text:span text:style-name="Основной_20_шрифт_20_абзаца"><text:span text:style-name="T24"><text:s text:c="4"/></text:span></text:span><text:span text:style-name="T138">5.</text:span><text:span text:style-name="T141">2</text:span><text:span text:style-name="T138">.</text:span><text:span text:style-name="T140">6</text:span><text:span text:style-name="T225"> Нанести на механически обработанные поверхности корпуса один слой связующего </text:span><text:span text:style-name="Основной_20_шрифт_20_абзаца"><text:span text:style-name="T26">на основе смолы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2.12">
          <table:table-cell table:style-name="Таблица52.W5" office:value-type="string">
            <text:p text:style-name="P172">15</text:p>
          </table:table-cell>
          <table:table-cell table:style-name="Таблица52.p1" table:number-columns-spanned="41" office:value-type="string">
            <text:p text:style-name="P365"><text:span text:style-name="Основной_20_шрифт_20_абзаца"><text:span text:style-name="T65">Attshield OP745. </text:span></text:span><text:span text:style-name="Основной_20_шрифт_20_абзаца"><text:span text:style-name="T25">Ч</text:span></text:span><text:span text:style-name="Основной_20_шрифт_20_абзаца"><text:span text:style-name="T26">ерт.</text:span></text:span><text:span text:style-name="Основной_20_шрифт_20_абзаца"><text:span text:style-name="T24">СМ3-92-2024-0</text:span></text:span><text:span text:style-name="Основной_20_шрифт_20_абзаца"><text:span text:style-name="T35">4</text:span></text:span><text:span text:style-name="Основной_20_шрифт_20_абзаца"><text:span text:style-name="T27"> </text:span></text:span><text:span text:style-name="Основной_20_шрифт_20_абзаца"><text:span text:style-name="T24">СБ, </text:span></text:span><text:span text:style-name="Основной_20_шрифт_20_абзаца"><text:span text:style-name="T25">п.</text:span></text:span><text:span text:style-name="Основной_20_шрифт_20_абзаца"><text:span text:style-name="T35">15</text:span></text:span><text:span text:style-name="Основной_20_шрифт_20_абзаца"><text:span text:style-name="T27">, п.</text:span></text:span><text:span text:style-name="Основной_20_шрифт_20_абзаца"><text:span text:style-name="T35">7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2.27">
          <table:table-cell table:style-name="Таблица52.W5" office:value-type="string">
            <text:p text:style-name="P172"><text:span text:style-name="T257">Т</text:span>16</text:p>
          </table:table-cell>
          <table:table-cell table:style-name="Таблица52.p1" table:number-columns-spanned="41" office:value-type="string">
            <text:p text:style-name="P374"><text:span text:style-name="Основной_20_шрифт_20_абзаца"><text:span text:style-name="T44">Кисть </text:span></text:span><text:span text:style-name="Основной_20_шрифт_20_абзаца"><text:span text:style-name="T25">КФК18, КФ</text:span></text:span><text:span text:style-name="Основной_20_шрифт_20_абзаца"><text:span text:style-name="T28">5</text:span></text:span><text:span text:style-name="Основной_20_шрифт_20_абзаца"><text:span text:style-name="T25">0 ГОСТ Р 58516-2019</text:span></text:span><text:span text:style-name="Основной_20_шрифт_20_абзаца"><text:span text:style-name="T44">, </text:span></text:span><text:span text:style-name="Основной_20_шрифт_20_абзаца"><text:span text:style-name="T25">шпатель СПР-5487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2.28">
          <table:table-cell table:style-name="Таблица52.p5" office:value-type="string">
            <text:p text:style-name="P172">17</text:p>
          </table:table-cell>
          <table:table-cell table:style-name="Таблица52.B28" table:number-columns-spanned="41" office:value-type="string">
            <text:p text:style-name="P1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2.12">
          <table:table-cell table:style-name="Таблица52.A29" table:number-columns-spanned="3" office:value-type="string">
            <text:p text:style-name="P224">УТ</text:p>
          </table:table-cell>
          <table:covered-table-cell/>
          <table:covered-table-cell/>
          <table:table-cell table:style-name="Таблица52.A29" table:number-columns-spanned="32" office:value-type="string">
            <text:p text:style-name="P224">Указание технологическо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2.A29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  <table:table-cell table:style-name="Таблица52.o29" table:number-columns-spanned="2" office:value-type="string">
            <text:p text:style-name="P390"/>
          </table:table-cell>
          <table:covered-table-cell/>
        </table:table-row>
      </table:table>
      <text:p text:style-name="P142"><text:soft-page-break/>ГОСТ 3.1121-84 Форма 1б</text:p>
      <table:table table:name="Таблица53" table:style-name="Таблица53">
        <table:table-column table:style-name="Таблица53.A"/>
        <table:table-column table:style-name="Таблица53.B"/>
        <table:table-column table:style-name="Таблица53.C"/>
        <table:table-column table:style-name="Таблица53.D"/>
        <table:table-column table:style-name="Таблица53.E"/>
        <table:table-column table:style-name="Таблица53.F"/>
        <table:table-column table:style-name="Таблица53.G"/>
        <table:table-column table:style-name="Таблица53.H"/>
        <table:table-column table:style-name="Таблица53.B"/>
        <table:table-column table:style-name="Таблица53.J"/>
        <table:table-column table:style-name="Таблица53.E"/>
        <table:table-column table:style-name="Таблица53.L"/>
        <table:table-column table:style-name="Таблица53.M"/>
        <table:table-column table:style-name="Таблица53.N"/>
        <table:table-column table:style-name="Таблица53.O"/>
        <table:table-column table:style-name="Таблица53.P"/>
        <table:table-column table:style-name="Таблица53.Q"/>
        <table:table-column table:style-name="Таблица53.O"/>
        <table:table-column table:style-name="Таблица53.S"/>
        <table:table-column table:style-name="Таблица53.T"/>
        <table:table-column table:style-name="Таблица53.U"/>
        <table:table-column table:style-name="Таблица53.V"/>
        <table:table-column table:style-name="Таблица53.W"/>
        <table:table-column table:style-name="Таблица53.B"/>
        <table:table-column table:style-name="Таблица53.Y"/>
        <table:table-column table:style-name="Таблица53.Z"/>
        <table:table-column table:style-name="Таблица53.a"/>
        <table:table-column table:style-name="Таблица53.b"/>
        <table:table-column table:style-name="Таблица53.c"/>
        <table:table-column table:style-name="Таблица53.d"/>
        <table:table-column table:style-name="Таблица53.e"/>
        <table:table-column table:style-name="Таблица53.f"/>
        <table:table-column table:style-name="Таблица53.B"/>
        <table:table-column table:style-name="Таблица53.h"/>
        <table:table-column table:style-name="Таблица53.i"/>
        <table:table-column table:style-name="Таблица53.j"/>
        <table:table-column table:style-name="Таблица53.k"/>
        <table:table-column table:style-name="Таблица53.l"/>
        <table:table-column table:style-name="Таблица53.m"/>
        <table:table-column table:style-name="Таблица53.n"/>
        <table:table-column table:style-name="Таблица53.o"/>
        <table:table-column table:style-name="Таблица53.p"/>
        <table:table-row table:style-name="Таблица53.1">
          <table:table-cell table:style-name="Таблица53.A1" table:number-columns-spanned="3" office:value-type="string">
            <text:p text:style-name="P166">Дубл.</text:p>
          </table:table-cell>
          <table:covered-table-cell/>
          <table:covered-table-cell/>
          <table:table-cell table:style-name="Таблица53.A1" table:number-columns-spanned="5" office:value-type="string">
            <text:p text:style-name="P217"/>
          </table:table-cell>
          <table:covered-table-cell/>
          <table:covered-table-cell/>
          <table:covered-table-cell/>
          <table:covered-table-cell/>
          <table:table-cell table:style-name="Таблица53.A1" table:number-columns-spanned="3" office:value-type="string">
            <text:p text:style-name="P217"/>
          </table:table-cell>
          <table:covered-table-cell/>
          <table:covered-table-cell/>
          <table:table-cell table:style-name="Таблица53.A1" office:value-type="string">
            <text:p text:style-name="P217"/>
          </table:table-cell>
          <table:table-cell table:style-name="Таблица53.M1" table:number-columns-spanned="4" office:value-type="string">
            <text:p text:style-name="P217"/>
          </table:table-cell>
          <table:covered-table-cell/>
          <table:covered-table-cell/>
          <table:covered-table-cell/>
          <table:table-cell table:style-name="Таблица53.Q1" table:number-columns-spanned="2" office:value-type="string">
            <text:p text:style-name="P217"/>
          </table:table-cell>
          <table:covered-table-cell/>
          <table:table-cell table:style-name="Таблица53.Q1" table:number-columns-spanned="3" office:value-type="string">
            <text:p text:style-name="P217"/>
          </table:table-cell>
          <table:covered-table-cell/>
          <table:covered-table-cell/>
          <table:table-cell table:style-name="Таблица53.Q1" table:number-columns-spanned="3" office:value-type="string">
            <text:p text:style-name="P217"/>
          </table:table-cell>
          <table:covered-table-cell/>
          <table:covered-table-cell/>
          <table:table-cell table:style-name="Таблица53.Q1" table:number-columns-spanned="3" office:value-type="string">
            <text:p text:style-name="P217"/>
          </table:table-cell>
          <table:covered-table-cell/>
          <table:covered-table-cell/>
          <table:table-cell table:style-name="Таблица53.Q1" table:number-columns-spanned="2" office:value-type="string">
            <text:p text:style-name="P217"/>
          </table:table-cell>
          <table:covered-table-cell/>
          <table:table-cell table:style-name="Таблица53.A1" table:number-columns-spanned="2" office:value-type="string">
            <text:p text:style-name="P217"/>
          </table:table-cell>
          <table:covered-table-cell/>
          <table:table-cell table:style-name="Таблица53.A1" table:number-columns-spanned="3" office:value-type="string">
            <text:p text:style-name="P217"/>
          </table:table-cell>
          <table:covered-table-cell/>
          <table:covered-table-cell/>
          <table:table-cell table:style-name="Таблица53.A1" table:number-columns-spanned="4" office:value-type="string">
            <text:p text:style-name="P217"/>
          </table:table-cell>
          <table:covered-table-cell/>
          <table:covered-table-cell/>
          <table:covered-table-cell/>
          <table:table-cell table:style-name="Таблица53.A1" table:number-columns-spanned="3" office:value-type="string">
            <text:p text:style-name="P217"/>
          </table:table-cell>
          <table:covered-table-cell/>
          <table:covered-table-cell/>
          <table:table-cell table:style-name="Таблица53.p1" office:value-type="string">
            <text:p text:style-name="P217"/>
          </table:table-cell>
        </table:table-row>
        <table:table-row table:style-name="Таблица53.1">
          <table:table-cell table:style-name="Таблица53.A1" table:number-columns-spanned="3" office:value-type="string">
            <text:p text:style-name="P166">Взам.</text:p>
          </table:table-cell>
          <table:covered-table-cell/>
          <table:covered-table-cell/>
          <table:table-cell table:style-name="Таблица53.A1" table:number-columns-spanned="5" office:value-type="string">
            <text:p text:style-name="P217"/>
          </table:table-cell>
          <table:covered-table-cell/>
          <table:covered-table-cell/>
          <table:covered-table-cell/>
          <table:covered-table-cell/>
          <table:table-cell table:style-name="Таблица53.A1" table:number-columns-spanned="3" office:value-type="string">
            <text:p text:style-name="P217"/>
          </table:table-cell>
          <table:covered-table-cell/>
          <table:covered-table-cell/>
          <table:table-cell table:style-name="Таблица53.A1" office:value-type="string">
            <text:p text:style-name="P217"/>
          </table:table-cell>
          <table:table-cell table:style-name="Таблица53.M2" table:number-rows-spanned="2" table:number-columns-spanned="4" office:value-type="string">
            <text:p text:style-name="P217"/>
          </table:table-cell>
          <table:covered-table-cell/>
          <table:covered-table-cell/>
          <table:covered-table-cell/>
          <table:table-cell table:style-name="Таблица53.A1" table:number-columns-spanned="2" office:value-type="string">
            <text:p text:style-name="P217"/>
          </table:table-cell>
          <table:covered-table-cell/>
          <table:table-cell table:style-name="Таблица53.A1" table:number-columns-spanned="3" office:value-type="string">
            <text:p text:style-name="P217"/>
          </table:table-cell>
          <table:covered-table-cell/>
          <table:covered-table-cell/>
          <table:table-cell table:style-name="Таблица53.A1" table:number-columns-spanned="3" office:value-type="string">
            <text:p text:style-name="P217"/>
          </table:table-cell>
          <table:covered-table-cell/>
          <table:covered-table-cell/>
          <table:table-cell table:style-name="Таблица53.A1" table:number-columns-spanned="3" office:value-type="string">
            <text:p text:style-name="P217"/>
          </table:table-cell>
          <table:covered-table-cell/>
          <table:covered-table-cell/>
          <table:table-cell table:style-name="Таблица53.A1" table:number-columns-spanned="2" office:value-type="string">
            <text:p text:style-name="P217"/>
          </table:table-cell>
          <table:covered-table-cell/>
          <table:table-cell table:style-name="Таблица53.A1" table:number-columns-spanned="2" office:value-type="string">
            <text:p text:style-name="P217"/>
          </table:table-cell>
          <table:covered-table-cell/>
          <table:table-cell table:style-name="Таблица53.A1" table:number-columns-spanned="3" office:value-type="string">
            <text:p text:style-name="P217"/>
          </table:table-cell>
          <table:covered-table-cell/>
          <table:covered-table-cell/>
          <table:table-cell table:style-name="Таблица53.A1" table:number-columns-spanned="4" office:value-type="string">
            <text:p text:style-name="P217"/>
          </table:table-cell>
          <table:covered-table-cell/>
          <table:covered-table-cell/>
          <table:covered-table-cell/>
          <table:table-cell table:style-name="Таблица53.A1" table:number-columns-spanned="3" office:value-type="string">
            <text:p text:style-name="P217"/>
          </table:table-cell>
          <table:covered-table-cell/>
          <table:covered-table-cell/>
          <table:table-cell table:style-name="Таблица53.p1" office:value-type="string">
            <text:p text:style-name="P217"/>
          </table:table-cell>
        </table:table-row>
        <table:table-row table:style-name="Таблица53.1">
          <table:table-cell table:style-name="Таблица53.A1" table:number-columns-spanned="3" office:value-type="string">
            <text:p text:style-name="P166">Подл.</text:p>
          </table:table-cell>
          <table:covered-table-cell/>
          <table:covered-table-cell/>
          <table:table-cell table:style-name="Таблица53.A1" table:number-columns-spanned="5" office:value-type="string">
            <text:p text:style-name="P76"/>
          </table:table-cell>
          <table:covered-table-cell/>
          <table:covered-table-cell/>
          <table:covered-table-cell/>
          <table:covered-table-cell/>
          <table:table-cell table:style-name="Таблица53.A1" table:number-columns-spanned="3" office:value-type="string">
            <text:p text:style-name="P71"/>
          </table:table-cell>
          <table:covered-table-cell/>
          <table:covered-table-cell/>
          <table:table-cell table:style-name="Таблица53.A1" office:value-type="string">
            <text:p text:style-name="P151"/>
          </table:table-cell>
          <table:covered-table-cell table:style-name="Таблица53.M2"/>
          <table:covered-table-cell/>
          <table:covered-table-cell/>
          <table:covered-table-cell/>
          <table:table-cell table:style-name="Таблица53.A1" table:number-columns-spanned="2" office:value-type="string">
            <text:p text:style-name="P217"/>
          </table:table-cell>
          <table:covered-table-cell/>
          <table:table-cell table:style-name="Таблица53.A1" table:number-columns-spanned="3" office:value-type="string">
            <text:p text:style-name="P217"/>
          </table:table-cell>
          <table:covered-table-cell/>
          <table:covered-table-cell/>
          <table:table-cell table:style-name="Таблица53.A1" table:number-columns-spanned="3" office:value-type="string">
            <text:p text:style-name="P217"/>
          </table:table-cell>
          <table:covered-table-cell/>
          <table:covered-table-cell/>
          <table:table-cell table:style-name="Таблица53.A1" table:number-columns-spanned="3" office:value-type="string">
            <text:p text:style-name="P217"/>
          </table:table-cell>
          <table:covered-table-cell/>
          <table:covered-table-cell/>
          <table:table-cell table:style-name="Таблица53.A1" table:number-columns-spanned="2" office:value-type="string">
            <text:p text:style-name="P217"/>
          </table:table-cell>
          <table:covered-table-cell/>
          <table:table-cell table:style-name="Таблица53.A1" table:number-columns-spanned="2" office:value-type="string">
            <text:p text:style-name="P217"/>
          </table:table-cell>
          <table:covered-table-cell/>
          <table:table-cell table:style-name="Таблица53.A1" table:number-columns-spanned="3" office:value-type="string">
            <text:p text:style-name="P217"/>
          </table:table-cell>
          <table:covered-table-cell/>
          <table:covered-table-cell/>
          <table:table-cell table:style-name="Таблица53.A1" table:number-columns-spanned="4" office:value-type="string">
            <text:p text:style-name="P217"/>
          </table:table-cell>
          <table:covered-table-cell/>
          <table:covered-table-cell/>
          <table:covered-table-cell/>
          <table:table-cell table:style-name="Таблица53.A1" table:number-columns-spanned="3" office:value-type="string">
            <text:p text:style-name="P217"/>
          </table:table-cell>
          <table:covered-table-cell/>
          <table:covered-table-cell/>
          <table:table-cell table:style-name="Таблица53.p1" office:value-type="string">
            <text:p text:style-name="P217"/>
          </table:table-cell>
        </table:table-row>
        <table:table-row table:style-name="Таблица53.4">
          <table:table-cell table:style-name="Таблица53.A1" table:number-columns-spanned="22" office:value-type="string">
            <text:p text:style-name="P39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3.W4" table:number-columns-spanned="11" office:value-type="string">
            <text:p text:style-name="P39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3.h4" table:number-columns-spanned="8" office:value-type="string">
            <text:p text:style-name="P39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3.p4" office:value-type="string">
            <text:p text:style-name="P405">27</text:p>
          </table:table-cell>
        </table:table-row>
        <table:table-row table:style-name="Таблица53.5">
          <table:table-cell table:style-name="Таблица53.A1" table:number-rows-spanned="3" table:number-columns-spanned="2" office:value-type="string">
            <text:p text:style-name="P217"/>
          </table:table-cell>
          <table:covered-table-cell/>
          <table:table-cell table:style-name="Таблица53.A1" table:number-columns-spanned="3" office:value-type="string">
            <text:p text:style-name="P217"/>
          </table:table-cell>
          <table:covered-table-cell/>
          <table:covered-table-cell/>
          <table:table-cell table:style-name="Таблица53.A1" table:number-columns-spanned="2" office:value-type="string">
            <text:p text:style-name="P217"/>
          </table:table-cell>
          <table:covered-table-cell/>
          <table:table-cell table:style-name="Таблица53.A1" table:number-columns-spanned="4" office:value-type="string">
            <text:p text:style-name="P217"/>
          </table:table-cell>
          <table:covered-table-cell/>
          <table:covered-table-cell/>
          <table:covered-table-cell/>
          <table:table-cell table:style-name="Таблица53.A1" table:number-columns-spanned="2" office:value-type="string">
            <text:p text:style-name="P217"/>
          </table:table-cell>
          <table:covered-table-cell/>
          <table:table-cell table:style-name="Таблица53.A1" office:value-type="string">
            <text:p text:style-name="P217"/>
          </table:table-cell>
          <table:table-cell table:style-name="Таблица53.A1" office:value-type="string">
            <text:p text:style-name="P217"/>
          </table:table-cell>
          <table:table-cell table:style-name="Таблица53.A1" table:number-columns-spanned="2" office:value-type="string">
            <text:p text:style-name="P217"/>
          </table:table-cell>
          <table:covered-table-cell/>
          <table:table-cell table:style-name="Таблица53.A1" table:number-columns-spanned="3" office:value-type="string">
            <text:p text:style-name="P217"/>
          </table:table-cell>
          <table:covered-table-cell/>
          <table:covered-table-cell/>
          <table:table-cell table:style-name="Таблица53.W4" table:number-columns-spanned="3" office:value-type="string">
            <text:p text:style-name="P297"/>
          </table:table-cell>
          <table:covered-table-cell/>
          <table:covered-table-cell/>
          <table:table-cell table:style-name="Таблица53.X5" table:number-columns-spanned="3" office:value-type="string">
            <text:p text:style-name="P297"/>
          </table:table-cell>
          <table:covered-table-cell/>
          <table:covered-table-cell/>
          <table:table-cell table:style-name="Таблица53.a5" table:number-rows-spanned="3" table:number-columns-spanned="10" office:value-type="string">
            <text:p text:style-name="P47">СМ3-92-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3.k5" table:number-rows-spanned="3" table:number-columns-spanned="6" office:value-type="string">
            <text:p text:style-name="P6">СМ3-92/ТП-20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53.5">
          <table:covered-table-cell table:style-name="Таблица53.A1"/>
          <table:covered-table-cell/>
          <table:table-cell table:style-name="Таблица53.A1" table:number-columns-spanned="3" office:value-type="string">
            <text:p text:style-name="P217"/>
          </table:table-cell>
          <table:covered-table-cell/>
          <table:covered-table-cell/>
          <table:table-cell table:style-name="Таблица53.A1" table:number-columns-spanned="2" office:value-type="string">
            <text:p text:style-name="P276"/>
          </table:table-cell>
          <table:covered-table-cell/>
          <table:table-cell table:style-name="Таблица53.A1" table:number-columns-spanned="4" office:value-type="string">
            <text:p text:style-name="P217"/>
          </table:table-cell>
          <table:covered-table-cell/>
          <table:covered-table-cell/>
          <table:covered-table-cell/>
          <table:table-cell table:style-name="Таблица53.A1" table:number-columns-spanned="2" office:value-type="string">
            <text:p text:style-name="P390"/>
          </table:table-cell>
          <table:covered-table-cell/>
          <table:table-cell table:style-name="Таблица53.A1" office:value-type="string">
            <text:p text:style-name="P276"/>
          </table:table-cell>
          <table:table-cell table:style-name="Таблица53.A1" office:value-type="string">
            <text:p text:style-name="P217"/>
          </table:table-cell>
          <table:table-cell table:style-name="Таблица53.A1" table:number-columns-spanned="2" office:value-type="string">
            <text:p text:style-name="P217"/>
          </table:table-cell>
          <table:covered-table-cell/>
          <table:table-cell table:style-name="Таблица53.A1" table:number-columns-spanned="3" office:value-type="string">
            <text:p text:style-name="P217"/>
          </table:table-cell>
          <table:covered-table-cell/>
          <table:covered-table-cell/>
          <table:table-cell table:style-name="Таблица53.A1" table:number-columns-spanned="3" office:value-type="string">
            <text:p text:style-name="P217"/>
          </table:table-cell>
          <table:covered-table-cell/>
          <table:covered-table-cell/>
          <table:table-cell table:style-name="Таблица53.X6" table:number-columns-spanned="3" office:value-type="string">
            <text:p text:style-name="P217"/>
          </table:table-cell>
          <table:covered-table-cell/>
          <table:covered-table-cell/>
          <table:covered-table-cell table:style-name="Таблица53.a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53.k5"/>
          <table:covered-table-cell/>
          <table:covered-table-cell/>
          <table:covered-table-cell/>
          <table:covered-table-cell/>
          <table:covered-table-cell/>
        </table:table-row>
        <table:table-row table:style-name="Таблица53.5">
          <table:covered-table-cell table:style-name="Таблица53.A1"/>
          <table:covered-table-cell/>
          <table:table-cell table:style-name="Таблица53.C7" table:number-columns-spanned="3" office:value-type="string">
            <text:p text:style-name="P263"/>
          </table:table-cell>
          <table:covered-table-cell/>
          <table:covered-table-cell/>
          <table:table-cell table:style-name="Таблица53.F7" table:number-columns-spanned="2" office:value-type="string">
            <text:p text:style-name="P252"/>
          </table:table-cell>
          <table:covered-table-cell/>
          <table:table-cell table:style-name="Таблица53.H7" table:number-columns-spanned="4" office:value-type="string">
            <text:p text:style-name="P264"/>
          </table:table-cell>
          <table:covered-table-cell/>
          <table:covered-table-cell/>
          <table:covered-table-cell/>
          <table:table-cell table:style-name="Таблица53.L7" table:number-columns-spanned="2" office:value-type="string">
            <text:p text:style-name="P253"/>
          </table:table-cell>
          <table:covered-table-cell/>
          <table:table-cell table:style-name="Таблица53.N7" office:value-type="string">
            <text:p text:style-name="P217"/>
          </table:table-cell>
          <table:table-cell table:style-name="Таблица53.O7" office:value-type="string">
            <text:p text:style-name="P217"/>
          </table:table-cell>
          <table:table-cell table:style-name="Таблица53.P7" table:number-columns-spanned="2" office:value-type="string">
            <text:p text:style-name="P217"/>
          </table:table-cell>
          <table:covered-table-cell/>
          <table:table-cell table:style-name="Таблица53.R7" table:number-columns-spanned="3" office:value-type="string">
            <text:p text:style-name="P217"/>
          </table:table-cell>
          <table:covered-table-cell/>
          <table:covered-table-cell/>
          <table:table-cell table:style-name="Таблица53.U7" table:number-columns-spanned="3" office:value-type="string">
            <text:p text:style-name="P217"/>
          </table:table-cell>
          <table:covered-table-cell/>
          <table:covered-table-cell/>
          <table:table-cell table:style-name="Таблица53.X7" table:number-columns-spanned="3" office:value-type="string">
            <text:p text:style-name="P217"/>
          </table:table-cell>
          <table:covered-table-cell/>
          <table:covered-table-cell/>
          <table:covered-table-cell table:style-name="Таблица53.a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53.k5"/>
          <table:covered-table-cell/>
          <table:covered-table-cell/>
          <table:covered-table-cell/>
          <table:covered-table-cell/>
          <table:covered-table-cell/>
        </table:table-row>
        <table:table-row table:style-name="Таблица53.8">
          <table:table-cell table:style-name="Таблица53.A8" office:value-type="string">
            <text:p text:style-name="P181">А</text:p>
          </table:table-cell>
          <table:table-cell table:style-name="Таблица53.B8" table:number-columns-spanned="3" office:value-type="string">
            <text:p text:style-name="P289">Цех</text:p>
          </table:table-cell>
          <table:covered-table-cell/>
          <table:covered-table-cell/>
          <table:table-cell table:style-name="Таблица53.E8" table:number-columns-spanned="2" office:value-type="string">
            <text:p text:style-name="P290">Уч.</text:p>
          </table:table-cell>
          <table:covered-table-cell/>
          <table:table-cell table:style-name="Таблица53.E8" table:number-columns-spanned="3" office:value-type="string">
            <text:p text:style-name="P290">РМ</text:p>
          </table:table-cell>
          <table:covered-table-cell/>
          <table:covered-table-cell/>
          <table:table-cell table:style-name="Таблица53.E8" office:value-type="string">
            <text:p text:style-name="P290">Опер.</text:p>
          </table:table-cell>
          <table:table-cell table:style-name="Таблица53.E8" table:number-columns-spanned="9" office:value-type="string">
            <text:p text:style-name="P277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3.T8" table:number-columns-spanned="23" office:value-type="string">
            <text:p text:style-name="P290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3.8">
          <table:table-cell table:style-name="Таблица53.A8" office:value-type="string">
            <text:p text:style-name="P181">Б</text:p>
          </table:table-cell>
          <table:table-cell table:style-name="Таблица53.B9" table:number-columns-spanned="24" office:value-type="string">
            <text:p text:style-name="P278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3.Z9" table:number-columns-spanned="3" office:value-type="string">
            <text:p text:style-name="P290">СМ</text:p>
          </table:table-cell>
          <table:covered-table-cell/>
          <table:covered-table-cell/>
          <table:table-cell table:style-name="Таблица53.Z9" table:number-columns-spanned="2" office:value-type="string">
            <text:p text:style-name="P290">Проф.</text:p>
          </table:table-cell>
          <table:covered-table-cell/>
          <table:table-cell table:style-name="Таблица53.Z9" table:number-columns-spanned="2" office:value-type="string">
            <text:p text:style-name="P290">Р</text:p>
          </table:table-cell>
          <table:covered-table-cell/>
          <table:table-cell table:style-name="Таблица53.Z9" table:number-columns-spanned="4" office:value-type="string">
            <text:p text:style-name="P290">УТ</text:p>
          </table:table-cell>
          <table:covered-table-cell/>
          <table:covered-table-cell/>
          <table:covered-table-cell/>
          <table:table-cell table:style-name="Таблица53.Z9" office:value-type="string">
            <text:p text:style-name="P290">КР</text:p>
          </table:table-cell>
          <table:table-cell table:style-name="Таблица53.Z9" table:number-columns-spanned="2" office:value-type="string">
            <text:p text:style-name="P290">ЕН</text:p>
          </table:table-cell>
          <table:covered-table-cell/>
          <table:table-cell table:style-name="Таблица53.A8" table:number-columns-spanned="3" office:value-type="string">
            <text:p text:style-name="P290">Тшт</text:p>
          </table:table-cell>
          <table:covered-table-cell/>
          <table:covered-table-cell/>
        </table:table-row>
        <table:table-row table:style-name="Таблица53.8">
          <table:table-cell table:style-name="Таблица53.Z9" office:value-type="string">
            <text:p text:style-name="P181">К/М</text:p>
          </table:table-cell>
          <table:table-cell table:style-name="Таблица53.B10" table:number-columns-spanned="18" office:value-type="string">
            <text:p text:style-name="P290">Наименование детали, сб. единицы или материал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3.T10" table:number-columns-spanned="11" office:value-type="string">
            <text:p text:style-name="P290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3.e10" table:number-columns-spanned="2" office:value-type="string">
            <text:p text:style-name="P290">ОПП</text:p>
          </table:table-cell>
          <table:covered-table-cell/>
          <table:table-cell table:style-name="Таблица53.e10" table:number-columns-spanned="4" office:value-type="string">
            <text:p text:style-name="P290">ЕВ</text:p>
          </table:table-cell>
          <table:covered-table-cell/>
          <table:covered-table-cell/>
          <table:covered-table-cell/>
          <table:table-cell table:style-name="Таблица53.e10" office:value-type="string">
            <text:p text:style-name="P290">ЕН</text:p>
          </table:table-cell>
          <table:table-cell table:style-name="Таблица53.e10" table:number-columns-spanned="2" office:value-type="string">
            <text:p text:style-name="P290">КИ</text:p>
          </table:table-cell>
          <table:covered-table-cell/>
          <table:table-cell table:style-name="Таблица53.n10" table:number-columns-spanned="3" office:value-type="string">
            <text:p text:style-name="P290">Н. расх.</text:p>
          </table:table-cell>
          <table:covered-table-cell/>
          <table:covered-table-cell/>
        </table:table-row>
        <table:table-row table:style-name="Таблица53.11">
          <table:table-cell table:style-name="Таблица53.W4" office:value-type="string">
            <text:p text:style-name="P172">01</text:p>
          </table:table-cell>
          <table:table-cell table:style-name="Таблица53.p1" table:number-columns-spanned="41" office:value-type="string">
            <text:p text:style-name="P365"><text:span text:style-name="Основной_20_шрифт_20_абзаца"><text:span text:style-name="T24"><text:s text:c="4"/></text:span></text:span><text:span text:style-name="Основной_20_шрифт_20_абзаца"><text:span text:style-name="T95">5.</text:span></text:span><text:span text:style-name="Основной_20_шрифт_20_абзаца"><text:span text:style-name="T97">2</text:span></text:span><text:span text:style-name="Основной_20_шрифт_20_абзаца"><text:span text:style-name="T95">.</text:span></text:span><text:span text:style-name="Основной_20_шрифт_20_абзаца"><text:span text:style-name="T96">7</text:span></text:span><text:span text:style-name="Основной_20_шрифт_20_абзаца"><text:span text:style-name="T93"> </text:span></text:span><text:span text:style-name="Основной_20_шрифт_20_абзаца"><text:span text:style-name="T94">Выдержать </text:span></text:span><text:span text:style-name="Основной_20_шрифт_20_абзаца"><text:span text:style-name="T93">связующие </text:span></text:span><text:span text:style-name="Основной_20_шрифт_20_абзаца"><text:span text:style-name="T98">при температуре цеха от плюс 1</text:span></text:span><text:span text:style-name="Основной_20_шрифт_20_абзаца"><text:span text:style-name="T99">8</text:span></text:span><text:span text:style-name="Основной_20_шрифт_20_абзаца"><text:span text:style-name="T98"> </text:span></text:span><text:span text:style-name="Основной_20_шрифт_20_абзаца"><text:span text:style-name="T100">º</text:span></text:span><text:span text:style-name="Основной_20_шрифт_20_абзаца"><text:span text:style-name="T98">С до плюс 35 </text:span></text:span><text:span text:style-name="Основной_20_шрифт_20_абзаца"><text:span text:style-name="T100">º</text:span></text:span><text:span text:style-name="Основной_20_шрифт_20_абзаца"><text:span text:style-name="T98">С </text:span></text:span><text:span text:style-name="Основной_20_шрифт_20_абзаца"><text:span text:style-name="T91">не менее 24 часов.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3.11">
          <table:table-cell table:style-name="Таблица53.W4" office:value-type="string">
            <text:p text:style-name="P172"><text:span text:style-name="T127">T</text:span>02</text:p>
          </table:table-cell>
          <table:table-cell table:style-name="Таблица53.p1" table:number-columns-spanned="41" office:value-type="string">
            <text:p text:style-name="P365"><text:span text:style-name="Основной_20_шрифт_20_абзаца"><text:span text:style-name="T25"><text:s/></text:span></text:span><text:span text:style-name="Основной_20_шрифт_20_абзаца"><text:span text:style-name="T44">Психрометр аспирационный <text:s/>МВ-4-2М ТУ 52.07-(ГРПИ.405132.001)-92, часы любой марки по действующей ДС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3.11">
          <table:table-cell table:style-name="Таблица53.W4" office:value-type="string">
            <text:p text:style-name="P172">03</text:p>
          </table:table-cell>
          <table:table-cell table:style-name="Таблица53.B13" table:number-columns-spanned="41" office:value-type="string">
            <text:p text:style-name="P361"><text:span text:style-name="Основной_20_шрифт_20_абзаца"><text:span text:style-name="T52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3.11">
          <table:table-cell table:style-name="Таблица53.W4" office:value-type="string">
            <text:p text:style-name="P172">04</text:p>
          </table:table-cell>
          <table:table-cell table:style-name="Таблица53.p1" table:number-columns-spanned="41" office:value-type="string">
            <text:p text:style-name="P365"><text:span text:style-name="Основной_20_шрифт_20_абзаца"><text:span text:style-name="T24"><text:s text:c="4"/></text:span></text:span><text:span text:style-name="Основной_20_шрифт_20_абзаца"><text:span text:style-name="T38">5</text:span></text:span><text:span text:style-name="Основной_20_шрифт_20_абзаца"><text:span text:style-name="T30">.</text:span></text:span><text:span text:style-name="Основной_20_шрифт_20_абзаца"><text:span text:style-name="T39">2</text:span></text:span><text:span text:style-name="Основной_20_шрифт_20_абзаца"><text:span text:style-name="T30">.</text:span></text:span><text:span text:style-name="Основной_20_шрифт_20_абзаца"><text:span text:style-name="T38">8</text:span></text:span><text:span text:style-name="Основной_20_шрифт_20_абзаца"><text:span text:style-name="T29"> </text:span></text:span><text:span text:style-name="Основной_20_шрифт_20_абзаца"><text:span text:style-name="T45">Провести контроль поверхности </text:span></text:span><text:span text:style-name="Основной_20_шрифт_20_абзаца"><text:span text:style-name="T49">верхней</text:span></text:span><text:span text:style-name="Основной_20_шрифт_20_абзаца"><text:span text:style-name="T43"> части корпуса</text:span></text:span><text:span text:style-name="Основной_20_шрифт_20_абзаца"><text:span text:style-name="T45"> на гладкость, отсутствие посторонних включений,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3.11">
          <table:table-cell table:style-name="Таблица53.W4" office:value-type="string">
            <text:p text:style-name="P172">05</text:p>
          </table:table-cell>
          <table:table-cell table:style-name="Таблица53.p1" table:number-columns-spanned="41" office:value-type="string">
            <text:p text:style-name="P347"><text:span text:style-name="Основной_20_шрифт_20_абзаца"><text:span text:style-name="T89">расслоений, трещин, наплывов и подтеков связующего. </text:span></text:span><text:span text:style-name="Основной_20_шрифт_20_абзаца"><text:span text:style-name="T90">Ч</text:span></text:span><text:span text:style-name="Основной_20_шрифт_20_абзаца"><text:span text:style-name="T84">ерт.</text:span></text:span><text:span text:style-name="Основной_20_шрифт_20_абзаца"><text:span text:style-name="T85">СМ3-92-2024-0</text:span></text:span><text:span text:style-name="Основной_20_шрифт_20_абзаца"><text:span text:style-name="T87">4</text:span></text:span><text:span text:style-name="Основной_20_шрифт_20_абзаца"><text:span text:style-name="T86"> </text:span></text:span><text:span text:style-name="Основной_20_шрифт_20_абзаца"><text:span text:style-name="T85">СБ, </text:span></text:span><text:span text:style-name="Основной_20_шрифт_20_абзаца"><text:span text:style-name="T83">п. </text:span></text:span><text:span text:style-name="Основной_20_шрифт_20_абзаца"><text:span text:style-name="T87">12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3.11">
          <table:table-cell table:style-name="Таблица53.W4" office:value-type="string">
            <text:p text:style-name="P172">06</text:p>
          </table:table-cell>
          <table:table-cell table:style-name="Таблица53.p1" table:number-columns-spanned="41" office:value-type="string">
            <text:p text:style-name="P3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3.11">
          <table:table-cell table:style-name="Таблица53.W4" office:value-type="string">
            <text:p text:style-name="P172"><text:span text:style-name="T249">0</text:span>7</text:p>
          </table:table-cell>
          <table:table-cell table:style-name="Таблица53.p1" table:number-columns-spanned="41" office:value-type="string">
            <text:p text:style-name="P372"><text:span text:style-name="Основной_20_шрифт_20_абзаца"><text:span text:style-name="T24"><text:s text:c="5"/></text:span></text:span><text:span text:style-name="Основной_20_шрифт_20_абзаца"><text:span text:style-name="T56">5.</text:span></text:span><text:span text:style-name="Основной_20_шрифт_20_абзаца"><text:span text:style-name="T60">2</text:span></text:span><text:span text:style-name="Основной_20_шрифт_20_абзаца"><text:span text:style-name="T56">.</text:span></text:span><text:span text:style-name="Основной_20_шрифт_20_абзаца"><text:span text:style-name="T59">9</text:span></text:span><text:span text:style-name="Основной_20_шрифт_20_абзаца"><text:span text:style-name="T55"> Провести контроль массы </text:span></text:span><text:span text:style-name="Основной_20_шрифт_20_абзаца"><text:span text:style-name="T58">в</text:span></text:span><text:span text:style-name="Основной_20_шрифт_20_абзаца"><text:span text:style-name="T154">ерхней</text:span></text:span><text:span text:style-name="Основной_20_шрифт_20_абзаца"><text:span text:style-name="T55"> части корпуса. </text:span></text:span><text:span text:style-name="Основной_20_шрифт_20_абзаца"><text:span text:style-name="T53"><text:s/></text:span></text:span><text:span text:style-name="Основной_20_шрифт_20_абзаца"><text:span text:style-name="T62">Масса — величина расчетная. </text:span></text:span><text:span text:style-name="Основной_20_шрифт_20_абзаца"><text:span text:style-name="T25">Ч</text:span></text:span><text:span text:style-name="Основной_20_шрифт_20_абзаца"><text:span text:style-name="T26">ерт.</text:span></text:span><text:span text:style-name="Основной_20_шрифт_20_абзаца"><text:span text:style-name="T24">СМ3-92-2024-0</text:span></text:span><text:span text:style-name="Основной_20_шрифт_20_абзаца"><text:span text:style-name="T35">4</text:span></text:span><text:span text:style-name="Основной_20_шрифт_20_абзаца"><text:span text:style-name="T31"> </text:span></text:span><text:span text:style-name="Основной_20_шрифт_20_абзаца"><text:span text:style-name="T24">СБ, </text:span></text:span><text:span text:style-name="Основной_20_шрифт_20_абзаца"><text:span text:style-name="T25">п.</text:span></text:span><text:span text:style-name="Основной_20_шрифт_20_абзаца"><text:span text:style-name="T35">18</text:span></text:span><text:span text:style-name="Основной_20_шрифт_20_абзаца"><text:span text:style-name="T30">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3.11">
          <table:table-cell table:style-name="Таблица53.W4" office:value-type="string">
            <text:p text:style-name="P172"><text:span text:style-name="T127">T</text:span>08</text:p>
          </table:table-cell>
          <table:table-cell table:style-name="Таблица53.p1" table:number-columns-spanned="41" office:value-type="string">
            <text:p text:style-name="P363"><text:span text:style-name="Основной_20_шрифт_20_абзаца"><text:span text:style-name="T46">В</text:span></text:span><text:span text:style-name="Основной_20_шрифт_20_абзаца"><text:span text:style-name="T47">есы </text:span></text:span><text:span text:style-name="Основной_20_шрифт_20_абзаца"><text:span text:style-name="T48">платформенные ВСП4-600 или любые другие по действующей ДС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3.11">
          <table:table-cell table:style-name="Таблица53.W4" office:value-type="string">
            <text:p text:style-name="P172">09</text:p>
          </table:table-cell>
          <table:table-cell table:style-name="Таблица53.p1" table:number-columns-spanned="41" office:value-type="string">
            <text:p text:style-name="P359"><text:span text:style-name="Основной_20_шрифт_20_абзаца"><text:span text:style-name="T221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3.11">
          <table:table-cell table:style-name="Таблица53.W4" office:value-type="string">
            <text:p text:style-name="P172">10</text:p>
          </table:table-cell>
          <table:table-cell table:style-name="Таблица53.p1" table:number-columns-spanned="41" office:value-type="string">
            <text:p text:style-name="P376"><text:span text:style-name="Основной_20_шрифт_20_абзаца"><text:span text:style-name="T24"><text:s text:c="4"/></text:span></text:span><text:span text:style-name="Основной_20_шрифт_20_абзаца"><text:span text:style-name="T30">5.</text:span></text:span><text:span text:style-name="Основной_20_шрифт_20_абзаца"><text:span text:style-name="T39">2</text:span></text:span><text:span text:style-name="Основной_20_шрифт_20_абзаца"><text:span text:style-name="T30">.</text:span></text:span><text:span text:style-name="Основной_20_шрифт_20_абзаца"><text:span text:style-name="T33">1</text:span></text:span><text:span text:style-name="Основной_20_шрифт_20_абзаца"><text:span text:style-name="T39">0</text:span></text:span><text:span text:style-name="Основной_20_шрифт_20_абзаца"><text:span text:style-name="T33"> Клеймить </text:span></text:span><text:span text:style-name="Основной_20_шрифт_20_абзаца"><text:span text:style-name="T36">верхнюю</text:span></text:span><text:span text:style-name="Основной_20_шрифт_20_абзаца"><text:span text:style-name="T34"> часть корпуса </text:span></text:span><text:span text:style-name="Основной_20_шрифт_20_абзаца"><text:span text:style-name="T32">на бирке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3.11">
          <table:table-cell table:style-name="Таблица53.W4" office:value-type="string">
            <text:p text:style-name="P186"><text:span text:style-name="T260">1</text:span>1</text:p>
          </table:table-cell>
          <table:table-cell table:style-name="Таблица53.p1" table:number-columns-spanned="41" office:value-type="string">
            <text:p text:style-name="P299"><text:span text:style-name="Основной_20_шрифт_20_абзаца"><text:span text:style-name="T109">Ч</text:span></text:span><text:span text:style-name="Основной_20_шрифт_20_абзаца"><text:span text:style-name="T110">ерт.</text:span></text:span><text:span text:style-name="Основной_20_шрифт_20_абзаца"><text:span text:style-name="T111">СМ3-92-2024-0</text:span></text:span><text:span text:style-name="Основной_20_шрифт_20_абзаца"><text:span text:style-name="T114">4</text:span></text:span><text:span text:style-name="Основной_20_шрифт_20_абзаца"><text:span text:style-name="T112"> </text:span></text:span><text:span text:style-name="Основной_20_шрифт_20_абзаца"><text:span text:style-name="T111">СБ, <text:s/></text:span></text:span><text:span text:style-name="Основной_20_шрифт_20_абзаца"><text:span text:style-name="T113">п.</text:span></text:span><text:span text:style-name="Основной_20_шрифт_20_абзаца"><text:span text:style-name="T114">17</text:span></text:span><text:span text:style-name="T14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3.11">
          <table:table-cell table:style-name="Таблица53.W4" office:value-type="string">
            <text:p text:style-name="P172">12</text:p>
          </table:table-cell>
          <table:table-cell table:style-name="Таблица53.p1" table:number-columns-spanned="41" office:value-type="string">
            <text:p text:style-name="P331"><text:span text:style-name="Основной_20_шрифт_20_абзаца"><text:span text:style-name="T168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3.11">
          <table:table-cell table:style-name="Таблица53.W4" office:value-type="string">
            <text:p text:style-name="P172">13</text:p>
          </table:table-cell>
          <table:table-cell table:style-name="Таблица53.p1" table:number-columns-spanned="41" office:value-type="string">
            <text:p text:style-name="P60"><text:s text:c="5"/><text:span text:style-name="T262">5.</text:span><text:span text:style-name="T269">3</text:span><text:span text:style-name="T262"> Сборка частей гидроцикла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3.11">
          <table:table-cell table:style-name="Таблица53.W4" office:value-type="string">
            <text:p text:style-name="P172">14</text:p>
          </table:table-cell>
          <table:table-cell table:style-name="Таблица53.B13" table:number-columns-spanned="41" office:value-type="string">
            <text:p text:style-name="P401"><text:span text:style-name="Основной_20_шрифт_20_абзаца"><text:span text:style-name="T69"><text:s text:c="6"/></text:span></text:span><text:span text:style-name="Основной_20_шрифт_20_абзаца"><text:span text:style-name="T70">5.</text:span></text:span><text:span text:style-name="Основной_20_шрифт_20_абзаца"><text:span text:style-name="T71">3</text:span></text:span><text:span text:style-name="Основной_20_шрифт_20_абзаца"><text:span text:style-name="T70">.</text:span></text:span><text:span text:style-name="Основной_20_шрифт_20_абзаца"><text:span text:style-name="T71">1</text:span></text:span><text:span text:style-name="Основной_20_шрифт_20_абзаца"><text:span text:style-name="T70"> Соединить полик багажника с верхней частью герметиком. Черт. СМ3-92-2024 СБ п.4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3.11">
          <table:table-cell table:style-name="Таблица53.W4" office:value-type="string">
            <text:p text:style-name="P172"><text:span text:style-name="T270">Т</text:span>15</text:p>
          </table:table-cell>
          <table:table-cell table:style-name="Таблица53.p1" table:number-columns-spanned="41" office:value-type="string">
            <text:p text:style-name="P375"><text:span text:style-name="Основной_20_шрифт_20_абзаца"><text:span text:style-name="T44">Кисть </text:span></text:span><text:span text:style-name="Основной_20_шрифт_20_абзаца"><text:span text:style-name="T25">КФК18, КФ</text:span></text:span><text:span text:style-name="Основной_20_шрифт_20_абзаца"><text:span text:style-name="T28">5</text:span></text:span><text:span text:style-name="Основной_20_шрифт_20_абзаца"><text:span text:style-name="T25">0 ГОСТ Р 58516-2019</text:span></text:span><text:span text:style-name="Основной_20_шрифт_20_абзаца"><text:span text:style-name="T44">, </text:span></text:span><text:span text:style-name="Основной_20_шрифт_20_абзаца"><text:span text:style-name="T25">шпатель СПР-5487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3.26">
          <table:table-cell table:style-name="Таблица53.W4" office:value-type="string">
            <text:p text:style-name="P172">16</text:p>
          </table:table-cell>
          <table:table-cell table:style-name="Таблица53.p1" table:number-columns-spanned="41" office:value-type="string">
            <text:p text:style-name="P375"><text:span text:style-name="Основной_20_шрифт_20_абзаца"><text:span text:style-name="T25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3.27">
          <table:table-cell table:style-name="Таблица53.p4" office:value-type="string">
            <text:p text:style-name="P172">17</text:p>
          </table:table-cell>
          <table:table-cell table:style-name="Таблица53.B27" table:number-columns-spanned="41" office:value-type="string">
            <text:p text:style-name="P299"><text:span text:style-name="T1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3.11">
          <table:table-cell table:style-name="Таблица53.A28" table:number-columns-spanned="3" office:value-type="string">
            <text:p text:style-name="P224">УТ</text:p>
          </table:table-cell>
          <table:covered-table-cell/>
          <table:covered-table-cell/>
          <table:table-cell table:style-name="Таблица53.A28" table:number-columns-spanned="32" office:value-type="string">
            <text:p text:style-name="P224">Указание технологическо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3.A28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  <table:table-cell table:style-name="Таблица53.o28" table:number-columns-spanned="2" office:value-type="string">
            <text:p text:style-name="P390"/>
          </table:table-cell>
          <table:covered-table-cell/>
        </table:table-row>
      </table:table>
      <text:p text:style-name="P142"/>
      <text:p text:style-name="P144">ГОСТ 3.1121-84 Форма 1б</text:p>
      <table:table table:name="Таблица56" table:style-name="Таблица56">
        <table:table-column table:style-name="Таблица56.A"/>
        <table:table-column table:style-name="Таблица56.B"/>
        <table:table-column table:style-name="Таблица56.C"/>
        <table:table-column table:style-name="Таблица56.B"/>
        <table:table-column table:style-name="Таблица56.E"/>
        <table:table-column table:style-name="Таблица56.F"/>
        <table:table-column table:style-name="Таблица56.G"/>
        <table:table-column table:style-name="Таблица56.H"/>
        <table:table-column table:style-name="Таблица56.B"/>
        <table:table-column table:style-name="Таблица56.J"/>
        <table:table-column table:style-name="Таблица56.G"/>
        <table:table-column table:style-name="Таблица56.L"/>
        <table:table-column table:style-name="Таблица56.M"/>
        <table:table-column table:style-name="Таблица56.N"/>
        <table:table-column table:style-name="Таблица56.O"/>
        <table:table-column table:style-name="Таблица56.F"/>
        <table:table-column table:style-name="Таблица56.E"/>
        <table:table-column table:style-name="Таблица56.O"/>
        <table:table-column table:style-name="Таблица56.S"/>
        <table:table-column table:style-name="Таблица56.T"/>
        <table:table-column table:style-name="Таблица56.B"/>
        <table:table-column table:style-name="Таблица56.V"/>
        <table:table-column table:style-name="Таблица56.W"/>
        <table:table-column table:style-name="Таблица56.X"/>
        <table:table-column table:style-name="Таблица56.Y"/>
        <table:table-column table:style-name="Таблица56.Z"/>
        <table:table-column table:style-name="Таблица56.a"/>
        <table:table-column table:style-name="Таблица56.b"/>
        <table:table-column table:style-name="Таблица56.c"/>
        <table:table-column table:style-name="Таблица56.d"/>
        <table:table-column table:style-name="Таблица56.e"/>
        <table:table-column table:style-name="Таблица56.f"/>
        <table:table-column table:style-name="Таблица56.g"/>
        <table:table-column table:style-name="Таблица56.h"/>
        <table:table-column table:style-name="Таблица56.B"/>
        <table:table-column table:style-name="Таблица56.G"/>
        <table:table-column table:style-name="Таблица56.k"/>
        <table:table-column table:style-name="Таблица56.l"/>
        <table:table-column table:style-name="Таблица56.m"/>
        <table:table-column table:style-name="Таблица56.n"/>
        <table:table-column table:style-name="Таблица56.o"/>
        <table:table-column table:style-name="Таблица56.p"/>
        <table:table-column table:style-name="Таблица56.q"/>
        <table:table-column table:style-name="Таблица56.r"/>
        <table:table-row table:style-name="Таблица56.1">
          <table:table-cell table:style-name="Таблица56.A1" table:number-columns-spanned="31" office:value-type="string">
            <text:p text:style-name="P40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6.f1" table:number-columns-spanned="2" office:value-type="string">
            <text:p text:style-name="P167"/>
          </table:table-cell>
          <table:covered-table-cell/>
          <table:table-cell table:style-name="Таблица56.f1" table:number-columns-spanned="3" office:value-type="string">
            <text:p text:style-name="P167"/>
          </table:table-cell>
          <table:covered-table-cell/>
          <table:covered-table-cell/>
          <table:table-cell table:style-name="Таблица56.f1" table:number-columns-spanned="4" office:value-type="string">
            <text:p text:style-name="P167"/>
          </table:table-cell>
          <table:covered-table-cell/>
          <table:covered-table-cell/>
          <table:covered-table-cell/>
          <table:table-cell table:style-name="Таблица56.f1" table:number-columns-spanned="3" office:value-type="string">
            <text:p text:style-name="P167"/>
          </table:table-cell>
          <table:covered-table-cell/>
          <table:covered-table-cell/>
          <table:table-cell table:style-name="Таблица56.r1" office:value-type="string">
            <text:p text:style-name="P167"/>
          </table:table-cell>
        </table:table-row>
        <table:table-row table:style-name="Таблица56.1">
          <table:table-cell table:style-name="Таблица56.f1" table:number-columns-spanned="3" office:value-type="string">
            <text:p text:style-name="P167">Дубл.</text:p>
          </table:table-cell>
          <table:covered-table-cell/>
          <table:covered-table-cell/>
          <table:table-cell table:style-name="Таблица56.f1" table:number-columns-spanned="5" office:value-type="string">
            <text:p text:style-name="P218"/>
          </table:table-cell>
          <table:covered-table-cell/>
          <table:covered-table-cell/>
          <table:covered-table-cell/>
          <table:covered-table-cell/>
          <table:table-cell table:style-name="Таблица56.f1" table:number-columns-spanned="3" office:value-type="string">
            <text:p text:style-name="P218"/>
          </table:table-cell>
          <table:covered-table-cell/>
          <table:covered-table-cell/>
          <table:table-cell table:style-name="Таблица56.f1" office:value-type="string">
            <text:p text:style-name="P218"/>
          </table:table-cell>
          <table:table-cell table:style-name="Таблица56.M2" table:number-columns-spanned="4" office:value-type="string">
            <text:p text:style-name="P218"/>
          </table:table-cell>
          <table:covered-table-cell/>
          <table:covered-table-cell/>
          <table:covered-table-cell/>
          <table:table-cell table:style-name="Таблица56.Q2" table:number-columns-spanned="2" office:value-type="string">
            <text:p text:style-name="P218"/>
          </table:table-cell>
          <table:covered-table-cell/>
          <table:table-cell table:style-name="Таблица56.Q2" table:number-columns-spanned="3" office:value-type="string">
            <text:p text:style-name="P218"/>
          </table:table-cell>
          <table:covered-table-cell/>
          <table:covered-table-cell/>
          <table:table-cell table:style-name="Таблица56.Q2" table:number-columns-spanned="4" office:value-type="string">
            <text:p text:style-name="P218"/>
          </table:table-cell>
          <table:covered-table-cell/>
          <table:covered-table-cell/>
          <table:covered-table-cell/>
          <table:table-cell table:style-name="Таблица56.Q2" table:number-columns-spanned="4" office:value-type="string">
            <text:p text:style-name="P218"/>
          </table:table-cell>
          <table:covered-table-cell/>
          <table:covered-table-cell/>
          <table:covered-table-cell/>
          <table:table-cell table:style-name="Таблица56.Q2" table:number-columns-spanned="2" office:value-type="string">
            <text:p text:style-name="P218"/>
          </table:table-cell>
          <table:covered-table-cell/>
          <table:table-cell table:style-name="Таблица56.f1" table:number-columns-spanned="2" office:value-type="string">
            <text:p text:style-name="P218"/>
          </table:table-cell>
          <table:covered-table-cell/>
          <table:table-cell table:style-name="Таблица56.f1" table:number-columns-spanned="3" office:value-type="string">
            <text:p text:style-name="P218"/>
          </table:table-cell>
          <table:covered-table-cell/>
          <table:covered-table-cell/>
          <table:table-cell table:style-name="Таблица56.f1" table:number-columns-spanned="4" office:value-type="string">
            <text:p text:style-name="P218"/>
          </table:table-cell>
          <table:covered-table-cell/>
          <table:covered-table-cell/>
          <table:covered-table-cell/>
          <table:table-cell table:style-name="Таблица56.f1" table:number-columns-spanned="3" office:value-type="string">
            <text:p text:style-name="P218"/>
          </table:table-cell>
          <table:covered-table-cell/>
          <table:covered-table-cell/>
          <table:table-cell table:style-name="Таблица56.r1" office:value-type="string">
            <text:p text:style-name="P218"/>
          </table:table-cell>
        </table:table-row>
        <table:table-row table:style-name="Таблица56.1">
          <table:table-cell table:style-name="Таблица56.f1" table:number-columns-spanned="3" office:value-type="string">
            <text:p text:style-name="P167">Взам.</text:p>
          </table:table-cell>
          <table:covered-table-cell/>
          <table:covered-table-cell/>
          <table:table-cell table:style-name="Таблица56.f1" table:number-columns-spanned="5" office:value-type="string">
            <text:p text:style-name="P218"/>
          </table:table-cell>
          <table:covered-table-cell/>
          <table:covered-table-cell/>
          <table:covered-table-cell/>
          <table:covered-table-cell/>
          <table:table-cell table:style-name="Таблица56.f1" table:number-columns-spanned="3" office:value-type="string">
            <text:p text:style-name="P218"/>
          </table:table-cell>
          <table:covered-table-cell/>
          <table:covered-table-cell/>
          <table:table-cell table:style-name="Таблица56.f1" office:value-type="string">
            <text:p text:style-name="P218"/>
          </table:table-cell>
          <table:table-cell table:style-name="Таблица56.M3" table:number-rows-spanned="2" table:number-columns-spanned="4" office:value-type="string">
            <text:p text:style-name="P218"/>
          </table:table-cell>
          <table:covered-table-cell/>
          <table:covered-table-cell/>
          <table:covered-table-cell/>
          <table:table-cell table:style-name="Таблица56.f1" table:number-columns-spanned="2" office:value-type="string">
            <text:p text:style-name="P218"/>
          </table:table-cell>
          <table:covered-table-cell/>
          <table:table-cell table:style-name="Таблица56.f1" table:number-columns-spanned="3" office:value-type="string">
            <text:p text:style-name="P218"/>
          </table:table-cell>
          <table:covered-table-cell/>
          <table:covered-table-cell/>
          <table:table-cell table:style-name="Таблица56.f1" table:number-columns-spanned="4" office:value-type="string">
            <text:p text:style-name="P218"/>
          </table:table-cell>
          <table:covered-table-cell/>
          <table:covered-table-cell/>
          <table:covered-table-cell/>
          <table:table-cell table:style-name="Таблица56.f1" table:number-columns-spanned="4" office:value-type="string">
            <text:p text:style-name="P218"/>
          </table:table-cell>
          <table:covered-table-cell/>
          <table:covered-table-cell/>
          <table:covered-table-cell/>
          <table:table-cell table:style-name="Таблица56.f1" table:number-columns-spanned="2" office:value-type="string">
            <text:p text:style-name="P218"/>
          </table:table-cell>
          <table:covered-table-cell/>
          <table:table-cell table:style-name="Таблица56.f1" table:number-columns-spanned="2" office:value-type="string">
            <text:p text:style-name="P218"/>
          </table:table-cell>
          <table:covered-table-cell/>
          <table:table-cell table:style-name="Таблица56.f1" table:number-columns-spanned="3" office:value-type="string">
            <text:p text:style-name="P218"/>
          </table:table-cell>
          <table:covered-table-cell/>
          <table:covered-table-cell/>
          <table:table-cell table:style-name="Таблица56.f1" table:number-columns-spanned="4" office:value-type="string">
            <text:p text:style-name="P218"/>
          </table:table-cell>
          <table:covered-table-cell/>
          <table:covered-table-cell/>
          <table:covered-table-cell/>
          <table:table-cell table:style-name="Таблица56.f1" table:number-columns-spanned="3" office:value-type="string">
            <text:p text:style-name="P218"/>
          </table:table-cell>
          <table:covered-table-cell/>
          <table:covered-table-cell/>
          <table:table-cell table:style-name="Таблица56.r1" office:value-type="string">
            <text:p text:style-name="P218"/>
          </table:table-cell>
        </table:table-row>
        <table:table-row table:style-name="Таблица56.1">
          <table:table-cell table:style-name="Таблица56.f1" table:number-columns-spanned="3" office:value-type="string">
            <text:p text:style-name="P167">Подл.</text:p>
          </table:table-cell>
          <table:covered-table-cell/>
          <table:covered-table-cell/>
          <table:table-cell table:style-name="Таблица56.f1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  <table:table-cell table:style-name="Таблица56.f1" table:number-columns-spanned="3" office:value-type="string">
            <text:p text:style-name="P72"/>
          </table:table-cell>
          <table:covered-table-cell/>
          <table:covered-table-cell/>
          <table:table-cell table:style-name="Таблица56.f1" office:value-type="string">
            <text:p text:style-name="P152"/>
          </table:table-cell>
          <table:covered-table-cell table:style-name="Таблица56.M3"/>
          <table:covered-table-cell/>
          <table:covered-table-cell/>
          <table:covered-table-cell/>
          <table:table-cell table:style-name="Таблица56.f1" table:number-columns-spanned="2" office:value-type="string">
            <text:p text:style-name="P218"/>
          </table:table-cell>
          <table:covered-table-cell/>
          <table:table-cell table:style-name="Таблица56.f1" table:number-columns-spanned="3" office:value-type="string">
            <text:p text:style-name="P218"/>
          </table:table-cell>
          <table:covered-table-cell/>
          <table:covered-table-cell/>
          <table:table-cell table:style-name="Таблица56.f1" table:number-columns-spanned="4" office:value-type="string">
            <text:p text:style-name="P218"/>
          </table:table-cell>
          <table:covered-table-cell/>
          <table:covered-table-cell/>
          <table:covered-table-cell/>
          <table:table-cell table:style-name="Таблица56.f1" table:number-columns-spanned="4" office:value-type="string">
            <text:p text:style-name="P218"/>
          </table:table-cell>
          <table:covered-table-cell/>
          <table:covered-table-cell/>
          <table:covered-table-cell/>
          <table:table-cell table:style-name="Таблица56.f1" table:number-columns-spanned="2" office:value-type="string">
            <text:p text:style-name="P218"/>
          </table:table-cell>
          <table:covered-table-cell/>
          <table:table-cell table:style-name="Таблица56.f1" table:number-columns-spanned="2" office:value-type="string">
            <text:p text:style-name="P218"/>
          </table:table-cell>
          <table:covered-table-cell/>
          <table:table-cell table:style-name="Таблица56.f1" table:number-columns-spanned="3" office:value-type="string">
            <text:p text:style-name="P218"/>
          </table:table-cell>
          <table:covered-table-cell/>
          <table:covered-table-cell/>
          <table:table-cell table:style-name="Таблица56.f1" table:number-columns-spanned="4" office:value-type="string">
            <text:p text:style-name="P218"/>
          </table:table-cell>
          <table:covered-table-cell/>
          <table:covered-table-cell/>
          <table:covered-table-cell/>
          <table:table-cell table:style-name="Таблица56.f1" table:number-columns-spanned="3" office:value-type="string">
            <text:p text:style-name="P218"/>
          </table:table-cell>
          <table:covered-table-cell/>
          <table:covered-table-cell/>
          <table:table-cell table:style-name="Таблица56.r1" office:value-type="string">
            <text:p text:style-name="P218"/>
          </table:table-cell>
        </table:table-row>
        <table:table-row table:style-name="Таблица56.5">
          <table:table-cell table:style-name="Таблица56.f1" table:number-columns-spanned="23" office:value-type="string">
            <text:p text:style-name="P4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6.X5" table:number-columns-spanned="12" office:value-type="string">
            <text:p text:style-name="P4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6.j5" table:number-columns-spanned="8" office:value-type="string">
            <text:p text:style-name="P183">СМ3-92/МK-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6.r5" office:value-type="string">
            <text:p text:style-name="P405">28</text:p>
          </table:table-cell>
        </table:table-row>
        <table:table-row table:style-name="Таблица56.6">
          <table:table-cell table:style-name="Таблица56.f1" table:number-rows-spanned="3" table:number-columns-spanned="2" office:value-type="string">
            <text:p text:style-name="P218"/>
          </table:table-cell>
          <table:covered-table-cell/>
          <table:table-cell table:style-name="Таблица56.f1" table:number-columns-spanned="3" office:value-type="string">
            <text:p text:style-name="P218"/>
          </table:table-cell>
          <table:covered-table-cell/>
          <table:covered-table-cell/>
          <table:table-cell table:style-name="Таблица56.f1" table:number-columns-spanned="2" office:value-type="string">
            <text:p text:style-name="P218"/>
          </table:table-cell>
          <table:covered-table-cell/>
          <table:table-cell table:style-name="Таблица56.f1" table:number-columns-spanned="4" office:value-type="string">
            <text:p text:style-name="P218"/>
          </table:table-cell>
          <table:covered-table-cell/>
          <table:covered-table-cell/>
          <table:covered-table-cell/>
          <table:table-cell table:style-name="Таблица56.f1" table:number-columns-spanned="2" office:value-type="string">
            <text:p text:style-name="P218"/>
          </table:table-cell>
          <table:covered-table-cell/>
          <table:table-cell table:style-name="Таблица56.f1" office:value-type="string">
            <text:p text:style-name="P218"/>
          </table:table-cell>
          <table:table-cell table:style-name="Таблица56.f1" office:value-type="string">
            <text:p text:style-name="P218"/>
          </table:table-cell>
          <table:table-cell table:style-name="Таблица56.f1" table:number-columns-spanned="2" office:value-type="string">
            <text:p text:style-name="P218"/>
          </table:table-cell>
          <table:covered-table-cell/>
          <table:table-cell table:style-name="Таблица56.f1" table:number-columns-spanned="3" office:value-type="string">
            <text:p text:style-name="P218"/>
          </table:table-cell>
          <table:covered-table-cell/>
          <table:covered-table-cell/>
          <table:table-cell table:style-name="Таблица56.X5" table:number-columns-spanned="4" office:value-type="string">
            <text:p text:style-name="P298"/>
          </table:table-cell>
          <table:covered-table-cell/>
          <table:covered-table-cell/>
          <table:covered-table-cell/>
          <table:table-cell table:style-name="Таблица56.Y6" table:number-columns-spanned="4" office:value-type="string">
            <text:p text:style-name="P298"/>
          </table:table-cell>
          <table:covered-table-cell/>
          <table:covered-table-cell/>
          <table:covered-table-cell/>
          <table:table-cell table:style-name="Таблица56.c6" table:number-rows-spanned="3" table:number-columns-spanned="10" office:value-type="string">
            <text:p text:style-name="P16">СМ3-92-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6.m6" table:number-rows-spanned="3" table:number-columns-spanned="6" office:value-type="string">
            <text:p text:style-name="P7">СМ3-92/ТП-20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56.6">
          <table:covered-table-cell table:style-name="Таблица56.f1"/>
          <table:covered-table-cell/>
          <table:table-cell table:style-name="Таблица56.f1" table:number-columns-spanned="3" office:value-type="string">
            <text:p text:style-name="P218"/>
          </table:table-cell>
          <table:covered-table-cell/>
          <table:covered-table-cell/>
          <table:table-cell table:style-name="Таблица56.f1" table:number-columns-spanned="2" office:value-type="string">
            <text:p text:style-name="P279"/>
          </table:table-cell>
          <table:covered-table-cell/>
          <table:table-cell table:style-name="Таблица56.f1" table:number-columns-spanned="4" office:value-type="string">
            <text:p text:style-name="P218"/>
          </table:table-cell>
          <table:covered-table-cell/>
          <table:covered-table-cell/>
          <table:covered-table-cell/>
          <table:table-cell table:style-name="Таблица56.f1" table:number-columns-spanned="2" office:value-type="string">
            <text:p text:style-name="P402"/>
          </table:table-cell>
          <table:covered-table-cell/>
          <table:table-cell table:style-name="Таблица56.f1" office:value-type="string">
            <text:p text:style-name="P279"/>
          </table:table-cell>
          <table:table-cell table:style-name="Таблица56.f1" office:value-type="string">
            <text:p text:style-name="P218"/>
          </table:table-cell>
          <table:table-cell table:style-name="Таблица56.f1" table:number-columns-spanned="2" office:value-type="string">
            <text:p text:style-name="P218"/>
          </table:table-cell>
          <table:covered-table-cell/>
          <table:table-cell table:style-name="Таблица56.f1" table:number-columns-spanned="3" office:value-type="string">
            <text:p text:style-name="P218"/>
          </table:table-cell>
          <table:covered-table-cell/>
          <table:covered-table-cell/>
          <table:table-cell table:style-name="Таблица56.f1" table:number-columns-spanned="4" office:value-type="string">
            <text:p text:style-name="P218"/>
          </table:table-cell>
          <table:covered-table-cell/>
          <table:covered-table-cell/>
          <table:covered-table-cell/>
          <table:table-cell table:style-name="Таблица56.Y7" table:number-columns-spanned="4" office:value-type="string">
            <text:p text:style-name="P218"/>
          </table:table-cell>
          <table:covered-table-cell/>
          <table:covered-table-cell/>
          <table:covered-table-cell/>
          <table:covered-table-cell table:style-name="Таблица56.c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56.m6"/>
          <table:covered-table-cell/>
          <table:covered-table-cell/>
          <table:covered-table-cell/>
          <table:covered-table-cell/>
          <table:covered-table-cell/>
        </table:table-row>
        <table:table-row table:style-name="Таблица56.6">
          <table:covered-table-cell table:style-name="Таблица56.f1"/>
          <table:covered-table-cell/>
          <table:table-cell table:style-name="Таблица56.C8" table:number-columns-spanned="3" office:value-type="string">
            <text:p text:style-name="P254"/>
          </table:table-cell>
          <table:covered-table-cell/>
          <table:covered-table-cell/>
          <table:table-cell table:style-name="Таблица56.F8" table:number-columns-spanned="2" office:value-type="string">
            <text:p text:style-name="P255"/>
          </table:table-cell>
          <table:covered-table-cell/>
          <table:table-cell table:style-name="Таблица56.H8" table:number-columns-spanned="4" office:value-type="string">
            <text:p text:style-name="P256"/>
          </table:table-cell>
          <table:covered-table-cell/>
          <table:covered-table-cell/>
          <table:covered-table-cell/>
          <table:table-cell table:style-name="Таблица56.L8" table:number-columns-spanned="2" office:value-type="string">
            <text:p text:style-name="P254"/>
          </table:table-cell>
          <table:covered-table-cell/>
          <table:table-cell table:style-name="Таблица56.N8" office:value-type="string">
            <text:p text:style-name="P218"/>
          </table:table-cell>
          <table:table-cell table:style-name="Таблица56.O8" office:value-type="string">
            <text:p text:style-name="P218"/>
          </table:table-cell>
          <table:table-cell table:style-name="Таблица56.P8" table:number-columns-spanned="2" office:value-type="string">
            <text:p text:style-name="P218"/>
          </table:table-cell>
          <table:covered-table-cell/>
          <table:table-cell table:style-name="Таблица56.R8" table:number-columns-spanned="3" office:value-type="string">
            <text:p text:style-name="P218"/>
          </table:table-cell>
          <table:covered-table-cell/>
          <table:covered-table-cell/>
          <table:table-cell table:style-name="Таблица56.U8" table:number-columns-spanned="4" office:value-type="string">
            <text:p text:style-name="P218"/>
          </table:table-cell>
          <table:covered-table-cell/>
          <table:covered-table-cell/>
          <table:covered-table-cell/>
          <table:table-cell table:style-name="Таблица56.Y8" table:number-columns-spanned="4" office:value-type="string">
            <text:p text:style-name="P218"/>
          </table:table-cell>
          <table:covered-table-cell/>
          <table:covered-table-cell/>
          <table:covered-table-cell/>
          <table:covered-table-cell table:style-name="Таблица56.c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56.m6"/>
          <table:covered-table-cell/>
          <table:covered-table-cell/>
          <table:covered-table-cell/>
          <table:covered-table-cell/>
          <table:covered-table-cell/>
        </table:table-row>
        <table:table-row table:style-name="Таблица56.9">
          <table:table-cell table:style-name="Таблица56.A9" office:value-type="string">
            <text:p text:style-name="P182">А</text:p>
          </table:table-cell>
          <table:table-cell table:style-name="Таблица56.B9" table:number-columns-spanned="3" office:value-type="string">
            <text:p text:style-name="P291">Цех</text:p>
          </table:table-cell>
          <table:covered-table-cell/>
          <table:covered-table-cell/>
          <table:table-cell table:style-name="Таблица56.E9" table:number-columns-spanned="2" office:value-type="string">
            <text:p text:style-name="P292">Уч</text:p>
          </table:table-cell>
          <table:covered-table-cell/>
          <table:table-cell table:style-name="Таблица56.E9" table:number-columns-spanned="3" office:value-type="string">
            <text:p text:style-name="P292">РМ</text:p>
          </table:table-cell>
          <table:covered-table-cell/>
          <table:covered-table-cell/>
          <table:table-cell table:style-name="Таблица56.E9" office:value-type="string">
            <text:p text:style-name="P292">Опер</text:p>
          </table:table-cell>
          <table:table-cell table:style-name="Таблица56.E9" table:number-columns-spanned="9" office:value-type="string">
            <text:p text:style-name="P292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6.T9" table:number-columns-spanned="25" office:value-type="string">
            <text:p text:style-name="P292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6.9">
          <table:table-cell table:style-name="Таблица56.A9" office:value-type="string">
            <text:p text:style-name="P182">Б</text:p>
          </table:table-cell>
          <table:table-cell table:style-name="Таблица56.B10" table:number-columns-spanned="18" office:value-type="string">
            <text:p text:style-name="P292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6.T10" office:value-type="string">
            <text:p text:style-name="P292">СМ</text:p>
          </table:table-cell>
          <table:table-cell table:style-name="Таблица56.T10" table:number-columns-spanned="2" office:value-type="string">
            <text:p text:style-name="P292">Проф</text:p>
          </table:table-cell>
          <table:covered-table-cell/>
          <table:table-cell table:style-name="Таблица56.T10" table:number-columns-spanned="4" office:value-type="string">
            <text:p text:style-name="P292">Р</text:p>
          </table:table-cell>
          <table:covered-table-cell/>
          <table:covered-table-cell/>
          <table:covered-table-cell/>
          <table:table-cell table:style-name="Таблица56.T10" office:value-type="string">
            <text:p text:style-name="P292">УТ</text:p>
          </table:table-cell>
          <table:table-cell table:style-name="Таблица56.T10" table:number-columns-spanned="3" office:value-type="string">
            <text:p text:style-name="P292">КР</text:p>
          </table:table-cell>
          <table:covered-table-cell/>
          <table:covered-table-cell/>
          <table:table-cell table:style-name="Таблица56.T10" table:number-columns-spanned="2" office:value-type="string">
            <text:p text:style-name="P292">КОИД</text:p>
          </table:table-cell>
          <table:covered-table-cell/>
          <table:table-cell table:style-name="Таблица56.T10" table:number-columns-spanned="2" office:value-type="string">
            <text:p text:style-name="P292">ЕН</text:p>
          </table:table-cell>
          <table:covered-table-cell/>
          <table:table-cell table:style-name="Таблица56.T10" table:number-columns-spanned="4" office:value-type="string">
            <text:p text:style-name="P292">ОП</text:p>
          </table:table-cell>
          <table:covered-table-cell/>
          <table:covered-table-cell/>
          <table:covered-table-cell/>
          <table:table-cell table:style-name="Таблица56.T10" office:value-type="string">
            <text:p text:style-name="P292">Кшт</text:p>
          </table:table-cell>
          <table:table-cell table:style-name="Таблица56.T10" table:number-columns-spanned="2" office:value-type="string">
            <text:p text:style-name="P16"><text:span text:style-name="T121">Т</text:span><text:span text:style-name="T116">п.з.</text:span></text:p>
          </table:table-cell>
          <table:covered-table-cell/>
          <table:table-cell table:style-name="Таблица56.A9" table:number-columns-spanned="3" office:value-type="string">
            <text:p text:style-name="P16"><text:span text:style-name="T121">Т</text:span><text:span text:style-name="T116">шт.</text:span></text:p>
          </table:table-cell>
          <table:covered-table-cell/>
          <table:covered-table-cell/>
        </table:table-row>
        <table:table-row table:style-name="Таблица56.9">
          <table:table-cell table:style-name="Таблица56.T10" office:value-type="string">
            <text:p text:style-name="P182">К/М</text:p>
          </table:table-cell>
          <table:table-cell table:style-name="Таблица56.T9" table:number-columns-spanned="18" office:value-type="string">
            <text:p text:style-name="P292">Наименование детали, сб. единицы или материал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6.B10" table:number-columns-spanned="13" office:value-type="string">
            <text:p text:style-name="P292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6.g11" table:number-columns-spanned="2" office:value-type="string">
            <text:p text:style-name="P292">ОПП</text:p>
          </table:table-cell>
          <table:covered-table-cell/>
          <table:table-cell table:style-name="Таблица56.g11" table:number-columns-spanned="4" office:value-type="string">
            <text:p text:style-name="P292">ЕВ</text:p>
          </table:table-cell>
          <table:covered-table-cell/>
          <table:covered-table-cell/>
          <table:covered-table-cell/>
          <table:table-cell table:style-name="Таблица56.g11" office:value-type="string">
            <text:p text:style-name="P292">ЕН</text:p>
          </table:table-cell>
          <table:table-cell table:style-name="Таблица56.g11" table:number-columns-spanned="2" office:value-type="string">
            <text:p text:style-name="P292">КИ</text:p>
          </table:table-cell>
          <table:covered-table-cell/>
          <table:table-cell table:style-name="Таблица56.p11" table:number-columns-spanned="3" office:value-type="string">
            <text:p text:style-name="P292">Н. расх.</text:p>
          </table:table-cell>
          <table:covered-table-cell/>
          <table:covered-table-cell/>
        </table:table-row>
        <table:table-row table:style-name="Таблица56.12">
          <table:table-cell table:style-name="Таблица56.X5" office:value-type="string">
            <text:p text:style-name="P172">01</text:p>
          </table:table-cell>
          <table:table-cell table:style-name="Таблица56.r1" table:number-columns-spanned="43" office:value-type="string">
            <text:p text:style-name="P401"><text:span text:style-name="Основной_20_шрифт_20_абзаца"><text:span text:style-name="T70"><text:s text:c="7"/>5.</text:span></text:span><text:span text:style-name="Основной_20_шрифт_20_абзаца"><text:span text:style-name="T71">3</text:span></text:span><text:span text:style-name="Основной_20_шрифт_20_абзаца"><text:span text:style-name="T70">.</text:span></text:span><text:span text:style-name="Основной_20_шрифт_20_абзаца"><text:span text:style-name="T71">2</text:span></text:span><text:span text:style-name="Основной_20_шрифт_20_абзаца"><text:span text:style-name="T70"> Установить верхнюю часть корпуса гидроцикла на нижнюю часть корпуса гидроцикла, выравнивая герметиком по всей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6.12">
          <table:table-cell table:style-name="Таблица56.X5" office:value-type="string">
            <text:p text:style-name="P172">02</text:p>
          </table:table-cell>
          <table:table-cell table:style-name="Таблица56.r1" table:number-columns-spanned="43" office:value-type="string">
            <text:p text:style-name="P401"><text:span text:style-name="Основной_20_шрифт_20_абзаца"><text:span text:style-name="T70">соприкасаемой поверхности по уровню выступания полика багажника. <text:s/>Черт. СМ3-92-2024 СБ п.4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6.12">
          <table:table-cell table:style-name="Таблица56.X5" office:value-type="string">
            <text:p text:style-name="P172"><text:span text:style-name="T269">Т</text:span>03</text:p>
          </table:table-cell>
          <table:table-cell table:style-name="Таблица56.r1" table:number-columns-spanned="43" office:value-type="string">
            <text:p text:style-name="P375"><text:span text:style-name="Основной_20_шрифт_20_абзаца"><text:span text:style-name="T44">Кисть </text:span></text:span><text:span text:style-name="Основной_20_шрифт_20_абзаца"><text:span text:style-name="T25">КФК18, КФ</text:span></text:span><text:span text:style-name="Основной_20_шрифт_20_абзаца"><text:span text:style-name="T28">5</text:span></text:span><text:span text:style-name="Основной_20_шрифт_20_абзаца"><text:span text:style-name="T25">0 ГОСТ Р 58516-2019</text:span></text:span><text:span text:style-name="Основной_20_шрифт_20_абзаца"><text:span text:style-name="T44">, </text:span></text:span><text:span text:style-name="Основной_20_шрифт_20_абзаца"><text:span text:style-name="T25">шпатель СПР-5487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6.12">
          <table:table-cell table:style-name="Таблица56.X5" office:value-type="string">
            <text:p text:style-name="P172">04</text:p>
          </table:table-cell>
          <table:table-cell table:style-name="Таблица56.r1" table:number-columns-spanned="43" office:value-type="string">
            <text:p text:style-name="P401"><text:span text:style-name="Основной_20_шрифт_20_абзаца"><text:span text:style-name="T70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6.12">
          <table:table-cell table:style-name="Таблица56.X5" office:value-type="string">
            <text:p text:style-name="P172">05</text:p>
          </table:table-cell>
          <table:table-cell table:style-name="Таблица56.r1" table:number-columns-spanned="43" office:value-type="string">
            <text:p text:style-name="P398"><text:span text:style-name="Основной_20_шрифт_20_абзаца"><text:span text:style-name="T73"><text:s text:c="6"/></text:span></text:span><text:span text:style-name="Основной_20_шрифт_20_абзаца"><text:span text:style-name="T74">5.</text:span></text:span><text:span text:style-name="Основной_20_шрифт_20_абзаца"><text:span text:style-name="T75">3</text:span></text:span><text:span text:style-name="Основной_20_шрифт_20_абзаца"><text:span text:style-name="T74">.</text:span></text:span><text:span text:style-name="Основной_20_шрифт_20_абзаца"><text:span text:style-name="T75">3</text:span></text:span><text:span text:style-name="Основной_20_шрифт_20_абзаца"><text:span text:style-name="T74"> Просверлить отверстия в полике багажника по верхней част</text:span></text:span><text:span text:style-name="Основной_20_шрифт_20_абзаца"><text:span text:style-name="T75">и</text:span></text:span><text:span text:style-name="Основной_20_шрифт_20_абзаца"><text:span text:style-name="T74"> корпуса гидроцикла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6.12">
          <table:table-cell table:style-name="Таблица56.X5" office:value-type="string">
            <text:p text:style-name="P172">06</text:p>
          </table:table-cell>
          <table:table-cell table:style-name="Таблица56.r1" table:number-columns-spanned="43" office:value-type="string">
            <text:p text:style-name="P60"><text:span text:style-name="Основной_20_шрифт_20_абзаца"><text:span text:style-name="T72">Черт. СМ3-92-2024 СБ п.5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6.12">
          <table:table-cell table:style-name="Таблица56.X5" office:value-type="string">
            <text:p text:style-name="P172"><text:span text:style-name="T269">Т</text:span><text:span text:style-name="T249">0</text:span>7</text:p>
          </table:table-cell>
          <table:table-cell table:style-name="Таблица56.r1" table:number-columns-spanned="43" office:value-type="string">
            <text:p text:style-name="P126">Аккумуляторная дрель-шуруповерт <text:span text:style-name="T201">по </text:span><text:span text:style-name="T260">ДС</text:span><text:span text:style-name="T201">; </text:span><text:span text:style-name="T260">с</text:span><text:span text:style-name="T115">верло (2300-8071 диаметр 1 мм 2300-8168 диаметр 3 мм)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6.12">
          <table:table-cell table:style-name="Таблица56.X5" office:value-type="string">
            <text:p text:style-name="P172">08</text:p>
          </table:table-cell>
          <table:table-cell table:style-name="Таблица56.r1" table:number-columns-spanned="43" office:value-type="string">
            <text:p text:style-name="P398"><text:span text:style-name="Основной_20_шрифт_20_абзаца"><text:span text:style-name="T74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6.12">
          <table:table-cell table:style-name="Таблица56.X5" office:value-type="string">
            <text:p text:style-name="P172">09</text:p>
          </table:table-cell>
          <table:table-cell table:style-name="Таблица56.r1" table:number-columns-spanned="43" office:value-type="string">
            <text:p text:style-name="P399">5.<text:span text:style-name="T269">3</text:span>.<text:span text:style-name="T269">4</text:span> Выполнить соединение верхней части корпуса гидроцикла и вкладыша <text:span text:style-name="T15">герметиком</text:span>. <text:span text:style-name="T117">Черт. СМ3-92-2024 СБ п.6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6.12">
          <table:table-cell table:style-name="Таблица56.X5" office:value-type="string">
            <text:p text:style-name="P172"><text:span text:style-name="T269">Т</text:span>10</text:p>
          </table:table-cell>
          <table:table-cell table:style-name="Таблица56.r1" table:number-columns-spanned="43" office:value-type="string">
            <text:p text:style-name="P375"><text:span text:style-name="Основной_20_шрифт_20_абзаца"><text:span text:style-name="T44">Кисть </text:span></text:span><text:span text:style-name="Основной_20_шрифт_20_абзаца"><text:span text:style-name="T25">КФК18, КФ</text:span></text:span><text:span text:style-name="Основной_20_шрифт_20_абзаца"><text:span text:style-name="T28">5</text:span></text:span><text:span text:style-name="Основной_20_шрифт_20_абзаца"><text:span text:style-name="T25">0 ГОСТ Р 58516-2019</text:span></text:span><text:span text:style-name="Основной_20_шрифт_20_абзаца"><text:span text:style-name="T44">, </text:span></text:span><text:span text:style-name="Основной_20_шрифт_20_абзаца"><text:span text:style-name="T25">шпатель СПР-5487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6.12">
          <table:table-cell table:style-name="Таблица56.X5" office:value-type="string">
            <text:p text:style-name="P186"><text:span text:style-name="T260">1</text:span>1</text:p>
          </table:table-cell>
          <table:table-cell table:style-name="Таблица56.r1" table:number-columns-spanned="43" office:value-type="string">
            <text:p text:style-name="P4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6.12">
          <table:table-cell table:style-name="Таблица56.X5" office:value-type="string">
            <text:p text:style-name="P172">12</text:p>
          </table:table-cell>
          <table:table-cell table:style-name="Таблица56.r1" table:number-columns-spanned="43" office:value-type="string">
            <text:p text:style-name="P311"><text:s/>5.<text:span text:style-name="T269">3</text:span>.<text:span text:style-name="T269">5</text:span> Выполнить соединение полика багажника с вкладышем герметиком. <text:s/>Черт. СМ3-92-2024 СБ п.7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6.12">
          <table:table-cell table:style-name="Таблица56.X5" office:value-type="string">
            <text:p text:style-name="P172"><text:span text:style-name="T269">Т</text:span>13</text:p>
          </table:table-cell>
          <table:table-cell table:style-name="Таблица56.r1" table:number-columns-spanned="43" office:value-type="string">
            <text:p text:style-name="P375"><text:span text:style-name="Основной_20_шрифт_20_абзаца"><text:span text:style-name="T44">Кисть </text:span></text:span><text:span text:style-name="Основной_20_шрифт_20_абзаца"><text:span text:style-name="T25">КФК18, КФ</text:span></text:span><text:span text:style-name="Основной_20_шрифт_20_абзаца"><text:span text:style-name="T28">5</text:span></text:span><text:span text:style-name="Основной_20_шрифт_20_абзаца"><text:span text:style-name="T25">0 ГОСТ Р 58516-2019</text:span></text:span><text:span text:style-name="Основной_20_шрифт_20_абзаца"><text:span text:style-name="T44">, </text:span></text:span><text:span text:style-name="Основной_20_шрифт_20_абзаца"><text:span text:style-name="T25">шпатель СПР-5487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6.12">
          <table:table-cell table:style-name="Таблица56.X5" office:value-type="string">
            <text:p text:style-name="P172">14</text:p>
          </table:table-cell>
          <table:table-cell table:style-name="Таблица56.r1" table:number-columns-spanned="43" office:value-type="string">
            <text:p text:style-name="P60"><text:span text:style-name="Основной_20_шрифт_20_абзаца"><text:span text:style-name="T72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6.12">
          <table:table-cell table:style-name="Таблица56.X5" office:value-type="string">
            <text:p text:style-name="P172">15</text:p>
          </table:table-cell>
          <table:table-cell table:style-name="Таблица56.r1" table:number-columns-spanned="43" office:value-type="string">
            <text:p text:style-name="P126"><text:span text:style-name="T11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6.12">
          <table:table-cell table:style-name="Таблица56.X5" office:value-type="string">
            <text:p text:style-name="P172"><text:span text:style-name="T269">Т</text:span>16</text:p>
          </table:table-cell>
          <table:table-cell table:style-name="Таблица56.r1" table:number-columns-spanned="43" office:value-type="string">
            <text:p text:style-name="P3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6.28">
          <table:table-cell table:style-name="Таблица56.r5" office:value-type="string">
            <text:p text:style-name="P172">17</text:p>
          </table:table-cell>
          <table:table-cell table:style-name="Таблица56.B28" table:number-columns-spanned="43" office:value-type="string">
            <text:p text:style-name="P311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6.29">
          <table:table-cell table:style-name="Таблица56.A29" table:number-columns-spanned="3" office:value-type="string">
            <text:p text:style-name="P225">КТП</text:p>
          </table:table-cell>
          <table:covered-table-cell/>
          <table:covered-table-cell/>
          <table:table-cell table:style-name="Таблица56.A29" table:number-columns-spanned="34" office:value-type="string">
            <text:p text:style-name="P225">Карта технологического процес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6.A29" table:number-columns-spanned="5" office:value-type="string">
            <text:p text:style-name="P53"/>
          </table:table-cell>
          <table:covered-table-cell/>
          <table:covered-table-cell/>
          <table:covered-table-cell/>
          <table:covered-table-cell/>
          <table:table-cell table:style-name="Таблица56.q29" table:number-columns-spanned="2" office:value-type="string">
            <text:p text:style-name="P53"/>
          </table:table-cell>
          <table:covered-table-cell/>
        </table:table-row>
      </table:table>
      <text:p text:style-name="P135"><text:span text:style-name="T16">Г</text:span><text:span text:style-name="T15">ОСТ3.1118-82 Форма 1б</text:span></text:p>
      <table:table table:name="Таблица45" table:style-name="Таблица45">
        <table:table-column table:style-name="Таблица45.A"/>
        <table:table-column table:style-name="Таблица45.B"/>
        <table:table-column table:style-name="Таблица45.C"/>
        <table:table-column table:style-name="Таблица45.B"/>
        <table:table-column table:style-name="Таблица45.E"/>
        <table:table-column table:style-name="Таблица45.F"/>
        <table:table-column table:style-name="Таблица45.G"/>
        <table:table-column table:style-name="Таблица45.H"/>
        <table:table-column table:style-name="Таблица45.I"/>
        <table:table-column table:style-name="Таблица45.J"/>
        <table:table-column table:style-name="Таблица45.K"/>
        <table:table-column table:style-name="Таблица45.L"/>
        <table:table-column table:style-name="Таблица45.M"/>
        <table:table-column table:style-name="Таблица45.N"/>
        <table:table-column table:style-name="Таблица45.O"/>
        <table:table-column table:style-name="Таблица45.P"/>
        <table:table-column table:style-name="Таблица45.Q"/>
        <table:table-column table:style-name="Таблица45.R"/>
        <table:table-column table:style-name="Таблица45.S"/>
        <table:table-column table:style-name="Таблица45.T"/>
        <table:table-column table:style-name="Таблица45.K"/>
        <table:table-column table:style-name="Таблица45.V"/>
        <table:table-column table:style-name="Таблица45.W"/>
        <table:table-column table:style-name="Таблица45.X"/>
        <table:table-column table:style-name="Таблица45.Y"/>
        <table:table-column table:style-name="Таблица45.Z"/>
        <table:table-column table:style-name="Таблица45.a"/>
        <table:table-column table:style-name="Таблица45.b"/>
        <table:table-column table:style-name="Таблица45.Y"/>
        <table:table-column table:style-name="Таблица45.d"/>
        <table:table-column table:style-name="Таблица45.e"/>
        <table:table-column table:style-name="Таблица45.f"/>
        <table:table-column table:style-name="Таблица45.g"/>
        <table:table-column table:style-name="Таблица45.h"/>
        <table:table-column table:style-name="Таблица45.i"/>
        <table:table-column table:style-name="Таблица45.j"/>
        <table:table-column table:style-name="Таблица45.G"/>
        <table:table-column table:style-name="Таблица45.Y"/>
        <table:table-column table:style-name="Таблица45.m"/>
        <table:table-column table:style-name="Таблица45.W"/>
        <table:table-column table:style-name="Таблица45.o"/>
        <table:table-column table:style-name="Таблица45.p"/>
        <table:table-column table:style-name="Таблица45.q"/>
        <table:table-column table:style-name="Таблица45.r"/>
        <table:table-column table:style-name="Таблица45.s"/>
        <table:table-column table:style-name="Таблица45.t"/>
        <table:table-column table:style-name="Таблица45.u"/>
        <table:table-row table:style-name="Таблица45.1">
          <table:table-cell table:style-name="Таблица45.A1" table:number-columns-spanned="34" office:value-type="string">
            <text:p text:style-name="P2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i1" table:number-columns-spanned="2" office:value-type="string">
            <text:p text:style-name="P163"/>
          </table:table-cell>
          <table:covered-table-cell/>
          <table:table-cell table:style-name="Таблица45.i1" table:number-columns-spanned="3" office:value-type="string">
            <text:p text:style-name="P163"/>
          </table:table-cell>
          <table:covered-table-cell/>
          <table:covered-table-cell/>
          <table:table-cell table:style-name="Таблица45.i1" table:number-columns-spanned="4" office:value-type="string">
            <text:p text:style-name="P163"/>
          </table:table-cell>
          <table:covered-table-cell/>
          <table:covered-table-cell/>
          <table:covered-table-cell/>
          <table:table-cell table:style-name="Таблица45.i1" table:number-columns-spanned="3" office:value-type="string">
            <text:p text:style-name="P163"/>
          </table:table-cell>
          <table:covered-table-cell/>
          <table:covered-table-cell/>
          <table:table-cell table:style-name="Таблица45.u1" office:value-type="string">
            <text:p text:style-name="P163"/>
          </table:table-cell>
        </table:table-row>
        <table:table-row table:style-name="Таблица45.1">
          <table:table-cell table:style-name="Таблица45.i1" table:number-columns-spanned="3" office:value-type="string">
            <text:p text:style-name="P163">Дубл.</text:p>
          </table:table-cell>
          <table:covered-table-cell/>
          <table:covered-table-cell/>
          <table:table-cell table:style-name="Таблица45.i1" table:number-columns-spanned="7" office:value-type="string">
            <text:p text:style-name="P2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i1" table:number-columns-spanned="5" office:value-type="string">
            <text:p text:style-name="P214"/>
          </table:table-cell>
          <table:covered-table-cell/>
          <table:covered-table-cell/>
          <table:covered-table-cell/>
          <table:covered-table-cell/>
          <table:table-cell table:style-name="Таблица45.i1" office:value-type="string">
            <text:p text:style-name="P214"/>
          </table:table-cell>
          <table:table-cell table:style-name="Таблица45.Q2" table:number-columns-spanned="4" office:value-type="string">
            <text:p text:style-name="P214"/>
          </table:table-cell>
          <table:covered-table-cell/>
          <table:covered-table-cell/>
          <table:covered-table-cell/>
          <table:table-cell table:style-name="Таблица45.U2" table:number-columns-spanned="5" office:value-type="string">
            <text:p text:style-name="P214"/>
          </table:table-cell>
          <table:covered-table-cell/>
          <table:covered-table-cell/>
          <table:covered-table-cell/>
          <table:covered-table-cell/>
          <table:table-cell table:style-name="Таблица45.U2" table:number-columns-spanned="4" office:value-type="string">
            <text:p text:style-name="P214"/>
          </table:table-cell>
          <table:covered-table-cell/>
          <table:covered-table-cell/>
          <table:covered-table-cell/>
          <table:table-cell table:style-name="Таблица45.U2" table:number-columns-spanned="3" office:value-type="string">
            <text:p text:style-name="P214"/>
          </table:table-cell>
          <table:covered-table-cell/>
          <table:covered-table-cell/>
          <table:table-cell table:style-name="Таблица45.U2" table:number-columns-spanned="2" office:value-type="string">
            <text:p text:style-name="P214"/>
          </table:table-cell>
          <table:covered-table-cell/>
          <table:table-cell table:style-name="Таблица45.i1" table:number-columns-spanned="2" office:value-type="string">
            <text:p text:style-name="P214"/>
          </table:table-cell>
          <table:covered-table-cell/>
          <table:table-cell table:style-name="Таблица45.i1" table:number-columns-spanned="3" office:value-type="string">
            <text:p text:style-name="P214"/>
          </table:table-cell>
          <table:covered-table-cell/>
          <table:covered-table-cell/>
          <table:table-cell table:style-name="Таблица45.i1" table:number-columns-spanned="4" office:value-type="string">
            <text:p text:style-name="P214"/>
          </table:table-cell>
          <table:covered-table-cell/>
          <table:covered-table-cell/>
          <table:covered-table-cell/>
          <table:table-cell table:style-name="Таблица45.i1" table:number-columns-spanned="3" office:value-type="string">
            <text:p text:style-name="P214"/>
          </table:table-cell>
          <table:covered-table-cell/>
          <table:covered-table-cell/>
          <table:table-cell table:style-name="Таблица45.u1" office:value-type="string">
            <text:p text:style-name="P214"/>
          </table:table-cell>
        </table:table-row>
        <table:table-row table:style-name="Таблица45.1">
          <table:table-cell table:style-name="Таблица45.i1" table:number-columns-spanned="3" office:value-type="string">
            <text:p text:style-name="P163">Взам.</text:p>
          </table:table-cell>
          <table:covered-table-cell/>
          <table:covered-table-cell/>
          <table:table-cell table:style-name="Таблица45.i1" table:number-columns-spanned="7" office:value-type="string">
            <text:p text:style-name="P2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i1" table:number-columns-spanned="5" office:value-type="string">
            <text:p text:style-name="P214"/>
          </table:table-cell>
          <table:covered-table-cell/>
          <table:covered-table-cell/>
          <table:covered-table-cell/>
          <table:covered-table-cell/>
          <table:table-cell table:style-name="Таблица45.i1" office:value-type="string">
            <text:p text:style-name="P214"/>
          </table:table-cell>
          <table:table-cell table:style-name="Таблица45.Q3" table:number-rows-spanned="2" table:number-columns-spanned="4" office:value-type="string">
            <text:p text:style-name="P214"/>
          </table:table-cell>
          <table:covered-table-cell/>
          <table:covered-table-cell/>
          <table:covered-table-cell/>
          <table:table-cell table:style-name="Таблица45.i1" table:number-columns-spanned="2" office:value-type="string">
            <text:p text:style-name="P214"/>
          </table:table-cell>
          <table:covered-table-cell/>
          <table:table-cell table:style-name="Таблица45.W3" table:number-columns-spanned="3" office:value-type="string">
            <text:p text:style-name="P214"/>
          </table:table-cell>
          <table:covered-table-cell/>
          <table:covered-table-cell/>
          <table:table-cell table:style-name="Таблица45.i1" table:number-columns-spanned="4" office:value-type="string">
            <text:p text:style-name="P214"/>
          </table:table-cell>
          <table:covered-table-cell/>
          <table:covered-table-cell/>
          <table:covered-table-cell/>
          <table:table-cell table:style-name="Таблица45.i1" table:number-columns-spanned="3" office:value-type="string">
            <text:p text:style-name="P214"/>
          </table:table-cell>
          <table:covered-table-cell/>
          <table:covered-table-cell/>
          <table:table-cell table:style-name="Таблица45.i1" table:number-columns-spanned="2" office:value-type="string">
            <text:p text:style-name="P214"/>
          </table:table-cell>
          <table:covered-table-cell/>
          <table:table-cell table:style-name="Таблица45.i1" table:number-columns-spanned="2" office:value-type="string">
            <text:p text:style-name="P214"/>
          </table:table-cell>
          <table:covered-table-cell/>
          <table:table-cell table:style-name="Таблица45.i1" table:number-columns-spanned="3" office:value-type="string">
            <text:p text:style-name="P214"/>
          </table:table-cell>
          <table:covered-table-cell/>
          <table:covered-table-cell/>
          <table:table-cell table:style-name="Таблица45.i1" table:number-columns-spanned="4" office:value-type="string">
            <text:p text:style-name="P214"/>
          </table:table-cell>
          <table:covered-table-cell/>
          <table:covered-table-cell/>
          <table:covered-table-cell/>
          <table:table-cell table:style-name="Таблица45.i1" table:number-columns-spanned="3" office:value-type="string">
            <text:p text:style-name="P214"/>
          </table:table-cell>
          <table:covered-table-cell/>
          <table:covered-table-cell/>
          <table:table-cell table:style-name="Таблица45.u1" office:value-type="string">
            <text:p text:style-name="P214"/>
          </table:table-cell>
        </table:table-row>
        <table:table-row table:style-name="Таблица45.1">
          <table:table-cell table:style-name="Таблица45.i1" table:number-columns-spanned="3" office:value-type="string">
            <text:p text:style-name="P163">Подл.</text:p>
          </table:table-cell>
          <table:covered-table-cell/>
          <table:covered-table-cell/>
          <table:table-cell table:style-name="Таблица45.i1" table:number-columns-spanned="7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i1" table:number-columns-spanned="5" office:value-type="string">
            <text:p text:style-name="P68"/>
          </table:table-cell>
          <table:covered-table-cell/>
          <table:covered-table-cell/>
          <table:covered-table-cell/>
          <table:covered-table-cell/>
          <table:table-cell table:style-name="Таблица45.i1" office:value-type="string">
            <text:p text:style-name="P148"/>
          </table:table-cell>
          <table:covered-table-cell table:style-name="Таблица45.Q3"/>
          <table:covered-table-cell/>
          <table:covered-table-cell/>
          <table:covered-table-cell/>
          <table:table-cell table:style-name="Таблица45.i1" table:number-columns-spanned="2" office:value-type="string">
            <text:p text:style-name="P214"/>
          </table:table-cell>
          <table:covered-table-cell/>
          <table:table-cell table:style-name="Таблица45.W3" table:number-columns-spanned="3" office:value-type="string">
            <text:p text:style-name="P214"/>
          </table:table-cell>
          <table:covered-table-cell/>
          <table:covered-table-cell/>
          <table:table-cell table:style-name="Таблица45.i1" table:number-columns-spanned="4" office:value-type="string">
            <text:p text:style-name="P214"/>
          </table:table-cell>
          <table:covered-table-cell/>
          <table:covered-table-cell/>
          <table:covered-table-cell/>
          <table:table-cell table:style-name="Таблица45.i1" table:number-columns-spanned="3" office:value-type="string">
            <text:p text:style-name="P214"/>
          </table:table-cell>
          <table:covered-table-cell/>
          <table:covered-table-cell/>
          <table:table-cell table:style-name="Таблица45.i1" table:number-columns-spanned="2" office:value-type="string">
            <text:p text:style-name="P214"/>
          </table:table-cell>
          <table:covered-table-cell/>
          <table:table-cell table:style-name="Таблица45.i1" table:number-columns-spanned="2" office:value-type="string">
            <text:p text:style-name="P214"/>
          </table:table-cell>
          <table:covered-table-cell/>
          <table:table-cell table:style-name="Таблица45.i1" table:number-columns-spanned="3" office:value-type="string">
            <text:p text:style-name="P214"/>
          </table:table-cell>
          <table:covered-table-cell/>
          <table:covered-table-cell/>
          <table:table-cell table:style-name="Таблица45.i1" table:number-columns-spanned="4" office:value-type="string">
            <text:p text:style-name="P214"/>
          </table:table-cell>
          <table:covered-table-cell/>
          <table:covered-table-cell/>
          <table:covered-table-cell/>
          <table:table-cell table:style-name="Таблица45.i1" table:number-columns-spanned="3" office:value-type="string">
            <text:p text:style-name="P214"/>
          </table:table-cell>
          <table:covered-table-cell/>
          <table:covered-table-cell/>
          <table:table-cell table:style-name="Таблица45.u1" office:value-type="string">
            <text:p text:style-name="P214"/>
          </table:table-cell>
        </table:table-row>
        <table:table-row table:style-name="Таблица45.5">
          <table:table-cell table:style-name="Таблица45.i1" table:number-columns-spanned="27" office:value-type="string">
            <text:p text:style-name="P2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b5" table:number-columns-spanned="11" office:value-type="string">
            <text:p text:style-name="P2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m5" table:number-columns-spanned="8" office:value-type="string">
            <text:p text:style-name="P2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u5" office:value-type="string">
            <text:p text:style-name="P405">29</text:p>
          </table:table-cell>
        </table:table-row>
        <table:table-row table:style-name="Таблица45.6">
          <table:table-cell table:style-name="Таблица45.i1" table:number-rows-spanned="3" table:number-columns-spanned="2" office:value-type="string">
            <text:p text:style-name="P214"/>
          </table:table-cell>
          <table:covered-table-cell/>
          <table:table-cell table:style-name="Таблица45.i1" table:number-columns-spanned="4" office:value-type="string">
            <text:p text:style-name="P214"/>
          </table:table-cell>
          <table:covered-table-cell/>
          <table:covered-table-cell/>
          <table:covered-table-cell/>
          <table:table-cell table:style-name="Таблица45.i1" table:number-columns-spanned="3" office:value-type="string">
            <text:p text:style-name="P214"/>
          </table:table-cell>
          <table:covered-table-cell/>
          <table:covered-table-cell/>
          <table:table-cell table:style-name="Таблица45.i1" table:number-columns-spanned="6" office:value-type="string">
            <text:p text:style-name="P21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5.i1" table:number-columns-spanned="2" office:value-type="string">
            <text:p text:style-name="P214"/>
          </table:table-cell>
          <table:covered-table-cell/>
          <table:table-cell table:style-name="Таблица45.i1" office:value-type="string">
            <text:p text:style-name="P214"/>
          </table:table-cell>
          <table:table-cell table:style-name="Таблица45.i1" office:value-type="string">
            <text:p text:style-name="P214"/>
          </table:table-cell>
          <table:table-cell table:style-name="Таблица45.i1" table:number-columns-spanned="2" office:value-type="string">
            <text:p text:style-name="P214"/>
          </table:table-cell>
          <table:covered-table-cell/>
          <table:table-cell table:style-name="Таблица45.i1" table:number-columns-spanned="3" office:value-type="string">
            <text:p text:style-name="P214"/>
          </table:table-cell>
          <table:covered-table-cell/>
          <table:covered-table-cell/>
          <table:table-cell table:style-name="Таблица45.b5" table:number-columns-spanned="4" office:value-type="string">
            <text:p text:style-name="P294"/>
          </table:table-cell>
          <table:covered-table-cell/>
          <table:covered-table-cell/>
          <table:covered-table-cell/>
          <table:table-cell table:style-name="Таблица45.c6" table:number-columns-spanned="3" office:value-type="string">
            <text:p text:style-name="P294"/>
          </table:table-cell>
          <table:covered-table-cell/>
          <table:covered-table-cell/>
          <table:table-cell table:style-name="Таблица45.f6" table:number-rows-spanned="3" table:number-columns-spanned="10" office:value-type="string">
            <text:p text:style-name="P45">СМ3-92-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p6" table:number-rows-spanned="3" table:number-columns-spanned="6" office:value-type="string">
            <text:p text:style-name="P3">СМ3-92/ТП-20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5.6">
          <table:covered-table-cell table:style-name="Таблица45.i1"/>
          <table:covered-table-cell/>
          <table:table-cell table:style-name="Таблица45.i1" table:number-columns-spanned="4" office:value-type="string">
            <text:p text:style-name="P214"/>
          </table:table-cell>
          <table:covered-table-cell/>
          <table:covered-table-cell/>
          <table:covered-table-cell/>
          <table:table-cell table:style-name="Таблица45.i1" table:number-columns-spanned="3" office:value-type="string">
            <text:p text:style-name="P267"/>
          </table:table-cell>
          <table:covered-table-cell/>
          <table:covered-table-cell/>
          <table:table-cell table:style-name="Таблица45.i1" table:number-columns-spanned="6" office:value-type="string">
            <text:p text:style-name="P21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5.i1" table:number-columns-spanned="2" office:value-type="string">
            <text:p text:style-name="P229"/>
          </table:table-cell>
          <table:covered-table-cell/>
          <table:table-cell table:style-name="Таблица45.i1" office:value-type="string">
            <text:p text:style-name="P267"/>
          </table:table-cell>
          <table:table-cell table:style-name="Таблица45.i1" office:value-type="string">
            <text:p text:style-name="P214"/>
          </table:table-cell>
          <table:table-cell table:style-name="Таблица45.i1" table:number-columns-spanned="2" office:value-type="string">
            <text:p text:style-name="P214"/>
          </table:table-cell>
          <table:covered-table-cell/>
          <table:table-cell table:style-name="Таблица45.i1" table:number-columns-spanned="3" office:value-type="string">
            <text:p text:style-name="P214"/>
          </table:table-cell>
          <table:covered-table-cell/>
          <table:covered-table-cell/>
          <table:table-cell table:style-name="Таблица45.i1" table:number-columns-spanned="4" office:value-type="string">
            <text:p text:style-name="P214"/>
          </table:table-cell>
          <table:covered-table-cell/>
          <table:covered-table-cell/>
          <table:covered-table-cell/>
          <table:table-cell table:style-name="Таблица45.c7" table:number-columns-spanned="3" office:value-type="string">
            <text:p text:style-name="P214"/>
          </table:table-cell>
          <table:covered-table-cell/>
          <table:covered-table-cell/>
          <table:covered-table-cell table:style-name="Таблица45.f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45.p6"/>
          <table:covered-table-cell/>
          <table:covered-table-cell/>
          <table:covered-table-cell/>
          <table:covered-table-cell/>
          <table:covered-table-cell/>
        </table:table-row>
        <table:table-row table:style-name="Таблица45.6">
          <table:covered-table-cell table:style-name="Таблица45.i1"/>
          <table:covered-table-cell/>
          <table:table-cell table:style-name="Таблица45.C8" table:number-columns-spanned="4" office:value-type="string">
            <text:p text:style-name="P259"/>
          </table:table-cell>
          <table:covered-table-cell/>
          <table:covered-table-cell/>
          <table:covered-table-cell/>
          <table:table-cell table:style-name="Таблица45.G8" table:number-columns-spanned="3" office:value-type="string">
            <text:p text:style-name="P244"/>
          </table:table-cell>
          <table:covered-table-cell/>
          <table:covered-table-cell/>
          <table:table-cell table:style-name="Таблица45.J8" table:number-columns-spanned="6" office:value-type="string">
            <text:p text:style-name="P26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5.P8" table:number-columns-spanned="2" office:value-type="string">
            <text:p text:style-name="P245"/>
          </table:table-cell>
          <table:covered-table-cell/>
          <table:table-cell table:style-name="Таблица45.R8" office:value-type="string">
            <text:p text:style-name="P214"/>
          </table:table-cell>
          <table:table-cell table:style-name="Таблица45.S8" office:value-type="string">
            <text:p text:style-name="P214"/>
          </table:table-cell>
          <table:table-cell table:style-name="Таблица45.T8" table:number-columns-spanned="2" office:value-type="string">
            <text:p text:style-name="P214"/>
          </table:table-cell>
          <table:covered-table-cell/>
          <table:table-cell table:style-name="Таблица45.V8" table:number-columns-spanned="3" office:value-type="string">
            <text:p text:style-name="P214"/>
          </table:table-cell>
          <table:covered-table-cell/>
          <table:covered-table-cell/>
          <table:table-cell table:style-name="Таблица45.Y8" table:number-columns-spanned="4" office:value-type="string">
            <text:p text:style-name="P214"/>
          </table:table-cell>
          <table:covered-table-cell/>
          <table:covered-table-cell/>
          <table:covered-table-cell/>
          <table:table-cell table:style-name="Таблица45.c8" table:number-columns-spanned="3" office:value-type="string">
            <text:p text:style-name="P214"/>
          </table:table-cell>
          <table:covered-table-cell/>
          <table:covered-table-cell/>
          <table:covered-table-cell table:style-name="Таблица45.f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45.p6"/>
          <table:covered-table-cell/>
          <table:covered-table-cell/>
          <table:covered-table-cell/>
          <table:covered-table-cell/>
          <table:covered-table-cell/>
        </table:table-row>
        <table:table-row table:style-name="Таблица45.9">
          <table:table-cell table:style-name="Таблица45.A9" office:value-type="string">
            <text:p text:style-name="P178">А</text:p>
          </table:table-cell>
          <table:table-cell table:style-name="Таблица45.B9" table:number-columns-spanned="3" office:value-type="string">
            <text:p text:style-name="P283">Цех</text:p>
          </table:table-cell>
          <table:covered-table-cell/>
          <table:covered-table-cell/>
          <table:table-cell table:style-name="Таблица45.E9" table:number-columns-spanned="3" office:value-type="string">
            <text:p text:style-name="P284">Уч.</text:p>
          </table:table-cell>
          <table:covered-table-cell/>
          <table:covered-table-cell/>
          <table:table-cell table:style-name="Таблица45.E9" table:number-columns-spanned="4" office:value-type="string">
            <text:p text:style-name="P284">РМ</text:p>
          </table:table-cell>
          <table:covered-table-cell/>
          <table:covered-table-cell/>
          <table:covered-table-cell/>
          <table:table-cell table:style-name="Таблица45.E9" table:number-columns-spanned="2" office:value-type="string">
            <text:p text:style-name="P284">Опер.</text:p>
          </table:table-cell>
          <table:covered-table-cell/>
          <table:table-cell table:style-name="Таблица45.E9" table:number-columns-spanned="9" office:value-type="string">
            <text:p text:style-name="P268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W9" table:number-columns-spanned="25" office:value-type="string">
            <text:p text:style-name="P284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5.9">
          <table:table-cell table:style-name="Таблица45.A9" office:value-type="string">
            <text:p text:style-name="P178">Б</text:p>
          </table:table-cell>
          <table:table-cell table:style-name="Таблица45.B10" table:number-columns-spanned="29" office:value-type="string">
            <text:p text:style-name="P269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e10" table:number-columns-spanned="3" office:value-type="string">
            <text:p text:style-name="P284">СМ</text:p>
          </table:table-cell>
          <table:covered-table-cell/>
          <table:covered-table-cell/>
          <table:table-cell table:style-name="Таблица45.e10" table:number-columns-spanned="2" office:value-type="string">
            <text:p text:style-name="P284">Проф.</text:p>
          </table:table-cell>
          <table:covered-table-cell/>
          <table:table-cell table:style-name="Таблица45.e10" table:number-columns-spanned="2" office:value-type="string">
            <text:p text:style-name="P284">Р</text:p>
          </table:table-cell>
          <table:covered-table-cell/>
          <table:table-cell table:style-name="Таблица45.e10" table:number-columns-spanned="4" office:value-type="string">
            <text:p text:style-name="P284">УТ</text:p>
          </table:table-cell>
          <table:covered-table-cell/>
          <table:covered-table-cell/>
          <table:covered-table-cell/>
          <table:table-cell table:style-name="Таблица45.e10" office:value-type="string">
            <text:p text:style-name="P284">КР</text:p>
          </table:table-cell>
          <table:table-cell table:style-name="Таблица45.e10" table:number-columns-spanned="2" office:value-type="string">
            <text:p text:style-name="P284">ЕН</text:p>
          </table:table-cell>
          <table:covered-table-cell/>
          <table:table-cell table:style-name="Таблица45.A9" table:number-columns-spanned="3" office:value-type="string">
            <text:p text:style-name="P284">Тшт</text:p>
          </table:table-cell>
          <table:covered-table-cell/>
          <table:covered-table-cell/>
        </table:table-row>
        <table:table-row table:style-name="Таблица45.9">
          <table:table-cell table:style-name="Таблица45.e10" office:value-type="string">
            <text:p text:style-name="P178">К/М</text:p>
          </table:table-cell>
          <table:table-cell table:style-name="Таблица45.W9" table:number-columns-spanned="21" office:value-type="string">
            <text:p text:style-name="P284">Наименование детали, сб. единицы или материал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W11" table:number-columns-spanned="13" office:value-type="string">
            <text:p text:style-name="P284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j11" table:number-columns-spanned="2" office:value-type="string">
            <text:p text:style-name="P284">ОПП</text:p>
          </table:table-cell>
          <table:covered-table-cell/>
          <table:table-cell table:style-name="Таблица45.j11" table:number-columns-spanned="4" office:value-type="string">
            <text:p text:style-name="P284">ЕВ</text:p>
          </table:table-cell>
          <table:covered-table-cell/>
          <table:covered-table-cell/>
          <table:covered-table-cell/>
          <table:table-cell table:style-name="Таблица45.j11" office:value-type="string">
            <text:p text:style-name="P284">ЕН</text:p>
          </table:table-cell>
          <table:table-cell table:style-name="Таблица45.j11" table:number-columns-spanned="2" office:value-type="string">
            <text:p text:style-name="P284">КИ</text:p>
          </table:table-cell>
          <table:covered-table-cell/>
          <table:table-cell table:style-name="Таблица45.s11" table:number-columns-spanned="3" office:value-type="string">
            <text:p text:style-name="P284">Н. расх.</text:p>
          </table:table-cell>
          <table:covered-table-cell/>
          <table:covered-table-cell/>
        </table:table-row>
        <table:table-row table:style-name="Таблица45.12">
          <table:table-cell table:style-name="Таблица45.b5" office:value-type="string">
            <text:p text:style-name="P169">01</text:p>
          </table:table-cell>
          <table:table-cell table:style-name="Таблица45.u1" table:number-columns-spanned="46" office:value-type="string">
            <text:p text:style-name="P8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5.12">
          <table:table-cell table:style-name="Таблица45.b5" office:value-type="string">
            <text:p text:style-name="P137"><text:span text:style-name="T8">А</text:span><text:span text:style-name="T7">02</text:span></text:p>
          </table:table-cell>
          <table:table-cell table:style-name="Таблица45.i1" table:number-columns-spanned="4" office:value-type="string">
            <text:p text:style-name="P85">03</text:p>
          </table:table-cell>
          <table:covered-table-cell/>
          <table:covered-table-cell/>
          <table:covered-table-cell/>
          <table:table-cell table:style-name="Таблица45.F13" table:number-columns-spanned="3" office:value-type="string">
            <text:p text:style-name="P85">26</text:p>
          </table:table-cell>
          <table:covered-table-cell/>
          <table:covered-table-cell/>
          <table:table-cell table:style-name="Таблица45.I13" table:number-columns-spanned="4" office:value-type="string">
            <text:p text:style-name="P85">-</text:p>
          </table:table-cell>
          <table:covered-table-cell/>
          <table:covered-table-cell/>
          <table:covered-table-cell/>
          <table:table-cell table:style-name="Таблица45.M13" table:number-columns-spanned="2" office:value-type="string">
            <text:p text:style-name="P85">0<text:span text:style-name="T269">3</text:span>0</text:p>
          </table:table-cell>
          <table:covered-table-cell/>
          <table:table-cell table:style-name="Таблица45.O13" table:number-columns-spanned="9" office:value-type="string">
            <text:p text:style-name="P86"><text:s/><text:span text:style-name="T204">0180 </text:span><text:span text:style-name="T202">Маркировк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X13" table:number-columns-spanned="24" office:value-type="string">
            <text:p text:style-name="P90">Инструкция № 1-03; ИОТ №№ 161-03, 329-03, 286-03, 93-03, 415-ОТК,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5.12">
          <table:table-cell table:style-name="Таблица45.b5" office:value-type="string">
            <text:p text:style-name="P169">03</text:p>
          </table:table-cell>
          <table:table-cell table:style-name="Таблица45.i1" table:number-columns-spanned="22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X14" table:number-columns-spanned="24" office:value-type="string">
            <text:p text:style-name="P90">363-ОГТ, 85-ОГ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5.12">
          <table:table-cell table:style-name="Таблица45.b5" office:value-type="string">
            <text:p text:style-name="P169">04</text:p>
          </table:table-cell>
          <table:table-cell table:style-name="Таблица45.i1" table:number-columns-spanned="25" office:value-type="string">
            <text:p text:style-name="P315">Полик багажник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a15" table:number-columns-spanned="21" office:value-type="string">
            <text:p text:style-name="P380">СМ3-92-2024-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5.12">
          <table:table-cell table:style-name="Таблица45.b5" office:value-type="string">
            <text:p text:style-name="P169">05</text:p>
          </table:table-cell>
          <table:table-cell table:style-name="Таблица45.i1" table:number-columns-spanned="25" office:value-type="string">
            <text:p text:style-name="P315">Верхняя часть корпу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a16" table:number-columns-spanned="21" office:value-type="string">
            <text:p text:style-name="P380">СМ3-92-2024-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5.12">
          <table:table-cell table:style-name="Таблица45.b5" office:value-type="string">
            <text:p text:style-name="P169">06</text:p>
          </table:table-cell>
          <table:table-cell table:style-name="Таблица45.i1" table:number-columns-spanned="25" office:value-type="string">
            <text:p text:style-name="P3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a17" table:number-columns-spanned="21" office:value-type="string">
            <text:p text:style-name="P3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5.12">
          <table:table-cell table:style-name="Таблица45.b5" office:value-type="string">
            <text:p text:style-name="P169">07</text:p>
          </table:table-cell>
          <table:table-cell table:style-name="Таблица45.i1" table:number-columns-spanned="25" office:value-type="string">
            <text:p text:style-name="P3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a18" table:number-columns-spanned="21" office:value-type="string">
            <text:p text:style-name="P3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5.12">
          <table:table-cell table:style-name="Таблица45.b5" office:value-type="string">
            <text:p text:style-name="P169">08</text:p>
          </table:table-cell>
          <table:table-cell table:style-name="Таблица45.i1" table:number-columns-spanned="25" office:value-type="string">
            <text:p text:style-name="P2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a19" table:number-columns-spanned="21" office:value-type="string">
            <text:p text:style-name="P2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5.12">
          <table:table-cell table:style-name="Таблица45.b5" office:value-type="string">
            <text:p text:style-name="P169">09</text:p>
          </table:table-cell>
          <table:table-cell table:style-name="Таблица45.i1" table:number-columns-spanned="25" office:value-type="string">
            <text:p text:style-name="P2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a20" table:number-columns-spanned="21" office:value-type="string">
            <text:p text:style-name="P2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5.12">
          <table:table-cell table:style-name="Таблица45.b5" office:value-type="string">
            <text:p text:style-name="P169">10</text:p>
          </table:table-cell>
          <table:table-cell table:style-name="Таблица45.i1" table:number-columns-spanned="25" office:value-type="string">
            <text:p text:style-name="P2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a21" table:number-columns-spanned="21" office:value-type="string">
            <text:p text:style-name="P2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5.12">
          <table:table-cell table:style-name="Таблица45.b5" office:value-type="string">
            <text:p text:style-name="P169">11</text:p>
          </table:table-cell>
          <table:table-cell table:style-name="Таблица45.i1" table:number-columns-spanned="25" office:value-type="string">
            <text:p text:style-name="P2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a22" table:number-columns-spanned="21" office:value-type="string">
            <text:p text:style-name="P2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5.12">
          <table:table-cell table:style-name="Таблица45.b5" office:value-type="string">
            <text:p text:style-name="P169">12</text:p>
          </table:table-cell>
          <table:table-cell table:style-name="Таблица45.i1" table:number-columns-spanned="25" office:value-type="string">
            <text:p text:style-name="P1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a23" table:number-columns-spanned="21" office:value-type="string">
            <text:p text:style-name="P1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5.12">
          <table:table-cell table:style-name="Таблица45.b5" office:value-type="string">
            <text:p text:style-name="P169">13</text:p>
          </table:table-cell>
          <table:table-cell table:style-name="Таблица45.i1" table:number-columns-spanned="25" office:value-type="string">
            <text:p text:style-name="P2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a24" table:number-columns-spanned="21" office:value-type="string">
            <text:p text:style-name="P2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5.12">
          <table:table-cell table:style-name="Таблица45.b5" office:value-type="string">
            <text:p text:style-name="P169">14</text:p>
          </table:table-cell>
          <table:table-cell table:style-name="Таблица45.i1" table:number-columns-spanned="25" office:value-type="string">
            <text:p text:style-name="P2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a25" table:number-columns-spanned="21" office:value-type="string">
            <text:p text:style-name="P2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5.12">
          <table:table-cell table:style-name="Таблица45.b5" office:value-type="string">
            <text:p text:style-name="P169">15</text:p>
          </table:table-cell>
          <table:table-cell table:style-name="Таблица45.i1" table:number-columns-spanned="25" office:value-type="string">
            <text:p text:style-name="P2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a26" table:number-columns-spanned="21" office:value-type="string">
            <text:p text:style-name="P2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5.27">
          <table:table-cell table:style-name="Таблица45.b5" office:value-type="string">
            <text:p text:style-name="P169">16</text:p>
          </table:table-cell>
          <table:table-cell table:style-name="Таблица45.u1" table:number-columns-spanned="4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5.28">
          <table:table-cell table:style-name="Таблица45.u5" office:value-type="string">
            <text:p text:style-name="P169">17</text:p>
          </table:table-cell>
          <table:table-cell table:style-name="Таблица45.B28" table:number-columns-spanned="4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5.12">
          <table:table-cell table:style-name="Таблица45.A29" table:number-columns-spanned="3" office:value-type="string">
            <text:p text:style-name="P221">УТ</text:p>
          </table:table-cell>
          <table:covered-table-cell/>
          <table:covered-table-cell/>
          <table:table-cell table:style-name="Таблица45.A29" table:number-columns-spanned="37" office:value-type="string">
            <text:p text:style-name="P221">Указание технологическо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A29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  <table:table-cell table:style-name="Таблица45.t29" table:number-columns-spanned="2" office:value-type="string">
            <text:p text:style-name="P49"/>
          </table:table-cell>
          <table:covered-table-cell/>
        </table:table-row>
      </table:table>
      <text:p text:style-name="P62">ГОСТ3.1118-82 Форма 1б</text:p>
      <table:table table:name="Таблица46" table:style-name="Таблица46">
        <table:table-column table:style-name="Таблица46.A"/>
        <table:table-column table:style-name="Таблица46.B"/>
        <table:table-column table:style-name="Таблица46.C"/>
        <table:table-column table:style-name="Таблица46.B"/>
        <table:table-column table:style-name="Таблица46.E"/>
        <table:table-column table:style-name="Таблица46.F"/>
        <table:table-column table:style-name="Таблица46.G"/>
        <table:table-column table:style-name="Таблица46.H"/>
        <table:table-column table:style-name="Таблица46.B"/>
        <table:table-column table:style-name="Таблица46.J"/>
        <table:table-column table:style-name="Таблица46.G"/>
        <table:table-column table:style-name="Таблица46.L"/>
        <table:table-column table:style-name="Таблица46.M"/>
        <table:table-column table:style-name="Таблица46.N"/>
        <table:table-column table:style-name="Таблица46.O"/>
        <table:table-column table:style-name="Таблица46.F"/>
        <table:table-column table:style-name="Таблица46.E"/>
        <table:table-column table:style-name="Таблица46.O"/>
        <table:table-column table:style-name="Таблица46.S"/>
        <table:table-column table:style-name="Таблица46.T"/>
        <table:table-column table:style-name="Таблица46.B"/>
        <table:table-column table:style-name="Таблица46.V"/>
        <table:table-column table:style-name="Таблица46.W"/>
        <table:table-column table:style-name="Таблица46.X"/>
        <table:table-column table:style-name="Таблица46.Y"/>
        <table:table-column table:style-name="Таблица46.Z"/>
        <table:table-column table:style-name="Таблица46.a"/>
        <table:table-column table:style-name="Таблица46.b"/>
        <table:table-column table:style-name="Таблица46.c"/>
        <table:table-column table:style-name="Таблица46.d"/>
        <table:table-column table:style-name="Таблица46.e"/>
        <table:table-column table:style-name="Таблица46.f"/>
        <table:table-column table:style-name="Таблица46.g"/>
        <table:table-column table:style-name="Таблица46.h"/>
        <table:table-column table:style-name="Таблица46.B"/>
        <table:table-column table:style-name="Таблица46.G"/>
        <table:table-column table:style-name="Таблица46.k"/>
        <table:table-column table:style-name="Таблица46.l"/>
        <table:table-column table:style-name="Таблица46.m"/>
        <table:table-column table:style-name="Таблица46.n"/>
        <table:table-column table:style-name="Таблица46.o"/>
        <table:table-column table:style-name="Таблица46.p"/>
        <table:table-column table:style-name="Таблица46.q"/>
        <table:table-column table:style-name="Таблица46.r"/>
        <table:table-row table:style-name="Таблица46.1">
          <table:table-cell table:style-name="Таблица46.A1" table:number-columns-spanned="31" office:value-type="string">
            <text:p text:style-name="P2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6.f1" table:number-columns-spanned="2" office:value-type="string">
            <text:p text:style-name="P163"/>
          </table:table-cell>
          <table:covered-table-cell/>
          <table:table-cell table:style-name="Таблица46.f1" table:number-columns-spanned="3" office:value-type="string">
            <text:p text:style-name="P163"/>
          </table:table-cell>
          <table:covered-table-cell/>
          <table:covered-table-cell/>
          <table:table-cell table:style-name="Таблица46.f1" table:number-columns-spanned="4" office:value-type="string">
            <text:p text:style-name="P163"/>
          </table:table-cell>
          <table:covered-table-cell/>
          <table:covered-table-cell/>
          <table:covered-table-cell/>
          <table:table-cell table:style-name="Таблица46.f1" table:number-columns-spanned="3" office:value-type="string">
            <text:p text:style-name="P163"/>
          </table:table-cell>
          <table:covered-table-cell/>
          <table:covered-table-cell/>
          <table:table-cell table:style-name="Таблица46.r1" office:value-type="string">
            <text:p text:style-name="P163"/>
          </table:table-cell>
        </table:table-row>
        <table:table-row table:style-name="Таблица46.1">
          <table:table-cell table:style-name="Таблица46.f1" table:number-columns-spanned="3" office:value-type="string">
            <text:p text:style-name="P163">Дубл.</text:p>
          </table:table-cell>
          <table:covered-table-cell/>
          <table:covered-table-cell/>
          <table:table-cell table:style-name="Таблица46.f1" table:number-columns-spanned="5" office:value-type="string">
            <text:p text:style-name="P214"/>
          </table:table-cell>
          <table:covered-table-cell/>
          <table:covered-table-cell/>
          <table:covered-table-cell/>
          <table:covered-table-cell/>
          <table:table-cell table:style-name="Таблица46.f1" table:number-columns-spanned="3" office:value-type="string">
            <text:p text:style-name="P214"/>
          </table:table-cell>
          <table:covered-table-cell/>
          <table:covered-table-cell/>
          <table:table-cell table:style-name="Таблица46.f1" office:value-type="string">
            <text:p text:style-name="P214"/>
          </table:table-cell>
          <table:table-cell table:style-name="Таблица46.M2" table:number-columns-spanned="4" office:value-type="string">
            <text:p text:style-name="P214"/>
          </table:table-cell>
          <table:covered-table-cell/>
          <table:covered-table-cell/>
          <table:covered-table-cell/>
          <table:table-cell table:style-name="Таблица46.Q2" table:number-columns-spanned="2" office:value-type="string">
            <text:p text:style-name="P214"/>
          </table:table-cell>
          <table:covered-table-cell/>
          <table:table-cell table:style-name="Таблица46.Q2" table:number-columns-spanned="3" office:value-type="string">
            <text:p text:style-name="P214"/>
          </table:table-cell>
          <table:covered-table-cell/>
          <table:covered-table-cell/>
          <table:table-cell table:style-name="Таблица46.Q2" table:number-columns-spanned="4" office:value-type="string">
            <text:p text:style-name="P214"/>
          </table:table-cell>
          <table:covered-table-cell/>
          <table:covered-table-cell/>
          <table:covered-table-cell/>
          <table:table-cell table:style-name="Таблица46.Q2" table:number-columns-spanned="4" office:value-type="string">
            <text:p text:style-name="P214"/>
          </table:table-cell>
          <table:covered-table-cell/>
          <table:covered-table-cell/>
          <table:covered-table-cell/>
          <table:table-cell table:style-name="Таблица46.Q2" table:number-columns-spanned="2" office:value-type="string">
            <text:p text:style-name="P214"/>
          </table:table-cell>
          <table:covered-table-cell/>
          <table:table-cell table:style-name="Таблица46.f1" table:number-columns-spanned="2" office:value-type="string">
            <text:p text:style-name="P214"/>
          </table:table-cell>
          <table:covered-table-cell/>
          <table:table-cell table:style-name="Таблица46.f1" table:number-columns-spanned="3" office:value-type="string">
            <text:p text:style-name="P214"/>
          </table:table-cell>
          <table:covered-table-cell/>
          <table:covered-table-cell/>
          <table:table-cell table:style-name="Таблица46.f1" table:number-columns-spanned="4" office:value-type="string">
            <text:p text:style-name="P214"/>
          </table:table-cell>
          <table:covered-table-cell/>
          <table:covered-table-cell/>
          <table:covered-table-cell/>
          <table:table-cell table:style-name="Таблица46.f1" table:number-columns-spanned="3" office:value-type="string">
            <text:p text:style-name="P214"/>
          </table:table-cell>
          <table:covered-table-cell/>
          <table:covered-table-cell/>
          <table:table-cell table:style-name="Таблица46.r1" office:value-type="string">
            <text:p text:style-name="P214"/>
          </table:table-cell>
        </table:table-row>
        <table:table-row table:style-name="Таблица46.1">
          <table:table-cell table:style-name="Таблица46.f1" table:number-columns-spanned="3" office:value-type="string">
            <text:p text:style-name="P163">Взам.</text:p>
          </table:table-cell>
          <table:covered-table-cell/>
          <table:covered-table-cell/>
          <table:table-cell table:style-name="Таблица46.f1" table:number-columns-spanned="5" office:value-type="string">
            <text:p text:style-name="P214"/>
          </table:table-cell>
          <table:covered-table-cell/>
          <table:covered-table-cell/>
          <table:covered-table-cell/>
          <table:covered-table-cell/>
          <table:table-cell table:style-name="Таблица46.f1" table:number-columns-spanned="3" office:value-type="string">
            <text:p text:style-name="P214"/>
          </table:table-cell>
          <table:covered-table-cell/>
          <table:covered-table-cell/>
          <table:table-cell table:style-name="Таблица46.f1" office:value-type="string">
            <text:p text:style-name="P214"/>
          </table:table-cell>
          <table:table-cell table:style-name="Таблица46.M3" table:number-rows-spanned="2" table:number-columns-spanned="4" office:value-type="string">
            <text:p text:style-name="P214"/>
          </table:table-cell>
          <table:covered-table-cell/>
          <table:covered-table-cell/>
          <table:covered-table-cell/>
          <table:table-cell table:style-name="Таблица46.f1" table:number-columns-spanned="2" office:value-type="string">
            <text:p text:style-name="P214"/>
          </table:table-cell>
          <table:covered-table-cell/>
          <table:table-cell table:style-name="Таблица46.f1" table:number-columns-spanned="3" office:value-type="string">
            <text:p text:style-name="P214"/>
          </table:table-cell>
          <table:covered-table-cell/>
          <table:covered-table-cell/>
          <table:table-cell table:style-name="Таблица46.f1" table:number-columns-spanned="4" office:value-type="string">
            <text:p text:style-name="P214"/>
          </table:table-cell>
          <table:covered-table-cell/>
          <table:covered-table-cell/>
          <table:covered-table-cell/>
          <table:table-cell table:style-name="Таблица46.f1" table:number-columns-spanned="4" office:value-type="string">
            <text:p text:style-name="P214"/>
          </table:table-cell>
          <table:covered-table-cell/>
          <table:covered-table-cell/>
          <table:covered-table-cell/>
          <table:table-cell table:style-name="Таблица46.f1" table:number-columns-spanned="2" office:value-type="string">
            <text:p text:style-name="P214"/>
          </table:table-cell>
          <table:covered-table-cell/>
          <table:table-cell table:style-name="Таблица46.f1" table:number-columns-spanned="2" office:value-type="string">
            <text:p text:style-name="P214"/>
          </table:table-cell>
          <table:covered-table-cell/>
          <table:table-cell table:style-name="Таблица46.f1" table:number-columns-spanned="3" office:value-type="string">
            <text:p text:style-name="P214"/>
          </table:table-cell>
          <table:covered-table-cell/>
          <table:covered-table-cell/>
          <table:table-cell table:style-name="Таблица46.f1" table:number-columns-spanned="4" office:value-type="string">
            <text:p text:style-name="P214"/>
          </table:table-cell>
          <table:covered-table-cell/>
          <table:covered-table-cell/>
          <table:covered-table-cell/>
          <table:table-cell table:style-name="Таблица46.f1" table:number-columns-spanned="3" office:value-type="string">
            <text:p text:style-name="P214"/>
          </table:table-cell>
          <table:covered-table-cell/>
          <table:covered-table-cell/>
          <table:table-cell table:style-name="Таблица46.r1" office:value-type="string">
            <text:p text:style-name="P214"/>
          </table:table-cell>
        </table:table-row>
        <table:table-row table:style-name="Таблица46.1">
          <table:table-cell table:style-name="Таблица46.f1" table:number-columns-spanned="3" office:value-type="string">
            <text:p text:style-name="P163">Подл.</text:p>
          </table:table-cell>
          <table:covered-table-cell/>
          <table:covered-table-cell/>
          <table:table-cell table:style-name="Таблица46.f1" table:number-columns-spanned="5" office:value-type="string">
            <text:p text:style-name="P68"/>
          </table:table-cell>
          <table:covered-table-cell/>
          <table:covered-table-cell/>
          <table:covered-table-cell/>
          <table:covered-table-cell/>
          <table:table-cell table:style-name="Таблица46.f1" table:number-columns-spanned="3" office:value-type="string">
            <text:p text:style-name="P68"/>
          </table:table-cell>
          <table:covered-table-cell/>
          <table:covered-table-cell/>
          <table:table-cell table:style-name="Таблица46.f1" office:value-type="string">
            <text:p text:style-name="P148"/>
          </table:table-cell>
          <table:covered-table-cell table:style-name="Таблица46.M3"/>
          <table:covered-table-cell/>
          <table:covered-table-cell/>
          <table:covered-table-cell/>
          <table:table-cell table:style-name="Таблица46.f1" table:number-columns-spanned="2" office:value-type="string">
            <text:p text:style-name="P214"/>
          </table:table-cell>
          <table:covered-table-cell/>
          <table:table-cell table:style-name="Таблица46.f1" table:number-columns-spanned="3" office:value-type="string">
            <text:p text:style-name="P214"/>
          </table:table-cell>
          <table:covered-table-cell/>
          <table:covered-table-cell/>
          <table:table-cell table:style-name="Таблица46.f1" table:number-columns-spanned="4" office:value-type="string">
            <text:p text:style-name="P214"/>
          </table:table-cell>
          <table:covered-table-cell/>
          <table:covered-table-cell/>
          <table:covered-table-cell/>
          <table:table-cell table:style-name="Таблица46.f1" table:number-columns-spanned="4" office:value-type="string">
            <text:p text:style-name="P214"/>
          </table:table-cell>
          <table:covered-table-cell/>
          <table:covered-table-cell/>
          <table:covered-table-cell/>
          <table:table-cell table:style-name="Таблица46.f1" table:number-columns-spanned="2" office:value-type="string">
            <text:p text:style-name="P214"/>
          </table:table-cell>
          <table:covered-table-cell/>
          <table:table-cell table:style-name="Таблица46.f1" table:number-columns-spanned="2" office:value-type="string">
            <text:p text:style-name="P214"/>
          </table:table-cell>
          <table:covered-table-cell/>
          <table:table-cell table:style-name="Таблица46.f1" table:number-columns-spanned="3" office:value-type="string">
            <text:p text:style-name="P214"/>
          </table:table-cell>
          <table:covered-table-cell/>
          <table:covered-table-cell/>
          <table:table-cell table:style-name="Таблица46.f1" table:number-columns-spanned="4" office:value-type="string">
            <text:p text:style-name="P214"/>
          </table:table-cell>
          <table:covered-table-cell/>
          <table:covered-table-cell/>
          <table:covered-table-cell/>
          <table:table-cell table:style-name="Таблица46.f1" table:number-columns-spanned="3" office:value-type="string">
            <text:p text:style-name="P214"/>
          </table:table-cell>
          <table:covered-table-cell/>
          <table:covered-table-cell/>
          <table:table-cell table:style-name="Таблица46.r1" office:value-type="string">
            <text:p text:style-name="P214"/>
          </table:table-cell>
        </table:table-row>
        <table:table-row table:style-name="Таблица46.5">
          <table:table-cell table:style-name="Таблица46.f1" table:number-columns-spanned="23" office:value-type="string">
            <text:p text:style-name="P2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6.X5" table:number-columns-spanned="12" office:value-type="string">
            <text:p text:style-name="P2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6.j5" table:number-columns-spanned="8" office:value-type="string">
            <text:p text:style-name="P175">СМ3-92/МK-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6.r5" office:value-type="string">
            <text:p text:style-name="P405">30</text:p>
          </table:table-cell>
        </table:table-row>
        <table:table-row table:style-name="Таблица46.6">
          <table:table-cell table:style-name="Таблица46.f1" table:number-rows-spanned="3" table:number-columns-spanned="2" office:value-type="string">
            <text:p text:style-name="P214"/>
          </table:table-cell>
          <table:covered-table-cell/>
          <table:table-cell table:style-name="Таблица46.f1" table:number-columns-spanned="3" office:value-type="string">
            <text:p text:style-name="P214"/>
          </table:table-cell>
          <table:covered-table-cell/>
          <table:covered-table-cell/>
          <table:table-cell table:style-name="Таблица46.f1" table:number-columns-spanned="2" office:value-type="string">
            <text:p text:style-name="P214"/>
          </table:table-cell>
          <table:covered-table-cell/>
          <table:table-cell table:style-name="Таблица46.f1" table:number-columns-spanned="4" office:value-type="string">
            <text:p text:style-name="P214"/>
          </table:table-cell>
          <table:covered-table-cell/>
          <table:covered-table-cell/>
          <table:covered-table-cell/>
          <table:table-cell table:style-name="Таблица46.f1" table:number-columns-spanned="2" office:value-type="string">
            <text:p text:style-name="P214"/>
          </table:table-cell>
          <table:covered-table-cell/>
          <table:table-cell table:style-name="Таблица46.f1" office:value-type="string">
            <text:p text:style-name="P214"/>
          </table:table-cell>
          <table:table-cell table:style-name="Таблица46.f1" office:value-type="string">
            <text:p text:style-name="P214"/>
          </table:table-cell>
          <table:table-cell table:style-name="Таблица46.f1" table:number-columns-spanned="2" office:value-type="string">
            <text:p text:style-name="P214"/>
          </table:table-cell>
          <table:covered-table-cell/>
          <table:table-cell table:style-name="Таблица46.f1" table:number-columns-spanned="3" office:value-type="string">
            <text:p text:style-name="P214"/>
          </table:table-cell>
          <table:covered-table-cell/>
          <table:covered-table-cell/>
          <table:table-cell table:style-name="Таблица46.X5" table:number-columns-spanned="4" office:value-type="string">
            <text:p text:style-name="P294"/>
          </table:table-cell>
          <table:covered-table-cell/>
          <table:covered-table-cell/>
          <table:covered-table-cell/>
          <table:table-cell table:style-name="Таблица46.Y6" table:number-columns-spanned="4" office:value-type="string">
            <text:p text:style-name="P294"/>
          </table:table-cell>
          <table:covered-table-cell/>
          <table:covered-table-cell/>
          <table:covered-table-cell/>
          <table:table-cell table:style-name="Таблица46.c6" table:number-rows-spanned="3" table:number-columns-spanned="10" office:value-type="string">
            <text:p text:style-name="P14">СМ3-92-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6.m6" table:number-rows-spanned="3" table:number-columns-spanned="6" office:value-type="string">
            <text:p text:style-name="P3">СМ3-92/ТП-20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6.6">
          <table:covered-table-cell table:style-name="Таблица46.f1"/>
          <table:covered-table-cell/>
          <table:table-cell table:style-name="Таблица46.f1" table:number-columns-spanned="3" office:value-type="string">
            <text:p text:style-name="P214"/>
          </table:table-cell>
          <table:covered-table-cell/>
          <table:covered-table-cell/>
          <table:table-cell table:style-name="Таблица46.f1" table:number-columns-spanned="2" office:value-type="string">
            <text:p text:style-name="P267"/>
          </table:table-cell>
          <table:covered-table-cell/>
          <table:table-cell table:style-name="Таблица46.f1" table:number-columns-spanned="4" office:value-type="string">
            <text:p text:style-name="P214"/>
          </table:table-cell>
          <table:covered-table-cell/>
          <table:covered-table-cell/>
          <table:covered-table-cell/>
          <table:table-cell table:style-name="Таблица46.f1" table:number-columns-spanned="2" office:value-type="string">
            <text:p text:style-name="P229"/>
          </table:table-cell>
          <table:covered-table-cell/>
          <table:table-cell table:style-name="Таблица46.f1" office:value-type="string">
            <text:p text:style-name="P267"/>
          </table:table-cell>
          <table:table-cell table:style-name="Таблица46.f1" office:value-type="string">
            <text:p text:style-name="P214"/>
          </table:table-cell>
          <table:table-cell table:style-name="Таблица46.f1" table:number-columns-spanned="2" office:value-type="string">
            <text:p text:style-name="P214"/>
          </table:table-cell>
          <table:covered-table-cell/>
          <table:table-cell table:style-name="Таблица46.f1" table:number-columns-spanned="3" office:value-type="string">
            <text:p text:style-name="P214"/>
          </table:table-cell>
          <table:covered-table-cell/>
          <table:covered-table-cell/>
          <table:table-cell table:style-name="Таблица46.f1" table:number-columns-spanned="4" office:value-type="string">
            <text:p text:style-name="P214"/>
          </table:table-cell>
          <table:covered-table-cell/>
          <table:covered-table-cell/>
          <table:covered-table-cell/>
          <table:table-cell table:style-name="Таблица46.Y7" table:number-columns-spanned="4" office:value-type="string">
            <text:p text:style-name="P214"/>
          </table:table-cell>
          <table:covered-table-cell/>
          <table:covered-table-cell/>
          <table:covered-table-cell/>
          <table:covered-table-cell table:style-name="Таблица46.c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46.m6"/>
          <table:covered-table-cell/>
          <table:covered-table-cell/>
          <table:covered-table-cell/>
          <table:covered-table-cell/>
          <table:covered-table-cell/>
        </table:table-row>
        <table:table-row table:style-name="Таблица46.6">
          <table:covered-table-cell table:style-name="Таблица46.f1"/>
          <table:covered-table-cell/>
          <table:table-cell table:style-name="Таблица46.C8" table:number-columns-spanned="3" office:value-type="string">
            <text:p text:style-name="P245"/>
          </table:table-cell>
          <table:covered-table-cell/>
          <table:covered-table-cell/>
          <table:table-cell table:style-name="Таблица46.F8" table:number-columns-spanned="2" office:value-type="string">
            <text:p text:style-name="P244"/>
          </table:table-cell>
          <table:covered-table-cell/>
          <table:table-cell table:style-name="Таблица46.H8" table:number-columns-spanned="4" office:value-type="string">
            <text:p text:style-name="P246"/>
          </table:table-cell>
          <table:covered-table-cell/>
          <table:covered-table-cell/>
          <table:covered-table-cell/>
          <table:table-cell table:style-name="Таблица46.L8" table:number-columns-spanned="2" office:value-type="string">
            <text:p text:style-name="P245"/>
          </table:table-cell>
          <table:covered-table-cell/>
          <table:table-cell table:style-name="Таблица46.N8" office:value-type="string">
            <text:p text:style-name="P214"/>
          </table:table-cell>
          <table:table-cell table:style-name="Таблица46.O8" office:value-type="string">
            <text:p text:style-name="P214"/>
          </table:table-cell>
          <table:table-cell table:style-name="Таблица46.P8" table:number-columns-spanned="2" office:value-type="string">
            <text:p text:style-name="P214"/>
          </table:table-cell>
          <table:covered-table-cell/>
          <table:table-cell table:style-name="Таблица46.R8" table:number-columns-spanned="3" office:value-type="string">
            <text:p text:style-name="P214"/>
          </table:table-cell>
          <table:covered-table-cell/>
          <table:covered-table-cell/>
          <table:table-cell table:style-name="Таблица46.U8" table:number-columns-spanned="4" office:value-type="string">
            <text:p text:style-name="P214"/>
          </table:table-cell>
          <table:covered-table-cell/>
          <table:covered-table-cell/>
          <table:covered-table-cell/>
          <table:table-cell table:style-name="Таблица46.Y8" table:number-columns-spanned="4" office:value-type="string">
            <text:p text:style-name="P214"/>
          </table:table-cell>
          <table:covered-table-cell/>
          <table:covered-table-cell/>
          <table:covered-table-cell/>
          <table:covered-table-cell table:style-name="Таблица46.c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46.m6"/>
          <table:covered-table-cell/>
          <table:covered-table-cell/>
          <table:covered-table-cell/>
          <table:covered-table-cell/>
          <table:covered-table-cell/>
        </table:table-row>
        <table:table-row table:style-name="Таблица46.9">
          <table:table-cell table:style-name="Таблица46.A9" office:value-type="string">
            <text:p text:style-name="P178">А</text:p>
          </table:table-cell>
          <table:table-cell table:style-name="Таблица46.B9" table:number-columns-spanned="3" office:value-type="string">
            <text:p text:style-name="P283">Цех</text:p>
          </table:table-cell>
          <table:covered-table-cell/>
          <table:covered-table-cell/>
          <table:table-cell table:style-name="Таблица46.E9" table:number-columns-spanned="2" office:value-type="string">
            <text:p text:style-name="P284">Уч</text:p>
          </table:table-cell>
          <table:covered-table-cell/>
          <table:table-cell table:style-name="Таблица46.E9" table:number-columns-spanned="3" office:value-type="string">
            <text:p text:style-name="P284">РМ</text:p>
          </table:table-cell>
          <table:covered-table-cell/>
          <table:covered-table-cell/>
          <table:table-cell table:style-name="Таблица46.E9" office:value-type="string">
            <text:p text:style-name="P284">Опер</text:p>
          </table:table-cell>
          <table:table-cell table:style-name="Таблица46.E9" table:number-columns-spanned="9" office:value-type="string">
            <text:p text:style-name="P284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6.T9" table:number-columns-spanned="25" office:value-type="string">
            <text:p text:style-name="P284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6.9">
          <table:table-cell table:style-name="Таблица46.A9" office:value-type="string">
            <text:p text:style-name="P178">Б</text:p>
          </table:table-cell>
          <table:table-cell table:style-name="Таблица46.B10" table:number-columns-spanned="18" office:value-type="string">
            <text:p text:style-name="P284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6.T10" office:value-type="string">
            <text:p text:style-name="P284">СМ</text:p>
          </table:table-cell>
          <table:table-cell table:style-name="Таблица46.T10" table:number-columns-spanned="2" office:value-type="string">
            <text:p text:style-name="P284">Проф</text:p>
          </table:table-cell>
          <table:covered-table-cell/>
          <table:table-cell table:style-name="Таблица46.T10" table:number-columns-spanned="4" office:value-type="string">
            <text:p text:style-name="P284">Р</text:p>
          </table:table-cell>
          <table:covered-table-cell/>
          <table:covered-table-cell/>
          <table:covered-table-cell/>
          <table:table-cell table:style-name="Таблица46.T10" office:value-type="string">
            <text:p text:style-name="P284">УТ</text:p>
          </table:table-cell>
          <table:table-cell table:style-name="Таблица46.T10" table:number-columns-spanned="3" office:value-type="string">
            <text:p text:style-name="P284">КР</text:p>
          </table:table-cell>
          <table:covered-table-cell/>
          <table:covered-table-cell/>
          <table:table-cell table:style-name="Таблица46.T10" table:number-columns-spanned="2" office:value-type="string">
            <text:p text:style-name="P284">КОИД</text:p>
          </table:table-cell>
          <table:covered-table-cell/>
          <table:table-cell table:style-name="Таблица46.T10" table:number-columns-spanned="2" office:value-type="string">
            <text:p text:style-name="P284">ЕН</text:p>
          </table:table-cell>
          <table:covered-table-cell/>
          <table:table-cell table:style-name="Таблица46.T10" table:number-columns-spanned="4" office:value-type="string">
            <text:p text:style-name="P284">ОП</text:p>
          </table:table-cell>
          <table:covered-table-cell/>
          <table:covered-table-cell/>
          <table:covered-table-cell/>
          <table:table-cell table:style-name="Таблица46.T10" office:value-type="string">
            <text:p text:style-name="P284">Кшт</text:p>
          </table:table-cell>
          <table:table-cell table:style-name="Таблица46.T10" table:number-columns-spanned="2" office:value-type="string">
            <text:p text:style-name="P14"><text:span text:style-name="T121">Т</text:span><text:span text:style-name="T116">п.з.</text:span></text:p>
          </table:table-cell>
          <table:covered-table-cell/>
          <table:table-cell table:style-name="Таблица46.A9" table:number-columns-spanned="3" office:value-type="string">
            <text:p text:style-name="P14"><text:span text:style-name="T121">Т</text:span><text:span text:style-name="T116">шт.</text:span></text:p>
          </table:table-cell>
          <table:covered-table-cell/>
          <table:covered-table-cell/>
        </table:table-row>
        <table:table-row table:style-name="Таблица46.9">
          <table:table-cell table:style-name="Таблица46.T10" office:value-type="string">
            <text:p text:style-name="P178">К/М</text:p>
          </table:table-cell>
          <table:table-cell table:style-name="Таблица46.T9" table:number-columns-spanned="18" office:value-type="string">
            <text:p text:style-name="P284">Наименование детали, сб. единицы или материал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6.B10" table:number-columns-spanned="13" office:value-type="string">
            <text:p text:style-name="P284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6.g11" table:number-columns-spanned="2" office:value-type="string">
            <text:p text:style-name="P284">ОПП</text:p>
          </table:table-cell>
          <table:covered-table-cell/>
          <table:table-cell table:style-name="Таблица46.g11" table:number-columns-spanned="4" office:value-type="string">
            <text:p text:style-name="P284">ЕВ</text:p>
          </table:table-cell>
          <table:covered-table-cell/>
          <table:covered-table-cell/>
          <table:covered-table-cell/>
          <table:table-cell table:style-name="Таблица46.g11" office:value-type="string">
            <text:p text:style-name="P284">ЕН</text:p>
          </table:table-cell>
          <table:table-cell table:style-name="Таблица46.g11" table:number-columns-spanned="2" office:value-type="string">
            <text:p text:style-name="P284">КИ</text:p>
          </table:table-cell>
          <table:covered-table-cell/>
          <table:table-cell table:style-name="Таблица46.p11" table:number-columns-spanned="3" office:value-type="string">
            <text:p text:style-name="P284">Н. расх.</text:p>
          </table:table-cell>
          <table:covered-table-cell/>
          <table:covered-table-cell/>
        </table:table-row>
        <table:table-row table:style-name="Таблица46.12">
          <table:table-cell table:style-name="Таблица46.X5" office:value-type="string">
            <text:p text:style-name="P137"><text:span text:style-name="T7"><text:s/></text:span><text:span text:style-name="T8">О</text:span><text:span text:style-name="T7">01</text:span></text:p>
          </table:table-cell>
          <table:table-cell table:style-name="Таблица46.r1" table:number-columns-spanned="43" office:value-type="string">
            <text:p text:style-name="P101"><text:span text:style-name="T269">6.</text:span> Маркировка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6.12">
          <table:table-cell table:style-name="Таблица46.X5" office:value-type="string">
            <text:p text:style-name="P169">02</text:p>
          </table:table-cell>
          <table:table-cell table:style-name="Таблица46.r1" table:number-columns-spanned="43" office:value-type="string">
            <text:p text:style-name="P100"><text:s text:c="6"/>Произвести маркировку <text:span text:style-name="T271">изделий</text:span> при помощи маркера перманентного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6.12">
          <table:table-cell table:style-name="Таблица46.X5" office:value-type="string">
            <text:p text:style-name="P169"><text:span text:style-name="T263">Т</text:span>03</text:p>
          </table:table-cell>
          <table:table-cell table:style-name="Таблица46.r1" table:number-columns-spanned="43" office:value-type="string">
            <text:p text:style-name="P404"><text:span text:style-name="T120">М</text:span><text:span text:style-name="T117">аркер перманентный (нестираемый) арт.856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6.12">
          <table:table-cell table:style-name="Таблица46.X5" office:value-type="string">
            <text:p text:style-name="P169">04</text:p>
          </table:table-cell>
          <table:table-cell table:style-name="Таблица46.r1" table:number-columns-spanned="43" office:value-type="string">
            <text:p text:style-name="P1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6.12">
          <table:table-cell table:style-name="Таблица46.X5" office:value-type="string">
            <text:p text:style-name="P169">05</text:p>
          </table:table-cell>
          <table:table-cell table:style-name="Таблица46.r1" table:number-columns-spanned="43" office:value-type="string">
            <text:p text:style-name="P106"><text:span text:style-name="T19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6.12">
          <table:table-cell table:style-name="Таблица46.X5" office:value-type="string">
            <text:p text:style-name="P169">06</text:p>
          </table:table-cell>
          <table:table-cell table:style-name="Таблица46.r1" table:number-columns-spanned="43" office:value-type="string">
            <text:p text:style-name="P107"><text:span text:style-name="T11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6.12">
          <table:table-cell table:style-name="Таблица46.X5" office:value-type="string">
            <text:p text:style-name="P169">07</text:p>
          </table:table-cell>
          <table:table-cell table:style-name="Таблица46.r1" table:number-columns-spanned="43" office:value-type="string">
            <text:p text:style-name="P10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6.12">
          <table:table-cell table:style-name="Таблица46.X5" office:value-type="string">
            <text:p text:style-name="P169">08</text:p>
          </table:table-cell>
          <table:table-cell table:style-name="Таблица46.r1" table:number-columns-spanned="43" office:value-type="string">
            <text:p text:style-name="P1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6.12">
          <table:table-cell table:style-name="Таблица46.X5" office:value-type="string">
            <text:p text:style-name="P169">09</text:p>
          </table:table-cell>
          <table:table-cell table:style-name="Таблица46.r1" table:number-columns-spanned="43" office:value-type="string">
            <text:p text:style-name="P1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6.12">
          <table:table-cell table:style-name="Таблица46.X5" office:value-type="string">
            <text:p text:style-name="P169">10</text:p>
          </table:table-cell>
          <table:table-cell table:style-name="Таблица46.r1" table:number-columns-spanned="43" office:value-type="string">
            <text:p text:style-name="P112"><text:span text:style-name="T19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6.12">
          <table:table-cell table:style-name="Таблица46.X5" office:value-type="string">
            <text:p text:style-name="P169">11</text:p>
          </table:table-cell>
          <table:table-cell table:style-name="Таблица46.r1" table:number-columns-spanned="43" office:value-type="string">
            <text:p text:style-name="P1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6.12">
          <table:table-cell table:style-name="Таблица46.X5" office:value-type="string">
            <text:p text:style-name="P169">12</text:p>
          </table:table-cell>
          <table:table-cell table:style-name="Таблица46.r1" table:number-columns-spanned="43" office:value-type="string">
            <text:p text:style-name="P1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6.12">
          <table:table-cell table:style-name="Таблица46.X5" office:value-type="string">
            <text:p text:style-name="P169">13</text:p>
          </table:table-cell>
          <table:table-cell table:style-name="Таблица46.r1" table:number-columns-spanned="43" office:value-type="string">
            <text:p text:style-name="P30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6.12">
          <table:table-cell table:style-name="Таблица46.X5" office:value-type="string">
            <text:p text:style-name="P169">14</text:p>
          </table:table-cell>
          <table:table-cell table:style-name="Таблица46.r1" table:number-columns-spanned="43" office:value-type="string">
            <text:p text:style-name="P30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6.12">
          <table:table-cell table:style-name="Таблица46.X5" office:value-type="string">
            <text:p text:style-name="P169">15</text:p>
          </table:table-cell>
          <table:table-cell table:style-name="Таблица46.r1" table:number-columns-spanned="43" office:value-type="string">
            <text:p text:style-name="P30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6.12">
          <table:table-cell table:style-name="Таблица46.X5" office:value-type="string">
            <text:p text:style-name="P169">16</text:p>
          </table:table-cell>
          <table:table-cell table:style-name="Таблица46.r1" table:number-columns-spanned="43" office:value-type="string">
            <text:p text:style-name="P30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6.28">
          <table:table-cell table:style-name="Таблица46.A28" table:number-columns-spanned="3" office:value-type="string">
            <text:p text:style-name="P221">КТП</text:p>
          </table:table-cell>
          <table:covered-table-cell/>
          <table:covered-table-cell/>
          <table:table-cell table:style-name="Таблица46.A28" table:number-columns-spanned="34" office:value-type="string">
            <text:p text:style-name="P221">Карта технологического процес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6.A28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  <table:table-cell table:style-name="Таблица46.q28" table:number-columns-spanned="2" office:value-type="string">
            <text:p text:style-name="P49"/>
          </table:table-cell>
          <table:covered-table-cell/>
        </table:table-row>
      </table:table>
      <text:p text:style-name="P413"/>
      <text:p text:style-name="P409"/>
      <text:p text:style-name="P410">Р 50-92-88 Форма 4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column table:style-name="Таблица17.E"/>
        <table:table-column table:style-name="Таблица17.F"/>
        <table:table-column table:style-name="Таблица17.G"/>
        <table:table-column table:style-name="Таблица17.H"/>
        <table:table-column table:style-name="Таблица17.I"/>
        <table:table-column table:style-name="Таблица17.J"/>
        <table:table-column table:style-name="Таблица17.K"/>
        <table:table-column table:style-name="Таблица17.L"/>
        <table:table-column table:style-name="Таблица17.M"/>
        <table:table-column table:style-name="Таблица17.N"/>
        <table:table-row table:style-name="Таблица17.1">
          <table:table-cell table:style-name="Таблица17.A1" table:number-rows-spanned="36" office:value-type="string">
            <text:p text:style-name="P422"/>
          </table:table-cell>
          <table:table-cell table:style-name="Таблица17.B1" table:number-columns-spanned="4" office:value-type="string">
            <text:p text:style-name="P406"/>
          </table:table-cell>
          <table:covered-table-cell/>
          <table:covered-table-cell/>
          <table:covered-table-cell/>
          <table:table-cell table:style-name="Таблица17.B1" table:number-columns-spanned="4" office:value-type="string">
            <text:p text:style-name="P422"/>
          </table:table-cell>
          <table:covered-table-cell/>
          <table:covered-table-cell/>
          <table:covered-table-cell/>
          <table:table-cell table:style-name="Таблица17.J1" table:number-columns-spanned="4" office:value-type="string">
            <text:p text:style-name="P416">СМ3-92/МK-2024</text:p>
          </table:table-cell>
          <table:covered-table-cell/>
          <table:covered-table-cell/>
          <table:covered-table-cell/>
          <table:table-cell table:style-name="Таблица17.N1" office:value-type="string">
            <text:p text:style-name="P419">номер листа</text:p>
          </table:table-cell>
        </table:table-row>
        <table:table-row table:style-name="Таблица17.1">
          <table:covered-table-cell table:style-name="Таблица17.A2"/>
          <table:table-cell table:style-name="Таблица17.B2" table:number-columns-spanned="6" office:value-type="string">
            <text:p text:style-name="P42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7.H2" table:number-columns-spanned="4" office:value-type="string">
            <text:p text:style-name="P407">СМ3-92-2024<text:bookmark text:name="_GoBack Копия 1"/></text:p>
          </table:table-cell>
          <table:covered-table-cell/>
          <table:covered-table-cell/>
          <table:covered-table-cell/>
          <table:table-cell table:style-name="Таблица17.L2" table:number-columns-spanned="3" office:value-type="string">
            <text:p text:style-name="P407">СМ3-92/ТП-2024</text:p>
          </table:table-cell>
          <table:covered-table-cell/>
          <table:covered-table-cell/>
        </table:table-row>
        <table:table-row table:style-name="Таблица17.1">
          <table:covered-table-cell table:style-name="Таблица17.A3"/>
          <table:table-cell table:style-name="Таблица17.B1" table:number-rows-spanned="2" office:value-type="string">
            <text:p text:style-name="P418"/>
            <text:p text:style-name="P418">Изм.</text:p>
          </table:table-cell>
          <table:table-cell table:style-name="Таблица17.B1" table:number-columns-spanned="8" office:value-type="string">
            <text:p text:style-name="P420">Номера листов (страниц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7.K3" table:number-rows-spanned="2" table:number-columns-spanned="2" office:value-type="string">
            <text:p text:style-name="P418">Всего листов</text:p>
          </table:table-cell>
          <table:covered-table-cell/>
          <table:table-cell table:style-name="Таблица17.M3" table:number-rows-spanned="2" table:number-columns-spanned="2" office:value-type="string">
            <text:p text:style-name="P416">Номер</text:p>
            <text:p text:style-name="P416">документа</text:p>
          </table:table-cell>
          <table:covered-table-cell/>
        </table:table-row>
        <table:table-row table:style-name="Таблица17.1">
          <table:covered-table-cell table:style-name="Таблица17.A4"/>
          <table:covered-table-cell table:style-name="Таблица17.B1"/>
          <table:table-cell table:style-name="Таблица17.B1" table:number-columns-spanned="2" office:value-type="string">
            <text:p text:style-name="P416">измененных</text:p>
          </table:table-cell>
          <table:covered-table-cell/>
          <table:table-cell table:style-name="Таблица17.B1" table:number-columns-spanned="2" office:value-type="string">
            <text:p text:style-name="P416">замененных</text:p>
          </table:table-cell>
          <table:covered-table-cell/>
          <table:table-cell table:style-name="Таблица17.B1" table:number-columns-spanned="2" office:value-type="string">
            <text:p text:style-name="P416">новых</text:p>
          </table:table-cell>
          <table:covered-table-cell/>
          <table:table-cell table:style-name="Таблица17.B1" table:number-columns-spanned="2" office:value-type="string">
            <text:p text:style-name="P416">аннулированных</text:p>
          </table:table-cell>
          <table:covered-table-cell/>
          <table:covered-table-cell table:style-name="Таблица17.B1"/>
          <table:covered-table-cell/>
          <table:covered-table-cell table:style-name="Таблица17.M3"/>
          <table:covered-table-cell/>
        </table:table-row>
        <table:table-row table:style-name="Таблица17.1">
          <table:covered-table-cell table:style-name="Таблица17.A5"/>
          <table:table-cell table:style-name="Таблица17.B1" office:value-type="string">
            <text:p text:style-name="P422"/>
          </table:table-cell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18"/>
          </table:table-cell>
          <table:covered-table-cell/>
        </table:table-row>
        <table:table-row table:style-name="Таблица17.1">
          <table:covered-table-cell table:style-name="Таблица17.A6"/>
          <table:table-cell table:style-name="Таблица17.B1" office:value-type="string">
            <text:p text:style-name="P422"/>
          </table:table-cell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18"/>
          </table:table-cell>
          <table:covered-table-cell/>
        </table:table-row>
        <table:table-row table:style-name="Таблица17.1">
          <table:covered-table-cell table:style-name="Таблица17.A7"/>
          <table:table-cell table:style-name="Таблица17.B1" office:value-type="string">
            <text:p text:style-name="P422"/>
          </table:table-cell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18"/>
          </table:table-cell>
          <table:covered-table-cell/>
        </table:table-row>
        <table:table-row table:style-name="Таблица17.1">
          <table:covered-table-cell table:style-name="Таблица17.A8"/>
          <table:table-cell table:style-name="Таблица17.B1" office:value-type="string">
            <text:p text:style-name="P422"/>
          </table:table-cell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18"/>
          </table:table-cell>
          <table:covered-table-cell/>
        </table:table-row>
        <table:table-row table:style-name="Таблица17.1">
          <table:covered-table-cell table:style-name="Таблица17.A9"/>
          <table:table-cell table:style-name="Таблица17.B1" office:value-type="string">
            <text:p text:style-name="P422"/>
          </table:table-cell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18"/>
          </table:table-cell>
          <table:covered-table-cell/>
        </table:table-row>
        <table:table-row table:style-name="Таблица17.1">
          <table:covered-table-cell table:style-name="Таблица17.A10"/>
          <table:table-cell table:style-name="Таблица17.B1" office:value-type="string">
            <text:p text:style-name="P422"/>
          </table:table-cell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18"/>
          </table:table-cell>
          <table:covered-table-cell/>
        </table:table-row>
        <table:table-row table:style-name="Таблица17.1">
          <table:covered-table-cell table:style-name="Таблица17.A11"/>
          <table:table-cell table:style-name="Таблица17.B1" office:value-type="string">
            <text:p text:style-name="P422"/>
          </table:table-cell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18"/>
          </table:table-cell>
          <table:covered-table-cell/>
        </table:table-row>
        <table:table-row table:style-name="Таблица17.1">
          <table:covered-table-cell table:style-name="Таблица17.A12"/>
          <table:table-cell table:style-name="Таблица17.B1" office:value-type="string">
            <text:p text:style-name="P422"/>
          </table:table-cell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18"/>
          </table:table-cell>
          <table:covered-table-cell/>
        </table:table-row>
        <table:table-row table:style-name="Таблица17.1">
          <table:covered-table-cell table:style-name="Таблица17.A13"/>
          <table:table-cell table:style-name="Таблица17.B1" office:value-type="string">
            <text:p text:style-name="P422"/>
          </table:table-cell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18"/>
          </table:table-cell>
          <table:covered-table-cell/>
        </table:table-row>
        <table:table-row table:style-name="Таблица17.1">
          <table:covered-table-cell table:style-name="Таблица17.A14"/>
          <table:table-cell table:style-name="Таблица17.B1" office:value-type="string">
            <text:p text:style-name="P422"/>
          </table:table-cell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18"/>
          </table:table-cell>
          <table:covered-table-cell/>
        </table:table-row>
        <table:table-row table:style-name="Таблица17.1">
          <table:covered-table-cell table:style-name="Таблица17.A15"/>
          <table:table-cell table:style-name="Таблица17.B1" office:value-type="string">
            <text:p text:style-name="P422"/>
          </table:table-cell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18"/>
          </table:table-cell>
          <table:covered-table-cell/>
        </table:table-row>
        <table:table-row table:style-name="Таблица17.1">
          <table:covered-table-cell table:style-name="Таблица17.A16"/>
          <table:table-cell table:style-name="Таблица17.B1" office:value-type="string">
            <text:p text:style-name="P422"/>
          </table:table-cell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18"/>
          </table:table-cell>
          <table:covered-table-cell/>
        </table:table-row>
        <table:table-row table:style-name="Таблица17.1">
          <table:covered-table-cell table:style-name="Таблица17.A17"/>
          <table:table-cell table:style-name="Таблица17.B1" office:value-type="string">
            <text:p text:style-name="P422"/>
          </table:table-cell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18"/>
          </table:table-cell>
          <table:covered-table-cell/>
        </table:table-row>
        <table:table-row table:style-name="Таблица17.1">
          <table:covered-table-cell table:style-name="Таблица17.A18"/>
          <table:table-cell table:style-name="Таблица17.B1" office:value-type="string">
            <text:p text:style-name="P422"/>
          </table:table-cell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18"/>
          </table:table-cell>
          <table:covered-table-cell/>
        </table:table-row>
        <table:table-row table:style-name="Таблица17.1">
          <table:covered-table-cell table:style-name="Таблица17.A19"/>
          <table:table-cell table:style-name="Таблица17.B1" office:value-type="string">
            <text:p text:style-name="P422"/>
          </table:table-cell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18"/>
          </table:table-cell>
          <table:covered-table-cell/>
        </table:table-row>
        <table:table-row table:style-name="Таблица17.1">
          <table:covered-table-cell table:style-name="Таблица17.A20"/>
          <table:table-cell table:style-name="Таблица17.B1" office:value-type="string">
            <text:p text:style-name="P422"/>
          </table:table-cell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18"/>
          </table:table-cell>
          <table:covered-table-cell/>
        </table:table-row>
        <table:table-row table:style-name="Таблица17.1">
          <table:covered-table-cell table:style-name="Таблица17.A21"/>
          <table:table-cell table:style-name="Таблица17.B1" office:value-type="string">
            <text:p text:style-name="P422"/>
          </table:table-cell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18"/>
          </table:table-cell>
          <table:covered-table-cell/>
        </table:table-row>
        <table:table-row table:style-name="Таблица17.1">
          <table:covered-table-cell table:style-name="Таблица17.A22"/>
          <table:table-cell table:style-name="Таблица17.B1" office:value-type="string">
            <text:p text:style-name="P422"/>
          </table:table-cell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18"/>
          </table:table-cell>
          <table:covered-table-cell/>
        </table:table-row>
        <table:table-row table:style-name="Таблица17.1">
          <table:covered-table-cell table:style-name="Таблица17.A23"/>
          <table:table-cell table:style-name="Таблица17.B1" office:value-type="string">
            <text:p text:style-name="P422"/>
          </table:table-cell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18"/>
          </table:table-cell>
          <table:covered-table-cell/>
        </table:table-row>
        <table:table-row table:style-name="Таблица17.1">
          <table:covered-table-cell table:style-name="Таблица17.A24"/>
          <table:table-cell table:style-name="Таблица17.B1" office:value-type="string">
            <text:p text:style-name="P422"/>
          </table:table-cell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18"/>
          </table:table-cell>
          <table:covered-table-cell/>
        </table:table-row>
        <table:table-row table:style-name="Таблица17.1">
          <table:covered-table-cell table:style-name="Таблица17.A25"/>
          <table:table-cell table:style-name="Таблица17.B1" office:value-type="string">
            <text:p text:style-name="P422"/>
          </table:table-cell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18"/>
          </table:table-cell>
          <table:covered-table-cell/>
        </table:table-row>
        <table:table-row table:style-name="Таблица17.1">
          <table:covered-table-cell table:style-name="Таблица17.A26"/>
          <table:table-cell table:style-name="Таблица17.B1" office:value-type="string">
            <text:p text:style-name="P422"/>
          </table:table-cell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18"/>
          </table:table-cell>
          <table:covered-table-cell/>
        </table:table-row>
        <table:table-row table:style-name="Таблица17.1">
          <table:covered-table-cell table:style-name="Таблица17.A27"/>
          <table:table-cell table:style-name="Таблица17.B1" office:value-type="string">
            <text:p text:style-name="P422"/>
          </table:table-cell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18"/>
          </table:table-cell>
          <table:covered-table-cell/>
        </table:table-row>
        <table:table-row table:style-name="Таблица17.1">
          <table:covered-table-cell table:style-name="Таблица17.A28"/>
          <table:table-cell table:style-name="Таблица17.B1" office:value-type="string">
            <text:p text:style-name="P422"/>
          </table:table-cell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18"/>
          </table:table-cell>
          <table:covered-table-cell/>
        </table:table-row>
        <table:table-row table:style-name="Таблица17.1">
          <table:covered-table-cell table:style-name="Таблица17.A29"/>
          <table:table-cell table:style-name="Таблица17.B1" office:value-type="string">
            <text:p text:style-name="P422"/>
          </table:table-cell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18"/>
          </table:table-cell>
          <table:covered-table-cell/>
        </table:table-row>
        <table:table-row table:style-name="Таблица17.1">
          <table:covered-table-cell table:style-name="Таблица17.A30"/>
          <table:table-cell table:style-name="Таблица17.B1" office:value-type="string">
            <text:p text:style-name="P422"/>
          </table:table-cell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18"/>
          </table:table-cell>
          <table:covered-table-cell/>
        </table:table-row>
        <table:table-row table:style-name="Таблица17.1">
          <table:covered-table-cell table:style-name="Таблица17.A31"/>
          <table:table-cell table:style-name="Таблица17.B1" office:value-type="string">
            <text:p text:style-name="P422"/>
          </table:table-cell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18"/>
          </table:table-cell>
          <table:covered-table-cell/>
        </table:table-row>
        <table:table-row table:style-name="Таблица17.1">
          <table:covered-table-cell table:style-name="Таблица17.A32"/>
          <table:table-cell table:style-name="Таблица17.B1" office:value-type="string">
            <text:p text:style-name="P422"/>
          </table:table-cell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18"/>
          </table:table-cell>
          <table:covered-table-cell/>
        </table:table-row>
        <table:table-row table:style-name="Таблица17.1">
          <table:covered-table-cell table:style-name="Таблица17.A33"/>
          <table:table-cell table:style-name="Таблица17.B1" office:value-type="string">
            <text:p text:style-name="P422"/>
          </table:table-cell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18"/>
          </table:table-cell>
          <table:covered-table-cell/>
        </table:table-row>
        <table:table-row table:style-name="Таблица17.1">
          <table:covered-table-cell table:style-name="Таблица17.A34"/>
          <table:table-cell table:style-name="Таблица17.B1" office:value-type="string">
            <text:p text:style-name="P422"/>
          </table:table-cell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22"/>
          </table:table-cell>
          <table:covered-table-cell/>
          <table:table-cell table:style-name="Таблица17.B1" table:number-columns-spanned="2" office:value-type="string">
            <text:p text:style-name="P418"/>
          </table:table-cell>
          <table:covered-table-cell/>
        </table:table-row>
        <table:table-row table:style-name="Таблица17.1">
          <table:covered-table-cell table:style-name="Таблица17.A35"/>
          <table:table-cell table:style-name="Таблица17.B35" office:value-type="string">
            <text:p text:style-name="P422"/>
          </table:table-cell>
          <table:table-cell table:style-name="Таблица17.C35" table:number-columns-spanned="2" office:value-type="string">
            <text:p text:style-name="P422"/>
          </table:table-cell>
          <table:covered-table-cell/>
          <table:table-cell table:style-name="Таблица17.E35" table:number-columns-spanned="2" office:value-type="string">
            <text:p text:style-name="P422"/>
          </table:table-cell>
          <table:covered-table-cell/>
          <table:table-cell table:style-name="Таблица17.G35" table:number-columns-spanned="2" office:value-type="string">
            <text:p text:style-name="P422"/>
          </table:table-cell>
          <table:covered-table-cell/>
          <table:table-cell table:style-name="Таблица17.I35" table:number-columns-spanned="2" office:value-type="string">
            <text:p text:style-name="P422"/>
          </table:table-cell>
          <table:covered-table-cell/>
          <table:table-cell table:style-name="Таблица17.K35" table:number-columns-spanned="2" office:value-type="string">
            <text:p text:style-name="P422"/>
          </table:table-cell>
          <table:covered-table-cell/>
          <table:table-cell table:style-name="Таблица17.M35" table:number-columns-spanned="2" office:value-type="string">
            <text:p text:style-name="P418"/>
          </table:table-cell>
          <table:covered-table-cell/>
        </table:table-row>
        <table:table-row table:style-name="Таблица17.36">
          <table:covered-table-cell table:style-name="Таблица17.A36"/>
          <table:table-cell table:style-name="Таблица17.B36" table:number-columns-spanned="2" office:value-type="string">
            <text:p text:style-name="P421">ЛР</text:p>
          </table:table-cell>
          <table:covered-table-cell/>
          <table:table-cell table:style-name="Таблица17.D36" table:number-columns-spanned="11" office:value-type="string">
            <text:p text:style-name="P4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Batang" svg:font-family="Batang, 바탕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style:letter-kerning="false" style:font-name-asian="Times New Roman3" style:font-family-asian="'Times New Roman'" style:font-family-generic-asian="system" style:font-pitch-asian="variable" style:font-size-asian="14pt" style:language-asian="ru" style:country-asian="RU" style:font-name-complex="Times New Roman3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 Unicode MS1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 style:font-family-complex="'Arial Unicode MS'" style:font-family-generic-complex="system" style:font-pitch-complex="variable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keep-with-next="always"/>
    </style:style>
    <style:style style:name="annotation_20_text" style:display-name="annotation text" style:family="paragraph" style:parent-style-name="Standard" loext:linked-style-name="Текст_20_примечания_20_Знак">
      <style:text-properties fo:font-size="10pt" style:font-size-asian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Standard_20__28_WW_29_" style:display-name="Standard (WW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style:letter-kerning="true" style:font-name-asian="Times New Roman3" style:font-family-asian="'Times New Roman'" style:font-family-generic-asian="system" style:font-pitch-asian="variable" style:font-size-asian="14pt" style:language-asian="ru" style:country-asian="RU" style:font-name-complex="Times New Roman3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Standard" style:class="extra">
      <style:paragraph-properties fo:text-align="center" style:justify-single-word="false" fo:hyphenation-ladder-count="no-limit" text:number-lines="false" text:line-number="0" style:vertical-align="baseline"/>
      <style:text-properties fo:font-weight="bold" style:letter-kerning="true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/>
      <style:text-properties fo:color="#000000" loext:opacity="100%" fo:font-size="12pt" style:font-size-asian="12pt" style:font-size-complex="12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western" style:family="paragraph" style:parent-style-name="Standard">
      <style:paragraph-properties fo:margin-top="0.494cm" fo:margin-bottom="0.21cm" style:contextual-spacing="false"/>
      <style:text-properties fo:font-size="12pt" style:font-size-asian="12pt" style:font-size-complex="12pt"/>
    </style:style>
    <style:style style:name="Balloon_20_Text" style:display-name="Balloon Text" style:family="paragraph" style:parent-style-name="Standard" loext:linked-style-name="Текст_20_выноски_20_Знак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style:letter-kerning="true" style:font-name-asian="Arial Unicode MS1" style:font-family-asian="'Arial Unicode MS'" style:font-family-generic-asian="system" style:font-pitch-asian="variable" style:font-size-asian="14pt" style:language-asian="ru" style:country-asian="RU" style:font-name-complex="Tahoma1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_20__28_WW_29_" style:display-name="Default Paragraph Font (WW)" style:family="text"/>
    <style:style style:name="Текст_20_примечания_20_Знак" style:display-name="Текст примечания Знак" style:family="text" style:parent-style-name="Default_20_Paragraph_20_Font_20__28_WW_29_" loext:linked-style-name="annotation_20_text">
      <style:text-properties style:font-name="Times New Roman1" fo:font-family="'Times New Roman'" style:font-family-generic="roman" style:font-pitch="variable" fo:font-size="10pt" style:font-name-asian="Times New Roman3" style:font-family-asian="'Times New Roman'" style:font-family-generic-asian="system" style:font-pitch-asian="variable" style:font-size-asian="10pt" style:language-asian="ru" style:country-asian="RU" style:font-name-complex="Times New Roman3" style:font-family-complex="'Times New Roman'" style:font-family-generic-complex="system" style:font-pitch-complex="variable" style:font-size-complex="10pt"/>
    </style:style>
    <style:style style:name="Верхний_20_колонтитул_20_Знак" style:display-name="Верхний колонтитул Знак" style:family="text" style:parent-style-name="Default_20_Paragraph_20_Font_20__28_WW_29_">
      <style:text-properties style:font-name="Times New Roman1" fo:font-family="'Times New Roman'" style:font-family-generic="roman" style:font-pitch="variable" fo:font-size="14pt" style:font-name-asian="Times New Roman3" style:font-family-asian="'Times New Roman'" style:font-family-generic-asian="system" style:font-pitch-asian="variable" style:font-size-asian="14pt" style:language-asian="ru" style:country-asian="RU" style:font-name-complex="Times New Roman3" style:font-family-complex="'Times New Roman'" style:font-family-generic-complex="system" style:font-pitch-complex="variable" style:font-size-complex="10pt"/>
    </style:style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Segoe UI" fo:font-family="'Segoe UI'" style:font-family-generic="roman" style:font-pitch="variable" fo:font-size="9pt" style:font-name-asian="Times New Roman3" style:font-family-asian="'Times New Roman'" style:font-family-generic-asian="system" style:font-pitch-asian="variable" style:font-size-asian="9pt" style:language-asian="ru" style:country-asian="RU" style:font-name-complex="Segoe UI1" style:font-family-complex="'Segoe UI'" style:font-family-generic-complex="system" style:font-pitch-complex="variable" style:font-size-complex="9pt"/>
    </style:style>
    <style:style style:name="Заголовок_20_4_20_Знак" style:display-name="Заголовок 4 Знак" style:family="text" style:parent-style-name="Default_20_Paragraph_20_Font_20__28_WW_29_">
      <style:text-properties style:font-name="Times New Roman1" fo:font-family="'Times New Roman'" style:font-family-generic="roman" style:font-pitch="variable" fo:font-size="14pt" style:font-name-asian="Times New Roman3" style:font-family-asian="'Times New Roman'" style:font-family-generic-asian="system" style:font-pitch-asian="variable" style:font-size-asian="14pt" style:language-asian="ru" style:country-asian="RU" style:font-name-complex="Times New Roman3" style:font-family-complex="'Times New Roman'" style:font-family-generic-complex="system" style:font-pitch-complex="variable" style:font-size-complex="10pt"/>
    </style:style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501cm" fo:margin-bottom="0.501cm" fo:margin-left="1.251cm" fo:margin-right="0.945cm" style:writing-mode="lr-tb" style:layout-grid-color="#c0c0c0" style:layout-grid-lines="31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25cm" fo:margin-bottom="0.501cm" fo:margin-left="0.501cm" fo:margin-right="0.501cm" style:writing-mode="lr-tb" style:layout-grid-color="#c0c0c0" style:layout-grid-lines="43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6T08:15:38.437000000</meta:creation-date>
    <dc:language>ru-RU</dc:language>
    <meta:editing-cycles>19</meta:editing-cycles>
    <meta:editing-duration>PT22H37M23S</meta:editing-duration>
    <meta:generator>LibreOffice/7.6.4.1$Windows_X86_64 LibreOffice_project/e19e193f88cd6c0525a17fb7a176ed8e6a3e2aa1</meta:generator>
    <dc:date>2024-07-24T11:38:36.575000000</dc:date>
    <meta:document-statistic meta:table-count="31" meta:image-count="0" meta:object-count="0" meta:page-count="31" meta:paragraph-count="1994" meta:word-count="5482" meta:character-count="36767" meta:non-whitespace-character-count="32626"/>
    <meta:user-defined meta:name="AppVersion">15.0000</meta:user-defined>
  </office:meta>
</office:document-meta>
</file>